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5.327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8.352cm"/>
    </style:style>
    <style:style style:name="co10" style:family="table-column">
      <style:table-column-properties fo:break-before="auto" style:column-width="5.161cm"/>
    </style:style>
    <style:style style:name="co11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4.634cm"/>
    </style:style>
    <style:style style:name="co13" style:family="table-column">
      <style:table-column-properties fo:break-before="auto" style:column-width="4.688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4.551cm"/>
    </style:style>
    <style:style style:name="co22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8" table:default-cell-style-name="ce4"/>
        <table:table-column table:style-name="co1" table:number-columns-repeated="511" table:default-cell-style-name="Default"/>
        <table:table-row table:style-name="ro1">
          <table:table-cell table:style-name="ce1" office:value-type="string">
            <text:p><text:a xlink:href=""> </text:a></text:p>
          </table:table-cell>
          <table:table-cell table:style-name="ce2"/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/>
          <table:table-cell table:style-name="ce2"/>
          <table:table-cell table:number-columns-repeated="521"/>
        </table:table-row>
        <table:table-row table:style-name="ro1">
          <table:table-cell table:style-name="ce2"/>
          <table:table-cell table:style-name="ce1" office:value-type="string">
            <text:p><text:a xlink:href="">Afrika Korps 'DAK'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2.04">
            <text:p>2,04</text:p>
          </table:table-cell>
          <table:table-cell/>
          <table:table-cell table:style-name="ce2"/>
          <table:table-cell table:number-columns-repeated="521"/>
        </table:table-row>
        <table:table-row table:style-name="ro1">
          <table:table-cell table:style-name="ce2"/>
          <table:table-cell table:style-name="ce1" office:value-type="string">
            <text:p><text:a xlink:href="">Air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/>
          <table:table-cell table:style-name="ce1" office:value-type="string">
            <text:p><text:a xlink:href=""> </text:a></text:p>
          </table:table-cell>
          <table:table-cell table:style-name="ce2"/>
          <table:table-cell table:style-name="ce1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number-columns-repeated="511"/>
        </table:table-row>
        <table:table-row table:style-name="ro1">
          <table:table-cell table:style-name="ce2"/>
          <table:table-cell table:style-name="ce1" office:value-type="string">
            <text:p><text:a xlink:href="">Airborne Combined Arms Group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Afrika Korps 'DAK'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2.04">
            <text:p>2,0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irborne Engineer B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/>
          <table:table-cell table:style-name="ce2"/>
          <table:table-cell table:style-name="ce1" office:value-type="string">
            <text:p><text:a xlink:href="">Air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irborne Mixed Suppor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Airborne Combined Arms Group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irlanding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/>
          <table:table-cell table:style-name="ce2"/>
          <table:table-cell table:style-name="ce1" office:value-type="string">
            <text:p><text:a xlink:href="">Airborne Engineer B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nti-aircraft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73">
            <text:p>1,73</text:p>
          </table:table-cell>
          <table:table-cell/>
          <table:table-cell table:style-name="ce2"/>
          <table:table-cell table:style-name="ce1" office:value-type="string">
            <text:p><text:a xlink:href="">Airborne Mixed Suppor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nti-tank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/>
          <table:table-cell table:style-name="ce2"/>
          <table:table-cell table:style-name="ce1" office:value-type="string">
            <text:p><text:a xlink:href="">Airlanding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NZAC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2">
            <text:p>1,82</text:p>
          </table:table-cell>
          <table:table-cell/>
          <table:table-cell table:style-name="ce2"/>
          <table:table-cell table:style-name="ce1" office:value-type="string">
            <text:p><text:a xlink:href="">Anti-aircraft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73">
            <text:p>1,7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23">
            <text:p>12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Anti-tank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r Btl.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ANZAC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red-Support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6">
            <text:p>0,86</text:p>
          </table:table-cell>
          <table:table-cell/>
          <table:table-cell table:style-name="ce2"/>
          <table:table-cell table:style-name="ce1" office:value-type="string">
            <text:p><text:a xlink:href="">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23">
            <text:p>12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ured Car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3">
            <text:p>1,83</text:p>
          </table:table-cell>
          <table:table-cell/>
          <table:table-cell table:style-name="ce2"/>
          <table:table-cell table:style-name="ce1" office:value-type="string">
            <text:p><text:a xlink:href="">Armor Btl.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ured Engineer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16">
            <text:p>1,16</text:p>
          </table:table-cell>
          <table:table-cell/>
          <table:table-cell table:style-name="ce2"/>
          <table:table-cell table:style-name="ce1" office:value-type="string">
            <text:p><text:a xlink:href="">Armored-Support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6">
            <text:p>0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Armoured Car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3">
            <text:p>1,8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ssault Gun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/>
          <table:table-cell table:style-name="ce2"/>
          <table:table-cell table:style-name="ce1" office:value-type="string">
            <text:p><text:a xlink:href="">Armoured Engineer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16">
            <text:p>1,1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Britis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amel Train</text:a></text:p>
          </table:table-cell>
          <table:table-cell table:style-name="ce2"/>
          <table:table-cell table:style-name="ce3" office:value-type="float" office:value="37">
            <text:p>3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Assault Gun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Britis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ivilian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/>
          <table:table-cell table:style-name="ce2"/>
          <table:table-cell table:style-name="ce1" office:value-type="string">
            <text:p><text:a xlink:href="">Camel Train</text:a></text:p>
          </table:table-cell>
          <table:table-cell table:style-name="ce2"/>
          <table:table-cell table:style-name="ce3" office:value-type="float" office:value="37">
            <text:p>3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/>
          <table:table-cell table:style-name="ce2"/>
          <table:table-cell table:style-name="ce1" office:value-type="string">
            <text:p><text:a xlink:href="">Civilian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Light Infantry</text:a></text:p>
          </table:table-cell>
          <table:table-cell table:style-name="ce2"/>
          <table:table-cell table:style-name="ce3" office:value-type="float" office:value="82">
            <text:p>82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5">
            <text:p>2,05</text:p>
          </table:table-cell>
          <table:table-cell/>
          <table:table-cell table:style-name="ce2"/>
          <table:table-cell table:style-name="ce1" office:value-type="string">
            <text:p><text:a xlink:href="">Colonial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/>
          <table:table-cell table:style-name="ce2"/>
          <table:table-cell table:style-name="ce1" office:value-type="string">
            <text:p><text:a xlink:href="">Colonial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/>
          <table:table-cell table:style-name="ce2"/>
          <table:table-cell table:style-name="ce1" office:value-type="string">
            <text:p><text:a xlink:href="">Colonial Light Infantry</text:a></text:p>
          </table:table-cell>
          <table:table-cell table:style-name="ce2"/>
          <table:table-cell table:style-name="ce3" office:value-type="float" office:value="82">
            <text:p>82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5">
            <text:p>2,0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mbined Arms Group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64">
            <text:p>1,64</text:p>
          </table:table-cell>
          <table:table-cell/>
          <table:table-cell table:style-name="ce2"/>
          <table:table-cell table:style-name="ce1" office:value-type="string">
            <text:p><text:a xlink:href="">Colonial 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mmando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29">
            <text:p>12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39">
            <text:p>3,39</text:p>
          </table:table-cell>
          <table:table-cell/>
          <table:table-cell table:style-name="ce2"/>
          <table:table-cell table:style-name="ce1" office:value-type="string">
            <text:p><text:a xlink:href="">Colonial 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mmunist Militia</text:a></text:p>
          </table:table-cell>
          <table:table-cell table:style-name="ce2"/>
          <table:table-cell table:style-name="ce3" office:value-type="float" office:value="73">
            <text:p>7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4">
            <text:p>2,04</text:p>
          </table:table-cell>
          <table:table-cell/>
          <table:table-cell table:style-name="ce2"/>
          <table:table-cell table:style-name="ce1" office:value-type="string">
            <text:p><text:a xlink:href="">Combined Arms Group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nscript</text:a></text:p>
          </table:table-cell>
          <table:table-cell table:style-name="ce2"/>
          <table:table-cell table:style-name="ce3" office:value-type="float" office:value="35">
            <text:p>3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/>
          <table:table-cell table:style-name="ce2"/>
          <table:table-cell table:style-name="ce1" office:value-type="string">
            <text:p><text:a xlink:href="">Commando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29">
            <text:p>12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39">
            <text:p>3,3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Das Reich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Communist Militia</text:a></text:p>
          </table:table-cell>
          <table:table-cell table:style-name="ce2"/>
          <table:table-cell table:style-name="ce3" office:value-type="float" office:value="73">
            <text:p>7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4">
            <text:p>2,0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Desert Rats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1">
            <text:p>2,01</text:p>
          </table:table-cell>
          <table:table-cell/>
          <table:table-cell table:style-name="ce2"/>
          <table:table-cell table:style-name="ce1" office:value-type="string">
            <text:p><text:a xlink:href="">Conscript</text:a></text:p>
          </table:table-cell>
          <table:table-cell table:style-name="ce2"/>
          <table:table-cell table:style-name="ce3" office:value-type="float" office:value="35">
            <text:p>3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Elite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4">
            <text:p>3,54</text:p>
          </table:table-cell>
          <table:table-cell/>
          <table:table-cell table:style-name="ce2"/>
          <table:table-cell table:style-name="ce1" office:value-type="string">
            <text:p><text:a xlink:href="">Das Reich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Desert Rats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1">
            <text:p>2,0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ascist-Militia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Elite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4">
            <text:p>3,5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lorian Gey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/>
          <table:table-cell table:style-name="ce2"/>
          <table:table-cell table:style-name="ce1" office:value-type="string">
            <text:p><text:a xlink:href="">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oreign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Fascist-Militia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rench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/>
          <table:table-cell table:style-name="ce2"/>
          <table:table-cell table:style-name="ce1" office:value-type="string">
            <text:p><text:a xlink:href="">Florian Gey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renc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Foreign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rundsberg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French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Ã¼hrerhauptquarti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/>
          <table:table-cell table:style-name="ce2"/>
          <table:table-cell table:style-name="ce1" office:value-type="string">
            <text:p><text:a xlink:href="">Frenc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erman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Frundsberg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erm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FÃ¼hrerhauptquarti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erman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German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rossdeutschland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72">
            <text:p>7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Germ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Airborn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1">
            <text:p>2,71</text:p>
          </table:table-cell>
          <table:table-cell/>
          <table:table-cell table:style-name="ce2"/>
          <table:table-cell table:style-name="ce1" office:value-type="string">
            <text:p><text:a xlink:href="">German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Armou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Grossdeutschland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72">
            <text:p>7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6">
            <text:p>1,66</text:p>
          </table:table-cell>
          <table:table-cell/>
          <table:table-cell table:style-name="ce2"/>
          <table:table-cell table:style-name="ce1" office:value-type="string">
            <text:p><text:a xlink:href="">Guard Airborn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1">
            <text:p>2,7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3">
            <text:p>2,53</text:p>
          </table:table-cell>
          <table:table-cell/>
          <table:table-cell table:style-name="ce2"/>
          <table:table-cell table:style-name="ce1" office:value-type="string">
            <text:p><text:a xlink:href="">Guard Armou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Guard 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6">
            <text:p>1,6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Motorized Bn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/>
          <table:table-cell table:style-name="ce2"/>
          <table:table-cell table:style-name="ce1" office:value-type="string">
            <text:p><text:a xlink:href="">Guard 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3">
            <text:p>2,5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s Hv Armo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3">
            <text:p>13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Guard 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s Katyusha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Guard Motorized Bn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s Mechan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Guards Hv Armo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3">
            <text:p>13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rkha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/>
          <table:table-cell table:style-name="ce2"/>
          <table:table-cell table:style-name="ce1" office:value-type="string">
            <text:p><text:a xlink:href="">Guards Katyusha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A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1">
            <text:p>1,91</text:p>
          </table:table-cell>
          <table:table-cell/>
          <table:table-cell table:style-name="ce2"/>
          <table:table-cell table:style-name="ce1" office:value-type="string">
            <text:p><text:a xlink:href="">Guards Mechan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G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34">
            <text:p>1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Gurkha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1">
            <text:p>2,11</text:p>
          </table:table-cell>
          <table:table-cell/>
          <table:table-cell table:style-name="ce2"/>
          <table:table-cell table:style-name="ce1" office:value-type="string">
            <text:p><text:a xlink:href="">Heavy AA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rtillery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Heavy AG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34">
            <text:p>1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Heavy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1">
            <text:p>2,1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Heavy Artillery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Heavy A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G Regimen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85">
            <text:p>1,85</text:p>
          </table:table-cell>
          <table:table-cell/>
          <table:table-cell table:style-name="ce2"/>
          <table:table-cell table:style-name="ce1" office:value-type="string">
            <text:p><text:a xlink:href="">Heavy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itler Jugen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ohenstauf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HG Regimen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Hitler Jugen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Q Defense Attachment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/>
          <table:table-cell table:style-name="ce2"/>
          <table:table-cell table:style-name="ce1" office:value-type="string">
            <text:p><text:a xlink:href="">Hohenstauf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(Semi-Motorized)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/>
          <table:table-cell table:style-name="ce2"/>
          <table:table-cell table:style-name="ce1" office:value-type="string">
            <text:p><text:a xlink:href="">HQ Defense Attachment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Rgt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/>
          <table:table-cell table:style-name="ce2"/>
          <table:table-cell table:style-name="ce1" office:value-type="string">
            <text:p><text:a xlink:href="">Infantry (Semi-Motorized)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Tank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122">
            <text:p>1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3">
            <text:p>1,93</text:p>
          </table:table-cell>
          <table:table-cell/>
          <table:table-cell table:style-name="ce2"/>
          <table:table-cell table:style-name="ce1" office:value-type="string">
            <text:p><text:a xlink:href="">Infantry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talian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Infantry Rgt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HÃ¼bner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Infantry Tank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122">
            <text:p>1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3">
            <text:p>1,9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Ramck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Italian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Schultz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Kampfgruppe HÃ¼bner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von der Heydt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Kampfgruppe Ramck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oru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Kampfgruppe Schultz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eh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Kampfgruppe von der Heydt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Armor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3">
            <text:p>2,03</text:p>
          </table:table-cell>
          <table:table-cell/>
          <table:table-cell table:style-name="ce2"/>
          <table:table-cell table:style-name="ce1" office:value-type="string">
            <text:p><text:a xlink:href="">Kaoru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Armor Btl.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3">
            <text:p>2,03</text:p>
          </table:table-cell>
          <table:table-cell/>
          <table:table-cell table:style-name="ce2"/>
          <table:table-cell table:style-name="ce1" office:value-type="string">
            <text:p><text:a xlink:href="">Leh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4">
            <text:p>24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">
            <text:p>2,00</text:p>
          </table:table-cell>
          <table:table-cell/>
          <table:table-cell table:style-name="ce2"/>
          <table:table-cell table:style-name="ce1" office:value-type="string">
            <text:p><text:a xlink:href="">Light Armor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3">
            <text:p>2,0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Vehicle</text:a></text:p>
          </table:table-cell>
          <table:table-cell table:style-name="ce2"/>
          <table:table-cell table:style-name="ce3" office:value-type="float" office:value="26">
            <text:p>2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/>
          <table:table-cell table:style-name="ce2"/>
          <table:table-cell table:style-name="ce1" office:value-type="string">
            <text:p><text:a xlink:href="">Light Armor Btl.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3">
            <text:p>2,0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SSAH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4">
            <text:p>24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">
            <text:p>2,0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uftwaffe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9">
            <text:p>2,39</text:p>
          </table:table-cell>
          <table:table-cell/>
          <table:table-cell table:style-name="ce2"/>
          <table:table-cell table:style-name="ce1" office:value-type="string">
            <text:p><text:a xlink:href="">Light Vehicle</text:a></text:p>
          </table:table-cell>
          <table:table-cell table:style-name="ce2"/>
          <table:table-cell table:style-name="ce3" office:value-type="float" office:value="26">
            <text:p>2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arine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5">
            <text:p>2,25</text:p>
          </table:table-cell>
          <table:table-cell/>
          <table:table-cell table:style-name="ce2"/>
          <table:table-cell table:style-name="ce1" office:value-type="string">
            <text:p><text:a xlink:href="">LSSAH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dium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Luftwaffe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9">
            <text:p>2,3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dium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/>
          <table:table-cell table:style-name="ce2"/>
          <table:table-cell table:style-name="ce1" office:value-type="string">
            <text:p><text:a xlink:href="">Marine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5">
            <text:p>2,2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chan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6">
            <text:p>1,60</text:p>
          </table:table-cell>
          <table:table-cell/>
          <table:table-cell table:style-name="ce2"/>
          <table:table-cell table:style-name="ce1" office:value-type="string">
            <text:p><text:a xlink:href="">Medium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chaniz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6">
            <text:p>1,60</text:p>
          </table:table-cell>
          <table:table-cell/>
          <table:table-cell table:style-name="ce2"/>
          <table:table-cell table:style-name="ce1" office:value-type="string">
            <text:p><text:a xlink:href="">Medium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/>
          <table:table-cell table:style-name="ce2"/>
          <table:table-cell table:style-name="ce1" office:value-type="string">
            <text:p><text:a xlink:href="">Mechan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ixed-Support</text:a></text:p>
          </table:table-cell>
          <table:table-cell table:style-name="ce2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/>
          <table:table-cell table:style-name="ce2"/>
          <table:table-cell table:style-name="ce1" office:value-type="string">
            <text:p><text:a xlink:href="">Mechaniz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cycle Recon Attachment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5">
            <text:p>1,65</text:p>
          </table:table-cell>
          <table:table-cell/>
          <table:table-cell table:style-name="ce2"/>
          <table:table-cell table:style-name="ce1" office:value-type="string">
            <text:p><text:a xlink:href="">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s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Mixed-Support</text:a></text:p>
          </table:table-cell>
          <table:table-cell table:style-name="ce2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Motorcycle Recon Attachment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5">
            <text:p>1,6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zed 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Motoris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z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/>
          <table:table-cell table:style-name="ce2"/>
          <table:table-cell table:style-name="ce1" office:value-type="string">
            <text:p><text:a xlink:href="">Motor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/>
          <table:table-cell table:style-name="ce2"/>
          <table:table-cell table:style-name="ce1" office:value-type="string">
            <text:p><text:a xlink:href="">Motorized 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Naval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6">
            <text:p>1,56</text:p>
          </table:table-cell>
          <table:table-cell/>
          <table:table-cell table:style-name="ce2"/>
          <table:table-cell table:style-name="ce1" office:value-type="string">
            <text:p><text:a xlink:href="">Motoriz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NKVD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3">
            <text:p>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/>
          <table:table-cell table:style-name="ce2"/>
          <table:table-cell table:style-name="ce1" office:value-type="string">
            <text:p><text:a xlink:href="">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Ohmura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Naval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6">
            <text:p>1,5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ack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/>
          <table:table-cell table:style-name="ce2"/>
          <table:table-cell table:style-name="ce1" office:value-type="string">
            <text:p><text:a xlink:href="">NKVD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3">
            <text:p>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aratroop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/>
          <table:table-cell table:style-name="ce2"/>
          <table:table-cell table:style-name="ce1" office:value-type="string">
            <text:p><text:a xlink:href="">Ohmura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rinz Eug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/>
          <table:table-cell table:style-name="ce2"/>
          <table:table-cell table:style-name="ce1" office:value-type="string">
            <text:p><text:a xlink:href="">Pack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zKpfw. 35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/>
          <table:table-cell table:style-name="ce2"/>
          <table:table-cell table:style-name="ce1" office:value-type="string">
            <text:p><text:a xlink:href="">Paratroop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zKpfw. 38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/>
          <table:table-cell table:style-name="ce2"/>
          <table:table-cell table:style-name="ce1" office:value-type="string">
            <text:p><text:a xlink:href="">Prinz Eug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Recon Cavalry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5">
            <text:p>1,65</text:p>
          </table:table-cell>
          <table:table-cell/>
          <table:table-cell table:style-name="ce2"/>
          <table:table-cell table:style-name="ce1" office:value-type="string">
            <text:p><text:a xlink:href="">PzKpfw. 35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Rocket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47">
            <text:p>1,47</text:p>
          </table:table-cell>
          <table:table-cell/>
          <table:table-cell table:style-name="ce2"/>
          <table:table-cell table:style-name="ce1" office:value-type="string">
            <text:p><text:a xlink:href="">PzKpfw. 38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A Standarten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Recon Cavalry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5">
            <text:p>1,6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/>
          <table:table-cell table:style-name="ce2"/>
          <table:table-cell table:style-name="ce1" office:value-type="string">
            <text:p><text:a xlink:href="">Rocket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47">
            <text:p>1,4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9">
            <text:p>1,69</text:p>
          </table:table-cell>
          <table:table-cell/>
          <table:table-cell table:style-name="ce2"/>
          <table:table-cell table:style-name="ce1" office:value-type="string">
            <text:p><text:a xlink:href="">SA Standarten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elf Propelled A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H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9">
            <text:p>1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ki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/>
          <table:table-cell table:style-name="ce2"/>
          <table:table-cell table:style-name="ce1" office:value-type="string">
            <text:p><text:a xlink:href="">Self Propelled A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75">
            <text:p>1,75</text:p>
          </table:table-cell>
          <table:table-cell/>
          <table:table-cell table:style-name="ce2"/>
          <table:table-cell table:style-name="ce1" office:value-type="string">
            <text:p><text:a xlink:href="">SH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 Rocket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5">
            <text:p>1,65</text:p>
          </table:table-cell>
          <table:table-cell/>
          <table:table-cell table:style-name="ce2"/>
          <table:table-cell table:style-name="ce1" office:value-type="string">
            <text:p><text:a xlink:href="">Ski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ecial Purpose Armor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.6">
            <text:p>1,60</text:p>
          </table:table-cell>
          <table:table-cell/>
          <table:table-cell table:style-name="ce2"/>
          <table:table-cell table:style-name="ce1" office:value-type="string">
            <text:p><text:a xlink:href="">SP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75">
            <text:p>1,7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ecialised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4">
            <text:p>2,64</text:p>
          </table:table-cell>
          <table:table-cell/>
          <table:table-cell table:style-name="ce2"/>
          <table:table-cell table:style-name="ce1" office:value-type="string">
            <text:p><text:a xlink:href="">SP Rocket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5">
            <text:p>1,6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Mot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Special Purpose Armor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anzer-Pionier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45">
            <text:p>1,45</text:p>
          </table:table-cell>
          <table:table-cell/>
          <table:table-cell table:style-name="ce2"/>
          <table:table-cell table:style-name="ce1" office:value-type="string">
            <text:p><text:a xlink:href="">Specialised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4">
            <text:p>2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olizei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/>
          <table:table-cell table:style-name="ce2"/>
          <table:table-cell table:style-name="ce1" office:value-type="string">
            <text:p><text:a xlink:href="">SS Mot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zG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SS Panzer-Pionier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45">
            <text:p>1,4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z-JÃ¤ger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2">
            <text:p>2,12</text:p>
          </table:table-cell>
          <table:table-cell/>
          <table:table-cell table:style-name="ce2"/>
          <table:table-cell table:style-name="ce1" office:value-type="string">
            <text:p><text:a xlink:href="">SS Polizei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z-JÃ¤ger(Leicht)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/>
          <table:table-cell table:style-name="ce2"/>
          <table:table-cell table:style-name="ce1" office:value-type="string">
            <text:p><text:a xlink:href="">SS PzG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Artillerie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/>
          <table:table-cell table:style-name="ce2"/>
          <table:table-cell table:style-name="ce1" office:value-type="string">
            <text:p><text:a xlink:href="">SS Pz-JÃ¤ger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2">
            <text:p>2,1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Aufklaerungs-Abt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7">
            <text:p>1,97</text:p>
          </table:table-cell>
          <table:table-cell/>
          <table:table-cell table:style-name="ce2"/>
          <table:table-cell table:style-name="ce1" office:value-type="string">
            <text:p><text:a xlink:href="">SS Pz-JÃ¤ger(Leicht)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/>
          <table:table-cell table:style-name="ce2"/>
          <table:table-cell table:style-name="ce1" office:value-type="string">
            <text:p><text:a xlink:href="">SS-Artillerie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Fallschirm-Jaeger-Reg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1">
            <text:p>2,61</text:p>
          </table:table-cell>
          <table:table-cell/>
          <table:table-cell table:style-name="ce2"/>
          <table:table-cell table:style-name="ce1" office:value-type="string">
            <text:p><text:a xlink:href="">SS-Aufklaerungs-Abt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7">
            <text:p>1,9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8">
            <text:p>1,98</text:p>
          </table:table-cell>
          <table:table-cell/>
          <table:table-cell table:style-name="ce2"/>
          <table:table-cell table:style-name="ce1" office:value-type="string">
            <text:p><text:a xlink:href="">SS-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Gebirgsjaeg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19">
            <text:p>2,19</text:p>
          </table:table-cell>
          <table:table-cell/>
          <table:table-cell table:style-name="ce2"/>
          <table:table-cell table:style-name="ce1" office:value-type="string">
            <text:p><text:a xlink:href="">SS-Fallschirm-Jaeger-Reg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1">
            <text:p>2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7">
            <text:p>2,47</text:p>
          </table:table-cell>
          <table:table-cell/>
          <table:table-cell table:style-name="ce2"/>
          <table:table-cell table:style-name="ce1" office:value-type="string">
            <text:p><text:a xlink:href="">SS-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8">
            <text:p>1,9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Infantry Btl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/>
          <table:table-cell table:style-name="ce2"/>
          <table:table-cell table:style-name="ce1" office:value-type="string">
            <text:p><text:a xlink:href="">SS-Gebirgsjaeg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19">
            <text:p>2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Kradschutzen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SS-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7">
            <text:p>2,4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ittel 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/>
          <table:table-cell table:style-name="ce2"/>
          <table:table-cell table:style-name="ce1" office:value-type="string">
            <text:p><text:a xlink:href="">SS-Infantry Btl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ixed-Support</text:a></text:p>
          </table:table-cell>
          <table:table-cell table:style-name="ce2"/>
          <table:table-cell table:style-name="ce3" office:value-type="float" office:value="47">
            <text:p>4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6">
            <text:p>0,86</text:p>
          </table:table-cell>
          <table:table-cell/>
          <table:table-cell table:style-name="ce2"/>
          <table:table-cell table:style-name="ce1" office:value-type="string">
            <text:p><text:a xlink:href="">SS-Kradschutzen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SS-Mittel 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otor-Pionier-Ab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6">
            <text:p>1,46</text:p>
          </table:table-cell>
          <table:table-cell/>
          <table:table-cell table:style-name="ce2"/>
          <table:table-cell table:style-name="ce1" office:value-type="string">
            <text:p><text:a xlink:href="">SS-Mixed-Support</text:a></text:p>
          </table:table-cell>
          <table:table-cell table:style-name="ce2"/>
          <table:table-cell table:style-name="ce3" office:value-type="float" office:value="47">
            <text:p>4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6">
            <text:p>0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ot-Support</text:a></text:p>
          </table:table-cell>
          <table:table-cell table:style-name="ce2"/>
          <table:table-cell table:style-name="ce3" office:value-type="float" office:value="53">
            <text:p>5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8">
            <text:p>0,98</text:p>
          </table:table-cell>
          <table:table-cell/>
          <table:table-cell table:style-name="ce2"/>
          <table:table-cell table:style-name="ce1" office:value-type="string">
            <text:p><text:a xlink:href="">SS-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SS-Motor-Pionier-Ab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6">
            <text:p>1,4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(L)</text:a></text:p>
          </table:table-cell>
          <table:table-cell table:style-name="ce2"/>
          <table:table-cell table:style-name="ce3" office:value-type="float" office:value="119">
            <text:p>11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SS-Mot-Support</text:a></text:p>
          </table:table-cell>
          <table:table-cell table:style-name="ce2"/>
          <table:table-cell table:style-name="ce3" office:value-type="float" office:value="53">
            <text:p>5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8">
            <text:p>0,9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-Art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9">
            <text:p>1,99</text:p>
          </table:table-cell>
          <table:table-cell/>
          <table:table-cell table:style-name="ce2"/>
          <table:table-cell table:style-name="ce1" office:value-type="string">
            <text:p><text:a xlink:href="">SS-Panze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-Btl(L)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93">
            <text:p>9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/>
          <table:table-cell table:style-name="ce2"/>
          <table:table-cell table:style-name="ce1" office:value-type="string">
            <text:p><text:a xlink:href="">SS-Panzer(L)</text:a></text:p>
          </table:table-cell>
          <table:table-cell table:style-name="ce2"/>
          <table:table-cell table:style-name="ce3" office:value-type="float" office:value="119">
            <text:p>11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-Flak-Abt</text:a></text:p>
          </table:table-cell>
          <table:table-cell table:style-name="ce2"/>
          <table:table-cell table:style-name="ce3" office:value-type="float" office:value="91">
            <text:p>9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85">
            <text:p>1,85</text:p>
          </table:table-cell>
          <table:table-cell/>
          <table:table-cell table:style-name="ce2"/>
          <table:table-cell table:style-name="ce1" office:value-type="string">
            <text:p><text:a xlink:href="">SS-Panzer-Art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9">
            <text:p>1,9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ioni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61">
            <text:p>1,61</text:p>
          </table:table-cell>
          <table:table-cell/>
          <table:table-cell table:style-name="ce2"/>
          <table:table-cell table:style-name="ce1" office:value-type="string">
            <text:p><text:a xlink:href="">SS-Panzer-Btl(L)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93">
            <text:p>9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SS-Panzer-Flak-Abt</text:a></text:p>
          </table:table-cell>
          <table:table-cell table:style-name="ce2"/>
          <table:table-cell table:style-name="ce3" office:value-type="float" office:value="91">
            <text:p>9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Grenadier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SS-Pioni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4">
            <text:p>1,44</text:p>
          </table:table-cell>
          <table:table-cell/>
          <table:table-cell table:style-name="ce2"/>
          <table:table-cell table:style-name="ce1" office:value-type="string">
            <text:p><text:a xlink:href="">SS-Pz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-Werfer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SS-PzGrenadier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Reiter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SS-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4">
            <text:p>1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 Art.-Reg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SS-Pz-Werfer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 Pz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6">
            <text:p>2,36</text:p>
          </table:table-cell>
          <table:table-cell/>
          <table:table-cell table:style-name="ce2"/>
          <table:table-cell table:style-name="ce1" office:value-type="string">
            <text:p><text:a xlink:href="">SS-Reiter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.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2.16">
            <text:p>2,16</text:p>
          </table:table-cell>
          <table:table-cell/>
          <table:table-cell table:style-name="ce2"/>
          <table:table-cell table:style-name="ce1" office:value-type="string">
            <text:p><text:a xlink:href="">SS-Schwere Art.-Reg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.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2">
            <text:p>1,62</text:p>
          </table:table-cell>
          <table:table-cell/>
          <table:table-cell table:style-name="ce2"/>
          <table:table-cell table:style-name="ce1" office:value-type="string">
            <text:p><text:a xlink:href="">SS-Schwere Pz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6">
            <text:p>2,3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kijaeger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SS-Schwere.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2.16">
            <text:p>2,1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onderverbaende</text:a></text:p>
          </table:table-cell>
          <table:table-cell table:style-name="ce2"/>
          <table:table-cell table:style-name="ce3" office:value-type="float" office:value="70">
            <text:p>7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30">
            <text:p>13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48">
            <text:p>3,48</text:p>
          </table:table-cell>
          <table:table-cell/>
          <table:table-cell table:style-name="ce2"/>
          <table:table-cell table:style-name="ce1" office:value-type="string">
            <text:p><text:a xlink:href="">SS-Schwere.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2">
            <text:p>1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onderverbande-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1">
            <text:p>2,61</text:p>
          </table:table-cell>
          <table:table-cell/>
          <table:table-cell table:style-name="ce2"/>
          <table:table-cell table:style-name="ce1" office:value-type="string">
            <text:p><text:a xlink:href="">SS-Skijaeger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Unterstutz.-Gruppe (Pz)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6">
            <text:p>0,96</text:p>
          </table:table-cell>
          <table:table-cell/>
          <table:table-cell table:style-name="ce2"/>
          <table:table-cell table:style-name="ce1" office:value-type="string">
            <text:p><text:a xlink:href="">SS-Sonderverbaende</text:a></text:p>
          </table:table-cell>
          <table:table-cell table:style-name="ce2"/>
          <table:table-cell table:style-name="ce3" office:value-type="float" office:value="70">
            <text:p>7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30">
            <text:p>13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48">
            <text:p>3,4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Werfer-Regimen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7">
            <text:p>1,67</text:p>
          </table:table-cell>
          <table:table-cell/>
          <table:table-cell table:style-name="ce2"/>
          <table:table-cell table:style-name="ce1" office:value-type="string">
            <text:p><text:a xlink:href="">SS-Sonderverbande-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1">
            <text:p>2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teppe 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SS-Unterstutz.-Gruppe (Pz)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6">
            <text:p>0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akachiho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SS-Werfer-Regimen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7">
            <text:p>1,6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ank Destroy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/>
          <table:table-cell table:style-name="ce2"/>
          <table:table-cell table:style-name="ce1" office:value-type="string">
            <text:p><text:a xlink:href="">Steppe 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otenkopf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Takachiho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Tank Destroy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158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Totenkopf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1MAR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2nd CG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US 158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370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US 1MAR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442nd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US 2nd CG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503rd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US 370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517th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US 442nd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US 503rd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US 517th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Wiking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US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number-columns-repeated="12"/>
          <table:table-cell table:style-name="ce2"/>
          <table:table-cell table:style-name="ce1" office:value-type="string">
            <text:p><text:a xlink:href="">US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number-columns-repeated="12"/>
          <table:table-cell table:style-name="ce2"/>
          <table:table-cell table:style-name="ce1" office:value-type="string">
            <text:p><text:a xlink:href="">Wiking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 table:number-rows-repeated="1048401">
          <table:table-cell table:number-columns-repeated="534"/>
        </table:table-row>
        <table:table-row table:style-name="ro1">
          <table:table-cell table:number-columns-repeated="534"/>
        </table:table-row>
      </table:table>
      <table:table table:name="Arkusz2" table:style-name="ta1">
        <table:table-column table:style-name="co1" table:number-columns-repeated="13" table:default-cell-style-name="Default"/>
        <table:table-column table:style-name="co2" table:number-columns-repeated="3" table:default-cell-style-name="Default"/>
        <table:table-column table:style-name="co2" table:number-columns-repeated="8" table:default-cell-style-name="ce4"/>
        <table:table-column table:style-name="co2" table:number-columns-repeated="2" table:default-cell-style-name="Default"/>
        <table:table-row table:style-name="ro1">
          <table:table-cell table:number-columns-repeated="13"/>
          <table:table-cell table:style-name="ce2"/>
          <table:table-cell table:number-columns-repeated="12"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 </text:a></text:p>
          </table:table-cell>
          <table:table-cell table:style-name="ce5"/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5"/>
          <table:table-cell table:style-name="ce2"/>
          <table:table-cell table:number-columns-repeated="12"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frika Korps 'DAK'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.06">
            <text:p>2,06</text:p>
          </table:table-cell>
          <table:table-cell table:style-name="ce5"/>
          <table:table-cell table:style-name="ce1" office:value-type="string">
            <text:p><text:a xlink:href=""> </text:a></text:p>
          </table:table-cell>
          <table:table-cell table:style-name="ce2"/>
          <table:table-cell table:style-name="ce1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 Caval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 table:style-name="ce5"/>
          <table:table-cell table:style-name="ce2"/>
          <table:table-cell table:style-name="ce1" office:value-type="string">
            <text:p><text:a xlink:href="">Afrika Korps 'DAK'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.06">
            <text:p>2,0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borne Combined Arms Group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Air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borne Engineer Bn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 table:style-name="ce5"/>
          <table:table-cell table:style-name="ce2"/>
          <table:table-cell table:style-name="ce1" office:value-type="string">
            <text:p><text:a xlink:href="">Airborne Combined Arms Group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borne Mixed Suppor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Airborne Engineer B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landing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 table:style-name="ce5"/>
          <table:table-cell table:style-name="ce2"/>
          <table:table-cell table:style-name="ce1" office:value-type="string">
            <text:p><text:a xlink:href="">Airborne Mixed Suppor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nti-aircraft</text:a></text:p>
          </table:table-cell>
          <table:table-cell table:style-name="ce5"/>
          <table:table-cell table:style-name="ce3" office:value-type="float" office:value="80">
            <text:p>8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73">
            <text:p>1,73</text:p>
          </table:table-cell>
          <table:table-cell table:style-name="ce5"/>
          <table:table-cell table:style-name="ce2"/>
          <table:table-cell table:style-name="ce1" office:value-type="string">
            <text:p><text:a xlink:href="">Airlanding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nti-tank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 table:style-name="ce5"/>
          <table:table-cell table:style-name="ce2"/>
          <table:table-cell table:style-name="ce1" office:value-type="string">
            <text:p><text:a xlink:href="">Anti-aircraft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73">
            <text:p>1,7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NZAC Infantry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4">
            <text:p>1,84</text:p>
          </table:table-cell>
          <table:table-cell table:style-name="ce5"/>
          <table:table-cell table:style-name="ce2"/>
          <table:table-cell table:style-name="ce1" office:value-type="string">
            <text:p><text:a xlink:href="">Anti-tank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6">
            <text:p>14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02">
            <text:p>2,02</text:p>
          </table:table-cell>
          <table:table-cell table:style-name="ce5"/>
          <table:table-cell table:style-name="ce2"/>
          <table:table-cell table:style-name="ce1" office:value-type="string">
            <text:p><text:a xlink:href="">ANZAC Infantry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r Btl.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14">
            <text:p>11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2">
            <text:p>2,02</text:p>
          </table:table-cell>
          <table:table-cell table:style-name="ce5"/>
          <table:table-cell table:style-name="ce2"/>
          <table:table-cell table:style-name="ce1" office:value-type="string">
            <text:p><text:a xlink:href="">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6">
            <text:p>14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02">
            <text:p>2,0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red-Support</text:a></text:p>
          </table:table-cell>
          <table:table-cell table:style-name="ce5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7">
            <text:p>0,87</text:p>
          </table:table-cell>
          <table:table-cell table:style-name="ce5"/>
          <table:table-cell table:style-name="ce2"/>
          <table:table-cell table:style-name="ce1" office:value-type="string">
            <text:p><text:a xlink:href="">Armor Btl.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14">
            <text:p>11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2">
            <text:p>2,0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ured Ca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4">
            <text:p>1,84</text:p>
          </table:table-cell>
          <table:table-cell table:style-name="ce5"/>
          <table:table-cell table:style-name="ce2"/>
          <table:table-cell table:style-name="ce1" office:value-type="string">
            <text:p><text:a xlink:href="">Armored-Support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7">
            <text:p>0,8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ured Engineer</text:a></text:p>
          </table:table-cell>
          <table:table-cell table:style-name="ce5"/>
          <table:table-cell table:style-name="ce3" office:value-type="float" office:value="106">
            <text:p>10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2">
            <text:p>1,20</text:p>
          </table:table-cell>
          <table:table-cell table:style-name="ce5"/>
          <table:table-cell table:style-name="ce2"/>
          <table:table-cell table:style-name="ce1" office:value-type="string">
            <text:p><text:a xlink:href="">Armoured Ca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Armoured Engineer</text:a></text:p>
          </table:table-cell>
          <table:table-cell table:style-name="ce2"/>
          <table:table-cell table:style-name="ce3" office:value-type="float" office:value="106">
            <text:p>10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2">
            <text:p>1,2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ssault Gun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 table:style-name="ce5"/>
          <table:table-cell table:style-name="ce2"/>
          <table:table-cell table:style-name="ce1" office:value-type="string">
            <text:p><text:a xlink:href="">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British 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Assault Gun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amel Train</text:a></text:p>
          </table:table-cell>
          <table:table-cell table:style-name="ce5"/>
          <table:table-cell table:style-name="ce3" office:value-type="float" office:value="38">
            <text:p>3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British 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aval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Camel Train</text:a></text:p>
          </table:table-cell>
          <table:table-cell table:style-name="ce2"/>
          <table:table-cell table:style-name="ce3" office:value-type="float" office:value="38">
            <text:p>3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ivilian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5"/>
          <table:table-cell table:style-name="ce2"/>
          <table:table-cell table:style-name="ce1" office:value-type="string">
            <text:p><text:a xlink:href="">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Caval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Civilian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 table:style-name="ce5"/>
          <table:table-cell table:style-name="ce2"/>
          <table:table-cell table:style-name="ce1" office:value-type="string">
            <text:p><text:a xlink:href="">Colonial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Light Infant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8">
            <text:p>2,08</text:p>
          </table:table-cell>
          <table:table-cell table:style-name="ce5"/>
          <table:table-cell table:style-name="ce2"/>
          <table:table-cell table:style-name="ce1" office:value-type="string">
            <text:p><text:a xlink:href="">Colonial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Militia</text:a></text:p>
          </table:table-cell>
          <table:table-cell table:style-name="ce5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5"/>
          <table:table-cell table:style-name="ce2"/>
          <table:table-cell table:style-name="ce1" office:value-type="string">
            <text:p><text:a xlink:href="">Colonial Light Infant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8">
            <text:p>2,0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Mountain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5"/>
          <table:table-cell table:style-name="ce2"/>
          <table:table-cell table:style-name="ce1" office:value-type="string">
            <text:p><text:a xlink:href="">Colonial 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mbined Arms Group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Colonial 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mmando</text:a></text:p>
          </table:table-cell>
          <table:table-cell table:style-name="ce5"/>
          <table:table-cell table:style-name="ce3" office:value-type="float" office:value="70">
            <text:p>7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51">
            <text:p>3,51</text:p>
          </table:table-cell>
          <table:table-cell table:style-name="ce5"/>
          <table:table-cell table:style-name="ce2"/>
          <table:table-cell table:style-name="ce1" office:value-type="string">
            <text:p><text:a xlink:href="">Combined Arms Group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mmunist Militia</text:a></text:p>
          </table:table-cell>
          <table:table-cell table:style-name="ce5"/>
          <table:table-cell table:style-name="ce3" office:value-type="float" office:value="74">
            <text:p>7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6">
            <text:p>2,06</text:p>
          </table:table-cell>
          <table:table-cell table:style-name="ce5"/>
          <table:table-cell table:style-name="ce2"/>
          <table:table-cell table:style-name="ce1" office:value-type="string">
            <text:p><text:a xlink:href="">Commando</text:a></text:p>
          </table:table-cell>
          <table:table-cell table:style-name="ce2"/>
          <table:table-cell table:style-name="ce3" office:value-type="float" office:value="70">
            <text:p>7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51">
            <text:p>3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nscript</text:a></text:p>
          </table:table-cell>
          <table:table-cell table:style-name="ce5"/>
          <table:table-cell table:style-name="ce3" office:value-type="float" office:value="36">
            <text:p>3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 table:style-name="ce5"/>
          <table:table-cell table:style-name="ce2"/>
          <table:table-cell table:style-name="ce1" office:value-type="string">
            <text:p><text:a xlink:href="">Communist Militia</text:a></text:p>
          </table:table-cell>
          <table:table-cell table:style-name="ce2"/>
          <table:table-cell table:style-name="ce3" office:value-type="float" office:value="74">
            <text:p>7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6">
            <text:p>2,0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Das Reich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Conscript</text:a></text:p>
          </table:table-cell>
          <table:table-cell table:style-name="ce2"/>
          <table:table-cell table:style-name="ce3" office:value-type="float" office:value="36">
            <text:p>3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Desert Rats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0">
            <text:p>1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1">
            <text:p>2,11</text:p>
          </table:table-cell>
          <table:table-cell table:style-name="ce5"/>
          <table:table-cell table:style-name="ce2"/>
          <table:table-cell table:style-name="ce1" office:value-type="string">
            <text:p><text:a xlink:href="">Das Reich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Elite Light Infantry</text:a></text:p>
          </table:table-cell>
          <table:table-cell table:style-name="ce5"/>
          <table:table-cell table:style-name="ce3" office:value-type="float" office:value="94">
            <text:p>9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9">
            <text:p>3,59</text:p>
          </table:table-cell>
          <table:table-cell table:style-name="ce5"/>
          <table:table-cell table:style-name="ce2"/>
          <table:table-cell table:style-name="ce1" office:value-type="string">
            <text:p><text:a xlink:href="">Desert Rats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0">
            <text:p>1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1">
            <text:p>2,1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Enginee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Elite Light Infantry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9">
            <text:p>3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ascist-Militia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lorian Geye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 table:style-name="ce5"/>
          <table:table-cell table:style-name="ce2"/>
          <table:table-cell table:style-name="ce1" office:value-type="string">
            <text:p><text:a xlink:href="">Fascist-Militi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oreign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02">
            <text:p>2,02</text:p>
          </table:table-cell>
          <table:table-cell table:style-name="ce5"/>
          <table:table-cell table:style-name="ce2"/>
          <table:table-cell table:style-name="ce1" office:value-type="string">
            <text:p><text:a xlink:href="">Florian Gey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rench Hf-Track Transport</text:a></text:p>
          </table:table-cell>
          <table:table-cell table:style-name="ce5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5"/>
          <table:table-cell table:style-name="ce2"/>
          <table:table-cell table:style-name="ce1" office:value-type="string">
            <text:p><text:a xlink:href="">Foreign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02">
            <text:p>2,0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rench 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French Hf-Track Transport</text:a></text:p>
          </table:table-cell>
          <table:table-cell table:style-name="ce2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rundsberg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5"/>
          <table:table-cell table:style-name="ce2"/>
          <table:table-cell table:style-name="ce1" office:value-type="string">
            <text:p><text:a xlink:href="">French 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Ã¼hrerhauptquartier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5"/>
          <table:table-cell table:style-name="ce2"/>
          <table:table-cell table:style-name="ce1" office:value-type="string">
            <text:p><text:a xlink:href="">Frundsberg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erman Hf-Track Transport</text:a></text:p>
          </table:table-cell>
          <table:table-cell table:style-name="ce5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FÃ¼hrerhauptquarti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erman Lt-Vehicle</text:a></text:p>
          </table:table-cell>
          <table:table-cell table:style-name="ce5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German Hf-Track Transport</text:a></text:p>
          </table:table-cell>
          <table:table-cell table:style-name="ce2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erman Truck transport</text:a></text:p>
          </table:table-cell>
          <table:table-cell table:style-name="ce5"/>
          <table:table-cell table:style-name="ce3" office:value-type="float" office:value="15">
            <text:p>15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Germ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rossdeutschland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German Truck transport</text:a></text:p>
          </table:table-cell>
          <table:table-cell table:style-name="ce2"/>
          <table:table-cell table:style-name="ce3" office:value-type="float" office:value="15">
            <text:p>15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Airborne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3">
            <text:p>2,73</text:p>
          </table:table-cell>
          <table:table-cell table:style-name="ce5"/>
          <table:table-cell table:style-name="ce2"/>
          <table:table-cell table:style-name="ce1" office:value-type="string">
            <text:p><text:a xlink:href="">Grossdeutschland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Armour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Guard Airborne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3">
            <text:p>2,7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Caval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8">
            <text:p>1,68</text:p>
          </table:table-cell>
          <table:table-cell table:style-name="ce5"/>
          <table:table-cell table:style-name="ce2"/>
          <table:table-cell table:style-name="ce1" office:value-type="string">
            <text:p><text:a xlink:href="">Guard Armour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Infant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5">
            <text:p>2,55</text:p>
          </table:table-cell>
          <table:table-cell table:style-name="ce5"/>
          <table:table-cell table:style-name="ce2"/>
          <table:table-cell table:style-name="ce1" office:value-type="string">
            <text:p><text:a xlink:href="">Guard Caval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8">
            <text:p>1,6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Motorize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1">
            <text:p>1,81</text:p>
          </table:table-cell>
          <table:table-cell table:style-name="ce5"/>
          <table:table-cell table:style-name="ce2"/>
          <table:table-cell table:style-name="ce1" office:value-type="string">
            <text:p><text:a xlink:href="">Guard Infant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5">
            <text:p>2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Motorized Bn</text:a></text:p>
          </table:table-cell>
          <table:table-cell table:style-name="ce5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 table:style-name="ce5"/>
          <table:table-cell table:style-name="ce2"/>
          <table:table-cell table:style-name="ce1" office:value-type="string">
            <text:p><text:a xlink:href="">Guard Motorize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1">
            <text:p>1,8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s Hv Armor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0">
            <text:p>16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Guard Motorized Bn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s Katyusha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Guards Hv Armor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0">
            <text:p>16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s Mechanize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Guards Katyusha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rkha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 table:style-name="ce5"/>
          <table:table-cell table:style-name="ce2"/>
          <table:table-cell table:style-name="ce1" office:value-type="string">
            <text:p><text:a xlink:href="">Guards Mechanize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A</text:a></text:p>
          </table:table-cell>
          <table:table-cell table:style-name="ce5"/>
          <table:table-cell table:style-name="ce3" office:value-type="float" office:value="80">
            <text:p>8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Gurkha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G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5"/>
          <table:table-cell table:style-name="ce2"/>
          <table:table-cell table:style-name="ce1" office:value-type="string">
            <text:p><text:a xlink:href="">Heavy AA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5">
            <text:p>16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 table:style-name="ce5"/>
          <table:table-cell table:style-name="ce2"/>
          <table:table-cell table:style-name="ce1" office:value-type="string">
            <text:p><text:a xlink:href="">Heavy AG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rtillery</text:a></text:p>
          </table:table-cell>
          <table:table-cell table:style-name="ce5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Heavy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5">
            <text:p>16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Heavy Artillery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TD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43">
            <text:p>14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153">
            <text:p>15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5"/>
          <table:table-cell table:style-name="ce2"/>
          <table:table-cell table:style-name="ce1" office:value-type="string">
            <text:p><text:a xlink:href="">Heavy A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f-Track Transport</text:a></text:p>
          </table:table-cell>
          <table:table-cell table:style-name="ce5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Heavy TD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43">
            <text:p>14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153">
            <text:p>15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G Regimen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Hf-Track Transport</text:a></text:p>
          </table:table-cell>
          <table:table-cell table:style-name="ce2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itler Jugen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HG Regimen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ohenstaufen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5"/>
          <table:table-cell table:style-name="ce2"/>
          <table:table-cell table:style-name="ce1" office:value-type="string">
            <text:p><text:a xlink:href="">Hitler Jugen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orse Transport</text:a></text:p>
          </table:table-cell>
          <table:table-cell table:style-name="ce5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Hohenstauf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Q Defense Attachment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5"/>
          <table:table-cell table:style-name="ce2"/>
          <table:table-cell table:style-name="ce1" office:value-type="string">
            <text:p><text:a xlink:href="">Horse Transport</text:a></text:p>
          </table:table-cell>
          <table:table-cell table:style-name="ce2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(Semi-Motorized)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HQ Defense Attachment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Btl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5"/>
          <table:table-cell table:style-name="ce2"/>
          <table:table-cell table:style-name="ce1" office:value-type="string">
            <text:p><text:a xlink:href="">Infantry (Semi-Motorized)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Rgt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 table:style-name="ce5"/>
          <table:table-cell table:style-name="ce2"/>
          <table:table-cell table:style-name="ce1" office:value-type="string">
            <text:p><text:a xlink:href="">Infantry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Tank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Infantry Rgt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talian Lt-Vehicle</text:a></text:p>
          </table:table-cell>
          <table:table-cell table:style-name="ce5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Infantry Tank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HÃ¼bner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Itali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Ramcke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HÃ¼bner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Schultz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Ramck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von der Heydte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Schultz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oru Detachment HQ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von der Heydt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eh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Kaoru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Armor</text:a></text:p>
          </table:table-cell>
          <table:table-cell table:style-name="ce5"/>
          <table:table-cell table:style-name="ce3" office:value-type="float" office:value="118">
            <text:p>118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4">
            <text:p>2,14</text:p>
          </table:table-cell>
          <table:table-cell table:style-name="ce5"/>
          <table:table-cell table:style-name="ce2"/>
          <table:table-cell table:style-name="ce1" office:value-type="string">
            <text:p><text:a xlink:href="">Leh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Armor Btl.</text:a></text:p>
          </table:table-cell>
          <table:table-cell table:style-name="ce5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6">
            <text:p>10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5"/>
          <table:table-cell table:style-name="ce2"/>
          <table:table-cell table:style-name="ce1" office:value-type="string">
            <text:p><text:a xlink:href="">Light Armor</text:a></text:p>
          </table:table-cell>
          <table:table-cell table:style-name="ce2"/>
          <table:table-cell table:style-name="ce3" office:value-type="float" office:value="118">
            <text:p>118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4">
            <text:p>2,1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Infantry</text:a></text:p>
          </table:table-cell>
          <table:table-cell table:style-name="ce5"/>
          <table:table-cell table:style-name="ce3" office:value-type="float" office:value="94">
            <text:p>9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3">
            <text:p>2,03</text:p>
          </table:table-cell>
          <table:table-cell table:style-name="ce5"/>
          <table:table-cell table:style-name="ce2"/>
          <table:table-cell table:style-name="ce1" office:value-type="string">
            <text:p><text:a xlink:href="">Light Armor Btl.</text:a></text:p>
          </table:table-cell>
          <table:table-cell table:style-name="ce2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6">
            <text:p>10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Vehicle</text:a></text:p>
          </table:table-cell>
          <table:table-cell table:style-name="ce5"/>
          <table:table-cell table:style-name="ce3" office:value-type="float" office:value="28">
            <text:p>2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 table:style-name="ce5"/>
          <table:table-cell table:style-name="ce2"/>
          <table:table-cell table:style-name="ce1" office:value-type="string">
            <text:p><text:a xlink:href="">Light Infantry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3">
            <text:p>2,0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SSAH</text:a></text:p>
          </table:table-cell>
          <table:table-cell table:style-name="ce5"/>
          <table:table-cell table:style-name="ce3" office:value-type="float" office:value="99">
            <text:p>9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Light Vehicle</text:a></text:p>
          </table:table-cell>
          <table:table-cell table:style-name="ce2"/>
          <table:table-cell table:style-name="ce3" office:value-type="float" office:value="28">
            <text:p>2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uftwaffe Infantry</text:a></text:p>
          </table:table-cell>
          <table:table-cell table:style-name="ce5"/>
          <table:table-cell table:style-name="ce3" office:value-type="float" office:value="79">
            <text:p>79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1">
            <text:p>2,41</text:p>
          </table:table-cell>
          <table:table-cell table:style-name="ce5"/>
          <table:table-cell table:style-name="ce2"/>
          <table:table-cell table:style-name="ce1" office:value-type="string">
            <text:p><text:a xlink:href="">LSSAH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arine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8">
            <text:p>2,28</text:p>
          </table:table-cell>
          <table:table-cell table:style-name="ce5"/>
          <table:table-cell table:style-name="ce2"/>
          <table:table-cell table:style-name="ce1" office:value-type="string">
            <text:p><text:a xlink:href="">Luftwaffe Infantry</text:a></text:p>
          </table:table-cell>
          <table:table-cell table:style-name="ce2"/>
          <table:table-cell table:style-name="ce3" office:value-type="float" office:value="79">
            <text:p>79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1">
            <text:p>2,4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dium 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Marine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8">
            <text:p>2,2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dium TD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10">
            <text:p>1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04">
            <text:p>10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 table:style-name="ce5"/>
          <table:table-cell table:style-name="ce2"/>
          <table:table-cell table:style-name="ce1" office:value-type="string">
            <text:p><text:a xlink:href="">Medium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chanised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6">
            <text:p>1,60</text:p>
          </table:table-cell>
          <table:table-cell table:style-name="ce5"/>
          <table:table-cell table:style-name="ce2"/>
          <table:table-cell table:style-name="ce1" office:value-type="string">
            <text:p><text:a xlink:href="">Medium TD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10">
            <text:p>1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04">
            <text:p>10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chanized Inf Btl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6">
            <text:p>1,60</text:p>
          </table:table-cell>
          <table:table-cell table:style-name="ce5"/>
          <table:table-cell table:style-name="ce2"/>
          <table:table-cell table:style-name="ce1" office:value-type="string">
            <text:p><text:a xlink:href="">Mechan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ilitia</text:a></text:p>
          </table:table-cell>
          <table:table-cell table:style-name="ce5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5"/>
          <table:table-cell table:style-name="ce2"/>
          <table:table-cell table:style-name="ce1" office:value-type="string">
            <text:p><text:a xlink:href="">Mechaniz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ixed-Support</text:a></text:p>
          </table:table-cell>
          <table:table-cell table:style-name="ce5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 table:style-name="ce5"/>
          <table:table-cell table:style-name="ce2"/>
          <table:table-cell table:style-name="ce1" office:value-type="string">
            <text:p><text:a xlink:href="">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cycle Recon Attachment</text:a></text:p>
          </table:table-cell>
          <table:table-cell table:style-name="ce5"/>
          <table:table-cell table:style-name="ce3" office:value-type="float" office:value="98">
            <text:p>9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7">
            <text:p>1,67</text:p>
          </table:table-cell>
          <table:table-cell table:style-name="ce5"/>
          <table:table-cell table:style-name="ce2"/>
          <table:table-cell table:style-name="ce1" office:value-type="string">
            <text:p><text:a xlink:href="">Mixed-Support</text:a></text:p>
          </table:table-cell>
          <table:table-cell table:style-name="ce2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sed Inf Btl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Motorcycle Recon Attachment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7">
            <text:p>1,6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sed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Motoris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zed Enginee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Motor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zed-Support</text:a></text:p>
          </table:table-cell>
          <table:table-cell table:style-name="ce5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 table:style-name="ce5"/>
          <table:table-cell table:style-name="ce2"/>
          <table:table-cell table:style-name="ce1" office:value-type="string">
            <text:p><text:a xlink:href="">Motorized 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untain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5"/>
          <table:table-cell table:style-name="ce2"/>
          <table:table-cell table:style-name="ce1" office:value-type="string">
            <text:p><text:a xlink:href="">Motoriz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Naval Infantry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8">
            <text:p>1,58</text:p>
          </table:table-cell>
          <table:table-cell table:style-name="ce5"/>
          <table:table-cell table:style-name="ce2"/>
          <table:table-cell table:style-name="ce1" office:value-type="string">
            <text:p><text:a xlink:href="">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NKVD</text:a></text:p>
          </table:table-cell>
          <table:table-cell table:style-name="ce5"/>
          <table:table-cell table:style-name="ce3" office:value-type="float" office:value="105">
            <text:p>105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 table:style-name="ce5"/>
          <table:table-cell table:style-name="ce2"/>
          <table:table-cell table:style-name="ce1" office:value-type="string">
            <text:p><text:a xlink:href="">Naval Infantry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8">
            <text:p>1,5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Ohmura Detachment HQ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NKVD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ack 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 table:style-name="ce5"/>
          <table:table-cell table:style-name="ce2"/>
          <table:table-cell table:style-name="ce1" office:value-type="string">
            <text:p><text:a xlink:href="">Ohmura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aratrooper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 table:style-name="ce5"/>
          <table:table-cell table:style-name="ce2"/>
          <table:table-cell table:style-name="ce1" office:value-type="string">
            <text:p><text:a xlink:href="">Pack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rinz Eugen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 table:style-name="ce5"/>
          <table:table-cell table:style-name="ce2"/>
          <table:table-cell table:style-name="ce1" office:value-type="string">
            <text:p><text:a xlink:href="">Paratroop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zKpfw. 35(t)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5"/>
          <table:table-cell table:style-name="ce2"/>
          <table:table-cell table:style-name="ce1" office:value-type="string">
            <text:p><text:a xlink:href="">Prinz Eug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zKpfw. 38(t)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5"/>
          <table:table-cell table:style-name="ce2"/>
          <table:table-cell table:style-name="ce1" office:value-type="string">
            <text:p><text:a xlink:href="">PzKpfw. 35(t)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Recon Cavalry</text:a></text:p>
          </table:table-cell>
          <table:table-cell table:style-name="ce5"/>
          <table:table-cell table:style-name="ce3" office:value-type="float" office:value="98">
            <text:p>9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7">
            <text:p>1,67</text:p>
          </table:table-cell>
          <table:table-cell table:style-name="ce5"/>
          <table:table-cell table:style-name="ce2"/>
          <table:table-cell table:style-name="ce1" office:value-type="string">
            <text:p><text:a xlink:href="">PzKpfw. 38(t)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Rocket 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7">
            <text:p>1,47</text:p>
          </table:table-cell>
          <table:table-cell table:style-name="ce5"/>
          <table:table-cell table:style-name="ce2"/>
          <table:table-cell table:style-name="ce1" office:value-type="string">
            <text:p><text:a xlink:href="">Recon Cavalry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7">
            <text:p>1,6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A Standarten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Rocket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7">
            <text:p>1,4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A-Reiterstandarte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5"/>
          <table:table-cell table:style-name="ce2"/>
          <table:table-cell table:style-name="ce1" office:value-type="string">
            <text:p><text:a xlink:href="">SA Standarten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A-Reiterstandarte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1">
            <text:p>1,71</text:p>
          </table:table-cell>
          <table:table-cell table:style-name="ce5"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elf Propelled AA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55">
            <text:p>1,55</text:p>
          </table:table-cell>
          <table:table-cell table:style-name="ce5"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1">
            <text:p>1,7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H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28">
            <text:p>12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189">
            <text:p>18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1">
            <text:p>2,31</text:p>
          </table:table-cell>
          <table:table-cell table:style-name="ce5"/>
          <table:table-cell table:style-name="ce2"/>
          <table:table-cell table:style-name="ce1" office:value-type="string">
            <text:p><text:a xlink:href="">Self Propelled A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ki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 table:style-name="ce5"/>
          <table:table-cell table:style-name="ce2"/>
          <table:table-cell table:style-name="ce1" office:value-type="string">
            <text:p><text:a xlink:href="">SH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28">
            <text:p>12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189">
            <text:p>18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1">
            <text:p>2,3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 Artillery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79">
            <text:p>1,79</text:p>
          </table:table-cell>
          <table:table-cell table:style-name="ce5"/>
          <table:table-cell table:style-name="ce2"/>
          <table:table-cell table:style-name="ce1" office:value-type="string">
            <text:p><text:a xlink:href="">Ski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 Rocket Artillery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5"/>
          <table:table-cell table:style-name="ce2"/>
          <table:table-cell table:style-name="ce1" office:value-type="string">
            <text:p><text:a xlink:href="">SP Artillery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ecial Purpose Armor</text:a></text:p>
          </table:table-cell>
          <table:table-cell table:style-name="ce5"/>
          <table:table-cell table:style-name="ce3" office:value-type="float" office:value="104">
            <text:p>10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1">
            <text:p>9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61">
            <text:p>1,61</text:p>
          </table:table-cell>
          <table:table-cell table:style-name="ce5"/>
          <table:table-cell table:style-name="ce2"/>
          <table:table-cell table:style-name="ce1" office:value-type="string">
            <text:p><text:a xlink:href="">SP Rocket Artillery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ecialised Light Infantry</text:a></text:p>
          </table:table-cell>
          <table:table-cell table:style-name="ce5"/>
          <table:table-cell table:style-name="ce3" office:value-type="float" office:value="94">
            <text:p>94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9">
            <text:p>2,69</text:p>
          </table:table-cell>
          <table:table-cell table:style-name="ce5"/>
          <table:table-cell table:style-name="ce2"/>
          <table:table-cell table:style-name="ce1" office:value-type="string">
            <text:p><text:a xlink:href="">Special Purpose Armor</text:a></text:p>
          </table:table-cell>
          <table:table-cell table:style-name="ce2"/>
          <table:table-cell table:style-name="ce3" office:value-type="float" office:value="104">
            <text:p>10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1">
            <text:p>9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Mot-Btl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Specialised Light Infantry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9">
            <text:p>2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anzer-Pionier-Abt</text:a></text:p>
          </table:table-cell>
          <table:table-cell table:style-name="ce5"/>
          <table:table-cell table:style-name="ce3" office:value-type="float" office:value="112">
            <text:p>11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52">
            <text:p>1,52</text:p>
          </table:table-cell>
          <table:table-cell table:style-name="ce5"/>
          <table:table-cell table:style-name="ce2"/>
          <table:table-cell table:style-name="ce1" office:value-type="string">
            <text:p><text:a xlink:href="">SS Mot-Btl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olizei</text:a></text:p>
          </table:table-cell>
          <table:table-cell table:style-name="ce5"/>
          <table:table-cell table:style-name="ce3" office:value-type="float" office:value="30">
            <text:p>3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 table:style-name="ce5"/>
          <table:table-cell table:style-name="ce2"/>
          <table:table-cell table:style-name="ce1" office:value-type="string">
            <text:p><text:a xlink:href="">SS Panzer-Pionier-Abt</text:a></text:p>
          </table:table-cell>
          <table:table-cell table:style-name="ce2"/>
          <table:table-cell table:style-name="ce3" office:value-type="float" office:value="112">
            <text:p>11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52">
            <text:p>1,5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zG-Btl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SS Polizei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z-JÃ¤ger</text:a></text:p>
          </table:table-cell>
          <table:table-cell table:style-name="ce5"/>
          <table:table-cell table:style-name="ce3" office:value-type="float" office:value="108">
            <text:p>108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09">
            <text:p>10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5"/>
          <table:table-cell table:style-name="ce2"/>
          <table:table-cell table:style-name="ce1" office:value-type="string">
            <text:p><text:a xlink:href="">SS PzG-Btl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z-JÃ¤ger(Leicht)</text:a></text:p>
          </table:table-cell>
          <table:table-cell table:style-name="ce5"/>
          <table:table-cell table:style-name="ce3" office:value-type="float" office:value="108">
            <text:p>10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9">
            <text:p>2,09</text:p>
          </table:table-cell>
          <table:table-cell table:style-name="ce5"/>
          <table:table-cell table:style-name="ce2"/>
          <table:table-cell table:style-name="ce1" office:value-type="string">
            <text:p><text:a xlink:href="">SS Pz-JÃ¤ger</text:a></text:p>
          </table:table-cell>
          <table:table-cell table:style-name="ce2"/>
          <table:table-cell table:style-name="ce3" office:value-type="float" office:value="108">
            <text:p>108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09">
            <text:p>10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Artillerie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5"/>
          <table:table-cell table:style-name="ce2"/>
          <table:table-cell table:style-name="ce1" office:value-type="string">
            <text:p><text:a xlink:href="">SS Pz-JÃ¤ger(Leicht)</text:a></text:p>
          </table:table-cell>
          <table:table-cell table:style-name="ce2"/>
          <table:table-cell table:style-name="ce3" office:value-type="float" office:value="108">
            <text:p>10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9">
            <text:p>2,0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Aufklaerungs-Abt</text:a></text:p>
          </table:table-cell>
          <table:table-cell table:style-name="ce5"/>
          <table:table-cell table:style-name="ce3" office:value-type="float" office:value="108">
            <text:p>10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9">
            <text:p>1,99</text:p>
          </table:table-cell>
          <table:table-cell table:style-name="ce5"/>
          <table:table-cell table:style-name="ce2"/>
          <table:table-cell table:style-name="ce1" office:value-type="string">
            <text:p><text:a xlink:href="">SS-Artillerie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Caval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5"/>
          <table:table-cell table:style-name="ce2"/>
          <table:table-cell table:style-name="ce1" office:value-type="string">
            <text:p><text:a xlink:href="">SS-Aufklaerungs-Abt</text:a></text:p>
          </table:table-cell>
          <table:table-cell table:style-name="ce2"/>
          <table:table-cell table:style-name="ce3" office:value-type="float" office:value="108">
            <text:p>10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9">
            <text:p>1,9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Fallschirm-Jaeger-Reg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3">
            <text:p>2,63</text:p>
          </table:table-cell>
          <table:table-cell table:style-name="ce5"/>
          <table:table-cell table:style-name="ce2"/>
          <table:table-cell table:style-name="ce1" office:value-type="string">
            <text:p><text:a xlink:href="">SS-Caval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Flak-Abt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">
            <text:p>2,00</text:p>
          </table:table-cell>
          <table:table-cell table:style-name="ce5"/>
          <table:table-cell table:style-name="ce2"/>
          <table:table-cell table:style-name="ce1" office:value-type="string">
            <text:p><text:a xlink:href="">SS-Fallschirm-Jaeger-Reg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3">
            <text:p>2,6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Gebirgsjaeger</text:a></text:p>
          </table:table-cell>
          <table:table-cell table:style-name="ce5"/>
          <table:table-cell table:style-name="ce3" office:value-type="float" office:value="99">
            <text:p>9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1">
            <text:p>2,21</text:p>
          </table:table-cell>
          <table:table-cell table:style-name="ce5"/>
          <table:table-cell table:style-name="ce2"/>
          <table:table-cell table:style-name="ce1" office:value-type="string">
            <text:p><text:a xlink:href="">SS-Flak-Abt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">
            <text:p>2,0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Infant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9">
            <text:p>2,49</text:p>
          </table:table-cell>
          <table:table-cell table:style-name="ce5"/>
          <table:table-cell table:style-name="ce2"/>
          <table:table-cell table:style-name="ce1" office:value-type="string">
            <text:p><text:a xlink:href="">SS-Gebirgsjaeger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1">
            <text:p>2,2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Infantry Btl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5"/>
          <table:table-cell table:style-name="ce2"/>
          <table:table-cell table:style-name="ce1" office:value-type="string">
            <text:p><text:a xlink:href="">SS-Infant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9">
            <text:p>2,4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Kradschutzen-Ab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SS-Infantry Btl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ittel Art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5"/>
          <table:table-cell table:style-name="ce2"/>
          <table:table-cell table:style-name="ce1" office:value-type="string">
            <text:p><text:a xlink:href="">SS-Kradschutzen-Ab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ixed-Support</text:a></text:p>
          </table:table-cell>
          <table:table-cell table:style-name="ce5"/>
          <table:table-cell table:style-name="ce3" office:value-type="float" office:value="48">
            <text:p>4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8">
            <text:p>0,88</text:p>
          </table:table-cell>
          <table:table-cell table:style-name="ce5"/>
          <table:table-cell table:style-name="ce2"/>
          <table:table-cell table:style-name="ce1" office:value-type="string">
            <text:p><text:a xlink:href="">SS-Mittel Art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otorize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SS-Mix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8">
            <text:p>0,8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otor-Pionier-Ab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6">
            <text:p>1,46</text:p>
          </table:table-cell>
          <table:table-cell table:style-name="ce5"/>
          <table:table-cell table:style-name="ce2"/>
          <table:table-cell table:style-name="ce1" office:value-type="string">
            <text:p><text:a xlink:href="">SS-Motorize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ot-Support</text:a></text:p>
          </table:table-cell>
          <table:table-cell table:style-name="ce5"/>
          <table:table-cell table:style-name="ce3" office:value-type="float" office:value="54">
            <text:p>5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">
            <text:p>1,00</text:p>
          </table:table-cell>
          <table:table-cell table:style-name="ce5"/>
          <table:table-cell table:style-name="ce2"/>
          <table:table-cell table:style-name="ce1" office:value-type="string">
            <text:p><text:a xlink:href="">SS-Motor-Pionier-Ab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6">
            <text:p>1,4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SS-Mot-Suppor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">
            <text:p>1,0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(L)</text:a></text:p>
          </table:table-cell>
          <table:table-cell table:style-name="ce5"/>
          <table:table-cell table:style-name="ce3" office:value-type="float" office:value="128">
            <text:p>12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6">
            <text:p>11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SS-Panzer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-Art-Reg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.06">
            <text:p>2,06</text:p>
          </table:table-cell>
          <table:table-cell table:style-name="ce5"/>
          <table:table-cell table:style-name="ce2"/>
          <table:table-cell table:style-name="ce1" office:value-type="string">
            <text:p><text:a xlink:href="">SS-Panzer(L)</text:a></text:p>
          </table:table-cell>
          <table:table-cell table:style-name="ce2"/>
          <table:table-cell table:style-name="ce3" office:value-type="float" office:value="128">
            <text:p>12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6">
            <text:p>11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-Btl(L)</text:a></text:p>
          </table:table-cell>
          <table:table-cell table:style-name="ce5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9">
            <text:p>2,19</text:p>
          </table:table-cell>
          <table:table-cell table:style-name="ce5"/>
          <table:table-cell table:style-name="ce2"/>
          <table:table-cell table:style-name="ce1" office:value-type="string">
            <text:p><text:a xlink:href="">SS-Panzer-Art-Reg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.06">
            <text:p>2,0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-Flak-Abt</text:a></text:p>
          </table:table-cell>
          <table:table-cell table:style-name="ce5"/>
          <table:table-cell table:style-name="ce3" office:value-type="float" office:value="92">
            <text:p>9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87">
            <text:p>1,87</text:p>
          </table:table-cell>
          <table:table-cell table:style-name="ce5"/>
          <table:table-cell table:style-name="ce2"/>
          <table:table-cell table:style-name="ce1" office:value-type="string">
            <text:p><text:a xlink:href="">SS-Panzer-Btl(L)</text:a></text:p>
          </table:table-cell>
          <table:table-cell table:style-name="ce2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9">
            <text:p>2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ionier-Ab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63">
            <text:p>1,63</text:p>
          </table:table-cell>
          <table:table-cell table:style-name="ce5"/>
          <table:table-cell table:style-name="ce2"/>
          <table:table-cell table:style-name="ce1" office:value-type="string">
            <text:p><text:a xlink:href="">SS-Panzer-Flak-Abt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87">
            <text:p>1,8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-Abt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SS-Pionier-Ab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63">
            <text:p>1,6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Grenadier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SS-Pz-Abt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jaeger-Ab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6">
            <text:p>1,46</text:p>
          </table:table-cell>
          <table:table-cell table:style-name="ce5"/>
          <table:table-cell table:style-name="ce2"/>
          <table:table-cell table:style-name="ce1" office:value-type="string">
            <text:p><text:a xlink:href="">SS-PzGrenadier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-Werfer-Reg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SS-Pzjaeger-Ab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6">
            <text:p>1,4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Reiter-Ab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81">
            <text:p>1,81</text:p>
          </table:table-cell>
          <table:table-cell table:style-name="ce5"/>
          <table:table-cell table:style-name="ce2"/>
          <table:table-cell table:style-name="ce1" office:value-type="string">
            <text:p><text:a xlink:href="">SS-Pz-Werfer-Reg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 Art.-Regt</text:a></text:p>
          </table:table-cell>
          <table:table-cell table:style-name="ce5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SS-Reiter-Ab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81">
            <text:p>1,8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 Pz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0">
            <text:p>17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8">
            <text:p>2,48</text:p>
          </table:table-cell>
          <table:table-cell table:style-name="ce5"/>
          <table:table-cell table:style-name="ce2"/>
          <table:table-cell table:style-name="ce1" office:value-type="string">
            <text:p><text:a xlink:href="">SS-Schwere Art.-Reg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.Flak-Abt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.18">
            <text:p>2,18</text:p>
          </table:table-cell>
          <table:table-cell table:style-name="ce5"/>
          <table:table-cell table:style-name="ce2"/>
          <table:table-cell table:style-name="ce1" office:value-type="string">
            <text:p><text:a xlink:href="">SS-Schwere Pz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0">
            <text:p>17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8">
            <text:p>2,4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.Pzjaeger-Ab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4">
            <text:p>1,64</text:p>
          </table:table-cell>
          <table:table-cell table:style-name="ce5"/>
          <table:table-cell table:style-name="ce2"/>
          <table:table-cell table:style-name="ce1" office:value-type="string">
            <text:p><text:a xlink:href="">SS-Schwere.Flak-Abt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.18">
            <text:p>2,1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kijaeger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SS-Schwere.Pzjaeger-Ab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onderverbaende</text:a></text:p>
          </table:table-cell>
          <table:table-cell table:style-name="ce5"/>
          <table:table-cell table:style-name="ce3" office:value-type="float" office:value="76">
            <text:p>7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62">
            <text:p>3,62</text:p>
          </table:table-cell>
          <table:table-cell table:style-name="ce5"/>
          <table:table-cell table:style-name="ce2"/>
          <table:table-cell table:style-name="ce1" office:value-type="string">
            <text:p><text:a xlink:href="">SS-Skijaeger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onderverbande-Art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3">
            <text:p>2,63</text:p>
          </table:table-cell>
          <table:table-cell table:style-name="ce5"/>
          <table:table-cell table:style-name="ce2"/>
          <table:table-cell table:style-name="ce1" office:value-type="string">
            <text:p><text:a xlink:href="">SS-Sonderverbaende</text:a></text:p>
          </table:table-cell>
          <table:table-cell table:style-name="ce2"/>
          <table:table-cell table:style-name="ce3" office:value-type="float" office:value="76">
            <text:p>7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62">
            <text:p>3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Unterstutz.-Gruppe (Pz)</text:a></text:p>
          </table:table-cell>
          <table:table-cell table:style-name="ce5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7">
            <text:p>0,97</text:p>
          </table:table-cell>
          <table:table-cell table:style-name="ce5"/>
          <table:table-cell table:style-name="ce2"/>
          <table:table-cell table:style-name="ce1" office:value-type="string">
            <text:p><text:a xlink:href="">SS-Sonderverbande-Art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3">
            <text:p>2,6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Werfer-Regimen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5"/>
          <table:table-cell table:style-name="ce2"/>
          <table:table-cell table:style-name="ce1" office:value-type="string">
            <text:p><text:a xlink:href="">SS-Unterstutz.-Gruppe (Pz)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7">
            <text:p>0,9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teppe Horse Transport</text:a></text:p>
          </table:table-cell>
          <table:table-cell table:style-name="ce5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SS-Werfer-Regimen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akachiho Detachment HQ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Steppe Horse Transport</text:a></text:p>
          </table:table-cell>
          <table:table-cell table:style-name="ce2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ank Destroyer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 table:style-name="ce5"/>
          <table:table-cell table:style-name="ce2"/>
          <table:table-cell table:style-name="ce1" office:value-type="string">
            <text:p><text:a xlink:href="">Takachiho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otenkopf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Tank Destroye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Totenkopf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158th RCT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1MAR PRCT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US 158th RCT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2nd CG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US 1MAR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370th RCT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US 2nd CG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442nd RCT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US 370th RCT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503rd PRCT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US 442nd RCT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517th PRCT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US 503rd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Lt-Vehicle</text:a></text:p>
          </table:table-cell>
          <table:table-cell table:style-name="ce5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US 517th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US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Wiking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US 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13"/>
          <table:table-cell table:style-name="ce2"/>
          <table:table-cell table:style-name="ce1" office:value-type="string">
            <text:p><text:a xlink:href="">Wiking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 table:number-rows-repeated="826">
          <table:table-cell table:style-name="ce5" table:number-columns-repeated="13"/>
          <table:table-cell table:number-columns-repeated="13"/>
        </table:table-row>
        <table:table-row table:style-name="ro1" table:number-rows-repeated="10475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rkusz3" table:style-name="ta1">
        <table:table-column table:style-name="co1" table:number-columns-repeated="26" table:default-cell-style-name="ce5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6" office:value-type="string">
            <text:p><text:a xlink:href=""> </text:a>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>
            <text:p><text:a xlink:href="">Afrika Korps 'DAK'</text:a></text:p>
          </table:table-cell>
          <table:table-cell/>
          <table:table-cell table:style-name="ce6" table:formula="of:=SUM([Arkusz2.E3];PRODUCT([Arkusz1.D2];-1))" office:value-type="float" office:value="1">
            <text:p>1</text:p>
          </table:table-cell>
          <table:table-cell table:style-name="ce6" table:formula="of:=SUM([Arkusz2.F3];PRODUCT([Arkusz1.E2];-1))" office:value-type="float" office:value="12">
            <text:p>12</text:p>
          </table:table-cell>
          <table:table-cell table:style-name="ce6" table:formula="of:=SUM([Arkusz2.G3];PRODUCT([Arkusz1.F2];-1))" office:value-type="float" office:value="3">
            <text:p>3</text:p>
          </table:table-cell>
          <table:table-cell table:style-name="ce6" table:formula="of:=SUM([Arkusz2.H3];PRODUCT([Arkusz1.G2];-1))" office:value-type="float" office:value="2">
            <text:p>2</text:p>
          </table:table-cell>
          <table:table-cell table:style-name="ce6" table:formula="of:=SUM([Arkusz2.I3];PRODUCT([Arkusz1.H2];-1))" office:value-type="float" office:value="13">
            <text:p>13</text:p>
          </table:table-cell>
          <table:table-cell table:style-name="ce6" table:formula="of:=SUM([Arkusz2.J3];PRODUCT([Arkusz1.I2];-1))" office:value-type="float" office:value="10">
            <text:p>10</text:p>
          </table:table-cell>
          <table:table-cell table:style-name="ce6" table:formula="of:=SUM([Arkusz2.K3];PRODUCT([Arkusz1.J2];-1))" office:value-type="float" office:value="2">
            <text:p>2</text:p>
          </table:table-cell>
          <table:table-cell table:style-name="ce6" table:formula="of:=SUM([Arkusz2.L3];PRODUCT([Arkusz1.K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 Cavalry</text:a></text:p>
          </table:table-cell>
          <table:table-cell/>
          <table:table-cell table:style-name="ce6" table:formula="of:=SUM([Arkusz2.E4];PRODUCT([Arkusz1.D3];-1))" office:value-type="float" office:value="0">
            <text:p>0</text:p>
          </table:table-cell>
          <table:table-cell table:style-name="ce6" table:formula="of:=SUM([Arkusz2.F4];PRODUCT([Arkusz1.E3];-1))" office:value-type="float" office:value="13">
            <text:p>13</text:p>
          </table:table-cell>
          <table:table-cell table:style-name="ce6" table:formula="of:=SUM([Arkusz2.G4];PRODUCT([Arkusz1.F3];-1))" office:value-type="float" office:value="1">
            <text:p>1</text:p>
          </table:table-cell>
          <table:table-cell table:style-name="ce6" table:formula="of:=SUM([Arkusz2.H4];PRODUCT([Arkusz1.G3];-1))" office:value-type="float" office:value="1">
            <text:p>1</text:p>
          </table:table-cell>
          <table:table-cell table:style-name="ce6" table:formula="of:=SUM([Arkusz2.I4];PRODUCT([Arkusz1.H3];-1))" office:value-type="float" office:value="18">
            <text:p>18</text:p>
          </table:table-cell>
          <table:table-cell table:style-name="ce6" table:formula="of:=SUM([Arkusz2.J4];PRODUCT([Arkusz1.I3];-1))" office:value-type="float" office:value="13">
            <text:p>13</text:p>
          </table:table-cell>
          <table:table-cell table:style-name="ce6" table:formula="of:=SUM([Arkusz2.K4];PRODUCT([Arkusz1.J3];-1))" office:value-type="float" office:value="0">
            <text:p>0</text:p>
          </table:table-cell>
          <table:table-cell table:style-name="ce6" table:formula="of:=SUM([Arkusz2.L4];PRODUCT([Arkusz1.K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borne Combined Arms Group</text:a></text:p>
          </table:table-cell>
          <table:table-cell/>
          <table:table-cell table:style-name="ce6" table:formula="of:=SUM([Arkusz2.E5];PRODUCT([Arkusz1.D4];-1))" office:value-type="float" office:value="0">
            <text:p>0</text:p>
          </table:table-cell>
          <table:table-cell table:style-name="ce6" table:formula="of:=SUM([Arkusz2.F5];PRODUCT([Arkusz1.E4];-1))" office:value-type="float" office:value="7">
            <text:p>7</text:p>
          </table:table-cell>
          <table:table-cell table:style-name="ce6" table:formula="of:=SUM([Arkusz2.G5];PRODUCT([Arkusz1.F4];-1))" office:value-type="float" office:value="2">
            <text:p>2</text:p>
          </table:table-cell>
          <table:table-cell table:style-name="ce6" table:formula="of:=SUM([Arkusz2.H5];PRODUCT([Arkusz1.G4];-1))" office:value-type="float" office:value="0">
            <text:p>0</text:p>
          </table:table-cell>
          <table:table-cell table:style-name="ce6" table:formula="of:=SUM([Arkusz2.I5];PRODUCT([Arkusz1.H4];-1))" office:value-type="float" office:value="9">
            <text:p>9</text:p>
          </table:table-cell>
          <table:table-cell table:style-name="ce6" table:formula="of:=SUM([Arkusz2.J5];PRODUCT([Arkusz1.I4];-1))" office:value-type="float" office:value="16">
            <text:p>16</text:p>
          </table:table-cell>
          <table:table-cell table:style-name="ce6" table:formula="of:=SUM([Arkusz2.K5];PRODUCT([Arkusz1.J4];-1))" office:value-type="float" office:value="0">
            <text:p>0</text:p>
          </table:table-cell>
          <table:table-cell table:style-name="ce6" table:formula="of:=SUM([Arkusz2.L5];PRODUCT([Arkusz1.K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borne Engineer Bn</text:a></text:p>
          </table:table-cell>
          <table:table-cell/>
          <table:table-cell table:style-name="ce6" table:formula="of:=SUM([Arkusz2.E6];PRODUCT([Arkusz1.D5];-1))" office:value-type="float" office:value="0">
            <text:p>0</text:p>
          </table:table-cell>
          <table:table-cell table:style-name="ce6" table:formula="of:=SUM([Arkusz2.F6];PRODUCT([Arkusz1.E5];-1))" office:value-type="float" office:value="5">
            <text:p>5</text:p>
          </table:table-cell>
          <table:table-cell table:style-name="ce6" table:formula="of:=SUM([Arkusz2.G6];PRODUCT([Arkusz1.F5];-1))" office:value-type="float" office:value="1">
            <text:p>1</text:p>
          </table:table-cell>
          <table:table-cell table:style-name="ce6" table:formula="of:=SUM([Arkusz2.H6];PRODUCT([Arkusz1.G5];-1))" office:value-type="float" office:value="0">
            <text:p>0</text:p>
          </table:table-cell>
          <table:table-cell table:style-name="ce6" table:formula="of:=SUM([Arkusz2.I6];PRODUCT([Arkusz1.H5];-1))" office:value-type="float" office:value="6">
            <text:p>6</text:p>
          </table:table-cell>
          <table:table-cell table:style-name="ce6" table:formula="of:=SUM([Arkusz2.J6];PRODUCT([Arkusz1.I5];-1))" office:value-type="float" office:value="15">
            <text:p>15</text:p>
          </table:table-cell>
          <table:table-cell table:style-name="ce6" table:formula="of:=SUM([Arkusz2.K6];PRODUCT([Arkusz1.J5];-1))" office:value-type="float" office:value="0">
            <text:p>0</text:p>
          </table:table-cell>
          <table:table-cell table:style-name="ce6" table:formula="of:=SUM([Arkusz2.L6];PRODUCT([Arkusz1.K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borne Mixed Support</text:a></text:p>
          </table:table-cell>
          <table:table-cell/>
          <table:table-cell table:style-name="ce6" table:formula="of:=SUM([Arkusz2.E7];PRODUCT([Arkusz1.D6];-1))" office:value-type="float" office:value="0">
            <text:p>0</text:p>
          </table:table-cell>
          <table:table-cell table:style-name="ce6" table:formula="of:=SUM([Arkusz2.F7];PRODUCT([Arkusz1.E6];-1))" office:value-type="float" office:value="0">
            <text:p>0</text:p>
          </table:table-cell>
          <table:table-cell table:style-name="ce6" table:formula="of:=SUM([Arkusz2.G7];PRODUCT([Arkusz1.F6];-1))" office:value-type="float" office:value="0">
            <text:p>0</text:p>
          </table:table-cell>
          <table:table-cell table:style-name="ce6" table:formula="of:=SUM([Arkusz2.H7];PRODUCT([Arkusz1.G6];-1))" office:value-type="float" office:value="0">
            <text:p>0</text:p>
          </table:table-cell>
          <table:table-cell table:style-name="ce6" table:formula="of:=SUM([Arkusz2.I7];PRODUCT([Arkusz1.H6];-1))" office:value-type="float" office:value="0">
            <text:p>0</text:p>
          </table:table-cell>
          <table:table-cell table:style-name="ce6" table:formula="of:=SUM([Arkusz2.J7];PRODUCT([Arkusz1.I6];-1))" office:value-type="float" office:value="0">
            <text:p>0</text:p>
          </table:table-cell>
          <table:table-cell table:style-name="ce6" table:formula="of:=SUM([Arkusz2.K7];PRODUCT([Arkusz1.J6];-1))" office:value-type="float" office:value="0">
            <text:p>0</text:p>
          </table:table-cell>
          <table:table-cell table:style-name="ce6" table:formula="of:=SUM([Arkusz2.L7];PRODUCT([Arkusz1.K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landing Infantry</text:a></text:p>
          </table:table-cell>
          <table:table-cell/>
          <table:table-cell table:style-name="ce6" table:formula="of:=SUM([Arkusz2.E8];PRODUCT([Arkusz1.D7];-1))" office:value-type="float" office:value="0">
            <text:p>0</text:p>
          </table:table-cell>
          <table:table-cell table:style-name="ce6" table:formula="of:=SUM([Arkusz2.F8];PRODUCT([Arkusz1.E7];-1))" office:value-type="float" office:value="7">
            <text:p>7</text:p>
          </table:table-cell>
          <table:table-cell table:style-name="ce6" table:formula="of:=SUM([Arkusz2.G8];PRODUCT([Arkusz1.F7];-1))" office:value-type="float" office:value="1">
            <text:p>1</text:p>
          </table:table-cell>
          <table:table-cell table:style-name="ce6" table:formula="of:=SUM([Arkusz2.H8];PRODUCT([Arkusz1.G7];-1))" office:value-type="float" office:value="0">
            <text:p>0</text:p>
          </table:table-cell>
          <table:table-cell table:style-name="ce6" table:formula="of:=SUM([Arkusz2.I8];PRODUCT([Arkusz1.H7];-1))" office:value-type="float" office:value="9">
            <text:p>9</text:p>
          </table:table-cell>
          <table:table-cell table:style-name="ce6" table:formula="of:=SUM([Arkusz2.J8];PRODUCT([Arkusz1.I7];-1))" office:value-type="float" office:value="8">
            <text:p>8</text:p>
          </table:table-cell>
          <table:table-cell table:style-name="ce6" table:formula="of:=SUM([Arkusz2.K8];PRODUCT([Arkusz1.J7];-1))" office:value-type="float" office:value="0">
            <text:p>0</text:p>
          </table:table-cell>
          <table:table-cell table:style-name="ce6" table:formula="of:=SUM([Arkusz2.L8];PRODUCT([Arkusz1.K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nti-aircraft</text:a></text:p>
          </table:table-cell>
          <table:table-cell/>
          <table:table-cell table:style-name="ce6" table:formula="of:=SUM([Arkusz2.E9];PRODUCT([Arkusz1.D8];-1))" office:value-type="float" office:value="0">
            <text:p>0</text:p>
          </table:table-cell>
          <table:table-cell table:style-name="ce6" table:formula="of:=SUM([Arkusz2.F9];PRODUCT([Arkusz1.E8];-1))" office:value-type="float" office:value="0">
            <text:p>0</text:p>
          </table:table-cell>
          <table:table-cell table:style-name="ce6" table:formula="of:=SUM([Arkusz2.G9];PRODUCT([Arkusz1.F8];-1))" office:value-type="float" office:value="1">
            <text:p>1</text:p>
          </table:table-cell>
          <table:table-cell table:style-name="ce6" table:formula="of:=SUM([Arkusz2.H9];PRODUCT([Arkusz1.G8];-1))" office:value-type="float" office:value="7">
            <text:p>7</text:p>
          </table:table-cell>
          <table:table-cell table:style-name="ce6" table:formula="of:=SUM([Arkusz2.I9];PRODUCT([Arkusz1.H8];-1))" office:value-type="float" office:value="2">
            <text:p>2</text:p>
          </table:table-cell>
          <table:table-cell table:style-name="ce6" table:formula="of:=SUM([Arkusz2.J9];PRODUCT([Arkusz1.I8];-1))" office:value-type="float" office:value="1">
            <text:p>1</text:p>
          </table:table-cell>
          <table:table-cell table:style-name="ce6" table:formula="of:=SUM([Arkusz2.K9];PRODUCT([Arkusz1.J8];-1))" office:value-type="float" office:value="7">
            <text:p>7</text:p>
          </table:table-cell>
          <table:table-cell table:style-name="ce6" table:formula="of:=SUM([Arkusz2.L9];PRODUCT([Arkusz1.K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nti-tank</text:a></text:p>
          </table:table-cell>
          <table:table-cell/>
          <table:table-cell table:style-name="ce6" table:formula="of:=SUM([Arkusz2.E10];PRODUCT([Arkusz1.D9];-1))" office:value-type="float" office:value="0">
            <text:p>0</text:p>
          </table:table-cell>
          <table:table-cell table:style-name="ce6" table:formula="of:=SUM([Arkusz2.F10];PRODUCT([Arkusz1.E9];-1))" office:value-type="float" office:value="1">
            <text:p>1</text:p>
          </table:table-cell>
          <table:table-cell table:style-name="ce6" table:formula="of:=SUM([Arkusz2.G10];PRODUCT([Arkusz1.F9];-1))" office:value-type="float" office:value="13">
            <text:p>13</text:p>
          </table:table-cell>
          <table:table-cell table:style-name="ce6" table:formula="of:=SUM([Arkusz2.H10];PRODUCT([Arkusz1.G9];-1))" office:value-type="float" office:value="0">
            <text:p>0</text:p>
          </table:table-cell>
          <table:table-cell table:style-name="ce6" table:formula="of:=SUM([Arkusz2.I10];PRODUCT([Arkusz1.H9];-1))" office:value-type="float" office:value="3">
            <text:p>3</text:p>
          </table:table-cell>
          <table:table-cell table:style-name="ce6" table:formula="of:=SUM([Arkusz2.J10];PRODUCT([Arkusz1.I9];-1))" office:value-type="float" office:value="0">
            <text:p>0</text:p>
          </table:table-cell>
          <table:table-cell table:style-name="ce6" table:formula="of:=SUM([Arkusz2.K10];PRODUCT([Arkusz1.J9];-1))" office:value-type="float" office:value="0">
            <text:p>0</text:p>
          </table:table-cell>
          <table:table-cell table:style-name="ce6" table:formula="of:=SUM([Arkusz2.L10];PRODUCT([Arkusz1.K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NZAC Infantry</text:a></text:p>
          </table:table-cell>
          <table:table-cell/>
          <table:table-cell table:style-name="ce6" table:formula="of:=SUM([Arkusz2.E11];PRODUCT([Arkusz1.D10];-1))" office:value-type="float" office:value="1">
            <text:p>1</text:p>
          </table:table-cell>
          <table:table-cell table:style-name="ce6" table:formula="of:=SUM([Arkusz2.F11];PRODUCT([Arkusz1.E10];-1))" office:value-type="float" office:value="8">
            <text:p>8</text:p>
          </table:table-cell>
          <table:table-cell table:style-name="ce6" table:formula="of:=SUM([Arkusz2.G11];PRODUCT([Arkusz1.F10];-1))" office:value-type="float" office:value="1">
            <text:p>1</text:p>
          </table:table-cell>
          <table:table-cell table:style-name="ce6" table:formula="of:=SUM([Arkusz2.H11];PRODUCT([Arkusz1.G10];-1))" office:value-type="float" office:value="0">
            <text:p>0</text:p>
          </table:table-cell>
          <table:table-cell table:style-name="ce6" table:formula="of:=SUM([Arkusz2.I11];PRODUCT([Arkusz1.H10];-1))" office:value-type="float" office:value="10">
            <text:p>10</text:p>
          </table:table-cell>
          <table:table-cell table:style-name="ce6" table:formula="of:=SUM([Arkusz2.J11];PRODUCT([Arkusz1.I10];-1))" office:value-type="float" office:value="7">
            <text:p>7</text:p>
          </table:table-cell>
          <table:table-cell table:style-name="ce6" table:formula="of:=SUM([Arkusz2.K11];PRODUCT([Arkusz1.J10];-1))" office:value-type="float" office:value="0">
            <text:p>0</text:p>
          </table:table-cell>
          <table:table-cell table:style-name="ce6" table:formula="of:=SUM([Arkusz2.L11];PRODUCT([Arkusz1.K10];-1))" office:value-type="float" office:value="0.0199999999999998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r</text:a></text:p>
          </table:table-cell>
          <table:table-cell/>
          <table:table-cell table:style-name="ce6" table:formula="of:=SUM([Arkusz2.E12];PRODUCT([Arkusz1.D11];-1))" office:value-type="float" office:value="8">
            <text:p>8</text:p>
          </table:table-cell>
          <table:table-cell table:style-name="ce6" table:formula="of:=SUM([Arkusz2.F12];PRODUCT([Arkusz1.E11];-1))" office:value-type="float" office:value="15">
            <text:p>15</text:p>
          </table:table-cell>
          <table:table-cell table:style-name="ce6" table:formula="of:=SUM([Arkusz2.G12];PRODUCT([Arkusz1.F11];-1))" office:value-type="float" office:value="17">
            <text:p>17</text:p>
          </table:table-cell>
          <table:table-cell table:style-name="ce6" table:formula="of:=SUM([Arkusz2.H12];PRODUCT([Arkusz1.G11];-1))" office:value-type="float" office:value="2">
            <text:p>2</text:p>
          </table:table-cell>
          <table:table-cell table:style-name="ce6" table:formula="of:=SUM([Arkusz2.I12];PRODUCT([Arkusz1.H11];-1))" office:value-type="float" office:value="6">
            <text:p>6</text:p>
          </table:table-cell>
          <table:table-cell table:style-name="ce6" table:formula="of:=SUM([Arkusz2.J12];PRODUCT([Arkusz1.I11];-1))" office:value-type="float" office:value="23">
            <text:p>23</text:p>
          </table:table-cell>
          <table:table-cell table:style-name="ce6" table:formula="of:=SUM([Arkusz2.K12];PRODUCT([Arkusz1.J11];-1))" office:value-type="float" office:value="2">
            <text:p>2</text:p>
          </table:table-cell>
          <table:table-cell table:style-name="ce6" table:formula="of:=SUM([Arkusz2.L12];PRODUCT([Arkusz1.K11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r Btl.</text:a></text:p>
          </table:table-cell>
          <table:table-cell/>
          <table:table-cell table:style-name="ce6" table:formula="of:=SUM([Arkusz2.E13];PRODUCT([Arkusz1.D12];-1))" office:value-type="float" office:value="8">
            <text:p>8</text:p>
          </table:table-cell>
          <table:table-cell table:style-name="ce6" table:formula="of:=SUM([Arkusz2.F13];PRODUCT([Arkusz1.E12];-1))" office:value-type="float" office:value="10">
            <text:p>10</text:p>
          </table:table-cell>
          <table:table-cell table:style-name="ce6" table:formula="of:=SUM([Arkusz2.G13];PRODUCT([Arkusz1.F12];-1))" office:value-type="float" office:value="12">
            <text:p>12</text:p>
          </table:table-cell>
          <table:table-cell table:style-name="ce6" table:formula="of:=SUM([Arkusz2.H13];PRODUCT([Arkusz1.G12];-1))" office:value-type="float" office:value="0">
            <text:p>0</text:p>
          </table:table-cell>
          <table:table-cell table:style-name="ce6" table:formula="of:=SUM([Arkusz2.I13];PRODUCT([Arkusz1.H12];-1))" office:value-type="float" office:value="6">
            <text:p>6</text:p>
          </table:table-cell>
          <table:table-cell table:style-name="ce6" table:formula="of:=SUM([Arkusz2.J13];PRODUCT([Arkusz1.I12];-1))" office:value-type="float" office:value="18">
            <text:p>18</text:p>
          </table:table-cell>
          <table:table-cell table:style-name="ce6" table:formula="of:=SUM([Arkusz2.K13];PRODUCT([Arkusz1.J12];-1))" office:value-type="float" office:value="0">
            <text:p>0</text:p>
          </table:table-cell>
          <table:table-cell table:style-name="ce6" table:formula="of:=SUM([Arkusz2.L13];PRODUCT([Arkusz1.K12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red-Support</text:a></text:p>
          </table:table-cell>
          <table:table-cell/>
          <table:table-cell table:style-name="ce6" table:formula="of:=SUM([Arkusz2.E14];PRODUCT([Arkusz1.D13];-1))" office:value-type="float" office:value="4">
            <text:p>4</text:p>
          </table:table-cell>
          <table:table-cell table:style-name="ce6" table:formula="of:=SUM([Arkusz2.F14];PRODUCT([Arkusz1.E13];-1))" office:value-type="float" office:value="0">
            <text:p>0</text:p>
          </table:table-cell>
          <table:table-cell table:style-name="ce6" table:formula="of:=SUM([Arkusz2.G14];PRODUCT([Arkusz1.F13];-1))" office:value-type="float" office:value="0">
            <text:p>0</text:p>
          </table:table-cell>
          <table:table-cell table:style-name="ce6" table:formula="of:=SUM([Arkusz2.H14];PRODUCT([Arkusz1.G13];-1))" office:value-type="float" office:value="0">
            <text:p>0</text:p>
          </table:table-cell>
          <table:table-cell table:style-name="ce6" table:formula="of:=SUM([Arkusz2.I14];PRODUCT([Arkusz1.H13];-1))" office:value-type="float" office:value="0">
            <text:p>0</text:p>
          </table:table-cell>
          <table:table-cell table:style-name="ce6" table:formula="of:=SUM([Arkusz2.J14];PRODUCT([Arkusz1.I13];-1))" office:value-type="float" office:value="2">
            <text:p>2</text:p>
          </table:table-cell>
          <table:table-cell table:style-name="ce6" table:formula="of:=SUM([Arkusz2.K14];PRODUCT([Arkusz1.J13];-1))" office:value-type="float" office:value="0">
            <text:p>0</text:p>
          </table:table-cell>
          <table:table-cell table:style-name="ce6" table:formula="of:=SUM([Arkusz2.L14];PRODUCT([Arkusz1.K13];-1))" office:value-type="float" office:value="0.01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ured Car</text:a></text:p>
          </table:table-cell>
          <table:table-cell/>
          <table:table-cell table:style-name="ce6" table:formula="of:=SUM([Arkusz2.E15];PRODUCT([Arkusz1.D14];-1))" office:value-type="float" office:value="5">
            <text:p>5</text:p>
          </table:table-cell>
          <table:table-cell table:style-name="ce6" table:formula="of:=SUM([Arkusz2.F15];PRODUCT([Arkusz1.E14];-1))" office:value-type="float" office:value="3">
            <text:p>3</text:p>
          </table:table-cell>
          <table:table-cell table:style-name="ce6" table:formula="of:=SUM([Arkusz2.G15];PRODUCT([Arkusz1.F14];-1))" office:value-type="float" office:value="1">
            <text:p>1</text:p>
          </table:table-cell>
          <table:table-cell table:style-name="ce6" table:formula="of:=SUM([Arkusz2.H15];PRODUCT([Arkusz1.G14];-1))" office:value-type="float" office:value="0">
            <text:p>0</text:p>
          </table:table-cell>
          <table:table-cell table:style-name="ce6" table:formula="of:=SUM([Arkusz2.I15];PRODUCT([Arkusz1.H14];-1))" office:value-type="float" office:value="6">
            <text:p>6</text:p>
          </table:table-cell>
          <table:table-cell table:style-name="ce6" table:formula="of:=SUM([Arkusz2.J15];PRODUCT([Arkusz1.I14];-1))" office:value-type="float" office:value="18">
            <text:p>18</text:p>
          </table:table-cell>
          <table:table-cell table:style-name="ce6" table:formula="of:=SUM([Arkusz2.K15];PRODUCT([Arkusz1.J14];-1))" office:value-type="float" office:value="0">
            <text:p>0</text:p>
          </table:table-cell>
          <table:table-cell table:style-name="ce6" table:formula="of:=SUM([Arkusz2.L15];PRODUCT([Arkusz1.K14];-1))" office:value-type="float" office:value="0.00999999999999979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ured Engineer</text:a></text:p>
          </table:table-cell>
          <table:table-cell/>
          <table:table-cell table:style-name="ce6" table:formula="of:=SUM([Arkusz2.E16];PRODUCT([Arkusz1.D15];-1))" office:value-type="float" office:value="6">
            <text:p>6</text:p>
          </table:table-cell>
          <table:table-cell table:style-name="ce6" table:formula="of:=SUM([Arkusz2.F16];PRODUCT([Arkusz1.E15];-1))" office:value-type="float" office:value="4">
            <text:p>4</text:p>
          </table:table-cell>
          <table:table-cell table:style-name="ce6" table:formula="of:=SUM([Arkusz2.G16];PRODUCT([Arkusz1.F15];-1))" office:value-type="float" office:value="1">
            <text:p>1</text:p>
          </table:table-cell>
          <table:table-cell table:style-name="ce6" table:formula="of:=SUM([Arkusz2.H16];PRODUCT([Arkusz1.G15];-1))" office:value-type="float" office:value="0">
            <text:p>0</text:p>
          </table:table-cell>
          <table:table-cell table:style-name="ce6" table:formula="of:=SUM([Arkusz2.I16];PRODUCT([Arkusz1.H15];-1))" office:value-type="float" office:value="8">
            <text:p>8</text:p>
          </table:table-cell>
          <table:table-cell table:style-name="ce6" table:formula="of:=SUM([Arkusz2.J16];PRODUCT([Arkusz1.I15];-1))" office:value-type="float" office:value="18">
            <text:p>18</text:p>
          </table:table-cell>
          <table:table-cell table:style-name="ce6" table:formula="of:=SUM([Arkusz2.K16];PRODUCT([Arkusz1.J15];-1))" office:value-type="float" office:value="1">
            <text:p>1</text:p>
          </table:table-cell>
          <table:table-cell table:style-name="ce6" table:formula="of:=SUM([Arkusz2.L16];PRODUCT([Arkusz1.K15];-1))" office:value-type="float" office:value="0.04">
            <text:p>0,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tillery</text:a></text:p>
          </table:table-cell>
          <table:table-cell/>
          <table:table-cell table:style-name="ce6" table:formula="of:=SUM([Arkusz2.E17];PRODUCT([Arkusz1.D16];-1))" office:value-type="float" office:value="0">
            <text:p>0</text:p>
          </table:table-cell>
          <table:table-cell table:style-name="ce6" table:formula="of:=SUM([Arkusz2.F17];PRODUCT([Arkusz1.E16];-1))" office:value-type="float" office:value="5">
            <text:p>5</text:p>
          </table:table-cell>
          <table:table-cell table:style-name="ce6" table:formula="of:=SUM([Arkusz2.G17];PRODUCT([Arkusz1.F16];-1))" office:value-type="float" office:value="0">
            <text:p>0</text:p>
          </table:table-cell>
          <table:table-cell table:style-name="ce6" table:formula="of:=SUM([Arkusz2.H17];PRODUCT([Arkusz1.G16];-1))" office:value-type="float" office:value="1">
            <text:p>1</text:p>
          </table:table-cell>
          <table:table-cell table:style-name="ce6" table:formula="of:=SUM([Arkusz2.I17];PRODUCT([Arkusz1.H16];-1))" office:value-type="float" office:value="3">
            <text:p>3</text:p>
          </table:table-cell>
          <table:table-cell table:style-name="ce6" table:formula="of:=SUM([Arkusz2.J17];PRODUCT([Arkusz1.I16];-1))" office:value-type="float" office:value="7">
            <text:p>7</text:p>
          </table:table-cell>
          <table:table-cell table:style-name="ce6" table:formula="of:=SUM([Arkusz2.K17];PRODUCT([Arkusz1.J16];-1))" office:value-type="float" office:value="0">
            <text:p>0</text:p>
          </table:table-cell>
          <table:table-cell table:style-name="ce6" table:formula="of:=SUM([Arkusz2.L17];PRODUCT([Arkusz1.K1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ssault Gun</text:a></text:p>
          </table:table-cell>
          <table:table-cell/>
          <table:table-cell table:style-name="ce6" table:formula="of:=SUM([Arkusz2.E18];PRODUCT([Arkusz1.D17];-1))" office:value-type="float" office:value="4">
            <text:p>4</text:p>
          </table:table-cell>
          <table:table-cell table:style-name="ce6" table:formula="of:=SUM([Arkusz2.F18];PRODUCT([Arkusz1.E17];-1))" office:value-type="float" office:value="17">
            <text:p>17</text:p>
          </table:table-cell>
          <table:table-cell table:style-name="ce6" table:formula="of:=SUM([Arkusz2.G18];PRODUCT([Arkusz1.F17];-1))" office:value-type="float" office:value="8">
            <text:p>8</text:p>
          </table:table-cell>
          <table:table-cell table:style-name="ce6" table:formula="of:=SUM([Arkusz2.H18];PRODUCT([Arkusz1.G17];-1))" office:value-type="float" office:value="0">
            <text:p>0</text:p>
          </table:table-cell>
          <table:table-cell table:style-name="ce6" table:formula="of:=SUM([Arkusz2.I18];PRODUCT([Arkusz1.H17];-1))" office:value-type="float" office:value="12">
            <text:p>12</text:p>
          </table:table-cell>
          <table:table-cell table:style-name="ce6" table:formula="of:=SUM([Arkusz2.J18];PRODUCT([Arkusz1.I17];-1))" office:value-type="float" office:value="19">
            <text:p>19</text:p>
          </table:table-cell>
          <table:table-cell table:style-name="ce6" table:formula="of:=SUM([Arkusz2.K18];PRODUCT([Arkusz1.J17];-1))" office:value-type="float" office:value="0">
            <text:p>0</text:p>
          </table:table-cell>
          <table:table-cell table:style-name="ce6" table:formula="of:=SUM([Arkusz2.L18];PRODUCT([Arkusz1.K1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British Truck transport</text:a></text:p>
          </table:table-cell>
          <table:table-cell/>
          <table:table-cell table:style-name="ce6" table:formula="of:=SUM([Arkusz2.E19];PRODUCT([Arkusz1.D18];-1))" office:value-type="float" office:value="2">
            <text:p>2</text:p>
          </table:table-cell>
          <table:table-cell table:style-name="ce6" table:formula="of:=SUM([Arkusz2.F19];PRODUCT([Arkusz1.E18];-1))" office:value-type="float" office:value="0">
            <text:p>0</text:p>
          </table:table-cell>
          <table:table-cell table:style-name="ce6" table:formula="of:=SUM([Arkusz2.G19];PRODUCT([Arkusz1.F18];-1))" office:value-type="float" office:value="0">
            <text:p>0</text:p>
          </table:table-cell>
          <table:table-cell table:style-name="ce6" table:formula="of:=SUM([Arkusz2.H19];PRODUCT([Arkusz1.G18];-1))" office:value-type="float" office:value="0">
            <text:p>0</text:p>
          </table:table-cell>
          <table:table-cell table:style-name="ce6" table:formula="of:=SUM([Arkusz2.I19];PRODUCT([Arkusz1.H18];-1))" office:value-type="float" office:value="0">
            <text:p>0</text:p>
          </table:table-cell>
          <table:table-cell table:style-name="ce6" table:formula="of:=SUM([Arkusz2.J19];PRODUCT([Arkusz1.I18];-1))" office:value-type="float" office:value="0">
            <text:p>0</text:p>
          </table:table-cell>
          <table:table-cell table:style-name="ce6" table:formula="of:=SUM([Arkusz2.K19];PRODUCT([Arkusz1.J18];-1))" office:value-type="float" office:value="0">
            <text:p>0</text:p>
          </table:table-cell>
          <table:table-cell table:style-name="ce6" table:formula="of:=SUM([Arkusz2.L19];PRODUCT([Arkusz1.K1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amel Train</text:a></text:p>
          </table:table-cell>
          <table:table-cell/>
          <table:table-cell table:style-name="ce6" table:formula="of:=SUM([Arkusz2.E20];PRODUCT([Arkusz1.D19];-1))" office:value-type="float" office:value="1">
            <text:p>1</text:p>
          </table:table-cell>
          <table:table-cell table:style-name="ce6" table:formula="of:=SUM([Arkusz2.F20];PRODUCT([Arkusz1.E19];-1))" office:value-type="float" office:value="0">
            <text:p>0</text:p>
          </table:table-cell>
          <table:table-cell table:style-name="ce6" table:formula="of:=SUM([Arkusz2.G20];PRODUCT([Arkusz1.F19];-1))" office:value-type="float" office:value="0">
            <text:p>0</text:p>
          </table:table-cell>
          <table:table-cell table:style-name="ce6" table:formula="of:=SUM([Arkusz2.H20];PRODUCT([Arkusz1.G19];-1))" office:value-type="float" office:value="0">
            <text:p>0</text:p>
          </table:table-cell>
          <table:table-cell table:style-name="ce6" table:formula="of:=SUM([Arkusz2.I20];PRODUCT([Arkusz1.H19];-1))" office:value-type="float" office:value="0">
            <text:p>0</text:p>
          </table:table-cell>
          <table:table-cell table:style-name="ce6" table:formula="of:=SUM([Arkusz2.J20];PRODUCT([Arkusz1.I19];-1))" office:value-type="float" office:value="0">
            <text:p>0</text:p>
          </table:table-cell>
          <table:table-cell table:style-name="ce6" table:formula="of:=SUM([Arkusz2.K20];PRODUCT([Arkusz1.J19];-1))" office:value-type="float" office:value="0">
            <text:p>0</text:p>
          </table:table-cell>
          <table:table-cell table:style-name="ce6" table:formula="of:=SUM([Arkusz2.L20];PRODUCT([Arkusz1.K1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avalry</text:a></text:p>
          </table:table-cell>
          <table:table-cell/>
          <table:table-cell table:style-name="ce6" table:formula="of:=SUM([Arkusz2.E21];PRODUCT([Arkusz1.D20];-1))" office:value-type="float" office:value="0">
            <text:p>0</text:p>
          </table:table-cell>
          <table:table-cell table:style-name="ce6" table:formula="of:=SUM([Arkusz2.F21];PRODUCT([Arkusz1.E20];-1))" office:value-type="float" office:value="3">
            <text:p>3</text:p>
          </table:table-cell>
          <table:table-cell table:style-name="ce6" table:formula="of:=SUM([Arkusz2.G21];PRODUCT([Arkusz1.F20];-1))" office:value-type="float" office:value="1">
            <text:p>1</text:p>
          </table:table-cell>
          <table:table-cell table:style-name="ce6" table:formula="of:=SUM([Arkusz2.H21];PRODUCT([Arkusz1.G20];-1))" office:value-type="float" office:value="0">
            <text:p>0</text:p>
          </table:table-cell>
          <table:table-cell table:style-name="ce6" table:formula="of:=SUM([Arkusz2.I21];PRODUCT([Arkusz1.H20];-1))" office:value-type="float" office:value="7">
            <text:p>7</text:p>
          </table:table-cell>
          <table:table-cell table:style-name="ce6" table:formula="of:=SUM([Arkusz2.J21];PRODUCT([Arkusz1.I20];-1))" office:value-type="float" office:value="7">
            <text:p>7</text:p>
          </table:table-cell>
          <table:table-cell table:style-name="ce6" table:formula="of:=SUM([Arkusz2.K21];PRODUCT([Arkusz1.J20];-1))" office:value-type="float" office:value="0">
            <text:p>0</text:p>
          </table:table-cell>
          <table:table-cell table:style-name="ce6" table:formula="of:=SUM([Arkusz2.L21];PRODUCT([Arkusz1.K2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ivilian transport</text:a></text:p>
          </table:table-cell>
          <table:table-cell/>
          <table:table-cell table:style-name="ce6" table:formula="of:=SUM([Arkusz2.E22];PRODUCT([Arkusz1.D21];-1))" office:value-type="float" office:value="2">
            <text:p>2</text:p>
          </table:table-cell>
          <table:table-cell table:style-name="ce6" table:formula="of:=SUM([Arkusz2.F22];PRODUCT([Arkusz1.E21];-1))" office:value-type="float" office:value="0">
            <text:p>0</text:p>
          </table:table-cell>
          <table:table-cell table:style-name="ce6" table:formula="of:=SUM([Arkusz2.G22];PRODUCT([Arkusz1.F21];-1))" office:value-type="float" office:value="0">
            <text:p>0</text:p>
          </table:table-cell>
          <table:table-cell table:style-name="ce6" table:formula="of:=SUM([Arkusz2.H22];PRODUCT([Arkusz1.G21];-1))" office:value-type="float" office:value="0">
            <text:p>0</text:p>
          </table:table-cell>
          <table:table-cell table:style-name="ce6" table:formula="of:=SUM([Arkusz2.I22];PRODUCT([Arkusz1.H21];-1))" office:value-type="float" office:value="0">
            <text:p>0</text:p>
          </table:table-cell>
          <table:table-cell table:style-name="ce6" table:formula="of:=SUM([Arkusz2.J22];PRODUCT([Arkusz1.I21];-1))" office:value-type="float" office:value="0">
            <text:p>0</text:p>
          </table:table-cell>
          <table:table-cell table:style-name="ce6" table:formula="of:=SUM([Arkusz2.K22];PRODUCT([Arkusz1.J21];-1))" office:value-type="float" office:value="0">
            <text:p>0</text:p>
          </table:table-cell>
          <table:table-cell table:style-name="ce6" table:formula="of:=SUM([Arkusz2.L22];PRODUCT([Arkusz1.K2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Cavalry</text:a></text:p>
          </table:table-cell>
          <table:table-cell/>
          <table:table-cell table:style-name="ce6" table:formula="of:=SUM([Arkusz2.E23];PRODUCT([Arkusz1.D22];-1))" office:value-type="float" office:value="0">
            <text:p>0</text:p>
          </table:table-cell>
          <table:table-cell table:style-name="ce6" table:formula="of:=SUM([Arkusz2.F23];PRODUCT([Arkusz1.E22];-1))" office:value-type="float" office:value="3">
            <text:p>3</text:p>
          </table:table-cell>
          <table:table-cell table:style-name="ce6" table:formula="of:=SUM([Arkusz2.G23];PRODUCT([Arkusz1.F22];-1))" office:value-type="float" office:value="1">
            <text:p>1</text:p>
          </table:table-cell>
          <table:table-cell table:style-name="ce6" table:formula="of:=SUM([Arkusz2.H23];PRODUCT([Arkusz1.G22];-1))" office:value-type="float" office:value="0">
            <text:p>0</text:p>
          </table:table-cell>
          <table:table-cell table:style-name="ce6" table:formula="of:=SUM([Arkusz2.I23];PRODUCT([Arkusz1.H22];-1))" office:value-type="float" office:value="7">
            <text:p>7</text:p>
          </table:table-cell>
          <table:table-cell table:style-name="ce6" table:formula="of:=SUM([Arkusz2.J23];PRODUCT([Arkusz1.I22];-1))" office:value-type="float" office:value="7">
            <text:p>7</text:p>
          </table:table-cell>
          <table:table-cell table:style-name="ce6" table:formula="of:=SUM([Arkusz2.K23];PRODUCT([Arkusz1.J22];-1))" office:value-type="float" office:value="0">
            <text:p>0</text:p>
          </table:table-cell>
          <table:table-cell table:style-name="ce6" table:formula="of:=SUM([Arkusz2.L23];PRODUCT([Arkusz1.K2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Infantry</text:a></text:p>
          </table:table-cell>
          <table:table-cell/>
          <table:table-cell table:style-name="ce6" table:formula="of:=SUM([Arkusz2.E24];PRODUCT([Arkusz1.D23];-1))" office:value-type="float" office:value="0">
            <text:p>0</text:p>
          </table:table-cell>
          <table:table-cell table:style-name="ce6" table:formula="of:=SUM([Arkusz2.F24];PRODUCT([Arkusz1.E23];-1))" office:value-type="float" office:value="8">
            <text:p>8</text:p>
          </table:table-cell>
          <table:table-cell table:style-name="ce6" table:formula="of:=SUM([Arkusz2.G24];PRODUCT([Arkusz1.F23];-1))" office:value-type="float" office:value="1">
            <text:p>1</text:p>
          </table:table-cell>
          <table:table-cell table:style-name="ce6" table:formula="of:=SUM([Arkusz2.H24];PRODUCT([Arkusz1.G23];-1))" office:value-type="float" office:value="0">
            <text:p>0</text:p>
          </table:table-cell>
          <table:table-cell table:style-name="ce6" table:formula="of:=SUM([Arkusz2.I24];PRODUCT([Arkusz1.H23];-1))" office:value-type="float" office:value="10">
            <text:p>10</text:p>
          </table:table-cell>
          <table:table-cell table:style-name="ce6" table:formula="of:=SUM([Arkusz2.J24];PRODUCT([Arkusz1.I23];-1))" office:value-type="float" office:value="6">
            <text:p>6</text:p>
          </table:table-cell>
          <table:table-cell table:style-name="ce6" table:formula="of:=SUM([Arkusz2.K24];PRODUCT([Arkusz1.J23];-1))" office:value-type="float" office:value="0">
            <text:p>0</text:p>
          </table:table-cell>
          <table:table-cell table:style-name="ce6" table:formula="of:=SUM([Arkusz2.L24];PRODUCT([Arkusz1.K2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Light Infantry</text:a></text:p>
          </table:table-cell>
          <table:table-cell/>
          <table:table-cell table:style-name="ce6" table:formula="of:=SUM([Arkusz2.E25];PRODUCT([Arkusz1.D24];-1))" office:value-type="float" office:value="2">
            <text:p>2</text:p>
          </table:table-cell>
          <table:table-cell table:style-name="ce6" table:formula="of:=SUM([Arkusz2.F25];PRODUCT([Arkusz1.E24];-1))" office:value-type="float" office:value="5">
            <text:p>5</text:p>
          </table:table-cell>
          <table:table-cell table:style-name="ce6" table:formula="of:=SUM([Arkusz2.G25];PRODUCT([Arkusz1.F24];-1))" office:value-type="float" office:value="0">
            <text:p>0</text:p>
          </table:table-cell>
          <table:table-cell table:style-name="ce6" table:formula="of:=SUM([Arkusz2.H25];PRODUCT([Arkusz1.G24];-1))" office:value-type="float" office:value="0">
            <text:p>0</text:p>
          </table:table-cell>
          <table:table-cell table:style-name="ce6" table:formula="of:=SUM([Arkusz2.I25];PRODUCT([Arkusz1.H24];-1))" office:value-type="float" office:value="8">
            <text:p>8</text:p>
          </table:table-cell>
          <table:table-cell table:style-name="ce6" table:formula="of:=SUM([Arkusz2.J25];PRODUCT([Arkusz1.I24];-1))" office:value-type="float" office:value="7">
            <text:p>7</text:p>
          </table:table-cell>
          <table:table-cell table:style-name="ce6" table:formula="of:=SUM([Arkusz2.K25];PRODUCT([Arkusz1.J24];-1))" office:value-type="float" office:value="0">
            <text:p>0</text:p>
          </table:table-cell>
          <table:table-cell table:style-name="ce6" table:formula="of:=SUM([Arkusz2.L25];PRODUCT([Arkusz1.K24];-1))" office:value-type="float" office:value="0.0300000000000002">
            <text:p>0,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Militia</text:a></text:p>
          </table:table-cell>
          <table:table-cell/>
          <table:table-cell table:style-name="ce6" table:formula="of:=SUM([Arkusz2.E26];PRODUCT([Arkusz1.D25];-1))" office:value-type="float" office:value="0">
            <text:p>0</text:p>
          </table:table-cell>
          <table:table-cell table:style-name="ce6" table:formula="of:=SUM([Arkusz2.F26];PRODUCT([Arkusz1.E25];-1))" office:value-type="float" office:value="3">
            <text:p>3</text:p>
          </table:table-cell>
          <table:table-cell table:style-name="ce6" table:formula="of:=SUM([Arkusz2.G26];PRODUCT([Arkusz1.F25];-1))" office:value-type="float" office:value="1">
            <text:p>1</text:p>
          </table:table-cell>
          <table:table-cell table:style-name="ce6" table:formula="of:=SUM([Arkusz2.H26];PRODUCT([Arkusz1.G25];-1))" office:value-type="float" office:value="0">
            <text:p>0</text:p>
          </table:table-cell>
          <table:table-cell table:style-name="ce6" table:formula="of:=SUM([Arkusz2.I26];PRODUCT([Arkusz1.H25];-1))" office:value-type="float" office:value="4">
            <text:p>4</text:p>
          </table:table-cell>
          <table:table-cell table:style-name="ce6" table:formula="of:=SUM([Arkusz2.J26];PRODUCT([Arkusz1.I25];-1))" office:value-type="float" office:value="5">
            <text:p>5</text:p>
          </table:table-cell>
          <table:table-cell table:style-name="ce6" table:formula="of:=SUM([Arkusz2.K26];PRODUCT([Arkusz1.J25];-1))" office:value-type="float" office:value="0">
            <text:p>0</text:p>
          </table:table-cell>
          <table:table-cell table:style-name="ce6" table:formula="of:=SUM([Arkusz2.L26];PRODUCT([Arkusz1.K2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Mountain Infantry</text:a></text:p>
          </table:table-cell>
          <table:table-cell/>
          <table:table-cell table:style-name="ce6" table:formula="of:=SUM([Arkusz2.E27];PRODUCT([Arkusz1.D26];-1))" office:value-type="float" office:value="0">
            <text:p>0</text:p>
          </table:table-cell>
          <table:table-cell table:style-name="ce6" table:formula="of:=SUM([Arkusz2.F27];PRODUCT([Arkusz1.E26];-1))" office:value-type="float" office:value="6">
            <text:p>6</text:p>
          </table:table-cell>
          <table:table-cell table:style-name="ce6" table:formula="of:=SUM([Arkusz2.G27];PRODUCT([Arkusz1.F26];-1))" office:value-type="float" office:value="0">
            <text:p>0</text:p>
          </table:table-cell>
          <table:table-cell table:style-name="ce6" table:formula="of:=SUM([Arkusz2.H27];PRODUCT([Arkusz1.G26];-1))" office:value-type="float" office:value="0">
            <text:p>0</text:p>
          </table:table-cell>
          <table:table-cell table:style-name="ce6" table:formula="of:=SUM([Arkusz2.I27];PRODUCT([Arkusz1.H26];-1))" office:value-type="float" office:value="7">
            <text:p>7</text:p>
          </table:table-cell>
          <table:table-cell table:style-name="ce6" table:formula="of:=SUM([Arkusz2.J27];PRODUCT([Arkusz1.I26];-1))" office:value-type="float" office:value="6">
            <text:p>6</text:p>
          </table:table-cell>
          <table:table-cell table:style-name="ce6" table:formula="of:=SUM([Arkusz2.K27];PRODUCT([Arkusz1.J26];-1))" office:value-type="float" office:value="0">
            <text:p>0</text:p>
          </table:table-cell>
          <table:table-cell table:style-name="ce6" table:formula="of:=SUM([Arkusz2.L27];PRODUCT([Arkusz1.K2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mbined Arms Group</text:a></text:p>
          </table:table-cell>
          <table:table-cell/>
          <table:table-cell table:style-name="ce6" table:formula="of:=SUM([Arkusz2.E28];PRODUCT([Arkusz1.D27];-1))" office:value-type="float" office:value="16">
            <text:p>16</text:p>
          </table:table-cell>
          <table:table-cell table:style-name="ce6" table:formula="of:=SUM([Arkusz2.F28];PRODUCT([Arkusz1.E27];-1))" office:value-type="float" office:value="14">
            <text:p>14</text:p>
          </table:table-cell>
          <table:table-cell table:style-name="ce6" table:formula="of:=SUM([Arkusz2.G28];PRODUCT([Arkusz1.F27];-1))" office:value-type="float" office:value="5">
            <text:p>5</text:p>
          </table:table-cell>
          <table:table-cell table:style-name="ce6" table:formula="of:=SUM([Arkusz2.H28];PRODUCT([Arkusz1.G27];-1))" office:value-type="float" office:value="2">
            <text:p>2</text:p>
          </table:table-cell>
          <table:table-cell table:style-name="ce6" table:formula="of:=SUM([Arkusz2.I28];PRODUCT([Arkusz1.H27];-1))" office:value-type="float" office:value="17">
            <text:p>17</text:p>
          </table:table-cell>
          <table:table-cell table:style-name="ce6" table:formula="of:=SUM([Arkusz2.J28];PRODUCT([Arkusz1.I27];-1))" office:value-type="float" office:value="29">
            <text:p>29</text:p>
          </table:table-cell>
          <table:table-cell table:style-name="ce6" table:formula="of:=SUM([Arkusz2.K28];PRODUCT([Arkusz1.J27];-1))" office:value-type="float" office:value="2">
            <text:p>2</text:p>
          </table:table-cell>
          <table:table-cell table:style-name="ce6" table:formula="of:=SUM([Arkusz2.L28];PRODUCT([Arkusz1.K27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mmando</text:a></text:p>
          </table:table-cell>
          <table:table-cell/>
          <table:table-cell table:style-name="ce6" table:formula="of:=SUM([Arkusz2.E29];PRODUCT([Arkusz1.D28];-1))" office:value-type="float" office:value="5">
            <text:p>5</text:p>
          </table:table-cell>
          <table:table-cell table:style-name="ce6" table:formula="of:=SUM([Arkusz2.F29];PRODUCT([Arkusz1.E28];-1))" office:value-type="float" office:value="5">
            <text:p>5</text:p>
          </table:table-cell>
          <table:table-cell table:style-name="ce6" table:formula="of:=SUM([Arkusz2.G29];PRODUCT([Arkusz1.F28];-1))" office:value-type="float" office:value="1">
            <text:p>1</text:p>
          </table:table-cell>
          <table:table-cell table:style-name="ce6" table:formula="of:=SUM([Arkusz2.H29];PRODUCT([Arkusz1.G28];-1))" office:value-type="float" office:value="0">
            <text:p>0</text:p>
          </table:table-cell>
          <table:table-cell table:style-name="ce6" table:formula="of:=SUM([Arkusz2.I29];PRODUCT([Arkusz1.H28];-1))" office:value-type="float" office:value="12">
            <text:p>12</text:p>
          </table:table-cell>
          <table:table-cell table:style-name="ce6" table:formula="of:=SUM([Arkusz2.J29];PRODUCT([Arkusz1.I28];-1))" office:value-type="float" office:value="16">
            <text:p>16</text:p>
          </table:table-cell>
          <table:table-cell table:style-name="ce6" table:formula="of:=SUM([Arkusz2.K29];PRODUCT([Arkusz1.J28];-1))" office:value-type="float" office:value="0">
            <text:p>0</text:p>
          </table:table-cell>
          <table:table-cell table:style-name="ce6" table:formula="of:=SUM([Arkusz2.L29];PRODUCT([Arkusz1.K28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mmunist Militia</text:a></text:p>
          </table:table-cell>
          <table:table-cell/>
          <table:table-cell table:style-name="ce6" table:formula="of:=SUM([Arkusz2.E30];PRODUCT([Arkusz1.D29];-1))" office:value-type="float" office:value="1">
            <text:p>1</text:p>
          </table:table-cell>
          <table:table-cell table:style-name="ce6" table:formula="of:=SUM([Arkusz2.F30];PRODUCT([Arkusz1.E29];-1))" office:value-type="float" office:value="3">
            <text:p>3</text:p>
          </table:table-cell>
          <table:table-cell table:style-name="ce6" table:formula="of:=SUM([Arkusz2.G30];PRODUCT([Arkusz1.F29];-1))" office:value-type="float" office:value="1">
            <text:p>1</text:p>
          </table:table-cell>
          <table:table-cell table:style-name="ce6" table:formula="of:=SUM([Arkusz2.H30];PRODUCT([Arkusz1.G29];-1))" office:value-type="float" office:value="0">
            <text:p>0</text:p>
          </table:table-cell>
          <table:table-cell table:style-name="ce6" table:formula="of:=SUM([Arkusz2.I30];PRODUCT([Arkusz1.H29];-1))" office:value-type="float" office:value="4">
            <text:p>4</text:p>
          </table:table-cell>
          <table:table-cell table:style-name="ce6" table:formula="of:=SUM([Arkusz2.J30];PRODUCT([Arkusz1.I29];-1))" office:value-type="float" office:value="5">
            <text:p>5</text:p>
          </table:table-cell>
          <table:table-cell table:style-name="ce6" table:formula="of:=SUM([Arkusz2.K30];PRODUCT([Arkusz1.J29];-1))" office:value-type="float" office:value="0">
            <text:p>0</text:p>
          </table:table-cell>
          <table:table-cell table:style-name="ce6" table:formula="of:=SUM([Arkusz2.L30];PRODUCT([Arkusz1.K29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nscript</text:a></text:p>
          </table:table-cell>
          <table:table-cell/>
          <table:table-cell table:style-name="ce6" table:formula="of:=SUM([Arkusz2.E31];PRODUCT([Arkusz1.D30];-1))" office:value-type="float" office:value="1">
            <text:p>1</text:p>
          </table:table-cell>
          <table:table-cell table:style-name="ce6" table:formula="of:=SUM([Arkusz2.F31];PRODUCT([Arkusz1.E30];-1))" office:value-type="float" office:value="1">
            <text:p>1</text:p>
          </table:table-cell>
          <table:table-cell table:style-name="ce6" table:formula="of:=SUM([Arkusz2.G31];PRODUCT([Arkusz1.F30];-1))" office:value-type="float" office:value="0">
            <text:p>0</text:p>
          </table:table-cell>
          <table:table-cell table:style-name="ce6" table:formula="of:=SUM([Arkusz2.H31];PRODUCT([Arkusz1.G30];-1))" office:value-type="float" office:value="0">
            <text:p>0</text:p>
          </table:table-cell>
          <table:table-cell table:style-name="ce6" table:formula="of:=SUM([Arkusz2.I31];PRODUCT([Arkusz1.H30];-1))" office:value-type="float" office:value="9">
            <text:p>9</text:p>
          </table:table-cell>
          <table:table-cell table:style-name="ce6" table:formula="of:=SUM([Arkusz2.J31];PRODUCT([Arkusz1.I30];-1))" office:value-type="float" office:value="3">
            <text:p>3</text:p>
          </table:table-cell>
          <table:table-cell table:style-name="ce6" table:formula="of:=SUM([Arkusz2.K31];PRODUCT([Arkusz1.J30];-1))" office:value-type="float" office:value="0">
            <text:p>0</text:p>
          </table:table-cell>
          <table:table-cell table:style-name="ce6" table:formula="of:=SUM([Arkusz2.L31];PRODUCT([Arkusz1.K3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Das Reich</text:a></text:p>
          </table:table-cell>
          <table:table-cell/>
          <table:table-cell table:style-name="ce6" table:formula="of:=SUM([Arkusz2.E32];PRODUCT([Arkusz1.D31];-1))" office:value-type="float" office:value="1">
            <text:p>1</text:p>
          </table:table-cell>
          <table:table-cell table:style-name="ce6" table:formula="of:=SUM([Arkusz2.F32];PRODUCT([Arkusz1.E31];-1))" office:value-type="float" office:value="12">
            <text:p>12</text:p>
          </table:table-cell>
          <table:table-cell table:style-name="ce6" table:formula="of:=SUM([Arkusz2.G32];PRODUCT([Arkusz1.F31];-1))" office:value-type="float" office:value="3">
            <text:p>3</text:p>
          </table:table-cell>
          <table:table-cell table:style-name="ce6" table:formula="of:=SUM([Arkusz2.H32];PRODUCT([Arkusz1.G31];-1))" office:value-type="float" office:value="2">
            <text:p>2</text:p>
          </table:table-cell>
          <table:table-cell table:style-name="ce6" table:formula="of:=SUM([Arkusz2.I32];PRODUCT([Arkusz1.H31];-1))" office:value-type="float" office:value="14">
            <text:p>14</text:p>
          </table:table-cell>
          <table:table-cell table:style-name="ce6" table:formula="of:=SUM([Arkusz2.J32];PRODUCT([Arkusz1.I31];-1))" office:value-type="float" office:value="10">
            <text:p>10</text:p>
          </table:table-cell>
          <table:table-cell table:style-name="ce6" table:formula="of:=SUM([Arkusz2.K32];PRODUCT([Arkusz1.J31];-1))" office:value-type="float" office:value="2">
            <text:p>2</text:p>
          </table:table-cell>
          <table:table-cell table:style-name="ce6" table:formula="of:=SUM([Arkusz2.L32];PRODUCT([Arkusz1.K3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Desert Rats Armor</text:a></text:p>
          </table:table-cell>
          <table:table-cell/>
          <table:table-cell table:style-name="ce6" table:formula="of:=SUM([Arkusz2.E33];PRODUCT([Arkusz1.D32];-1))" office:value-type="float" office:value="8">
            <text:p>8</text:p>
          </table:table-cell>
          <table:table-cell table:style-name="ce6" table:formula="of:=SUM([Arkusz2.F33];PRODUCT([Arkusz1.E32];-1))" office:value-type="float" office:value="15">
            <text:p>15</text:p>
          </table:table-cell>
          <table:table-cell table:style-name="ce6" table:formula="of:=SUM([Arkusz2.G33];PRODUCT([Arkusz1.F32];-1))" office:value-type="float" office:value="17">
            <text:p>17</text:p>
          </table:table-cell>
          <table:table-cell table:style-name="ce6" table:formula="of:=SUM([Arkusz2.H33];PRODUCT([Arkusz1.G32];-1))" office:value-type="float" office:value="2">
            <text:p>2</text:p>
          </table:table-cell>
          <table:table-cell table:style-name="ce6" table:formula="of:=SUM([Arkusz2.I33];PRODUCT([Arkusz1.H32];-1))" office:value-type="float" office:value="6">
            <text:p>6</text:p>
          </table:table-cell>
          <table:table-cell table:style-name="ce6" table:formula="of:=SUM([Arkusz2.J33];PRODUCT([Arkusz1.I32];-1))" office:value-type="float" office:value="21">
            <text:p>21</text:p>
          </table:table-cell>
          <table:table-cell table:style-name="ce6" table:formula="of:=SUM([Arkusz2.K33];PRODUCT([Arkusz1.J32];-1))" office:value-type="float" office:value="2">
            <text:p>2</text:p>
          </table:table-cell>
          <table:table-cell table:style-name="ce6" table:formula="of:=SUM([Arkusz2.L33];PRODUCT([Arkusz1.K32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Elite Light Infantry</text:a></text:p>
          </table:table-cell>
          <table:table-cell/>
          <table:table-cell table:style-name="ce6" table:formula="of:=SUM([Arkusz2.E34];PRODUCT([Arkusz1.D33];-1))" office:value-type="float" office:value="2">
            <text:p>2</text:p>
          </table:table-cell>
          <table:table-cell table:style-name="ce6" table:formula="of:=SUM([Arkusz2.F34];PRODUCT([Arkusz1.E33];-1))" office:value-type="float" office:value="5">
            <text:p>5</text:p>
          </table:table-cell>
          <table:table-cell table:style-name="ce6" table:formula="of:=SUM([Arkusz2.G34];PRODUCT([Arkusz1.F33];-1))" office:value-type="float" office:value="1">
            <text:p>1</text:p>
          </table:table-cell>
          <table:table-cell table:style-name="ce6" table:formula="of:=SUM([Arkusz2.H34];PRODUCT([Arkusz1.G33];-1))" office:value-type="float" office:value="0">
            <text:p>0</text:p>
          </table:table-cell>
          <table:table-cell table:style-name="ce6" table:formula="of:=SUM([Arkusz2.I34];PRODUCT([Arkusz1.H33];-1))" office:value-type="float" office:value="12">
            <text:p>12</text:p>
          </table:table-cell>
          <table:table-cell table:style-name="ce6" table:formula="of:=SUM([Arkusz2.J34];PRODUCT([Arkusz1.I33];-1))" office:value-type="float" office:value="10">
            <text:p>10</text:p>
          </table:table-cell>
          <table:table-cell table:style-name="ce6" table:formula="of:=SUM([Arkusz2.K34];PRODUCT([Arkusz1.J33];-1))" office:value-type="float" office:value="0">
            <text:p>0</text:p>
          </table:table-cell>
          <table:table-cell table:style-name="ce6" table:formula="of:=SUM([Arkusz2.L34];PRODUCT([Arkusz1.K33];-1))" office:value-type="float" office:value="0.0499999999999998">
            <text:p>0,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Engineer</text:a></text:p>
          </table:table-cell>
          <table:table-cell/>
          <table:table-cell table:style-name="ce6" table:formula="of:=SUM([Arkusz2.E35];PRODUCT([Arkusz1.D34];-1))" office:value-type="float" office:value="0">
            <text:p>0</text:p>
          </table:table-cell>
          <table:table-cell table:style-name="ce6" table:formula="of:=SUM([Arkusz2.F35];PRODUCT([Arkusz1.E34];-1))" office:value-type="float" office:value="5">
            <text:p>5</text:p>
          </table:table-cell>
          <table:table-cell table:style-name="ce6" table:formula="of:=SUM([Arkusz2.G35];PRODUCT([Arkusz1.F34];-1))" office:value-type="float" office:value="1">
            <text:p>1</text:p>
          </table:table-cell>
          <table:table-cell table:style-name="ce6" table:formula="of:=SUM([Arkusz2.H35];PRODUCT([Arkusz1.G34];-1))" office:value-type="float" office:value="1">
            <text:p>1</text:p>
          </table:table-cell>
          <table:table-cell table:style-name="ce6" table:formula="of:=SUM([Arkusz2.I35];PRODUCT([Arkusz1.H34];-1))" office:value-type="float" office:value="7">
            <text:p>7</text:p>
          </table:table-cell>
          <table:table-cell table:style-name="ce6" table:formula="of:=SUM([Arkusz2.J35];PRODUCT([Arkusz1.I34];-1))" office:value-type="float" office:value="15">
            <text:p>15</text:p>
          </table:table-cell>
          <table:table-cell table:style-name="ce6" table:formula="of:=SUM([Arkusz2.K35];PRODUCT([Arkusz1.J34];-1))" office:value-type="float" office:value="1">
            <text:p>1</text:p>
          </table:table-cell>
          <table:table-cell table:style-name="ce6" table:formula="of:=SUM([Arkusz2.L35];PRODUCT([Arkusz1.K3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ascist-Militia</text:a></text:p>
          </table:table-cell>
          <table:table-cell/>
          <table:table-cell table:style-name="ce6" table:formula="of:=SUM([Arkusz2.E36];PRODUCT([Arkusz1.D35];-1))" office:value-type="float" office:value="1">
            <text:p>1</text:p>
          </table:table-cell>
          <table:table-cell table:style-name="ce6" table:formula="of:=SUM([Arkusz2.F36];PRODUCT([Arkusz1.E35];-1))" office:value-type="float" office:value="3">
            <text:p>3</text:p>
          </table:table-cell>
          <table:table-cell table:style-name="ce6" table:formula="of:=SUM([Arkusz2.G36];PRODUCT([Arkusz1.F35];-1))" office:value-type="float" office:value="1">
            <text:p>1</text:p>
          </table:table-cell>
          <table:table-cell table:style-name="ce6" table:formula="of:=SUM([Arkusz2.H36];PRODUCT([Arkusz1.G35];-1))" office:value-type="float" office:value="0">
            <text:p>0</text:p>
          </table:table-cell>
          <table:table-cell table:style-name="ce6" table:formula="of:=SUM([Arkusz2.I36];PRODUCT([Arkusz1.H35];-1))" office:value-type="float" office:value="5">
            <text:p>5</text:p>
          </table:table-cell>
          <table:table-cell table:style-name="ce6" table:formula="of:=SUM([Arkusz2.J36];PRODUCT([Arkusz1.I35];-1))" office:value-type="float" office:value="5">
            <text:p>5</text:p>
          </table:table-cell>
          <table:table-cell table:style-name="ce6" table:formula="of:=SUM([Arkusz2.K36];PRODUCT([Arkusz1.J35];-1))" office:value-type="float" office:value="0">
            <text:p>0</text:p>
          </table:table-cell>
          <table:table-cell table:style-name="ce6" table:formula="of:=SUM([Arkusz2.L36];PRODUCT([Arkusz1.K3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lorian Geyer</text:a></text:p>
          </table:table-cell>
          <table:table-cell/>
          <table:table-cell table:style-name="ce6" table:formula="of:=SUM([Arkusz2.E37];PRODUCT([Arkusz1.D36];-1))" office:value-type="float" office:value="0">
            <text:p>0</text:p>
          </table:table-cell>
          <table:table-cell table:style-name="ce6" table:formula="of:=SUM([Arkusz2.F37];PRODUCT([Arkusz1.E36];-1))" office:value-type="float" office:value="2">
            <text:p>2</text:p>
          </table:table-cell>
          <table:table-cell table:style-name="ce6" table:formula="of:=SUM([Arkusz2.G37];PRODUCT([Arkusz1.F36];-1))" office:value-type="float" office:value="1">
            <text:p>1</text:p>
          </table:table-cell>
          <table:table-cell table:style-name="ce6" table:formula="of:=SUM([Arkusz2.H37];PRODUCT([Arkusz1.G36];-1))" office:value-type="float" office:value="0">
            <text:p>0</text:p>
          </table:table-cell>
          <table:table-cell table:style-name="ce6" table:formula="of:=SUM([Arkusz2.I37];PRODUCT([Arkusz1.H36];-1))" office:value-type="float" office:value="8">
            <text:p>8</text:p>
          </table:table-cell>
          <table:table-cell table:style-name="ce6" table:formula="of:=SUM([Arkusz2.J37];PRODUCT([Arkusz1.I36];-1))" office:value-type="float" office:value="7">
            <text:p>7</text:p>
          </table:table-cell>
          <table:table-cell table:style-name="ce6" table:formula="of:=SUM([Arkusz2.K37];PRODUCT([Arkusz1.J36];-1))" office:value-type="float" office:value="0">
            <text:p>0</text:p>
          </table:table-cell>
          <table:table-cell table:style-name="ce6" table:formula="of:=SUM([Arkusz2.L37];PRODUCT([Arkusz1.K3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oreign Armor</text:a></text:p>
          </table:table-cell>
          <table:table-cell/>
          <table:table-cell table:style-name="ce6" table:formula="of:=SUM([Arkusz2.E38];PRODUCT([Arkusz1.D37];-1))" office:value-type="float" office:value="8">
            <text:p>8</text:p>
          </table:table-cell>
          <table:table-cell table:style-name="ce6" table:formula="of:=SUM([Arkusz2.F38];PRODUCT([Arkusz1.E37];-1))" office:value-type="float" office:value="11">
            <text:p>11</text:p>
          </table:table-cell>
          <table:table-cell table:style-name="ce6" table:formula="of:=SUM([Arkusz2.G38];PRODUCT([Arkusz1.F37];-1))" office:value-type="float" office:value="14">
            <text:p>14</text:p>
          </table:table-cell>
          <table:table-cell table:style-name="ce6" table:formula="of:=SUM([Arkusz2.H38];PRODUCT([Arkusz1.G37];-1))" office:value-type="float" office:value="1">
            <text:p>1</text:p>
          </table:table-cell>
          <table:table-cell table:style-name="ce6" table:formula="of:=SUM([Arkusz2.I38];PRODUCT([Arkusz1.H37];-1))" office:value-type="float" office:value="7">
            <text:p>7</text:p>
          </table:table-cell>
          <table:table-cell table:style-name="ce6" table:formula="of:=SUM([Arkusz2.J38];PRODUCT([Arkusz1.I37];-1))" office:value-type="float" office:value="26">
            <text:p>26</text:p>
          </table:table-cell>
          <table:table-cell table:style-name="ce6" table:formula="of:=SUM([Arkusz2.K38];PRODUCT([Arkusz1.J37];-1))" office:value-type="float" office:value="1">
            <text:p>1</text:p>
          </table:table-cell>
          <table:table-cell table:style-name="ce6" table:formula="of:=SUM([Arkusz2.L38];PRODUCT([Arkusz1.K37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rench Hf-Track Transport</text:a></text:p>
          </table:table-cell>
          <table:table-cell/>
          <table:table-cell table:style-name="ce6" table:formula="of:=SUM([Arkusz2.E39];PRODUCT([Arkusz1.D38];-1))" office:value-type="float" office:value="3">
            <text:p>3</text:p>
          </table:table-cell>
          <table:table-cell table:style-name="ce6" table:formula="of:=SUM([Arkusz2.F39];PRODUCT([Arkusz1.E38];-1))" office:value-type="float" office:value="0">
            <text:p>0</text:p>
          </table:table-cell>
          <table:table-cell table:style-name="ce6" table:formula="of:=SUM([Arkusz2.G39];PRODUCT([Arkusz1.F38];-1))" office:value-type="float" office:value="0">
            <text:p>0</text:p>
          </table:table-cell>
          <table:table-cell table:style-name="ce6" table:formula="of:=SUM([Arkusz2.H39];PRODUCT([Arkusz1.G38];-1))" office:value-type="float" office:value="0">
            <text:p>0</text:p>
          </table:table-cell>
          <table:table-cell table:style-name="ce6" table:formula="of:=SUM([Arkusz2.I39];PRODUCT([Arkusz1.H38];-1))" office:value-type="float" office:value="0">
            <text:p>0</text:p>
          </table:table-cell>
          <table:table-cell table:style-name="ce6" table:formula="of:=SUM([Arkusz2.J39];PRODUCT([Arkusz1.I38];-1))" office:value-type="float" office:value="0">
            <text:p>0</text:p>
          </table:table-cell>
          <table:table-cell table:style-name="ce6" table:formula="of:=SUM([Arkusz2.K39];PRODUCT([Arkusz1.J38];-1))" office:value-type="float" office:value="0">
            <text:p>0</text:p>
          </table:table-cell>
          <table:table-cell table:style-name="ce6" table:formula="of:=SUM([Arkusz2.L39];PRODUCT([Arkusz1.K3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rench Truck transport</text:a></text:p>
          </table:table-cell>
          <table:table-cell/>
          <table:table-cell table:style-name="ce6" table:formula="of:=SUM([Arkusz2.E40];PRODUCT([Arkusz1.D39];-1))" office:value-type="float" office:value="2">
            <text:p>2</text:p>
          </table:table-cell>
          <table:table-cell table:style-name="ce6" table:formula="of:=SUM([Arkusz2.F40];PRODUCT([Arkusz1.E39];-1))" office:value-type="float" office:value="0">
            <text:p>0</text:p>
          </table:table-cell>
          <table:table-cell table:style-name="ce6" table:formula="of:=SUM([Arkusz2.G40];PRODUCT([Arkusz1.F39];-1))" office:value-type="float" office:value="0">
            <text:p>0</text:p>
          </table:table-cell>
          <table:table-cell table:style-name="ce6" table:formula="of:=SUM([Arkusz2.H40];PRODUCT([Arkusz1.G39];-1))" office:value-type="float" office:value="0">
            <text:p>0</text:p>
          </table:table-cell>
          <table:table-cell table:style-name="ce6" table:formula="of:=SUM([Arkusz2.I40];PRODUCT([Arkusz1.H39];-1))" office:value-type="float" office:value="0">
            <text:p>0</text:p>
          </table:table-cell>
          <table:table-cell table:style-name="ce6" table:formula="of:=SUM([Arkusz2.J40];PRODUCT([Arkusz1.I39];-1))" office:value-type="float" office:value="0">
            <text:p>0</text:p>
          </table:table-cell>
          <table:table-cell table:style-name="ce6" table:formula="of:=SUM([Arkusz2.K40];PRODUCT([Arkusz1.J39];-1))" office:value-type="float" office:value="0">
            <text:p>0</text:p>
          </table:table-cell>
          <table:table-cell table:style-name="ce6" table:formula="of:=SUM([Arkusz2.L40];PRODUCT([Arkusz1.K3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rundsberg</text:a></text:p>
          </table:table-cell>
          <table:table-cell/>
          <table:table-cell table:style-name="ce6" table:formula="of:=SUM([Arkusz2.E41];PRODUCT([Arkusz1.D40];-1))" office:value-type="float" office:value="0">
            <text:p>0</text:p>
          </table:table-cell>
          <table:table-cell table:style-name="ce6" table:formula="of:=SUM([Arkusz2.F41];PRODUCT([Arkusz1.E40];-1))" office:value-type="float" office:value="10">
            <text:p>10</text:p>
          </table:table-cell>
          <table:table-cell table:style-name="ce6" table:formula="of:=SUM([Arkusz2.G41];PRODUCT([Arkusz1.F40];-1))" office:value-type="float" office:value="2">
            <text:p>2</text:p>
          </table:table-cell>
          <table:table-cell table:style-name="ce6" table:formula="of:=SUM([Arkusz2.H41];PRODUCT([Arkusz1.G40];-1))" office:value-type="float" office:value="2">
            <text:p>2</text:p>
          </table:table-cell>
          <table:table-cell table:style-name="ce6" table:formula="of:=SUM([Arkusz2.I41];PRODUCT([Arkusz1.H40];-1))" office:value-type="float" office:value="14">
            <text:p>14</text:p>
          </table:table-cell>
          <table:table-cell table:style-name="ce6" table:formula="of:=SUM([Arkusz2.J41];PRODUCT([Arkusz1.I40];-1))" office:value-type="float" office:value="10">
            <text:p>10</text:p>
          </table:table-cell>
          <table:table-cell table:style-name="ce6" table:formula="of:=SUM([Arkusz2.K41];PRODUCT([Arkusz1.J40];-1))" office:value-type="float" office:value="2">
            <text:p>2</text:p>
          </table:table-cell>
          <table:table-cell table:style-name="ce6" table:formula="of:=SUM([Arkusz2.L41];PRODUCT([Arkusz1.K4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Ã¼hrerhauptquartier</text:a></text:p>
          </table:table-cell>
          <table:table-cell/>
          <table:table-cell table:style-name="ce6" table:formula="of:=SUM([Arkusz2.E42];PRODUCT([Arkusz1.D41];-1))" office:value-type="float" office:value="0">
            <text:p>0</text:p>
          </table:table-cell>
          <table:table-cell table:style-name="ce6" table:formula="of:=SUM([Arkusz2.F42];PRODUCT([Arkusz1.E41];-1))" office:value-type="float" office:value="4">
            <text:p>4</text:p>
          </table:table-cell>
          <table:table-cell table:style-name="ce6" table:formula="of:=SUM([Arkusz2.G42];PRODUCT([Arkusz1.F41];-1))" office:value-type="float" office:value="1">
            <text:p>1</text:p>
          </table:table-cell>
          <table:table-cell table:style-name="ce6" table:formula="of:=SUM([Arkusz2.H42];PRODUCT([Arkusz1.G41];-1))" office:value-type="float" office:value="0">
            <text:p>0</text:p>
          </table:table-cell>
          <table:table-cell table:style-name="ce6" table:formula="of:=SUM([Arkusz2.I42];PRODUCT([Arkusz1.H41];-1))" office:value-type="float" office:value="8">
            <text:p>8</text:p>
          </table:table-cell>
          <table:table-cell table:style-name="ce6" table:formula="of:=SUM([Arkusz2.J42];PRODUCT([Arkusz1.I41];-1))" office:value-type="float" office:value="7">
            <text:p>7</text:p>
          </table:table-cell>
          <table:table-cell table:style-name="ce6" table:formula="of:=SUM([Arkusz2.K42];PRODUCT([Arkusz1.J41];-1))" office:value-type="float" office:value="0">
            <text:p>0</text:p>
          </table:table-cell>
          <table:table-cell table:style-name="ce6" table:formula="of:=SUM([Arkusz2.L42];PRODUCT([Arkusz1.K4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erman Hf-Track Transport</text:a></text:p>
          </table:table-cell>
          <table:table-cell/>
          <table:table-cell table:style-name="ce6" table:formula="of:=SUM([Arkusz2.E43];PRODUCT([Arkusz1.D42];-1))" office:value-type="float" office:value="3">
            <text:p>3</text:p>
          </table:table-cell>
          <table:table-cell table:style-name="ce6" table:formula="of:=SUM([Arkusz2.F43];PRODUCT([Arkusz1.E42];-1))" office:value-type="float" office:value="0">
            <text:p>0</text:p>
          </table:table-cell>
          <table:table-cell table:style-name="ce6" table:formula="of:=SUM([Arkusz2.G43];PRODUCT([Arkusz1.F42];-1))" office:value-type="float" office:value="0">
            <text:p>0</text:p>
          </table:table-cell>
          <table:table-cell table:style-name="ce6" table:formula="of:=SUM([Arkusz2.H43];PRODUCT([Arkusz1.G42];-1))" office:value-type="float" office:value="0">
            <text:p>0</text:p>
          </table:table-cell>
          <table:table-cell table:style-name="ce6" table:formula="of:=SUM([Arkusz2.I43];PRODUCT([Arkusz1.H42];-1))" office:value-type="float" office:value="0">
            <text:p>0</text:p>
          </table:table-cell>
          <table:table-cell table:style-name="ce6" table:formula="of:=SUM([Arkusz2.J43];PRODUCT([Arkusz1.I42];-1))" office:value-type="float" office:value="0">
            <text:p>0</text:p>
          </table:table-cell>
          <table:table-cell table:style-name="ce6" table:formula="of:=SUM([Arkusz2.K43];PRODUCT([Arkusz1.J42];-1))" office:value-type="float" office:value="0">
            <text:p>0</text:p>
          </table:table-cell>
          <table:table-cell table:style-name="ce6" table:formula="of:=SUM([Arkusz2.L43];PRODUCT([Arkusz1.K4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erman Lt-Vehicle</text:a></text:p>
          </table:table-cell>
          <table:table-cell/>
          <table:table-cell table:style-name="ce6" table:formula="of:=SUM([Arkusz2.E44];PRODUCT([Arkusz1.D43];-1))" office:value-type="float" office:value="0">
            <text:p>0</text:p>
          </table:table-cell>
          <table:table-cell table:style-name="ce6" table:formula="of:=SUM([Arkusz2.F44];PRODUCT([Arkusz1.E43];-1))" office:value-type="float" office:value="0">
            <text:p>0</text:p>
          </table:table-cell>
          <table:table-cell table:style-name="ce6" table:formula="of:=SUM([Arkusz2.G44];PRODUCT([Arkusz1.F43];-1))" office:value-type="float" office:value="0">
            <text:p>0</text:p>
          </table:table-cell>
          <table:table-cell table:style-name="ce6" table:formula="of:=SUM([Arkusz2.H44];PRODUCT([Arkusz1.G43];-1))" office:value-type="float" office:value="0">
            <text:p>0</text:p>
          </table:table-cell>
          <table:table-cell table:style-name="ce6" table:formula="of:=SUM([Arkusz2.I44];PRODUCT([Arkusz1.H43];-1))" office:value-type="float" office:value="0">
            <text:p>0</text:p>
          </table:table-cell>
          <table:table-cell table:style-name="ce6" table:formula="of:=SUM([Arkusz2.J44];PRODUCT([Arkusz1.I43];-1))" office:value-type="float" office:value="0">
            <text:p>0</text:p>
          </table:table-cell>
          <table:table-cell table:style-name="ce6" table:formula="of:=SUM([Arkusz2.K44];PRODUCT([Arkusz1.J43];-1))" office:value-type="float" office:value="0">
            <text:p>0</text:p>
          </table:table-cell>
          <table:table-cell table:style-name="ce6" table:formula="of:=SUM([Arkusz2.L44];PRODUCT([Arkusz1.K4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erman Truck transport</text:a></text:p>
          </table:table-cell>
          <table:table-cell/>
          <table:table-cell table:style-name="ce6" table:formula="of:=SUM([Arkusz2.E45];PRODUCT([Arkusz1.D44];-1))" office:value-type="float" office:value="1">
            <text:p>1</text:p>
          </table:table-cell>
          <table:table-cell table:style-name="ce6" table:formula="of:=SUM([Arkusz2.F45];PRODUCT([Arkusz1.E44];-1))" office:value-type="float" office:value="0">
            <text:p>0</text:p>
          </table:table-cell>
          <table:table-cell table:style-name="ce6" table:formula="of:=SUM([Arkusz2.G45];PRODUCT([Arkusz1.F44];-1))" office:value-type="float" office:value="0">
            <text:p>0</text:p>
          </table:table-cell>
          <table:table-cell table:style-name="ce6" table:formula="of:=SUM([Arkusz2.H45];PRODUCT([Arkusz1.G44];-1))" office:value-type="float" office:value="0">
            <text:p>0</text:p>
          </table:table-cell>
          <table:table-cell table:style-name="ce6" table:formula="of:=SUM([Arkusz2.I45];PRODUCT([Arkusz1.H44];-1))" office:value-type="float" office:value="0">
            <text:p>0</text:p>
          </table:table-cell>
          <table:table-cell table:style-name="ce6" table:formula="of:=SUM([Arkusz2.J45];PRODUCT([Arkusz1.I44];-1))" office:value-type="float" office:value="0">
            <text:p>0</text:p>
          </table:table-cell>
          <table:table-cell table:style-name="ce6" table:formula="of:=SUM([Arkusz2.K45];PRODUCT([Arkusz1.J44];-1))" office:value-type="float" office:value="0">
            <text:p>0</text:p>
          </table:table-cell>
          <table:table-cell table:style-name="ce6" table:formula="of:=SUM([Arkusz2.L45];PRODUCT([Arkusz1.K4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rossdeutschland</text:a></text:p>
          </table:table-cell>
          <table:table-cell/>
          <table:table-cell table:style-name="ce6" table:formula="of:=SUM([Arkusz2.E46];PRODUCT([Arkusz1.D45];-1))" office:value-type="float" office:value="0">
            <text:p>0</text:p>
          </table:table-cell>
          <table:table-cell table:style-name="ce6" table:formula="of:=SUM([Arkusz2.F46];PRODUCT([Arkusz1.E45];-1))" office:value-type="float" office:value="13">
            <text:p>13</text:p>
          </table:table-cell>
          <table:table-cell table:style-name="ce6" table:formula="of:=SUM([Arkusz2.G46];PRODUCT([Arkusz1.F45];-1))" office:value-type="float" office:value="4">
            <text:p>4</text:p>
          </table:table-cell>
          <table:table-cell table:style-name="ce6" table:formula="of:=SUM([Arkusz2.H46];PRODUCT([Arkusz1.G45];-1))" office:value-type="float" office:value="2">
            <text:p>2</text:p>
          </table:table-cell>
          <table:table-cell table:style-name="ce6" table:formula="of:=SUM([Arkusz2.I46];PRODUCT([Arkusz1.H45];-1))" office:value-type="float" office:value="15">
            <text:p>15</text:p>
          </table:table-cell>
          <table:table-cell table:style-name="ce6" table:formula="of:=SUM([Arkusz2.J46];PRODUCT([Arkusz1.I45];-1))" office:value-type="float" office:value="10">
            <text:p>10</text:p>
          </table:table-cell>
          <table:table-cell table:style-name="ce6" table:formula="of:=SUM([Arkusz2.K46];PRODUCT([Arkusz1.J45];-1))" office:value-type="float" office:value="2">
            <text:p>2</text:p>
          </table:table-cell>
          <table:table-cell table:style-name="ce6" table:formula="of:=SUM([Arkusz2.L46];PRODUCT([Arkusz1.K4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Airborne</text:a></text:p>
          </table:table-cell>
          <table:table-cell/>
          <table:table-cell table:style-name="ce6" table:formula="of:=SUM([Arkusz2.E47];PRODUCT([Arkusz1.D46];-1))" office:value-type="float" office:value="1">
            <text:p>1</text:p>
          </table:table-cell>
          <table:table-cell table:style-name="ce6" table:formula="of:=SUM([Arkusz2.F47];PRODUCT([Arkusz1.E46];-1))" office:value-type="float" office:value="4">
            <text:p>4</text:p>
          </table:table-cell>
          <table:table-cell table:style-name="ce6" table:formula="of:=SUM([Arkusz2.G47];PRODUCT([Arkusz1.F46];-1))" office:value-type="float" office:value="1">
            <text:p>1</text:p>
          </table:table-cell>
          <table:table-cell table:style-name="ce6" table:formula="of:=SUM([Arkusz2.H47];PRODUCT([Arkusz1.G46];-1))" office:value-type="float" office:value="0">
            <text:p>0</text:p>
          </table:table-cell>
          <table:table-cell table:style-name="ce6" table:formula="of:=SUM([Arkusz2.I47];PRODUCT([Arkusz1.H46];-1))" office:value-type="float" office:value="8">
            <text:p>8</text:p>
          </table:table-cell>
          <table:table-cell table:style-name="ce6" table:formula="of:=SUM([Arkusz2.J47];PRODUCT([Arkusz1.I46];-1))" office:value-type="float" office:value="9">
            <text:p>9</text:p>
          </table:table-cell>
          <table:table-cell table:style-name="ce6" table:formula="of:=SUM([Arkusz2.K47];PRODUCT([Arkusz1.J46];-1))" office:value-type="float" office:value="0">
            <text:p>0</text:p>
          </table:table-cell>
          <table:table-cell table:style-name="ce6" table:formula="of:=SUM([Arkusz2.L47];PRODUCT([Arkusz1.K4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Armour</text:a></text:p>
          </table:table-cell>
          <table:table-cell/>
          <table:table-cell table:style-name="ce6" table:formula="of:=SUM([Arkusz2.E48];PRODUCT([Arkusz1.D47];-1))" office:value-type="float" office:value="9">
            <text:p>9</text:p>
          </table:table-cell>
          <table:table-cell table:style-name="ce6" table:formula="of:=SUM([Arkusz2.F48];PRODUCT([Arkusz1.E47];-1))" office:value-type="float" office:value="15">
            <text:p>15</text:p>
          </table:table-cell>
          <table:table-cell table:style-name="ce6" table:formula="of:=SUM([Arkusz2.G48];PRODUCT([Arkusz1.F47];-1))" office:value-type="float" office:value="18">
            <text:p>18</text:p>
          </table:table-cell>
          <table:table-cell table:style-name="ce6" table:formula="of:=SUM([Arkusz2.H48];PRODUCT([Arkusz1.G47];-1))" office:value-type="float" office:value="0">
            <text:p>0</text:p>
          </table:table-cell>
          <table:table-cell table:style-name="ce6" table:formula="of:=SUM([Arkusz2.I48];PRODUCT([Arkusz1.H47];-1))" office:value-type="float" office:value="6">
            <text:p>6</text:p>
          </table:table-cell>
          <table:table-cell table:style-name="ce6" table:formula="of:=SUM([Arkusz2.J48];PRODUCT([Arkusz1.I47];-1))" office:value-type="float" office:value="26">
            <text:p>26</text:p>
          </table:table-cell>
          <table:table-cell table:style-name="ce6" table:formula="of:=SUM([Arkusz2.K48];PRODUCT([Arkusz1.J47];-1))" office:value-type="float" office:value="0">
            <text:p>0</text:p>
          </table:table-cell>
          <table:table-cell table:style-name="ce6" table:formula="of:=SUM([Arkusz2.L48];PRODUCT([Arkusz1.K47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Cavalry</text:a></text:p>
          </table:table-cell>
          <table:table-cell/>
          <table:table-cell table:style-name="ce6" table:formula="of:=SUM([Arkusz2.E49];PRODUCT([Arkusz1.D48];-1))" office:value-type="float" office:value="1">
            <text:p>1</text:p>
          </table:table-cell>
          <table:table-cell table:style-name="ce6" table:formula="of:=SUM([Arkusz2.F49];PRODUCT([Arkusz1.E48];-1))" office:value-type="float" office:value="5">
            <text:p>5</text:p>
          </table:table-cell>
          <table:table-cell table:style-name="ce6" table:formula="of:=SUM([Arkusz2.G49];PRODUCT([Arkusz1.F48];-1))" office:value-type="float" office:value="1">
            <text:p>1</text:p>
          </table:table-cell>
          <table:table-cell table:style-name="ce6" table:formula="of:=SUM([Arkusz2.H49];PRODUCT([Arkusz1.G48];-1))" office:value-type="float" office:value="0">
            <text:p>0</text:p>
          </table:table-cell>
          <table:table-cell table:style-name="ce6" table:formula="of:=SUM([Arkusz2.I49];PRODUCT([Arkusz1.H48];-1))" office:value-type="float" office:value="9">
            <text:p>9</text:p>
          </table:table-cell>
          <table:table-cell table:style-name="ce6" table:formula="of:=SUM([Arkusz2.J49];PRODUCT([Arkusz1.I48];-1))" office:value-type="float" office:value="8">
            <text:p>8</text:p>
          </table:table-cell>
          <table:table-cell table:style-name="ce6" table:formula="of:=SUM([Arkusz2.K49];PRODUCT([Arkusz1.J48];-1))" office:value-type="float" office:value="0">
            <text:p>0</text:p>
          </table:table-cell>
          <table:table-cell table:style-name="ce6" table:formula="of:=SUM([Arkusz2.L49];PRODUCT([Arkusz1.K4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Infantry</text:a></text:p>
          </table:table-cell>
          <table:table-cell/>
          <table:table-cell table:style-name="ce6" table:formula="of:=SUM([Arkusz2.E50];PRODUCT([Arkusz1.D49];-1))" office:value-type="float" office:value="1">
            <text:p>1</text:p>
          </table:table-cell>
          <table:table-cell table:style-name="ce6" table:formula="of:=SUM([Arkusz2.F50];PRODUCT([Arkusz1.E49];-1))" office:value-type="float" office:value="8">
            <text:p>8</text:p>
          </table:table-cell>
          <table:table-cell table:style-name="ce6" table:formula="of:=SUM([Arkusz2.G50];PRODUCT([Arkusz1.F49];-1))" office:value-type="float" office:value="1">
            <text:p>1</text:p>
          </table:table-cell>
          <table:table-cell table:style-name="ce6" table:formula="of:=SUM([Arkusz2.H50];PRODUCT([Arkusz1.G49];-1))" office:value-type="float" office:value="0">
            <text:p>0</text:p>
          </table:table-cell>
          <table:table-cell table:style-name="ce6" table:formula="of:=SUM([Arkusz2.I50];PRODUCT([Arkusz1.H49];-1))" office:value-type="float" office:value="9">
            <text:p>9</text:p>
          </table:table-cell>
          <table:table-cell table:style-name="ce6" table:formula="of:=SUM([Arkusz2.J50];PRODUCT([Arkusz1.I49];-1))" office:value-type="float" office:value="7">
            <text:p>7</text:p>
          </table:table-cell>
          <table:table-cell table:style-name="ce6" table:formula="of:=SUM([Arkusz2.K50];PRODUCT([Arkusz1.J49];-1))" office:value-type="float" office:value="0">
            <text:p>0</text:p>
          </table:table-cell>
          <table:table-cell table:style-name="ce6" table:formula="of:=SUM([Arkusz2.L50];PRODUCT([Arkusz1.K49];-1))" office:value-type="float" office:value="0.0199999999999996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Motorized</text:a></text:p>
          </table:table-cell>
          <table:table-cell/>
          <table:table-cell table:style-name="ce6" table:formula="of:=SUM([Arkusz2.E51];PRODUCT([Arkusz1.D50];-1))" office:value-type="float" office:value="1">
            <text:p>1</text:p>
          </table:table-cell>
          <table:table-cell table:style-name="ce6" table:formula="of:=SUM([Arkusz2.F51];PRODUCT([Arkusz1.E50];-1))" office:value-type="float" office:value="9">
            <text:p>9</text:p>
          </table:table-cell>
          <table:table-cell table:style-name="ce6" table:formula="of:=SUM([Arkusz2.G51];PRODUCT([Arkusz1.F50];-1))" office:value-type="float" office:value="1">
            <text:p>1</text:p>
          </table:table-cell>
          <table:table-cell table:style-name="ce6" table:formula="of:=SUM([Arkusz2.H51];PRODUCT([Arkusz1.G50];-1))" office:value-type="float" office:value="0">
            <text:p>0</text:p>
          </table:table-cell>
          <table:table-cell table:style-name="ce6" table:formula="of:=SUM([Arkusz2.I51];PRODUCT([Arkusz1.H50];-1))" office:value-type="float" office:value="13">
            <text:p>13</text:p>
          </table:table-cell>
          <table:table-cell table:style-name="ce6" table:formula="of:=SUM([Arkusz2.J51];PRODUCT([Arkusz1.I50];-1))" office:value-type="float" office:value="9">
            <text:p>9</text:p>
          </table:table-cell>
          <table:table-cell table:style-name="ce6" table:formula="of:=SUM([Arkusz2.K51];PRODUCT([Arkusz1.J50];-1))" office:value-type="float" office:value="0">
            <text:p>0</text:p>
          </table:table-cell>
          <table:table-cell table:style-name="ce6" table:formula="of:=SUM([Arkusz2.L51];PRODUCT([Arkusz1.K50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Motorized Bn</text:a></text:p>
          </table:table-cell>
          <table:table-cell/>
          <table:table-cell table:style-name="ce6" table:formula="of:=SUM([Arkusz2.E52];PRODUCT([Arkusz1.D51];-1))" office:value-type="float" office:value="0">
            <text:p>0</text:p>
          </table:table-cell>
          <table:table-cell table:style-name="ce6" table:formula="of:=SUM([Arkusz2.F52];PRODUCT([Arkusz1.E51];-1))" office:value-type="float" office:value="0">
            <text:p>0</text:p>
          </table:table-cell>
          <table:table-cell table:style-name="ce6" table:formula="of:=SUM([Arkusz2.G52];PRODUCT([Arkusz1.F51];-1))" office:value-type="float" office:value="0">
            <text:p>0</text:p>
          </table:table-cell>
          <table:table-cell table:style-name="ce6" table:formula="of:=SUM([Arkusz2.H52];PRODUCT([Arkusz1.G51];-1))" office:value-type="float" office:value="0">
            <text:p>0</text:p>
          </table:table-cell>
          <table:table-cell table:style-name="ce6" table:formula="of:=SUM([Arkusz2.I52];PRODUCT([Arkusz1.H51];-1))" office:value-type="float" office:value="0">
            <text:p>0</text:p>
          </table:table-cell>
          <table:table-cell table:style-name="ce6" table:formula="of:=SUM([Arkusz2.J52];PRODUCT([Arkusz1.I51];-1))" office:value-type="float" office:value="0">
            <text:p>0</text:p>
          </table:table-cell>
          <table:table-cell table:style-name="ce6" table:formula="of:=SUM([Arkusz2.K52];PRODUCT([Arkusz1.J51];-1))" office:value-type="float" office:value="0">
            <text:p>0</text:p>
          </table:table-cell>
          <table:table-cell table:style-name="ce6" table:formula="of:=SUM([Arkusz2.L52];PRODUCT([Arkusz1.K5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s Hv Armor</text:a></text:p>
          </table:table-cell>
          <table:table-cell/>
          <table:table-cell table:style-name="ce6" table:formula="of:=SUM([Arkusz2.E53];PRODUCT([Arkusz1.D52];-1))" office:value-type="float" office:value="9">
            <text:p>9</text:p>
          </table:table-cell>
          <table:table-cell table:style-name="ce6" table:formula="of:=SUM([Arkusz2.F53];PRODUCT([Arkusz1.E52];-1))" office:value-type="float" office:value="13">
            <text:p>13</text:p>
          </table:table-cell>
          <table:table-cell table:style-name="ce6" table:formula="of:=SUM([Arkusz2.G53];PRODUCT([Arkusz1.F52];-1))" office:value-type="float" office:value="23">
            <text:p>23</text:p>
          </table:table-cell>
          <table:table-cell table:style-name="ce6" table:formula="of:=SUM([Arkusz2.H53];PRODUCT([Arkusz1.G52];-1))" office:value-type="float" office:value="0">
            <text:p>0</text:p>
          </table:table-cell>
          <table:table-cell table:style-name="ce6" table:formula="of:=SUM([Arkusz2.I53];PRODUCT([Arkusz1.H52];-1))" office:value-type="float" office:value="9">
            <text:p>9</text:p>
          </table:table-cell>
          <table:table-cell table:style-name="ce6" table:formula="of:=SUM([Arkusz2.J53];PRODUCT([Arkusz1.I52];-1))" office:value-type="float" office:value="27">
            <text:p>27</text:p>
          </table:table-cell>
          <table:table-cell table:style-name="ce6" table:formula="of:=SUM([Arkusz2.K53];PRODUCT([Arkusz1.J52];-1))" office:value-type="float" office:value="0">
            <text:p>0</text:p>
          </table:table-cell>
          <table:table-cell table:style-name="ce6" table:formula="of:=SUM([Arkusz2.L53];PRODUCT([Arkusz1.K52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s Katyusha</text:a></text:p>
          </table:table-cell>
          <table:table-cell/>
          <table:table-cell table:style-name="ce6" table:formula="of:=SUM([Arkusz2.E54];PRODUCT([Arkusz1.D53];-1))" office:value-type="float" office:value="3">
            <text:p>3</text:p>
          </table:table-cell>
          <table:table-cell table:style-name="ce6" table:formula="of:=SUM([Arkusz2.F54];PRODUCT([Arkusz1.E53];-1))" office:value-type="float" office:value="16">
            <text:p>16</text:p>
          </table:table-cell>
          <table:table-cell table:style-name="ce6" table:formula="of:=SUM([Arkusz2.G54];PRODUCT([Arkusz1.F53];-1))" office:value-type="float" office:value="0">
            <text:p>0</text:p>
          </table:table-cell>
          <table:table-cell table:style-name="ce6" table:formula="of:=SUM([Arkusz2.H54];PRODUCT([Arkusz1.G53];-1))" office:value-type="float" office:value="1">
            <text:p>1</text:p>
          </table:table-cell>
          <table:table-cell table:style-name="ce6" table:formula="of:=SUM([Arkusz2.I54];PRODUCT([Arkusz1.H53];-1))" office:value-type="float" office:value="1">
            <text:p>1</text:p>
          </table:table-cell>
          <table:table-cell table:style-name="ce6" table:formula="of:=SUM([Arkusz2.J54];PRODUCT([Arkusz1.I53];-1))" office:value-type="float" office:value="1">
            <text:p>1</text:p>
          </table:table-cell>
          <table:table-cell table:style-name="ce6" table:formula="of:=SUM([Arkusz2.K54];PRODUCT([Arkusz1.J53];-1))" office:value-type="float" office:value="1">
            <text:p>1</text:p>
          </table:table-cell>
          <table:table-cell table:style-name="ce6" table:formula="of:=SUM([Arkusz2.L54];PRODUCT([Arkusz1.K53];-1))" office:value-type="float" office:value="0.0699999999999998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s Mechanized</text:a></text:p>
          </table:table-cell>
          <table:table-cell/>
          <table:table-cell table:style-name="ce6" table:formula="of:=SUM([Arkusz2.E55];PRODUCT([Arkusz1.D54];-1))" office:value-type="float" office:value="1">
            <text:p>1</text:p>
          </table:table-cell>
          <table:table-cell table:style-name="ce6" table:formula="of:=SUM([Arkusz2.F55];PRODUCT([Arkusz1.E54];-1))" office:value-type="float" office:value="11">
            <text:p>11</text:p>
          </table:table-cell>
          <table:table-cell table:style-name="ce6" table:formula="of:=SUM([Arkusz2.G55];PRODUCT([Arkusz1.F54];-1))" office:value-type="float" office:value="2">
            <text:p>2</text:p>
          </table:table-cell>
          <table:table-cell table:style-name="ce6" table:formula="of:=SUM([Arkusz2.H55];PRODUCT([Arkusz1.G54];-1))" office:value-type="float" office:value="2">
            <text:p>2</text:p>
          </table:table-cell>
          <table:table-cell table:style-name="ce6" table:formula="of:=SUM([Arkusz2.I55];PRODUCT([Arkusz1.H54];-1))" office:value-type="float" office:value="13">
            <text:p>13</text:p>
          </table:table-cell>
          <table:table-cell table:style-name="ce6" table:formula="of:=SUM([Arkusz2.J55];PRODUCT([Arkusz1.I54];-1))" office:value-type="float" office:value="9">
            <text:p>9</text:p>
          </table:table-cell>
          <table:table-cell table:style-name="ce6" table:formula="of:=SUM([Arkusz2.K55];PRODUCT([Arkusz1.J54];-1))" office:value-type="float" office:value="2">
            <text:p>2</text:p>
          </table:table-cell>
          <table:table-cell table:style-name="ce6" table:formula="of:=SUM([Arkusz2.L55];PRODUCT([Arkusz1.K5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rkha</text:a></text:p>
          </table:table-cell>
          <table:table-cell/>
          <table:table-cell table:style-name="ce6" table:formula="of:=SUM([Arkusz2.E56];PRODUCT([Arkusz1.D55];-1))" office:value-type="float" office:value="0">
            <text:p>0</text:p>
          </table:table-cell>
          <table:table-cell table:style-name="ce6" table:formula="of:=SUM([Arkusz2.F56];PRODUCT([Arkusz1.E55];-1))" office:value-type="float" office:value="5">
            <text:p>5</text:p>
          </table:table-cell>
          <table:table-cell table:style-name="ce6" table:formula="of:=SUM([Arkusz2.G56];PRODUCT([Arkusz1.F55];-1))" office:value-type="float" office:value="0">
            <text:p>0</text:p>
          </table:table-cell>
          <table:table-cell table:style-name="ce6" table:formula="of:=SUM([Arkusz2.H56];PRODUCT([Arkusz1.G55];-1))" office:value-type="float" office:value="0">
            <text:p>0</text:p>
          </table:table-cell>
          <table:table-cell table:style-name="ce6" table:formula="of:=SUM([Arkusz2.I56];PRODUCT([Arkusz1.H55];-1))" office:value-type="float" office:value="15">
            <text:p>15</text:p>
          </table:table-cell>
          <table:table-cell table:style-name="ce6" table:formula="of:=SUM([Arkusz2.J56];PRODUCT([Arkusz1.I55];-1))" office:value-type="float" office:value="13">
            <text:p>13</text:p>
          </table:table-cell>
          <table:table-cell table:style-name="ce6" table:formula="of:=SUM([Arkusz2.K56];PRODUCT([Arkusz1.J55];-1))" office:value-type="float" office:value="0">
            <text:p>0</text:p>
          </table:table-cell>
          <table:table-cell table:style-name="ce6" table:formula="of:=SUM([Arkusz2.L56];PRODUCT([Arkusz1.K5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A</text:a></text:p>
          </table:table-cell>
          <table:table-cell/>
          <table:table-cell table:style-name="ce6" table:formula="of:=SUM([Arkusz2.E57];PRODUCT([Arkusz1.D56];-1))" office:value-type="float" office:value="0">
            <text:p>0</text:p>
          </table:table-cell>
          <table:table-cell table:style-name="ce6" table:formula="of:=SUM([Arkusz2.F57];PRODUCT([Arkusz1.E56];-1))" office:value-type="float" office:value="2">
            <text:p>2</text:p>
          </table:table-cell>
          <table:table-cell table:style-name="ce6" table:formula="of:=SUM([Arkusz2.G57];PRODUCT([Arkusz1.F56];-1))" office:value-type="float" office:value="5">
            <text:p>5</text:p>
          </table:table-cell>
          <table:table-cell table:style-name="ce6" table:formula="of:=SUM([Arkusz2.H57];PRODUCT([Arkusz1.G56];-1))" office:value-type="float" office:value="6">
            <text:p>6</text:p>
          </table:table-cell>
          <table:table-cell table:style-name="ce6" table:formula="of:=SUM([Arkusz2.I57];PRODUCT([Arkusz1.H56];-1))" office:value-type="float" office:value="4">
            <text:p>4</text:p>
          </table:table-cell>
          <table:table-cell table:style-name="ce6" table:formula="of:=SUM([Arkusz2.J57];PRODUCT([Arkusz1.I56];-1))" office:value-type="float" office:value="1">
            <text:p>1</text:p>
          </table:table-cell>
          <table:table-cell table:style-name="ce6" table:formula="of:=SUM([Arkusz2.K57];PRODUCT([Arkusz1.J56];-1))" office:value-type="float" office:value="7">
            <text:p>7</text:p>
          </table:table-cell>
          <table:table-cell table:style-name="ce6" table:formula="of:=SUM([Arkusz2.L57];PRODUCT([Arkusz1.K5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G</text:a></text:p>
          </table:table-cell>
          <table:table-cell/>
          <table:table-cell table:style-name="ce6" table:formula="of:=SUM([Arkusz2.E58];PRODUCT([Arkusz1.D57];-1))" office:value-type="float" office:value="4">
            <text:p>4</text:p>
          </table:table-cell>
          <table:table-cell table:style-name="ce6" table:formula="of:=SUM([Arkusz2.F58];PRODUCT([Arkusz1.E57];-1))" office:value-type="float" office:value="25">
            <text:p>25</text:p>
          </table:table-cell>
          <table:table-cell table:style-name="ce6" table:formula="of:=SUM([Arkusz2.G58];PRODUCT([Arkusz1.F57];-1))" office:value-type="float" office:value="20">
            <text:p>20</text:p>
          </table:table-cell>
          <table:table-cell table:style-name="ce6" table:formula="of:=SUM([Arkusz2.H58];PRODUCT([Arkusz1.G57];-1))" office:value-type="float" office:value="0">
            <text:p>0</text:p>
          </table:table-cell>
          <table:table-cell table:style-name="ce6" table:formula="of:=SUM([Arkusz2.I58];PRODUCT([Arkusz1.H57];-1))" office:value-type="float" office:value="15">
            <text:p>15</text:p>
          </table:table-cell>
          <table:table-cell table:style-name="ce6" table:formula="of:=SUM([Arkusz2.J58];PRODUCT([Arkusz1.I57];-1))" office:value-type="float" office:value="30">
            <text:p>30</text:p>
          </table:table-cell>
          <table:table-cell table:style-name="ce6" table:formula="of:=SUM([Arkusz2.K58];PRODUCT([Arkusz1.J57];-1))" office:value-type="float" office:value="0">
            <text:p>0</text:p>
          </table:table-cell>
          <table:table-cell table:style-name="ce6" table:formula="of:=SUM([Arkusz2.L58];PRODUCT([Arkusz1.K5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rmor</text:a></text:p>
          </table:table-cell>
          <table:table-cell/>
          <table:table-cell table:style-name="ce6" table:formula="of:=SUM([Arkusz2.E59];PRODUCT([Arkusz1.D58];-1))" office:value-type="float" office:value="8">
            <text:p>8</text:p>
          </table:table-cell>
          <table:table-cell table:style-name="ce6" table:formula="of:=SUM([Arkusz2.F59];PRODUCT([Arkusz1.E58];-1))" office:value-type="float" office:value="13">
            <text:p>13</text:p>
          </table:table-cell>
          <table:table-cell table:style-name="ce6" table:formula="of:=SUM([Arkusz2.G59];PRODUCT([Arkusz1.F58];-1))" office:value-type="float" office:value="23">
            <text:p>23</text:p>
          </table:table-cell>
          <table:table-cell table:style-name="ce6" table:formula="of:=SUM([Arkusz2.H59];PRODUCT([Arkusz1.G58];-1))" office:value-type="float" office:value="0">
            <text:p>0</text:p>
          </table:table-cell>
          <table:table-cell table:style-name="ce6" table:formula="of:=SUM([Arkusz2.I59];PRODUCT([Arkusz1.H58];-1))" office:value-type="float" office:value="9">
            <text:p>9</text:p>
          </table:table-cell>
          <table:table-cell table:style-name="ce6" table:formula="of:=SUM([Arkusz2.J59];PRODUCT([Arkusz1.I58];-1))" office:value-type="float" office:value="28">
            <text:p>28</text:p>
          </table:table-cell>
          <table:table-cell table:style-name="ce6" table:formula="of:=SUM([Arkusz2.K59];PRODUCT([Arkusz1.J58];-1))" office:value-type="float" office:value="0">
            <text:p>0</text:p>
          </table:table-cell>
          <table:table-cell table:style-name="ce6" table:formula="of:=SUM([Arkusz2.L59];PRODUCT([Arkusz1.K58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rtillery</text:a></text:p>
          </table:table-cell>
          <table:table-cell/>
          <table:table-cell table:style-name="ce6" table:formula="of:=SUM([Arkusz2.E60];PRODUCT([Arkusz1.D59];-1))" office:value-type="float" office:value="0">
            <text:p>0</text:p>
          </table:table-cell>
          <table:table-cell table:style-name="ce6" table:formula="of:=SUM([Arkusz2.F60];PRODUCT([Arkusz1.E59];-1))" office:value-type="float" office:value="7">
            <text:p>7</text:p>
          </table:table-cell>
          <table:table-cell table:style-name="ce6" table:formula="of:=SUM([Arkusz2.G60];PRODUCT([Arkusz1.F59];-1))" office:value-type="float" office:value="3">
            <text:p>3</text:p>
          </table:table-cell>
          <table:table-cell table:style-name="ce6" table:formula="of:=SUM([Arkusz2.H60];PRODUCT([Arkusz1.G59];-1))" office:value-type="float" office:value="1">
            <text:p>1</text:p>
          </table:table-cell>
          <table:table-cell table:style-name="ce6" table:formula="of:=SUM([Arkusz2.I60];PRODUCT([Arkusz1.H59];-1))" office:value-type="float" office:value="0">
            <text:p>0</text:p>
          </table:table-cell>
          <table:table-cell table:style-name="ce6" table:formula="of:=SUM([Arkusz2.J60];PRODUCT([Arkusz1.I59];-1))" office:value-type="float" office:value="1">
            <text:p>1</text:p>
          </table:table-cell>
          <table:table-cell table:style-name="ce6" table:formula="of:=SUM([Arkusz2.K60];PRODUCT([Arkusz1.J59];-1))" office:value-type="float" office:value="0">
            <text:p>0</text:p>
          </table:table-cell>
          <table:table-cell table:style-name="ce6" table:formula="of:=SUM([Arkusz2.L60];PRODUCT([Arkusz1.K5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T</text:a></text:p>
          </table:table-cell>
          <table:table-cell/>
          <table:table-cell table:style-name="ce6" table:formula="of:=SUM([Arkusz2.E61];PRODUCT([Arkusz1.D60];-1))" office:value-type="float" office:value="0">
            <text:p>0</text:p>
          </table:table-cell>
          <table:table-cell table:style-name="ce6" table:formula="of:=SUM([Arkusz2.F61];PRODUCT([Arkusz1.E60];-1))" office:value-type="float" office:value="1">
            <text:p>1</text:p>
          </table:table-cell>
          <table:table-cell table:style-name="ce6" table:formula="of:=SUM([Arkusz2.G61];PRODUCT([Arkusz1.F60];-1))" office:value-type="float" office:value="18">
            <text:p>18</text:p>
          </table:table-cell>
          <table:table-cell table:style-name="ce6" table:formula="of:=SUM([Arkusz2.H61];PRODUCT([Arkusz1.G60];-1))" office:value-type="float" office:value="0">
            <text:p>0</text:p>
          </table:table-cell>
          <table:table-cell table:style-name="ce6" table:formula="of:=SUM([Arkusz2.I61];PRODUCT([Arkusz1.H60];-1))" office:value-type="float" office:value="3">
            <text:p>3</text:p>
          </table:table-cell>
          <table:table-cell table:style-name="ce6" table:formula="of:=SUM([Arkusz2.J61];PRODUCT([Arkusz1.I60];-1))" office:value-type="float" office:value="0">
            <text:p>0</text:p>
          </table:table-cell>
          <table:table-cell table:style-name="ce6" table:formula="of:=SUM([Arkusz2.K61];PRODUCT([Arkusz1.J60];-1))" office:value-type="float" office:value="0">
            <text:p>0</text:p>
          </table:table-cell>
          <table:table-cell table:style-name="ce6" table:formula="of:=SUM([Arkusz2.L61];PRODUCT([Arkusz1.K6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TD</text:a></text:p>
          </table:table-cell>
          <table:table-cell/>
          <table:table-cell table:style-name="ce6" table:formula="of:=SUM([Arkusz2.E62];PRODUCT([Arkusz1.D61];-1))" office:value-type="float" office:value="4">
            <text:p>4</text:p>
          </table:table-cell>
          <table:table-cell table:style-name="ce6" table:formula="of:=SUM([Arkusz2.F62];PRODUCT([Arkusz1.E61];-1))" office:value-type="float" office:value="9">
            <text:p>9</text:p>
          </table:table-cell>
          <table:table-cell table:style-name="ce6" table:formula="of:=SUM([Arkusz2.G62];PRODUCT([Arkusz1.F61];-1))" office:value-type="float" office:value="40">
            <text:p>40</text:p>
          </table:table-cell>
          <table:table-cell table:style-name="ce6" table:formula="of:=SUM([Arkusz2.H62];PRODUCT([Arkusz1.G61];-1))" office:value-type="float" office:value="0">
            <text:p>0</text:p>
          </table:table-cell>
          <table:table-cell table:style-name="ce6" table:formula="of:=SUM([Arkusz2.I62];PRODUCT([Arkusz1.H61];-1))" office:value-type="float" office:value="23">
            <text:p>23</text:p>
          </table:table-cell>
          <table:table-cell table:style-name="ce6" table:formula="of:=SUM([Arkusz2.J62];PRODUCT([Arkusz1.I61];-1))" office:value-type="float" office:value="33">
            <text:p>33</text:p>
          </table:table-cell>
          <table:table-cell table:style-name="ce6" table:formula="of:=SUM([Arkusz2.K62];PRODUCT([Arkusz1.J61];-1))" office:value-type="float" office:value="0">
            <text:p>0</text:p>
          </table:table-cell>
          <table:table-cell table:style-name="ce6" table:formula="of:=SUM([Arkusz2.L62];PRODUCT([Arkusz1.K6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f-Track Transport</text:a></text:p>
          </table:table-cell>
          <table:table-cell/>
          <table:table-cell table:style-name="ce6" table:formula="of:=SUM([Arkusz2.E63];PRODUCT([Arkusz1.D62];-1))" office:value-type="float" office:value="3">
            <text:p>3</text:p>
          </table:table-cell>
          <table:table-cell table:style-name="ce6" table:formula="of:=SUM([Arkusz2.F63];PRODUCT([Arkusz1.E62];-1))" office:value-type="float" office:value="0">
            <text:p>0</text:p>
          </table:table-cell>
          <table:table-cell table:style-name="ce6" table:formula="of:=SUM([Arkusz2.G63];PRODUCT([Arkusz1.F62];-1))" office:value-type="float" office:value="0">
            <text:p>0</text:p>
          </table:table-cell>
          <table:table-cell table:style-name="ce6" table:formula="of:=SUM([Arkusz2.H63];PRODUCT([Arkusz1.G62];-1))" office:value-type="float" office:value="0">
            <text:p>0</text:p>
          </table:table-cell>
          <table:table-cell table:style-name="ce6" table:formula="of:=SUM([Arkusz2.I63];PRODUCT([Arkusz1.H62];-1))" office:value-type="float" office:value="0">
            <text:p>0</text:p>
          </table:table-cell>
          <table:table-cell table:style-name="ce6" table:formula="of:=SUM([Arkusz2.J63];PRODUCT([Arkusz1.I62];-1))" office:value-type="float" office:value="0">
            <text:p>0</text:p>
          </table:table-cell>
          <table:table-cell table:style-name="ce6" table:formula="of:=SUM([Arkusz2.K63];PRODUCT([Arkusz1.J62];-1))" office:value-type="float" office:value="0">
            <text:p>0</text:p>
          </table:table-cell>
          <table:table-cell table:style-name="ce6" table:formula="of:=SUM([Arkusz2.L63];PRODUCT([Arkusz1.K6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G Regiment</text:a></text:p>
          </table:table-cell>
          <table:table-cell/>
          <table:table-cell table:style-name="ce6" table:formula="of:=SUM([Arkusz2.E64];PRODUCT([Arkusz1.D63];-1))" office:value-type="float" office:value="0">
            <text:p>0</text:p>
          </table:table-cell>
          <table:table-cell table:style-name="ce6" table:formula="of:=SUM([Arkusz2.F64];PRODUCT([Arkusz1.E63];-1))" office:value-type="float" office:value="11">
            <text:p>11</text:p>
          </table:table-cell>
          <table:table-cell table:style-name="ce6" table:formula="of:=SUM([Arkusz2.G64];PRODUCT([Arkusz1.F63];-1))" office:value-type="float" office:value="3">
            <text:p>3</text:p>
          </table:table-cell>
          <table:table-cell table:style-name="ce6" table:formula="of:=SUM([Arkusz2.H64];PRODUCT([Arkusz1.G63];-1))" office:value-type="float" office:value="2">
            <text:p>2</text:p>
          </table:table-cell>
          <table:table-cell table:style-name="ce6" table:formula="of:=SUM([Arkusz2.I64];PRODUCT([Arkusz1.H63];-1))" office:value-type="float" office:value="14">
            <text:p>14</text:p>
          </table:table-cell>
          <table:table-cell table:style-name="ce6" table:formula="of:=SUM([Arkusz2.J64];PRODUCT([Arkusz1.I63];-1))" office:value-type="float" office:value="10">
            <text:p>10</text:p>
          </table:table-cell>
          <table:table-cell table:style-name="ce6" table:formula="of:=SUM([Arkusz2.K64];PRODUCT([Arkusz1.J63];-1))" office:value-type="float" office:value="2">
            <text:p>2</text:p>
          </table:table-cell>
          <table:table-cell table:style-name="ce6" table:formula="of:=SUM([Arkusz2.L64];PRODUCT([Arkusz1.K6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itler Jugend</text:a></text:p>
          </table:table-cell>
          <table:table-cell/>
          <table:table-cell table:style-name="ce6" table:formula="of:=SUM([Arkusz2.E65];PRODUCT([Arkusz1.D64];-1))" office:value-type="float" office:value="1">
            <text:p>1</text:p>
          </table:table-cell>
          <table:table-cell table:style-name="ce6" table:formula="of:=SUM([Arkusz2.F65];PRODUCT([Arkusz1.E64];-1))" office:value-type="float" office:value="12">
            <text:p>12</text:p>
          </table:table-cell>
          <table:table-cell table:style-name="ce6" table:formula="of:=SUM([Arkusz2.G65];PRODUCT([Arkusz1.F64];-1))" office:value-type="float" office:value="3">
            <text:p>3</text:p>
          </table:table-cell>
          <table:table-cell table:style-name="ce6" table:formula="of:=SUM([Arkusz2.H65];PRODUCT([Arkusz1.G64];-1))" office:value-type="float" office:value="2">
            <text:p>2</text:p>
          </table:table-cell>
          <table:table-cell table:style-name="ce6" table:formula="of:=SUM([Arkusz2.I65];PRODUCT([Arkusz1.H64];-1))" office:value-type="float" office:value="14">
            <text:p>14</text:p>
          </table:table-cell>
          <table:table-cell table:style-name="ce6" table:formula="of:=SUM([Arkusz2.J65];PRODUCT([Arkusz1.I64];-1))" office:value-type="float" office:value="11">
            <text:p>11</text:p>
          </table:table-cell>
          <table:table-cell table:style-name="ce6" table:formula="of:=SUM([Arkusz2.K65];PRODUCT([Arkusz1.J64];-1))" office:value-type="float" office:value="2">
            <text:p>2</text:p>
          </table:table-cell>
          <table:table-cell table:style-name="ce6" table:formula="of:=SUM([Arkusz2.L65];PRODUCT([Arkusz1.K6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ohenstaufen</text:a></text:p>
          </table:table-cell>
          <table:table-cell/>
          <table:table-cell table:style-name="ce6" table:formula="of:=SUM([Arkusz2.E66];PRODUCT([Arkusz1.D65];-1))" office:value-type="float" office:value="0">
            <text:p>0</text:p>
          </table:table-cell>
          <table:table-cell table:style-name="ce6" table:formula="of:=SUM([Arkusz2.F66];PRODUCT([Arkusz1.E65];-1))" office:value-type="float" office:value="10">
            <text:p>10</text:p>
          </table:table-cell>
          <table:table-cell table:style-name="ce6" table:formula="of:=SUM([Arkusz2.G66];PRODUCT([Arkusz1.F65];-1))" office:value-type="float" office:value="4">
            <text:p>4</text:p>
          </table:table-cell>
          <table:table-cell table:style-name="ce6" table:formula="of:=SUM([Arkusz2.H66];PRODUCT([Arkusz1.G65];-1))" office:value-type="float" office:value="2">
            <text:p>2</text:p>
          </table:table-cell>
          <table:table-cell table:style-name="ce6" table:formula="of:=SUM([Arkusz2.I66];PRODUCT([Arkusz1.H65];-1))" office:value-type="float" office:value="14">
            <text:p>14</text:p>
          </table:table-cell>
          <table:table-cell table:style-name="ce6" table:formula="of:=SUM([Arkusz2.J66];PRODUCT([Arkusz1.I65];-1))" office:value-type="float" office:value="10">
            <text:p>10</text:p>
          </table:table-cell>
          <table:table-cell table:style-name="ce6" table:formula="of:=SUM([Arkusz2.K66];PRODUCT([Arkusz1.J65];-1))" office:value-type="float" office:value="2">
            <text:p>2</text:p>
          </table:table-cell>
          <table:table-cell table:style-name="ce6" table:formula="of:=SUM([Arkusz2.L66];PRODUCT([Arkusz1.K6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orse Transport</text:a></text:p>
          </table:table-cell>
          <table:table-cell/>
          <table:table-cell table:style-name="ce6" table:formula="of:=SUM([Arkusz2.E67];PRODUCT([Arkusz1.D66];-1))" office:value-type="float" office:value="1">
            <text:p>1</text:p>
          </table:table-cell>
          <table:table-cell table:style-name="ce6" table:formula="of:=SUM([Arkusz2.F67];PRODUCT([Arkusz1.E66];-1))" office:value-type="float" office:value="0">
            <text:p>0</text:p>
          </table:table-cell>
          <table:table-cell table:style-name="ce6" table:formula="of:=SUM([Arkusz2.G67];PRODUCT([Arkusz1.F66];-1))" office:value-type="float" office:value="0">
            <text:p>0</text:p>
          </table:table-cell>
          <table:table-cell table:style-name="ce6" table:formula="of:=SUM([Arkusz2.H67];PRODUCT([Arkusz1.G66];-1))" office:value-type="float" office:value="0">
            <text:p>0</text:p>
          </table:table-cell>
          <table:table-cell table:style-name="ce6" table:formula="of:=SUM([Arkusz2.I67];PRODUCT([Arkusz1.H66];-1))" office:value-type="float" office:value="0">
            <text:p>0</text:p>
          </table:table-cell>
          <table:table-cell table:style-name="ce6" table:formula="of:=SUM([Arkusz2.J67];PRODUCT([Arkusz1.I66];-1))" office:value-type="float" office:value="0">
            <text:p>0</text:p>
          </table:table-cell>
          <table:table-cell table:style-name="ce6" table:formula="of:=SUM([Arkusz2.K67];PRODUCT([Arkusz1.J66];-1))" office:value-type="float" office:value="0">
            <text:p>0</text:p>
          </table:table-cell>
          <table:table-cell table:style-name="ce6" table:formula="of:=SUM([Arkusz2.L67];PRODUCT([Arkusz1.K6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Q Defense Attachment</text:a></text:p>
          </table:table-cell>
          <table:table-cell/>
          <table:table-cell table:style-name="ce6" table:formula="of:=SUM([Arkusz2.E68];PRODUCT([Arkusz1.D67];-1))" office:value-type="float" office:value="0">
            <text:p>0</text:p>
          </table:table-cell>
          <table:table-cell table:style-name="ce6" table:formula="of:=SUM([Arkusz2.F68];PRODUCT([Arkusz1.E67];-1))" office:value-type="float" office:value="4">
            <text:p>4</text:p>
          </table:table-cell>
          <table:table-cell table:style-name="ce6" table:formula="of:=SUM([Arkusz2.G68];PRODUCT([Arkusz1.F67];-1))" office:value-type="float" office:value="0">
            <text:p>0</text:p>
          </table:table-cell>
          <table:table-cell table:style-name="ce6" table:formula="of:=SUM([Arkusz2.H68];PRODUCT([Arkusz1.G67];-1))" office:value-type="float" office:value="0">
            <text:p>0</text:p>
          </table:table-cell>
          <table:table-cell table:style-name="ce6" table:formula="of:=SUM([Arkusz2.I68];PRODUCT([Arkusz1.H67];-1))" office:value-type="float" office:value="8">
            <text:p>8</text:p>
          </table:table-cell>
          <table:table-cell table:style-name="ce6" table:formula="of:=SUM([Arkusz2.J68];PRODUCT([Arkusz1.I67];-1))" office:value-type="float" office:value="7">
            <text:p>7</text:p>
          </table:table-cell>
          <table:table-cell table:style-name="ce6" table:formula="of:=SUM([Arkusz2.K68];PRODUCT([Arkusz1.J67];-1))" office:value-type="float" office:value="0">
            <text:p>0</text:p>
          </table:table-cell>
          <table:table-cell table:style-name="ce6" table:formula="of:=SUM([Arkusz2.L68];PRODUCT([Arkusz1.K6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(Semi-Motorized)</text:a></text:p>
          </table:table-cell>
          <table:table-cell/>
          <table:table-cell table:style-name="ce6" table:formula="of:=SUM([Arkusz2.E69];PRODUCT([Arkusz1.D68];-1))" office:value-type="float" office:value="0">
            <text:p>0</text:p>
          </table:table-cell>
          <table:table-cell table:style-name="ce6" table:formula="of:=SUM([Arkusz2.F69];PRODUCT([Arkusz1.E68];-1))" office:value-type="float" office:value="8">
            <text:p>8</text:p>
          </table:table-cell>
          <table:table-cell table:style-name="ce6" table:formula="of:=SUM([Arkusz2.G69];PRODUCT([Arkusz1.F68];-1))" office:value-type="float" office:value="1">
            <text:p>1</text:p>
          </table:table-cell>
          <table:table-cell table:style-name="ce6" table:formula="of:=SUM([Arkusz2.H69];PRODUCT([Arkusz1.G68];-1))" office:value-type="float" office:value="0">
            <text:p>0</text:p>
          </table:table-cell>
          <table:table-cell table:style-name="ce6" table:formula="of:=SUM([Arkusz2.I69];PRODUCT([Arkusz1.H68];-1))" office:value-type="float" office:value="11">
            <text:p>11</text:p>
          </table:table-cell>
          <table:table-cell table:style-name="ce6" table:formula="of:=SUM([Arkusz2.J69];PRODUCT([Arkusz1.I68];-1))" office:value-type="float" office:value="7">
            <text:p>7</text:p>
          </table:table-cell>
          <table:table-cell table:style-name="ce6" table:formula="of:=SUM([Arkusz2.K69];PRODUCT([Arkusz1.J68];-1))" office:value-type="float" office:value="0">
            <text:p>0</text:p>
          </table:table-cell>
          <table:table-cell table:style-name="ce6" table:formula="of:=SUM([Arkusz2.L69];PRODUCT([Arkusz1.K6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Btl.</text:a></text:p>
          </table:table-cell>
          <table:table-cell/>
          <table:table-cell table:style-name="ce6" table:formula="of:=SUM([Arkusz2.E70];PRODUCT([Arkusz1.D69];-1))" office:value-type="float" office:value="0">
            <text:p>0</text:p>
          </table:table-cell>
          <table:table-cell table:style-name="ce6" table:formula="of:=SUM([Arkusz2.F70];PRODUCT([Arkusz1.E69];-1))" office:value-type="float" office:value="4">
            <text:p>4</text:p>
          </table:table-cell>
          <table:table-cell table:style-name="ce6" table:formula="of:=SUM([Arkusz2.G70];PRODUCT([Arkusz1.F69];-1))" office:value-type="float" office:value="1">
            <text:p>1</text:p>
          </table:table-cell>
          <table:table-cell table:style-name="ce6" table:formula="of:=SUM([Arkusz2.H70];PRODUCT([Arkusz1.G69];-1))" office:value-type="float" office:value="0">
            <text:p>0</text:p>
          </table:table-cell>
          <table:table-cell table:style-name="ce6" table:formula="of:=SUM([Arkusz2.I70];PRODUCT([Arkusz1.H69];-1))" office:value-type="float" office:value="10">
            <text:p>10</text:p>
          </table:table-cell>
          <table:table-cell table:style-name="ce6" table:formula="of:=SUM([Arkusz2.J70];PRODUCT([Arkusz1.I69];-1))" office:value-type="float" office:value="6">
            <text:p>6</text:p>
          </table:table-cell>
          <table:table-cell table:style-name="ce6" table:formula="of:=SUM([Arkusz2.K70];PRODUCT([Arkusz1.J69];-1))" office:value-type="float" office:value="0">
            <text:p>0</text:p>
          </table:table-cell>
          <table:table-cell table:style-name="ce6" table:formula="of:=SUM([Arkusz2.L70];PRODUCT([Arkusz1.K6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Rgt.</text:a></text:p>
          </table:table-cell>
          <table:table-cell/>
          <table:table-cell table:style-name="ce6" table:formula="of:=SUM([Arkusz2.E71];PRODUCT([Arkusz1.D70];-1))" office:value-type="float" office:value="0">
            <text:p>0</text:p>
          </table:table-cell>
          <table:table-cell table:style-name="ce6" table:formula="of:=SUM([Arkusz2.F71];PRODUCT([Arkusz1.E70];-1))" office:value-type="float" office:value="8">
            <text:p>8</text:p>
          </table:table-cell>
          <table:table-cell table:style-name="ce6" table:formula="of:=SUM([Arkusz2.G71];PRODUCT([Arkusz1.F70];-1))" office:value-type="float" office:value="1">
            <text:p>1</text:p>
          </table:table-cell>
          <table:table-cell table:style-name="ce6" table:formula="of:=SUM([Arkusz2.H71];PRODUCT([Arkusz1.G70];-1))" office:value-type="float" office:value="0">
            <text:p>0</text:p>
          </table:table-cell>
          <table:table-cell table:style-name="ce6" table:formula="of:=SUM([Arkusz2.I71];PRODUCT([Arkusz1.H70];-1))" office:value-type="float" office:value="10">
            <text:p>10</text:p>
          </table:table-cell>
          <table:table-cell table:style-name="ce6" table:formula="of:=SUM([Arkusz2.J71];PRODUCT([Arkusz1.I70];-1))" office:value-type="float" office:value="6">
            <text:p>6</text:p>
          </table:table-cell>
          <table:table-cell table:style-name="ce6" table:formula="of:=SUM([Arkusz2.K71];PRODUCT([Arkusz1.J70];-1))" office:value-type="float" office:value="0">
            <text:p>0</text:p>
          </table:table-cell>
          <table:table-cell table:style-name="ce6" table:formula="of:=SUM([Arkusz2.L71];PRODUCT([Arkusz1.K7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Tank</text:a></text:p>
          </table:table-cell>
          <table:table-cell/>
          <table:table-cell table:style-name="ce6" table:formula="of:=SUM([Arkusz2.E72];PRODUCT([Arkusz1.D71];-1))" office:value-type="float" office:value="5">
            <text:p>5</text:p>
          </table:table-cell>
          <table:table-cell table:style-name="ce6" table:formula="of:=SUM([Arkusz2.F72];PRODUCT([Arkusz1.E71];-1))" office:value-type="float" office:value="13">
            <text:p>13</text:p>
          </table:table-cell>
          <table:table-cell table:style-name="ce6" table:formula="of:=SUM([Arkusz2.G72];PRODUCT([Arkusz1.F71];-1))" office:value-type="float" office:value="2">
            <text:p>2</text:p>
          </table:table-cell>
          <table:table-cell table:style-name="ce6" table:formula="of:=SUM([Arkusz2.H72];PRODUCT([Arkusz1.G71];-1))" office:value-type="float" office:value="0">
            <text:p>0</text:p>
          </table:table-cell>
          <table:table-cell table:style-name="ce6" table:formula="of:=SUM([Arkusz2.I72];PRODUCT([Arkusz1.H71];-1))" office:value-type="float" office:value="10">
            <text:p>10</text:p>
          </table:table-cell>
          <table:table-cell table:style-name="ce6" table:formula="of:=SUM([Arkusz2.J72];PRODUCT([Arkusz1.I71];-1))" office:value-type="float" office:value="23">
            <text:p>23</text:p>
          </table:table-cell>
          <table:table-cell table:style-name="ce6" table:formula="of:=SUM([Arkusz2.K72];PRODUCT([Arkusz1.J71];-1))" office:value-type="float" office:value="0">
            <text:p>0</text:p>
          </table:table-cell>
          <table:table-cell table:style-name="ce6" table:formula="of:=SUM([Arkusz2.L72];PRODUCT([Arkusz1.K71];-1))" office:value-type="float" office:value="0.00999999999999979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talian Lt-Vehicle</text:a></text:p>
          </table:table-cell>
          <table:table-cell/>
          <table:table-cell table:style-name="ce6" table:formula="of:=SUM([Arkusz2.E73];PRODUCT([Arkusz1.D72];-1))" office:value-type="float" office:value="1">
            <text:p>1</text:p>
          </table:table-cell>
          <table:table-cell table:style-name="ce6" table:formula="of:=SUM([Arkusz2.F73];PRODUCT([Arkusz1.E72];-1))" office:value-type="float" office:value="0">
            <text:p>0</text:p>
          </table:table-cell>
          <table:table-cell table:style-name="ce6" table:formula="of:=SUM([Arkusz2.G73];PRODUCT([Arkusz1.F72];-1))" office:value-type="float" office:value="0">
            <text:p>0</text:p>
          </table:table-cell>
          <table:table-cell table:style-name="ce6" table:formula="of:=SUM([Arkusz2.H73];PRODUCT([Arkusz1.G72];-1))" office:value-type="float" office:value="0">
            <text:p>0</text:p>
          </table:table-cell>
          <table:table-cell table:style-name="ce6" table:formula="of:=SUM([Arkusz2.I73];PRODUCT([Arkusz1.H72];-1))" office:value-type="float" office:value="0">
            <text:p>0</text:p>
          </table:table-cell>
          <table:table-cell table:style-name="ce6" table:formula="of:=SUM([Arkusz2.J73];PRODUCT([Arkusz1.I72];-1))" office:value-type="float" office:value="0">
            <text:p>0</text:p>
          </table:table-cell>
          <table:table-cell table:style-name="ce6" table:formula="of:=SUM([Arkusz2.K73];PRODUCT([Arkusz1.J72];-1))" office:value-type="float" office:value="0">
            <text:p>0</text:p>
          </table:table-cell>
          <table:table-cell table:style-name="ce6" table:formula="of:=SUM([Arkusz2.L73];PRODUCT([Arkusz1.K7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HÃ¼bner</text:a></text:p>
          </table:table-cell>
          <table:table-cell/>
          <table:table-cell table:style-name="ce6" table:formula="of:=SUM([Arkusz2.E74];PRODUCT([Arkusz1.D73];-1))" office:value-type="float" office:value="0">
            <text:p>0</text:p>
          </table:table-cell>
          <table:table-cell table:style-name="ce6" table:formula="of:=SUM([Arkusz2.F74];PRODUCT([Arkusz1.E73];-1))" office:value-type="float" office:value="7">
            <text:p>7</text:p>
          </table:table-cell>
          <table:table-cell table:style-name="ce6" table:formula="of:=SUM([Arkusz2.G74];PRODUCT([Arkusz1.F73];-1))" office:value-type="float" office:value="3">
            <text:p>3</text:p>
          </table:table-cell>
          <table:table-cell table:style-name="ce6" table:formula="of:=SUM([Arkusz2.H74];PRODUCT([Arkusz1.G73];-1))" office:value-type="float" office:value="2">
            <text:p>2</text:p>
          </table:table-cell>
          <table:table-cell table:style-name="ce6" table:formula="of:=SUM([Arkusz2.I74];PRODUCT([Arkusz1.H73];-1))" office:value-type="float" office:value="9">
            <text:p>9</text:p>
          </table:table-cell>
          <table:table-cell table:style-name="ce6" table:formula="of:=SUM([Arkusz2.J74];PRODUCT([Arkusz1.I73];-1))" office:value-type="float" office:value="16">
            <text:p>16</text:p>
          </table:table-cell>
          <table:table-cell table:style-name="ce6" table:formula="of:=SUM([Arkusz2.K74];PRODUCT([Arkusz1.J73];-1))" office:value-type="float" office:value="0">
            <text:p>0</text:p>
          </table:table-cell>
          <table:table-cell table:style-name="ce6" table:formula="of:=SUM([Arkusz2.L74];PRODUCT([Arkusz1.K7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Ramcke</text:a></text:p>
          </table:table-cell>
          <table:table-cell/>
          <table:table-cell table:style-name="ce6" table:formula="of:=SUM([Arkusz2.E75];PRODUCT([Arkusz1.D74];-1))" office:value-type="float" office:value="0">
            <text:p>0</text:p>
          </table:table-cell>
          <table:table-cell table:style-name="ce6" table:formula="of:=SUM([Arkusz2.F75];PRODUCT([Arkusz1.E74];-1))" office:value-type="float" office:value="7">
            <text:p>7</text:p>
          </table:table-cell>
          <table:table-cell table:style-name="ce6" table:formula="of:=SUM([Arkusz2.G75];PRODUCT([Arkusz1.F74];-1))" office:value-type="float" office:value="3">
            <text:p>3</text:p>
          </table:table-cell>
          <table:table-cell table:style-name="ce6" table:formula="of:=SUM([Arkusz2.H75];PRODUCT([Arkusz1.G74];-1))" office:value-type="float" office:value="2">
            <text:p>2</text:p>
          </table:table-cell>
          <table:table-cell table:style-name="ce6" table:formula="of:=SUM([Arkusz2.I75];PRODUCT([Arkusz1.H74];-1))" office:value-type="float" office:value="9">
            <text:p>9</text:p>
          </table:table-cell>
          <table:table-cell table:style-name="ce6" table:formula="of:=SUM([Arkusz2.J75];PRODUCT([Arkusz1.I74];-1))" office:value-type="float" office:value="16">
            <text:p>16</text:p>
          </table:table-cell>
          <table:table-cell table:style-name="ce6" table:formula="of:=SUM([Arkusz2.K75];PRODUCT([Arkusz1.J74];-1))" office:value-type="float" office:value="0">
            <text:p>0</text:p>
          </table:table-cell>
          <table:table-cell table:style-name="ce6" table:formula="of:=SUM([Arkusz2.L75];PRODUCT([Arkusz1.K7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Schultz</text:a></text:p>
          </table:table-cell>
          <table:table-cell/>
          <table:table-cell table:style-name="ce6" table:formula="of:=SUM([Arkusz2.E76];PRODUCT([Arkusz1.D75];-1))" office:value-type="float" office:value="0">
            <text:p>0</text:p>
          </table:table-cell>
          <table:table-cell table:style-name="ce6" table:formula="of:=SUM([Arkusz2.F76];PRODUCT([Arkusz1.E75];-1))" office:value-type="float" office:value="7">
            <text:p>7</text:p>
          </table:table-cell>
          <table:table-cell table:style-name="ce6" table:formula="of:=SUM([Arkusz2.G76];PRODUCT([Arkusz1.F75];-1))" office:value-type="float" office:value="3">
            <text:p>3</text:p>
          </table:table-cell>
          <table:table-cell table:style-name="ce6" table:formula="of:=SUM([Arkusz2.H76];PRODUCT([Arkusz1.G75];-1))" office:value-type="float" office:value="2">
            <text:p>2</text:p>
          </table:table-cell>
          <table:table-cell table:style-name="ce6" table:formula="of:=SUM([Arkusz2.I76];PRODUCT([Arkusz1.H75];-1))" office:value-type="float" office:value="9">
            <text:p>9</text:p>
          </table:table-cell>
          <table:table-cell table:style-name="ce6" table:formula="of:=SUM([Arkusz2.J76];PRODUCT([Arkusz1.I75];-1))" office:value-type="float" office:value="16">
            <text:p>16</text:p>
          </table:table-cell>
          <table:table-cell table:style-name="ce6" table:formula="of:=SUM([Arkusz2.K76];PRODUCT([Arkusz1.J75];-1))" office:value-type="float" office:value="0">
            <text:p>0</text:p>
          </table:table-cell>
          <table:table-cell table:style-name="ce6" table:formula="of:=SUM([Arkusz2.L76];PRODUCT([Arkusz1.K7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von der Heydte</text:a></text:p>
          </table:table-cell>
          <table:table-cell/>
          <table:table-cell table:style-name="ce6" table:formula="of:=SUM([Arkusz2.E77];PRODUCT([Arkusz1.D76];-1))" office:value-type="float" office:value="0">
            <text:p>0</text:p>
          </table:table-cell>
          <table:table-cell table:style-name="ce6" table:formula="of:=SUM([Arkusz2.F77];PRODUCT([Arkusz1.E76];-1))" office:value-type="float" office:value="7">
            <text:p>7</text:p>
          </table:table-cell>
          <table:table-cell table:style-name="ce6" table:formula="of:=SUM([Arkusz2.G77];PRODUCT([Arkusz1.F76];-1))" office:value-type="float" office:value="3">
            <text:p>3</text:p>
          </table:table-cell>
          <table:table-cell table:style-name="ce6" table:formula="of:=SUM([Arkusz2.H77];PRODUCT([Arkusz1.G76];-1))" office:value-type="float" office:value="2">
            <text:p>2</text:p>
          </table:table-cell>
          <table:table-cell table:style-name="ce6" table:formula="of:=SUM([Arkusz2.I77];PRODUCT([Arkusz1.H76];-1))" office:value-type="float" office:value="9">
            <text:p>9</text:p>
          </table:table-cell>
          <table:table-cell table:style-name="ce6" table:formula="of:=SUM([Arkusz2.J77];PRODUCT([Arkusz1.I76];-1))" office:value-type="float" office:value="16">
            <text:p>16</text:p>
          </table:table-cell>
          <table:table-cell table:style-name="ce6" table:formula="of:=SUM([Arkusz2.K77];PRODUCT([Arkusz1.J76];-1))" office:value-type="float" office:value="0">
            <text:p>0</text:p>
          </table:table-cell>
          <table:table-cell table:style-name="ce6" table:formula="of:=SUM([Arkusz2.L77];PRODUCT([Arkusz1.K7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oru Detachment HQ</text:a></text:p>
          </table:table-cell>
          <table:table-cell/>
          <table:table-cell table:style-name="ce6" table:formula="of:=SUM([Arkusz2.E78];PRODUCT([Arkusz1.D77];-1))" office:value-type="float" office:value="0">
            <text:p>0</text:p>
          </table:table-cell>
          <table:table-cell table:style-name="ce6" table:formula="of:=SUM([Arkusz2.F78];PRODUCT([Arkusz1.E77];-1))" office:value-type="float" office:value="7">
            <text:p>7</text:p>
          </table:table-cell>
          <table:table-cell table:style-name="ce6" table:formula="of:=SUM([Arkusz2.G78];PRODUCT([Arkusz1.F77];-1))" office:value-type="float" office:value="3">
            <text:p>3</text:p>
          </table:table-cell>
          <table:table-cell table:style-name="ce6" table:formula="of:=SUM([Arkusz2.H78];PRODUCT([Arkusz1.G77];-1))" office:value-type="float" office:value="2">
            <text:p>2</text:p>
          </table:table-cell>
          <table:table-cell table:style-name="ce6" table:formula="of:=SUM([Arkusz2.I78];PRODUCT([Arkusz1.H77];-1))" office:value-type="float" office:value="9">
            <text:p>9</text:p>
          </table:table-cell>
          <table:table-cell table:style-name="ce6" table:formula="of:=SUM([Arkusz2.J78];PRODUCT([Arkusz1.I77];-1))" office:value-type="float" office:value="16">
            <text:p>16</text:p>
          </table:table-cell>
          <table:table-cell table:style-name="ce6" table:formula="of:=SUM([Arkusz2.K78];PRODUCT([Arkusz1.J77];-1))" office:value-type="float" office:value="0">
            <text:p>0</text:p>
          </table:table-cell>
          <table:table-cell table:style-name="ce6" table:formula="of:=SUM([Arkusz2.L78];PRODUCT([Arkusz1.K7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ehr</text:a></text:p>
          </table:table-cell>
          <table:table-cell/>
          <table:table-cell table:style-name="ce6" table:formula="of:=SUM([Arkusz2.E79];PRODUCT([Arkusz1.D78];-1))" office:value-type="float" office:value="0">
            <text:p>0</text:p>
          </table:table-cell>
          <table:table-cell table:style-name="ce6" table:formula="of:=SUM([Arkusz2.F79];PRODUCT([Arkusz1.E78];-1))" office:value-type="float" office:value="12">
            <text:p>12</text:p>
          </table:table-cell>
          <table:table-cell table:style-name="ce6" table:formula="of:=SUM([Arkusz2.G79];PRODUCT([Arkusz1.F78];-1))" office:value-type="float" office:value="3">
            <text:p>3</text:p>
          </table:table-cell>
          <table:table-cell table:style-name="ce6" table:formula="of:=SUM([Arkusz2.H79];PRODUCT([Arkusz1.G78];-1))" office:value-type="float" office:value="2">
            <text:p>2</text:p>
          </table:table-cell>
          <table:table-cell table:style-name="ce6" table:formula="of:=SUM([Arkusz2.I79];PRODUCT([Arkusz1.H78];-1))" office:value-type="float" office:value="14">
            <text:p>14</text:p>
          </table:table-cell>
          <table:table-cell table:style-name="ce6" table:formula="of:=SUM([Arkusz2.J79];PRODUCT([Arkusz1.I78];-1))" office:value-type="float" office:value="10">
            <text:p>10</text:p>
          </table:table-cell>
          <table:table-cell table:style-name="ce6" table:formula="of:=SUM([Arkusz2.K79];PRODUCT([Arkusz1.J78];-1))" office:value-type="float" office:value="2">
            <text:p>2</text:p>
          </table:table-cell>
          <table:table-cell table:style-name="ce6" table:formula="of:=SUM([Arkusz2.L79];PRODUCT([Arkusz1.K7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Armor</text:a></text:p>
          </table:table-cell>
          <table:table-cell/>
          <table:table-cell table:style-name="ce6" table:formula="of:=SUM([Arkusz2.E80];PRODUCT([Arkusz1.D79];-1))" office:value-type="float" office:value="9">
            <text:p>9</text:p>
          </table:table-cell>
          <table:table-cell table:style-name="ce6" table:formula="of:=SUM([Arkusz2.F80];PRODUCT([Arkusz1.E79];-1))" office:value-type="float" office:value="7">
            <text:p>7</text:p>
          </table:table-cell>
          <table:table-cell table:style-name="ce6" table:formula="of:=SUM([Arkusz2.G80];PRODUCT([Arkusz1.F79];-1))" office:value-type="float" office:value="6">
            <text:p>6</text:p>
          </table:table-cell>
          <table:table-cell table:style-name="ce6" table:formula="of:=SUM([Arkusz2.H80];PRODUCT([Arkusz1.G79];-1))" office:value-type="float" office:value="2">
            <text:p>2</text:p>
          </table:table-cell>
          <table:table-cell table:style-name="ce6" table:formula="of:=SUM([Arkusz2.I80];PRODUCT([Arkusz1.H79];-1))" office:value-type="float" office:value="6">
            <text:p>6</text:p>
          </table:table-cell>
          <table:table-cell table:style-name="ce6" table:formula="of:=SUM([Arkusz2.J80];PRODUCT([Arkusz1.I79];-1))" office:value-type="float" office:value="20">
            <text:p>20</text:p>
          </table:table-cell>
          <table:table-cell table:style-name="ce6" table:formula="of:=SUM([Arkusz2.K80];PRODUCT([Arkusz1.J79];-1))" office:value-type="float" office:value="2">
            <text:p>2</text:p>
          </table:table-cell>
          <table:table-cell table:style-name="ce6" table:formula="of:=SUM([Arkusz2.L80];PRODUCT([Arkusz1.K79];-1))" office:value-type="float" office:value="0.11">
            <text:p>0,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Armor Btl.</text:a></text:p>
          </table:table-cell>
          <table:table-cell/>
          <table:table-cell table:style-name="ce6" table:formula="of:=SUM([Arkusz2.E81];PRODUCT([Arkusz1.D80];-1))" office:value-type="float" office:value="9">
            <text:p>9</text:p>
          </table:table-cell>
          <table:table-cell table:style-name="ce6" table:formula="of:=SUM([Arkusz2.F81];PRODUCT([Arkusz1.E80];-1))" office:value-type="float" office:value="4">
            <text:p>4</text:p>
          </table:table-cell>
          <table:table-cell table:style-name="ce6" table:formula="of:=SUM([Arkusz2.G81];PRODUCT([Arkusz1.F80];-1))" office:value-type="float" office:value="3">
            <text:p>3</text:p>
          </table:table-cell>
          <table:table-cell table:style-name="ce6" table:formula="of:=SUM([Arkusz2.H81];PRODUCT([Arkusz1.G80];-1))" office:value-type="float" office:value="0">
            <text:p>0</text:p>
          </table:table-cell>
          <table:table-cell table:style-name="ce6" table:formula="of:=SUM([Arkusz2.I81];PRODUCT([Arkusz1.H80];-1))" office:value-type="float" office:value="5">
            <text:p>5</text:p>
          </table:table-cell>
          <table:table-cell table:style-name="ce6" table:formula="of:=SUM([Arkusz2.J81];PRODUCT([Arkusz1.I80];-1))" office:value-type="float" office:value="18">
            <text:p>18</text:p>
          </table:table-cell>
          <table:table-cell table:style-name="ce6" table:formula="of:=SUM([Arkusz2.K81];PRODUCT([Arkusz1.J80];-1))" office:value-type="float" office:value="0">
            <text:p>0</text:p>
          </table:table-cell>
          <table:table-cell table:style-name="ce6" table:formula="of:=SUM([Arkusz2.L81];PRODUCT([Arkusz1.K80];-1))" office:value-type="float" office:value="0.11">
            <text:p>0,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Infantry</text:a></text:p>
          </table:table-cell>
          <table:table-cell/>
          <table:table-cell table:style-name="ce6" table:formula="of:=SUM([Arkusz2.E82];PRODUCT([Arkusz1.D81];-1))" office:value-type="float" office:value="2">
            <text:p>2</text:p>
          </table:table-cell>
          <table:table-cell table:style-name="ce6" table:formula="of:=SUM([Arkusz2.F82];PRODUCT([Arkusz1.E81];-1))" office:value-type="float" office:value="5">
            <text:p>5</text:p>
          </table:table-cell>
          <table:table-cell table:style-name="ce6" table:formula="of:=SUM([Arkusz2.G82];PRODUCT([Arkusz1.F81];-1))" office:value-type="float" office:value="0">
            <text:p>0</text:p>
          </table:table-cell>
          <table:table-cell table:style-name="ce6" table:formula="of:=SUM([Arkusz2.H82];PRODUCT([Arkusz1.G81];-1))" office:value-type="float" office:value="0">
            <text:p>0</text:p>
          </table:table-cell>
          <table:table-cell table:style-name="ce6" table:formula="of:=SUM([Arkusz2.I82];PRODUCT([Arkusz1.H81];-1))" office:value-type="float" office:value="7">
            <text:p>7</text:p>
          </table:table-cell>
          <table:table-cell table:style-name="ce6" table:formula="of:=SUM([Arkusz2.J82];PRODUCT([Arkusz1.I81];-1))" office:value-type="float" office:value="7">
            <text:p>7</text:p>
          </table:table-cell>
          <table:table-cell table:style-name="ce6" table:formula="of:=SUM([Arkusz2.K82];PRODUCT([Arkusz1.J81];-1))" office:value-type="float" office:value="0">
            <text:p>0</text:p>
          </table:table-cell>
          <table:table-cell table:style-name="ce6" table:formula="of:=SUM([Arkusz2.L82];PRODUCT([Arkusz1.K81];-1))" office:value-type="float" office:value="0.0299999999999998">
            <text:p>0,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Vehicle</text:a></text:p>
          </table:table-cell>
          <table:table-cell/>
          <table:table-cell table:style-name="ce6" table:formula="of:=SUM([Arkusz2.E83];PRODUCT([Arkusz1.D82];-1))" office:value-type="float" office:value="2">
            <text:p>2</text:p>
          </table:table-cell>
          <table:table-cell table:style-name="ce6" table:formula="of:=SUM([Arkusz2.F83];PRODUCT([Arkusz1.E82];-1))" office:value-type="float" office:value="0">
            <text:p>0</text:p>
          </table:table-cell>
          <table:table-cell table:style-name="ce6" table:formula="of:=SUM([Arkusz2.G83];PRODUCT([Arkusz1.F82];-1))" office:value-type="float" office:value="0">
            <text:p>0</text:p>
          </table:table-cell>
          <table:table-cell table:style-name="ce6" table:formula="of:=SUM([Arkusz2.H83];PRODUCT([Arkusz1.G82];-1))" office:value-type="float" office:value="0">
            <text:p>0</text:p>
          </table:table-cell>
          <table:table-cell table:style-name="ce6" table:formula="of:=SUM([Arkusz2.I83];PRODUCT([Arkusz1.H82];-1))" office:value-type="float" office:value="0">
            <text:p>0</text:p>
          </table:table-cell>
          <table:table-cell table:style-name="ce6" table:formula="of:=SUM([Arkusz2.J83];PRODUCT([Arkusz1.I82];-1))" office:value-type="float" office:value="0">
            <text:p>0</text:p>
          </table:table-cell>
          <table:table-cell table:style-name="ce6" table:formula="of:=SUM([Arkusz2.K83];PRODUCT([Arkusz1.J82];-1))" office:value-type="float" office:value="0">
            <text:p>0</text:p>
          </table:table-cell>
          <table:table-cell table:style-name="ce6" table:formula="of:=SUM([Arkusz2.L83];PRODUCT([Arkusz1.K8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SSAH</text:a></text:p>
          </table:table-cell>
          <table:table-cell/>
          <table:table-cell table:style-name="ce6" table:formula="of:=SUM([Arkusz2.E84];PRODUCT([Arkusz1.D83];-1))" office:value-type="float" office:value="1">
            <text:p>1</text:p>
          </table:table-cell>
          <table:table-cell table:style-name="ce6" table:formula="of:=SUM([Arkusz2.F84];PRODUCT([Arkusz1.E83];-1))" office:value-type="float" office:value="13">
            <text:p>13</text:p>
          </table:table-cell>
          <table:table-cell table:style-name="ce6" table:formula="of:=SUM([Arkusz2.G84];PRODUCT([Arkusz1.F83];-1))" office:value-type="float" office:value="4">
            <text:p>4</text:p>
          </table:table-cell>
          <table:table-cell table:style-name="ce6" table:formula="of:=SUM([Arkusz2.H84];PRODUCT([Arkusz1.G83];-1))" office:value-type="float" office:value="2">
            <text:p>2</text:p>
          </table:table-cell>
          <table:table-cell table:style-name="ce6" table:formula="of:=SUM([Arkusz2.I84];PRODUCT([Arkusz1.H83];-1))" office:value-type="float" office:value="14">
            <text:p>14</text:p>
          </table:table-cell>
          <table:table-cell table:style-name="ce6" table:formula="of:=SUM([Arkusz2.J84];PRODUCT([Arkusz1.I83];-1))" office:value-type="float" office:value="11">
            <text:p>11</text:p>
          </table:table-cell>
          <table:table-cell table:style-name="ce6" table:formula="of:=SUM([Arkusz2.K84];PRODUCT([Arkusz1.J83];-1))" office:value-type="float" office:value="2">
            <text:p>2</text:p>
          </table:table-cell>
          <table:table-cell table:style-name="ce6" table:formula="of:=SUM([Arkusz2.L84];PRODUCT([Arkusz1.K8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uftwaffe Infantry</text:a></text:p>
          </table:table-cell>
          <table:table-cell/>
          <table:table-cell table:style-name="ce6" table:formula="of:=SUM([Arkusz2.E85];PRODUCT([Arkusz1.D84];-1))" office:value-type="float" office:value="1">
            <text:p>1</text:p>
          </table:table-cell>
          <table:table-cell table:style-name="ce6" table:formula="of:=SUM([Arkusz2.F85];PRODUCT([Arkusz1.E84];-1))" office:value-type="float" office:value="6">
            <text:p>6</text:p>
          </table:table-cell>
          <table:table-cell table:style-name="ce6" table:formula="of:=SUM([Arkusz2.G85];PRODUCT([Arkusz1.F84];-1))" office:value-type="float" office:value="1">
            <text:p>1</text:p>
          </table:table-cell>
          <table:table-cell table:style-name="ce6" table:formula="of:=SUM([Arkusz2.H85];PRODUCT([Arkusz1.G84];-1))" office:value-type="float" office:value="0">
            <text:p>0</text:p>
          </table:table-cell>
          <table:table-cell table:style-name="ce6" table:formula="of:=SUM([Arkusz2.I85];PRODUCT([Arkusz1.H84];-1))" office:value-type="float" office:value="8">
            <text:p>8</text:p>
          </table:table-cell>
          <table:table-cell table:style-name="ce6" table:formula="of:=SUM([Arkusz2.J85];PRODUCT([Arkusz1.I84];-1))" office:value-type="float" office:value="6">
            <text:p>6</text:p>
          </table:table-cell>
          <table:table-cell table:style-name="ce6" table:formula="of:=SUM([Arkusz2.K85];PRODUCT([Arkusz1.J84];-1))" office:value-type="float" office:value="0">
            <text:p>0</text:p>
          </table:table-cell>
          <table:table-cell table:style-name="ce6" table:formula="of:=SUM([Arkusz2.L85];PRODUCT([Arkusz1.K8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arine</text:a></text:p>
          </table:table-cell>
          <table:table-cell/>
          <table:table-cell table:style-name="ce6" table:formula="of:=SUM([Arkusz2.E86];PRODUCT([Arkusz1.D85];-1))" office:value-type="float" office:value="1">
            <text:p>1</text:p>
          </table:table-cell>
          <table:table-cell table:style-name="ce6" table:formula="of:=SUM([Arkusz2.F86];PRODUCT([Arkusz1.E85];-1))" office:value-type="float" office:value="8">
            <text:p>8</text:p>
          </table:table-cell>
          <table:table-cell table:style-name="ce6" table:formula="of:=SUM([Arkusz2.G86];PRODUCT([Arkusz1.F85];-1))" office:value-type="float" office:value="1">
            <text:p>1</text:p>
          </table:table-cell>
          <table:table-cell table:style-name="ce6" table:formula="of:=SUM([Arkusz2.H86];PRODUCT([Arkusz1.G85];-1))" office:value-type="float" office:value="0">
            <text:p>0</text:p>
          </table:table-cell>
          <table:table-cell table:style-name="ce6" table:formula="of:=SUM([Arkusz2.I86];PRODUCT([Arkusz1.H85];-1))" office:value-type="float" office:value="10">
            <text:p>10</text:p>
          </table:table-cell>
          <table:table-cell table:style-name="ce6" table:formula="of:=SUM([Arkusz2.J86];PRODUCT([Arkusz1.I85];-1))" office:value-type="float" office:value="9">
            <text:p>9</text:p>
          </table:table-cell>
          <table:table-cell table:style-name="ce6" table:formula="of:=SUM([Arkusz2.K86];PRODUCT([Arkusz1.J85];-1))" office:value-type="float" office:value="0">
            <text:p>0</text:p>
          </table:table-cell>
          <table:table-cell table:style-name="ce6" table:formula="of:=SUM([Arkusz2.L86];PRODUCT([Arkusz1.K85];-1))" office:value-type="float" office:value="0.0300000000000002">
            <text:p>0,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dium Artillery</text:a></text:p>
          </table:table-cell>
          <table:table-cell/>
          <table:table-cell table:style-name="ce6" table:formula="of:=SUM([Arkusz2.E87];PRODUCT([Arkusz1.D86];-1))" office:value-type="float" office:value="0">
            <text:p>0</text:p>
          </table:table-cell>
          <table:table-cell table:style-name="ce6" table:formula="of:=SUM([Arkusz2.F87];PRODUCT([Arkusz1.E86];-1))" office:value-type="float" office:value="4">
            <text:p>4</text:p>
          </table:table-cell>
          <table:table-cell table:style-name="ce6" table:formula="of:=SUM([Arkusz2.G87];PRODUCT([Arkusz1.F86];-1))" office:value-type="float" office:value="0">
            <text:p>0</text:p>
          </table:table-cell>
          <table:table-cell table:style-name="ce6" table:formula="of:=SUM([Arkusz2.H87];PRODUCT([Arkusz1.G86];-1))" office:value-type="float" office:value="1">
            <text:p>1</text:p>
          </table:table-cell>
          <table:table-cell table:style-name="ce6" table:formula="of:=SUM([Arkusz2.I87];PRODUCT([Arkusz1.H86];-1))" office:value-type="float" office:value="1">
            <text:p>1</text:p>
          </table:table-cell>
          <table:table-cell table:style-name="ce6" table:formula="of:=SUM([Arkusz2.J87];PRODUCT([Arkusz1.I86];-1))" office:value-type="float" office:value="2">
            <text:p>2</text:p>
          </table:table-cell>
          <table:table-cell table:style-name="ce6" table:formula="of:=SUM([Arkusz2.K87];PRODUCT([Arkusz1.J86];-1))" office:value-type="float" office:value="0">
            <text:p>0</text:p>
          </table:table-cell>
          <table:table-cell table:style-name="ce6" table:formula="of:=SUM([Arkusz2.L87];PRODUCT([Arkusz1.K8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dium TD</text:a></text:p>
          </table:table-cell>
          <table:table-cell/>
          <table:table-cell table:style-name="ce6" table:formula="of:=SUM([Arkusz2.E88];PRODUCT([Arkusz1.D87];-1))" office:value-type="float" office:value="4">
            <text:p>4</text:p>
          </table:table-cell>
          <table:table-cell table:style-name="ce6" table:formula="of:=SUM([Arkusz2.F88];PRODUCT([Arkusz1.E87];-1))" office:value-type="float" office:value="5">
            <text:p>5</text:p>
          </table:table-cell>
          <table:table-cell table:style-name="ce6" table:formula="of:=SUM([Arkusz2.G88];PRODUCT([Arkusz1.F87];-1))" office:value-type="float" office:value="21">
            <text:p>21</text:p>
          </table:table-cell>
          <table:table-cell table:style-name="ce6" table:formula="of:=SUM([Arkusz2.H88];PRODUCT([Arkusz1.G87];-1))" office:value-type="float" office:value="0">
            <text:p>0</text:p>
          </table:table-cell>
          <table:table-cell table:style-name="ce6" table:formula="of:=SUM([Arkusz2.I88];PRODUCT([Arkusz1.H87];-1))" office:value-type="float" office:value="14">
            <text:p>14</text:p>
          </table:table-cell>
          <table:table-cell table:style-name="ce6" table:formula="of:=SUM([Arkusz2.J88];PRODUCT([Arkusz1.I87];-1))" office:value-type="float" office:value="17">
            <text:p>17</text:p>
          </table:table-cell>
          <table:table-cell table:style-name="ce6" table:formula="of:=SUM([Arkusz2.K88];PRODUCT([Arkusz1.J87];-1))" office:value-type="float" office:value="0">
            <text:p>0</text:p>
          </table:table-cell>
          <table:table-cell table:style-name="ce6" table:formula="of:=SUM([Arkusz2.L88];PRODUCT([Arkusz1.K8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chanised Infantry</text:a></text:p>
          </table:table-cell>
          <table:table-cell/>
          <table:table-cell table:style-name="ce6" table:formula="of:=SUM([Arkusz2.E89];PRODUCT([Arkusz1.D88];-1))" office:value-type="float" office:value="0">
            <text:p>0</text:p>
          </table:table-cell>
          <table:table-cell table:style-name="ce6" table:formula="of:=SUM([Arkusz2.F89];PRODUCT([Arkusz1.E88];-1))" office:value-type="float" office:value="11">
            <text:p>11</text:p>
          </table:table-cell>
          <table:table-cell table:style-name="ce6" table:formula="of:=SUM([Arkusz2.G89];PRODUCT([Arkusz1.F88];-1))" office:value-type="float" office:value="3">
            <text:p>3</text:p>
          </table:table-cell>
          <table:table-cell table:style-name="ce6" table:formula="of:=SUM([Arkusz2.H89];PRODUCT([Arkusz1.G88];-1))" office:value-type="float" office:value="2">
            <text:p>2</text:p>
          </table:table-cell>
          <table:table-cell table:style-name="ce6" table:formula="of:=SUM([Arkusz2.I89];PRODUCT([Arkusz1.H88];-1))" office:value-type="float" office:value="13">
            <text:p>13</text:p>
          </table:table-cell>
          <table:table-cell table:style-name="ce6" table:formula="of:=SUM([Arkusz2.J89];PRODUCT([Arkusz1.I88];-1))" office:value-type="float" office:value="8">
            <text:p>8</text:p>
          </table:table-cell>
          <table:table-cell table:style-name="ce6" table:formula="of:=SUM([Arkusz2.K89];PRODUCT([Arkusz1.J88];-1))" office:value-type="float" office:value="2">
            <text:p>2</text:p>
          </table:table-cell>
          <table:table-cell table:style-name="ce6" table:formula="of:=SUM([Arkusz2.L89];PRODUCT([Arkusz1.K8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chanized Inf Btl.</text:a></text:p>
          </table:table-cell>
          <table:table-cell/>
          <table:table-cell table:style-name="ce6" table:formula="of:=SUM([Arkusz2.E90];PRODUCT([Arkusz1.D89];-1))" office:value-type="float" office:value="0">
            <text:p>0</text:p>
          </table:table-cell>
          <table:table-cell table:style-name="ce6" table:formula="of:=SUM([Arkusz2.F90];PRODUCT([Arkusz1.E89];-1))" office:value-type="float" office:value="8">
            <text:p>8</text:p>
          </table:table-cell>
          <table:table-cell table:style-name="ce6" table:formula="of:=SUM([Arkusz2.G90];PRODUCT([Arkusz1.F89];-1))" office:value-type="float" office:value="1">
            <text:p>1</text:p>
          </table:table-cell>
          <table:table-cell table:style-name="ce6" table:formula="of:=SUM([Arkusz2.H90];PRODUCT([Arkusz1.G89];-1))" office:value-type="float" office:value="1">
            <text:p>1</text:p>
          </table:table-cell>
          <table:table-cell table:style-name="ce6" table:formula="of:=SUM([Arkusz2.I90];PRODUCT([Arkusz1.H89];-1))" office:value-type="float" office:value="12">
            <text:p>12</text:p>
          </table:table-cell>
          <table:table-cell table:style-name="ce6" table:formula="of:=SUM([Arkusz2.J90];PRODUCT([Arkusz1.I89];-1))" office:value-type="float" office:value="8">
            <text:p>8</text:p>
          </table:table-cell>
          <table:table-cell table:style-name="ce6" table:formula="of:=SUM([Arkusz2.K90];PRODUCT([Arkusz1.J89];-1))" office:value-type="float" office:value="1">
            <text:p>1</text:p>
          </table:table-cell>
          <table:table-cell table:style-name="ce6" table:formula="of:=SUM([Arkusz2.L90];PRODUCT([Arkusz1.K8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ilitia</text:a></text:p>
          </table:table-cell>
          <table:table-cell/>
          <table:table-cell table:style-name="ce6" table:formula="of:=SUM([Arkusz2.E91];PRODUCT([Arkusz1.D90];-1))" office:value-type="float" office:value="0">
            <text:p>0</text:p>
          </table:table-cell>
          <table:table-cell table:style-name="ce6" table:formula="of:=SUM([Arkusz2.F91];PRODUCT([Arkusz1.E90];-1))" office:value-type="float" office:value="3">
            <text:p>3</text:p>
          </table:table-cell>
          <table:table-cell table:style-name="ce6" table:formula="of:=SUM([Arkusz2.G91];PRODUCT([Arkusz1.F90];-1))" office:value-type="float" office:value="1">
            <text:p>1</text:p>
          </table:table-cell>
          <table:table-cell table:style-name="ce6" table:formula="of:=SUM([Arkusz2.H91];PRODUCT([Arkusz1.G90];-1))" office:value-type="float" office:value="0">
            <text:p>0</text:p>
          </table:table-cell>
          <table:table-cell table:style-name="ce6" table:formula="of:=SUM([Arkusz2.I91];PRODUCT([Arkusz1.H90];-1))" office:value-type="float" office:value="4">
            <text:p>4</text:p>
          </table:table-cell>
          <table:table-cell table:style-name="ce6" table:formula="of:=SUM([Arkusz2.J91];PRODUCT([Arkusz1.I90];-1))" office:value-type="float" office:value="5">
            <text:p>5</text:p>
          </table:table-cell>
          <table:table-cell table:style-name="ce6" table:formula="of:=SUM([Arkusz2.K91];PRODUCT([Arkusz1.J90];-1))" office:value-type="float" office:value="0">
            <text:p>0</text:p>
          </table:table-cell>
          <table:table-cell table:style-name="ce6" table:formula="of:=SUM([Arkusz2.L91];PRODUCT([Arkusz1.K9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ixed-Support</text:a></text:p>
          </table:table-cell>
          <table:table-cell/>
          <table:table-cell table:style-name="ce6" table:formula="of:=SUM([Arkusz2.E92];PRODUCT([Arkusz1.D91];-1))" office:value-type="float" office:value="0">
            <text:p>0</text:p>
          </table:table-cell>
          <table:table-cell table:style-name="ce6" table:formula="of:=SUM([Arkusz2.F92];PRODUCT([Arkusz1.E91];-1))" office:value-type="float" office:value="0">
            <text:p>0</text:p>
          </table:table-cell>
          <table:table-cell table:style-name="ce6" table:formula="of:=SUM([Arkusz2.G92];PRODUCT([Arkusz1.F91];-1))" office:value-type="float" office:value="0">
            <text:p>0</text:p>
          </table:table-cell>
          <table:table-cell table:style-name="ce6" table:formula="of:=SUM([Arkusz2.H92];PRODUCT([Arkusz1.G91];-1))" office:value-type="float" office:value="0">
            <text:p>0</text:p>
          </table:table-cell>
          <table:table-cell table:style-name="ce6" table:formula="of:=SUM([Arkusz2.I92];PRODUCT([Arkusz1.H91];-1))" office:value-type="float" office:value="1">
            <text:p>1</text:p>
          </table:table-cell>
          <table:table-cell table:style-name="ce6" table:formula="of:=SUM([Arkusz2.J92];PRODUCT([Arkusz1.I91];-1))" office:value-type="float" office:value="1">
            <text:p>1</text:p>
          </table:table-cell>
          <table:table-cell table:style-name="ce6" table:formula="of:=SUM([Arkusz2.K92];PRODUCT([Arkusz1.J91];-1))" office:value-type="float" office:value="0">
            <text:p>0</text:p>
          </table:table-cell>
          <table:table-cell table:style-name="ce6" table:formula="of:=SUM([Arkusz2.L92];PRODUCT([Arkusz1.K9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cycle Recon Attachment</text:a></text:p>
          </table:table-cell>
          <table:table-cell/>
          <table:table-cell table:style-name="ce6" table:formula="of:=SUM([Arkusz2.E93];PRODUCT([Arkusz1.D92];-1))" office:value-type="float" office:value="1">
            <text:p>1</text:p>
          </table:table-cell>
          <table:table-cell table:style-name="ce6" table:formula="of:=SUM([Arkusz2.F93];PRODUCT([Arkusz1.E92];-1))" office:value-type="float" office:value="3">
            <text:p>3</text:p>
          </table:table-cell>
          <table:table-cell table:style-name="ce6" table:formula="of:=SUM([Arkusz2.G93];PRODUCT([Arkusz1.F92];-1))" office:value-type="float" office:value="0">
            <text:p>0</text:p>
          </table:table-cell>
          <table:table-cell table:style-name="ce6" table:formula="of:=SUM([Arkusz2.H93];PRODUCT([Arkusz1.G92];-1))" office:value-type="float" office:value="0">
            <text:p>0</text:p>
          </table:table-cell>
          <table:table-cell table:style-name="ce6" table:formula="of:=SUM([Arkusz2.I93];PRODUCT([Arkusz1.H92];-1))" office:value-type="float" office:value="2">
            <text:p>2</text:p>
          </table:table-cell>
          <table:table-cell table:style-name="ce6" table:formula="of:=SUM([Arkusz2.J93];PRODUCT([Arkusz1.I92];-1))" office:value-type="float" office:value="2">
            <text:p>2</text:p>
          </table:table-cell>
          <table:table-cell table:style-name="ce6" table:formula="of:=SUM([Arkusz2.K93];PRODUCT([Arkusz1.J92];-1))" office:value-type="float" office:value="0">
            <text:p>0</text:p>
          </table:table-cell>
          <table:table-cell table:style-name="ce6" table:formula="of:=SUM([Arkusz2.L93];PRODUCT([Arkusz1.K9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sed Inf Btl.</text:a></text:p>
          </table:table-cell>
          <table:table-cell/>
          <table:table-cell table:style-name="ce6" table:formula="of:=SUM([Arkusz2.E94];PRODUCT([Arkusz1.D93];-1))" office:value-type="float" office:value="0">
            <text:p>0</text:p>
          </table:table-cell>
          <table:table-cell table:style-name="ce6" table:formula="of:=SUM([Arkusz2.F94];PRODUCT([Arkusz1.E93];-1))" office:value-type="float" office:value="4">
            <text:p>4</text:p>
          </table:table-cell>
          <table:table-cell table:style-name="ce6" table:formula="of:=SUM([Arkusz2.G94];PRODUCT([Arkusz1.F93];-1))" office:value-type="float" office:value="0">
            <text:p>0</text:p>
          </table:table-cell>
          <table:table-cell table:style-name="ce6" table:formula="of:=SUM([Arkusz2.H94];PRODUCT([Arkusz1.G93];-1))" office:value-type="float" office:value="0">
            <text:p>0</text:p>
          </table:table-cell>
          <table:table-cell table:style-name="ce6" table:formula="of:=SUM([Arkusz2.I94];PRODUCT([Arkusz1.H93];-1))" office:value-type="float" office:value="9">
            <text:p>9</text:p>
          </table:table-cell>
          <table:table-cell table:style-name="ce6" table:formula="of:=SUM([Arkusz2.J94];PRODUCT([Arkusz1.I93];-1))" office:value-type="float" office:value="7">
            <text:p>7</text:p>
          </table:table-cell>
          <table:table-cell table:style-name="ce6" table:formula="of:=SUM([Arkusz2.K94];PRODUCT([Arkusz1.J93];-1))" office:value-type="float" office:value="0">
            <text:p>0</text:p>
          </table:table-cell>
          <table:table-cell table:style-name="ce6" table:formula="of:=SUM([Arkusz2.L94];PRODUCT([Arkusz1.K9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sed Infantry</text:a></text:p>
          </table:table-cell>
          <table:table-cell/>
          <table:table-cell table:style-name="ce6" table:formula="of:=SUM([Arkusz2.E95];PRODUCT([Arkusz1.D94];-1))" office:value-type="float" office:value="0">
            <text:p>0</text:p>
          </table:table-cell>
          <table:table-cell table:style-name="ce6" table:formula="of:=SUM([Arkusz2.F95];PRODUCT([Arkusz1.E94];-1))" office:value-type="float" office:value="9">
            <text:p>9</text:p>
          </table:table-cell>
          <table:table-cell table:style-name="ce6" table:formula="of:=SUM([Arkusz2.G95];PRODUCT([Arkusz1.F94];-1))" office:value-type="float" office:value="1">
            <text:p>1</text:p>
          </table:table-cell>
          <table:table-cell table:style-name="ce6" table:formula="of:=SUM([Arkusz2.H95];PRODUCT([Arkusz1.G94];-1))" office:value-type="float" office:value="0">
            <text:p>0</text:p>
          </table:table-cell>
          <table:table-cell table:style-name="ce6" table:formula="of:=SUM([Arkusz2.I95];PRODUCT([Arkusz1.H94];-1))" office:value-type="float" office:value="12">
            <text:p>12</text:p>
          </table:table-cell>
          <table:table-cell table:style-name="ce6" table:formula="of:=SUM([Arkusz2.J95];PRODUCT([Arkusz1.I94];-1))" office:value-type="float" office:value="8">
            <text:p>8</text:p>
          </table:table-cell>
          <table:table-cell table:style-name="ce6" table:formula="of:=SUM([Arkusz2.K95];PRODUCT([Arkusz1.J94];-1))" office:value-type="float" office:value="0">
            <text:p>0</text:p>
          </table:table-cell>
          <table:table-cell table:style-name="ce6" table:formula="of:=SUM([Arkusz2.L95];PRODUCT([Arkusz1.K9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zed Engineer</text:a></text:p>
          </table:table-cell>
          <table:table-cell/>
          <table:table-cell table:style-name="ce6" table:formula="of:=SUM([Arkusz2.E96];PRODUCT([Arkusz1.D95];-1))" office:value-type="float" office:value="0">
            <text:p>0</text:p>
          </table:table-cell>
          <table:table-cell table:style-name="ce6" table:formula="of:=SUM([Arkusz2.F96];PRODUCT([Arkusz1.E95];-1))" office:value-type="float" office:value="4">
            <text:p>4</text:p>
          </table:table-cell>
          <table:table-cell table:style-name="ce6" table:formula="of:=SUM([Arkusz2.G96];PRODUCT([Arkusz1.F95];-1))" office:value-type="float" office:value="1">
            <text:p>1</text:p>
          </table:table-cell>
          <table:table-cell table:style-name="ce6" table:formula="of:=SUM([Arkusz2.H96];PRODUCT([Arkusz1.G95];-1))" office:value-type="float" office:value="1">
            <text:p>1</text:p>
          </table:table-cell>
          <table:table-cell table:style-name="ce6" table:formula="of:=SUM([Arkusz2.I96];PRODUCT([Arkusz1.H95];-1))" office:value-type="float" office:value="8">
            <text:p>8</text:p>
          </table:table-cell>
          <table:table-cell table:style-name="ce6" table:formula="of:=SUM([Arkusz2.J96];PRODUCT([Arkusz1.I95];-1))" office:value-type="float" office:value="16">
            <text:p>16</text:p>
          </table:table-cell>
          <table:table-cell table:style-name="ce6" table:formula="of:=SUM([Arkusz2.K96];PRODUCT([Arkusz1.J95];-1))" office:value-type="float" office:value="1">
            <text:p>1</text:p>
          </table:table-cell>
          <table:table-cell table:style-name="ce6" table:formula="of:=SUM([Arkusz2.L96];PRODUCT([Arkusz1.K9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zed-Support</text:a></text:p>
          </table:table-cell>
          <table:table-cell/>
          <table:table-cell table:style-name="ce6" table:formula="of:=SUM([Arkusz2.E97];PRODUCT([Arkusz1.D96];-1))" office:value-type="float" office:value="0">
            <text:p>0</text:p>
          </table:table-cell>
          <table:table-cell table:style-name="ce6" table:formula="of:=SUM([Arkusz2.F97];PRODUCT([Arkusz1.E96];-1))" office:value-type="float" office:value="0">
            <text:p>0</text:p>
          </table:table-cell>
          <table:table-cell table:style-name="ce6" table:formula="of:=SUM([Arkusz2.G97];PRODUCT([Arkusz1.F96];-1))" office:value-type="float" office:value="0">
            <text:p>0</text:p>
          </table:table-cell>
          <table:table-cell table:style-name="ce6" table:formula="of:=SUM([Arkusz2.H97];PRODUCT([Arkusz1.G96];-1))" office:value-type="float" office:value="0">
            <text:p>0</text:p>
          </table:table-cell>
          <table:table-cell table:style-name="ce6" table:formula="of:=SUM([Arkusz2.I97];PRODUCT([Arkusz1.H96];-1))" office:value-type="float" office:value="0">
            <text:p>0</text:p>
          </table:table-cell>
          <table:table-cell table:style-name="ce6" table:formula="of:=SUM([Arkusz2.J97];PRODUCT([Arkusz1.I96];-1))" office:value-type="float" office:value="0">
            <text:p>0</text:p>
          </table:table-cell>
          <table:table-cell table:style-name="ce6" table:formula="of:=SUM([Arkusz2.K97];PRODUCT([Arkusz1.J96];-1))" office:value-type="float" office:value="0">
            <text:p>0</text:p>
          </table:table-cell>
          <table:table-cell table:style-name="ce6" table:formula="of:=SUM([Arkusz2.L97];PRODUCT([Arkusz1.K9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untain Infantry</text:a></text:p>
          </table:table-cell>
          <table:table-cell/>
          <table:table-cell table:style-name="ce6" table:formula="of:=SUM([Arkusz2.E98];PRODUCT([Arkusz1.D97];-1))" office:value-type="float" office:value="0">
            <text:p>0</text:p>
          </table:table-cell>
          <table:table-cell table:style-name="ce6" table:formula="of:=SUM([Arkusz2.F98];PRODUCT([Arkusz1.E97];-1))" office:value-type="float" office:value="6">
            <text:p>6</text:p>
          </table:table-cell>
          <table:table-cell table:style-name="ce6" table:formula="of:=SUM([Arkusz2.G98];PRODUCT([Arkusz1.F97];-1))" office:value-type="float" office:value="0">
            <text:p>0</text:p>
          </table:table-cell>
          <table:table-cell table:style-name="ce6" table:formula="of:=SUM([Arkusz2.H98];PRODUCT([Arkusz1.G97];-1))" office:value-type="float" office:value="0">
            <text:p>0</text:p>
          </table:table-cell>
          <table:table-cell table:style-name="ce6" table:formula="of:=SUM([Arkusz2.I98];PRODUCT([Arkusz1.H97];-1))" office:value-type="float" office:value="7">
            <text:p>7</text:p>
          </table:table-cell>
          <table:table-cell table:style-name="ce6" table:formula="of:=SUM([Arkusz2.J98];PRODUCT([Arkusz1.I97];-1))" office:value-type="float" office:value="6">
            <text:p>6</text:p>
          </table:table-cell>
          <table:table-cell table:style-name="ce6" table:formula="of:=SUM([Arkusz2.K98];PRODUCT([Arkusz1.J97];-1))" office:value-type="float" office:value="0">
            <text:p>0</text:p>
          </table:table-cell>
          <table:table-cell table:style-name="ce6" table:formula="of:=SUM([Arkusz2.L98];PRODUCT([Arkusz1.K9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Naval Infantry</text:a></text:p>
          </table:table-cell>
          <table:table-cell/>
          <table:table-cell table:style-name="ce6" table:formula="of:=SUM([Arkusz2.E99];PRODUCT([Arkusz1.D98];-1))" office:value-type="float" office:value="1">
            <text:p>1</text:p>
          </table:table-cell>
          <table:table-cell table:style-name="ce6" table:formula="of:=SUM([Arkusz2.F99];PRODUCT([Arkusz1.E98];-1))" office:value-type="float" office:value="6">
            <text:p>6</text:p>
          </table:table-cell>
          <table:table-cell table:style-name="ce6" table:formula="of:=SUM([Arkusz2.G99];PRODUCT([Arkusz1.F98];-1))" office:value-type="float" office:value="1">
            <text:p>1</text:p>
          </table:table-cell>
          <table:table-cell table:style-name="ce6" table:formula="of:=SUM([Arkusz2.H99];PRODUCT([Arkusz1.G98];-1))" office:value-type="float" office:value="0">
            <text:p>0</text:p>
          </table:table-cell>
          <table:table-cell table:style-name="ce6" table:formula="of:=SUM([Arkusz2.I99];PRODUCT([Arkusz1.H98];-1))" office:value-type="float" office:value="7">
            <text:p>7</text:p>
          </table:table-cell>
          <table:table-cell table:style-name="ce6" table:formula="of:=SUM([Arkusz2.J99];PRODUCT([Arkusz1.I98];-1))" office:value-type="float" office:value="7">
            <text:p>7</text:p>
          </table:table-cell>
          <table:table-cell table:style-name="ce6" table:formula="of:=SUM([Arkusz2.K99];PRODUCT([Arkusz1.J98];-1))" office:value-type="float" office:value="0">
            <text:p>0</text:p>
          </table:table-cell>
          <table:table-cell table:style-name="ce6" table:formula="of:=SUM([Arkusz2.L99];PRODUCT([Arkusz1.K9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NKVD</text:a></text:p>
          </table:table-cell>
          <table:table-cell/>
          <table:table-cell table:style-name="ce6" table:formula="of:=SUM([Arkusz2.E100];PRODUCT([Arkusz1.D99];-1))" office:value-type="float" office:value="0">
            <text:p>0</text:p>
          </table:table-cell>
          <table:table-cell table:style-name="ce6" table:formula="of:=SUM([Arkusz2.F100];PRODUCT([Arkusz1.E99];-1))" office:value-type="float" office:value="5">
            <text:p>5</text:p>
          </table:table-cell>
          <table:table-cell table:style-name="ce6" table:formula="of:=SUM([Arkusz2.G100];PRODUCT([Arkusz1.F99];-1))" office:value-type="float" office:value="1">
            <text:p>1</text:p>
          </table:table-cell>
          <table:table-cell table:style-name="ce6" table:formula="of:=SUM([Arkusz2.H100];PRODUCT([Arkusz1.G99];-1))" office:value-type="float" office:value="0">
            <text:p>0</text:p>
          </table:table-cell>
          <table:table-cell table:style-name="ce6" table:formula="of:=SUM([Arkusz2.I100];PRODUCT([Arkusz1.H99];-1))" office:value-type="float" office:value="2">
            <text:p>2</text:p>
          </table:table-cell>
          <table:table-cell table:style-name="ce6" table:formula="of:=SUM([Arkusz2.J100];PRODUCT([Arkusz1.I99];-1))" office:value-type="float" office:value="4">
            <text:p>4</text:p>
          </table:table-cell>
          <table:table-cell table:style-name="ce6" table:formula="of:=SUM([Arkusz2.K100];PRODUCT([Arkusz1.J99];-1))" office:value-type="float" office:value="0">
            <text:p>0</text:p>
          </table:table-cell>
          <table:table-cell table:style-name="ce6" table:formula="of:=SUM([Arkusz2.L100];PRODUCT([Arkusz1.K9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Ohmura Detachment HQ</text:a></text:p>
          </table:table-cell>
          <table:table-cell/>
          <table:table-cell table:style-name="ce6" table:formula="of:=SUM([Arkusz2.E101];PRODUCT([Arkusz1.D100];-1))" office:value-type="float" office:value="0">
            <text:p>0</text:p>
          </table:table-cell>
          <table:table-cell table:style-name="ce6" table:formula="of:=SUM([Arkusz2.F101];PRODUCT([Arkusz1.E100];-1))" office:value-type="float" office:value="7">
            <text:p>7</text:p>
          </table:table-cell>
          <table:table-cell table:style-name="ce6" table:formula="of:=SUM([Arkusz2.G101];PRODUCT([Arkusz1.F100];-1))" office:value-type="float" office:value="3">
            <text:p>3</text:p>
          </table:table-cell>
          <table:table-cell table:style-name="ce6" table:formula="of:=SUM([Arkusz2.H101];PRODUCT([Arkusz1.G100];-1))" office:value-type="float" office:value="2">
            <text:p>2</text:p>
          </table:table-cell>
          <table:table-cell table:style-name="ce6" table:formula="of:=SUM([Arkusz2.I101];PRODUCT([Arkusz1.H100];-1))" office:value-type="float" office:value="9">
            <text:p>9</text:p>
          </table:table-cell>
          <table:table-cell table:style-name="ce6" table:formula="of:=SUM([Arkusz2.J101];PRODUCT([Arkusz1.I100];-1))" office:value-type="float" office:value="16">
            <text:p>16</text:p>
          </table:table-cell>
          <table:table-cell table:style-name="ce6" table:formula="of:=SUM([Arkusz2.K101];PRODUCT([Arkusz1.J100];-1))" office:value-type="float" office:value="0">
            <text:p>0</text:p>
          </table:table-cell>
          <table:table-cell table:style-name="ce6" table:formula="of:=SUM([Arkusz2.L101];PRODUCT([Arkusz1.K10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ack Artillery</text:a></text:p>
          </table:table-cell>
          <table:table-cell/>
          <table:table-cell table:style-name="ce6" table:formula="of:=SUM([Arkusz2.E102];PRODUCT([Arkusz1.D101];-1))" office:value-type="float" office:value="0">
            <text:p>0</text:p>
          </table:table-cell>
          <table:table-cell table:style-name="ce6" table:formula="of:=SUM([Arkusz2.F102];PRODUCT([Arkusz1.E101];-1))" office:value-type="float" office:value="5">
            <text:p>5</text:p>
          </table:table-cell>
          <table:table-cell table:style-name="ce6" table:formula="of:=SUM([Arkusz2.G102];PRODUCT([Arkusz1.F101];-1))" office:value-type="float" office:value="0">
            <text:p>0</text:p>
          </table:table-cell>
          <table:table-cell table:style-name="ce6" table:formula="of:=SUM([Arkusz2.H102];PRODUCT([Arkusz1.G101];-1))" office:value-type="float" office:value="1">
            <text:p>1</text:p>
          </table:table-cell>
          <table:table-cell table:style-name="ce6" table:formula="of:=SUM([Arkusz2.I102];PRODUCT([Arkusz1.H101];-1))" office:value-type="float" office:value="2">
            <text:p>2</text:p>
          </table:table-cell>
          <table:table-cell table:style-name="ce6" table:formula="of:=SUM([Arkusz2.J102];PRODUCT([Arkusz1.I101];-1))" office:value-type="float" office:value="5">
            <text:p>5</text:p>
          </table:table-cell>
          <table:table-cell table:style-name="ce6" table:formula="of:=SUM([Arkusz2.K102];PRODUCT([Arkusz1.J101];-1))" office:value-type="float" office:value="0">
            <text:p>0</text:p>
          </table:table-cell>
          <table:table-cell table:style-name="ce6" table:formula="of:=SUM([Arkusz2.L102];PRODUCT([Arkusz1.K10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aratrooper</text:a></text:p>
          </table:table-cell>
          <table:table-cell/>
          <table:table-cell table:style-name="ce6" table:formula="of:=SUM([Arkusz2.E103];PRODUCT([Arkusz1.D102];-1))" office:value-type="float" office:value="0">
            <text:p>0</text:p>
          </table:table-cell>
          <table:table-cell table:style-name="ce6" table:formula="of:=SUM([Arkusz2.F103];PRODUCT([Arkusz1.E102];-1))" office:value-type="float" office:value="4">
            <text:p>4</text:p>
          </table:table-cell>
          <table:table-cell table:style-name="ce6" table:formula="of:=SUM([Arkusz2.G103];PRODUCT([Arkusz1.F102];-1))" office:value-type="float" office:value="1">
            <text:p>1</text:p>
          </table:table-cell>
          <table:table-cell table:style-name="ce6" table:formula="of:=SUM([Arkusz2.H103];PRODUCT([Arkusz1.G102];-1))" office:value-type="float" office:value="0">
            <text:p>0</text:p>
          </table:table-cell>
          <table:table-cell table:style-name="ce6" table:formula="of:=SUM([Arkusz2.I103];PRODUCT([Arkusz1.H102];-1))" office:value-type="float" office:value="9">
            <text:p>9</text:p>
          </table:table-cell>
          <table:table-cell table:style-name="ce6" table:formula="of:=SUM([Arkusz2.J103];PRODUCT([Arkusz1.I102];-1))" office:value-type="float" office:value="8">
            <text:p>8</text:p>
          </table:table-cell>
          <table:table-cell table:style-name="ce6" table:formula="of:=SUM([Arkusz2.K103];PRODUCT([Arkusz1.J102];-1))" office:value-type="float" office:value="0">
            <text:p>0</text:p>
          </table:table-cell>
          <table:table-cell table:style-name="ce6" table:formula="of:=SUM([Arkusz2.L103];PRODUCT([Arkusz1.K10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rinz Eugen</text:a></text:p>
          </table:table-cell>
          <table:table-cell/>
          <table:table-cell table:style-name="ce6" table:formula="of:=SUM([Arkusz2.E104];PRODUCT([Arkusz1.D103];-1))" office:value-type="float" office:value="0">
            <text:p>0</text:p>
          </table:table-cell>
          <table:table-cell table:style-name="ce6" table:formula="of:=SUM([Arkusz2.F104];PRODUCT([Arkusz1.E103];-1))" office:value-type="float" office:value="7">
            <text:p>7</text:p>
          </table:table-cell>
          <table:table-cell table:style-name="ce6" table:formula="of:=SUM([Arkusz2.G104];PRODUCT([Arkusz1.F103];-1))" office:value-type="float" office:value="0">
            <text:p>0</text:p>
          </table:table-cell>
          <table:table-cell table:style-name="ce6" table:formula="of:=SUM([Arkusz2.H104];PRODUCT([Arkusz1.G103];-1))" office:value-type="float" office:value="0">
            <text:p>0</text:p>
          </table:table-cell>
          <table:table-cell table:style-name="ce6" table:formula="of:=SUM([Arkusz2.I104];PRODUCT([Arkusz1.H103];-1))" office:value-type="float" office:value="8">
            <text:p>8</text:p>
          </table:table-cell>
          <table:table-cell table:style-name="ce6" table:formula="of:=SUM([Arkusz2.J104];PRODUCT([Arkusz1.I103];-1))" office:value-type="float" office:value="6">
            <text:p>6</text:p>
          </table:table-cell>
          <table:table-cell table:style-name="ce6" table:formula="of:=SUM([Arkusz2.K104];PRODUCT([Arkusz1.J103];-1))" office:value-type="float" office:value="0">
            <text:p>0</text:p>
          </table:table-cell>
          <table:table-cell table:style-name="ce6" table:formula="of:=SUM([Arkusz2.L104];PRODUCT([Arkusz1.K10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zKpfw. 35(t)</text:a></text:p>
          </table:table-cell>
          <table:table-cell/>
          <table:table-cell table:style-name="ce6" table:formula="of:=SUM([Arkusz2.E105];PRODUCT([Arkusz1.D104];-1))" office:value-type="float" office:value="8">
            <text:p>8</text:p>
          </table:table-cell>
          <table:table-cell table:style-name="ce6" table:formula="of:=SUM([Arkusz2.F105];PRODUCT([Arkusz1.E104];-1))" office:value-type="float" office:value="11">
            <text:p>11</text:p>
          </table:table-cell>
          <table:table-cell table:style-name="ce6" table:formula="of:=SUM([Arkusz2.G105];PRODUCT([Arkusz1.F104];-1))" office:value-type="float" office:value="14">
            <text:p>14</text:p>
          </table:table-cell>
          <table:table-cell table:style-name="ce6" table:formula="of:=SUM([Arkusz2.H105];PRODUCT([Arkusz1.G104];-1))" office:value-type="float" office:value="6">
            <text:p>6</text:p>
          </table:table-cell>
          <table:table-cell table:style-name="ce6" table:formula="of:=SUM([Arkusz2.I105];PRODUCT([Arkusz1.H104];-1))" office:value-type="float" office:value="7">
            <text:p>7</text:p>
          </table:table-cell>
          <table:table-cell table:style-name="ce6" table:formula="of:=SUM([Arkusz2.J105];PRODUCT([Arkusz1.I104];-1))" office:value-type="float" office:value="27">
            <text:p>27</text:p>
          </table:table-cell>
          <table:table-cell table:style-name="ce6" table:formula="of:=SUM([Arkusz2.K105];PRODUCT([Arkusz1.J104];-1))" office:value-type="float" office:value="6">
            <text:p>6</text:p>
          </table:table-cell>
          <table:table-cell table:style-name="ce6" table:formula="of:=SUM([Arkusz2.L105];PRODUCT([Arkusz1.K104];-1))" office:value-type="float" office:value="0.0999999999999999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zKpfw. 38(t)</text:a></text:p>
          </table:table-cell>
          <table:table-cell/>
          <table:table-cell table:style-name="ce6" table:formula="of:=SUM([Arkusz2.E106];PRODUCT([Arkusz1.D105];-1))" office:value-type="float" office:value="8">
            <text:p>8</text:p>
          </table:table-cell>
          <table:table-cell table:style-name="ce6" table:formula="of:=SUM([Arkusz2.F106];PRODUCT([Arkusz1.E105];-1))" office:value-type="float" office:value="11">
            <text:p>11</text:p>
          </table:table-cell>
          <table:table-cell table:style-name="ce6" table:formula="of:=SUM([Arkusz2.G106];PRODUCT([Arkusz1.F105];-1))" office:value-type="float" office:value="14">
            <text:p>14</text:p>
          </table:table-cell>
          <table:table-cell table:style-name="ce6" table:formula="of:=SUM([Arkusz2.H106];PRODUCT([Arkusz1.G105];-1))" office:value-type="float" office:value="6">
            <text:p>6</text:p>
          </table:table-cell>
          <table:table-cell table:style-name="ce6" table:formula="of:=SUM([Arkusz2.I106];PRODUCT([Arkusz1.H105];-1))" office:value-type="float" office:value="7">
            <text:p>7</text:p>
          </table:table-cell>
          <table:table-cell table:style-name="ce6" table:formula="of:=SUM([Arkusz2.J106];PRODUCT([Arkusz1.I105];-1))" office:value-type="float" office:value="27">
            <text:p>27</text:p>
          </table:table-cell>
          <table:table-cell table:style-name="ce6" table:formula="of:=SUM([Arkusz2.K106];PRODUCT([Arkusz1.J105];-1))" office:value-type="float" office:value="6">
            <text:p>6</text:p>
          </table:table-cell>
          <table:table-cell table:style-name="ce6" table:formula="of:=SUM([Arkusz2.L106];PRODUCT([Arkusz1.K105];-1))" office:value-type="float" office:value="0.0999999999999999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Recon Cavalry</text:a></text:p>
          </table:table-cell>
          <table:table-cell/>
          <table:table-cell table:style-name="ce6" table:formula="of:=SUM([Arkusz2.E107];PRODUCT([Arkusz1.D106];-1))" office:value-type="float" office:value="1">
            <text:p>1</text:p>
          </table:table-cell>
          <table:table-cell table:style-name="ce6" table:formula="of:=SUM([Arkusz2.F107];PRODUCT([Arkusz1.E106];-1))" office:value-type="float" office:value="3">
            <text:p>3</text:p>
          </table:table-cell>
          <table:table-cell table:style-name="ce6" table:formula="of:=SUM([Arkusz2.G107];PRODUCT([Arkusz1.F106];-1))" office:value-type="float" office:value="0">
            <text:p>0</text:p>
          </table:table-cell>
          <table:table-cell table:style-name="ce6" table:formula="of:=SUM([Arkusz2.H107];PRODUCT([Arkusz1.G106];-1))" office:value-type="float" office:value="0">
            <text:p>0</text:p>
          </table:table-cell>
          <table:table-cell table:style-name="ce6" table:formula="of:=SUM([Arkusz2.I107];PRODUCT([Arkusz1.H106];-1))" office:value-type="float" office:value="1">
            <text:p>1</text:p>
          </table:table-cell>
          <table:table-cell table:style-name="ce6" table:formula="of:=SUM([Arkusz2.J107];PRODUCT([Arkusz1.I106];-1))" office:value-type="float" office:value="2">
            <text:p>2</text:p>
          </table:table-cell>
          <table:table-cell table:style-name="ce6" table:formula="of:=SUM([Arkusz2.K107];PRODUCT([Arkusz1.J106];-1))" office:value-type="float" office:value="0">
            <text:p>0</text:p>
          </table:table-cell>
          <table:table-cell table:style-name="ce6" table:formula="of:=SUM([Arkusz2.L107];PRODUCT([Arkusz1.K10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Rocket Artillery</text:a></text:p>
          </table:table-cell>
          <table:table-cell/>
          <table:table-cell table:style-name="ce6" table:formula="of:=SUM([Arkusz2.E108];PRODUCT([Arkusz1.D107];-1))" office:value-type="float" office:value="0">
            <text:p>0</text:p>
          </table:table-cell>
          <table:table-cell table:style-name="ce6" table:formula="of:=SUM([Arkusz2.F108];PRODUCT([Arkusz1.E107];-1))" office:value-type="float" office:value="14">
            <text:p>14</text:p>
          </table:table-cell>
          <table:table-cell table:style-name="ce6" table:formula="of:=SUM([Arkusz2.G108];PRODUCT([Arkusz1.F107];-1))" office:value-type="float" office:value="1">
            <text:p>1</text:p>
          </table:table-cell>
          <table:table-cell table:style-name="ce6" table:formula="of:=SUM([Arkusz2.H108];PRODUCT([Arkusz1.G107];-1))" office:value-type="float" office:value="1">
            <text:p>1</text:p>
          </table:table-cell>
          <table:table-cell table:style-name="ce6" table:formula="of:=SUM([Arkusz2.I108];PRODUCT([Arkusz1.H107];-1))" office:value-type="float" office:value="2">
            <text:p>2</text:p>
          </table:table-cell>
          <table:table-cell table:style-name="ce6" table:formula="of:=SUM([Arkusz2.J108];PRODUCT([Arkusz1.I107];-1))" office:value-type="float" office:value="3">
            <text:p>3</text:p>
          </table:table-cell>
          <table:table-cell table:style-name="ce6" table:formula="of:=SUM([Arkusz2.K108];PRODUCT([Arkusz1.J107];-1))" office:value-type="float" office:value="1">
            <text:p>1</text:p>
          </table:table-cell>
          <table:table-cell table:style-name="ce6" table:formula="of:=SUM([Arkusz2.L108];PRODUCT([Arkusz1.K10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A Standarten</text:a></text:p>
          </table:table-cell>
          <table:table-cell/>
          <table:table-cell table:style-name="ce6" table:formula="of:=SUM([Arkusz2.E109];PRODUCT([Arkusz1.D108];-1))" office:value-type="float" office:value="1">
            <text:p>1</text:p>
          </table:table-cell>
          <table:table-cell table:style-name="ce6" table:formula="of:=SUM([Arkusz2.F109];PRODUCT([Arkusz1.E108];-1))" office:value-type="float" office:value="3">
            <text:p>3</text:p>
          </table:table-cell>
          <table:table-cell table:style-name="ce6" table:formula="of:=SUM([Arkusz2.G109];PRODUCT([Arkusz1.F108];-1))" office:value-type="float" office:value="1">
            <text:p>1</text:p>
          </table:table-cell>
          <table:table-cell table:style-name="ce6" table:formula="of:=SUM([Arkusz2.H109];PRODUCT([Arkusz1.G108];-1))" office:value-type="float" office:value="0">
            <text:p>0</text:p>
          </table:table-cell>
          <table:table-cell table:style-name="ce6" table:formula="of:=SUM([Arkusz2.I109];PRODUCT([Arkusz1.H108];-1))" office:value-type="float" office:value="5">
            <text:p>5</text:p>
          </table:table-cell>
          <table:table-cell table:style-name="ce6" table:formula="of:=SUM([Arkusz2.J109];PRODUCT([Arkusz1.I108];-1))" office:value-type="float" office:value="5">
            <text:p>5</text:p>
          </table:table-cell>
          <table:table-cell table:style-name="ce6" table:formula="of:=SUM([Arkusz2.K109];PRODUCT([Arkusz1.J108];-1))" office:value-type="float" office:value="0">
            <text:p>0</text:p>
          </table:table-cell>
          <table:table-cell table:style-name="ce6" table:formula="of:=SUM([Arkusz2.L109];PRODUCT([Arkusz1.K10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A-Reiterstandarte</text:a></text:p>
          </table:table-cell>
          <table:table-cell/>
          <table:table-cell table:style-name="ce6" table:formula="of:=SUM([Arkusz2.E110];PRODUCT([Arkusz1.D109];-1))" office:value-type="float" office:value="1">
            <text:p>1</text:p>
          </table:table-cell>
          <table:table-cell table:style-name="ce6" table:formula="of:=SUM([Arkusz2.F110];PRODUCT([Arkusz1.E109];-1))" office:value-type="float" office:value="2">
            <text:p>2</text:p>
          </table:table-cell>
          <table:table-cell table:style-name="ce6" table:formula="of:=SUM([Arkusz2.G110];PRODUCT([Arkusz1.F109];-1))" office:value-type="float" office:value="1">
            <text:p>1</text:p>
          </table:table-cell>
          <table:table-cell table:style-name="ce6" table:formula="of:=SUM([Arkusz2.H110];PRODUCT([Arkusz1.G109];-1))" office:value-type="float" office:value="0">
            <text:p>0</text:p>
          </table:table-cell>
          <table:table-cell table:style-name="ce6" table:formula="of:=SUM([Arkusz2.I110];PRODUCT([Arkusz1.H109];-1))" office:value-type="float" office:value="7">
            <text:p>7</text:p>
          </table:table-cell>
          <table:table-cell table:style-name="ce6" table:formula="of:=SUM([Arkusz2.J110];PRODUCT([Arkusz1.I109];-1))" office:value-type="float" office:value="7">
            <text:p>7</text:p>
          </table:table-cell>
          <table:table-cell table:style-name="ce6" table:formula="of:=SUM([Arkusz2.K110];PRODUCT([Arkusz1.J109];-1))" office:value-type="float" office:value="0">
            <text:p>0</text:p>
          </table:table-cell>
          <table:table-cell table:style-name="ce6" table:formula="of:=SUM([Arkusz2.L110];PRODUCT([Arkusz1.K109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A-Reiterstandarte</text:a></text:p>
          </table:table-cell>
          <table:table-cell/>
          <table:table-cell table:style-name="ce6" table:formula="of:=SUM([Arkusz2.E111];PRODUCT([Arkusz1.D110];-1))" office:value-type="float" office:value="1">
            <text:p>1</text:p>
          </table:table-cell>
          <table:table-cell table:style-name="ce6" table:formula="of:=SUM([Arkusz2.F111];PRODUCT([Arkusz1.E110];-1))" office:value-type="float" office:value="2">
            <text:p>2</text:p>
          </table:table-cell>
          <table:table-cell table:style-name="ce6" table:formula="of:=SUM([Arkusz2.G111];PRODUCT([Arkusz1.F110];-1))" office:value-type="float" office:value="0">
            <text:p>0</text:p>
          </table:table-cell>
          <table:table-cell table:style-name="ce6" table:formula="of:=SUM([Arkusz2.H111];PRODUCT([Arkusz1.G110];-1))" office:value-type="float" office:value="0">
            <text:p>0</text:p>
          </table:table-cell>
          <table:table-cell table:style-name="ce6" table:formula="of:=SUM([Arkusz2.I111];PRODUCT([Arkusz1.H110];-1))" office:value-type="float" office:value="2">
            <text:p>2</text:p>
          </table:table-cell>
          <table:table-cell table:style-name="ce6" table:formula="of:=SUM([Arkusz2.J111];PRODUCT([Arkusz1.I110];-1))" office:value-type="float" office:value="2">
            <text:p>2</text:p>
          </table:table-cell>
          <table:table-cell table:style-name="ce6" table:formula="of:=SUM([Arkusz2.K111];PRODUCT([Arkusz1.J110];-1))" office:value-type="float" office:value="0">
            <text:p>0</text:p>
          </table:table-cell>
          <table:table-cell table:style-name="ce6" table:formula="of:=SUM([Arkusz2.L111];PRODUCT([Arkusz1.K110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elf Propelled AA</text:a></text:p>
          </table:table-cell>
          <table:table-cell/>
          <table:table-cell table:style-name="ce6" table:formula="of:=SUM([Arkusz2.E112];PRODUCT([Arkusz1.D111];-1))" office:value-type="float" office:value="0">
            <text:p>0</text:p>
          </table:table-cell>
          <table:table-cell table:style-name="ce6" table:formula="of:=SUM([Arkusz2.F112];PRODUCT([Arkusz1.E111];-1))" office:value-type="float" office:value="1">
            <text:p>1</text:p>
          </table:table-cell>
          <table:table-cell table:style-name="ce6" table:formula="of:=SUM([Arkusz2.G112];PRODUCT([Arkusz1.F111];-1))" office:value-type="float" office:value="1">
            <text:p>1</text:p>
          </table:table-cell>
          <table:table-cell table:style-name="ce6" table:formula="of:=SUM([Arkusz2.H112];PRODUCT([Arkusz1.G111];-1))" office:value-type="float" office:value="7">
            <text:p>7</text:p>
          </table:table-cell>
          <table:table-cell table:style-name="ce6" table:formula="of:=SUM([Arkusz2.I112];PRODUCT([Arkusz1.H111];-1))" office:value-type="float" office:value="1">
            <text:p>1</text:p>
          </table:table-cell>
          <table:table-cell table:style-name="ce6" table:formula="of:=SUM([Arkusz2.J112];PRODUCT([Arkusz1.I111];-1))" office:value-type="float" office:value="2">
            <text:p>2</text:p>
          </table:table-cell>
          <table:table-cell table:style-name="ce6" table:formula="of:=SUM([Arkusz2.K112];PRODUCT([Arkusz1.J111];-1))" office:value-type="float" office:value="7">
            <text:p>7</text:p>
          </table:table-cell>
          <table:table-cell table:style-name="ce6" table:formula="of:=SUM([Arkusz2.L112];PRODUCT([Arkusz1.K11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H Armor</text:a></text:p>
          </table:table-cell>
          <table:table-cell/>
          <table:table-cell table:style-name="ce6" table:formula="of:=SUM([Arkusz2.E113];PRODUCT([Arkusz1.D112];-1))" office:value-type="float" office:value="8">
            <text:p>8</text:p>
          </table:table-cell>
          <table:table-cell table:style-name="ce6" table:formula="of:=SUM([Arkusz2.F113];PRODUCT([Arkusz1.E112];-1))" office:value-type="float" office:value="30">
            <text:p>30</text:p>
          </table:table-cell>
          <table:table-cell table:style-name="ce6" table:formula="of:=SUM([Arkusz2.G113];PRODUCT([Arkusz1.F112];-1))" office:value-type="float" office:value="50">
            <text:p>50</text:p>
          </table:table-cell>
          <table:table-cell table:style-name="ce6" table:formula="of:=SUM([Arkusz2.H113];PRODUCT([Arkusz1.G112];-1))" office:value-type="float" office:value="0">
            <text:p>0</text:p>
          </table:table-cell>
          <table:table-cell table:style-name="ce6" table:formula="of:=SUM([Arkusz2.I113];PRODUCT([Arkusz1.H112];-1))" office:value-type="float" office:value="22">
            <text:p>22</text:p>
          </table:table-cell>
          <table:table-cell table:style-name="ce6" table:formula="of:=SUM([Arkusz2.J113];PRODUCT([Arkusz1.I112];-1))" office:value-type="float" office:value="52">
            <text:p>52</text:p>
          </table:table-cell>
          <table:table-cell table:style-name="ce6" table:formula="of:=SUM([Arkusz2.K113];PRODUCT([Arkusz1.J112];-1))" office:value-type="float" office:value="0">
            <text:p>0</text:p>
          </table:table-cell>
          <table:table-cell table:style-name="ce6" table:formula="of:=SUM([Arkusz2.L113];PRODUCT([Arkusz1.K112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ki Infantry</text:a></text:p>
          </table:table-cell>
          <table:table-cell/>
          <table:table-cell table:style-name="ce6" table:formula="of:=SUM([Arkusz2.E114];PRODUCT([Arkusz1.D113];-1))" office:value-type="float" office:value="0">
            <text:p>0</text:p>
          </table:table-cell>
          <table:table-cell table:style-name="ce6" table:formula="of:=SUM([Arkusz2.F114];PRODUCT([Arkusz1.E113];-1))" office:value-type="float" office:value="6">
            <text:p>6</text:p>
          </table:table-cell>
          <table:table-cell table:style-name="ce6" table:formula="of:=SUM([Arkusz2.G114];PRODUCT([Arkusz1.F113];-1))" office:value-type="float" office:value="0">
            <text:p>0</text:p>
          </table:table-cell>
          <table:table-cell table:style-name="ce6" table:formula="of:=SUM([Arkusz2.H114];PRODUCT([Arkusz1.G113];-1))" office:value-type="float" office:value="0">
            <text:p>0</text:p>
          </table:table-cell>
          <table:table-cell table:style-name="ce6" table:formula="of:=SUM([Arkusz2.I114];PRODUCT([Arkusz1.H113];-1))" office:value-type="float" office:value="9">
            <text:p>9</text:p>
          </table:table-cell>
          <table:table-cell table:style-name="ce6" table:formula="of:=SUM([Arkusz2.J114];PRODUCT([Arkusz1.I113];-1))" office:value-type="float" office:value="8">
            <text:p>8</text:p>
          </table:table-cell>
          <table:table-cell table:style-name="ce6" table:formula="of:=SUM([Arkusz2.K114];PRODUCT([Arkusz1.J113];-1))" office:value-type="float" office:value="0">
            <text:p>0</text:p>
          </table:table-cell>
          <table:table-cell table:style-name="ce6" table:formula="of:=SUM([Arkusz2.L114];PRODUCT([Arkusz1.K11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 Artillery</text:a></text:p>
          </table:table-cell>
          <table:table-cell/>
          <table:table-cell table:style-name="ce6" table:formula="of:=SUM([Arkusz2.E115];PRODUCT([Arkusz1.D114];-1))" office:value-type="float" office:value="2">
            <text:p>2</text:p>
          </table:table-cell>
          <table:table-cell table:style-name="ce6" table:formula="of:=SUM([Arkusz2.F115];PRODUCT([Arkusz1.E114];-1))" office:value-type="float" office:value="4">
            <text:p>4</text:p>
          </table:table-cell>
          <table:table-cell table:style-name="ce6" table:formula="of:=SUM([Arkusz2.G115];PRODUCT([Arkusz1.F114];-1))" office:value-type="float" office:value="0">
            <text:p>0</text:p>
          </table:table-cell>
          <table:table-cell table:style-name="ce6" table:formula="of:=SUM([Arkusz2.H115];PRODUCT([Arkusz1.G114];-1))" office:value-type="float" office:value="1">
            <text:p>1</text:p>
          </table:table-cell>
          <table:table-cell table:style-name="ce6" table:formula="of:=SUM([Arkusz2.I115];PRODUCT([Arkusz1.H114];-1))" office:value-type="float" office:value="1">
            <text:p>1</text:p>
          </table:table-cell>
          <table:table-cell table:style-name="ce6" table:formula="of:=SUM([Arkusz2.J115];PRODUCT([Arkusz1.I114];-1))" office:value-type="float" office:value="1">
            <text:p>1</text:p>
          </table:table-cell>
          <table:table-cell table:style-name="ce6" table:formula="of:=SUM([Arkusz2.K115];PRODUCT([Arkusz1.J114];-1))" office:value-type="float" office:value="1">
            <text:p>1</text:p>
          </table:table-cell>
          <table:table-cell table:style-name="ce6" table:formula="of:=SUM([Arkusz2.L115];PRODUCT([Arkusz1.K114];-1))" office:value-type="float" office:value="0.04">
            <text:p>0,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 Rocket Artillery</text:a></text:p>
          </table:table-cell>
          <table:table-cell/>
          <table:table-cell table:style-name="ce6" table:formula="of:=SUM([Arkusz2.E116];PRODUCT([Arkusz1.D115];-1))" office:value-type="float" office:value="2">
            <text:p>2</text:p>
          </table:table-cell>
          <table:table-cell table:style-name="ce6" table:formula="of:=SUM([Arkusz2.F116];PRODUCT([Arkusz1.E115];-1))" office:value-type="float" office:value="13">
            <text:p>13</text:p>
          </table:table-cell>
          <table:table-cell table:style-name="ce6" table:formula="of:=SUM([Arkusz2.G116];PRODUCT([Arkusz1.F115];-1))" office:value-type="float" office:value="0">
            <text:p>0</text:p>
          </table:table-cell>
          <table:table-cell table:style-name="ce6" table:formula="of:=SUM([Arkusz2.H116];PRODUCT([Arkusz1.G115];-1))" office:value-type="float" office:value="0">
            <text:p>0</text:p>
          </table:table-cell>
          <table:table-cell table:style-name="ce6" table:formula="of:=SUM([Arkusz2.I116];PRODUCT([Arkusz1.H115];-1))" office:value-type="float" office:value="0">
            <text:p>0</text:p>
          </table:table-cell>
          <table:table-cell table:style-name="ce6" table:formula="of:=SUM([Arkusz2.J116];PRODUCT([Arkusz1.I115];-1))" office:value-type="float" office:value="1">
            <text:p>1</text:p>
          </table:table-cell>
          <table:table-cell table:style-name="ce6" table:formula="of:=SUM([Arkusz2.K116];PRODUCT([Arkusz1.J115];-1))" office:value-type="float" office:value="0">
            <text:p>0</text:p>
          </table:table-cell>
          <table:table-cell table:style-name="ce6" table:formula="of:=SUM([Arkusz2.L116];PRODUCT([Arkusz1.K115];-1))" office:value-type="float" office:value="0.04">
            <text:p>0,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ecial Purpose Armor</text:a></text:p>
          </table:table-cell>
          <table:table-cell/>
          <table:table-cell table:style-name="ce6" table:formula="of:=SUM([Arkusz2.E117];PRODUCT([Arkusz1.D116];-1))" office:value-type="float" office:value="5">
            <text:p>5</text:p>
          </table:table-cell>
          <table:table-cell table:style-name="ce6" table:formula="of:=SUM([Arkusz2.F117];PRODUCT([Arkusz1.E116];-1))" office:value-type="float" office:value="0">
            <text:p>0</text:p>
          </table:table-cell>
          <table:table-cell table:style-name="ce6" table:formula="of:=SUM([Arkusz2.G117];PRODUCT([Arkusz1.F116];-1))" office:value-type="float" office:value="0">
            <text:p>0</text:p>
          </table:table-cell>
          <table:table-cell table:style-name="ce6" table:formula="of:=SUM([Arkusz2.H117];PRODUCT([Arkusz1.G116];-1))" office:value-type="float" office:value="1">
            <text:p>1</text:p>
          </table:table-cell>
          <table:table-cell table:style-name="ce6" table:formula="of:=SUM([Arkusz2.I117];PRODUCT([Arkusz1.H116];-1))" office:value-type="float" office:value="6">
            <text:p>6</text:p>
          </table:table-cell>
          <table:table-cell table:style-name="ce6" table:formula="of:=SUM([Arkusz2.J117];PRODUCT([Arkusz1.I116];-1))" office:value-type="float" office:value="11">
            <text:p>11</text:p>
          </table:table-cell>
          <table:table-cell table:style-name="ce6" table:formula="of:=SUM([Arkusz2.K117];PRODUCT([Arkusz1.J116];-1))" office:value-type="float" office:value="1">
            <text:p>1</text:p>
          </table:table-cell>
          <table:table-cell table:style-name="ce6" table:formula="of:=SUM([Arkusz2.L117];PRODUCT([Arkusz1.K116];-1))" office:value-type="float" office:value="0.00999999999999979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ecialised Light Infantry</text:a></text:p>
          </table:table-cell>
          <table:table-cell/>
          <table:table-cell table:style-name="ce6" table:formula="of:=SUM([Arkusz2.E118];PRODUCT([Arkusz1.D117];-1))" office:value-type="float" office:value="2">
            <text:p>2</text:p>
          </table:table-cell>
          <table:table-cell table:style-name="ce6" table:formula="of:=SUM([Arkusz2.F118];PRODUCT([Arkusz1.E117];-1))" office:value-type="float" office:value="8">
            <text:p>8</text:p>
          </table:table-cell>
          <table:table-cell table:style-name="ce6" table:formula="of:=SUM([Arkusz2.G118];PRODUCT([Arkusz1.F117];-1))" office:value-type="float" office:value="2">
            <text:p>2</text:p>
          </table:table-cell>
          <table:table-cell table:style-name="ce6" table:formula="of:=SUM([Arkusz2.H118];PRODUCT([Arkusz1.G117];-1))" office:value-type="float" office:value="0">
            <text:p>0</text:p>
          </table:table-cell>
          <table:table-cell table:style-name="ce6" table:formula="of:=SUM([Arkusz2.I118];PRODUCT([Arkusz1.H117];-1))" office:value-type="float" office:value="12">
            <text:p>12</text:p>
          </table:table-cell>
          <table:table-cell table:style-name="ce6" table:formula="of:=SUM([Arkusz2.J118];PRODUCT([Arkusz1.I117];-1))" office:value-type="float" office:value="10">
            <text:p>10</text:p>
          </table:table-cell>
          <table:table-cell table:style-name="ce6" table:formula="of:=SUM([Arkusz2.K118];PRODUCT([Arkusz1.J117];-1))" office:value-type="float" office:value="0">
            <text:p>0</text:p>
          </table:table-cell>
          <table:table-cell table:style-name="ce6" table:formula="of:=SUM([Arkusz2.L118];PRODUCT([Arkusz1.K117];-1))" office:value-type="float" office:value="0.0499999999999998">
            <text:p>0,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Mot-Btl</text:a></text:p>
          </table:table-cell>
          <table:table-cell/>
          <table:table-cell table:style-name="ce6" table:formula="of:=SUM([Arkusz2.E119];PRODUCT([Arkusz1.D118];-1))" office:value-type="float" office:value="1">
            <text:p>1</text:p>
          </table:table-cell>
          <table:table-cell table:style-name="ce6" table:formula="of:=SUM([Arkusz2.F119];PRODUCT([Arkusz1.E118];-1))" office:value-type="float" office:value="4">
            <text:p>4</text:p>
          </table:table-cell>
          <table:table-cell table:style-name="ce6" table:formula="of:=SUM([Arkusz2.G119];PRODUCT([Arkusz1.F118];-1))" office:value-type="float" office:value="0">
            <text:p>0</text:p>
          </table:table-cell>
          <table:table-cell table:style-name="ce6" table:formula="of:=SUM([Arkusz2.H119];PRODUCT([Arkusz1.G118];-1))" office:value-type="float" office:value="0">
            <text:p>0</text:p>
          </table:table-cell>
          <table:table-cell table:style-name="ce6" table:formula="of:=SUM([Arkusz2.I119];PRODUCT([Arkusz1.H118];-1))" office:value-type="float" office:value="9">
            <text:p>9</text:p>
          </table:table-cell>
          <table:table-cell table:style-name="ce6" table:formula="of:=SUM([Arkusz2.J119];PRODUCT([Arkusz1.I118];-1))" office:value-type="float" office:value="7">
            <text:p>7</text:p>
          </table:table-cell>
          <table:table-cell table:style-name="ce6" table:formula="of:=SUM([Arkusz2.K119];PRODUCT([Arkusz1.J118];-1))" office:value-type="float" office:value="0">
            <text:p>0</text:p>
          </table:table-cell>
          <table:table-cell table:style-name="ce6" table:formula="of:=SUM([Arkusz2.L119];PRODUCT([Arkusz1.K11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anzer-Pionier-Abt</text:a></text:p>
          </table:table-cell>
          <table:table-cell/>
          <table:table-cell table:style-name="ce6" table:formula="of:=SUM([Arkusz2.E120];PRODUCT([Arkusz1.D119];-1))" office:value-type="float" office:value="7">
            <text:p>7</text:p>
          </table:table-cell>
          <table:table-cell table:style-name="ce6" table:formula="of:=SUM([Arkusz2.F120];PRODUCT([Arkusz1.E119];-1))" office:value-type="float" office:value="4">
            <text:p>4</text:p>
          </table:table-cell>
          <table:table-cell table:style-name="ce6" table:formula="of:=SUM([Arkusz2.G120];PRODUCT([Arkusz1.F119];-1))" office:value-type="float" office:value="1">
            <text:p>1</text:p>
          </table:table-cell>
          <table:table-cell table:style-name="ce6" table:formula="of:=SUM([Arkusz2.H120];PRODUCT([Arkusz1.G119];-1))" office:value-type="float" office:value="0">
            <text:p>0</text:p>
          </table:table-cell>
          <table:table-cell table:style-name="ce6" table:formula="of:=SUM([Arkusz2.I120];PRODUCT([Arkusz1.H119];-1))" office:value-type="float" office:value="8">
            <text:p>8</text:p>
          </table:table-cell>
          <table:table-cell table:style-name="ce6" table:formula="of:=SUM([Arkusz2.J120];PRODUCT([Arkusz1.I119];-1))" office:value-type="float" office:value="18">
            <text:p>18</text:p>
          </table:table-cell>
          <table:table-cell table:style-name="ce6" table:formula="of:=SUM([Arkusz2.K120];PRODUCT([Arkusz1.J119];-1))" office:value-type="float" office:value="1">
            <text:p>1</text:p>
          </table:table-cell>
          <table:table-cell table:style-name="ce6" table:formula="of:=SUM([Arkusz2.L120];PRODUCT([Arkusz1.K119];-1))" office:value-type="float" office:value="0.0700000000000001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olizei</text:a></text:p>
          </table:table-cell>
          <table:table-cell/>
          <table:table-cell table:style-name="ce6" table:formula="of:=SUM([Arkusz2.E121];PRODUCT([Arkusz1.D120];-1))" office:value-type="float" office:value="0">
            <text:p>0</text:p>
          </table:table-cell>
          <table:table-cell table:style-name="ce6" table:formula="of:=SUM([Arkusz2.F121];PRODUCT([Arkusz1.E120];-1))" office:value-type="float" office:value="9">
            <text:p>9</text:p>
          </table:table-cell>
          <table:table-cell table:style-name="ce6" table:formula="of:=SUM([Arkusz2.G121];PRODUCT([Arkusz1.F120];-1))" office:value-type="float" office:value="2">
            <text:p>2</text:p>
          </table:table-cell>
          <table:table-cell table:style-name="ce6" table:formula="of:=SUM([Arkusz2.H121];PRODUCT([Arkusz1.G120];-1))" office:value-type="float" office:value="0">
            <text:p>0</text:p>
          </table:table-cell>
          <table:table-cell table:style-name="ce6" table:formula="of:=SUM([Arkusz2.I121];PRODUCT([Arkusz1.H120];-1))" office:value-type="float" office:value="10">
            <text:p>10</text:p>
          </table:table-cell>
          <table:table-cell table:style-name="ce6" table:formula="of:=SUM([Arkusz2.J121];PRODUCT([Arkusz1.I120];-1))" office:value-type="float" office:value="8">
            <text:p>8</text:p>
          </table:table-cell>
          <table:table-cell table:style-name="ce6" table:formula="of:=SUM([Arkusz2.K121];PRODUCT([Arkusz1.J120];-1))" office:value-type="float" office:value="0">
            <text:p>0</text:p>
          </table:table-cell>
          <table:table-cell table:style-name="ce6" table:formula="of:=SUM([Arkusz2.L121];PRODUCT([Arkusz1.K12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zG-Btl</text:a></text:p>
          </table:table-cell>
          <table:table-cell/>
          <table:table-cell table:style-name="ce6" table:formula="of:=SUM([Arkusz2.E122];PRODUCT([Arkusz1.D121];-1))" office:value-type="float" office:value="1">
            <text:p>1</text:p>
          </table:table-cell>
          <table:table-cell table:style-name="ce6" table:formula="of:=SUM([Arkusz2.F122];PRODUCT([Arkusz1.E121];-1))" office:value-type="float" office:value="8">
            <text:p>8</text:p>
          </table:table-cell>
          <table:table-cell table:style-name="ce6" table:formula="of:=SUM([Arkusz2.G122];PRODUCT([Arkusz1.F121];-1))" office:value-type="float" office:value="1">
            <text:p>1</text:p>
          </table:table-cell>
          <table:table-cell table:style-name="ce6" table:formula="of:=SUM([Arkusz2.H122];PRODUCT([Arkusz1.G121];-1))" office:value-type="float" office:value="1">
            <text:p>1</text:p>
          </table:table-cell>
          <table:table-cell table:style-name="ce6" table:formula="of:=SUM([Arkusz2.I122];PRODUCT([Arkusz1.H121];-1))" office:value-type="float" office:value="12">
            <text:p>12</text:p>
          </table:table-cell>
          <table:table-cell table:style-name="ce6" table:formula="of:=SUM([Arkusz2.J122];PRODUCT([Arkusz1.I121];-1))" office:value-type="float" office:value="8">
            <text:p>8</text:p>
          </table:table-cell>
          <table:table-cell table:style-name="ce6" table:formula="of:=SUM([Arkusz2.K122];PRODUCT([Arkusz1.J121];-1))" office:value-type="float" office:value="1">
            <text:p>1</text:p>
          </table:table-cell>
          <table:table-cell table:style-name="ce6" table:formula="of:=SUM([Arkusz2.L122];PRODUCT([Arkusz1.K12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z-JÃ¤ger</text:a></text:p>
          </table:table-cell>
          <table:table-cell/>
          <table:table-cell table:style-name="ce6" table:formula="of:=SUM([Arkusz2.E123];PRODUCT([Arkusz1.D122];-1))" office:value-type="float" office:value="5">
            <text:p>5</text:p>
          </table:table-cell>
          <table:table-cell table:style-name="ce6" table:formula="of:=SUM([Arkusz2.F123];PRODUCT([Arkusz1.E122];-1))" office:value-type="float" office:value="8">
            <text:p>8</text:p>
          </table:table-cell>
          <table:table-cell table:style-name="ce6" table:formula="of:=SUM([Arkusz2.G123];PRODUCT([Arkusz1.F122];-1))" office:value-type="float" office:value="18">
            <text:p>18</text:p>
          </table:table-cell>
          <table:table-cell table:style-name="ce6" table:formula="of:=SUM([Arkusz2.H123];PRODUCT([Arkusz1.G122];-1))" office:value-type="float" office:value="0">
            <text:p>0</text:p>
          </table:table-cell>
          <table:table-cell table:style-name="ce6" table:formula="of:=SUM([Arkusz2.I123];PRODUCT([Arkusz1.H122];-1))" office:value-type="float" office:value="9">
            <text:p>9</text:p>
          </table:table-cell>
          <table:table-cell table:style-name="ce6" table:formula="of:=SUM([Arkusz2.J123];PRODUCT([Arkusz1.I122];-1))" office:value-type="float" office:value="15">
            <text:p>15</text:p>
          </table:table-cell>
          <table:table-cell table:style-name="ce6" table:formula="of:=SUM([Arkusz2.K123];PRODUCT([Arkusz1.J122];-1))" office:value-type="float" office:value="0">
            <text:p>0</text:p>
          </table:table-cell>
          <table:table-cell table:style-name="ce6" table:formula="of:=SUM([Arkusz2.L123];PRODUCT([Arkusz1.K12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z-JÃ¤ger(Leicht)</text:a></text:p>
          </table:table-cell>
          <table:table-cell/>
          <table:table-cell table:style-name="ce6" table:formula="of:=SUM([Arkusz2.E124];PRODUCT([Arkusz1.D123];-1))" office:value-type="float" office:value="5">
            <text:p>5</text:p>
          </table:table-cell>
          <table:table-cell table:style-name="ce6" table:formula="of:=SUM([Arkusz2.F124];PRODUCT([Arkusz1.E123];-1))" office:value-type="float" office:value="4">
            <text:p>4</text:p>
          </table:table-cell>
          <table:table-cell table:style-name="ce6" table:formula="of:=SUM([Arkusz2.G124];PRODUCT([Arkusz1.F123];-1))" office:value-type="float" office:value="8">
            <text:p>8</text:p>
          </table:table-cell>
          <table:table-cell table:style-name="ce6" table:formula="of:=SUM([Arkusz2.H124];PRODUCT([Arkusz1.G123];-1))" office:value-type="float" office:value="0">
            <text:p>0</text:p>
          </table:table-cell>
          <table:table-cell table:style-name="ce6" table:formula="of:=SUM([Arkusz2.I124];PRODUCT([Arkusz1.H123];-1))" office:value-type="float" office:value="7">
            <text:p>7</text:p>
          </table:table-cell>
          <table:table-cell table:style-name="ce6" table:formula="of:=SUM([Arkusz2.J124];PRODUCT([Arkusz1.I123];-1))" office:value-type="float" office:value="10">
            <text:p>10</text:p>
          </table:table-cell>
          <table:table-cell table:style-name="ce6" table:formula="of:=SUM([Arkusz2.K124];PRODUCT([Arkusz1.J123];-1))" office:value-type="float" office:value="0">
            <text:p>0</text:p>
          </table:table-cell>
          <table:table-cell table:style-name="ce6" table:formula="of:=SUM([Arkusz2.L124];PRODUCT([Arkusz1.K12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Artillerie-Regt</text:a></text:p>
          </table:table-cell>
          <table:table-cell/>
          <table:table-cell table:style-name="ce6" table:formula="of:=SUM([Arkusz2.E125];PRODUCT([Arkusz1.D124];-1))" office:value-type="float" office:value="1">
            <text:p>1</text:p>
          </table:table-cell>
          <table:table-cell table:style-name="ce6" table:formula="of:=SUM([Arkusz2.F125];PRODUCT([Arkusz1.E124];-1))" office:value-type="float" office:value="5">
            <text:p>5</text:p>
          </table:table-cell>
          <table:table-cell table:style-name="ce6" table:formula="of:=SUM([Arkusz2.G125];PRODUCT([Arkusz1.F124];-1))" office:value-type="float" office:value="0">
            <text:p>0</text:p>
          </table:table-cell>
          <table:table-cell table:style-name="ce6" table:formula="of:=SUM([Arkusz2.H125];PRODUCT([Arkusz1.G124];-1))" office:value-type="float" office:value="1">
            <text:p>1</text:p>
          </table:table-cell>
          <table:table-cell table:style-name="ce6" table:formula="of:=SUM([Arkusz2.I125];PRODUCT([Arkusz1.H124];-1))" office:value-type="float" office:value="3">
            <text:p>3</text:p>
          </table:table-cell>
          <table:table-cell table:style-name="ce6" table:formula="of:=SUM([Arkusz2.J125];PRODUCT([Arkusz1.I124];-1))" office:value-type="float" office:value="7">
            <text:p>7</text:p>
          </table:table-cell>
          <table:table-cell table:style-name="ce6" table:formula="of:=SUM([Arkusz2.K125];PRODUCT([Arkusz1.J124];-1))" office:value-type="float" office:value="0">
            <text:p>0</text:p>
          </table:table-cell>
          <table:table-cell table:style-name="ce6" table:formula="of:=SUM([Arkusz2.L125];PRODUCT([Arkusz1.K12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Aufklaerungs-Abt</text:a></text:p>
          </table:table-cell>
          <table:table-cell/>
          <table:table-cell table:style-name="ce6" table:formula="of:=SUM([Arkusz2.E126];PRODUCT([Arkusz1.D125];-1))" office:value-type="float" office:value="5">
            <text:p>5</text:p>
          </table:table-cell>
          <table:table-cell table:style-name="ce6" table:formula="of:=SUM([Arkusz2.F126];PRODUCT([Arkusz1.E125];-1))" office:value-type="float" office:value="3">
            <text:p>3</text:p>
          </table:table-cell>
          <table:table-cell table:style-name="ce6" table:formula="of:=SUM([Arkusz2.G126];PRODUCT([Arkusz1.F125];-1))" office:value-type="float" office:value="1">
            <text:p>1</text:p>
          </table:table-cell>
          <table:table-cell table:style-name="ce6" table:formula="of:=SUM([Arkusz2.H126];PRODUCT([Arkusz1.G125];-1))" office:value-type="float" office:value="0">
            <text:p>0</text:p>
          </table:table-cell>
          <table:table-cell table:style-name="ce6" table:formula="of:=SUM([Arkusz2.I126];PRODUCT([Arkusz1.H125];-1))" office:value-type="float" office:value="6">
            <text:p>6</text:p>
          </table:table-cell>
          <table:table-cell table:style-name="ce6" table:formula="of:=SUM([Arkusz2.J126];PRODUCT([Arkusz1.I125];-1))" office:value-type="float" office:value="17">
            <text:p>17</text:p>
          </table:table-cell>
          <table:table-cell table:style-name="ce6" table:formula="of:=SUM([Arkusz2.K126];PRODUCT([Arkusz1.J125];-1))" office:value-type="float" office:value="0">
            <text:p>0</text:p>
          </table:table-cell>
          <table:table-cell table:style-name="ce6" table:formula="of:=SUM([Arkusz2.L126];PRODUCT([Arkusz1.K12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Cavalry</text:a></text:p>
          </table:table-cell>
          <table:table-cell/>
          <table:table-cell table:style-name="ce6" table:formula="of:=SUM([Arkusz2.E127];PRODUCT([Arkusz1.D126];-1))" office:value-type="float" office:value="1">
            <text:p>1</text:p>
          </table:table-cell>
          <table:table-cell table:style-name="ce6" table:formula="of:=SUM([Arkusz2.F127];PRODUCT([Arkusz1.E126];-1))" office:value-type="float" office:value="2">
            <text:p>2</text:p>
          </table:table-cell>
          <table:table-cell table:style-name="ce6" table:formula="of:=SUM([Arkusz2.G127];PRODUCT([Arkusz1.F126];-1))" office:value-type="float" office:value="1">
            <text:p>1</text:p>
          </table:table-cell>
          <table:table-cell table:style-name="ce6" table:formula="of:=SUM([Arkusz2.H127];PRODUCT([Arkusz1.G126];-1))" office:value-type="float" office:value="0">
            <text:p>0</text:p>
          </table:table-cell>
          <table:table-cell table:style-name="ce6" table:formula="of:=SUM([Arkusz2.I127];PRODUCT([Arkusz1.H126];-1))" office:value-type="float" office:value="7">
            <text:p>7</text:p>
          </table:table-cell>
          <table:table-cell table:style-name="ce6" table:formula="of:=SUM([Arkusz2.J127];PRODUCT([Arkusz1.I126];-1))" office:value-type="float" office:value="8">
            <text:p>8</text:p>
          </table:table-cell>
          <table:table-cell table:style-name="ce6" table:formula="of:=SUM([Arkusz2.K127];PRODUCT([Arkusz1.J126];-1))" office:value-type="float" office:value="0">
            <text:p>0</text:p>
          </table:table-cell>
          <table:table-cell table:style-name="ce6" table:formula="of:=SUM([Arkusz2.L127];PRODUCT([Arkusz1.K12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Fallschirm-Jaeger-Regt</text:a></text:p>
          </table:table-cell>
          <table:table-cell/>
          <table:table-cell table:style-name="ce6" table:formula="of:=SUM([Arkusz2.E128];PRODUCT([Arkusz1.D127];-1))" office:value-type="float" office:value="1">
            <text:p>1</text:p>
          </table:table-cell>
          <table:table-cell table:style-name="ce6" table:formula="of:=SUM([Arkusz2.F128];PRODUCT([Arkusz1.E127];-1))" office:value-type="float" office:value="4">
            <text:p>4</text:p>
          </table:table-cell>
          <table:table-cell table:style-name="ce6" table:formula="of:=SUM([Arkusz2.G128];PRODUCT([Arkusz1.F127];-1))" office:value-type="float" office:value="1">
            <text:p>1</text:p>
          </table:table-cell>
          <table:table-cell table:style-name="ce6" table:formula="of:=SUM([Arkusz2.H128];PRODUCT([Arkusz1.G127];-1))" office:value-type="float" office:value="0">
            <text:p>0</text:p>
          </table:table-cell>
          <table:table-cell table:style-name="ce6" table:formula="of:=SUM([Arkusz2.I128];PRODUCT([Arkusz1.H127];-1))" office:value-type="float" office:value="9">
            <text:p>9</text:p>
          </table:table-cell>
          <table:table-cell table:style-name="ce6" table:formula="of:=SUM([Arkusz2.J128];PRODUCT([Arkusz1.I127];-1))" office:value-type="float" office:value="9">
            <text:p>9</text:p>
          </table:table-cell>
          <table:table-cell table:style-name="ce6" table:formula="of:=SUM([Arkusz2.K128];PRODUCT([Arkusz1.J127];-1))" office:value-type="float" office:value="0">
            <text:p>0</text:p>
          </table:table-cell>
          <table:table-cell table:style-name="ce6" table:formula="of:=SUM([Arkusz2.L128];PRODUCT([Arkusz1.K127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Flak-Abt</text:a></text:p>
          </table:table-cell>
          <table:table-cell/>
          <table:table-cell table:style-name="ce6" table:formula="of:=SUM([Arkusz2.E129];PRODUCT([Arkusz1.D128];-1))" office:value-type="float" office:value="1">
            <text:p>1</text:p>
          </table:table-cell>
          <table:table-cell table:style-name="ce6" table:formula="of:=SUM([Arkusz2.F129];PRODUCT([Arkusz1.E128];-1))" office:value-type="float" office:value="0">
            <text:p>0</text:p>
          </table:table-cell>
          <table:table-cell table:style-name="ce6" table:formula="of:=SUM([Arkusz2.G129];PRODUCT([Arkusz1.F128];-1))" office:value-type="float" office:value="1">
            <text:p>1</text:p>
          </table:table-cell>
          <table:table-cell table:style-name="ce6" table:formula="of:=SUM([Arkusz2.H129];PRODUCT([Arkusz1.G128];-1))" office:value-type="float" office:value="7">
            <text:p>7</text:p>
          </table:table-cell>
          <table:table-cell table:style-name="ce6" table:formula="of:=SUM([Arkusz2.I129];PRODUCT([Arkusz1.H128];-1))" office:value-type="float" office:value="3">
            <text:p>3</text:p>
          </table:table-cell>
          <table:table-cell table:style-name="ce6" table:formula="of:=SUM([Arkusz2.J129];PRODUCT([Arkusz1.I128];-1))" office:value-type="float" office:value="2">
            <text:p>2</text:p>
          </table:table-cell>
          <table:table-cell table:style-name="ce6" table:formula="of:=SUM([Arkusz2.K129];PRODUCT([Arkusz1.J128];-1))" office:value-type="float" office:value="7">
            <text:p>7</text:p>
          </table:table-cell>
          <table:table-cell table:style-name="ce6" table:formula="of:=SUM([Arkusz2.L129];PRODUCT([Arkusz1.K12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Gebirgsjaeger</text:a></text:p>
          </table:table-cell>
          <table:table-cell/>
          <table:table-cell table:style-name="ce6" table:formula="of:=SUM([Arkusz2.E130];PRODUCT([Arkusz1.D129];-1))" office:value-type="float" office:value="1">
            <text:p>1</text:p>
          </table:table-cell>
          <table:table-cell table:style-name="ce6" table:formula="of:=SUM([Arkusz2.F130];PRODUCT([Arkusz1.E129];-1))" office:value-type="float" office:value="6">
            <text:p>6</text:p>
          </table:table-cell>
          <table:table-cell table:style-name="ce6" table:formula="of:=SUM([Arkusz2.G130];PRODUCT([Arkusz1.F129];-1))" office:value-type="float" office:value="0">
            <text:p>0</text:p>
          </table:table-cell>
          <table:table-cell table:style-name="ce6" table:formula="of:=SUM([Arkusz2.H130];PRODUCT([Arkusz1.G129];-1))" office:value-type="float" office:value="0">
            <text:p>0</text:p>
          </table:table-cell>
          <table:table-cell table:style-name="ce6" table:formula="of:=SUM([Arkusz2.I130];PRODUCT([Arkusz1.H129];-1))" office:value-type="float" office:value="7">
            <text:p>7</text:p>
          </table:table-cell>
          <table:table-cell table:style-name="ce6" table:formula="of:=SUM([Arkusz2.J130];PRODUCT([Arkusz1.I129];-1))" office:value-type="float" office:value="6">
            <text:p>6</text:p>
          </table:table-cell>
          <table:table-cell table:style-name="ce6" table:formula="of:=SUM([Arkusz2.K130];PRODUCT([Arkusz1.J129];-1))" office:value-type="float" office:value="0">
            <text:p>0</text:p>
          </table:table-cell>
          <table:table-cell table:style-name="ce6" table:formula="of:=SUM([Arkusz2.L130];PRODUCT([Arkusz1.K129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Infantry</text:a></text:p>
          </table:table-cell>
          <table:table-cell/>
          <table:table-cell table:style-name="ce6" table:formula="of:=SUM([Arkusz2.E131];PRODUCT([Arkusz1.D130];-1))" office:value-type="float" office:value="1">
            <text:p>1</text:p>
          </table:table-cell>
          <table:table-cell table:style-name="ce6" table:formula="of:=SUM([Arkusz2.F131];PRODUCT([Arkusz1.E130];-1))" office:value-type="float" office:value="8">
            <text:p>8</text:p>
          </table:table-cell>
          <table:table-cell table:style-name="ce6" table:formula="of:=SUM([Arkusz2.G131];PRODUCT([Arkusz1.F130];-1))" office:value-type="float" office:value="1">
            <text:p>1</text:p>
          </table:table-cell>
          <table:table-cell table:style-name="ce6" table:formula="of:=SUM([Arkusz2.H131];PRODUCT([Arkusz1.G130];-1))" office:value-type="float" office:value="0">
            <text:p>0</text:p>
          </table:table-cell>
          <table:table-cell table:style-name="ce6" table:formula="of:=SUM([Arkusz2.I131];PRODUCT([Arkusz1.H130];-1))" office:value-type="float" office:value="12">
            <text:p>12</text:p>
          </table:table-cell>
          <table:table-cell table:style-name="ce6" table:formula="of:=SUM([Arkusz2.J131];PRODUCT([Arkusz1.I130];-1))" office:value-type="float" office:value="8">
            <text:p>8</text:p>
          </table:table-cell>
          <table:table-cell table:style-name="ce6" table:formula="of:=SUM([Arkusz2.K131];PRODUCT([Arkusz1.J130];-1))" office:value-type="float" office:value="0">
            <text:p>0</text:p>
          </table:table-cell>
          <table:table-cell table:style-name="ce6" table:formula="of:=SUM([Arkusz2.L131];PRODUCT([Arkusz1.K130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Infantry Btl</text:a></text:p>
          </table:table-cell>
          <table:table-cell/>
          <table:table-cell table:style-name="ce6" table:formula="of:=SUM([Arkusz2.E132];PRODUCT([Arkusz1.D131];-1))" office:value-type="float" office:value="0">
            <text:p>0</text:p>
          </table:table-cell>
          <table:table-cell table:style-name="ce6" table:formula="of:=SUM([Arkusz2.F132];PRODUCT([Arkusz1.E131];-1))" office:value-type="float" office:value="4">
            <text:p>4</text:p>
          </table:table-cell>
          <table:table-cell table:style-name="ce6" table:formula="of:=SUM([Arkusz2.G132];PRODUCT([Arkusz1.F131];-1))" office:value-type="float" office:value="1">
            <text:p>1</text:p>
          </table:table-cell>
          <table:table-cell table:style-name="ce6" table:formula="of:=SUM([Arkusz2.H132];PRODUCT([Arkusz1.G131];-1))" office:value-type="float" office:value="0">
            <text:p>0</text:p>
          </table:table-cell>
          <table:table-cell table:style-name="ce6" table:formula="of:=SUM([Arkusz2.I132];PRODUCT([Arkusz1.H131];-1))" office:value-type="float" office:value="10">
            <text:p>10</text:p>
          </table:table-cell>
          <table:table-cell table:style-name="ce6" table:formula="of:=SUM([Arkusz2.J132];PRODUCT([Arkusz1.I131];-1))" office:value-type="float" office:value="6">
            <text:p>6</text:p>
          </table:table-cell>
          <table:table-cell table:style-name="ce6" table:formula="of:=SUM([Arkusz2.K132];PRODUCT([Arkusz1.J131];-1))" office:value-type="float" office:value="0">
            <text:p>0</text:p>
          </table:table-cell>
          <table:table-cell table:style-name="ce6" table:formula="of:=SUM([Arkusz2.L132];PRODUCT([Arkusz1.K13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Kradschutzen-Abt</text:a></text:p>
          </table:table-cell>
          <table:table-cell/>
          <table:table-cell table:style-name="ce6" table:formula="of:=SUM([Arkusz2.E133];PRODUCT([Arkusz1.D132];-1))" office:value-type="float" office:value="1">
            <text:p>1</text:p>
          </table:table-cell>
          <table:table-cell table:style-name="ce6" table:formula="of:=SUM([Arkusz2.F133];PRODUCT([Arkusz1.E132];-1))" office:value-type="float" office:value="3">
            <text:p>3</text:p>
          </table:table-cell>
          <table:table-cell table:style-name="ce6" table:formula="of:=SUM([Arkusz2.G133];PRODUCT([Arkusz1.F132];-1))" office:value-type="float" office:value="0">
            <text:p>0</text:p>
          </table:table-cell>
          <table:table-cell table:style-name="ce6" table:formula="of:=SUM([Arkusz2.H133];PRODUCT([Arkusz1.G132];-1))" office:value-type="float" office:value="0">
            <text:p>0</text:p>
          </table:table-cell>
          <table:table-cell table:style-name="ce6" table:formula="of:=SUM([Arkusz2.I133];PRODUCT([Arkusz1.H132];-1))" office:value-type="float" office:value="2">
            <text:p>2</text:p>
          </table:table-cell>
          <table:table-cell table:style-name="ce6" table:formula="of:=SUM([Arkusz2.J133];PRODUCT([Arkusz1.I132];-1))" office:value-type="float" office:value="2">
            <text:p>2</text:p>
          </table:table-cell>
          <table:table-cell table:style-name="ce6" table:formula="of:=SUM([Arkusz2.K133];PRODUCT([Arkusz1.J132];-1))" office:value-type="float" office:value="0">
            <text:p>0</text:p>
          </table:table-cell>
          <table:table-cell table:style-name="ce6" table:formula="of:=SUM([Arkusz2.L133];PRODUCT([Arkusz1.K13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ittel Art-Regt</text:a></text:p>
          </table:table-cell>
          <table:table-cell/>
          <table:table-cell table:style-name="ce6" table:formula="of:=SUM([Arkusz2.E134];PRODUCT([Arkusz1.D133];-1))" office:value-type="float" office:value="1">
            <text:p>1</text:p>
          </table:table-cell>
          <table:table-cell table:style-name="ce6" table:formula="of:=SUM([Arkusz2.F134];PRODUCT([Arkusz1.E133];-1))" office:value-type="float" office:value="4">
            <text:p>4</text:p>
          </table:table-cell>
          <table:table-cell table:style-name="ce6" table:formula="of:=SUM([Arkusz2.G134];PRODUCT([Arkusz1.F133];-1))" office:value-type="float" office:value="0">
            <text:p>0</text:p>
          </table:table-cell>
          <table:table-cell table:style-name="ce6" table:formula="of:=SUM([Arkusz2.H134];PRODUCT([Arkusz1.G133];-1))" office:value-type="float" office:value="1">
            <text:p>1</text:p>
          </table:table-cell>
          <table:table-cell table:style-name="ce6" table:formula="of:=SUM([Arkusz2.I134];PRODUCT([Arkusz1.H133];-1))" office:value-type="float" office:value="1">
            <text:p>1</text:p>
          </table:table-cell>
          <table:table-cell table:style-name="ce6" table:formula="of:=SUM([Arkusz2.J134];PRODUCT([Arkusz1.I133];-1))" office:value-type="float" office:value="1">
            <text:p>1</text:p>
          </table:table-cell>
          <table:table-cell table:style-name="ce6" table:formula="of:=SUM([Arkusz2.K134];PRODUCT([Arkusz1.J133];-1))" office:value-type="float" office:value="0">
            <text:p>0</text:p>
          </table:table-cell>
          <table:table-cell table:style-name="ce6" table:formula="of:=SUM([Arkusz2.L134];PRODUCT([Arkusz1.K13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ixed-Support</text:a></text:p>
          </table:table-cell>
          <table:table-cell/>
          <table:table-cell table:style-name="ce6" table:formula="of:=SUM([Arkusz2.E135];PRODUCT([Arkusz1.D134];-1))" office:value-type="float" office:value="1">
            <text:p>1</text:p>
          </table:table-cell>
          <table:table-cell table:style-name="ce6" table:formula="of:=SUM([Arkusz2.F135];PRODUCT([Arkusz1.E134];-1))" office:value-type="float" office:value="0">
            <text:p>0</text:p>
          </table:table-cell>
          <table:table-cell table:style-name="ce6" table:formula="of:=SUM([Arkusz2.G135];PRODUCT([Arkusz1.F134];-1))" office:value-type="float" office:value="0">
            <text:p>0</text:p>
          </table:table-cell>
          <table:table-cell table:style-name="ce6" table:formula="of:=SUM([Arkusz2.H135];PRODUCT([Arkusz1.G134];-1))" office:value-type="float" office:value="0">
            <text:p>0</text:p>
          </table:table-cell>
          <table:table-cell table:style-name="ce6" table:formula="of:=SUM([Arkusz2.I135];PRODUCT([Arkusz1.H134];-1))" office:value-type="float" office:value="1">
            <text:p>1</text:p>
          </table:table-cell>
          <table:table-cell table:style-name="ce6" table:formula="of:=SUM([Arkusz2.J135];PRODUCT([Arkusz1.I134];-1))" office:value-type="float" office:value="1">
            <text:p>1</text:p>
          </table:table-cell>
          <table:table-cell table:style-name="ce6" table:formula="of:=SUM([Arkusz2.K135];PRODUCT([Arkusz1.J134];-1))" office:value-type="float" office:value="0">
            <text:p>0</text:p>
          </table:table-cell>
          <table:table-cell table:style-name="ce6" table:formula="of:=SUM([Arkusz2.L135];PRODUCT([Arkusz1.K13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otorized</text:a></text:p>
          </table:table-cell>
          <table:table-cell/>
          <table:table-cell table:style-name="ce6" table:formula="of:=SUM([Arkusz2.E136];PRODUCT([Arkusz1.D135];-1))" office:value-type="float" office:value="1">
            <text:p>1</text:p>
          </table:table-cell>
          <table:table-cell table:style-name="ce6" table:formula="of:=SUM([Arkusz2.F136];PRODUCT([Arkusz1.E135];-1))" office:value-type="float" office:value="6">
            <text:p>6</text:p>
          </table:table-cell>
          <table:table-cell table:style-name="ce6" table:formula="of:=SUM([Arkusz2.G136];PRODUCT([Arkusz1.F135];-1))" office:value-type="float" office:value="1">
            <text:p>1</text:p>
          </table:table-cell>
          <table:table-cell table:style-name="ce6" table:formula="of:=SUM([Arkusz2.H136];PRODUCT([Arkusz1.G135];-1))" office:value-type="float" office:value="0">
            <text:p>0</text:p>
          </table:table-cell>
          <table:table-cell table:style-name="ce6" table:formula="of:=SUM([Arkusz2.I136];PRODUCT([Arkusz1.H135];-1))" office:value-type="float" office:value="12">
            <text:p>12</text:p>
          </table:table-cell>
          <table:table-cell table:style-name="ce6" table:formula="of:=SUM([Arkusz2.J136];PRODUCT([Arkusz1.I135];-1))" office:value-type="float" office:value="9">
            <text:p>9</text:p>
          </table:table-cell>
          <table:table-cell table:style-name="ce6" table:formula="of:=SUM([Arkusz2.K136];PRODUCT([Arkusz1.J135];-1))" office:value-type="float" office:value="0">
            <text:p>0</text:p>
          </table:table-cell>
          <table:table-cell table:style-name="ce6" table:formula="of:=SUM([Arkusz2.L136];PRODUCT([Arkusz1.K13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otor-Pionier-Abt</text:a></text:p>
          </table:table-cell>
          <table:table-cell/>
          <table:table-cell table:style-name="ce6" table:formula="of:=SUM([Arkusz2.E137];PRODUCT([Arkusz1.D136];-1))" office:value-type="float" office:value="0">
            <text:p>0</text:p>
          </table:table-cell>
          <table:table-cell table:style-name="ce6" table:formula="of:=SUM([Arkusz2.F137];PRODUCT([Arkusz1.E136];-1))" office:value-type="float" office:value="4">
            <text:p>4</text:p>
          </table:table-cell>
          <table:table-cell table:style-name="ce6" table:formula="of:=SUM([Arkusz2.G137];PRODUCT([Arkusz1.F136];-1))" office:value-type="float" office:value="1">
            <text:p>1</text:p>
          </table:table-cell>
          <table:table-cell table:style-name="ce6" table:formula="of:=SUM([Arkusz2.H137];PRODUCT([Arkusz1.G136];-1))" office:value-type="float" office:value="1">
            <text:p>1</text:p>
          </table:table-cell>
          <table:table-cell table:style-name="ce6" table:formula="of:=SUM([Arkusz2.I137];PRODUCT([Arkusz1.H136];-1))" office:value-type="float" office:value="8">
            <text:p>8</text:p>
          </table:table-cell>
          <table:table-cell table:style-name="ce6" table:formula="of:=SUM([Arkusz2.J137];PRODUCT([Arkusz1.I136];-1))" office:value-type="float" office:value="16">
            <text:p>16</text:p>
          </table:table-cell>
          <table:table-cell table:style-name="ce6" table:formula="of:=SUM([Arkusz2.K137];PRODUCT([Arkusz1.J136];-1))" office:value-type="float" office:value="1">
            <text:p>1</text:p>
          </table:table-cell>
          <table:table-cell table:style-name="ce6" table:formula="of:=SUM([Arkusz2.L137];PRODUCT([Arkusz1.K13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ot-Support</text:a></text:p>
          </table:table-cell>
          <table:table-cell/>
          <table:table-cell table:style-name="ce6" table:formula="of:=SUM([Arkusz2.E138];PRODUCT([Arkusz1.D137];-1))" office:value-type="float" office:value="1">
            <text:p>1</text:p>
          </table:table-cell>
          <table:table-cell table:style-name="ce6" table:formula="of:=SUM([Arkusz2.F138];PRODUCT([Arkusz1.E137];-1))" office:value-type="float" office:value="0">
            <text:p>0</text:p>
          </table:table-cell>
          <table:table-cell table:style-name="ce6" table:formula="of:=SUM([Arkusz2.G138];PRODUCT([Arkusz1.F137];-1))" office:value-type="float" office:value="0">
            <text:p>0</text:p>
          </table:table-cell>
          <table:table-cell table:style-name="ce6" table:formula="of:=SUM([Arkusz2.H138];PRODUCT([Arkusz1.G137];-1))" office:value-type="float" office:value="0">
            <text:p>0</text:p>
          </table:table-cell>
          <table:table-cell table:style-name="ce6" table:formula="of:=SUM([Arkusz2.I138];PRODUCT([Arkusz1.H137];-1))" office:value-type="float" office:value="0">
            <text:p>0</text:p>
          </table:table-cell>
          <table:table-cell table:style-name="ce6" table:formula="of:=SUM([Arkusz2.J138];PRODUCT([Arkusz1.I137];-1))" office:value-type="float" office:value="0">
            <text:p>0</text:p>
          </table:table-cell>
          <table:table-cell table:style-name="ce6" table:formula="of:=SUM([Arkusz2.K138];PRODUCT([Arkusz1.J137];-1))" office:value-type="float" office:value="0">
            <text:p>0</text:p>
          </table:table-cell>
          <table:table-cell table:style-name="ce6" table:formula="of:=SUM([Arkusz2.L138];PRODUCT([Arkusz1.K137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</text:a></text:p>
          </table:table-cell>
          <table:table-cell/>
          <table:table-cell table:style-name="ce6" table:formula="of:=SUM([Arkusz2.E139];PRODUCT([Arkusz1.D138];-1))" office:value-type="float" office:value="9">
            <text:p>9</text:p>
          </table:table-cell>
          <table:table-cell table:style-name="ce6" table:formula="of:=SUM([Arkusz2.F139];PRODUCT([Arkusz1.E138];-1))" office:value-type="float" office:value="15">
            <text:p>15</text:p>
          </table:table-cell>
          <table:table-cell table:style-name="ce6" table:formula="of:=SUM([Arkusz2.G139];PRODUCT([Arkusz1.F138];-1))" office:value-type="float" office:value="18">
            <text:p>18</text:p>
          </table:table-cell>
          <table:table-cell table:style-name="ce6" table:formula="of:=SUM([Arkusz2.H139];PRODUCT([Arkusz1.G138];-1))" office:value-type="float" office:value="2">
            <text:p>2</text:p>
          </table:table-cell>
          <table:table-cell table:style-name="ce6" table:formula="of:=SUM([Arkusz2.I139];PRODUCT([Arkusz1.H138];-1))" office:value-type="float" office:value="6">
            <text:p>6</text:p>
          </table:table-cell>
          <table:table-cell table:style-name="ce6" table:formula="of:=SUM([Arkusz2.J139];PRODUCT([Arkusz1.I138];-1))" office:value-type="float" office:value="26">
            <text:p>26</text:p>
          </table:table-cell>
          <table:table-cell table:style-name="ce6" table:formula="of:=SUM([Arkusz2.K139];PRODUCT([Arkusz1.J138];-1))" office:value-type="float" office:value="2">
            <text:p>2</text:p>
          </table:table-cell>
          <table:table-cell table:style-name="ce6" table:formula="of:=SUM([Arkusz2.L139];PRODUCT([Arkusz1.K138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(L)</text:a></text:p>
          </table:table-cell>
          <table:table-cell/>
          <table:table-cell table:style-name="ce6" table:formula="of:=SUM([Arkusz2.E140];PRODUCT([Arkusz1.D139];-1))" office:value-type="float" office:value="9">
            <text:p>9</text:p>
          </table:table-cell>
          <table:table-cell table:style-name="ce6" table:formula="of:=SUM([Arkusz2.F140];PRODUCT([Arkusz1.E139];-1))" office:value-type="float" office:value="7">
            <text:p>7</text:p>
          </table:table-cell>
          <table:table-cell table:style-name="ce6" table:formula="of:=SUM([Arkusz2.G140];PRODUCT([Arkusz1.F139];-1))" office:value-type="float" office:value="6">
            <text:p>6</text:p>
          </table:table-cell>
          <table:table-cell table:style-name="ce6" table:formula="of:=SUM([Arkusz2.H140];PRODUCT([Arkusz1.G139];-1))" office:value-type="float" office:value="2">
            <text:p>2</text:p>
          </table:table-cell>
          <table:table-cell table:style-name="ce6" table:formula="of:=SUM([Arkusz2.I140];PRODUCT([Arkusz1.H139];-1))" office:value-type="float" office:value="7">
            <text:p>7</text:p>
          </table:table-cell>
          <table:table-cell table:style-name="ce6" table:formula="of:=SUM([Arkusz2.J140];PRODUCT([Arkusz1.I139];-1))" office:value-type="float" office:value="20">
            <text:p>20</text:p>
          </table:table-cell>
          <table:table-cell table:style-name="ce6" table:formula="of:=SUM([Arkusz2.K140];PRODUCT([Arkusz1.J139];-1))" office:value-type="float" office:value="2">
            <text:p>2</text:p>
          </table:table-cell>
          <table:table-cell table:style-name="ce6" table:formula="of:=SUM([Arkusz2.L140];PRODUCT([Arkusz1.K139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-Art-Regt</text:a></text:p>
          </table:table-cell>
          <table:table-cell/>
          <table:table-cell table:style-name="ce6" table:formula="of:=SUM([Arkusz2.E141];PRODUCT([Arkusz1.D140];-1))" office:value-type="float" office:value="3">
            <text:p>3</text:p>
          </table:table-cell>
          <table:table-cell table:style-name="ce6" table:formula="of:=SUM([Arkusz2.F141];PRODUCT([Arkusz1.E140];-1))" office:value-type="float" office:value="4">
            <text:p>4</text:p>
          </table:table-cell>
          <table:table-cell table:style-name="ce6" table:formula="of:=SUM([Arkusz2.G141];PRODUCT([Arkusz1.F140];-1))" office:value-type="float" office:value="0">
            <text:p>0</text:p>
          </table:table-cell>
          <table:table-cell table:style-name="ce6" table:formula="of:=SUM([Arkusz2.H141];PRODUCT([Arkusz1.G140];-1))" office:value-type="float" office:value="1">
            <text:p>1</text:p>
          </table:table-cell>
          <table:table-cell table:style-name="ce6" table:formula="of:=SUM([Arkusz2.I141];PRODUCT([Arkusz1.H140];-1))" office:value-type="float" office:value="1">
            <text:p>1</text:p>
          </table:table-cell>
          <table:table-cell table:style-name="ce6" table:formula="of:=SUM([Arkusz2.J141];PRODUCT([Arkusz1.I140];-1))" office:value-type="float" office:value="1">
            <text:p>1</text:p>
          </table:table-cell>
          <table:table-cell table:style-name="ce6" table:formula="of:=SUM([Arkusz2.K141];PRODUCT([Arkusz1.J140];-1))" office:value-type="float" office:value="1">
            <text:p>1</text:p>
          </table:table-cell>
          <table:table-cell table:style-name="ce6" table:formula="of:=SUM([Arkusz2.L141];PRODUCT([Arkusz1.K140];-1))" office:value-type="float" office:value="0.0700000000000001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-Btl(L)</text:a></text:p>
          </table:table-cell>
          <table:table-cell/>
          <table:table-cell table:style-name="ce6" table:formula="of:=SUM([Arkusz2.E142];PRODUCT([Arkusz1.D141];-1))" office:value-type="float" office:value="9">
            <text:p>9</text:p>
          </table:table-cell>
          <table:table-cell table:style-name="ce6" table:formula="of:=SUM([Arkusz2.F142];PRODUCT([Arkusz1.E141];-1))" office:value-type="float" office:value="4">
            <text:p>4</text:p>
          </table:table-cell>
          <table:table-cell table:style-name="ce6" table:formula="of:=SUM([Arkusz2.G142];PRODUCT([Arkusz1.F141];-1))" office:value-type="float" office:value="3">
            <text:p>3</text:p>
          </table:table-cell>
          <table:table-cell table:style-name="ce6" table:formula="of:=SUM([Arkusz2.H142];PRODUCT([Arkusz1.G141];-1))" office:value-type="float" office:value="0">
            <text:p>0</text:p>
          </table:table-cell>
          <table:table-cell table:style-name="ce6" table:formula="of:=SUM([Arkusz2.I142];PRODUCT([Arkusz1.H141];-1))" office:value-type="float" office:value="5">
            <text:p>5</text:p>
          </table:table-cell>
          <table:table-cell table:style-name="ce6" table:formula="of:=SUM([Arkusz2.J142];PRODUCT([Arkusz1.I141];-1))" office:value-type="float" office:value="19">
            <text:p>19</text:p>
          </table:table-cell>
          <table:table-cell table:style-name="ce6" table:formula="of:=SUM([Arkusz2.K142];PRODUCT([Arkusz1.J141];-1))" office:value-type="float" office:value="0">
            <text:p>0</text:p>
          </table:table-cell>
          <table:table-cell table:style-name="ce6" table:formula="of:=SUM([Arkusz2.L142];PRODUCT([Arkusz1.K141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-Flak-Abt</text:a></text:p>
          </table:table-cell>
          <table:table-cell/>
          <table:table-cell table:style-name="ce6" table:formula="of:=SUM([Arkusz2.E143];PRODUCT([Arkusz1.D142];-1))" office:value-type="float" office:value="1">
            <text:p>1</text:p>
          </table:table-cell>
          <table:table-cell table:style-name="ce6" table:formula="of:=SUM([Arkusz2.F143];PRODUCT([Arkusz1.E142];-1))" office:value-type="float" office:value="1">
            <text:p>1</text:p>
          </table:table-cell>
          <table:table-cell table:style-name="ce6" table:formula="of:=SUM([Arkusz2.G143];PRODUCT([Arkusz1.F142];-1))" office:value-type="float" office:value="1">
            <text:p>1</text:p>
          </table:table-cell>
          <table:table-cell table:style-name="ce6" table:formula="of:=SUM([Arkusz2.H143];PRODUCT([Arkusz1.G142];-1))" office:value-type="float" office:value="7">
            <text:p>7</text:p>
          </table:table-cell>
          <table:table-cell table:style-name="ce6" table:formula="of:=SUM([Arkusz2.I143];PRODUCT([Arkusz1.H142];-1))" office:value-type="float" office:value="1">
            <text:p>1</text:p>
          </table:table-cell>
          <table:table-cell table:style-name="ce6" table:formula="of:=SUM([Arkusz2.J143];PRODUCT([Arkusz1.I142];-1))" office:value-type="float" office:value="2">
            <text:p>2</text:p>
          </table:table-cell>
          <table:table-cell table:style-name="ce6" table:formula="of:=SUM([Arkusz2.K143];PRODUCT([Arkusz1.J142];-1))" office:value-type="float" office:value="7">
            <text:p>7</text:p>
          </table:table-cell>
          <table:table-cell table:style-name="ce6" table:formula="of:=SUM([Arkusz2.L143];PRODUCT([Arkusz1.K14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ionier-Abt</text:a></text:p>
          </table:table-cell>
          <table:table-cell/>
          <table:table-cell table:style-name="ce6" table:formula="of:=SUM([Arkusz2.E144];PRODUCT([Arkusz1.D143];-1))" office:value-type="float" office:value="1">
            <text:p>1</text:p>
          </table:table-cell>
          <table:table-cell table:style-name="ce6" table:formula="of:=SUM([Arkusz2.F144];PRODUCT([Arkusz1.E143];-1))" office:value-type="float" office:value="5">
            <text:p>5</text:p>
          </table:table-cell>
          <table:table-cell table:style-name="ce6" table:formula="of:=SUM([Arkusz2.G144];PRODUCT([Arkusz1.F143];-1))" office:value-type="float" office:value="1">
            <text:p>1</text:p>
          </table:table-cell>
          <table:table-cell table:style-name="ce6" table:formula="of:=SUM([Arkusz2.H144];PRODUCT([Arkusz1.G143];-1))" office:value-type="float" office:value="1">
            <text:p>1</text:p>
          </table:table-cell>
          <table:table-cell table:style-name="ce6" table:formula="of:=SUM([Arkusz2.I144];PRODUCT([Arkusz1.H143];-1))" office:value-type="float" office:value="8">
            <text:p>8</text:p>
          </table:table-cell>
          <table:table-cell table:style-name="ce6" table:formula="of:=SUM([Arkusz2.J144];PRODUCT([Arkusz1.I143];-1))" office:value-type="float" office:value="16">
            <text:p>16</text:p>
          </table:table-cell>
          <table:table-cell table:style-name="ce6" table:formula="of:=SUM([Arkusz2.K144];PRODUCT([Arkusz1.J143];-1))" office:value-type="float" office:value="1">
            <text:p>1</text:p>
          </table:table-cell>
          <table:table-cell table:style-name="ce6" table:formula="of:=SUM([Arkusz2.L144];PRODUCT([Arkusz1.K14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-Abt</text:a></text:p>
          </table:table-cell>
          <table:table-cell/>
          <table:table-cell table:style-name="ce6" table:formula="of:=SUM([Arkusz2.E145];PRODUCT([Arkusz1.D144];-1))" office:value-type="float" office:value="5">
            <text:p>5</text:p>
          </table:table-cell>
          <table:table-cell table:style-name="ce6" table:formula="of:=SUM([Arkusz2.F145];PRODUCT([Arkusz1.E144];-1))" office:value-type="float" office:value="10">
            <text:p>10</text:p>
          </table:table-cell>
          <table:table-cell table:style-name="ce6" table:formula="of:=SUM([Arkusz2.G145];PRODUCT([Arkusz1.F144];-1))" office:value-type="float" office:value="12">
            <text:p>12</text:p>
          </table:table-cell>
          <table:table-cell table:style-name="ce6" table:formula="of:=SUM([Arkusz2.H145];PRODUCT([Arkusz1.G144];-1))" office:value-type="float" office:value="0">
            <text:p>0</text:p>
          </table:table-cell>
          <table:table-cell table:style-name="ce6" table:formula="of:=SUM([Arkusz2.I145];PRODUCT([Arkusz1.H144];-1))" office:value-type="float" office:value="2">
            <text:p>2</text:p>
          </table:table-cell>
          <table:table-cell table:style-name="ce6" table:formula="of:=SUM([Arkusz2.J145];PRODUCT([Arkusz1.I144];-1))" office:value-type="float" office:value="13">
            <text:p>13</text:p>
          </table:table-cell>
          <table:table-cell table:style-name="ce6" table:formula="of:=SUM([Arkusz2.K145];PRODUCT([Arkusz1.J144];-1))" office:value-type="float" office:value="0">
            <text:p>0</text:p>
          </table:table-cell>
          <table:table-cell table:style-name="ce6" table:formula="of:=SUM([Arkusz2.L145];PRODUCT([Arkusz1.K144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Grenadier</text:a></text:p>
          </table:table-cell>
          <table:table-cell/>
          <table:table-cell table:style-name="ce6" table:formula="of:=SUM([Arkusz2.E146];PRODUCT([Arkusz1.D145];-1))" office:value-type="float" office:value="1">
            <text:p>1</text:p>
          </table:table-cell>
          <table:table-cell table:style-name="ce6" table:formula="of:=SUM([Arkusz2.F146];PRODUCT([Arkusz1.E145];-1))" office:value-type="float" office:value="12">
            <text:p>12</text:p>
          </table:table-cell>
          <table:table-cell table:style-name="ce6" table:formula="of:=SUM([Arkusz2.G146];PRODUCT([Arkusz1.F145];-1))" office:value-type="float" office:value="3">
            <text:p>3</text:p>
          </table:table-cell>
          <table:table-cell table:style-name="ce6" table:formula="of:=SUM([Arkusz2.H146];PRODUCT([Arkusz1.G145];-1))" office:value-type="float" office:value="2">
            <text:p>2</text:p>
          </table:table-cell>
          <table:table-cell table:style-name="ce6" table:formula="of:=SUM([Arkusz2.I146];PRODUCT([Arkusz1.H145];-1))" office:value-type="float" office:value="14">
            <text:p>14</text:p>
          </table:table-cell>
          <table:table-cell table:style-name="ce6" table:formula="of:=SUM([Arkusz2.J146];PRODUCT([Arkusz1.I145];-1))" office:value-type="float" office:value="9">
            <text:p>9</text:p>
          </table:table-cell>
          <table:table-cell table:style-name="ce6" table:formula="of:=SUM([Arkusz2.K146];PRODUCT([Arkusz1.J145];-1))" office:value-type="float" office:value="2">
            <text:p>2</text:p>
          </table:table-cell>
          <table:table-cell table:style-name="ce6" table:formula="of:=SUM([Arkusz2.L146];PRODUCT([Arkusz1.K14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jaeger-Abt</text:a></text:p>
          </table:table-cell>
          <table:table-cell/>
          <table:table-cell table:style-name="ce6" table:formula="of:=SUM([Arkusz2.E147];PRODUCT([Arkusz1.D146];-1))" office:value-type="float" office:value="1">
            <text:p>1</text:p>
          </table:table-cell>
          <table:table-cell table:style-name="ce6" table:formula="of:=SUM([Arkusz2.F147];PRODUCT([Arkusz1.E146];-1))" office:value-type="float" office:value="1">
            <text:p>1</text:p>
          </table:table-cell>
          <table:table-cell table:style-name="ce6" table:formula="of:=SUM([Arkusz2.G147];PRODUCT([Arkusz1.F146];-1))" office:value-type="float" office:value="13">
            <text:p>13</text:p>
          </table:table-cell>
          <table:table-cell table:style-name="ce6" table:formula="of:=SUM([Arkusz2.H147];PRODUCT([Arkusz1.G146];-1))" office:value-type="float" office:value="0">
            <text:p>0</text:p>
          </table:table-cell>
          <table:table-cell table:style-name="ce6" table:formula="of:=SUM([Arkusz2.I147];PRODUCT([Arkusz1.H146];-1))" office:value-type="float" office:value="3">
            <text:p>3</text:p>
          </table:table-cell>
          <table:table-cell table:style-name="ce6" table:formula="of:=SUM([Arkusz2.J147];PRODUCT([Arkusz1.I146];-1))" office:value-type="float" office:value="0">
            <text:p>0</text:p>
          </table:table-cell>
          <table:table-cell table:style-name="ce6" table:formula="of:=SUM([Arkusz2.K147];PRODUCT([Arkusz1.J146];-1))" office:value-type="float" office:value="0">
            <text:p>0</text:p>
          </table:table-cell>
          <table:table-cell table:style-name="ce6" table:formula="of:=SUM([Arkusz2.L147];PRODUCT([Arkusz1.K14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-Werfer-Regt</text:a></text:p>
          </table:table-cell>
          <table:table-cell/>
          <table:table-cell table:style-name="ce6" table:formula="of:=SUM([Arkusz2.E148];PRODUCT([Arkusz1.D147];-1))" office:value-type="float" office:value="3">
            <text:p>3</text:p>
          </table:table-cell>
          <table:table-cell table:style-name="ce6" table:formula="of:=SUM([Arkusz2.F148];PRODUCT([Arkusz1.E147];-1))" office:value-type="float" office:value="13">
            <text:p>13</text:p>
          </table:table-cell>
          <table:table-cell table:style-name="ce6" table:formula="of:=SUM([Arkusz2.G148];PRODUCT([Arkusz1.F147];-1))" office:value-type="float" office:value="0">
            <text:p>0</text:p>
          </table:table-cell>
          <table:table-cell table:style-name="ce6" table:formula="of:=SUM([Arkusz2.H148];PRODUCT([Arkusz1.G147];-1))" office:value-type="float" office:value="0">
            <text:p>0</text:p>
          </table:table-cell>
          <table:table-cell table:style-name="ce6" table:formula="of:=SUM([Arkusz2.I148];PRODUCT([Arkusz1.H147];-1))" office:value-type="float" office:value="1">
            <text:p>1</text:p>
          </table:table-cell>
          <table:table-cell table:style-name="ce6" table:formula="of:=SUM([Arkusz2.J148];PRODUCT([Arkusz1.I147];-1))" office:value-type="float" office:value="1">
            <text:p>1</text:p>
          </table:table-cell>
          <table:table-cell table:style-name="ce6" table:formula="of:=SUM([Arkusz2.K148];PRODUCT([Arkusz1.J147];-1))" office:value-type="float" office:value="0">
            <text:p>0</text:p>
          </table:table-cell>
          <table:table-cell table:style-name="ce6" table:formula="of:=SUM([Arkusz2.L148];PRODUCT([Arkusz1.K147];-1))" office:value-type="float" office:value="0.0699999999999998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Reiter-Abt</text:a></text:p>
          </table:table-cell>
          <table:table-cell/>
          <table:table-cell table:style-name="ce6" table:formula="of:=SUM([Arkusz2.E149];PRODUCT([Arkusz1.D148];-1))" office:value-type="float" office:value="1">
            <text:p>1</text:p>
          </table:table-cell>
          <table:table-cell table:style-name="ce6" table:formula="of:=SUM([Arkusz2.F149];PRODUCT([Arkusz1.E148];-1))" office:value-type="float" office:value="3">
            <text:p>3</text:p>
          </table:table-cell>
          <table:table-cell table:style-name="ce6" table:formula="of:=SUM([Arkusz2.G149];PRODUCT([Arkusz1.F148];-1))" office:value-type="float" office:value="0">
            <text:p>0</text:p>
          </table:table-cell>
          <table:table-cell table:style-name="ce6" table:formula="of:=SUM([Arkusz2.H149];PRODUCT([Arkusz1.G148];-1))" office:value-type="float" office:value="0">
            <text:p>0</text:p>
          </table:table-cell>
          <table:table-cell table:style-name="ce6" table:formula="of:=SUM([Arkusz2.I149];PRODUCT([Arkusz1.H148];-1))" office:value-type="float" office:value="1">
            <text:p>1</text:p>
          </table:table-cell>
          <table:table-cell table:style-name="ce6" table:formula="of:=SUM([Arkusz2.J149];PRODUCT([Arkusz1.I148];-1))" office:value-type="float" office:value="2">
            <text:p>2</text:p>
          </table:table-cell>
          <table:table-cell table:style-name="ce6" table:formula="of:=SUM([Arkusz2.K149];PRODUCT([Arkusz1.J148];-1))" office:value-type="float" office:value="0">
            <text:p>0</text:p>
          </table:table-cell>
          <table:table-cell table:style-name="ce6" table:formula="of:=SUM([Arkusz2.L149];PRODUCT([Arkusz1.K14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 Art.-Regt</text:a></text:p>
          </table:table-cell>
          <table:table-cell/>
          <table:table-cell table:style-name="ce6" table:formula="of:=SUM([Arkusz2.E150];PRODUCT([Arkusz1.D149];-1))" office:value-type="float" office:value="0">
            <text:p>0</text:p>
          </table:table-cell>
          <table:table-cell table:style-name="ce6" table:formula="of:=SUM([Arkusz2.F150];PRODUCT([Arkusz1.E149];-1))" office:value-type="float" office:value="7">
            <text:p>7</text:p>
          </table:table-cell>
          <table:table-cell table:style-name="ce6" table:formula="of:=SUM([Arkusz2.G150];PRODUCT([Arkusz1.F149];-1))" office:value-type="float" office:value="3">
            <text:p>3</text:p>
          </table:table-cell>
          <table:table-cell table:style-name="ce6" table:formula="of:=SUM([Arkusz2.H150];PRODUCT([Arkusz1.G149];-1))" office:value-type="float" office:value="1">
            <text:p>1</text:p>
          </table:table-cell>
          <table:table-cell table:style-name="ce6" table:formula="of:=SUM([Arkusz2.I150];PRODUCT([Arkusz1.H149];-1))" office:value-type="float" office:value="0">
            <text:p>0</text:p>
          </table:table-cell>
          <table:table-cell table:style-name="ce6" table:formula="of:=SUM([Arkusz2.J150];PRODUCT([Arkusz1.I149];-1))" office:value-type="float" office:value="1">
            <text:p>1</text:p>
          </table:table-cell>
          <table:table-cell table:style-name="ce6" table:formula="of:=SUM([Arkusz2.K150];PRODUCT([Arkusz1.J149];-1))" office:value-type="float" office:value="0">
            <text:p>0</text:p>
          </table:table-cell>
          <table:table-cell table:style-name="ce6" table:formula="of:=SUM([Arkusz2.L150];PRODUCT([Arkusz1.K14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 Pz</text:a></text:p>
          </table:table-cell>
          <table:table-cell/>
          <table:table-cell table:style-name="ce6" table:formula="of:=SUM([Arkusz2.E151];PRODUCT([Arkusz1.D150];-1))" office:value-type="float" office:value="9">
            <text:p>9</text:p>
          </table:table-cell>
          <table:table-cell table:style-name="ce6" table:formula="of:=SUM([Arkusz2.F151];PRODUCT([Arkusz1.E150];-1))" office:value-type="float" office:value="13">
            <text:p>13</text:p>
          </table:table-cell>
          <table:table-cell table:style-name="ce6" table:formula="of:=SUM([Arkusz2.G151];PRODUCT([Arkusz1.F150];-1))" office:value-type="float" office:value="23">
            <text:p>23</text:p>
          </table:table-cell>
          <table:table-cell table:style-name="ce6" table:formula="of:=SUM([Arkusz2.H151];PRODUCT([Arkusz1.G150];-1))" office:value-type="float" office:value="0">
            <text:p>0</text:p>
          </table:table-cell>
          <table:table-cell table:style-name="ce6" table:formula="of:=SUM([Arkusz2.I151];PRODUCT([Arkusz1.H150];-1))" office:value-type="float" office:value="9">
            <text:p>9</text:p>
          </table:table-cell>
          <table:table-cell table:style-name="ce6" table:formula="of:=SUM([Arkusz2.J151];PRODUCT([Arkusz1.I150];-1))" office:value-type="float" office:value="29">
            <text:p>29</text:p>
          </table:table-cell>
          <table:table-cell table:style-name="ce6" table:formula="of:=SUM([Arkusz2.K151];PRODUCT([Arkusz1.J150];-1))" office:value-type="float" office:value="0">
            <text:p>0</text:p>
          </table:table-cell>
          <table:table-cell table:style-name="ce6" table:formula="of:=SUM([Arkusz2.L151];PRODUCT([Arkusz1.K150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.Flak-Abt</text:a></text:p>
          </table:table-cell>
          <table:table-cell/>
          <table:table-cell table:style-name="ce6" table:formula="of:=SUM([Arkusz2.E152];PRODUCT([Arkusz1.D151];-1))" office:value-type="float" office:value="1">
            <text:p>1</text:p>
          </table:table-cell>
          <table:table-cell table:style-name="ce6" table:formula="of:=SUM([Arkusz2.F152];PRODUCT([Arkusz1.E151];-1))" office:value-type="float" office:value="2">
            <text:p>2</text:p>
          </table:table-cell>
          <table:table-cell table:style-name="ce6" table:formula="of:=SUM([Arkusz2.G152];PRODUCT([Arkusz1.F151];-1))" office:value-type="float" office:value="5">
            <text:p>5</text:p>
          </table:table-cell>
          <table:table-cell table:style-name="ce6" table:formula="of:=SUM([Arkusz2.H152];PRODUCT([Arkusz1.G151];-1))" office:value-type="float" office:value="6">
            <text:p>6</text:p>
          </table:table-cell>
          <table:table-cell table:style-name="ce6" table:formula="of:=SUM([Arkusz2.I152];PRODUCT([Arkusz1.H151];-1))" office:value-type="float" office:value="4">
            <text:p>4</text:p>
          </table:table-cell>
          <table:table-cell table:style-name="ce6" table:formula="of:=SUM([Arkusz2.J152];PRODUCT([Arkusz1.I151];-1))" office:value-type="float" office:value="1">
            <text:p>1</text:p>
          </table:table-cell>
          <table:table-cell table:style-name="ce6" table:formula="of:=SUM([Arkusz2.K152];PRODUCT([Arkusz1.J151];-1))" office:value-type="float" office:value="7">
            <text:p>7</text:p>
          </table:table-cell>
          <table:table-cell table:style-name="ce6" table:formula="of:=SUM([Arkusz2.L152];PRODUCT([Arkusz1.K15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.Pzjaeger-Abt</text:a></text:p>
          </table:table-cell>
          <table:table-cell/>
          <table:table-cell table:style-name="ce6" table:formula="of:=SUM([Arkusz2.E153];PRODUCT([Arkusz1.D152];-1))" office:value-type="float" office:value="1">
            <text:p>1</text:p>
          </table:table-cell>
          <table:table-cell table:style-name="ce6" table:formula="of:=SUM([Arkusz2.F153];PRODUCT([Arkusz1.E152];-1))" office:value-type="float" office:value="1">
            <text:p>1</text:p>
          </table:table-cell>
          <table:table-cell table:style-name="ce6" table:formula="of:=SUM([Arkusz2.G153];PRODUCT([Arkusz1.F152];-1))" office:value-type="float" office:value="18">
            <text:p>18</text:p>
          </table:table-cell>
          <table:table-cell table:style-name="ce6" table:formula="of:=SUM([Arkusz2.H153];PRODUCT([Arkusz1.G152];-1))" office:value-type="float" office:value="0">
            <text:p>0</text:p>
          </table:table-cell>
          <table:table-cell table:style-name="ce6" table:formula="of:=SUM([Arkusz2.I153];PRODUCT([Arkusz1.H152];-1))" office:value-type="float" office:value="3">
            <text:p>3</text:p>
          </table:table-cell>
          <table:table-cell table:style-name="ce6" table:formula="of:=SUM([Arkusz2.J153];PRODUCT([Arkusz1.I152];-1))" office:value-type="float" office:value="0">
            <text:p>0</text:p>
          </table:table-cell>
          <table:table-cell table:style-name="ce6" table:formula="of:=SUM([Arkusz2.K153];PRODUCT([Arkusz1.J152];-1))" office:value-type="float" office:value="0">
            <text:p>0</text:p>
          </table:table-cell>
          <table:table-cell table:style-name="ce6" table:formula="of:=SUM([Arkusz2.L153];PRODUCT([Arkusz1.K15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kijaeger-Regt</text:a></text:p>
          </table:table-cell>
          <table:table-cell/>
          <table:table-cell table:style-name="ce6" table:formula="of:=SUM([Arkusz2.E154];PRODUCT([Arkusz1.D153];-1))" office:value-type="float" office:value="1">
            <text:p>1</text:p>
          </table:table-cell>
          <table:table-cell table:style-name="ce6" table:formula="of:=SUM([Arkusz2.F154];PRODUCT([Arkusz1.E153];-1))" office:value-type="float" office:value="6">
            <text:p>6</text:p>
          </table:table-cell>
          <table:table-cell table:style-name="ce6" table:formula="of:=SUM([Arkusz2.G154];PRODUCT([Arkusz1.F153];-1))" office:value-type="float" office:value="0">
            <text:p>0</text:p>
          </table:table-cell>
          <table:table-cell table:style-name="ce6" table:formula="of:=SUM([Arkusz2.H154];PRODUCT([Arkusz1.G153];-1))" office:value-type="float" office:value="0">
            <text:p>0</text:p>
          </table:table-cell>
          <table:table-cell table:style-name="ce6" table:formula="of:=SUM([Arkusz2.I154];PRODUCT([Arkusz1.H153];-1))" office:value-type="float" office:value="9">
            <text:p>9</text:p>
          </table:table-cell>
          <table:table-cell table:style-name="ce6" table:formula="of:=SUM([Arkusz2.J154];PRODUCT([Arkusz1.I153];-1))" office:value-type="float" office:value="8">
            <text:p>8</text:p>
          </table:table-cell>
          <table:table-cell table:style-name="ce6" table:formula="of:=SUM([Arkusz2.K154];PRODUCT([Arkusz1.J153];-1))" office:value-type="float" office:value="0">
            <text:p>0</text:p>
          </table:table-cell>
          <table:table-cell table:style-name="ce6" table:formula="of:=SUM([Arkusz2.L154];PRODUCT([Arkusz1.K15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onderverbaende</text:a></text:p>
          </table:table-cell>
          <table:table-cell/>
          <table:table-cell table:style-name="ce6" table:formula="of:=SUM([Arkusz2.E155];PRODUCT([Arkusz1.D154];-1))" office:value-type="float" office:value="6">
            <text:p>6</text:p>
          </table:table-cell>
          <table:table-cell table:style-name="ce6" table:formula="of:=SUM([Arkusz2.F155];PRODUCT([Arkusz1.E154];-1))" office:value-type="float" office:value="5">
            <text:p>5</text:p>
          </table:table-cell>
          <table:table-cell table:style-name="ce6" table:formula="of:=SUM([Arkusz2.G155];PRODUCT([Arkusz1.F154];-1))" office:value-type="float" office:value="1">
            <text:p>1</text:p>
          </table:table-cell>
          <table:table-cell table:style-name="ce6" table:formula="of:=SUM([Arkusz2.H155];PRODUCT([Arkusz1.G154];-1))" office:value-type="float" office:value="0">
            <text:p>0</text:p>
          </table:table-cell>
          <table:table-cell table:style-name="ce6" table:formula="of:=SUM([Arkusz2.I155];PRODUCT([Arkusz1.H154];-1))" office:value-type="float" office:value="12">
            <text:p>12</text:p>
          </table:table-cell>
          <table:table-cell table:style-name="ce6" table:formula="of:=SUM([Arkusz2.J155];PRODUCT([Arkusz1.I154];-1))" office:value-type="float" office:value="15">
            <text:p>15</text:p>
          </table:table-cell>
          <table:table-cell table:style-name="ce6" table:formula="of:=SUM([Arkusz2.K155];PRODUCT([Arkusz1.J154];-1))" office:value-type="float" office:value="0">
            <text:p>0</text:p>
          </table:table-cell>
          <table:table-cell table:style-name="ce6" table:formula="of:=SUM([Arkusz2.L155];PRODUCT([Arkusz1.K154];-1))" office:value-type="float" office:value="0.14">
            <text:p>0,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onderverbande-Art-Regt</text:a></text:p>
          </table:table-cell>
          <table:table-cell/>
          <table:table-cell table:style-name="ce6" table:formula="of:=SUM([Arkusz2.E156];PRODUCT([Arkusz1.D155];-1))" office:value-type="float" office:value="1">
            <text:p>1</text:p>
          </table:table-cell>
          <table:table-cell table:style-name="ce6" table:formula="of:=SUM([Arkusz2.F156];PRODUCT([Arkusz1.E155];-1))" office:value-type="float" office:value="5">
            <text:p>5</text:p>
          </table:table-cell>
          <table:table-cell table:style-name="ce6" table:formula="of:=SUM([Arkusz2.G156];PRODUCT([Arkusz1.F155];-1))" office:value-type="float" office:value="0">
            <text:p>0</text:p>
          </table:table-cell>
          <table:table-cell table:style-name="ce6" table:formula="of:=SUM([Arkusz2.H156];PRODUCT([Arkusz1.G155];-1))" office:value-type="float" office:value="1">
            <text:p>1</text:p>
          </table:table-cell>
          <table:table-cell table:style-name="ce6" table:formula="of:=SUM([Arkusz2.I156];PRODUCT([Arkusz1.H155];-1))" office:value-type="float" office:value="2">
            <text:p>2</text:p>
          </table:table-cell>
          <table:table-cell table:style-name="ce6" table:formula="of:=SUM([Arkusz2.J156];PRODUCT([Arkusz1.I155];-1))" office:value-type="float" office:value="5">
            <text:p>5</text:p>
          </table:table-cell>
          <table:table-cell table:style-name="ce6" table:formula="of:=SUM([Arkusz2.K156];PRODUCT([Arkusz1.J155];-1))" office:value-type="float" office:value="0">
            <text:p>0</text:p>
          </table:table-cell>
          <table:table-cell table:style-name="ce6" table:formula="of:=SUM([Arkusz2.L156];PRODUCT([Arkusz1.K15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Unterstutz.-Gruppe (Pz)</text:a></text:p>
          </table:table-cell>
          <table:table-cell/>
          <table:table-cell table:style-name="ce6" table:formula="of:=SUM([Arkusz2.E157];PRODUCT([Arkusz1.D156];-1))" office:value-type="float" office:value="4">
            <text:p>4</text:p>
          </table:table-cell>
          <table:table-cell table:style-name="ce6" table:formula="of:=SUM([Arkusz2.F157];PRODUCT([Arkusz1.E156];-1))" office:value-type="float" office:value="0">
            <text:p>0</text:p>
          </table:table-cell>
          <table:table-cell table:style-name="ce6" table:formula="of:=SUM([Arkusz2.G157];PRODUCT([Arkusz1.F156];-1))" office:value-type="float" office:value="0">
            <text:p>0</text:p>
          </table:table-cell>
          <table:table-cell table:style-name="ce6" table:formula="of:=SUM([Arkusz2.H157];PRODUCT([Arkusz1.G156];-1))" office:value-type="float" office:value="0">
            <text:p>0</text:p>
          </table:table-cell>
          <table:table-cell table:style-name="ce6" table:formula="of:=SUM([Arkusz2.I157];PRODUCT([Arkusz1.H156];-1))" office:value-type="float" office:value="0">
            <text:p>0</text:p>
          </table:table-cell>
          <table:table-cell table:style-name="ce6" table:formula="of:=SUM([Arkusz2.J157];PRODUCT([Arkusz1.I156];-1))" office:value-type="float" office:value="2">
            <text:p>2</text:p>
          </table:table-cell>
          <table:table-cell table:style-name="ce6" table:formula="of:=SUM([Arkusz2.K157];PRODUCT([Arkusz1.J156];-1))" office:value-type="float" office:value="0">
            <text:p>0</text:p>
          </table:table-cell>
          <table:table-cell table:style-name="ce6" table:formula="of:=SUM([Arkusz2.L157];PRODUCT([Arkusz1.K156];-1))" office:value-type="float" office:value="0.01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Werfer-Regiment</text:a></text:p>
          </table:table-cell>
          <table:table-cell/>
          <table:table-cell table:style-name="ce6" table:formula="of:=SUM([Arkusz2.E158];PRODUCT([Arkusz1.D157];-1))" office:value-type="float" office:value="1">
            <text:p>1</text:p>
          </table:table-cell>
          <table:table-cell table:style-name="ce6" table:formula="of:=SUM([Arkusz2.F158];PRODUCT([Arkusz1.E157];-1))" office:value-type="float" office:value="13">
            <text:p>13</text:p>
          </table:table-cell>
          <table:table-cell table:style-name="ce6" table:formula="of:=SUM([Arkusz2.G158];PRODUCT([Arkusz1.F157];-1))" office:value-type="float" office:value="1">
            <text:p>1</text:p>
          </table:table-cell>
          <table:table-cell table:style-name="ce6" table:formula="of:=SUM([Arkusz2.H158];PRODUCT([Arkusz1.G157];-1))" office:value-type="float" office:value="1">
            <text:p>1</text:p>
          </table:table-cell>
          <table:table-cell table:style-name="ce6" table:formula="of:=SUM([Arkusz2.I158];PRODUCT([Arkusz1.H157];-1))" office:value-type="float" office:value="1">
            <text:p>1</text:p>
          </table:table-cell>
          <table:table-cell table:style-name="ce6" table:formula="of:=SUM([Arkusz2.J158];PRODUCT([Arkusz1.I157];-1))" office:value-type="float" office:value="3">
            <text:p>3</text:p>
          </table:table-cell>
          <table:table-cell table:style-name="ce6" table:formula="of:=SUM([Arkusz2.K158];PRODUCT([Arkusz1.J157];-1))" office:value-type="float" office:value="1">
            <text:p>1</text:p>
          </table:table-cell>
          <table:table-cell table:style-name="ce6" table:formula="of:=SUM([Arkusz2.L158];PRODUCT([Arkusz1.K157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teppe Horse Transport</text:a></text:p>
          </table:table-cell>
          <table:table-cell/>
          <table:table-cell table:style-name="ce6" table:formula="of:=SUM([Arkusz2.E159];PRODUCT([Arkusz1.D158];-1))" office:value-type="float" office:value="1">
            <text:p>1</text:p>
          </table:table-cell>
          <table:table-cell table:style-name="ce6" table:formula="of:=SUM([Arkusz2.F159];PRODUCT([Arkusz1.E158];-1))" office:value-type="float" office:value="0">
            <text:p>0</text:p>
          </table:table-cell>
          <table:table-cell table:style-name="ce6" table:formula="of:=SUM([Arkusz2.G159];PRODUCT([Arkusz1.F158];-1))" office:value-type="float" office:value="0">
            <text:p>0</text:p>
          </table:table-cell>
          <table:table-cell table:style-name="ce6" table:formula="of:=SUM([Arkusz2.H159];PRODUCT([Arkusz1.G158];-1))" office:value-type="float" office:value="0">
            <text:p>0</text:p>
          </table:table-cell>
          <table:table-cell table:style-name="ce6" table:formula="of:=SUM([Arkusz2.I159];PRODUCT([Arkusz1.H158];-1))" office:value-type="float" office:value="0">
            <text:p>0</text:p>
          </table:table-cell>
          <table:table-cell table:style-name="ce6" table:formula="of:=SUM([Arkusz2.J159];PRODUCT([Arkusz1.I158];-1))" office:value-type="float" office:value="0">
            <text:p>0</text:p>
          </table:table-cell>
          <table:table-cell table:style-name="ce6" table:formula="of:=SUM([Arkusz2.K159];PRODUCT([Arkusz1.J158];-1))" office:value-type="float" office:value="0">
            <text:p>0</text:p>
          </table:table-cell>
          <table:table-cell table:style-name="ce6" table:formula="of:=SUM([Arkusz2.L159];PRODUCT([Arkusz1.K15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akachiho Detachment HQ</text:a></text:p>
          </table:table-cell>
          <table:table-cell/>
          <table:table-cell table:style-name="ce6" table:formula="of:=SUM([Arkusz2.E160];PRODUCT([Arkusz1.D159];-1))" office:value-type="float" office:value="0">
            <text:p>0</text:p>
          </table:table-cell>
          <table:table-cell table:style-name="ce6" table:formula="of:=SUM([Arkusz2.F160];PRODUCT([Arkusz1.E159];-1))" office:value-type="float" office:value="7">
            <text:p>7</text:p>
          </table:table-cell>
          <table:table-cell table:style-name="ce6" table:formula="of:=SUM([Arkusz2.G160];PRODUCT([Arkusz1.F159];-1))" office:value-type="float" office:value="3">
            <text:p>3</text:p>
          </table:table-cell>
          <table:table-cell table:style-name="ce6" table:formula="of:=SUM([Arkusz2.H160];PRODUCT([Arkusz1.G159];-1))" office:value-type="float" office:value="2">
            <text:p>2</text:p>
          </table:table-cell>
          <table:table-cell table:style-name="ce6" table:formula="of:=SUM([Arkusz2.I160];PRODUCT([Arkusz1.H159];-1))" office:value-type="float" office:value="9">
            <text:p>9</text:p>
          </table:table-cell>
          <table:table-cell table:style-name="ce6" table:formula="of:=SUM([Arkusz2.J160];PRODUCT([Arkusz1.I159];-1))" office:value-type="float" office:value="16">
            <text:p>16</text:p>
          </table:table-cell>
          <table:table-cell table:style-name="ce6" table:formula="of:=SUM([Arkusz2.K160];PRODUCT([Arkusz1.J159];-1))" office:value-type="float" office:value="0">
            <text:p>0</text:p>
          </table:table-cell>
          <table:table-cell table:style-name="ce6" table:formula="of:=SUM([Arkusz2.L160];PRODUCT([Arkusz1.K15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ank Destroyer</text:a></text:p>
          </table:table-cell>
          <table:table-cell/>
          <table:table-cell table:style-name="ce6" table:formula="of:=SUM([Arkusz2.E161];PRODUCT([Arkusz1.D160];-1))" office:value-type="float" office:value="4">
            <text:p>4</text:p>
          </table:table-cell>
          <table:table-cell table:style-name="ce6" table:formula="of:=SUM([Arkusz2.F161];PRODUCT([Arkusz1.E160];-1))" office:value-type="float" office:value="4">
            <text:p>4</text:p>
          </table:table-cell>
          <table:table-cell table:style-name="ce6" table:formula="of:=SUM([Arkusz2.G161];PRODUCT([Arkusz1.F160];-1))" office:value-type="float" office:value="10">
            <text:p>10</text:p>
          </table:table-cell>
          <table:table-cell table:style-name="ce6" table:formula="of:=SUM([Arkusz2.H161];PRODUCT([Arkusz1.G160];-1))" office:value-type="float" office:value="0">
            <text:p>0</text:p>
          </table:table-cell>
          <table:table-cell table:style-name="ce6" table:formula="of:=SUM([Arkusz2.I161];PRODUCT([Arkusz1.H160];-1))" office:value-type="float" office:value="7">
            <text:p>7</text:p>
          </table:table-cell>
          <table:table-cell table:style-name="ce6" table:formula="of:=SUM([Arkusz2.J161];PRODUCT([Arkusz1.I160];-1))" office:value-type="float" office:value="12">
            <text:p>12</text:p>
          </table:table-cell>
          <table:table-cell table:style-name="ce6" table:formula="of:=SUM([Arkusz2.K161];PRODUCT([Arkusz1.J160];-1))" office:value-type="float" office:value="0">
            <text:p>0</text:p>
          </table:table-cell>
          <table:table-cell table:style-name="ce6" table:formula="of:=SUM([Arkusz2.L161];PRODUCT([Arkusz1.K16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otenkopf</text:a></text:p>
          </table:table-cell>
          <table:table-cell/>
          <table:table-cell table:style-name="ce6" table:formula="of:=SUM([Arkusz2.E162];PRODUCT([Arkusz1.D161];-1))" office:value-type="float" office:value="1">
            <text:p>1</text:p>
          </table:table-cell>
          <table:table-cell table:style-name="ce6" table:formula="of:=SUM([Arkusz2.F162];PRODUCT([Arkusz1.E161];-1))" office:value-type="float" office:value="12">
            <text:p>12</text:p>
          </table:table-cell>
          <table:table-cell table:style-name="ce6" table:formula="of:=SUM([Arkusz2.G162];PRODUCT([Arkusz1.F161];-1))" office:value-type="float" office:value="3">
            <text:p>3</text:p>
          </table:table-cell>
          <table:table-cell table:style-name="ce6" table:formula="of:=SUM([Arkusz2.H162];PRODUCT([Arkusz1.G161];-1))" office:value-type="float" office:value="2">
            <text:p>2</text:p>
          </table:table-cell>
          <table:table-cell table:style-name="ce6" table:formula="of:=SUM([Arkusz2.I162];PRODUCT([Arkusz1.H161];-1))" office:value-type="float" office:value="14">
            <text:p>14</text:p>
          </table:table-cell>
          <table:table-cell table:style-name="ce6" table:formula="of:=SUM([Arkusz2.J162];PRODUCT([Arkusz1.I161];-1))" office:value-type="float" office:value="10">
            <text:p>10</text:p>
          </table:table-cell>
          <table:table-cell table:style-name="ce6" table:formula="of:=SUM([Arkusz2.K162];PRODUCT([Arkusz1.J161];-1))" office:value-type="float" office:value="2">
            <text:p>2</text:p>
          </table:table-cell>
          <table:table-cell table:style-name="ce6" table:formula="of:=SUM([Arkusz2.L162];PRODUCT([Arkusz1.K16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ruck transport</text:a></text:p>
          </table:table-cell>
          <table:table-cell/>
          <table:table-cell table:style-name="ce6" table:formula="of:=SUM([Arkusz2.E163];PRODUCT([Arkusz1.D162];-1))" office:value-type="float" office:value="2">
            <text:p>2</text:p>
          </table:table-cell>
          <table:table-cell table:style-name="ce6" table:formula="of:=SUM([Arkusz2.F163];PRODUCT([Arkusz1.E162];-1))" office:value-type="float" office:value="0">
            <text:p>0</text:p>
          </table:table-cell>
          <table:table-cell table:style-name="ce6" table:formula="of:=SUM([Arkusz2.G163];PRODUCT([Arkusz1.F162];-1))" office:value-type="float" office:value="0">
            <text:p>0</text:p>
          </table:table-cell>
          <table:table-cell table:style-name="ce6" table:formula="of:=SUM([Arkusz2.H163];PRODUCT([Arkusz1.G162];-1))" office:value-type="float" office:value="0">
            <text:p>0</text:p>
          </table:table-cell>
          <table:table-cell table:style-name="ce6" table:formula="of:=SUM([Arkusz2.I163];PRODUCT([Arkusz1.H162];-1))" office:value-type="float" office:value="0">
            <text:p>0</text:p>
          </table:table-cell>
          <table:table-cell table:style-name="ce6" table:formula="of:=SUM([Arkusz2.J163];PRODUCT([Arkusz1.I162];-1))" office:value-type="float" office:value="0">
            <text:p>0</text:p>
          </table:table-cell>
          <table:table-cell table:style-name="ce6" table:formula="of:=SUM([Arkusz2.K163];PRODUCT([Arkusz1.J162];-1))" office:value-type="float" office:value="0">
            <text:p>0</text:p>
          </table:table-cell>
          <table:table-cell table:style-name="ce6" table:formula="of:=SUM([Arkusz2.L163];PRODUCT([Arkusz1.K16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158th RCT</text:a></text:p>
          </table:table-cell>
          <table:table-cell/>
          <table:table-cell table:style-name="ce6" table:formula="of:=SUM([Arkusz2.E164];PRODUCT([Arkusz1.D163];-1))" office:value-type="float" office:value="16">
            <text:p>16</text:p>
          </table:table-cell>
          <table:table-cell table:style-name="ce6" table:formula="of:=SUM([Arkusz2.F164];PRODUCT([Arkusz1.E163];-1))" office:value-type="float" office:value="14">
            <text:p>14</text:p>
          </table:table-cell>
          <table:table-cell table:style-name="ce6" table:formula="of:=SUM([Arkusz2.G164];PRODUCT([Arkusz1.F163];-1))" office:value-type="float" office:value="6">
            <text:p>6</text:p>
          </table:table-cell>
          <table:table-cell table:style-name="ce6" table:formula="of:=SUM([Arkusz2.H164];PRODUCT([Arkusz1.G163];-1))" office:value-type="float" office:value="10">
            <text:p>10</text:p>
          </table:table-cell>
          <table:table-cell table:style-name="ce6" table:formula="of:=SUM([Arkusz2.I164];PRODUCT([Arkusz1.H163];-1))" office:value-type="float" office:value="17">
            <text:p>17</text:p>
          </table:table-cell>
          <table:table-cell table:style-name="ce6" table:formula="of:=SUM([Arkusz2.J164];PRODUCT([Arkusz1.I163];-1))" office:value-type="float" office:value="29">
            <text:p>29</text:p>
          </table:table-cell>
          <table:table-cell table:style-name="ce6" table:formula="of:=SUM([Arkusz2.K164];PRODUCT([Arkusz1.J163];-1))" office:value-type="float" office:value="5">
            <text:p>5</text:p>
          </table:table-cell>
          <table:table-cell table:style-name="ce6" table:formula="of:=SUM([Arkusz2.L164];PRODUCT([Arkusz1.K163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1MAR PRCT</text:a></text:p>
          </table:table-cell>
          <table:table-cell/>
          <table:table-cell table:style-name="ce6" table:formula="of:=SUM([Arkusz2.E165];PRODUCT([Arkusz1.D164];-1))" office:value-type="float" office:value="0">
            <text:p>0</text:p>
          </table:table-cell>
          <table:table-cell table:style-name="ce6" table:formula="of:=SUM([Arkusz2.F165];PRODUCT([Arkusz1.E164];-1))" office:value-type="float" office:value="7">
            <text:p>7</text:p>
          </table:table-cell>
          <table:table-cell table:style-name="ce6" table:formula="of:=SUM([Arkusz2.G165];PRODUCT([Arkusz1.F164];-1))" office:value-type="float" office:value="3">
            <text:p>3</text:p>
          </table:table-cell>
          <table:table-cell table:style-name="ce6" table:formula="of:=SUM([Arkusz2.H165];PRODUCT([Arkusz1.G164];-1))" office:value-type="float" office:value="2">
            <text:p>2</text:p>
          </table:table-cell>
          <table:table-cell table:style-name="ce6" table:formula="of:=SUM([Arkusz2.I165];PRODUCT([Arkusz1.H164];-1))" office:value-type="float" office:value="9">
            <text:p>9</text:p>
          </table:table-cell>
          <table:table-cell table:style-name="ce6" table:formula="of:=SUM([Arkusz2.J165];PRODUCT([Arkusz1.I164];-1))" office:value-type="float" office:value="16">
            <text:p>16</text:p>
          </table:table-cell>
          <table:table-cell table:style-name="ce6" table:formula="of:=SUM([Arkusz2.K165];PRODUCT([Arkusz1.J164];-1))" office:value-type="float" office:value="0">
            <text:p>0</text:p>
          </table:table-cell>
          <table:table-cell table:style-name="ce6" table:formula="of:=SUM([Arkusz2.L165];PRODUCT([Arkusz1.K16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2nd CG</text:a></text:p>
          </table:table-cell>
          <table:table-cell/>
          <table:table-cell table:style-name="ce6" table:formula="of:=SUM([Arkusz2.E166];PRODUCT([Arkusz1.D165];-1))" office:value-type="float" office:value="16">
            <text:p>16</text:p>
          </table:table-cell>
          <table:table-cell table:style-name="ce6" table:formula="of:=SUM([Arkusz2.F166];PRODUCT([Arkusz1.E165];-1))" office:value-type="float" office:value="14">
            <text:p>14</text:p>
          </table:table-cell>
          <table:table-cell table:style-name="ce6" table:formula="of:=SUM([Arkusz2.G166];PRODUCT([Arkusz1.F165];-1))" office:value-type="float" office:value="6">
            <text:p>6</text:p>
          </table:table-cell>
          <table:table-cell table:style-name="ce6" table:formula="of:=SUM([Arkusz2.H166];PRODUCT([Arkusz1.G165];-1))" office:value-type="float" office:value="10">
            <text:p>10</text:p>
          </table:table-cell>
          <table:table-cell table:style-name="ce6" table:formula="of:=SUM([Arkusz2.I166];PRODUCT([Arkusz1.H165];-1))" office:value-type="float" office:value="17">
            <text:p>17</text:p>
          </table:table-cell>
          <table:table-cell table:style-name="ce6" table:formula="of:=SUM([Arkusz2.J166];PRODUCT([Arkusz1.I165];-1))" office:value-type="float" office:value="29">
            <text:p>29</text:p>
          </table:table-cell>
          <table:table-cell table:style-name="ce6" table:formula="of:=SUM([Arkusz2.K166];PRODUCT([Arkusz1.J165];-1))" office:value-type="float" office:value="5">
            <text:p>5</text:p>
          </table:table-cell>
          <table:table-cell table:style-name="ce6" table:formula="of:=SUM([Arkusz2.L166];PRODUCT([Arkusz1.K165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370th RCT</text:a></text:p>
          </table:table-cell>
          <table:table-cell/>
          <table:table-cell table:style-name="ce6" table:formula="of:=SUM([Arkusz2.E167];PRODUCT([Arkusz1.D166];-1))" office:value-type="float" office:value="16">
            <text:p>16</text:p>
          </table:table-cell>
          <table:table-cell table:style-name="ce6" table:formula="of:=SUM([Arkusz2.F167];PRODUCT([Arkusz1.E166];-1))" office:value-type="float" office:value="14">
            <text:p>14</text:p>
          </table:table-cell>
          <table:table-cell table:style-name="ce6" table:formula="of:=SUM([Arkusz2.G167];PRODUCT([Arkusz1.F166];-1))" office:value-type="float" office:value="6">
            <text:p>6</text:p>
          </table:table-cell>
          <table:table-cell table:style-name="ce6" table:formula="of:=SUM([Arkusz2.H167];PRODUCT([Arkusz1.G166];-1))" office:value-type="float" office:value="10">
            <text:p>10</text:p>
          </table:table-cell>
          <table:table-cell table:style-name="ce6" table:formula="of:=SUM([Arkusz2.I167];PRODUCT([Arkusz1.H166];-1))" office:value-type="float" office:value="17">
            <text:p>17</text:p>
          </table:table-cell>
          <table:table-cell table:style-name="ce6" table:formula="of:=SUM([Arkusz2.J167];PRODUCT([Arkusz1.I166];-1))" office:value-type="float" office:value="29">
            <text:p>29</text:p>
          </table:table-cell>
          <table:table-cell table:style-name="ce6" table:formula="of:=SUM([Arkusz2.K167];PRODUCT([Arkusz1.J166];-1))" office:value-type="float" office:value="5">
            <text:p>5</text:p>
          </table:table-cell>
          <table:table-cell table:style-name="ce6" table:formula="of:=SUM([Arkusz2.L167];PRODUCT([Arkusz1.K166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442nd RCT</text:a></text:p>
          </table:table-cell>
          <table:table-cell/>
          <table:table-cell table:style-name="ce6" table:formula="of:=SUM([Arkusz2.E168];PRODUCT([Arkusz1.D167];-1))" office:value-type="float" office:value="16">
            <text:p>16</text:p>
          </table:table-cell>
          <table:table-cell table:style-name="ce6" table:formula="of:=SUM([Arkusz2.F168];PRODUCT([Arkusz1.E167];-1))" office:value-type="float" office:value="14">
            <text:p>14</text:p>
          </table:table-cell>
          <table:table-cell table:style-name="ce6" table:formula="of:=SUM([Arkusz2.G168];PRODUCT([Arkusz1.F167];-1))" office:value-type="float" office:value="6">
            <text:p>6</text:p>
          </table:table-cell>
          <table:table-cell table:style-name="ce6" table:formula="of:=SUM([Arkusz2.H168];PRODUCT([Arkusz1.G167];-1))" office:value-type="float" office:value="10">
            <text:p>10</text:p>
          </table:table-cell>
          <table:table-cell table:style-name="ce6" table:formula="of:=SUM([Arkusz2.I168];PRODUCT([Arkusz1.H167];-1))" office:value-type="float" office:value="17">
            <text:p>17</text:p>
          </table:table-cell>
          <table:table-cell table:style-name="ce6" table:formula="of:=SUM([Arkusz2.J168];PRODUCT([Arkusz1.I167];-1))" office:value-type="float" office:value="29">
            <text:p>29</text:p>
          </table:table-cell>
          <table:table-cell table:style-name="ce6" table:formula="of:=SUM([Arkusz2.K168];PRODUCT([Arkusz1.J167];-1))" office:value-type="float" office:value="5">
            <text:p>5</text:p>
          </table:table-cell>
          <table:table-cell table:style-name="ce6" table:formula="of:=SUM([Arkusz2.L168];PRODUCT([Arkusz1.K167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503rd PRCT</text:a></text:p>
          </table:table-cell>
          <table:table-cell/>
          <table:table-cell table:style-name="ce6" table:formula="of:=SUM([Arkusz2.E169];PRODUCT([Arkusz1.D168];-1))" office:value-type="float" office:value="0">
            <text:p>0</text:p>
          </table:table-cell>
          <table:table-cell table:style-name="ce6" table:formula="of:=SUM([Arkusz2.F169];PRODUCT([Arkusz1.E168];-1))" office:value-type="float" office:value="7">
            <text:p>7</text:p>
          </table:table-cell>
          <table:table-cell table:style-name="ce6" table:formula="of:=SUM([Arkusz2.G169];PRODUCT([Arkusz1.F168];-1))" office:value-type="float" office:value="3">
            <text:p>3</text:p>
          </table:table-cell>
          <table:table-cell table:style-name="ce6" table:formula="of:=SUM([Arkusz2.H169];PRODUCT([Arkusz1.G168];-1))" office:value-type="float" office:value="2">
            <text:p>2</text:p>
          </table:table-cell>
          <table:table-cell table:style-name="ce6" table:formula="of:=SUM([Arkusz2.I169];PRODUCT([Arkusz1.H168];-1))" office:value-type="float" office:value="9">
            <text:p>9</text:p>
          </table:table-cell>
          <table:table-cell table:style-name="ce6" table:formula="of:=SUM([Arkusz2.J169];PRODUCT([Arkusz1.I168];-1))" office:value-type="float" office:value="16">
            <text:p>16</text:p>
          </table:table-cell>
          <table:table-cell table:style-name="ce6" table:formula="of:=SUM([Arkusz2.K169];PRODUCT([Arkusz1.J168];-1))" office:value-type="float" office:value="0">
            <text:p>0</text:p>
          </table:table-cell>
          <table:table-cell table:style-name="ce6" table:formula="of:=SUM([Arkusz2.L169];PRODUCT([Arkusz1.K16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517th PRCT</text:a></text:p>
          </table:table-cell>
          <table:table-cell/>
          <table:table-cell table:style-name="ce6" table:formula="of:=SUM([Arkusz2.E170];PRODUCT([Arkusz1.D169];-1))" office:value-type="float" office:value="0">
            <text:p>0</text:p>
          </table:table-cell>
          <table:table-cell table:style-name="ce6" table:formula="of:=SUM([Arkusz2.F170];PRODUCT([Arkusz1.E169];-1))" office:value-type="float" office:value="7">
            <text:p>7</text:p>
          </table:table-cell>
          <table:table-cell table:style-name="ce6" table:formula="of:=SUM([Arkusz2.G170];PRODUCT([Arkusz1.F169];-1))" office:value-type="float" office:value="3">
            <text:p>3</text:p>
          </table:table-cell>
          <table:table-cell table:style-name="ce6" table:formula="of:=SUM([Arkusz2.H170];PRODUCT([Arkusz1.G169];-1))" office:value-type="float" office:value="2">
            <text:p>2</text:p>
          </table:table-cell>
          <table:table-cell table:style-name="ce6" table:formula="of:=SUM([Arkusz2.I170];PRODUCT([Arkusz1.H169];-1))" office:value-type="float" office:value="9">
            <text:p>9</text:p>
          </table:table-cell>
          <table:table-cell table:style-name="ce6" table:formula="of:=SUM([Arkusz2.J170];PRODUCT([Arkusz1.I169];-1))" office:value-type="float" office:value="16">
            <text:p>16</text:p>
          </table:table-cell>
          <table:table-cell table:style-name="ce6" table:formula="of:=SUM([Arkusz2.K170];PRODUCT([Arkusz1.J169];-1))" office:value-type="float" office:value="0">
            <text:p>0</text:p>
          </table:table-cell>
          <table:table-cell table:style-name="ce6" table:formula="of:=SUM([Arkusz2.L170];PRODUCT([Arkusz1.K16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Lt-Vehicle</text:a></text:p>
          </table:table-cell>
          <table:table-cell/>
          <table:table-cell table:style-name="ce6" table:formula="of:=SUM([Arkusz2.E171];PRODUCT([Arkusz1.D170];-1))" office:value-type="float" office:value="1">
            <text:p>1</text:p>
          </table:table-cell>
          <table:table-cell table:style-name="ce6" table:formula="of:=SUM([Arkusz2.F171];PRODUCT([Arkusz1.E170];-1))" office:value-type="float" office:value="0">
            <text:p>0</text:p>
          </table:table-cell>
          <table:table-cell table:style-name="ce6" table:formula="of:=SUM([Arkusz2.G171];PRODUCT([Arkusz1.F170];-1))" office:value-type="float" office:value="0">
            <text:p>0</text:p>
          </table:table-cell>
          <table:table-cell table:style-name="ce6" table:formula="of:=SUM([Arkusz2.H171];PRODUCT([Arkusz1.G170];-1))" office:value-type="float" office:value="0">
            <text:p>0</text:p>
          </table:table-cell>
          <table:table-cell table:style-name="ce6" table:formula="of:=SUM([Arkusz2.I171];PRODUCT([Arkusz1.H170];-1))" office:value-type="float" office:value="0">
            <text:p>0</text:p>
          </table:table-cell>
          <table:table-cell table:style-name="ce6" table:formula="of:=SUM([Arkusz2.J171];PRODUCT([Arkusz1.I170];-1))" office:value-type="float" office:value="0">
            <text:p>0</text:p>
          </table:table-cell>
          <table:table-cell table:style-name="ce6" table:formula="of:=SUM([Arkusz2.K171];PRODUCT([Arkusz1.J170];-1))" office:value-type="float" office:value="0">
            <text:p>0</text:p>
          </table:table-cell>
          <table:table-cell table:style-name="ce6" table:formula="of:=SUM([Arkusz2.L171];PRODUCT([Arkusz1.K17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Truck transport</text:a></text:p>
          </table:table-cell>
          <table:table-cell/>
          <table:table-cell table:style-name="ce6" table:formula="of:=SUM([Arkusz2.E172];PRODUCT([Arkusz1.D171];-1))" office:value-type="float" office:value="2">
            <text:p>2</text:p>
          </table:table-cell>
          <table:table-cell table:style-name="ce6" table:formula="of:=SUM([Arkusz2.F172];PRODUCT([Arkusz1.E171];-1))" office:value-type="float" office:value="0">
            <text:p>0</text:p>
          </table:table-cell>
          <table:table-cell table:style-name="ce6" table:formula="of:=SUM([Arkusz2.G172];PRODUCT([Arkusz1.F171];-1))" office:value-type="float" office:value="0">
            <text:p>0</text:p>
          </table:table-cell>
          <table:table-cell table:style-name="ce6" table:formula="of:=SUM([Arkusz2.H172];PRODUCT([Arkusz1.G171];-1))" office:value-type="float" office:value="0">
            <text:p>0</text:p>
          </table:table-cell>
          <table:table-cell table:style-name="ce6" table:formula="of:=SUM([Arkusz2.I172];PRODUCT([Arkusz1.H171];-1))" office:value-type="float" office:value="0">
            <text:p>0</text:p>
          </table:table-cell>
          <table:table-cell table:style-name="ce6" table:formula="of:=SUM([Arkusz2.J172];PRODUCT([Arkusz1.I171];-1))" office:value-type="float" office:value="0">
            <text:p>0</text:p>
          </table:table-cell>
          <table:table-cell table:style-name="ce6" table:formula="of:=SUM([Arkusz2.K172];PRODUCT([Arkusz1.J171];-1))" office:value-type="float" office:value="0">
            <text:p>0</text:p>
          </table:table-cell>
          <table:table-cell table:style-name="ce6" table:formula="of:=SUM([Arkusz2.L172];PRODUCT([Arkusz1.K17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Wiking</text:a></text:p>
          </table:table-cell>
          <table:table-cell/>
          <table:table-cell table:style-name="ce6" table:formula="of:=SUM([Arkusz2.E173];PRODUCT([Arkusz1.D172];-1))" office:value-type="float" office:value="1">
            <text:p>1</text:p>
          </table:table-cell>
          <table:table-cell table:style-name="ce6" table:formula="of:=SUM([Arkusz2.F173];PRODUCT([Arkusz1.E172];-1))" office:value-type="float" office:value="12">
            <text:p>12</text:p>
          </table:table-cell>
          <table:table-cell table:style-name="ce6" table:formula="of:=SUM([Arkusz2.G173];PRODUCT([Arkusz1.F172];-1))" office:value-type="float" office:value="3">
            <text:p>3</text:p>
          </table:table-cell>
          <table:table-cell table:style-name="ce6" table:formula="of:=SUM([Arkusz2.H173];PRODUCT([Arkusz1.G172];-1))" office:value-type="float" office:value="2">
            <text:p>2</text:p>
          </table:table-cell>
          <table:table-cell table:style-name="ce6" table:formula="of:=SUM([Arkusz2.I173];PRODUCT([Arkusz1.H172];-1))" office:value-type="float" office:value="14">
            <text:p>14</text:p>
          </table:table-cell>
          <table:table-cell table:style-name="ce6" table:formula="of:=SUM([Arkusz2.J173];PRODUCT([Arkusz1.I172];-1))" office:value-type="float" office:value="10">
            <text:p>10</text:p>
          </table:table-cell>
          <table:table-cell table:style-name="ce6" table:formula="of:=SUM([Arkusz2.K173];PRODUCT([Arkusz1.J172];-1))" office:value-type="float" office:value="2">
            <text:p>2</text:p>
          </table:table-cell>
          <table:table-cell table:style-name="ce6" table:formula="of:=SUM([Arkusz2.L173];PRODUCT([Arkusz1.K172];-1))" office:value-type="float" office:value="0.02">
            <text:p>0,02</text:p>
          </table:table-cell>
          <table:table-cell table:number-columns-repeated="14"/>
        </table:table-row>
        <table:table-row table:style-name="ro1" table:number-rows-repeated="82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1942-44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frika_brigade</text:p>
          </table:table-cell>
          <table:table-cell office:value-type="string">
            <text:p>= {</text:p>
          </table:table-cell>
          <table:table-cell table:formula="of:=CONCATENATE([.$A$175];FIXED(PRODUCT ([$Arkusz3.E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];-1)/ 9;2))" office:value-type="string" office:string-value="soft_attack =  -1,33">
            <text:p>soft_attack = <text:s/>-1,33</text:p>
          </table:table-cell>
          <table:table-cell table:formula="of:=CONCATENATE([.$A$177];FIXED(PRODUCT ([$Arkusz3.G3];-1)/9;2))" office:value-type="string" office:string-value="hard_attack = -0,33">
            <text:p>hard_attack = -0,33</text:p>
          </table:table-cell>
          <table:table-cell table:formula="of:=CONCATENATE([.$A$178];FIXED(PRODUCT ([$Arkusz3.H3];-1)/ 9;2))" office:value-type="string" office:string-value="air_attack = -0,22">
            <text:p>air_attack = -0,22</text:p>
          </table:table-cell>
          <table:table-cell table:formula="of:=CONCATENATE([.$A$179];FIXED(PRODUCT ([$Arkusz3.I3];-1)/9;2))" office:value-type="string" office:string-value="Defensiveness =-1,44">
            <text:p>Defensiveness =-1,44</text:p>
          </table:table-cell>
          <table:table-cell table:formula="of:=CONCATENATE([.$A$180];FIXED(PRODUCT ([$Arkusz3.J3];-1;0.475)/9;2))" office:value-type="string" office:string-value="Toughness =-0,53">
            <text:p>Toughness =-0,53</text:p>
          </table:table-cell>
          <table:table-cell table:formula="of:=CONCATENATE([.$A$181];FIXED(PRODUCT ([$Arkusz3.K3];-1)/ 9;2))" office:value-type="string" office:string-value="air_defence =-0,22">
            <text:p>air_defence =-0,22</text:p>
          </table:table-cell>
          <table:table-cell table:formula="of:=CONCATENATE([.$A$182];FIXED(PRODUCT ([$Arkusz3.L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_cavalry_brigade</text:p>
          </table:table-cell>
          <table:table-cell office:value-type="string">
            <text:p>= {</text:p>
          </table:table-cell>
          <table:table-cell table:formula="of:=CONCATENATE([.$A$175];FIXED(PRODUCT ([$Arkusz3.E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];-1)/ 9;2))" office:value-type="string" office:string-value="soft_attack =  -1,44">
            <text:p>soft_attack = <text:s/>-1,44</text:p>
          </table:table-cell>
          <table:table-cell table:formula="of:=CONCATENATE([.$A$177];FIXED(PRODUCT ([$Arkusz3.G4];-1)/9;2))" office:value-type="string" office:string-value="hard_attack = -0,11">
            <text:p>hard_attack = -0,11</text:p>
          </table:table-cell>
          <table:table-cell table:formula="of:=CONCATENATE([.$A$178];FIXED(PRODUCT ([$Arkusz3.H4];-1)/ 9;2))" office:value-type="string" office:string-value="air_attack = -0,11">
            <text:p>air_attack = -0,11</text:p>
          </table:table-cell>
          <table:table-cell table:formula="of:=CONCATENATE([.$A$179];FIXED(PRODUCT ([$Arkusz3.I4];-1)/9;2))" office:value-type="string" office:string-value="Defensiveness =-2,00">
            <text:p>Defensiveness =-2,00</text:p>
          </table:table-cell>
          <table:table-cell table:formula="of:=CONCATENATE([.$A$180];FIXED(PRODUCT ([$Arkusz3.J4];-1;0.475)/9;2))" office:value-type="string" office:string-value="Toughness =-0,69">
            <text:p>Toughness =-0,69</text:p>
          </table:table-cell>
          <table:table-cell table:formula="of:=CONCATENATE([.$A$181];FIXED(PRODUCT ([$Arkusz3.K4];-1)/ 9;2))" office:value-type="string" office:string-value="air_defence =0,00">
            <text:p>air_defence =0,00</text:p>
          </table:table-cell>
          <table:table-cell table:formula="of:=CONCATENATE([.$A$182];FIXED(PRODUCT ([$Arkusz3.L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borne_combined_arms_brigade</text:p>
          </table:table-cell>
          <table:table-cell office:value-type="string">
            <text:p>= {</text:p>
          </table:table-cell>
          <table:table-cell table:formula="of:=CONCATENATE([.$A$175];FIXED(PRODUCT ([$Arkusz3.E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];-1)/ 9;2))" office:value-type="string" office:string-value="soft_attack =  -0,78">
            <text:p>soft_attack = <text:s/>-0,78</text:p>
          </table:table-cell>
          <table:table-cell table:formula="of:=CONCATENATE([.$A$177];FIXED(PRODUCT ([$Arkusz3.G5];-1)/9;2))" office:value-type="string" office:string-value="hard_attack = -0,22">
            <text:p>hard_attack = -0,22</text:p>
          </table:table-cell>
          <table:table-cell table:formula="of:=CONCATENATE([.$A$178];FIXED(PRODUCT ([$Arkusz3.H5];-1)/ 9;2))" office:value-type="string" office:string-value="air_attack = 0,00">
            <text:p>air_attack = 0,00</text:p>
          </table:table-cell>
          <table:table-cell table:formula="of:=CONCATENATE([.$A$179];FIXED(PRODUCT ([$Arkusz3.I5];-1)/9;2))" office:value-type="string" office:string-value="Defensiveness =-1,00">
            <text:p>Defensiveness =-1,00</text:p>
          </table:table-cell>
          <table:table-cell table:formula="of:=CONCATENATE([.$A$180];FIXED(PRODUCT ([$Arkusz3.J5];-1;0.475)/9;2))" office:value-type="string" office:string-value="Toughness =-0,84">
            <text:p>Toughness =-0,84</text:p>
          </table:table-cell>
          <table:table-cell table:formula="of:=CONCATENATE([.$A$181];FIXED(PRODUCT ([$Arkusz3.K5];-1)/ 9;2))" office:value-type="string" office:string-value="air_defence =0,00">
            <text:p>air_defence =0,00</text:p>
          </table:table-cell>
          <table:table-cell table:formula="of:=CONCATENATE([.$A$182];FIXED(PRODUCT ([$Arkusz3.L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borne_engineer_bat</text:p>
          </table:table-cell>
          <table:table-cell office:value-type="string">
            <text:p>= {</text:p>
          </table:table-cell>
          <table:table-cell table:formula="of:=CONCATENATE([.$A$175];FIXED(PRODUCT ([$Arkusz3.E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];-1)/ 9;2))" office:value-type="string" office:string-value="soft_attack =  -0,56">
            <text:p>soft_attack = <text:s/>-0,56</text:p>
          </table:table-cell>
          <table:table-cell table:formula="of:=CONCATENATE([.$A$177];FIXED(PRODUCT ([$Arkusz3.G6];-1)/9;2))" office:value-type="string" office:string-value="hard_attack = -0,11">
            <text:p>hard_attack = -0,11</text:p>
          </table:table-cell>
          <table:table-cell table:formula="of:=CONCATENATE([.$A$178];FIXED(PRODUCT ([$Arkusz3.H6];-1)/ 9;2))" office:value-type="string" office:string-value="air_attack = 0,00">
            <text:p>air_attack = 0,00</text:p>
          </table:table-cell>
          <table:table-cell table:formula="of:=CONCATENATE([.$A$179];FIXED(PRODUCT ([$Arkusz3.I6];-1)/9;2))" office:value-type="string" office:string-value="Defensiveness =-0,67">
            <text:p>Defensiveness =-0,67</text:p>
          </table:table-cell>
          <table:table-cell table:formula="of:=CONCATENATE([.$A$180];FIXED(PRODUCT ([$Arkusz3.J6];-1;0.475)/9;2))" office:value-type="string" office:string-value="Toughness =-0,79">
            <text:p>Toughness =-0,79</text:p>
          </table:table-cell>
          <table:table-cell table:formula="of:=CONCATENATE([.$A$181];FIXED(PRODUCT ([$Arkusz3.K6];-1)/ 9;2))" office:value-type="string" office:string-value="air_defence =0,00">
            <text:p>air_defence =0,00</text:p>
          </table:table-cell>
          <table:table-cell table:formula="of:=CONCATENATE([.$A$182];FIXED(PRODUCT ([$Arkusz3.L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borne_artillery_brigade</text:p>
          </table:table-cell>
          <table:table-cell office:value-type="string">
            <text:p>= {</text:p>
          </table:table-cell>
          <table:table-cell table:formula="of:=CONCATENATE([.$A$175];FIXED(PRODUCT ([$Arkusz3.E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];-1)/ 9;2))" office:value-type="string" office:string-value="soft_attack =  0,00">
            <text:p>soft_attack = <text:s/>0,00</text:p>
          </table:table-cell>
          <table:table-cell table:formula="of:=CONCATENATE([.$A$177];FIXED(PRODUCT ([$Arkusz3.G7];-1)/9;2))" office:value-type="string" office:string-value="hard_attack = 0,00">
            <text:p>hard_attack = 0,00</text:p>
          </table:table-cell>
          <table:table-cell table:formula="of:=CONCATENATE([.$A$178];FIXED(PRODUCT ([$Arkusz3.H7];-1)/ 9;2))" office:value-type="string" office:string-value="air_attack = 0,00">
            <text:p>air_attack = 0,00</text:p>
          </table:table-cell>
          <table:table-cell table:formula="of:=CONCATENATE([.$A$179];FIXED(PRODUCT ([$Arkusz3.I7];-1)/9;2))" office:value-type="string" office:string-value="Defensiveness =0,00">
            <text:p>Defensiveness =0,00</text:p>
          </table:table-cell>
          <table:table-cell table:formula="of:=CONCATENATE([.$A$180];FIXED(PRODUCT ([$Arkusz3.J7];-1;0.475)/9;2))" office:value-type="string" office:string-value="Toughness =0,00">
            <text:p>Toughness =0,00</text:p>
          </table:table-cell>
          <table:table-cell table:formula="of:=CONCATENATE([.$A$181];FIXED(PRODUCT ([$Arkusz3.K7];-1)/ 9;2))" office:value-type="string" office:string-value="air_defence =0,00">
            <text:p>air_defence =0,00</text:p>
          </table:table-cell>
          <table:table-cell table:formula="of:=CONCATENATE([.$A$182];FIXED(PRODUCT ([$Arkusz3.L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landing_infantry_brigade</text:p>
          </table:table-cell>
          <table:table-cell office:value-type="string">
            <text:p>= {</text:p>
          </table:table-cell>
          <table:table-cell table:formula="of:=CONCATENATE([.$A$175];FIXED(PRODUCT ([$Arkusz3.E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8];-1)/ 9;2))" office:value-type="string" office:string-value="soft_attack =  -0,78">
            <text:p>soft_attack = <text:s/>-0,78</text:p>
          </table:table-cell>
          <table:table-cell table:formula="of:=CONCATENATE([.$A$177];FIXED(PRODUCT ([$Arkusz3.G8];-1)/9;2))" office:value-type="string" office:string-value="hard_attack = -0,11">
            <text:p>hard_attack = -0,11</text:p>
          </table:table-cell>
          <table:table-cell table:formula="of:=CONCATENATE([.$A$178];FIXED(PRODUCT ([$Arkusz3.H8];-1)/ 9;2))" office:value-type="string" office:string-value="air_attack = 0,00">
            <text:p>air_attack = 0,00</text:p>
          </table:table-cell>
          <table:table-cell table:formula="of:=CONCATENATE([.$A$179];FIXED(PRODUCT ([$Arkusz3.I8];-1)/9;2))" office:value-type="string" office:string-value="Defensiveness =-1,00">
            <text:p>Defensiveness =-1,00</text:p>
          </table:table-cell>
          <table:table-cell table:formula="of:=CONCATENATE([.$A$180];FIXED(PRODUCT ([$Arkusz3.J8];-1;0.475)/9;2))" office:value-type="string" office:string-value="Toughness =-0,42">
            <text:p>Toughness =-0,42</text:p>
          </table:table-cell>
          <table:table-cell table:formula="of:=CONCATENATE([.$A$181];FIXED(PRODUCT ([$Arkusz3.K8];-1)/ 9;2))" office:value-type="string" office:string-value="air_defence =0,00">
            <text:p>air_defence =0,00</text:p>
          </table:table-cell>
          <table:table-cell table:formula="of:=CONCATENATE([.$A$182];FIXED(PRODUCT ([$Arkusz3.L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nti_air_brigade</text:p>
          </table:table-cell>
          <table:table-cell office:value-type="string">
            <text:p>= {</text:p>
          </table:table-cell>
          <table:table-cell table:formula="of:=CONCATENATE([.$A$175];FIXED(PRODUCT ([$Arkusz3.E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];-1)/ 9;2))" office:value-type="string" office:string-value="soft_attack =  0,00">
            <text:p>soft_attack = <text:s/>0,00</text:p>
          </table:table-cell>
          <table:table-cell table:formula="of:=CONCATENATE([.$A$177];FIXED(PRODUCT ([$Arkusz3.G9];-1)/9;2))" office:value-type="string" office:string-value="hard_attack = -0,11">
            <text:p>hard_attack = -0,11</text:p>
          </table:table-cell>
          <table:table-cell table:formula="of:=CONCATENATE([.$A$178];FIXED(PRODUCT ([$Arkusz3.H9];-1)/ 9;2))" office:value-type="string" office:string-value="air_attack = -0,78">
            <text:p>air_attack = -0,78</text:p>
          </table:table-cell>
          <table:table-cell table:formula="of:=CONCATENATE([.$A$179];FIXED(PRODUCT ([$Arkusz3.I9];-1)/9;2))" office:value-type="string" office:string-value="Defensiveness =-0,22">
            <text:p>Defensiveness =-0,22</text:p>
          </table:table-cell>
          <table:table-cell table:formula="of:=CONCATENATE([.$A$180];FIXED(PRODUCT ([$Arkusz3.J9];-1;0.475)/9;2))" office:value-type="string" office:string-value="Toughness =-0,05">
            <text:p>Toughness =-0,05</text:p>
          </table:table-cell>
          <table:table-cell table:formula="of:=CONCATENATE([.$A$181];FIXED(PRODUCT ([$Arkusz3.K9];-1)/ 9;2))" office:value-type="string" office:string-value="air_defence =-0,78">
            <text:p>air_defence =-0,78</text:p>
          </table:table-cell>
          <table:table-cell table:formula="of:=CONCATENATE([.$A$182];FIXED(PRODUCT ([$Arkusz3.L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nti_tank_brigade</text:p>
          </table:table-cell>
          <table:table-cell office:value-type="string">
            <text:p>= {</text:p>
          </table:table-cell>
          <table:table-cell table:formula="of:=CONCATENATE([.$A$175];FIXED(PRODUCT ([$Arkusz3.E1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];-1)/ 9;2))" office:value-type="string" office:string-value="soft_attack =  -0,11">
            <text:p>soft_attack = <text:s/>-0,11</text:p>
          </table:table-cell>
          <table:table-cell table:formula="of:=CONCATENATE([.$A$177];FIXED(PRODUCT ([$Arkusz3.G10];-1)/9;2))" office:value-type="string" office:string-value="hard_attack = -1,44">
            <text:p>hard_attack = -1,44</text:p>
          </table:table-cell>
          <table:table-cell table:formula="of:=CONCATENATE([.$A$178];FIXED(PRODUCT ([$Arkusz3.H10];-1)/ 9;2))" office:value-type="string" office:string-value="air_attack = 0,00">
            <text:p>air_attack = 0,00</text:p>
          </table:table-cell>
          <table:table-cell table:formula="of:=CONCATENATE([.$A$179];FIXED(PRODUCT ([$Arkusz3.I10];-1)/9;2))" office:value-type="string" office:string-value="Defensiveness =-0,33">
            <text:p>Defensiveness =-0,33</text:p>
          </table:table-cell>
          <table:table-cell table:formula="of:=CONCATENATE([.$A$180];FIXED(PRODUCT ([$Arkusz3.J10];-1;0.475)/9;2))" office:value-type="string" office:string-value="Toughness =0,00">
            <text:p>Toughness =0,00</text:p>
          </table:table-cell>
          <table:table-cell table:formula="of:=CONCATENATE([.$A$181];FIXED(PRODUCT ([$Arkusz3.K10];-1)/ 9;2))" office:value-type="string" office:string-value="air_defence =0,00">
            <text:p>air_defence =0,00</text:p>
          </table:table-cell>
          <table:table-cell table:formula="of:=CONCATENATE([.$A$182];FIXED(PRODUCT ([$Arkusz3.L1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nzac_brigade</text:p>
          </table:table-cell>
          <table:table-cell office:value-type="string">
            <text:p>= {</text:p>
          </table:table-cell>
          <table:table-cell table:formula="of:=CONCATENATE([.$A$175];FIXED(PRODUCT ([$Arkusz3.E1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];-1)/ 9;2))" office:value-type="string" office:string-value="soft_attack =  -0,89">
            <text:p>soft_attack = <text:s/>-0,89</text:p>
          </table:table-cell>
          <table:table-cell table:formula="of:=CONCATENATE([.$A$177];FIXED(PRODUCT ([$Arkusz3.G11];-1)/9;2))" office:value-type="string" office:string-value="hard_attack = -0,11">
            <text:p>hard_attack = -0,11</text:p>
          </table:table-cell>
          <table:table-cell table:formula="of:=CONCATENATE([.$A$178];FIXED(PRODUCT ([$Arkusz3.H11];-1)/ 9;2))" office:value-type="string" office:string-value="air_attack = 0,00">
            <text:p>air_attack = 0,00</text:p>
          </table:table-cell>
          <table:table-cell table:formula="of:=CONCATENATE([.$A$179];FIXED(PRODUCT ([$Arkusz3.I11];-1)/9;2))" office:value-type="string" office:string-value="Defensiveness =-1,11">
            <text:p>Defensiveness =-1,11</text:p>
          </table:table-cell>
          <table:table-cell table:formula="of:=CONCATENATE([.$A$180];FIXED(PRODUCT ([$Arkusz3.J11];-1;0.475)/9;2))" office:value-type="string" office:string-value="Toughness =-0,37">
            <text:p>Toughness =-0,37</text:p>
          </table:table-cell>
          <table:table-cell table:formula="of:=CONCATENATE([.$A$181];FIXED(PRODUCT ([$Arkusz3.K11];-1)/ 9;2))" office:value-type="string" office:string-value="air_defence =0,00">
            <text:p>air_defence =0,00</text:p>
          </table:table-cell>
          <table:table-cell table:formula="of:=CONCATENATE([.$A$182];FIXED(PRODUCT ([$Arkusz3.L1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_brigade</text:p>
          </table:table-cell>
          <table:table-cell office:value-type="string">
            <text:p>= {</text:p>
          </table:table-cell>
          <table:table-cell table:formula="of:=CONCATENATE([.$A$175];FIXED(PRODUCT ([$Arkusz3.E12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2];-1)/ 9;2))" office:value-type="string" office:string-value="soft_attack =  -1,67">
            <text:p>soft_attack = <text:s/>-1,67</text:p>
          </table:table-cell>
          <table:table-cell table:formula="of:=CONCATENATE([.$A$177];FIXED(PRODUCT ([$Arkusz3.G12];-1)/9;2))" office:value-type="string" office:string-value="hard_attack = -1,89">
            <text:p>hard_attack = -1,89</text:p>
          </table:table-cell>
          <table:table-cell table:formula="of:=CONCATENATE([.$A$178];FIXED(PRODUCT ([$Arkusz3.H12];-1)/ 9;2))" office:value-type="string" office:string-value="air_attack = -0,22">
            <text:p>air_attack = -0,22</text:p>
          </table:table-cell>
          <table:table-cell table:formula="of:=CONCATENATE([.$A$179];FIXED(PRODUCT ([$Arkusz3.I12];-1)/9;2))" office:value-type="string" office:string-value="Defensiveness =-0,67">
            <text:p>Defensiveness =-0,67</text:p>
          </table:table-cell>
          <table:table-cell table:formula="of:=CONCATENATE([.$A$180];FIXED(PRODUCT ([$Arkusz3.J12];-1;0.475)/9;2))" office:value-type="string" office:string-value="Toughness =-1,21">
            <text:p>Toughness =-1,21</text:p>
          </table:table-cell>
          <table:table-cell table:formula="of:=CONCATENATE([.$A$181];FIXED(PRODUCT ([$Arkusz3.K12];-1)/ 9;2))" office:value-type="string" office:string-value="air_defence =-0,22">
            <text:p>air_defence =-0,22</text:p>
          </table:table-cell>
          <table:table-cell table:formula="of:=CONCATENATE([.$A$182];FIXED(PRODUCT ([$Arkusz3.L12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_bat</text:p>
          </table:table-cell>
          <table:table-cell office:value-type="string">
            <text:p>= {</text:p>
          </table:table-cell>
          <table:table-cell table:formula="of:=CONCATENATE([.$A$175];FIXED(PRODUCT ([$Arkusz3.E13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3];-1)/ 9;2))" office:value-type="string" office:string-value="soft_attack =  -1,11">
            <text:p>soft_attack = <text:s/>-1,11</text:p>
          </table:table-cell>
          <table:table-cell table:formula="of:=CONCATENATE([.$A$177];FIXED(PRODUCT ([$Arkusz3.G13];-1)/9;2))" office:value-type="string" office:string-value="hard_attack = -1,33">
            <text:p>hard_attack = -1,33</text:p>
          </table:table-cell>
          <table:table-cell table:formula="of:=CONCATENATE([.$A$178];FIXED(PRODUCT ([$Arkusz3.H13];-1)/ 9;2))" office:value-type="string" office:string-value="air_attack = 0,00">
            <text:p>air_attack = 0,00</text:p>
          </table:table-cell>
          <table:table-cell table:formula="of:=CONCATENATE([.$A$179];FIXED(PRODUCT ([$Arkusz3.I13];-1)/9;2))" office:value-type="string" office:string-value="Defensiveness =-0,67">
            <text:p>Defensiveness =-0,67</text:p>
          </table:table-cell>
          <table:table-cell table:formula="of:=CONCATENATE([.$A$180];FIXED(PRODUCT ([$Arkusz3.J13];-1;0.475)/9;2))" office:value-type="string" office:string-value="Toughness =-0,95">
            <text:p>Toughness =-0,95</text:p>
          </table:table-cell>
          <table:table-cell table:formula="of:=CONCATENATE([.$A$181];FIXED(PRODUCT ([$Arkusz3.K13];-1)/ 9;2))" office:value-type="string" office:string-value="air_defence =0,00">
            <text:p>air_defence =0,00</text:p>
          </table:table-cell>
          <table:table-cell table:formula="of:=CONCATENATE([.$A$182];FIXED(PRODUCT ([$Arkusz3.L1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support_brigade</text:p>
          </table:table-cell>
          <table:table-cell office:value-type="string">
            <text:p>= {</text:p>
          </table:table-cell>
          <table:table-cell table:formula="of:=CONCATENATE([.$A$175];FIXED(PRODUCT ([$Arkusz3.E14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4];-1)/ 9;2))" office:value-type="string" office:string-value="soft_attack =  0,00">
            <text:p>soft_attack = <text:s/>0,00</text:p>
          </table:table-cell>
          <table:table-cell table:formula="of:=CONCATENATE([.$A$177];FIXED(PRODUCT ([$Arkusz3.G14];-1)/9;2))" office:value-type="string" office:string-value="hard_attack = 0,00">
            <text:p>hard_attack = 0,00</text:p>
          </table:table-cell>
          <table:table-cell table:formula="of:=CONCATENATE([.$A$178];FIXED(PRODUCT ([$Arkusz3.H14];-1)/ 9;2))" office:value-type="string" office:string-value="air_attack = 0,00">
            <text:p>air_attack = 0,00</text:p>
          </table:table-cell>
          <table:table-cell table:formula="of:=CONCATENATE([.$A$179];FIXED(PRODUCT ([$Arkusz3.I14];-1)/9;2))" office:value-type="string" office:string-value="Defensiveness =0,00">
            <text:p>Defensiveness =0,00</text:p>
          </table:table-cell>
          <table:table-cell table:formula="of:=CONCATENATE([.$A$180];FIXED(PRODUCT ([$Arkusz3.J14];-1;0.475)/9;2))" office:value-type="string" office:string-value="Toughness =-0,11">
            <text:p>Toughness =-0,11</text:p>
          </table:table-cell>
          <table:table-cell table:formula="of:=CONCATENATE([.$A$181];FIXED(PRODUCT ([$Arkusz3.K14];-1)/ 9;2))" office:value-type="string" office:string-value="air_defence =0,00">
            <text:p>air_defence =0,00</text:p>
          </table:table-cell>
          <table:table-cell table:formula="of:=CONCATENATE([.$A$182];FIXED(PRODUCT ([$Arkusz3.L1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car_brigade</text:p>
          </table:table-cell>
          <table:table-cell office:value-type="string">
            <text:p>= {</text:p>
          </table:table-cell>
          <table:table-cell table:formula="of:=CONCATENATE([.$A$175];FIXED(PRODUCT ([$Arkusz3.E15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5];-1)/ 9;2))" office:value-type="string" office:string-value="soft_attack =  -0,33">
            <text:p>soft_attack = <text:s/>-0,33</text:p>
          </table:table-cell>
          <table:table-cell table:formula="of:=CONCATENATE([.$A$177];FIXED(PRODUCT ([$Arkusz3.G15];-1)/9;2))" office:value-type="string" office:string-value="hard_attack = -0,11">
            <text:p>hard_attack = -0,11</text:p>
          </table:table-cell>
          <table:table-cell table:formula="of:=CONCATENATE([.$A$178];FIXED(PRODUCT ([$Arkusz3.H15];-1)/ 9;2))" office:value-type="string" office:string-value="air_attack = 0,00">
            <text:p>air_attack = 0,00</text:p>
          </table:table-cell>
          <table:table-cell table:formula="of:=CONCATENATE([.$A$179];FIXED(PRODUCT ([$Arkusz3.I15];-1)/9;2))" office:value-type="string" office:string-value="Defensiveness =-0,67">
            <text:p>Defensiveness =-0,67</text:p>
          </table:table-cell>
          <table:table-cell table:formula="of:=CONCATENATE([.$A$180];FIXED(PRODUCT ([$Arkusz3.J15];-1;0.475)/9;2))" office:value-type="string" office:string-value="Toughness =-0,95">
            <text:p>Toughness =-0,95</text:p>
          </table:table-cell>
          <table:table-cell table:formula="of:=CONCATENATE([.$A$181];FIXED(PRODUCT ([$Arkusz3.K15];-1)/ 9;2))" office:value-type="string" office:string-value="air_defence =0,00">
            <text:p>air_defence =0,00</text:p>
          </table:table-cell>
          <table:table-cell table:formula="of:=CONCATENATE([.$A$182];FIXED(PRODUCT ([$Arkusz3.L1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engineers_brigade</text:p>
          </table:table-cell>
          <table:table-cell office:value-type="string">
            <text:p>= {</text:p>
          </table:table-cell>
          <table:table-cell table:formula="of:=CONCATENATE([.$A$175];FIXED(PRODUCT ([$Arkusz3.E16];-1)/9;2))" office:value-type="string" office:string-value="default_organisation =  -0,67">
            <text:p>default_organisation = <text:s/>-0,67</text:p>
          </table:table-cell>
          <table:table-cell table:formula="of:=CONCATENATE([.$A$176];FIXED(PRODUCT ([$Arkusz3.F16];-1)/ 9;2))" office:value-type="string" office:string-value="soft_attack =  -0,44">
            <text:p>soft_attack = <text:s/>-0,44</text:p>
          </table:table-cell>
          <table:table-cell table:formula="of:=CONCATENATE([.$A$177];FIXED(PRODUCT ([$Arkusz3.G16];-1)/9;2))" office:value-type="string" office:string-value="hard_attack = -0,11">
            <text:p>hard_attack = -0,11</text:p>
          </table:table-cell>
          <table:table-cell table:formula="of:=CONCATENATE([.$A$178];FIXED(PRODUCT ([$Arkusz3.H16];-1)/ 9;2))" office:value-type="string" office:string-value="air_attack = 0,00">
            <text:p>air_attack = 0,00</text:p>
          </table:table-cell>
          <table:table-cell table:formula="of:=CONCATENATE([.$A$179];FIXED(PRODUCT ([$Arkusz3.I16];-1)/9;2))" office:value-type="string" office:string-value="Defensiveness =-0,89">
            <text:p>Defensiveness =-0,89</text:p>
          </table:table-cell>
          <table:table-cell table:formula="of:=CONCATENATE([.$A$180];FIXED(PRODUCT ([$Arkusz3.J16];-1;0.475)/9;2))" office:value-type="string" office:string-value="Toughness =-0,95">
            <text:p>Toughness =-0,95</text:p>
          </table:table-cell>
          <table:table-cell table:formula="of:=CONCATENATE([.$A$181];FIXED(PRODUCT ([$Arkusz3.K16];-1)/ 9;2))" office:value-type="string" office:string-value="air_defence =-0,11">
            <text:p>air_defence =-0,11</text:p>
          </table:table-cell>
          <table:table-cell table:formula="of:=CONCATENATE([.$A$182];FIXED(PRODUCT ([$Arkusz3.L1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rtillery_brigade</text:p>
          </table:table-cell>
          <table:table-cell office:value-type="string">
            <text:p>= {</text:p>
          </table:table-cell>
          <table:table-cell table:formula="of:=CONCATENATE([.$A$175];FIXED(PRODUCT ([$Arkusz3.E1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7];-1)/ 9;2))" office:value-type="string" office:string-value="soft_attack =  -0,56">
            <text:p>soft_attack = <text:s/>-0,56</text:p>
          </table:table-cell>
          <table:table-cell table:formula="of:=CONCATENATE([.$A$177];FIXED(PRODUCT ([$Arkusz3.G17];-1)/9;2))" office:value-type="string" office:string-value="hard_attack = 0,00">
            <text:p>hard_attack = 0,00</text:p>
          </table:table-cell>
          <table:table-cell table:formula="of:=CONCATENATE([.$A$178];FIXED(PRODUCT ([$Arkusz3.H17];-1)/ 9;2))" office:value-type="string" office:string-value="air_attack = -0,11">
            <text:p>air_attack = -0,11</text:p>
          </table:table-cell>
          <table:table-cell table:formula="of:=CONCATENATE([.$A$179];FIXED(PRODUCT ([$Arkusz3.I17];-1)/9;2))" office:value-type="string" office:string-value="Defensiveness =-0,33">
            <text:p>Defensiveness =-0,33</text:p>
          </table:table-cell>
          <table:table-cell table:formula="of:=CONCATENATE([.$A$180];FIXED(PRODUCT ([$Arkusz3.J17];-1;0.475)/9;2))" office:value-type="string" office:string-value="Toughness =-0,37">
            <text:p>Toughness =-0,37</text:p>
          </table:table-cell>
          <table:table-cell table:formula="of:=CONCATENATE([.$A$181];FIXED(PRODUCT ([$Arkusz3.K17];-1)/ 9;2))" office:value-type="string" office:string-value="air_defence =0,00">
            <text:p>air_defence =0,00</text:p>
          </table:table-cell>
          <table:table-cell table:formula="of:=CONCATENATE([.$A$182];FIXED(PRODUCT ([$Arkusz3.L1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ssault_gun_brigade</text:p>
          </table:table-cell>
          <table:table-cell office:value-type="string">
            <text:p>= {</text:p>
          </table:table-cell>
          <table:table-cell table:formula="of:=CONCATENATE([.$A$175];FIXED(PRODUCT ([$Arkusz3.E18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8];-1)/ 9;2))" office:value-type="string" office:string-value="soft_attack =  -1,89">
            <text:p>soft_attack = <text:s/>-1,89</text:p>
          </table:table-cell>
          <table:table-cell table:formula="of:=CONCATENATE([.$A$177];FIXED(PRODUCT ([$Arkusz3.G18];-1)/9;2))" office:value-type="string" office:string-value="hard_attack = -0,89">
            <text:p>hard_attack = -0,89</text:p>
          </table:table-cell>
          <table:table-cell table:formula="of:=CONCATENATE([.$A$178];FIXED(PRODUCT ([$Arkusz3.H18];-1)/ 9;2))" office:value-type="string" office:string-value="air_attack = 0,00">
            <text:p>air_attack = 0,00</text:p>
          </table:table-cell>
          <table:table-cell table:formula="of:=CONCATENATE([.$A$179];FIXED(PRODUCT ([$Arkusz3.I18];-1)/9;2))" office:value-type="string" office:string-value="Defensiveness =-1,33">
            <text:p>Defensiveness =-1,33</text:p>
          </table:table-cell>
          <table:table-cell table:formula="of:=CONCATENATE([.$A$180];FIXED(PRODUCT ([$Arkusz3.J18];-1;0.475)/9;2))" office:value-type="string" office:string-value="Toughness =-1,00">
            <text:p>Toughness =-1,00</text:p>
          </table:table-cell>
          <table:table-cell table:formula="of:=CONCATENATE([.$A$181];FIXED(PRODUCT ([$Arkusz3.K18];-1)/ 9;2))" office:value-type="string" office:string-value="air_defence =0,00">
            <text:p>air_defence =0,00</text:p>
          </table:table-cell>
          <table:table-cell table:formula="of:=CONCATENATE([.$A$182];FIXED(PRODUCT ([$Arkusz3.L1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NG_truck_transport</text:p>
          </table:table-cell>
          <table:table-cell office:value-type="string">
            <text:p>= {</text:p>
          </table:table-cell>
          <table:table-cell table:formula="of:=CONCATENATE([.$A$175];FIXED(PRODUCT ([$Arkusz3.E19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9];-1)/ 9;2))" office:value-type="string" office:string-value="soft_attack =  0,00">
            <text:p>soft_attack = <text:s/>0,00</text:p>
          </table:table-cell>
          <table:table-cell table:formula="of:=CONCATENATE([.$A$177];FIXED(PRODUCT ([$Arkusz3.G19];-1)/9;2))" office:value-type="string" office:string-value="hard_attack = 0,00">
            <text:p>hard_attack = 0,00</text:p>
          </table:table-cell>
          <table:table-cell table:formula="of:=CONCATENATE([.$A$178];FIXED(PRODUCT ([$Arkusz3.H19];-1)/ 9;2))" office:value-type="string" office:string-value="air_attack = 0,00">
            <text:p>air_attack = 0,00</text:p>
          </table:table-cell>
          <table:table-cell table:formula="of:=CONCATENATE([.$A$179];FIXED(PRODUCT ([$Arkusz3.I19];-1)/9;2))" office:value-type="string" office:string-value="Defensiveness =0,00">
            <text:p>Defensiveness =0,00</text:p>
          </table:table-cell>
          <table:table-cell table:formula="of:=CONCATENATE([.$A$180];FIXED(PRODUCT ([$Arkusz3.J19];-1;0.475)/9;2))" office:value-type="string" office:string-value="Toughness =0,00">
            <text:p>Toughness =0,00</text:p>
          </table:table-cell>
          <table:table-cell table:formula="of:=CONCATENATE([.$A$181];FIXED(PRODUCT ([$Arkusz3.K19];-1)/ 9;2))" office:value-type="string" office:string-value="air_defence =0,00">
            <text:p>air_defence =0,00</text:p>
          </table:table-cell>
          <table:table-cell table:formula="of:=CONCATENATE([.$A$182];FIXED(PRODUCT ([$Arkusz3.L1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amel_transport</text:p>
          </table:table-cell>
          <table:table-cell office:value-type="string">
            <text:p>= {</text:p>
          </table:table-cell>
          <table:table-cell table:formula="of:=CONCATENATE([.$A$175];FIXED(PRODUCT ([$Arkusz3.E2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20];-1)/ 9;2))" office:value-type="string" office:string-value="soft_attack =  0,00">
            <text:p>soft_attack = <text:s/>0,00</text:p>
          </table:table-cell>
          <table:table-cell table:formula="of:=CONCATENATE([.$A$177];FIXED(PRODUCT ([$Arkusz3.G20];-1)/9;2))" office:value-type="string" office:string-value="hard_attack = 0,00">
            <text:p>hard_attack = 0,00</text:p>
          </table:table-cell>
          <table:table-cell table:formula="of:=CONCATENATE([.$A$178];FIXED(PRODUCT ([$Arkusz3.H20];-1)/ 9;2))" office:value-type="string" office:string-value="air_attack = 0,00">
            <text:p>air_attack = 0,00</text:p>
          </table:table-cell>
          <table:table-cell table:formula="of:=CONCATENATE([.$A$179];FIXED(PRODUCT ([$Arkusz3.I20];-1)/9;2))" office:value-type="string" office:string-value="Defensiveness =0,00">
            <text:p>Defensiveness =0,00</text:p>
          </table:table-cell>
          <table:table-cell table:formula="of:=CONCATENATE([.$A$180];FIXED(PRODUCT ([$Arkusz3.J20];-1;0.475)/9;2))" office:value-type="string" office:string-value="Toughness =0,00">
            <text:p>Toughness =0,00</text:p>
          </table:table-cell>
          <table:table-cell table:formula="of:=CONCATENATE([.$A$181];FIXED(PRODUCT ([$Arkusz3.K20];-1)/ 9;2))" office:value-type="string" office:string-value="air_defence =0,00">
            <text:p>air_defence =0,00</text:p>
          </table:table-cell>
          <table:table-cell table:formula="of:=CONCATENATE([.$A$182];FIXED(PRODUCT ([$Arkusz3.L2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avalry_brigade</text:p>
          </table:table-cell>
          <table:table-cell office:value-type="string">
            <text:p>= {</text:p>
          </table:table-cell>
          <table:table-cell table:formula="of:=CONCATENATE([.$A$175];FIXED(PRODUCT ([$Arkusz3.E2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1];-1)/ 9;2))" office:value-type="string" office:string-value="soft_attack =  -0,33">
            <text:p>soft_attack = <text:s/>-0,33</text:p>
          </table:table-cell>
          <table:table-cell table:formula="of:=CONCATENATE([.$A$177];FIXED(PRODUCT ([$Arkusz3.G21];-1)/9;2))" office:value-type="string" office:string-value="hard_attack = -0,11">
            <text:p>hard_attack = -0,11</text:p>
          </table:table-cell>
          <table:table-cell table:formula="of:=CONCATENATE([.$A$178];FIXED(PRODUCT ([$Arkusz3.H21];-1)/ 9;2))" office:value-type="string" office:string-value="air_attack = 0,00">
            <text:p>air_attack = 0,00</text:p>
          </table:table-cell>
          <table:table-cell table:formula="of:=CONCATENATE([.$A$179];FIXED(PRODUCT ([$Arkusz3.I21];-1)/9;2))" office:value-type="string" office:string-value="Defensiveness =-0,78">
            <text:p>Defensiveness =-0,78</text:p>
          </table:table-cell>
          <table:table-cell table:formula="of:=CONCATENATE([.$A$180];FIXED(PRODUCT ([$Arkusz3.J21];-1;0.475)/9;2))" office:value-type="string" office:string-value="Toughness =-0,37">
            <text:p>Toughness =-0,37</text:p>
          </table:table-cell>
          <table:table-cell table:formula="of:=CONCATENATE([.$A$181];FIXED(PRODUCT ([$Arkusz3.K21];-1)/ 9;2))" office:value-type="string" office:string-value="air_defence =0,00">
            <text:p>air_defence =0,00</text:p>
          </table:table-cell>
          <table:table-cell table:formula="of:=CONCATENATE([.$A$182];FIXED(PRODUCT ([$Arkusz3.L2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ivilian_truck_transport</text:p>
          </table:table-cell>
          <table:table-cell office:value-type="string">
            <text:p>= {</text:p>
          </table:table-cell>
          <table:table-cell table:formula="of:=CONCATENATE([.$A$175];FIXED(PRODUCT ([$Arkusz3.E22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22];-1)/ 9;2))" office:value-type="string" office:string-value="soft_attack =  0,00">
            <text:p>soft_attack = <text:s/>0,00</text:p>
          </table:table-cell>
          <table:table-cell table:formula="of:=CONCATENATE([.$A$177];FIXED(PRODUCT ([$Arkusz3.G22];-1)/9;2))" office:value-type="string" office:string-value="hard_attack = 0,00">
            <text:p>hard_attack = 0,00</text:p>
          </table:table-cell>
          <table:table-cell table:formula="of:=CONCATENATE([.$A$178];FIXED(PRODUCT ([$Arkusz3.H22];-1)/ 9;2))" office:value-type="string" office:string-value="air_attack = 0,00">
            <text:p>air_attack = 0,00</text:p>
          </table:table-cell>
          <table:table-cell table:formula="of:=CONCATENATE([.$A$179];FIXED(PRODUCT ([$Arkusz3.I22];-1)/9;2))" office:value-type="string" office:string-value="Defensiveness =0,00">
            <text:p>Defensiveness =0,00</text:p>
          </table:table-cell>
          <table:table-cell table:formula="of:=CONCATENATE([.$A$180];FIXED(PRODUCT ([$Arkusz3.J22];-1;0.475)/9;2))" office:value-type="string" office:string-value="Toughness =0,00">
            <text:p>Toughness =0,00</text:p>
          </table:table-cell>
          <table:table-cell table:formula="of:=CONCATENATE([.$A$181];FIXED(PRODUCT ([$Arkusz3.K22];-1)/ 9;2))" office:value-type="string" office:string-value="air_defence =0,00">
            <text:p>air_defence =0,00</text:p>
          </table:table-cell>
          <table:table-cell table:formula="of:=CONCATENATE([.$A$182];FIXED(PRODUCT ([$Arkusz3.L2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cavalry_brigade</text:p>
          </table:table-cell>
          <table:table-cell office:value-type="string">
            <text:p>= {</text:p>
          </table:table-cell>
          <table:table-cell table:formula="of:=CONCATENATE([.$A$175];FIXED(PRODUCT ([$Arkusz3.E23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3];-1)/ 9;2))" office:value-type="string" office:string-value="soft_attack =  -0,33">
            <text:p>soft_attack = <text:s/>-0,33</text:p>
          </table:table-cell>
          <table:table-cell table:formula="of:=CONCATENATE([.$A$177];FIXED(PRODUCT ([$Arkusz3.G23];-1)/9;2))" office:value-type="string" office:string-value="hard_attack = -0,11">
            <text:p>hard_attack = -0,11</text:p>
          </table:table-cell>
          <table:table-cell table:formula="of:=CONCATENATE([.$A$178];FIXED(PRODUCT ([$Arkusz3.H23];-1)/ 9;2))" office:value-type="string" office:string-value="air_attack = 0,00">
            <text:p>air_attack = 0,00</text:p>
          </table:table-cell>
          <table:table-cell table:formula="of:=CONCATENATE([.$A$179];FIXED(PRODUCT ([$Arkusz3.I23];-1)/9;2))" office:value-type="string" office:string-value="Defensiveness =-0,78">
            <text:p>Defensiveness =-0,78</text:p>
          </table:table-cell>
          <table:table-cell table:formula="of:=CONCATENATE([.$A$180];FIXED(PRODUCT ([$Arkusz3.J23];-1;0.475)/9;2))" office:value-type="string" office:string-value="Toughness =-0,37">
            <text:p>Toughness =-0,37</text:p>
          </table:table-cell>
          <table:table-cell table:formula="of:=CONCATENATE([.$A$181];FIXED(PRODUCT ([$Arkusz3.K23];-1)/ 9;2))" office:value-type="string" office:string-value="air_defence =0,00">
            <text:p>air_defence =0,00</text:p>
          </table:table-cell>
          <table:table-cell table:formula="of:=CONCATENATE([.$A$182];FIXED(PRODUCT ([$Arkusz3.L2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infantry_brigade</text:p>
          </table:table-cell>
          <table:table-cell office:value-type="string">
            <text:p>= {</text:p>
          </table:table-cell>
          <table:table-cell table:formula="of:=CONCATENATE([.$A$175];FIXED(PRODUCT ([$Arkusz3.E2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4];-1)/ 9;2))" office:value-type="string" office:string-value="soft_attack =  -0,89">
            <text:p>soft_attack = <text:s/>-0,89</text:p>
          </table:table-cell>
          <table:table-cell table:formula="of:=CONCATENATE([.$A$177];FIXED(PRODUCT ([$Arkusz3.G24];-1)/9;2))" office:value-type="string" office:string-value="hard_attack = -0,11">
            <text:p>hard_attack = -0,11</text:p>
          </table:table-cell>
          <table:table-cell table:formula="of:=CONCATENATE([.$A$178];FIXED(PRODUCT ([$Arkusz3.H24];-1)/ 9;2))" office:value-type="string" office:string-value="air_attack = 0,00">
            <text:p>air_attack = 0,00</text:p>
          </table:table-cell>
          <table:table-cell table:formula="of:=CONCATENATE([.$A$179];FIXED(PRODUCT ([$Arkusz3.I24];-1)/9;2))" office:value-type="string" office:string-value="Defensiveness =-1,11">
            <text:p>Defensiveness =-1,11</text:p>
          </table:table-cell>
          <table:table-cell table:formula="of:=CONCATENATE([.$A$180];FIXED(PRODUCT ([$Arkusz3.J24];-1;0.475)/9;2))" office:value-type="string" office:string-value="Toughness =-0,32">
            <text:p>Toughness =-0,32</text:p>
          </table:table-cell>
          <table:table-cell table:formula="of:=CONCATENATE([.$A$181];FIXED(PRODUCT ([$Arkusz3.K24];-1)/ 9;2))" office:value-type="string" office:string-value="air_defence =0,00">
            <text:p>air_defence =0,00</text:p>
          </table:table-cell>
          <table:table-cell table:formula="of:=CONCATENATE([.$A$182];FIXED(PRODUCT ([$Arkusz3.L2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light_infantry_brigade</text:p>
          </table:table-cell>
          <table:table-cell office:value-type="string">
            <text:p>= {</text:p>
          </table:table-cell>
          <table:table-cell table:formula="of:=CONCATENATE([.$A$175];FIXED(PRODUCT ([$Arkusz3.E25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25];-1)/ 9;2))" office:value-type="string" office:string-value="soft_attack =  -0,56">
            <text:p>soft_attack = <text:s/>-0,56</text:p>
          </table:table-cell>
          <table:table-cell table:formula="of:=CONCATENATE([.$A$177];FIXED(PRODUCT ([$Arkusz3.G25];-1)/9;2))" office:value-type="string" office:string-value="hard_attack = 0,00">
            <text:p>hard_attack = 0,00</text:p>
          </table:table-cell>
          <table:table-cell table:formula="of:=CONCATENATE([.$A$178];FIXED(PRODUCT ([$Arkusz3.H25];-1)/ 9;2))" office:value-type="string" office:string-value="air_attack = 0,00">
            <text:p>air_attack = 0,00</text:p>
          </table:table-cell>
          <table:table-cell table:formula="of:=CONCATENATE([.$A$179];FIXED(PRODUCT ([$Arkusz3.I25];-1)/9;2))" office:value-type="string" office:string-value="Defensiveness =-0,89">
            <text:p>Defensiveness =-0,89</text:p>
          </table:table-cell>
          <table:table-cell table:formula="of:=CONCATENATE([.$A$180];FIXED(PRODUCT ([$Arkusz3.J25];-1;0.475)/9;2))" office:value-type="string" office:string-value="Toughness =-0,37">
            <text:p>Toughness =-0,37</text:p>
          </table:table-cell>
          <table:table-cell table:formula="of:=CONCATENATE([.$A$181];FIXED(PRODUCT ([$Arkusz3.K25];-1)/ 9;2))" office:value-type="string" office:string-value="air_defence =0,00">
            <text:p>air_defence =0,00</text:p>
          </table:table-cell>
          <table:table-cell table:formula="of:=CONCATENATE([.$A$182];FIXED(PRODUCT ([$Arkusz3.L2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militia_brigade</text:p>
          </table:table-cell>
          <table:table-cell office:value-type="string">
            <text:p>= {</text:p>
          </table:table-cell>
          <table:table-cell table:formula="of:=CONCATENATE([.$A$175];FIXED(PRODUCT ([$Arkusz3.E2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6];-1)/ 9;2))" office:value-type="string" office:string-value="soft_attack =  -0,33">
            <text:p>soft_attack = <text:s/>-0,33</text:p>
          </table:table-cell>
          <table:table-cell table:formula="of:=CONCATENATE([.$A$177];FIXED(PRODUCT ([$Arkusz3.G26];-1)/9;2))" office:value-type="string" office:string-value="hard_attack = -0,11">
            <text:p>hard_attack = -0,11</text:p>
          </table:table-cell>
          <table:table-cell table:formula="of:=CONCATENATE([.$A$178];FIXED(PRODUCT ([$Arkusz3.H26];-1)/ 9;2))" office:value-type="string" office:string-value="air_attack = 0,00">
            <text:p>air_attack = 0,00</text:p>
          </table:table-cell>
          <table:table-cell table:formula="of:=CONCATENATE([.$A$179];FIXED(PRODUCT ([$Arkusz3.I26];-1)/9;2))" office:value-type="string" office:string-value="Defensiveness =-0,44">
            <text:p>Defensiveness =-0,44</text:p>
          </table:table-cell>
          <table:table-cell table:formula="of:=CONCATENATE([.$A$180];FIXED(PRODUCT ([$Arkusz3.J26];-1;0.475)/9;2))" office:value-type="string" office:string-value="Toughness =-0,26">
            <text:p>Toughness =-0,26</text:p>
          </table:table-cell>
          <table:table-cell table:formula="of:=CONCATENATE([.$A$181];FIXED(PRODUCT ([$Arkusz3.K26];-1)/ 9;2))" office:value-type="string" office:string-value="air_defence =0,00">
            <text:p>air_defence =0,00</text:p>
          </table:table-cell>
          <table:table-cell table:formula="of:=CONCATENATE([.$A$182];FIXED(PRODUCT ([$Arkusz3.L2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bergsjaeger_brigade</text:p>
          </table:table-cell>
          <table:table-cell office:value-type="string">
            <text:p>= {</text:p>
          </table:table-cell>
          <table:table-cell table:formula="of:=CONCATENATE([.$A$175];FIXED(PRODUCT ([$Arkusz3.E2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7];-1)/ 9;2))" office:value-type="string" office:string-value="soft_attack =  -0,67">
            <text:p>soft_attack = <text:s/>-0,67</text:p>
          </table:table-cell>
          <table:table-cell table:formula="of:=CONCATENATE([.$A$177];FIXED(PRODUCT ([$Arkusz3.G27];-1)/9;2))" office:value-type="string" office:string-value="hard_attack = 0,00">
            <text:p>hard_attack = 0,00</text:p>
          </table:table-cell>
          <table:table-cell table:formula="of:=CONCATENATE([.$A$178];FIXED(PRODUCT ([$Arkusz3.H27];-1)/ 9;2))" office:value-type="string" office:string-value="air_attack = 0,00">
            <text:p>air_attack = 0,00</text:p>
          </table:table-cell>
          <table:table-cell table:formula="of:=CONCATENATE([.$A$179];FIXED(PRODUCT ([$Arkusz3.I27];-1)/9;2))" office:value-type="string" office:string-value="Defensiveness =-0,78">
            <text:p>Defensiveness =-0,78</text:p>
          </table:table-cell>
          <table:table-cell table:formula="of:=CONCATENATE([.$A$180];FIXED(PRODUCT ([$Arkusz3.J27];-1;0.475)/9;2))" office:value-type="string" office:string-value="Toughness =-0,32">
            <text:p>Toughness =-0,32</text:p>
          </table:table-cell>
          <table:table-cell table:formula="of:=CONCATENATE([.$A$181];FIXED(PRODUCT ([$Arkusz3.K27];-1)/ 9;2))" office:value-type="string" office:string-value="air_defence =0,00">
            <text:p>air_defence =0,00</text:p>
          </table:table-cell>
          <table:table-cell table:formula="of:=CONCATENATE([.$A$182];FIXED(PRODUCT ([$Arkusz3.L2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mbined_arms_brigade</text:p>
          </table:table-cell>
          <table:table-cell office:value-type="string">
            <text:p>= {</text:p>
          </table:table-cell>
          <table:table-cell table:formula="of:=CONCATENATE([.$A$175];FIXED(PRODUCT ([$Arkusz3.E28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28];-1)/ 9;2))" office:value-type="string" office:string-value="soft_attack =  -1,56">
            <text:p>soft_attack = <text:s/>-1,56</text:p>
          </table:table-cell>
          <table:table-cell table:formula="of:=CONCATENATE([.$A$177];FIXED(PRODUCT ([$Arkusz3.G28];-1)/9;2))" office:value-type="string" office:string-value="hard_attack = -0,56">
            <text:p>hard_attack = -0,56</text:p>
          </table:table-cell>
          <table:table-cell table:formula="of:=CONCATENATE([.$A$178];FIXED(PRODUCT ([$Arkusz3.H28];-1)/ 9;2))" office:value-type="string" office:string-value="air_attack = -0,22">
            <text:p>air_attack = -0,22</text:p>
          </table:table-cell>
          <table:table-cell table:formula="of:=CONCATENATE([.$A$179];FIXED(PRODUCT ([$Arkusz3.I28];-1)/9;2))" office:value-type="string" office:string-value="Defensiveness =-1,89">
            <text:p>Defensiveness =-1,89</text:p>
          </table:table-cell>
          <table:table-cell table:formula="of:=CONCATENATE([.$A$180];FIXED(PRODUCT ([$Arkusz3.J28];-1;0.475)/9;2))" office:value-type="string" office:string-value="Toughness =-1,53">
            <text:p>Toughness =-1,53</text:p>
          </table:table-cell>
          <table:table-cell table:formula="of:=CONCATENATE([.$A$181];FIXED(PRODUCT ([$Arkusz3.K28];-1)/ 9;2))" office:value-type="string" office:string-value="air_defence =-0,22">
            <text:p>air_defence =-0,22</text:p>
          </table:table-cell>
          <table:table-cell table:formula="of:=CONCATENATE([.$A$182];FIXED(PRODUCT ([$Arkusz3.L28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mmando_brigade</text:p>
          </table:table-cell>
          <table:table-cell office:value-type="string">
            <text:p>= {</text:p>
          </table:table-cell>
          <table:table-cell table:formula="of:=CONCATENATE([.$A$175];FIXED(PRODUCT ([$Arkusz3.E29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29];-1)/ 9;2))" office:value-type="string" office:string-value="soft_attack =  -0,56">
            <text:p>soft_attack = <text:s/>-0,56</text:p>
          </table:table-cell>
          <table:table-cell table:formula="of:=CONCATENATE([.$A$177];FIXED(PRODUCT ([$Arkusz3.G29];-1)/9;2))" office:value-type="string" office:string-value="hard_attack = -0,11">
            <text:p>hard_attack = -0,11</text:p>
          </table:table-cell>
          <table:table-cell table:formula="of:=CONCATENATE([.$A$178];FIXED(PRODUCT ([$Arkusz3.H29];-1)/ 9;2))" office:value-type="string" office:string-value="air_attack = 0,00">
            <text:p>air_attack = 0,00</text:p>
          </table:table-cell>
          <table:table-cell table:formula="of:=CONCATENATE([.$A$179];FIXED(PRODUCT ([$Arkusz3.I29];-1)/9;2))" office:value-type="string" office:string-value="Defensiveness =-1,33">
            <text:p>Defensiveness =-1,33</text:p>
          </table:table-cell>
          <table:table-cell table:formula="of:=CONCATENATE([.$A$180];FIXED(PRODUCT ([$Arkusz3.J29];-1;0.475)/9;2))" office:value-type="string" office:string-value="Toughness =-0,84">
            <text:p>Toughness =-0,84</text:p>
          </table:table-cell>
          <table:table-cell table:formula="of:=CONCATENATE([.$A$181];FIXED(PRODUCT ([$Arkusz3.K29];-1)/ 9;2))" office:value-type="string" office:string-value="air_defence =0,00">
            <text:p>air_defence =0,00</text:p>
          </table:table-cell>
          <table:table-cell table:formula="of:=CONCATENATE([.$A$182];FIXED(PRODUCT ([$Arkusz3.L29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mmunist_militia_brigade</text:p>
          </table:table-cell>
          <table:table-cell office:value-type="string">
            <text:p>= {</text:p>
          </table:table-cell>
          <table:table-cell table:formula="of:=CONCATENATE([.$A$175];FIXED(PRODUCT ([$Arkusz3.E3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0];-1)/ 9;2))" office:value-type="string" office:string-value="soft_attack =  -0,33">
            <text:p>soft_attack = <text:s/>-0,33</text:p>
          </table:table-cell>
          <table:table-cell table:formula="of:=CONCATENATE([.$A$177];FIXED(PRODUCT ([$Arkusz3.G30];-1)/9;2))" office:value-type="string" office:string-value="hard_attack = -0,11">
            <text:p>hard_attack = -0,11</text:p>
          </table:table-cell>
          <table:table-cell table:formula="of:=CONCATENATE([.$A$178];FIXED(PRODUCT ([$Arkusz3.H30];-1)/ 9;2))" office:value-type="string" office:string-value="air_attack = 0,00">
            <text:p>air_attack = 0,00</text:p>
          </table:table-cell>
          <table:table-cell table:formula="of:=CONCATENATE([.$A$179];FIXED(PRODUCT ([$Arkusz3.I30];-1)/9;2))" office:value-type="string" office:string-value="Defensiveness =-0,44">
            <text:p>Defensiveness =-0,44</text:p>
          </table:table-cell>
          <table:table-cell table:formula="of:=CONCATENATE([.$A$180];FIXED(PRODUCT ([$Arkusz3.J30];-1;0.475)/9;2))" office:value-type="string" office:string-value="Toughness =-0,26">
            <text:p>Toughness =-0,26</text:p>
          </table:table-cell>
          <table:table-cell table:formula="of:=CONCATENATE([.$A$181];FIXED(PRODUCT ([$Arkusz3.K30];-1)/ 9;2))" office:value-type="string" office:string-value="air_defence =0,00">
            <text:p>air_defence =0,00</text:p>
          </table:table-cell>
          <table:table-cell table:formula="of:=CONCATENATE([.$A$182];FIXED(PRODUCT ([$Arkusz3.L3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nscript_brigade</text:p>
          </table:table-cell>
          <table:table-cell office:value-type="string">
            <text:p>= {</text:p>
          </table:table-cell>
          <table:table-cell table:formula="of:=CONCATENATE([.$A$175];FIXED(PRODUCT ([$Arkusz3.E3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1];-1)/ 9;2))" office:value-type="string" office:string-value="soft_attack =  -0,11">
            <text:p>soft_attack = <text:s/>-0,11</text:p>
          </table:table-cell>
          <table:table-cell table:formula="of:=CONCATENATE([.$A$177];FIXED(PRODUCT ([$Arkusz3.G31];-1)/9;2))" office:value-type="string" office:string-value="hard_attack = 0,00">
            <text:p>hard_attack = 0,00</text:p>
          </table:table-cell>
          <table:table-cell table:formula="of:=CONCATENATE([.$A$178];FIXED(PRODUCT ([$Arkusz3.H31];-1)/ 9;2))" office:value-type="string" office:string-value="air_attack = 0,00">
            <text:p>air_attack = 0,00</text:p>
          </table:table-cell>
          <table:table-cell table:formula="of:=CONCATENATE([.$A$179];FIXED(PRODUCT ([$Arkusz3.I31];-1)/9;2))" office:value-type="string" office:string-value="Defensiveness =-1,00">
            <text:p>Defensiveness =-1,00</text:p>
          </table:table-cell>
          <table:table-cell table:formula="of:=CONCATENATE([.$A$180];FIXED(PRODUCT ([$Arkusz3.J31];-1;0.475)/9;2))" office:value-type="string" office:string-value="Toughness =-0,16">
            <text:p>Toughness =-0,16</text:p>
          </table:table-cell>
          <table:table-cell table:formula="of:=CONCATENATE([.$A$181];FIXED(PRODUCT ([$Arkusz3.K31];-1)/ 9;2))" office:value-type="string" office:string-value="air_defence =0,00">
            <text:p>air_defence =0,00</text:p>
          </table:table-cell>
          <table:table-cell table:formula="of:=CONCATENATE([.$A$182];FIXED(PRODUCT ([$Arkusz3.L3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dasreich</text:p>
          </table:table-cell>
          <table:table-cell office:value-type="string">
            <text:p>= {</text:p>
          </table:table-cell>
          <table:table-cell table:formula="of:=CONCATENATE([.$A$175];FIXED(PRODUCT ([$Arkusz3.E3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2];-1)/ 9;2))" office:value-type="string" office:string-value="soft_attack =  -1,33">
            <text:p>soft_attack = <text:s/>-1,33</text:p>
          </table:table-cell>
          <table:table-cell table:formula="of:=CONCATENATE([.$A$177];FIXED(PRODUCT ([$Arkusz3.G32];-1)/9;2))" office:value-type="string" office:string-value="hard_attack = -0,33">
            <text:p>hard_attack = -0,33</text:p>
          </table:table-cell>
          <table:table-cell table:formula="of:=CONCATENATE([.$A$178];FIXED(PRODUCT ([$Arkusz3.H32];-1)/ 9;2))" office:value-type="string" office:string-value="air_attack = -0,22">
            <text:p>air_attack = -0,22</text:p>
          </table:table-cell>
          <table:table-cell table:formula="of:=CONCATENATE([.$A$179];FIXED(PRODUCT ([$Arkusz3.I32];-1)/9;2))" office:value-type="string" office:string-value="Defensiveness =-1,56">
            <text:p>Defensiveness =-1,56</text:p>
          </table:table-cell>
          <table:table-cell table:formula="of:=CONCATENATE([.$A$180];FIXED(PRODUCT ([$Arkusz3.J32];-1;0.475)/9;2))" office:value-type="string" office:string-value="Toughness =-0,53">
            <text:p>Toughness =-0,53</text:p>
          </table:table-cell>
          <table:table-cell table:formula="of:=CONCATENATE([.$A$181];FIXED(PRODUCT ([$Arkusz3.K32];-1)/ 9;2))" office:value-type="string" office:string-value="air_defence =-0,22">
            <text:p>air_defence =-0,22</text:p>
          </table:table-cell>
          <table:table-cell table:formula="of:=CONCATENATE([.$A$182];FIXED(PRODUCT ([$Arkusz3.L3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desertrats_brigade</text:p>
          </table:table-cell>
          <table:table-cell office:value-type="string">
            <text:p>= {</text:p>
          </table:table-cell>
          <table:table-cell table:formula="of:=CONCATENATE([.$A$175];FIXED(PRODUCT ([$Arkusz3.E33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33];-1)/ 9;2))" office:value-type="string" office:string-value="soft_attack =  -1,67">
            <text:p>soft_attack = <text:s/>-1,67</text:p>
          </table:table-cell>
          <table:table-cell table:formula="of:=CONCATENATE([.$A$177];FIXED(PRODUCT ([$Arkusz3.G33];-1)/9;2))" office:value-type="string" office:string-value="hard_attack = -1,89">
            <text:p>hard_attack = -1,89</text:p>
          </table:table-cell>
          <table:table-cell table:formula="of:=CONCATENATE([.$A$178];FIXED(PRODUCT ([$Arkusz3.H33];-1)/ 9;2))" office:value-type="string" office:string-value="air_attack = -0,22">
            <text:p>air_attack = -0,22</text:p>
          </table:table-cell>
          <table:table-cell table:formula="of:=CONCATENATE([.$A$179];FIXED(PRODUCT ([$Arkusz3.I33];-1)/9;2))" office:value-type="string" office:string-value="Defensiveness =-0,67">
            <text:p>Defensiveness =-0,67</text:p>
          </table:table-cell>
          <table:table-cell table:formula="of:=CONCATENATE([.$A$180];FIXED(PRODUCT ([$Arkusz3.J33];-1;0.475)/9;2))" office:value-type="string" office:string-value="Toughness =-1,11">
            <text:p>Toughness =-1,11</text:p>
          </table:table-cell>
          <table:table-cell table:formula="of:=CONCATENATE([.$A$181];FIXED(PRODUCT ([$Arkusz3.K33];-1)/ 9;2))" office:value-type="string" office:string-value="air_defence =-0,22">
            <text:p>air_defence =-0,22</text:p>
          </table:table-cell>
          <table:table-cell table:formula="of:=CONCATENATE([.$A$182];FIXED(PRODUCT ([$Arkusz3.L3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lite_light_infantry_battalion</text:p>
          </table:table-cell>
          <table:table-cell office:value-type="string">
            <text:p>= {</text:p>
          </table:table-cell>
          <table:table-cell table:formula="of:=CONCATENATE([.$A$175];FIXED(PRODUCT ([$Arkusz3.E34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34];-1)/ 9;2))" office:value-type="string" office:string-value="soft_attack =  -0,56">
            <text:p>soft_attack = <text:s/>-0,56</text:p>
          </table:table-cell>
          <table:table-cell table:formula="of:=CONCATENATE([.$A$177];FIXED(PRODUCT ([$Arkusz3.G34];-1)/9;2))" office:value-type="string" office:string-value="hard_attack = -0,11">
            <text:p>hard_attack = -0,11</text:p>
          </table:table-cell>
          <table:table-cell table:formula="of:=CONCATENATE([.$A$178];FIXED(PRODUCT ([$Arkusz3.H34];-1)/ 9;2))" office:value-type="string" office:string-value="air_attack = 0,00">
            <text:p>air_attack = 0,00</text:p>
          </table:table-cell>
          <table:table-cell table:formula="of:=CONCATENATE([.$A$179];FIXED(PRODUCT ([$Arkusz3.I34];-1)/9;2))" office:value-type="string" office:string-value="Defensiveness =-1,33">
            <text:p>Defensiveness =-1,33</text:p>
          </table:table-cell>
          <table:table-cell table:formula="of:=CONCATENATE([.$A$180];FIXED(PRODUCT ([$Arkusz3.J34];-1;0.475)/9;2))" office:value-type="string" office:string-value="Toughness =-0,53">
            <text:p>Toughness =-0,53</text:p>
          </table:table-cell>
          <table:table-cell table:formula="of:=CONCATENATE([.$A$181];FIXED(PRODUCT ([$Arkusz3.K34];-1)/ 9;2))" office:value-type="string" office:string-value="air_defence =0,00">
            <text:p>air_defence =0,00</text:p>
          </table:table-cell>
          <table:table-cell table:formula="of:=CONCATENATE([.$A$182];FIXED(PRODUCT ([$Arkusz3.L34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ngineer_brigade</text:p>
          </table:table-cell>
          <table:table-cell office:value-type="string">
            <text:p>= {</text:p>
          </table:table-cell>
          <table:table-cell table:formula="of:=CONCATENATE([.$A$175];FIXED(PRODUCT ([$Arkusz3.E3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35];-1)/ 9;2))" office:value-type="string" office:string-value="soft_attack =  -0,56">
            <text:p>soft_attack = <text:s/>-0,56</text:p>
          </table:table-cell>
          <table:table-cell table:formula="of:=CONCATENATE([.$A$177];FIXED(PRODUCT ([$Arkusz3.G35];-1)/9;2))" office:value-type="string" office:string-value="hard_attack = -0,11">
            <text:p>hard_attack = -0,11</text:p>
          </table:table-cell>
          <table:table-cell table:formula="of:=CONCATENATE([.$A$178];FIXED(PRODUCT ([$Arkusz3.H35];-1)/ 9;2))" office:value-type="string" office:string-value="air_attack = -0,11">
            <text:p>air_attack = -0,11</text:p>
          </table:table-cell>
          <table:table-cell table:formula="of:=CONCATENATE([.$A$179];FIXED(PRODUCT ([$Arkusz3.I35];-1)/9;2))" office:value-type="string" office:string-value="Defensiveness =-0,78">
            <text:p>Defensiveness =-0,78</text:p>
          </table:table-cell>
          <table:table-cell table:formula="of:=CONCATENATE([.$A$180];FIXED(PRODUCT ([$Arkusz3.J35];-1;0.475)/9;2))" office:value-type="string" office:string-value="Toughness =-0,79">
            <text:p>Toughness =-0,79</text:p>
          </table:table-cell>
          <table:table-cell table:formula="of:=CONCATENATE([.$A$181];FIXED(PRODUCT ([$Arkusz3.K35];-1)/ 9;2))" office:value-type="string" office:string-value="air_defence =-0,11">
            <text:p>air_defence =-0,11</text:p>
          </table:table-cell>
          <table:table-cell table:formula="of:=CONCATENATE([.$A$182];FIXED(PRODUCT ([$Arkusz3.L3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ascist_militia_brigade</text:p>
          </table:table-cell>
          <table:table-cell office:value-type="string">
            <text:p>= {</text:p>
          </table:table-cell>
          <table:table-cell table:formula="of:=CONCATENATE([.$A$175];FIXED(PRODUCT ([$Arkusz3.E3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6];-1)/ 9;2))" office:value-type="string" office:string-value="soft_attack =  -0,33">
            <text:p>soft_attack = <text:s/>-0,33</text:p>
          </table:table-cell>
          <table:table-cell table:formula="of:=CONCATENATE([.$A$177];FIXED(PRODUCT ([$Arkusz3.G36];-1)/9;2))" office:value-type="string" office:string-value="hard_attack = -0,11">
            <text:p>hard_attack = -0,11</text:p>
          </table:table-cell>
          <table:table-cell table:formula="of:=CONCATENATE([.$A$178];FIXED(PRODUCT ([$Arkusz3.H36];-1)/ 9;2))" office:value-type="string" office:string-value="air_attack = 0,00">
            <text:p>air_attack = 0,00</text:p>
          </table:table-cell>
          <table:table-cell table:formula="of:=CONCATENATE([.$A$179];FIXED(PRODUCT ([$Arkusz3.I36];-1)/9;2))" office:value-type="string" office:string-value="Defensiveness =-0,56">
            <text:p>Defensiveness =-0,56</text:p>
          </table:table-cell>
          <table:table-cell table:formula="of:=CONCATENATE([.$A$180];FIXED(PRODUCT ([$Arkusz3.J36];-1;0.475)/9;2))" office:value-type="string" office:string-value="Toughness =-0,26">
            <text:p>Toughness =-0,26</text:p>
          </table:table-cell>
          <table:table-cell table:formula="of:=CONCATENATE([.$A$181];FIXED(PRODUCT ([$Arkusz3.K36];-1)/ 9;2))" office:value-type="string" office:string-value="air_defence =0,00">
            <text:p>air_defence =0,00</text:p>
          </table:table-cell>
          <table:table-cell table:formula="of:=CONCATENATE([.$A$182];FIXED(PRODUCT ([$Arkusz3.L3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florian_geyer</text:p>
          </table:table-cell>
          <table:table-cell office:value-type="string">
            <text:p>= {</text:p>
          </table:table-cell>
          <table:table-cell table:formula="of:=CONCATENATE([.$A$175];FIXED(PRODUCT ([$Arkusz3.E3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37];-1)/ 9;2))" office:value-type="string" office:string-value="soft_attack =  -0,22">
            <text:p>soft_attack = <text:s/>-0,22</text:p>
          </table:table-cell>
          <table:table-cell table:formula="of:=CONCATENATE([.$A$177];FIXED(PRODUCT ([$Arkusz3.G37];-1)/9;2))" office:value-type="string" office:string-value="hard_attack = -0,11">
            <text:p>hard_attack = -0,11</text:p>
          </table:table-cell>
          <table:table-cell table:formula="of:=CONCATENATE([.$A$178];FIXED(PRODUCT ([$Arkusz3.H37];-1)/ 9;2))" office:value-type="string" office:string-value="air_attack = 0,00">
            <text:p>air_attack = 0,00</text:p>
          </table:table-cell>
          <table:table-cell table:formula="of:=CONCATENATE([.$A$179];FIXED(PRODUCT ([$Arkusz3.I37];-1)/9;2))" office:value-type="string" office:string-value="Defensiveness =-0,89">
            <text:p>Defensiveness =-0,89</text:p>
          </table:table-cell>
          <table:table-cell table:formula="of:=CONCATENATE([.$A$180];FIXED(PRODUCT ([$Arkusz3.J37];-1;0.475)/9;2))" office:value-type="string" office:string-value="Toughness =-0,37">
            <text:p>Toughness =-0,37</text:p>
          </table:table-cell>
          <table:table-cell table:formula="of:=CONCATENATE([.$A$181];FIXED(PRODUCT ([$Arkusz3.K37];-1)/ 9;2))" office:value-type="string" office:string-value="air_defence =0,00">
            <text:p>air_defence =0,00</text:p>
          </table:table-cell>
          <table:table-cell table:formula="of:=CONCATENATE([.$A$182];FIXED(PRODUCT ([$Arkusz3.L3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captured_armor_brigade</text:p>
          </table:table-cell>
          <table:table-cell office:value-type="string">
            <text:p>= {</text:p>
          </table:table-cell>
          <table:table-cell table:formula="of:=CONCATENATE([.$A$175];FIXED(PRODUCT ([$Arkusz3.E38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38];-1)/ 9;2))" office:value-type="string" office:string-value="soft_attack =  -1,22">
            <text:p>soft_attack = <text:s/>-1,22</text:p>
          </table:table-cell>
          <table:table-cell table:formula="of:=CONCATENATE([.$A$177];FIXED(PRODUCT ([$Arkusz3.G38];-1)/9;2))" office:value-type="string" office:string-value="hard_attack = -1,56">
            <text:p>hard_attack = -1,56</text:p>
          </table:table-cell>
          <table:table-cell table:formula="of:=CONCATENATE([.$A$178];FIXED(PRODUCT ([$Arkusz3.H38];-1)/ 9;2))" office:value-type="string" office:string-value="air_attack = -0,11">
            <text:p>air_attack = -0,11</text:p>
          </table:table-cell>
          <table:table-cell table:formula="of:=CONCATENATE([.$A$179];FIXED(PRODUCT ([$Arkusz3.I38];-1)/9;2))" office:value-type="string" office:string-value="Defensiveness =-0,78">
            <text:p>Defensiveness =-0,78</text:p>
          </table:table-cell>
          <table:table-cell table:formula="of:=CONCATENATE([.$A$180];FIXED(PRODUCT ([$Arkusz3.J38];-1;0.475)/9;2))" office:value-type="string" office:string-value="Toughness =-1,37">
            <text:p>Toughness =-1,37</text:p>
          </table:table-cell>
          <table:table-cell table:formula="of:=CONCATENATE([.$A$181];FIXED(PRODUCT ([$Arkusz3.K38];-1)/ 9;2))" office:value-type="string" office:string-value="air_defence =-0,11">
            <text:p>air_defence =-0,11</text:p>
          </table:table-cell>
          <table:table-cell table:formula="of:=CONCATENATE([.$A$182];FIXED(PRODUCT ([$Arkusz3.L3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RA_hftrack_transport</text:p>
          </table:table-cell>
          <table:table-cell office:value-type="string">
            <text:p>= {</text:p>
          </table:table-cell>
          <table:table-cell table:formula="of:=CONCATENATE([.$A$175];FIXED(PRODUCT ([$Arkusz3.E39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39];-1)/ 9;2))" office:value-type="string" office:string-value="soft_attack =  0,00">
            <text:p>soft_attack = <text:s/>0,00</text:p>
          </table:table-cell>
          <table:table-cell table:formula="of:=CONCATENATE([.$A$177];FIXED(PRODUCT ([$Arkusz3.G39];-1)/9;2))" office:value-type="string" office:string-value="hard_attack = 0,00">
            <text:p>hard_attack = 0,00</text:p>
          </table:table-cell>
          <table:table-cell table:formula="of:=CONCATENATE([.$A$178];FIXED(PRODUCT ([$Arkusz3.H39];-1)/ 9;2))" office:value-type="string" office:string-value="air_attack = 0,00">
            <text:p>air_attack = 0,00</text:p>
          </table:table-cell>
          <table:table-cell table:formula="of:=CONCATENATE([.$A$179];FIXED(PRODUCT ([$Arkusz3.I39];-1)/9;2))" office:value-type="string" office:string-value="Defensiveness =0,00">
            <text:p>Defensiveness =0,00</text:p>
          </table:table-cell>
          <table:table-cell table:formula="of:=CONCATENATE([.$A$180];FIXED(PRODUCT ([$Arkusz3.J39];-1;0.475)/9;2))" office:value-type="string" office:string-value="Toughness =0,00">
            <text:p>Toughness =0,00</text:p>
          </table:table-cell>
          <table:table-cell table:formula="of:=CONCATENATE([.$A$181];FIXED(PRODUCT ([$Arkusz3.K39];-1)/ 9;2))" office:value-type="string" office:string-value="air_defence =0,00">
            <text:p>air_defence =0,00</text:p>
          </table:table-cell>
          <table:table-cell table:formula="of:=CONCATENATE([.$A$182];FIXED(PRODUCT ([$Arkusz3.L3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RA_truck_transport</text:p>
          </table:table-cell>
          <table:table-cell office:value-type="string">
            <text:p>= {</text:p>
          </table:table-cell>
          <table:table-cell table:formula="of:=CONCATENATE([.$A$175];FIXED(PRODUCT ([$Arkusz3.E40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40];-1)/ 9;2))" office:value-type="string" office:string-value="soft_attack =  0,00">
            <text:p>soft_attack = <text:s/>0,00</text:p>
          </table:table-cell>
          <table:table-cell table:formula="of:=CONCATENATE([.$A$177];FIXED(PRODUCT ([$Arkusz3.G40];-1)/9;2))" office:value-type="string" office:string-value="hard_attack = 0,00">
            <text:p>hard_attack = 0,00</text:p>
          </table:table-cell>
          <table:table-cell table:formula="of:=CONCATENATE([.$A$178];FIXED(PRODUCT ([$Arkusz3.H40];-1)/ 9;2))" office:value-type="string" office:string-value="air_attack = 0,00">
            <text:p>air_attack = 0,00</text:p>
          </table:table-cell>
          <table:table-cell table:formula="of:=CONCATENATE([.$A$179];FIXED(PRODUCT ([$Arkusz3.I40];-1)/9;2))" office:value-type="string" office:string-value="Defensiveness =0,00">
            <text:p>Defensiveness =0,00</text:p>
          </table:table-cell>
          <table:table-cell table:formula="of:=CONCATENATE([.$A$180];FIXED(PRODUCT ([$Arkusz3.J40];-1;0.475)/9;2))" office:value-type="string" office:string-value="Toughness =0,00">
            <text:p>Toughness =0,00</text:p>
          </table:table-cell>
          <table:table-cell table:formula="of:=CONCATENATE([.$A$181];FIXED(PRODUCT ([$Arkusz3.K40];-1)/ 9;2))" office:value-type="string" office:string-value="air_defence =0,00">
            <text:p>air_defence =0,00</text:p>
          </table:table-cell>
          <table:table-cell table:formula="of:=CONCATENATE([.$A$182];FIXED(PRODUCT ([$Arkusz3.L4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frundsberg</text:p>
          </table:table-cell>
          <table:table-cell office:value-type="string">
            <text:p>= {</text:p>
          </table:table-cell>
          <table:table-cell table:formula="of:=CONCATENATE([.$A$175];FIXED(PRODUCT ([$Arkusz3.E4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1];-1)/ 9;2))" office:value-type="string" office:string-value="soft_attack =  -1,11">
            <text:p>soft_attack = <text:s/>-1,11</text:p>
          </table:table-cell>
          <table:table-cell table:formula="of:=CONCATENATE([.$A$177];FIXED(PRODUCT ([$Arkusz3.G41];-1)/9;2))" office:value-type="string" office:string-value="hard_attack = -0,22">
            <text:p>hard_attack = -0,22</text:p>
          </table:table-cell>
          <table:table-cell table:formula="of:=CONCATENATE([.$A$178];FIXED(PRODUCT ([$Arkusz3.H41];-1)/ 9;2))" office:value-type="string" office:string-value="air_attack = -0,22">
            <text:p>air_attack = -0,22</text:p>
          </table:table-cell>
          <table:table-cell table:formula="of:=CONCATENATE([.$A$179];FIXED(PRODUCT ([$Arkusz3.I41];-1)/9;2))" office:value-type="string" office:string-value="Defensiveness =-1,56">
            <text:p>Defensiveness =-1,56</text:p>
          </table:table-cell>
          <table:table-cell table:formula="of:=CONCATENATE([.$A$180];FIXED(PRODUCT ([$Arkusz3.J41];-1;0.475)/9;2))" office:value-type="string" office:string-value="Toughness =-0,53">
            <text:p>Toughness =-0,53</text:p>
          </table:table-cell>
          <table:table-cell table:formula="of:=CONCATENATE([.$A$181];FIXED(PRODUCT ([$Arkusz3.K41];-1)/ 9;2))" office:value-type="string" office:string-value="air_defence =-0,22">
            <text:p>air_defence =-0,22</text:p>
          </table:table-cell>
          <table:table-cell table:formula="of:=CONCATENATE([.$A$182];FIXED(PRODUCT ([$Arkusz3.L4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uhrer_hq</text:p>
          </table:table-cell>
          <table:table-cell office:value-type="string">
            <text:p>= {</text:p>
          </table:table-cell>
          <table:table-cell table:formula="of:=CONCATENATE([.$A$175];FIXED(PRODUCT ([$Arkusz3.E4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2];-1)/ 9;2))" office:value-type="string" office:string-value="soft_attack =  -0,44">
            <text:p>soft_attack = <text:s/>-0,44</text:p>
          </table:table-cell>
          <table:table-cell table:formula="of:=CONCATENATE([.$A$177];FIXED(PRODUCT ([$Arkusz3.G42];-1)/9;2))" office:value-type="string" office:string-value="hard_attack = -0,11">
            <text:p>hard_attack = -0,11</text:p>
          </table:table-cell>
          <table:table-cell table:formula="of:=CONCATENATE([.$A$178];FIXED(PRODUCT ([$Arkusz3.H42];-1)/ 9;2))" office:value-type="string" office:string-value="air_attack = 0,00">
            <text:p>air_attack = 0,00</text:p>
          </table:table-cell>
          <table:table-cell table:formula="of:=CONCATENATE([.$A$179];FIXED(PRODUCT ([$Arkusz3.I42];-1)/9;2))" office:value-type="string" office:string-value="Defensiveness =-0,89">
            <text:p>Defensiveness =-0,89</text:p>
          </table:table-cell>
          <table:table-cell table:formula="of:=CONCATENATE([.$A$180];FIXED(PRODUCT ([$Arkusz3.J42];-1;0.475)/9;2))" office:value-type="string" office:string-value="Toughness =-0,37">
            <text:p>Toughness =-0,37</text:p>
          </table:table-cell>
          <table:table-cell table:formula="of:=CONCATENATE([.$A$181];FIXED(PRODUCT ([$Arkusz3.K42];-1)/ 9;2))" office:value-type="string" office:string-value="air_defence =0,00">
            <text:p>air_defence =0,00</text:p>
          </table:table-cell>
          <table:table-cell table:formula="of:=CONCATENATE([.$A$182];FIXED(PRODUCT ([$Arkusz3.L4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hftrack_transport</text:p>
          </table:table-cell>
          <table:table-cell office:value-type="string">
            <text:p>= {</text:p>
          </table:table-cell>
          <table:table-cell table:formula="of:=CONCATENATE([.$A$175];FIXED(PRODUCT ([$Arkusz3.E43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43];-1)/ 9;2))" office:value-type="string" office:string-value="soft_attack =  0,00">
            <text:p>soft_attack = <text:s/>0,00</text:p>
          </table:table-cell>
          <table:table-cell table:formula="of:=CONCATENATE([.$A$177];FIXED(PRODUCT ([$Arkusz3.G43];-1)/9;2))" office:value-type="string" office:string-value="hard_attack = 0,00">
            <text:p>hard_attack = 0,00</text:p>
          </table:table-cell>
          <table:table-cell table:formula="of:=CONCATENATE([.$A$178];FIXED(PRODUCT ([$Arkusz3.H43];-1)/ 9;2))" office:value-type="string" office:string-value="air_attack = 0,00">
            <text:p>air_attack = 0,00</text:p>
          </table:table-cell>
          <table:table-cell table:formula="of:=CONCATENATE([.$A$179];FIXED(PRODUCT ([$Arkusz3.I43];-1)/9;2))" office:value-type="string" office:string-value="Defensiveness =0,00">
            <text:p>Defensiveness =0,00</text:p>
          </table:table-cell>
          <table:table-cell table:formula="of:=CONCATENATE([.$A$180];FIXED(PRODUCT ([$Arkusz3.J43];-1;0.475)/9;2))" office:value-type="string" office:string-value="Toughness =0,00">
            <text:p>Toughness =0,00</text:p>
          </table:table-cell>
          <table:table-cell table:formula="of:=CONCATENATE([.$A$181];FIXED(PRODUCT ([$Arkusz3.K43];-1)/ 9;2))" office:value-type="string" office:string-value="air_defence =0,00">
            <text:p>air_defence =0,00</text:p>
          </table:table-cell>
          <table:table-cell table:formula="of:=CONCATENATE([.$A$182];FIXED(PRODUCT ([$Arkusz3.L4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light_transport</text:p>
          </table:table-cell>
          <table:table-cell office:value-type="string">
            <text:p>= {</text:p>
          </table:table-cell>
          <table:table-cell table:formula="of:=CONCATENATE([.$A$175];FIXED(PRODUCT ([$Arkusz3.E4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4];-1)/ 9;2))" office:value-type="string" office:string-value="soft_attack =  0,00">
            <text:p>soft_attack = <text:s/>0,00</text:p>
          </table:table-cell>
          <table:table-cell table:formula="of:=CONCATENATE([.$A$177];FIXED(PRODUCT ([$Arkusz3.G44];-1)/9;2))" office:value-type="string" office:string-value="hard_attack = 0,00">
            <text:p>hard_attack = 0,00</text:p>
          </table:table-cell>
          <table:table-cell table:formula="of:=CONCATENATE([.$A$178];FIXED(PRODUCT ([$Arkusz3.H44];-1)/ 9;2))" office:value-type="string" office:string-value="air_attack = 0,00">
            <text:p>air_attack = 0,00</text:p>
          </table:table-cell>
          <table:table-cell table:formula="of:=CONCATENATE([.$A$179];FIXED(PRODUCT ([$Arkusz3.I44];-1)/9;2))" office:value-type="string" office:string-value="Defensiveness =0,00">
            <text:p>Defensiveness =0,00</text:p>
          </table:table-cell>
          <table:table-cell table:formula="of:=CONCATENATE([.$A$180];FIXED(PRODUCT ([$Arkusz3.J44];-1;0.475)/9;2))" office:value-type="string" office:string-value="Toughness =0,00">
            <text:p>Toughness =0,00</text:p>
          </table:table-cell>
          <table:table-cell table:formula="of:=CONCATENATE([.$A$181];FIXED(PRODUCT ([$Arkusz3.K44];-1)/ 9;2))" office:value-type="string" office:string-value="air_defence =0,00">
            <text:p>air_defence =0,00</text:p>
          </table:table-cell>
          <table:table-cell table:formula="of:=CONCATENATE([.$A$182];FIXED(PRODUCT ([$Arkusz3.L4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truck_transport</text:p>
          </table:table-cell>
          <table:table-cell office:value-type="string">
            <text:p>= {</text:p>
          </table:table-cell>
          <table:table-cell table:formula="of:=CONCATENATE([.$A$175];FIXED(PRODUCT ([$Arkusz3.E4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45];-1)/ 9;2))" office:value-type="string" office:string-value="soft_attack =  0,00">
            <text:p>soft_attack = <text:s/>0,00</text:p>
          </table:table-cell>
          <table:table-cell table:formula="of:=CONCATENATE([.$A$177];FIXED(PRODUCT ([$Arkusz3.G45];-1)/9;2))" office:value-type="string" office:string-value="hard_attack = 0,00">
            <text:p>hard_attack = 0,00</text:p>
          </table:table-cell>
          <table:table-cell table:formula="of:=CONCATENATE([.$A$178];FIXED(PRODUCT ([$Arkusz3.H45];-1)/ 9;2))" office:value-type="string" office:string-value="air_attack = 0,00">
            <text:p>air_attack = 0,00</text:p>
          </table:table-cell>
          <table:table-cell table:formula="of:=CONCATENATE([.$A$179];FIXED(PRODUCT ([$Arkusz3.I45];-1)/9;2))" office:value-type="string" office:string-value="Defensiveness =0,00">
            <text:p>Defensiveness =0,00</text:p>
          </table:table-cell>
          <table:table-cell table:formula="of:=CONCATENATE([.$A$180];FIXED(PRODUCT ([$Arkusz3.J45];-1;0.475)/9;2))" office:value-type="string" office:string-value="Toughness =0,00">
            <text:p>Toughness =0,00</text:p>
          </table:table-cell>
          <table:table-cell table:formula="of:=CONCATENATE([.$A$181];FIXED(PRODUCT ([$Arkusz3.K45];-1)/ 9;2))" office:value-type="string" office:string-value="air_defence =0,00">
            <text:p>air_defence =0,00</text:p>
          </table:table-cell>
          <table:table-cell table:formula="of:=CONCATENATE([.$A$182];FIXED(PRODUCT ([$Arkusz3.L4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rossdeutschland_brigade</text:p>
          </table:table-cell>
          <table:table-cell office:value-type="string">
            <text:p>= {</text:p>
          </table:table-cell>
          <table:table-cell table:formula="of:=CONCATENATE([.$A$175];FIXED(PRODUCT ([$Arkusz3.E4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6];-1)/ 9;2))" office:value-type="string" office:string-value="soft_attack =  -1,44">
            <text:p>soft_attack = <text:s/>-1,44</text:p>
          </table:table-cell>
          <table:table-cell table:formula="of:=CONCATENATE([.$A$177];FIXED(PRODUCT ([$Arkusz3.G46];-1)/9;2))" office:value-type="string" office:string-value="hard_attack = -0,44">
            <text:p>hard_attack = -0,44</text:p>
          </table:table-cell>
          <table:table-cell table:formula="of:=CONCATENATE([.$A$178];FIXED(PRODUCT ([$Arkusz3.H46];-1)/ 9;2))" office:value-type="string" office:string-value="air_attack = -0,22">
            <text:p>air_attack = -0,22</text:p>
          </table:table-cell>
          <table:table-cell table:formula="of:=CONCATENATE([.$A$179];FIXED(PRODUCT ([$Arkusz3.I46];-1)/9;2))" office:value-type="string" office:string-value="Defensiveness =-1,67">
            <text:p>Defensiveness =-1,67</text:p>
          </table:table-cell>
          <table:table-cell table:formula="of:=CONCATENATE([.$A$180];FIXED(PRODUCT ([$Arkusz3.J46];-1;0.475)/9;2))" office:value-type="string" office:string-value="Toughness =-0,53">
            <text:p>Toughness =-0,53</text:p>
          </table:table-cell>
          <table:table-cell table:formula="of:=CONCATENATE([.$A$181];FIXED(PRODUCT ([$Arkusz3.K46];-1)/ 9;2))" office:value-type="string" office:string-value="air_defence =-0,22">
            <text:p>air_defence =-0,22</text:p>
          </table:table-cell>
          <table:table-cell table:formula="of:=CONCATENATE([.$A$182];FIXED(PRODUCT ([$Arkusz3.L4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paratrooper_brigade</text:p>
          </table:table-cell>
          <table:table-cell office:value-type="string">
            <text:p>= {</text:p>
          </table:table-cell>
          <table:table-cell table:formula="of:=CONCATENATE([.$A$175];FIXED(PRODUCT ([$Arkusz3.E4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47];-1)/ 9;2))" office:value-type="string" office:string-value="soft_attack =  -0,44">
            <text:p>soft_attack = <text:s/>-0,44</text:p>
          </table:table-cell>
          <table:table-cell table:formula="of:=CONCATENATE([.$A$177];FIXED(PRODUCT ([$Arkusz3.G47];-1)/9;2))" office:value-type="string" office:string-value="hard_attack = -0,11">
            <text:p>hard_attack = -0,11</text:p>
          </table:table-cell>
          <table:table-cell table:formula="of:=CONCATENATE([.$A$178];FIXED(PRODUCT ([$Arkusz3.H47];-1)/ 9;2))" office:value-type="string" office:string-value="air_attack = 0,00">
            <text:p>air_attack = 0,00</text:p>
          </table:table-cell>
          <table:table-cell table:formula="of:=CONCATENATE([.$A$179];FIXED(PRODUCT ([$Arkusz3.I47];-1)/9;2))" office:value-type="string" office:string-value="Defensiveness =-0,89">
            <text:p>Defensiveness =-0,89</text:p>
          </table:table-cell>
          <table:table-cell table:formula="of:=CONCATENATE([.$A$180];FIXED(PRODUCT ([$Arkusz3.J47];-1;0.475)/9;2))" office:value-type="string" office:string-value="Toughness =-0,48">
            <text:p>Toughness =-0,48</text:p>
          </table:table-cell>
          <table:table-cell table:formula="of:=CONCATENATE([.$A$181];FIXED(PRODUCT ([$Arkusz3.K47];-1)/ 9;2))" office:value-type="string" office:string-value="air_defence =0,00">
            <text:p>air_defence =0,00</text:p>
          </table:table-cell>
          <table:table-cell table:formula="of:=CONCATENATE([.$A$182];FIXED(PRODUCT ([$Arkusz3.L4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armor_brigade</text:p>
          </table:table-cell>
          <table:table-cell office:value-type="string">
            <text:p>= {</text:p>
          </table:table-cell>
          <table:table-cell table:formula="of:=CONCATENATE([.$A$175];FIXED(PRODUCT ([$Arkusz3.E48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48];-1)/ 9;2))" office:value-type="string" office:string-value="soft_attack =  -1,67">
            <text:p>soft_attack = <text:s/>-1,67</text:p>
          </table:table-cell>
          <table:table-cell table:formula="of:=CONCATENATE([.$A$177];FIXED(PRODUCT ([$Arkusz3.G48];-1)/9;2))" office:value-type="string" office:string-value="hard_attack = -2,00">
            <text:p>hard_attack = -2,00</text:p>
          </table:table-cell>
          <table:table-cell table:formula="of:=CONCATENATE([.$A$178];FIXED(PRODUCT ([$Arkusz3.H48];-1)/ 9;2))" office:value-type="string" office:string-value="air_attack = 0,00">
            <text:p>air_attack = 0,00</text:p>
          </table:table-cell>
          <table:table-cell table:formula="of:=CONCATENATE([.$A$179];FIXED(PRODUCT ([$Arkusz3.I48];-1)/9;2))" office:value-type="string" office:string-value="Defensiveness =-0,67">
            <text:p>Defensiveness =-0,67</text:p>
          </table:table-cell>
          <table:table-cell table:formula="of:=CONCATENATE([.$A$180];FIXED(PRODUCT ([$Arkusz3.J48];-1;0.475)/9;2))" office:value-type="string" office:string-value="Toughness =-1,37">
            <text:p>Toughness =-1,37</text:p>
          </table:table-cell>
          <table:table-cell table:formula="of:=CONCATENATE([.$A$181];FIXED(PRODUCT ([$Arkusz3.K48];-1)/ 9;2))" office:value-type="string" office:string-value="air_defence =0,00">
            <text:p>air_defence =0,00</text:p>
          </table:table-cell>
          <table:table-cell table:formula="of:=CONCATENATE([.$A$182];FIXED(PRODUCT ([$Arkusz3.L4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cavalry_brigade</text:p>
          </table:table-cell>
          <table:table-cell office:value-type="string">
            <text:p>= {</text:p>
          </table:table-cell>
          <table:table-cell table:formula="of:=CONCATENATE([.$A$175];FIXED(PRODUCT ([$Arkusz3.E4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49];-1)/ 9;2))" office:value-type="string" office:string-value="soft_attack =  -0,56">
            <text:p>soft_attack = <text:s/>-0,56</text:p>
          </table:table-cell>
          <table:table-cell table:formula="of:=CONCATENATE([.$A$177];FIXED(PRODUCT ([$Arkusz3.G49];-1)/9;2))" office:value-type="string" office:string-value="hard_attack = -0,11">
            <text:p>hard_attack = -0,11</text:p>
          </table:table-cell>
          <table:table-cell table:formula="of:=CONCATENATE([.$A$178];FIXED(PRODUCT ([$Arkusz3.H49];-1)/ 9;2))" office:value-type="string" office:string-value="air_attack = 0,00">
            <text:p>air_attack = 0,00</text:p>
          </table:table-cell>
          <table:table-cell table:formula="of:=CONCATENATE([.$A$179];FIXED(PRODUCT ([$Arkusz3.I49];-1)/9;2))" office:value-type="string" office:string-value="Defensiveness =-1,00">
            <text:p>Defensiveness =-1,00</text:p>
          </table:table-cell>
          <table:table-cell table:formula="of:=CONCATENATE([.$A$180];FIXED(PRODUCT ([$Arkusz3.J49];-1;0.475)/9;2))" office:value-type="string" office:string-value="Toughness =-0,42">
            <text:p>Toughness =-0,42</text:p>
          </table:table-cell>
          <table:table-cell table:formula="of:=CONCATENATE([.$A$181];FIXED(PRODUCT ([$Arkusz3.K49];-1)/ 9;2))" office:value-type="string" office:string-value="air_defence =0,00">
            <text:p>air_defence =0,00</text:p>
          </table:table-cell>
          <table:table-cell table:formula="of:=CONCATENATE([.$A$182];FIXED(PRODUCT ([$Arkusz3.L4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infantry_brigade</text:p>
          </table:table-cell>
          <table:table-cell office:value-type="string">
            <text:p>= {</text:p>
          </table:table-cell>
          <table:table-cell table:formula="of:=CONCATENATE([.$A$175];FIXED(PRODUCT ([$Arkusz3.E5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50];-1)/ 9;2))" office:value-type="string" office:string-value="soft_attack =  -0,89">
            <text:p>soft_attack = <text:s/>-0,89</text:p>
          </table:table-cell>
          <table:table-cell table:formula="of:=CONCATENATE([.$A$177];FIXED(PRODUCT ([$Arkusz3.G50];-1)/9;2))" office:value-type="string" office:string-value="hard_attack = -0,11">
            <text:p>hard_attack = -0,11</text:p>
          </table:table-cell>
          <table:table-cell table:formula="of:=CONCATENATE([.$A$178];FIXED(PRODUCT ([$Arkusz3.H50];-1)/ 9;2))" office:value-type="string" office:string-value="air_attack = 0,00">
            <text:p>air_attack = 0,00</text:p>
          </table:table-cell>
          <table:table-cell table:formula="of:=CONCATENATE([.$A$179];FIXED(PRODUCT ([$Arkusz3.I50];-1)/9;2))" office:value-type="string" office:string-value="Defensiveness =-1,00">
            <text:p>Defensiveness =-1,00</text:p>
          </table:table-cell>
          <table:table-cell table:formula="of:=CONCATENATE([.$A$180];FIXED(PRODUCT ([$Arkusz3.J50];-1;0.475)/9;2))" office:value-type="string" office:string-value="Toughness =-0,37">
            <text:p>Toughness =-0,37</text:p>
          </table:table-cell>
          <table:table-cell table:formula="of:=CONCATENATE([.$A$181];FIXED(PRODUCT ([$Arkusz3.K50];-1)/ 9;2))" office:value-type="string" office:string-value="air_defence =0,00">
            <text:p>air_defence =0,00</text:p>
          </table:table-cell>
          <table:table-cell table:formula="of:=CONCATENATE([.$A$182];FIXED(PRODUCT ([$Arkusz3.L5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motorized_brigade</text:p>
          </table:table-cell>
          <table:table-cell office:value-type="string">
            <text:p>= {</text:p>
          </table:table-cell>
          <table:table-cell table:formula="of:=CONCATENATE([.$A$175];FIXED(PRODUCT ([$Arkusz3.E5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51];-1)/ 9;2))" office:value-type="string" office:string-value="soft_attack =  -1,00">
            <text:p>soft_attack = <text:s/>-1,00</text:p>
          </table:table-cell>
          <table:table-cell table:formula="of:=CONCATENATE([.$A$177];FIXED(PRODUCT ([$Arkusz3.G51];-1)/9;2))" office:value-type="string" office:string-value="hard_attack = -0,11">
            <text:p>hard_attack = -0,11</text:p>
          </table:table-cell>
          <table:table-cell table:formula="of:=CONCATENATE([.$A$178];FIXED(PRODUCT ([$Arkusz3.H51];-1)/ 9;2))" office:value-type="string" office:string-value="air_attack = 0,00">
            <text:p>air_attack = 0,00</text:p>
          </table:table-cell>
          <table:table-cell table:formula="of:=CONCATENATE([.$A$179];FIXED(PRODUCT ([$Arkusz3.I51];-1)/9;2))" office:value-type="string" office:string-value="Defensiveness =-1,44">
            <text:p>Defensiveness =-1,44</text:p>
          </table:table-cell>
          <table:table-cell table:formula="of:=CONCATENATE([.$A$180];FIXED(PRODUCT ([$Arkusz3.J51];-1;0.475)/9;2))" office:value-type="string" office:string-value="Toughness =-0,48">
            <text:p>Toughness =-0,48</text:p>
          </table:table-cell>
          <table:table-cell table:formula="of:=CONCATENATE([.$A$181];FIXED(PRODUCT ([$Arkusz3.K51];-1)/ 9;2))" office:value-type="string" office:string-value="air_defence =0,00">
            <text:p>air_defence =0,00</text:p>
          </table:table-cell>
          <table:table-cell table:formula="of:=CONCATENATE([.$A$182];FIXED(PRODUCT ([$Arkusz3.L5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motorized_infantry_bat</text:p>
          </table:table-cell>
          <table:table-cell office:value-type="string">
            <text:p>= {</text:p>
          </table:table-cell>
          <table:table-cell table:formula="of:=CONCATENATE([.$A$175];FIXED(PRODUCT ([$Arkusz3.E5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2];-1)/ 9;2))" office:value-type="string" office:string-value="soft_attack =  0,00">
            <text:p>soft_attack = <text:s/>0,00</text:p>
          </table:table-cell>
          <table:table-cell table:formula="of:=CONCATENATE([.$A$177];FIXED(PRODUCT ([$Arkusz3.G52];-1)/9;2))" office:value-type="string" office:string-value="hard_attack = 0,00">
            <text:p>hard_attack = 0,00</text:p>
          </table:table-cell>
          <table:table-cell table:formula="of:=CONCATENATE([.$A$178];FIXED(PRODUCT ([$Arkusz3.H52];-1)/ 9;2))" office:value-type="string" office:string-value="air_attack = 0,00">
            <text:p>air_attack = 0,00</text:p>
          </table:table-cell>
          <table:table-cell table:formula="of:=CONCATENATE([.$A$179];FIXED(PRODUCT ([$Arkusz3.I52];-1)/9;2))" office:value-type="string" office:string-value="Defensiveness =0,00">
            <text:p>Defensiveness =0,00</text:p>
          </table:table-cell>
          <table:table-cell table:formula="of:=CONCATENATE([.$A$180];FIXED(PRODUCT ([$Arkusz3.J52];-1;0.475)/9;2))" office:value-type="string" office:string-value="Toughness =0,00">
            <text:p>Toughness =0,00</text:p>
          </table:table-cell>
          <table:table-cell table:formula="of:=CONCATENATE([.$A$181];FIXED(PRODUCT ([$Arkusz3.K52];-1)/ 9;2))" office:value-type="string" office:string-value="air_defence =0,00">
            <text:p>air_defence =0,00</text:p>
          </table:table-cell>
          <table:table-cell table:formula="of:=CONCATENATE([.$A$182];FIXED(PRODUCT ([$Arkusz3.L5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heavy_armor_brigade</text:p>
          </table:table-cell>
          <table:table-cell office:value-type="string">
            <text:p>= {</text:p>
          </table:table-cell>
          <table:table-cell table:formula="of:=CONCATENATE([.$A$175];FIXED(PRODUCT ([$Arkusz3.E53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53];-1)/ 9;2))" office:value-type="string" office:string-value="soft_attack =  -1,44">
            <text:p>soft_attack = <text:s/>-1,44</text:p>
          </table:table-cell>
          <table:table-cell table:formula="of:=CONCATENATE([.$A$177];FIXED(PRODUCT ([$Arkusz3.G53];-1)/9;2))" office:value-type="string" office:string-value="hard_attack = -2,56">
            <text:p>hard_attack = -2,56</text:p>
          </table:table-cell>
          <table:table-cell table:formula="of:=CONCATENATE([.$A$178];FIXED(PRODUCT ([$Arkusz3.H53];-1)/ 9;2))" office:value-type="string" office:string-value="air_attack = 0,00">
            <text:p>air_attack = 0,00</text:p>
          </table:table-cell>
          <table:table-cell table:formula="of:=CONCATENATE([.$A$179];FIXED(PRODUCT ([$Arkusz3.I53];-1)/9;2))" office:value-type="string" office:string-value="Defensiveness =-1,00">
            <text:p>Defensiveness =-1,00</text:p>
          </table:table-cell>
          <table:table-cell table:formula="of:=CONCATENATE([.$A$180];FIXED(PRODUCT ([$Arkusz3.J53];-1;0.475)/9;2))" office:value-type="string" office:string-value="Toughness =-1,43">
            <text:p>Toughness =-1,43</text:p>
          </table:table-cell>
          <table:table-cell table:formula="of:=CONCATENATE([.$A$181];FIXED(PRODUCT ([$Arkusz3.K53];-1)/ 9;2))" office:value-type="string" office:string-value="air_defence =0,00">
            <text:p>air_defence =0,00</text:p>
          </table:table-cell>
          <table:table-cell table:formula="of:=CONCATENATE([.$A$182];FIXED(PRODUCT ([$Arkusz3.L5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sp_rct_artillery_brigade</text:p>
          </table:table-cell>
          <table:table-cell office:value-type="string">
            <text:p>= {</text:p>
          </table:table-cell>
          <table:table-cell table:formula="of:=CONCATENATE([.$A$175];FIXED(PRODUCT ([$Arkusz3.E54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54];-1)/ 9;2))" office:value-type="string" office:string-value="soft_attack =  -1,78">
            <text:p>soft_attack = <text:s/>-1,78</text:p>
          </table:table-cell>
          <table:table-cell table:formula="of:=CONCATENATE([.$A$177];FIXED(PRODUCT ([$Arkusz3.G54];-1)/9;2))" office:value-type="string" office:string-value="hard_attack = 0,00">
            <text:p>hard_attack = 0,00</text:p>
          </table:table-cell>
          <table:table-cell table:formula="of:=CONCATENATE([.$A$178];FIXED(PRODUCT ([$Arkusz3.H54];-1)/ 9;2))" office:value-type="string" office:string-value="air_attack = -0,11">
            <text:p>air_attack = -0,11</text:p>
          </table:table-cell>
          <table:table-cell table:formula="of:=CONCATENATE([.$A$179];FIXED(PRODUCT ([$Arkusz3.I54];-1)/9;2))" office:value-type="string" office:string-value="Defensiveness =-0,11">
            <text:p>Defensiveness =-0,11</text:p>
          </table:table-cell>
          <table:table-cell table:formula="of:=CONCATENATE([.$A$180];FIXED(PRODUCT ([$Arkusz3.J54];-1;0.475)/9;2))" office:value-type="string" office:string-value="Toughness =-0,05">
            <text:p>Toughness =-0,05</text:p>
          </table:table-cell>
          <table:table-cell table:formula="of:=CONCATENATE([.$A$181];FIXED(PRODUCT ([$Arkusz3.K54];-1)/ 9;2))" office:value-type="string" office:string-value="air_defence =-0,11">
            <text:p>air_defence =-0,11</text:p>
          </table:table-cell>
          <table:table-cell table:formula="of:=CONCATENATE([.$A$182];FIXED(PRODUCT ([$Arkusz3.L54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mechanized_brigade</text:p>
          </table:table-cell>
          <table:table-cell office:value-type="string">
            <text:p>= {</text:p>
          </table:table-cell>
          <table:table-cell table:formula="of:=CONCATENATE([.$A$175];FIXED(PRODUCT ([$Arkusz3.E5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55];-1)/ 9;2))" office:value-type="string" office:string-value="soft_attack =  -1,22">
            <text:p>soft_attack = <text:s/>-1,22</text:p>
          </table:table-cell>
          <table:table-cell table:formula="of:=CONCATENATE([.$A$177];FIXED(PRODUCT ([$Arkusz3.G55];-1)/9;2))" office:value-type="string" office:string-value="hard_attack = -0,22">
            <text:p>hard_attack = -0,22</text:p>
          </table:table-cell>
          <table:table-cell table:formula="of:=CONCATENATE([.$A$178];FIXED(PRODUCT ([$Arkusz3.H55];-1)/ 9;2))" office:value-type="string" office:string-value="air_attack = -0,22">
            <text:p>air_attack = -0,22</text:p>
          </table:table-cell>
          <table:table-cell table:formula="of:=CONCATENATE([.$A$179];FIXED(PRODUCT ([$Arkusz3.I55];-1)/9;2))" office:value-type="string" office:string-value="Defensiveness =-1,44">
            <text:p>Defensiveness =-1,44</text:p>
          </table:table-cell>
          <table:table-cell table:formula="of:=CONCATENATE([.$A$180];FIXED(PRODUCT ([$Arkusz3.J55];-1;0.475)/9;2))" office:value-type="string" office:string-value="Toughness =-0,48">
            <text:p>Toughness =-0,48</text:p>
          </table:table-cell>
          <table:table-cell table:formula="of:=CONCATENATE([.$A$181];FIXED(PRODUCT ([$Arkusz3.K55];-1)/ 9;2))" office:value-type="string" office:string-value="air_defence =-0,22">
            <text:p>air_defence =-0,22</text:p>
          </table:table-cell>
          <table:table-cell table:formula="of:=CONCATENATE([.$A$182];FIXED(PRODUCT ([$Arkusz3.L5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rkha_brigade</text:p>
          </table:table-cell>
          <table:table-cell office:value-type="string">
            <text:p>= {</text:p>
          </table:table-cell>
          <table:table-cell table:formula="of:=CONCATENATE([.$A$175];FIXED(PRODUCT ([$Arkusz3.E5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6];-1)/ 9;2))" office:value-type="string" office:string-value="soft_attack =  -0,56">
            <text:p>soft_attack = <text:s/>-0,56</text:p>
          </table:table-cell>
          <table:table-cell table:formula="of:=CONCATENATE([.$A$177];FIXED(PRODUCT ([$Arkusz3.G56];-1)/9;2))" office:value-type="string" office:string-value="hard_attack = 0,00">
            <text:p>hard_attack = 0,00</text:p>
          </table:table-cell>
          <table:table-cell table:formula="of:=CONCATENATE([.$A$178];FIXED(PRODUCT ([$Arkusz3.H56];-1)/ 9;2))" office:value-type="string" office:string-value="air_attack = 0,00">
            <text:p>air_attack = 0,00</text:p>
          </table:table-cell>
          <table:table-cell table:formula="of:=CONCATENATE([.$A$179];FIXED(PRODUCT ([$Arkusz3.I56];-1)/9;2))" office:value-type="string" office:string-value="Defensiveness =-1,67">
            <text:p>Defensiveness =-1,67</text:p>
          </table:table-cell>
          <table:table-cell table:formula="of:=CONCATENATE([.$A$180];FIXED(PRODUCT ([$Arkusz3.J56];-1;0.475)/9;2))" office:value-type="string" office:string-value="Toughness =-0,69">
            <text:p>Toughness =-0,69</text:p>
          </table:table-cell>
          <table:table-cell table:formula="of:=CONCATENATE([.$A$181];FIXED(PRODUCT ([$Arkusz3.K56];-1)/ 9;2))" office:value-type="string" office:string-value="air_defence =0,00">
            <text:p>air_defence =0,00</text:p>
          </table:table-cell>
          <table:table-cell table:formula="of:=CONCATENATE([.$A$182];FIXED(PRODUCT ([$Arkusz3.L5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eavy_anti_air_brigade</text:p>
          </table:table-cell>
          <table:table-cell office:value-type="string">
            <text:p>= {</text:p>
          </table:table-cell>
          <table:table-cell table:formula="of:=CONCATENATE([.$A$175];FIXED(PRODUCT ([$Arkusz3.E5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7];-1)/ 9;2))" office:value-type="string" office:string-value="soft_attack =  -0,22">
            <text:p>soft_attack = <text:s/>-0,22</text:p>
          </table:table-cell>
          <table:table-cell table:formula="of:=CONCATENATE([.$A$177];FIXED(PRODUCT ([$Arkusz3.G57];-1)/9;2))" office:value-type="string" office:string-value="hard_attack = -0,56">
            <text:p>hard_attack = -0,56</text:p>
          </table:table-cell>
          <table:table-cell table:formula="of:=CONCATENATE([.$A$178];FIXED(PRODUCT ([$Arkusz3.H57];-1)/ 9;2))" office:value-type="string" office:string-value="air_attack = -0,67">
            <text:p>air_attack = -0,67</text:p>
          </table:table-cell>
          <table:table-cell table:formula="of:=CONCATENATE([.$A$179];FIXED(PRODUCT ([$Arkusz3.I57];-1)/9;2))" office:value-type="string" office:string-value="Defensiveness =-0,44">
            <text:p>Defensiveness =-0,44</text:p>
          </table:table-cell>
          <table:table-cell table:formula="of:=CONCATENATE([.$A$180];FIXED(PRODUCT ([$Arkusz3.J57];-1;0.475)/9;2))" office:value-type="string" office:string-value="Toughness =-0,05">
            <text:p>Toughness =-0,05</text:p>
          </table:table-cell>
          <table:table-cell table:formula="of:=CONCATENATE([.$A$181];FIXED(PRODUCT ([$Arkusz3.K57];-1)/ 9;2))" office:value-type="string" office:string-value="air_defence =-0,78">
            <text:p>air_defence =-0,78</text:p>
          </table:table-cell>
          <table:table-cell table:formula="of:=CONCATENATE([.$A$182];FIXED(PRODUCT ([$Arkusz3.L5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ssault_gun_brigade</text:p>
          </table:table-cell>
          <table:table-cell office:value-type="string">
            <text:p>= {</text:p>
          </table:table-cell>
          <table:table-cell table:formula="of:=CONCATENATE([.$A$175];FIXED(PRODUCT ([$Arkusz3.E58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58];-1)/ 9;2))" office:value-type="string" office:string-value="soft_attack =  -2,78">
            <text:p>soft_attack = <text:s/>-2,78</text:p>
          </table:table-cell>
          <table:table-cell table:formula="of:=CONCATENATE([.$A$177];FIXED(PRODUCT ([$Arkusz3.G58];-1)/9;2))" office:value-type="string" office:string-value="hard_attack = -2,22">
            <text:p>hard_attack = -2,22</text:p>
          </table:table-cell>
          <table:table-cell table:formula="of:=CONCATENATE([.$A$178];FIXED(PRODUCT ([$Arkusz3.H58];-1)/ 9;2))" office:value-type="string" office:string-value="air_attack = 0,00">
            <text:p>air_attack = 0,00</text:p>
          </table:table-cell>
          <table:table-cell table:formula="of:=CONCATENATE([.$A$179];FIXED(PRODUCT ([$Arkusz3.I58];-1)/9;2))" office:value-type="string" office:string-value="Defensiveness =-1,67">
            <text:p>Defensiveness =-1,67</text:p>
          </table:table-cell>
          <table:table-cell table:formula="of:=CONCATENATE([.$A$180];FIXED(PRODUCT ([$Arkusz3.J58];-1;0.475)/9;2))" office:value-type="string" office:string-value="Toughness =-1,58">
            <text:p>Toughness =-1,58</text:p>
          </table:table-cell>
          <table:table-cell table:formula="of:=CONCATENATE([.$A$181];FIXED(PRODUCT ([$Arkusz3.K58];-1)/ 9;2))" office:value-type="string" office:string-value="air_defence =0,00">
            <text:p>air_defence =0,00</text:p>
          </table:table-cell>
          <table:table-cell table:formula="of:=CONCATENATE([.$A$182];FIXED(PRODUCT ([$Arkusz3.L5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rmor_brigade</text:p>
          </table:table-cell>
          <table:table-cell office:value-type="string">
            <text:p>= {</text:p>
          </table:table-cell>
          <table:table-cell table:formula="of:=CONCATENATE([.$A$175];FIXED(PRODUCT ([$Arkusz3.E59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59];-1)/ 9;2))" office:value-type="string" office:string-value="soft_attack =  -1,44">
            <text:p>soft_attack = <text:s/>-1,44</text:p>
          </table:table-cell>
          <table:table-cell table:formula="of:=CONCATENATE([.$A$177];FIXED(PRODUCT ([$Arkusz3.G59];-1)/9;2))" office:value-type="string" office:string-value="hard_attack = -2,56">
            <text:p>hard_attack = -2,56</text:p>
          </table:table-cell>
          <table:table-cell table:formula="of:=CONCATENATE([.$A$178];FIXED(PRODUCT ([$Arkusz3.H59];-1)/ 9;2))" office:value-type="string" office:string-value="air_attack = 0,00">
            <text:p>air_attack = 0,00</text:p>
          </table:table-cell>
          <table:table-cell table:formula="of:=CONCATENATE([.$A$179];FIXED(PRODUCT ([$Arkusz3.I59];-1)/9;2))" office:value-type="string" office:string-value="Defensiveness =-1,00">
            <text:p>Defensiveness =-1,00</text:p>
          </table:table-cell>
          <table:table-cell table:formula="of:=CONCATENATE([.$A$180];FIXED(PRODUCT ([$Arkusz3.J59];-1;0.475)/9;2))" office:value-type="string" office:string-value="Toughness =-1,48">
            <text:p>Toughness =-1,48</text:p>
          </table:table-cell>
          <table:table-cell table:formula="of:=CONCATENATE([.$A$181];FIXED(PRODUCT ([$Arkusz3.K59];-1)/ 9;2))" office:value-type="string" office:string-value="air_defence =0,00">
            <text:p>air_defence =0,00</text:p>
          </table:table-cell>
          <table:table-cell table:formula="of:=CONCATENATE([.$A$182];FIXED(PRODUCT ([$Arkusz3.L59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eavy_artillery_brigade</text:p>
          </table:table-cell>
          <table:table-cell office:value-type="string">
            <text:p>= {</text:p>
          </table:table-cell>
          <table:table-cell table:formula="of:=CONCATENATE([.$A$175];FIXED(PRODUCT ([$Arkusz3.E6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0];-1)/ 9;2))" office:value-type="string" office:string-value="soft_attack =  -0,78">
            <text:p>soft_attack = <text:s/>-0,78</text:p>
          </table:table-cell>
          <table:table-cell table:formula="of:=CONCATENATE([.$A$177];FIXED(PRODUCT ([$Arkusz3.G60];-1)/9;2))" office:value-type="string" office:string-value="hard_attack = -0,33">
            <text:p>hard_attack = -0,33</text:p>
          </table:table-cell>
          <table:table-cell table:formula="of:=CONCATENATE([.$A$178];FIXED(PRODUCT ([$Arkusz3.H60];-1)/ 9;2))" office:value-type="string" office:string-value="air_attack = -0,11">
            <text:p>air_attack = -0,11</text:p>
          </table:table-cell>
          <table:table-cell table:formula="of:=CONCATENATE([.$A$179];FIXED(PRODUCT ([$Arkusz3.I60];-1)/9;2))" office:value-type="string" office:string-value="Defensiveness =0,00">
            <text:p>Defensiveness =0,00</text:p>
          </table:table-cell>
          <table:table-cell table:formula="of:=CONCATENATE([.$A$180];FIXED(PRODUCT ([$Arkusz3.J60];-1;0.475)/9;2))" office:value-type="string" office:string-value="Toughness =-0,05">
            <text:p>Toughness =-0,05</text:p>
          </table:table-cell>
          <table:table-cell table:formula="of:=CONCATENATE([.$A$181];FIXED(PRODUCT ([$Arkusz3.K60];-1)/ 9;2))" office:value-type="string" office:string-value="air_defence =0,00">
            <text:p>air_defence =0,00</text:p>
          </table:table-cell>
          <table:table-cell table:formula="of:=CONCATENATE([.$A$182];FIXED(PRODUCT ([$Arkusz3.L6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eavy_anti_tank_brigade</text:p>
          </table:table-cell>
          <table:table-cell office:value-type="string">
            <text:p>= {</text:p>
          </table:table-cell>
          <table:table-cell table:formula="of:=CONCATENATE([.$A$175];FIXED(PRODUCT ([$Arkusz3.E6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1];-1)/ 9;2))" office:value-type="string" office:string-value="soft_attack =  -0,11">
            <text:p>soft_attack = <text:s/>-0,11</text:p>
          </table:table-cell>
          <table:table-cell table:formula="of:=CONCATENATE([.$A$177];FIXED(PRODUCT ([$Arkusz3.G61];-1)/9;2))" office:value-type="string" office:string-value="hard_attack = -2,00">
            <text:p>hard_attack = -2,00</text:p>
          </table:table-cell>
          <table:table-cell table:formula="of:=CONCATENATE([.$A$178];FIXED(PRODUCT ([$Arkusz3.H61];-1)/ 9;2))" office:value-type="string" office:string-value="air_attack = 0,00">
            <text:p>air_attack = 0,00</text:p>
          </table:table-cell>
          <table:table-cell table:formula="of:=CONCATENATE([.$A$179];FIXED(PRODUCT ([$Arkusz3.I61];-1)/9;2))" office:value-type="string" office:string-value="Defensiveness =-0,33">
            <text:p>Defensiveness =-0,33</text:p>
          </table:table-cell>
          <table:table-cell table:formula="of:=CONCATENATE([.$A$180];FIXED(PRODUCT ([$Arkusz3.J61];-1;0.475)/9;2))" office:value-type="string" office:string-value="Toughness =0,00">
            <text:p>Toughness =0,00</text:p>
          </table:table-cell>
          <table:table-cell table:formula="of:=CONCATENATE([.$A$181];FIXED(PRODUCT ([$Arkusz3.K61];-1)/ 9;2))" office:value-type="string" office:string-value="air_defence =0,00">
            <text:p>air_defence =0,00</text:p>
          </table:table-cell>
          <table:table-cell table:formula="of:=CONCATENATE([.$A$182];FIXED(PRODUCT ([$Arkusz3.L6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tank_destroyer_brigade</text:p>
          </table:table-cell>
          <table:table-cell office:value-type="string">
            <text:p>= {</text:p>
          </table:table-cell>
          <table:table-cell table:formula="of:=CONCATENATE([.$A$175];FIXED(PRODUCT ([$Arkusz3.E62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62];-1)/ 9;2))" office:value-type="string" office:string-value="soft_attack =  -1,00">
            <text:p>soft_attack = <text:s/>-1,00</text:p>
          </table:table-cell>
          <table:table-cell table:formula="of:=CONCATENATE([.$A$177];FIXED(PRODUCT ([$Arkusz3.G62];-1)/9;2))" office:value-type="string" office:string-value="hard_attack = -4,44">
            <text:p>hard_attack = -4,44</text:p>
          </table:table-cell>
          <table:table-cell table:formula="of:=CONCATENATE([.$A$178];FIXED(PRODUCT ([$Arkusz3.H62];-1)/ 9;2))" office:value-type="string" office:string-value="air_attack = 0,00">
            <text:p>air_attack = 0,00</text:p>
          </table:table-cell>
          <table:table-cell table:formula="of:=CONCATENATE([.$A$179];FIXED(PRODUCT ([$Arkusz3.I62];-1)/9;2))" office:value-type="string" office:string-value="Defensiveness =-2,56">
            <text:p>Defensiveness =-2,56</text:p>
          </table:table-cell>
          <table:table-cell table:formula="of:=CONCATENATE([.$A$180];FIXED(PRODUCT ([$Arkusz3.J62];-1;0.475)/9;2))" office:value-type="string" office:string-value="Toughness =-1,74">
            <text:p>Toughness =-1,74</text:p>
          </table:table-cell>
          <table:table-cell table:formula="of:=CONCATENATE([.$A$181];FIXED(PRODUCT ([$Arkusz3.K62];-1)/ 9;2))" office:value-type="string" office:string-value="air_defence =0,00">
            <text:p>air_defence =0,00</text:p>
          </table:table-cell>
          <table:table-cell table:formula="of:=CONCATENATE([.$A$182];FIXED(PRODUCT ([$Arkusz3.L6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ftrack_transport</text:p>
          </table:table-cell>
          <table:table-cell office:value-type="string">
            <text:p>= {</text:p>
          </table:table-cell>
          <table:table-cell table:formula="of:=CONCATENATE([.$A$175];FIXED(PRODUCT ([$Arkusz3.E63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63];-1)/ 9;2))" office:value-type="string" office:string-value="soft_attack =  0,00">
            <text:p>soft_attack = <text:s/>0,00</text:p>
          </table:table-cell>
          <table:table-cell table:formula="of:=CONCATENATE([.$A$177];FIXED(PRODUCT ([$Arkusz3.G63];-1)/9;2))" office:value-type="string" office:string-value="hard_attack = 0,00">
            <text:p>hard_attack = 0,00</text:p>
          </table:table-cell>
          <table:table-cell table:formula="of:=CONCATENATE([.$A$178];FIXED(PRODUCT ([$Arkusz3.H63];-1)/ 9;2))" office:value-type="string" office:string-value="air_attack = 0,00">
            <text:p>air_attack = 0,00</text:p>
          </table:table-cell>
          <table:table-cell table:formula="of:=CONCATENATE([.$A$179];FIXED(PRODUCT ([$Arkusz3.I63];-1)/9;2))" office:value-type="string" office:string-value="Defensiveness =0,00">
            <text:p>Defensiveness =0,00</text:p>
          </table:table-cell>
          <table:table-cell table:formula="of:=CONCATENATE([.$A$180];FIXED(PRODUCT ([$Arkusz3.J63];-1;0.475)/9;2))" office:value-type="string" office:string-value="Toughness =0,00">
            <text:p>Toughness =0,00</text:p>
          </table:table-cell>
          <table:table-cell table:formula="of:=CONCATENATE([.$A$181];FIXED(PRODUCT ([$Arkusz3.K63];-1)/ 9;2))" office:value-type="string" office:string-value="air_defence =0,00">
            <text:p>air_defence =0,00</text:p>
          </table:table-cell>
          <table:table-cell table:formula="of:=CONCATENATE([.$A$182];FIXED(PRODUCT ([$Arkusz3.L6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oering_brigade</text:p>
          </table:table-cell>
          <table:table-cell office:value-type="string">
            <text:p>= {</text:p>
          </table:table-cell>
          <table:table-cell table:formula="of:=CONCATENATE([.$A$175];FIXED(PRODUCT ([$Arkusz3.E6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4];-1)/ 9;2))" office:value-type="string" office:string-value="soft_attack =  -1,22">
            <text:p>soft_attack = <text:s/>-1,22</text:p>
          </table:table-cell>
          <table:table-cell table:formula="of:=CONCATENATE([.$A$177];FIXED(PRODUCT ([$Arkusz3.G64];-1)/9;2))" office:value-type="string" office:string-value="hard_attack = -0,33">
            <text:p>hard_attack = -0,33</text:p>
          </table:table-cell>
          <table:table-cell table:formula="of:=CONCATENATE([.$A$178];FIXED(PRODUCT ([$Arkusz3.H64];-1)/ 9;2))" office:value-type="string" office:string-value="air_attack = -0,22">
            <text:p>air_attack = -0,22</text:p>
          </table:table-cell>
          <table:table-cell table:formula="of:=CONCATENATE([.$A$179];FIXED(PRODUCT ([$Arkusz3.I64];-1)/9;2))" office:value-type="string" office:string-value="Defensiveness =-1,56">
            <text:p>Defensiveness =-1,56</text:p>
          </table:table-cell>
          <table:table-cell table:formula="of:=CONCATENATE([.$A$180];FIXED(PRODUCT ([$Arkusz3.J64];-1;0.475)/9;2))" office:value-type="string" office:string-value="Toughness =-0,53">
            <text:p>Toughness =-0,53</text:p>
          </table:table-cell>
          <table:table-cell table:formula="of:=CONCATENATE([.$A$181];FIXED(PRODUCT ([$Arkusz3.K64];-1)/ 9;2))" office:value-type="string" office:string-value="air_defence =-0,22">
            <text:p>air_defence =-0,22</text:p>
          </table:table-cell>
          <table:table-cell table:formula="of:=CONCATENATE([.$A$182];FIXED(PRODUCT ([$Arkusz3.L6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itlerjugend</text:p>
          </table:table-cell>
          <table:table-cell office:value-type="string">
            <text:p>= {</text:p>
          </table:table-cell>
          <table:table-cell table:formula="of:=CONCATENATE([.$A$175];FIXED(PRODUCT ([$Arkusz3.E6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65];-1)/ 9;2))" office:value-type="string" office:string-value="soft_attack =  -1,33">
            <text:p>soft_attack = <text:s/>-1,33</text:p>
          </table:table-cell>
          <table:table-cell table:formula="of:=CONCATENATE([.$A$177];FIXED(PRODUCT ([$Arkusz3.G65];-1)/9;2))" office:value-type="string" office:string-value="hard_attack = -0,33">
            <text:p>hard_attack = -0,33</text:p>
          </table:table-cell>
          <table:table-cell table:formula="of:=CONCATENATE([.$A$178];FIXED(PRODUCT ([$Arkusz3.H65];-1)/ 9;2))" office:value-type="string" office:string-value="air_attack = -0,22">
            <text:p>air_attack = -0,22</text:p>
          </table:table-cell>
          <table:table-cell table:formula="of:=CONCATENATE([.$A$179];FIXED(PRODUCT ([$Arkusz3.I65];-1)/9;2))" office:value-type="string" office:string-value="Defensiveness =-1,56">
            <text:p>Defensiveness =-1,56</text:p>
          </table:table-cell>
          <table:table-cell table:formula="of:=CONCATENATE([.$A$180];FIXED(PRODUCT ([$Arkusz3.J65];-1;0.475)/9;2))" office:value-type="string" office:string-value="Toughness =-0,58">
            <text:p>Toughness =-0,58</text:p>
          </table:table-cell>
          <table:table-cell table:formula="of:=CONCATENATE([.$A$181];FIXED(PRODUCT ([$Arkusz3.K65];-1)/ 9;2))" office:value-type="string" office:string-value="air_defence =-0,22">
            <text:p>air_defence =-0,22</text:p>
          </table:table-cell>
          <table:table-cell table:formula="of:=CONCATENATE([.$A$182];FIXED(PRODUCT ([$Arkusz3.L6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ohenstaufen</text:p>
          </table:table-cell>
          <table:table-cell office:value-type="string">
            <text:p>= {</text:p>
          </table:table-cell>
          <table:table-cell table:formula="of:=CONCATENATE([.$A$175];FIXED(PRODUCT ([$Arkusz3.E6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6];-1)/ 9;2))" office:value-type="string" office:string-value="soft_attack =  -1,11">
            <text:p>soft_attack = <text:s/>-1,11</text:p>
          </table:table-cell>
          <table:table-cell table:formula="of:=CONCATENATE([.$A$177];FIXED(PRODUCT ([$Arkusz3.G66];-1)/9;2))" office:value-type="string" office:string-value="hard_attack = -0,44">
            <text:p>hard_attack = -0,44</text:p>
          </table:table-cell>
          <table:table-cell table:formula="of:=CONCATENATE([.$A$178];FIXED(PRODUCT ([$Arkusz3.H66];-1)/ 9;2))" office:value-type="string" office:string-value="air_attack = -0,22">
            <text:p>air_attack = -0,22</text:p>
          </table:table-cell>
          <table:table-cell table:formula="of:=CONCATENATE([.$A$179];FIXED(PRODUCT ([$Arkusz3.I66];-1)/9;2))" office:value-type="string" office:string-value="Defensiveness =-1,56">
            <text:p>Defensiveness =-1,56</text:p>
          </table:table-cell>
          <table:table-cell table:formula="of:=CONCATENATE([.$A$180];FIXED(PRODUCT ([$Arkusz3.J66];-1;0.475)/9;2))" office:value-type="string" office:string-value="Toughness =-0,53">
            <text:p>Toughness =-0,53</text:p>
          </table:table-cell>
          <table:table-cell table:formula="of:=CONCATENATE([.$A$181];FIXED(PRODUCT ([$Arkusz3.K66];-1)/ 9;2))" office:value-type="string" office:string-value="air_defence =-0,22">
            <text:p>air_defence =-0,22</text:p>
          </table:table-cell>
          <table:table-cell table:formula="of:=CONCATENATE([.$A$182];FIXED(PRODUCT ([$Arkusz3.L6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orse_transport</text:p>
          </table:table-cell>
          <table:table-cell office:value-type="string">
            <text:p>= {</text:p>
          </table:table-cell>
          <table:table-cell table:formula="of:=CONCATENATE([.$A$175];FIXED(PRODUCT ([$Arkusz3.E6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67];-1)/ 9;2))" office:value-type="string" office:string-value="soft_attack =  0,00">
            <text:p>soft_attack = <text:s/>0,00</text:p>
          </table:table-cell>
          <table:table-cell table:formula="of:=CONCATENATE([.$A$177];FIXED(PRODUCT ([$Arkusz3.G67];-1)/9;2))" office:value-type="string" office:string-value="hard_attack = 0,00">
            <text:p>hard_attack = 0,00</text:p>
          </table:table-cell>
          <table:table-cell table:formula="of:=CONCATENATE([.$A$178];FIXED(PRODUCT ([$Arkusz3.H67];-1)/ 9;2))" office:value-type="string" office:string-value="air_attack = 0,00">
            <text:p>air_attack = 0,00</text:p>
          </table:table-cell>
          <table:table-cell table:formula="of:=CONCATENATE([.$A$179];FIXED(PRODUCT ([$Arkusz3.I67];-1)/9;2))" office:value-type="string" office:string-value="Defensiveness =0,00">
            <text:p>Defensiveness =0,00</text:p>
          </table:table-cell>
          <table:table-cell table:formula="of:=CONCATENATE([.$A$180];FIXED(PRODUCT ([$Arkusz3.J67];-1;0.475)/9;2))" office:value-type="string" office:string-value="Toughness =0,00">
            <text:p>Toughness =0,00</text:p>
          </table:table-cell>
          <table:table-cell table:formula="of:=CONCATENATE([.$A$181];FIXED(PRODUCT ([$Arkusz3.K67];-1)/ 9;2))" office:value-type="string" office:string-value="air_defence =0,00">
            <text:p>air_defence =0,00</text:p>
          </table:table-cell>
          <table:table-cell table:formula="of:=CONCATENATE([.$A$182];FIXED(PRODUCT ([$Arkusz3.L6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QDEF_brigade</text:p>
          </table:table-cell>
          <table:table-cell office:value-type="string">
            <text:p>= {</text:p>
          </table:table-cell>
          <table:table-cell table:formula="of:=CONCATENATE([.$A$175];FIXED(PRODUCT ([$Arkusz3.E6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8];-1)/ 9;2))" office:value-type="string" office:string-value="soft_attack =  -0,44">
            <text:p>soft_attack = <text:s/>-0,44</text:p>
          </table:table-cell>
          <table:table-cell table:formula="of:=CONCATENATE([.$A$177];FIXED(PRODUCT ([$Arkusz3.G68];-1)/9;2))" office:value-type="string" office:string-value="hard_attack = 0,00">
            <text:p>hard_attack = 0,00</text:p>
          </table:table-cell>
          <table:table-cell table:formula="of:=CONCATENATE([.$A$178];FIXED(PRODUCT ([$Arkusz3.H68];-1)/ 9;2))" office:value-type="string" office:string-value="air_attack = 0,00">
            <text:p>air_attack = 0,00</text:p>
          </table:table-cell>
          <table:table-cell table:formula="of:=CONCATENATE([.$A$179];FIXED(PRODUCT ([$Arkusz3.I68];-1)/9;2))" office:value-type="string" office:string-value="Defensiveness =-0,89">
            <text:p>Defensiveness =-0,89</text:p>
          </table:table-cell>
          <table:table-cell table:formula="of:=CONCATENATE([.$A$180];FIXED(PRODUCT ([$Arkusz3.J68];-1;0.475)/9;2))" office:value-type="string" office:string-value="Toughness =-0,37">
            <text:p>Toughness =-0,37</text:p>
          </table:table-cell>
          <table:table-cell table:formula="of:=CONCATENATE([.$A$181];FIXED(PRODUCT ([$Arkusz3.K68];-1)/ 9;2))" office:value-type="string" office:string-value="air_defence =0,00">
            <text:p>air_defence =0,00</text:p>
          </table:table-cell>
          <table:table-cell table:formula="of:=CONCATENATE([.$A$182];FIXED(PRODUCT ([$Arkusz3.L6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emi_motorized_brigade</text:p>
          </table:table-cell>
          <table:table-cell office:value-type="string">
            <text:p>= {</text:p>
          </table:table-cell>
          <table:table-cell table:formula="of:=CONCATENATE([.$A$175];FIXED(PRODUCT ([$Arkusz3.E6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9];-1)/ 9;2))" office:value-type="string" office:string-value="soft_attack =  -0,89">
            <text:p>soft_attack = <text:s/>-0,89</text:p>
          </table:table-cell>
          <table:table-cell table:formula="of:=CONCATENATE([.$A$177];FIXED(PRODUCT ([$Arkusz3.G69];-1)/9;2))" office:value-type="string" office:string-value="hard_attack = -0,11">
            <text:p>hard_attack = -0,11</text:p>
          </table:table-cell>
          <table:table-cell table:formula="of:=CONCATENATE([.$A$178];FIXED(PRODUCT ([$Arkusz3.H69];-1)/ 9;2))" office:value-type="string" office:string-value="air_attack = 0,00">
            <text:p>air_attack = 0,00</text:p>
          </table:table-cell>
          <table:table-cell table:formula="of:=CONCATENATE([.$A$179];FIXED(PRODUCT ([$Arkusz3.I69];-1)/9;2))" office:value-type="string" office:string-value="Defensiveness =-1,22">
            <text:p>Defensiveness =-1,22</text:p>
          </table:table-cell>
          <table:table-cell table:formula="of:=CONCATENATE([.$A$180];FIXED(PRODUCT ([$Arkusz3.J69];-1;0.475)/9;2))" office:value-type="string" office:string-value="Toughness =-0,37">
            <text:p>Toughness =-0,37</text:p>
          </table:table-cell>
          <table:table-cell table:formula="of:=CONCATENATE([.$A$181];FIXED(PRODUCT ([$Arkusz3.K69];-1)/ 9;2))" office:value-type="string" office:string-value="air_defence =0,00">
            <text:p>air_defence =0,00</text:p>
          </table:table-cell>
          <table:table-cell table:formula="of:=CONCATENATE([.$A$182];FIXED(PRODUCT ([$Arkusz3.L6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nfantry_bat</text:p>
          </table:table-cell>
          <table:table-cell office:value-type="string">
            <text:p>= {</text:p>
          </table:table-cell>
          <table:table-cell table:formula="of:=CONCATENATE([.$A$175];FIXED(PRODUCT ([$Arkusz3.E7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0];-1)/ 9;2))" office:value-type="string" office:string-value="soft_attack =  -0,44">
            <text:p>soft_attack = <text:s/>-0,44</text:p>
          </table:table-cell>
          <table:table-cell table:formula="of:=CONCATENATE([.$A$177];FIXED(PRODUCT ([$Arkusz3.G70];-1)/9;2))" office:value-type="string" office:string-value="hard_attack = -0,11">
            <text:p>hard_attack = -0,11</text:p>
          </table:table-cell>
          <table:table-cell table:formula="of:=CONCATENATE([.$A$178];FIXED(PRODUCT ([$Arkusz3.H70];-1)/ 9;2))" office:value-type="string" office:string-value="air_attack = 0,00">
            <text:p>air_attack = 0,00</text:p>
          </table:table-cell>
          <table:table-cell table:formula="of:=CONCATENATE([.$A$179];FIXED(PRODUCT ([$Arkusz3.I70];-1)/9;2))" office:value-type="string" office:string-value="Defensiveness =-1,11">
            <text:p>Defensiveness =-1,11</text:p>
          </table:table-cell>
          <table:table-cell table:formula="of:=CONCATENATE([.$A$180];FIXED(PRODUCT ([$Arkusz3.J70];-1;0.475)/9;2))" office:value-type="string" office:string-value="Toughness =-0,32">
            <text:p>Toughness =-0,32</text:p>
          </table:table-cell>
          <table:table-cell table:formula="of:=CONCATENATE([.$A$181];FIXED(PRODUCT ([$Arkusz3.K70];-1)/ 9;2))" office:value-type="string" office:string-value="air_defence =0,00">
            <text:p>air_defence =0,00</text:p>
          </table:table-cell>
          <table:table-cell table:formula="of:=CONCATENATE([.$A$182];FIXED(PRODUCT ([$Arkusz3.L7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nfantry_brigade</text:p>
          </table:table-cell>
          <table:table-cell office:value-type="string">
            <text:p>= {</text:p>
          </table:table-cell>
          <table:table-cell table:formula="of:=CONCATENATE([.$A$175];FIXED(PRODUCT ([$Arkusz3.E7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1];-1)/ 9;2))" office:value-type="string" office:string-value="soft_attack =  -0,89">
            <text:p>soft_attack = <text:s/>-0,89</text:p>
          </table:table-cell>
          <table:table-cell table:formula="of:=CONCATENATE([.$A$177];FIXED(PRODUCT ([$Arkusz3.G71];-1)/9;2))" office:value-type="string" office:string-value="hard_attack = -0,11">
            <text:p>hard_attack = -0,11</text:p>
          </table:table-cell>
          <table:table-cell table:formula="of:=CONCATENATE([.$A$178];FIXED(PRODUCT ([$Arkusz3.H71];-1)/ 9;2))" office:value-type="string" office:string-value="air_attack = 0,00">
            <text:p>air_attack = 0,00</text:p>
          </table:table-cell>
          <table:table-cell table:formula="of:=CONCATENATE([.$A$179];FIXED(PRODUCT ([$Arkusz3.I71];-1)/9;2))" office:value-type="string" office:string-value="Defensiveness =-1,11">
            <text:p>Defensiveness =-1,11</text:p>
          </table:table-cell>
          <table:table-cell table:formula="of:=CONCATENATE([.$A$180];FIXED(PRODUCT ([$Arkusz3.J71];-1;0.475)/9;2))" office:value-type="string" office:string-value="Toughness =-0,32">
            <text:p>Toughness =-0,32</text:p>
          </table:table-cell>
          <table:table-cell table:formula="of:=CONCATENATE([.$A$181];FIXED(PRODUCT ([$Arkusz3.K71];-1)/ 9;2))" office:value-type="string" office:string-value="air_defence =0,00">
            <text:p>air_defence =0,00</text:p>
          </table:table-cell>
          <table:table-cell table:formula="of:=CONCATENATE([.$A$182];FIXED(PRODUCT ([$Arkusz3.L7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nfantry_tank_brigade</text:p>
          </table:table-cell>
          <table:table-cell office:value-type="string">
            <text:p>= {</text:p>
          </table:table-cell>
          <table:table-cell table:formula="of:=CONCATENATE([.$A$175];FIXED(PRODUCT ([$Arkusz3.E72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72];-1)/ 9;2))" office:value-type="string" office:string-value="soft_attack =  -1,44">
            <text:p>soft_attack = <text:s/>-1,44</text:p>
          </table:table-cell>
          <table:table-cell table:formula="of:=CONCATENATE([.$A$177];FIXED(PRODUCT ([$Arkusz3.G72];-1)/9;2))" office:value-type="string" office:string-value="hard_attack = -0,22">
            <text:p>hard_attack = -0,22</text:p>
          </table:table-cell>
          <table:table-cell table:formula="of:=CONCATENATE([.$A$178];FIXED(PRODUCT ([$Arkusz3.H72];-1)/ 9;2))" office:value-type="string" office:string-value="air_attack = 0,00">
            <text:p>air_attack = 0,00</text:p>
          </table:table-cell>
          <table:table-cell table:formula="of:=CONCATENATE([.$A$179];FIXED(PRODUCT ([$Arkusz3.I72];-1)/9;2))" office:value-type="string" office:string-value="Defensiveness =-1,11">
            <text:p>Defensiveness =-1,11</text:p>
          </table:table-cell>
          <table:table-cell table:formula="of:=CONCATENATE([.$A$180];FIXED(PRODUCT ([$Arkusz3.J72];-1;0.475)/9;2))" office:value-type="string" office:string-value="Toughness =-1,21">
            <text:p>Toughness =-1,21</text:p>
          </table:table-cell>
          <table:table-cell table:formula="of:=CONCATENATE([.$A$181];FIXED(PRODUCT ([$Arkusz3.K72];-1)/ 9;2))" office:value-type="string" office:string-value="air_defence =0,00">
            <text:p>air_defence =0,00</text:p>
          </table:table-cell>
          <table:table-cell table:formula="of:=CONCATENATE([.$A$182];FIXED(PRODUCT ([$Arkusz3.L7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TA_light_transport</text:p>
          </table:table-cell>
          <table:table-cell office:value-type="string">
            <text:p>= {</text:p>
          </table:table-cell>
          <table:table-cell table:formula="of:=CONCATENATE([.$A$175];FIXED(PRODUCT ([$Arkusz3.E7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73];-1)/ 9;2))" office:value-type="string" office:string-value="soft_attack =  0,00">
            <text:p>soft_attack = <text:s/>0,00</text:p>
          </table:table-cell>
          <table:table-cell table:formula="of:=CONCATENATE([.$A$177];FIXED(PRODUCT ([$Arkusz3.G73];-1)/9;2))" office:value-type="string" office:string-value="hard_attack = 0,00">
            <text:p>hard_attack = 0,00</text:p>
          </table:table-cell>
          <table:table-cell table:formula="of:=CONCATENATE([.$A$178];FIXED(PRODUCT ([$Arkusz3.H73];-1)/ 9;2))" office:value-type="string" office:string-value="air_attack = 0,00">
            <text:p>air_attack = 0,00</text:p>
          </table:table-cell>
          <table:table-cell table:formula="of:=CONCATENATE([.$A$179];FIXED(PRODUCT ([$Arkusz3.I73];-1)/9;2))" office:value-type="string" office:string-value="Defensiveness =0,00">
            <text:p>Defensiveness =0,00</text:p>
          </table:table-cell>
          <table:table-cell table:formula="of:=CONCATENATE([.$A$180];FIXED(PRODUCT ([$Arkusz3.J73];-1;0.475)/9;2))" office:value-type="string" office:string-value="Toughness =0,00">
            <text:p>Toughness =0,00</text:p>
          </table:table-cell>
          <table:table-cell table:formula="of:=CONCATENATE([.$A$181];FIXED(PRODUCT ([$Arkusz3.K73];-1)/ 9;2))" office:value-type="string" office:string-value="air_defence =0,00">
            <text:p>air_defence =0,00</text:p>
          </table:table-cell>
          <table:table-cell table:formula="of:=CONCATENATE([.$A$182];FIXED(PRODUCT ([$Arkusz3.L7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hubner</text:p>
          </table:table-cell>
          <table:table-cell office:value-type="string">
            <text:p>= {</text:p>
          </table:table-cell>
          <table:table-cell table:formula="of:=CONCATENATE([.$A$175];FIXED(PRODUCT ([$Arkusz3.E7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4];-1)/ 9;2))" office:value-type="string" office:string-value="soft_attack =  -0,78">
            <text:p>soft_attack = <text:s/>-0,78</text:p>
          </table:table-cell>
          <table:table-cell table:formula="of:=CONCATENATE([.$A$177];FIXED(PRODUCT ([$Arkusz3.G74];-1)/9;2))" office:value-type="string" office:string-value="hard_attack = -0,33">
            <text:p>hard_attack = -0,33</text:p>
          </table:table-cell>
          <table:table-cell table:formula="of:=CONCATENATE([.$A$178];FIXED(PRODUCT ([$Arkusz3.H74];-1)/ 9;2))" office:value-type="string" office:string-value="air_attack = -0,22">
            <text:p>air_attack = -0,22</text:p>
          </table:table-cell>
          <table:table-cell table:formula="of:=CONCATENATE([.$A$179];FIXED(PRODUCT ([$Arkusz3.I74];-1)/9;2))" office:value-type="string" office:string-value="Defensiveness =-1,00">
            <text:p>Defensiveness =-1,00</text:p>
          </table:table-cell>
          <table:table-cell table:formula="of:=CONCATENATE([.$A$180];FIXED(PRODUCT ([$Arkusz3.J74];-1;0.475)/9;2))" office:value-type="string" office:string-value="Toughness =-0,84">
            <text:p>Toughness =-0,84</text:p>
          </table:table-cell>
          <table:table-cell table:formula="of:=CONCATENATE([.$A$181];FIXED(PRODUCT ([$Arkusz3.K74];-1)/ 9;2))" office:value-type="string" office:string-value="air_defence =0,00">
            <text:p>air_defence =0,00</text:p>
          </table:table-cell>
          <table:table-cell table:formula="of:=CONCATENATE([.$A$182];FIXED(PRODUCT ([$Arkusz3.L7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ramcke</text:p>
          </table:table-cell>
          <table:table-cell office:value-type="string">
            <text:p>= {</text:p>
          </table:table-cell>
          <table:table-cell table:formula="of:=CONCATENATE([.$A$175];FIXED(PRODUCT ([$Arkusz3.E7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5];-1)/ 9;2))" office:value-type="string" office:string-value="soft_attack =  -0,78">
            <text:p>soft_attack = <text:s/>-0,78</text:p>
          </table:table-cell>
          <table:table-cell table:formula="of:=CONCATENATE([.$A$177];FIXED(PRODUCT ([$Arkusz3.G75];-1)/9;2))" office:value-type="string" office:string-value="hard_attack = -0,33">
            <text:p>hard_attack = -0,33</text:p>
          </table:table-cell>
          <table:table-cell table:formula="of:=CONCATENATE([.$A$178];FIXED(PRODUCT ([$Arkusz3.H75];-1)/ 9;2))" office:value-type="string" office:string-value="air_attack = -0,22">
            <text:p>air_attack = -0,22</text:p>
          </table:table-cell>
          <table:table-cell table:formula="of:=CONCATENATE([.$A$179];FIXED(PRODUCT ([$Arkusz3.I75];-1)/9;2))" office:value-type="string" office:string-value="Defensiveness =-1,00">
            <text:p>Defensiveness =-1,00</text:p>
          </table:table-cell>
          <table:table-cell table:formula="of:=CONCATENATE([.$A$180];FIXED(PRODUCT ([$Arkusz3.J75];-1;0.475)/9;2))" office:value-type="string" office:string-value="Toughness =-0,84">
            <text:p>Toughness =-0,84</text:p>
          </table:table-cell>
          <table:table-cell table:formula="of:=CONCATENATE([.$A$181];FIXED(PRODUCT ([$Arkusz3.K75];-1)/ 9;2))" office:value-type="string" office:string-value="air_defence =0,00">
            <text:p>air_defence =0,00</text:p>
          </table:table-cell>
          <table:table-cell table:formula="of:=CONCATENATE([.$A$182];FIXED(PRODUCT ([$Arkusz3.L7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schultz</text:p>
          </table:table-cell>
          <table:table-cell office:value-type="string">
            <text:p>= {</text:p>
          </table:table-cell>
          <table:table-cell table:formula="of:=CONCATENATE([.$A$175];FIXED(PRODUCT ([$Arkusz3.E7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6];-1)/ 9;2))" office:value-type="string" office:string-value="soft_attack =  -0,78">
            <text:p>soft_attack = <text:s/>-0,78</text:p>
          </table:table-cell>
          <table:table-cell table:formula="of:=CONCATENATE([.$A$177];FIXED(PRODUCT ([$Arkusz3.G76];-1)/9;2))" office:value-type="string" office:string-value="hard_attack = -0,33">
            <text:p>hard_attack = -0,33</text:p>
          </table:table-cell>
          <table:table-cell table:formula="of:=CONCATENATE([.$A$178];FIXED(PRODUCT ([$Arkusz3.H76];-1)/ 9;2))" office:value-type="string" office:string-value="air_attack = -0,22">
            <text:p>air_attack = -0,22</text:p>
          </table:table-cell>
          <table:table-cell table:formula="of:=CONCATENATE([.$A$179];FIXED(PRODUCT ([$Arkusz3.I76];-1)/9;2))" office:value-type="string" office:string-value="Defensiveness =-1,00">
            <text:p>Defensiveness =-1,00</text:p>
          </table:table-cell>
          <table:table-cell table:formula="of:=CONCATENATE([.$A$180];FIXED(PRODUCT ([$Arkusz3.J76];-1;0.475)/9;2))" office:value-type="string" office:string-value="Toughness =-0,84">
            <text:p>Toughness =-0,84</text:p>
          </table:table-cell>
          <table:table-cell table:formula="of:=CONCATENATE([.$A$181];FIXED(PRODUCT ([$Arkusz3.K76];-1)/ 9;2))" office:value-type="string" office:string-value="air_defence =0,00">
            <text:p>air_defence =0,00</text:p>
          </table:table-cell>
          <table:table-cell table:formula="of:=CONCATENATE([.$A$182];FIXED(PRODUCT ([$Arkusz3.L7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heydte</text:p>
          </table:table-cell>
          <table:table-cell office:value-type="string">
            <text:p>= {</text:p>
          </table:table-cell>
          <table:table-cell table:formula="of:=CONCATENATE([.$A$175];FIXED(PRODUCT ([$Arkusz3.E7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7];-1)/ 9;2))" office:value-type="string" office:string-value="soft_attack =  -0,78">
            <text:p>soft_attack = <text:s/>-0,78</text:p>
          </table:table-cell>
          <table:table-cell table:formula="of:=CONCATENATE([.$A$177];FIXED(PRODUCT ([$Arkusz3.G77];-1)/9;2))" office:value-type="string" office:string-value="hard_attack = -0,33">
            <text:p>hard_attack = -0,33</text:p>
          </table:table-cell>
          <table:table-cell table:formula="of:=CONCATENATE([.$A$178];FIXED(PRODUCT ([$Arkusz3.H77];-1)/ 9;2))" office:value-type="string" office:string-value="air_attack = -0,22">
            <text:p>air_attack = -0,22</text:p>
          </table:table-cell>
          <table:table-cell table:formula="of:=CONCATENATE([.$A$179];FIXED(PRODUCT ([$Arkusz3.I77];-1)/9;2))" office:value-type="string" office:string-value="Defensiveness =-1,00">
            <text:p>Defensiveness =-1,00</text:p>
          </table:table-cell>
          <table:table-cell table:formula="of:=CONCATENATE([.$A$180];FIXED(PRODUCT ([$Arkusz3.J77];-1;0.475)/9;2))" office:value-type="string" office:string-value="Toughness =-0,84">
            <text:p>Toughness =-0,84</text:p>
          </table:table-cell>
          <table:table-cell table:formula="of:=CONCATENATE([.$A$181];FIXED(PRODUCT ([$Arkusz3.K77];-1)/ 9;2))" office:value-type="string" office:string-value="air_defence =0,00">
            <text:p>air_defence =0,00</text:p>
          </table:table-cell>
          <table:table-cell table:formula="of:=CONCATENATE([.$A$182];FIXED(PRODUCT ([$Arkusz3.L7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jap_kaoru_detachment</text:p>
          </table:table-cell>
          <table:table-cell office:value-type="string">
            <text:p>= {</text:p>
          </table:table-cell>
          <table:table-cell table:formula="of:=CONCATENATE([.$A$175];FIXED(PRODUCT ([$Arkusz3.E7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8];-1)/ 9;2))" office:value-type="string" office:string-value="soft_attack =  -0,78">
            <text:p>soft_attack = <text:s/>-0,78</text:p>
          </table:table-cell>
          <table:table-cell table:formula="of:=CONCATENATE([.$A$177];FIXED(PRODUCT ([$Arkusz3.G78];-1)/9;2))" office:value-type="string" office:string-value="hard_attack = -0,33">
            <text:p>hard_attack = -0,33</text:p>
          </table:table-cell>
          <table:table-cell table:formula="of:=CONCATENATE([.$A$178];FIXED(PRODUCT ([$Arkusz3.H78];-1)/ 9;2))" office:value-type="string" office:string-value="air_attack = -0,22">
            <text:p>air_attack = -0,22</text:p>
          </table:table-cell>
          <table:table-cell table:formula="of:=CONCATENATE([.$A$179];FIXED(PRODUCT ([$Arkusz3.I78];-1)/9;2))" office:value-type="string" office:string-value="Defensiveness =-1,00">
            <text:p>Defensiveness =-1,00</text:p>
          </table:table-cell>
          <table:table-cell table:formula="of:=CONCATENATE([.$A$180];FIXED(PRODUCT ([$Arkusz3.J78];-1;0.475)/9;2))" office:value-type="string" office:string-value="Toughness =-0,84">
            <text:p>Toughness =-0,84</text:p>
          </table:table-cell>
          <table:table-cell table:formula="of:=CONCATENATE([.$A$181];FIXED(PRODUCT ([$Arkusz3.K78];-1)/ 9;2))" office:value-type="string" office:string-value="air_defence =0,00">
            <text:p>air_defence =0,00</text:p>
          </table:table-cell>
          <table:table-cell table:formula="of:=CONCATENATE([.$A$182];FIXED(PRODUCT ([$Arkusz3.L7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ehr_brigade</text:p>
          </table:table-cell>
          <table:table-cell office:value-type="string">
            <text:p>= {</text:p>
          </table:table-cell>
          <table:table-cell table:formula="of:=CONCATENATE([.$A$175];FIXED(PRODUCT ([$Arkusz3.E7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9];-1)/ 9;2))" office:value-type="string" office:string-value="soft_attack =  -1,33">
            <text:p>soft_attack = <text:s/>-1,33</text:p>
          </table:table-cell>
          <table:table-cell table:formula="of:=CONCATENATE([.$A$177];FIXED(PRODUCT ([$Arkusz3.G79];-1)/9;2))" office:value-type="string" office:string-value="hard_attack = -0,33">
            <text:p>hard_attack = -0,33</text:p>
          </table:table-cell>
          <table:table-cell table:formula="of:=CONCATENATE([.$A$178];FIXED(PRODUCT ([$Arkusz3.H79];-1)/ 9;2))" office:value-type="string" office:string-value="air_attack = -0,22">
            <text:p>air_attack = -0,22</text:p>
          </table:table-cell>
          <table:table-cell table:formula="of:=CONCATENATE([.$A$179];FIXED(PRODUCT ([$Arkusz3.I79];-1)/9;2))" office:value-type="string" office:string-value="Defensiveness =-1,56">
            <text:p>Defensiveness =-1,56</text:p>
          </table:table-cell>
          <table:table-cell table:formula="of:=CONCATENATE([.$A$180];FIXED(PRODUCT ([$Arkusz3.J79];-1;0.475)/9;2))" office:value-type="string" office:string-value="Toughness =-0,53">
            <text:p>Toughness =-0,53</text:p>
          </table:table-cell>
          <table:table-cell table:formula="of:=CONCATENATE([.$A$181];FIXED(PRODUCT ([$Arkusz3.K79];-1)/ 9;2))" office:value-type="string" office:string-value="air_defence =-0,22">
            <text:p>air_defence =-0,22</text:p>
          </table:table-cell>
          <table:table-cell table:formula="of:=CONCATENATE([.$A$182];FIXED(PRODUCT ([$Arkusz3.L7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rigade</text:p>
          </table:table-cell>
          <table:table-cell office:value-type="string">
            <text:p>= {</text:p>
          </table:table-cell>
          <table:table-cell table:formula="of:=CONCATENATE([.$A$175];FIXED(PRODUCT ([$Arkusz3.E80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80];-1)/ 9;2))" office:value-type="string" office:string-value="soft_attack =  -0,78">
            <text:p>soft_attack = <text:s/>-0,78</text:p>
          </table:table-cell>
          <table:table-cell table:formula="of:=CONCATENATE([.$A$177];FIXED(PRODUCT ([$Arkusz3.G80];-1)/9;2))" office:value-type="string" office:string-value="hard_attack = -0,67">
            <text:p>hard_attack = -0,67</text:p>
          </table:table-cell>
          <table:table-cell table:formula="of:=CONCATENATE([.$A$178];FIXED(PRODUCT ([$Arkusz3.H80];-1)/ 9;2))" office:value-type="string" office:string-value="air_attack = -0,22">
            <text:p>air_attack = -0,22</text:p>
          </table:table-cell>
          <table:table-cell table:formula="of:=CONCATENATE([.$A$179];FIXED(PRODUCT ([$Arkusz3.I80];-1)/9;2))" office:value-type="string" office:string-value="Defensiveness =-0,67">
            <text:p>Defensiveness =-0,67</text:p>
          </table:table-cell>
          <table:table-cell table:formula="of:=CONCATENATE([.$A$180];FIXED(PRODUCT ([$Arkusz3.J80];-1;0.475)/9;2))" office:value-type="string" office:string-value="Toughness =-1,06">
            <text:p>Toughness =-1,06</text:p>
          </table:table-cell>
          <table:table-cell table:formula="of:=CONCATENATE([.$A$181];FIXED(PRODUCT ([$Arkusz3.K80];-1)/ 9;2))" office:value-type="string" office:string-value="air_defence =-0,22">
            <text:p>air_defence =-0,22</text:p>
          </table:table-cell>
          <table:table-cell table:formula="of:=CONCATENATE([.$A$182];FIXED(PRODUCT ([$Arkusz3.L80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at</text:p>
          </table:table-cell>
          <table:table-cell office:value-type="string">
            <text:p>= {</text:p>
          </table:table-cell>
          <table:table-cell table:formula="of:=CONCATENATE([.$A$175];FIXED(PRODUCT ([$Arkusz3.E81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81];-1)/ 9;2))" office:value-type="string" office:string-value="soft_attack =  -0,44">
            <text:p>soft_attack = <text:s/>-0,44</text:p>
          </table:table-cell>
          <table:table-cell table:formula="of:=CONCATENATE([.$A$177];FIXED(PRODUCT ([$Arkusz3.G81];-1)/9;2))" office:value-type="string" office:string-value="hard_attack = -0,33">
            <text:p>hard_attack = -0,33</text:p>
          </table:table-cell>
          <table:table-cell table:formula="of:=CONCATENATE([.$A$178];FIXED(PRODUCT ([$Arkusz3.H81];-1)/ 9;2))" office:value-type="string" office:string-value="air_attack = 0,00">
            <text:p>air_attack = 0,00</text:p>
          </table:table-cell>
          <table:table-cell table:formula="of:=CONCATENATE([.$A$179];FIXED(PRODUCT ([$Arkusz3.I81];-1)/9;2))" office:value-type="string" office:string-value="Defensiveness =-0,56">
            <text:p>Defensiveness =-0,56</text:p>
          </table:table-cell>
          <table:table-cell table:formula="of:=CONCATENATE([.$A$180];FIXED(PRODUCT ([$Arkusz3.J81];-1;0.475)/9;2))" office:value-type="string" office:string-value="Toughness =-0,95">
            <text:p>Toughness =-0,95</text:p>
          </table:table-cell>
          <table:table-cell table:formula="of:=CONCATENATE([.$A$181];FIXED(PRODUCT ([$Arkusz3.K81];-1)/ 9;2))" office:value-type="string" office:string-value="air_defence =0,00">
            <text:p>air_defence =0,00</text:p>
          </table:table-cell>
          <table:table-cell table:formula="of:=CONCATENATE([.$A$182];FIXED(PRODUCT ([$Arkusz3.L81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ight_infantry_brigade</text:p>
          </table:table-cell>
          <table:table-cell office:value-type="string">
            <text:p>= {</text:p>
          </table:table-cell>
          <table:table-cell table:formula="of:=CONCATENATE([.$A$175];FIXED(PRODUCT ([$Arkusz3.E82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82];-1)/ 9;2))" office:value-type="string" office:string-value="soft_attack =  -0,56">
            <text:p>soft_attack = <text:s/>-0,56</text:p>
          </table:table-cell>
          <table:table-cell table:formula="of:=CONCATENATE([.$A$177];FIXED(PRODUCT ([$Arkusz3.G82];-1)/9;2))" office:value-type="string" office:string-value="hard_attack = 0,00">
            <text:p>hard_attack = 0,00</text:p>
          </table:table-cell>
          <table:table-cell table:formula="of:=CONCATENATE([.$A$178];FIXED(PRODUCT ([$Arkusz3.H82];-1)/ 9;2))" office:value-type="string" office:string-value="air_attack = 0,00">
            <text:p>air_attack = 0,00</text:p>
          </table:table-cell>
          <table:table-cell table:formula="of:=CONCATENATE([.$A$179];FIXED(PRODUCT ([$Arkusz3.I82];-1)/9;2))" office:value-type="string" office:string-value="Defensiveness =-0,78">
            <text:p>Defensiveness =-0,78</text:p>
          </table:table-cell>
          <table:table-cell table:formula="of:=CONCATENATE([.$A$180];FIXED(PRODUCT ([$Arkusz3.J82];-1;0.475)/9;2))" office:value-type="string" office:string-value="Toughness =-0,37">
            <text:p>Toughness =-0,37</text:p>
          </table:table-cell>
          <table:table-cell table:formula="of:=CONCATENATE([.$A$181];FIXED(PRODUCT ([$Arkusz3.K82];-1)/ 9;2))" office:value-type="string" office:string-value="air_defence =0,00">
            <text:p>air_defence =0,00</text:p>
          </table:table-cell>
          <table:table-cell table:formula="of:=CONCATENATE([.$A$182];FIXED(PRODUCT ([$Arkusz3.L8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ight_transport</text:p>
          </table:table-cell>
          <table:table-cell office:value-type="string">
            <text:p>= {</text:p>
          </table:table-cell>
          <table:table-cell table:formula="of:=CONCATENATE([.$A$175];FIXED(PRODUCT ([$Arkusz3.E83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83];-1)/ 9;2))" office:value-type="string" office:string-value="soft_attack =  0,00">
            <text:p>soft_attack = <text:s/>0,00</text:p>
          </table:table-cell>
          <table:table-cell table:formula="of:=CONCATENATE([.$A$177];FIXED(PRODUCT ([$Arkusz3.G83];-1)/9;2))" office:value-type="string" office:string-value="hard_attack = 0,00">
            <text:p>hard_attack = 0,00</text:p>
          </table:table-cell>
          <table:table-cell table:formula="of:=CONCATENATE([.$A$178];FIXED(PRODUCT ([$Arkusz3.H83];-1)/ 9;2))" office:value-type="string" office:string-value="air_attack = 0,00">
            <text:p>air_attack = 0,00</text:p>
          </table:table-cell>
          <table:table-cell table:formula="of:=CONCATENATE([.$A$179];FIXED(PRODUCT ([$Arkusz3.I83];-1)/9;2))" office:value-type="string" office:string-value="Defensiveness =0,00">
            <text:p>Defensiveness =0,00</text:p>
          </table:table-cell>
          <table:table-cell table:formula="of:=CONCATENATE([.$A$180];FIXED(PRODUCT ([$Arkusz3.J83];-1;0.475)/9;2))" office:value-type="string" office:string-value="Toughness =0,00">
            <text:p>Toughness =0,00</text:p>
          </table:table-cell>
          <table:table-cell table:formula="of:=CONCATENATE([.$A$181];FIXED(PRODUCT ([$Arkusz3.K83];-1)/ 9;2))" office:value-type="string" office:string-value="air_defence =0,00">
            <text:p>air_defence =0,00</text:p>
          </table:table-cell>
          <table:table-cell table:formula="of:=CONCATENATE([.$A$182];FIXED(PRODUCT ([$Arkusz3.L8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lssah</text:p>
          </table:table-cell>
          <table:table-cell office:value-type="string">
            <text:p>= {</text:p>
          </table:table-cell>
          <table:table-cell table:formula="of:=CONCATENATE([.$A$175];FIXED(PRODUCT ([$Arkusz3.E8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84];-1)/ 9;2))" office:value-type="string" office:string-value="soft_attack =  -1,44">
            <text:p>soft_attack = <text:s/>-1,44</text:p>
          </table:table-cell>
          <table:table-cell table:formula="of:=CONCATENATE([.$A$177];FIXED(PRODUCT ([$Arkusz3.G84];-1)/9;2))" office:value-type="string" office:string-value="hard_attack = -0,44">
            <text:p>hard_attack = -0,44</text:p>
          </table:table-cell>
          <table:table-cell table:formula="of:=CONCATENATE([.$A$178];FIXED(PRODUCT ([$Arkusz3.H84];-1)/ 9;2))" office:value-type="string" office:string-value="air_attack = -0,22">
            <text:p>air_attack = -0,22</text:p>
          </table:table-cell>
          <table:table-cell table:formula="of:=CONCATENATE([.$A$179];FIXED(PRODUCT ([$Arkusz3.I84];-1)/9;2))" office:value-type="string" office:string-value="Defensiveness =-1,56">
            <text:p>Defensiveness =-1,56</text:p>
          </table:table-cell>
          <table:table-cell table:formula="of:=CONCATENATE([.$A$180];FIXED(PRODUCT ([$Arkusz3.J84];-1;0.475)/9;2))" office:value-type="string" office:string-value="Toughness =-0,58">
            <text:p>Toughness =-0,58</text:p>
          </table:table-cell>
          <table:table-cell table:formula="of:=CONCATENATE([.$A$181];FIXED(PRODUCT ([$Arkusz3.K84];-1)/ 9;2))" office:value-type="string" office:string-value="air_defence =-0,22">
            <text:p>air_defence =-0,22</text:p>
          </table:table-cell>
          <table:table-cell table:formula="of:=CONCATENATE([.$A$182];FIXED(PRODUCT ([$Arkusz3.L8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uftwaffe_brigade</text:p>
          </table:table-cell>
          <table:table-cell office:value-type="string">
            <text:p>= {</text:p>
          </table:table-cell>
          <table:table-cell table:formula="of:=CONCATENATE([.$A$175];FIXED(PRODUCT ([$Arkusz3.E8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85];-1)/ 9;2))" office:value-type="string" office:string-value="soft_attack =  -0,67">
            <text:p>soft_attack = <text:s/>-0,67</text:p>
          </table:table-cell>
          <table:table-cell table:formula="of:=CONCATENATE([.$A$177];FIXED(PRODUCT ([$Arkusz3.G85];-1)/9;2))" office:value-type="string" office:string-value="hard_attack = -0,11">
            <text:p>hard_attack = -0,11</text:p>
          </table:table-cell>
          <table:table-cell table:formula="of:=CONCATENATE([.$A$178];FIXED(PRODUCT ([$Arkusz3.H85];-1)/ 9;2))" office:value-type="string" office:string-value="air_attack = 0,00">
            <text:p>air_attack = 0,00</text:p>
          </table:table-cell>
          <table:table-cell table:formula="of:=CONCATENATE([.$A$179];FIXED(PRODUCT ([$Arkusz3.I85];-1)/9;2))" office:value-type="string" office:string-value="Defensiveness =-0,89">
            <text:p>Defensiveness =-0,89</text:p>
          </table:table-cell>
          <table:table-cell table:formula="of:=CONCATENATE([.$A$180];FIXED(PRODUCT ([$Arkusz3.J85];-1;0.475)/9;2))" office:value-type="string" office:string-value="Toughness =-0,32">
            <text:p>Toughness =-0,32</text:p>
          </table:table-cell>
          <table:table-cell table:formula="of:=CONCATENATE([.$A$181];FIXED(PRODUCT ([$Arkusz3.K85];-1)/ 9;2))" office:value-type="string" office:string-value="air_defence =0,00">
            <text:p>air_defence =0,00</text:p>
          </table:table-cell>
          <table:table-cell table:formula="of:=CONCATENATE([.$A$182];FIXED(PRODUCT ([$Arkusz3.L8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arine_brigade</text:p>
          </table:table-cell>
          <table:table-cell office:value-type="string">
            <text:p>= {</text:p>
          </table:table-cell>
          <table:table-cell table:formula="of:=CONCATENATE([.$A$175];FIXED(PRODUCT ([$Arkusz3.E8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86];-1)/ 9;2))" office:value-type="string" office:string-value="soft_attack =  -0,89">
            <text:p>soft_attack = <text:s/>-0,89</text:p>
          </table:table-cell>
          <table:table-cell table:formula="of:=CONCATENATE([.$A$177];FIXED(PRODUCT ([$Arkusz3.G86];-1)/9;2))" office:value-type="string" office:string-value="hard_attack = -0,11">
            <text:p>hard_attack = -0,11</text:p>
          </table:table-cell>
          <table:table-cell table:formula="of:=CONCATENATE([.$A$178];FIXED(PRODUCT ([$Arkusz3.H86];-1)/ 9;2))" office:value-type="string" office:string-value="air_attack = 0,00">
            <text:p>air_attack = 0,00</text:p>
          </table:table-cell>
          <table:table-cell table:formula="of:=CONCATENATE([.$A$179];FIXED(PRODUCT ([$Arkusz3.I86];-1)/9;2))" office:value-type="string" office:string-value="Defensiveness =-1,11">
            <text:p>Defensiveness =-1,11</text:p>
          </table:table-cell>
          <table:table-cell table:formula="of:=CONCATENATE([.$A$180];FIXED(PRODUCT ([$Arkusz3.J86];-1;0.475)/9;2))" office:value-type="string" office:string-value="Toughness =-0,48">
            <text:p>Toughness =-0,48</text:p>
          </table:table-cell>
          <table:table-cell table:formula="of:=CONCATENATE([.$A$181];FIXED(PRODUCT ([$Arkusz3.K86];-1)/ 9;2))" office:value-type="string" office:string-value="air_defence =0,00">
            <text:p>air_defence =0,00</text:p>
          </table:table-cell>
          <table:table-cell table:formula="of:=CONCATENATE([.$A$182];FIXED(PRODUCT ([$Arkusz3.L8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edium_artillery_brigade</text:p>
          </table:table-cell>
          <table:table-cell office:value-type="string">
            <text:p>= {</text:p>
          </table:table-cell>
          <table:table-cell table:formula="of:=CONCATENATE([.$A$175];FIXED(PRODUCT ([$Arkusz3.E8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87];-1)/ 9;2))" office:value-type="string" office:string-value="soft_attack =  -0,44">
            <text:p>soft_attack = <text:s/>-0,44</text:p>
          </table:table-cell>
          <table:table-cell table:formula="of:=CONCATENATE([.$A$177];FIXED(PRODUCT ([$Arkusz3.G87];-1)/9;2))" office:value-type="string" office:string-value="hard_attack = 0,00">
            <text:p>hard_attack = 0,00</text:p>
          </table:table-cell>
          <table:table-cell table:formula="of:=CONCATENATE([.$A$178];FIXED(PRODUCT ([$Arkusz3.H87];-1)/ 9;2))" office:value-type="string" office:string-value="air_attack = -0,11">
            <text:p>air_attack = -0,11</text:p>
          </table:table-cell>
          <table:table-cell table:formula="of:=CONCATENATE([.$A$179];FIXED(PRODUCT ([$Arkusz3.I87];-1)/9;2))" office:value-type="string" office:string-value="Defensiveness =-0,11">
            <text:p>Defensiveness =-0,11</text:p>
          </table:table-cell>
          <table:table-cell table:formula="of:=CONCATENATE([.$A$180];FIXED(PRODUCT ([$Arkusz3.J87];-1;0.475)/9;2))" office:value-type="string" office:string-value="Toughness =-0,11">
            <text:p>Toughness =-0,11</text:p>
          </table:table-cell>
          <table:table-cell table:formula="of:=CONCATENATE([.$A$181];FIXED(PRODUCT ([$Arkusz3.K87];-1)/ 9;2))" office:value-type="string" office:string-value="air_defence =0,00">
            <text:p>air_defence =0,00</text:p>
          </table:table-cell>
          <table:table-cell table:formula="of:=CONCATENATE([.$A$182];FIXED(PRODUCT ([$Arkusz3.L8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medium_tank_destroyer_brigade</text:p>
          </table:table-cell>
          <table:table-cell office:value-type="string">
            <text:p>= {</text:p>
          </table:table-cell>
          <table:table-cell table:formula="of:=CONCATENATE([.$A$175];FIXED(PRODUCT ([$Arkusz3.E88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88];-1)/ 9;2))" office:value-type="string" office:string-value="soft_attack =  -0,56">
            <text:p>soft_attack = <text:s/>-0,56</text:p>
          </table:table-cell>
          <table:table-cell table:formula="of:=CONCATENATE([.$A$177];FIXED(PRODUCT ([$Arkusz3.G88];-1)/9;2))" office:value-type="string" office:string-value="hard_attack = -2,33">
            <text:p>hard_attack = -2,33</text:p>
          </table:table-cell>
          <table:table-cell table:formula="of:=CONCATENATE([.$A$178];FIXED(PRODUCT ([$Arkusz3.H88];-1)/ 9;2))" office:value-type="string" office:string-value="air_attack = 0,00">
            <text:p>air_attack = 0,00</text:p>
          </table:table-cell>
          <table:table-cell table:formula="of:=CONCATENATE([.$A$179];FIXED(PRODUCT ([$Arkusz3.I88];-1)/9;2))" office:value-type="string" office:string-value="Defensiveness =-1,56">
            <text:p>Defensiveness =-1,56</text:p>
          </table:table-cell>
          <table:table-cell table:formula="of:=CONCATENATE([.$A$180];FIXED(PRODUCT ([$Arkusz3.J88];-1;0.475)/9;2))" office:value-type="string" office:string-value="Toughness =-0,90">
            <text:p>Toughness =-0,90</text:p>
          </table:table-cell>
          <table:table-cell table:formula="of:=CONCATENATE([.$A$181];FIXED(PRODUCT ([$Arkusz3.K88];-1)/ 9;2))" office:value-type="string" office:string-value="air_defence =0,00">
            <text:p>air_defence =0,00</text:p>
          </table:table-cell>
          <table:table-cell table:formula="of:=CONCATENATE([.$A$182];FIXED(PRODUCT ([$Arkusz3.L8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echanized_brigade</text:p>
          </table:table-cell>
          <table:table-cell office:value-type="string">
            <text:p>= {</text:p>
          </table:table-cell>
          <table:table-cell table:formula="of:=CONCATENATE([.$A$175];FIXED(PRODUCT ([$Arkusz3.E8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89];-1)/ 9;2))" office:value-type="string" office:string-value="soft_attack =  -1,22">
            <text:p>soft_attack = <text:s/>-1,22</text:p>
          </table:table-cell>
          <table:table-cell table:formula="of:=CONCATENATE([.$A$177];FIXED(PRODUCT ([$Arkusz3.G89];-1)/9;2))" office:value-type="string" office:string-value="hard_attack = -0,33">
            <text:p>hard_attack = -0,33</text:p>
          </table:table-cell>
          <table:table-cell table:formula="of:=CONCATENATE([.$A$178];FIXED(PRODUCT ([$Arkusz3.H89];-1)/ 9;2))" office:value-type="string" office:string-value="air_attack = -0,22">
            <text:p>air_attack = -0,22</text:p>
          </table:table-cell>
          <table:table-cell table:formula="of:=CONCATENATE([.$A$179];FIXED(PRODUCT ([$Arkusz3.I89];-1)/9;2))" office:value-type="string" office:string-value="Defensiveness =-1,44">
            <text:p>Defensiveness =-1,44</text:p>
          </table:table-cell>
          <table:table-cell table:formula="of:=CONCATENATE([.$A$180];FIXED(PRODUCT ([$Arkusz3.J89];-1;0.475)/9;2))" office:value-type="string" office:string-value="Toughness =-0,42">
            <text:p>Toughness =-0,42</text:p>
          </table:table-cell>
          <table:table-cell table:formula="of:=CONCATENATE([.$A$181];FIXED(PRODUCT ([$Arkusz3.K89];-1)/ 9;2))" office:value-type="string" office:string-value="air_defence =-0,22">
            <text:p>air_defence =-0,22</text:p>
          </table:table-cell>
          <table:table-cell table:formula="of:=CONCATENATE([.$A$182];FIXED(PRODUCT ([$Arkusz3.L8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echanized_infantry_bat</text:p>
          </table:table-cell>
          <table:table-cell office:value-type="string">
            <text:p>= {</text:p>
          </table:table-cell>
          <table:table-cell table:formula="of:=CONCATENATE([.$A$175];FIXED(PRODUCT ([$Arkusz3.E9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0];-1)/ 9;2))" office:value-type="string" office:string-value="soft_attack =  -0,89">
            <text:p>soft_attack = <text:s/>-0,89</text:p>
          </table:table-cell>
          <table:table-cell table:formula="of:=CONCATENATE([.$A$177];FIXED(PRODUCT ([$Arkusz3.G90];-1)/9;2))" office:value-type="string" office:string-value="hard_attack = -0,11">
            <text:p>hard_attack = -0,11</text:p>
          </table:table-cell>
          <table:table-cell table:formula="of:=CONCATENATE([.$A$178];FIXED(PRODUCT ([$Arkusz3.H90];-1)/ 9;2))" office:value-type="string" office:string-value="air_attack = -0,11">
            <text:p>air_attack = -0,11</text:p>
          </table:table-cell>
          <table:table-cell table:formula="of:=CONCATENATE([.$A$179];FIXED(PRODUCT ([$Arkusz3.I90];-1)/9;2))" office:value-type="string" office:string-value="Defensiveness =-1,33">
            <text:p>Defensiveness =-1,33</text:p>
          </table:table-cell>
          <table:table-cell table:formula="of:=CONCATENATE([.$A$180];FIXED(PRODUCT ([$Arkusz3.J90];-1;0.475)/9;2))" office:value-type="string" office:string-value="Toughness =-0,42">
            <text:p>Toughness =-0,42</text:p>
          </table:table-cell>
          <table:table-cell table:formula="of:=CONCATENATE([.$A$181];FIXED(PRODUCT ([$Arkusz3.K90];-1)/ 9;2))" office:value-type="string" office:string-value="air_defence =-0,11">
            <text:p>air_defence =-0,11</text:p>
          </table:table-cell>
          <table:table-cell table:formula="of:=CONCATENATE([.$A$182];FIXED(PRODUCT ([$Arkusz3.L9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ilitia_brigade</text:p>
          </table:table-cell>
          <table:table-cell office:value-type="string">
            <text:p>= {</text:p>
          </table:table-cell>
          <table:table-cell table:formula="of:=CONCATENATE([.$A$175];FIXED(PRODUCT ([$Arkusz3.E9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1];-1)/ 9;2))" office:value-type="string" office:string-value="soft_attack =  -0,33">
            <text:p>soft_attack = <text:s/>-0,33</text:p>
          </table:table-cell>
          <table:table-cell table:formula="of:=CONCATENATE([.$A$177];FIXED(PRODUCT ([$Arkusz3.G91];-1)/9;2))" office:value-type="string" office:string-value="hard_attack = -0,11">
            <text:p>hard_attack = -0,11</text:p>
          </table:table-cell>
          <table:table-cell table:formula="of:=CONCATENATE([.$A$178];FIXED(PRODUCT ([$Arkusz3.H91];-1)/ 9;2))" office:value-type="string" office:string-value="air_attack = 0,00">
            <text:p>air_attack = 0,00</text:p>
          </table:table-cell>
          <table:table-cell table:formula="of:=CONCATENATE([.$A$179];FIXED(PRODUCT ([$Arkusz3.I91];-1)/9;2))" office:value-type="string" office:string-value="Defensiveness =-0,44">
            <text:p>Defensiveness =-0,44</text:p>
          </table:table-cell>
          <table:table-cell table:formula="of:=CONCATENATE([.$A$180];FIXED(PRODUCT ([$Arkusz3.J91];-1;0.475)/9;2))" office:value-type="string" office:string-value="Toughness =-0,26">
            <text:p>Toughness =-0,26</text:p>
          </table:table-cell>
          <table:table-cell table:formula="of:=CONCATENATE([.$A$181];FIXED(PRODUCT ([$Arkusz3.K91];-1)/ 9;2))" office:value-type="string" office:string-value="air_defence =0,00">
            <text:p>air_defence =0,00</text:p>
          </table:table-cell>
          <table:table-cell table:formula="of:=CONCATENATE([.$A$182];FIXED(PRODUCT ([$Arkusz3.L9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ixed_support_brigade</text:p>
          </table:table-cell>
          <table:table-cell office:value-type="string">
            <text:p>= {</text:p>
          </table:table-cell>
          <table:table-cell table:formula="of:=CONCATENATE([.$A$175];FIXED(PRODUCT ([$Arkusz3.E9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2];-1)/ 9;2))" office:value-type="string" office:string-value="soft_attack =  0,00">
            <text:p>soft_attack = <text:s/>0,00</text:p>
          </table:table-cell>
          <table:table-cell table:formula="of:=CONCATENATE([.$A$177];FIXED(PRODUCT ([$Arkusz3.G92];-1)/9;2))" office:value-type="string" office:string-value="hard_attack = 0,00">
            <text:p>hard_attack = 0,00</text:p>
          </table:table-cell>
          <table:table-cell table:formula="of:=CONCATENATE([.$A$178];FIXED(PRODUCT ([$Arkusz3.H92];-1)/ 9;2))" office:value-type="string" office:string-value="air_attack = 0,00">
            <text:p>air_attack = 0,00</text:p>
          </table:table-cell>
          <table:table-cell table:formula="of:=CONCATENATE([.$A$179];FIXED(PRODUCT ([$Arkusz3.I92];-1)/9;2))" office:value-type="string" office:string-value="Defensiveness =-0,11">
            <text:p>Defensiveness =-0,11</text:p>
          </table:table-cell>
          <table:table-cell table:formula="of:=CONCATENATE([.$A$180];FIXED(PRODUCT ([$Arkusz3.J92];-1;0.475)/9;2))" office:value-type="string" office:string-value="Toughness =-0,05">
            <text:p>Toughness =-0,05</text:p>
          </table:table-cell>
          <table:table-cell table:formula="of:=CONCATENATE([.$A$181];FIXED(PRODUCT ([$Arkusz3.K92];-1)/ 9;2))" office:value-type="string" office:string-value="air_defence =0,00">
            <text:p>air_defence =0,00</text:p>
          </table:table-cell>
          <table:table-cell table:formula="of:=CONCATENATE([.$A$182];FIXED(PRODUCT ([$Arkusz3.L9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cycle_recon_brigade</text:p>
          </table:table-cell>
          <table:table-cell office:value-type="string">
            <text:p>= {</text:p>
          </table:table-cell>
          <table:table-cell table:formula="of:=CONCATENATE([.$A$175];FIXED(PRODUCT ([$Arkusz3.E9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93];-1)/ 9;2))" office:value-type="string" office:string-value="soft_attack =  -0,33">
            <text:p>soft_attack = <text:s/>-0,33</text:p>
          </table:table-cell>
          <table:table-cell table:formula="of:=CONCATENATE([.$A$177];FIXED(PRODUCT ([$Arkusz3.G93];-1)/9;2))" office:value-type="string" office:string-value="hard_attack = 0,00">
            <text:p>hard_attack = 0,00</text:p>
          </table:table-cell>
          <table:table-cell table:formula="of:=CONCATENATE([.$A$178];FIXED(PRODUCT ([$Arkusz3.H93];-1)/ 9;2))" office:value-type="string" office:string-value="air_attack = 0,00">
            <text:p>air_attack = 0,00</text:p>
          </table:table-cell>
          <table:table-cell table:formula="of:=CONCATENATE([.$A$179];FIXED(PRODUCT ([$Arkusz3.I93];-1)/9;2))" office:value-type="string" office:string-value="Defensiveness =-0,22">
            <text:p>Defensiveness =-0,22</text:p>
          </table:table-cell>
          <table:table-cell table:formula="of:=CONCATENATE([.$A$180];FIXED(PRODUCT ([$Arkusz3.J93];-1;0.475)/9;2))" office:value-type="string" office:string-value="Toughness =-0,11">
            <text:p>Toughness =-0,11</text:p>
          </table:table-cell>
          <table:table-cell table:formula="of:=CONCATENATE([.$A$181];FIXED(PRODUCT ([$Arkusz3.K93];-1)/ 9;2))" office:value-type="string" office:string-value="air_defence =0,00">
            <text:p>air_defence =0,00</text:p>
          </table:table-cell>
          <table:table-cell table:formula="of:=CONCATENATE([.$A$182];FIXED(PRODUCT ([$Arkusz3.L9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infantry_bat</text:p>
          </table:table-cell>
          <table:table-cell office:value-type="string">
            <text:p>= {</text:p>
          </table:table-cell>
          <table:table-cell table:formula="of:=CONCATENATE([.$A$175];FIXED(PRODUCT ([$Arkusz3.E9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4];-1)/ 9;2))" office:value-type="string" office:string-value="soft_attack =  -0,44">
            <text:p>soft_attack = <text:s/>-0,44</text:p>
          </table:table-cell>
          <table:table-cell table:formula="of:=CONCATENATE([.$A$177];FIXED(PRODUCT ([$Arkusz3.G94];-1)/9;2))" office:value-type="string" office:string-value="hard_attack = 0,00">
            <text:p>hard_attack = 0,00</text:p>
          </table:table-cell>
          <table:table-cell table:formula="of:=CONCATENATE([.$A$178];FIXED(PRODUCT ([$Arkusz3.H94];-1)/ 9;2))" office:value-type="string" office:string-value="air_attack = 0,00">
            <text:p>air_attack = 0,00</text:p>
          </table:table-cell>
          <table:table-cell table:formula="of:=CONCATENATE([.$A$179];FIXED(PRODUCT ([$Arkusz3.I94];-1)/9;2))" office:value-type="string" office:string-value="Defensiveness =-1,00">
            <text:p>Defensiveness =-1,00</text:p>
          </table:table-cell>
          <table:table-cell table:formula="of:=CONCATENATE([.$A$180];FIXED(PRODUCT ([$Arkusz3.J94];-1;0.475)/9;2))" office:value-type="string" office:string-value="Toughness =-0,37">
            <text:p>Toughness =-0,37</text:p>
          </table:table-cell>
          <table:table-cell table:formula="of:=CONCATENATE([.$A$181];FIXED(PRODUCT ([$Arkusz3.K94];-1)/ 9;2))" office:value-type="string" office:string-value="air_defence =0,00">
            <text:p>air_defence =0,00</text:p>
          </table:table-cell>
          <table:table-cell table:formula="of:=CONCATENATE([.$A$182];FIXED(PRODUCT ([$Arkusz3.L9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brigade</text:p>
          </table:table-cell>
          <table:table-cell office:value-type="string">
            <text:p>= {</text:p>
          </table:table-cell>
          <table:table-cell table:formula="of:=CONCATENATE([.$A$175];FIXED(PRODUCT ([$Arkusz3.E9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5];-1)/ 9;2))" office:value-type="string" office:string-value="soft_attack =  -1,00">
            <text:p>soft_attack = <text:s/>-1,00</text:p>
          </table:table-cell>
          <table:table-cell table:formula="of:=CONCATENATE([.$A$177];FIXED(PRODUCT ([$Arkusz3.G95];-1)/9;2))" office:value-type="string" office:string-value="hard_attack = -0,11">
            <text:p>hard_attack = -0,11</text:p>
          </table:table-cell>
          <table:table-cell table:formula="of:=CONCATENATE([.$A$178];FIXED(PRODUCT ([$Arkusz3.H95];-1)/ 9;2))" office:value-type="string" office:string-value="air_attack = 0,00">
            <text:p>air_attack = 0,00</text:p>
          </table:table-cell>
          <table:table-cell table:formula="of:=CONCATENATE([.$A$179];FIXED(PRODUCT ([$Arkusz3.I95];-1)/9;2))" office:value-type="string" office:string-value="Defensiveness =-1,33">
            <text:p>Defensiveness =-1,33</text:p>
          </table:table-cell>
          <table:table-cell table:formula="of:=CONCATENATE([.$A$180];FIXED(PRODUCT ([$Arkusz3.J95];-1;0.475)/9;2))" office:value-type="string" office:string-value="Toughness =-0,42">
            <text:p>Toughness =-0,42</text:p>
          </table:table-cell>
          <table:table-cell table:formula="of:=CONCATENATE([.$A$181];FIXED(PRODUCT ([$Arkusz3.K95];-1)/ 9;2))" office:value-type="string" office:string-value="air_defence =0,00">
            <text:p>air_defence =0,00</text:p>
          </table:table-cell>
          <table:table-cell table:formula="of:=CONCATENATE([.$A$182];FIXED(PRODUCT ([$Arkusz3.L9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engineer_brigade</text:p>
          </table:table-cell>
          <table:table-cell office:value-type="string">
            <text:p>= {</text:p>
          </table:table-cell>
          <table:table-cell table:formula="of:=CONCATENATE([.$A$175];FIXED(PRODUCT ([$Arkusz3.E9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6];-1)/ 9;2))" office:value-type="string" office:string-value="soft_attack =  -0,44">
            <text:p>soft_attack = <text:s/>-0,44</text:p>
          </table:table-cell>
          <table:table-cell table:formula="of:=CONCATENATE([.$A$177];FIXED(PRODUCT ([$Arkusz3.G96];-1)/9;2))" office:value-type="string" office:string-value="hard_attack = -0,11">
            <text:p>hard_attack = -0,11</text:p>
          </table:table-cell>
          <table:table-cell table:formula="of:=CONCATENATE([.$A$178];FIXED(PRODUCT ([$Arkusz3.H96];-1)/ 9;2))" office:value-type="string" office:string-value="air_attack = -0,11">
            <text:p>air_attack = -0,11</text:p>
          </table:table-cell>
          <table:table-cell table:formula="of:=CONCATENATE([.$A$179];FIXED(PRODUCT ([$Arkusz3.I96];-1)/9;2))" office:value-type="string" office:string-value="Defensiveness =-0,89">
            <text:p>Defensiveness =-0,89</text:p>
          </table:table-cell>
          <table:table-cell table:formula="of:=CONCATENATE([.$A$180];FIXED(PRODUCT ([$Arkusz3.J96];-1;0.475)/9;2))" office:value-type="string" office:string-value="Toughness =-0,84">
            <text:p>Toughness =-0,84</text:p>
          </table:table-cell>
          <table:table-cell table:formula="of:=CONCATENATE([.$A$181];FIXED(PRODUCT ([$Arkusz3.K96];-1)/ 9;2))" office:value-type="string" office:string-value="air_defence =-0,11">
            <text:p>air_defence =-0,11</text:p>
          </table:table-cell>
          <table:table-cell table:formula="of:=CONCATENATE([.$A$182];FIXED(PRODUCT ([$Arkusz3.L9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support_brigade</text:p>
          </table:table-cell>
          <table:table-cell office:value-type="string">
            <text:p>= {</text:p>
          </table:table-cell>
          <table:table-cell table:formula="of:=CONCATENATE([.$A$175];FIXED(PRODUCT ([$Arkusz3.E9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7];-1)/ 9;2))" office:value-type="string" office:string-value="soft_attack =  0,00">
            <text:p>soft_attack = <text:s/>0,00</text:p>
          </table:table-cell>
          <table:table-cell table:formula="of:=CONCATENATE([.$A$177];FIXED(PRODUCT ([$Arkusz3.G97];-1)/9;2))" office:value-type="string" office:string-value="hard_attack = 0,00">
            <text:p>hard_attack = 0,00</text:p>
          </table:table-cell>
          <table:table-cell table:formula="of:=CONCATENATE([.$A$178];FIXED(PRODUCT ([$Arkusz3.H97];-1)/ 9;2))" office:value-type="string" office:string-value="air_attack = 0,00">
            <text:p>air_attack = 0,00</text:p>
          </table:table-cell>
          <table:table-cell table:formula="of:=CONCATENATE([.$A$179];FIXED(PRODUCT ([$Arkusz3.I97];-1)/9;2))" office:value-type="string" office:string-value="Defensiveness =0,00">
            <text:p>Defensiveness =0,00</text:p>
          </table:table-cell>
          <table:table-cell table:formula="of:=CONCATENATE([.$A$180];FIXED(PRODUCT ([$Arkusz3.J97];-1;0.475)/9;2))" office:value-type="string" office:string-value="Toughness =0,00">
            <text:p>Toughness =0,00</text:p>
          </table:table-cell>
          <table:table-cell table:formula="of:=CONCATENATE([.$A$181];FIXED(PRODUCT ([$Arkusz3.K97];-1)/ 9;2))" office:value-type="string" office:string-value="air_defence =0,00">
            <text:p>air_defence =0,00</text:p>
          </table:table-cell>
          <table:table-cell table:formula="of:=CONCATENATE([.$A$182];FIXED(PRODUCT ([$Arkusz3.L9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bergsjaeger_brigade</text:p>
          </table:table-cell>
          <table:table-cell office:value-type="string">
            <text:p>= {</text:p>
          </table:table-cell>
          <table:table-cell table:formula="of:=CONCATENATE([.$A$175];FIXED(PRODUCT ([$Arkusz3.E9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8];-1)/ 9;2))" office:value-type="string" office:string-value="soft_attack =  -0,67">
            <text:p>soft_attack = <text:s/>-0,67</text:p>
          </table:table-cell>
          <table:table-cell table:formula="of:=CONCATENATE([.$A$177];FIXED(PRODUCT ([$Arkusz3.G98];-1)/9;2))" office:value-type="string" office:string-value="hard_attack = 0,00">
            <text:p>hard_attack = 0,00</text:p>
          </table:table-cell>
          <table:table-cell table:formula="of:=CONCATENATE([.$A$178];FIXED(PRODUCT ([$Arkusz3.H98];-1)/ 9;2))" office:value-type="string" office:string-value="air_attack = 0,00">
            <text:p>air_attack = 0,00</text:p>
          </table:table-cell>
          <table:table-cell table:formula="of:=CONCATENATE([.$A$179];FIXED(PRODUCT ([$Arkusz3.I98];-1)/9;2))" office:value-type="string" office:string-value="Defensiveness =-0,78">
            <text:p>Defensiveness =-0,78</text:p>
          </table:table-cell>
          <table:table-cell table:formula="of:=CONCATENATE([.$A$180];FIXED(PRODUCT ([$Arkusz3.J98];-1;0.475)/9;2))" office:value-type="string" office:string-value="Toughness =-0,32">
            <text:p>Toughness =-0,32</text:p>
          </table:table-cell>
          <table:table-cell table:formula="of:=CONCATENATE([.$A$181];FIXED(PRODUCT ([$Arkusz3.K98];-1)/ 9;2))" office:value-type="string" office:string-value="air_defence =0,00">
            <text:p>air_defence =0,00</text:p>
          </table:table-cell>
          <table:table-cell table:formula="of:=CONCATENATE([.$A$182];FIXED(PRODUCT ([$Arkusz3.L9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naval_infantry_brigade</text:p>
          </table:table-cell>
          <table:table-cell office:value-type="string">
            <text:p>= {</text:p>
          </table:table-cell>
          <table:table-cell table:formula="of:=CONCATENATE([.$A$175];FIXED(PRODUCT ([$Arkusz3.E9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99];-1)/ 9;2))" office:value-type="string" office:string-value="soft_attack =  -0,67">
            <text:p>soft_attack = <text:s/>-0,67</text:p>
          </table:table-cell>
          <table:table-cell table:formula="of:=CONCATENATE([.$A$177];FIXED(PRODUCT ([$Arkusz3.G99];-1)/9;2))" office:value-type="string" office:string-value="hard_attack = -0,11">
            <text:p>hard_attack = -0,11</text:p>
          </table:table-cell>
          <table:table-cell table:formula="of:=CONCATENATE([.$A$178];FIXED(PRODUCT ([$Arkusz3.H99];-1)/ 9;2))" office:value-type="string" office:string-value="air_attack = 0,00">
            <text:p>air_attack = 0,00</text:p>
          </table:table-cell>
          <table:table-cell table:formula="of:=CONCATENATE([.$A$179];FIXED(PRODUCT ([$Arkusz3.I99];-1)/9;2))" office:value-type="string" office:string-value="Defensiveness =-0,78">
            <text:p>Defensiveness =-0,78</text:p>
          </table:table-cell>
          <table:table-cell table:formula="of:=CONCATENATE([.$A$180];FIXED(PRODUCT ([$Arkusz3.J99];-1;0.475)/9;2))" office:value-type="string" office:string-value="Toughness =-0,37">
            <text:p>Toughness =-0,37</text:p>
          </table:table-cell>
          <table:table-cell table:formula="of:=CONCATENATE([.$A$181];FIXED(PRODUCT ([$Arkusz3.K99];-1)/ 9;2))" office:value-type="string" office:string-value="air_defence =0,00">
            <text:p>air_defence =0,00</text:p>
          </table:table-cell>
          <table:table-cell table:formula="of:=CONCATENATE([.$A$182];FIXED(PRODUCT ([$Arkusz3.L9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NKVD_brigade</text:p>
          </table:table-cell>
          <table:table-cell office:value-type="string">
            <text:p>= {</text:p>
          </table:table-cell>
          <table:table-cell table:formula="of:=CONCATENATE([.$A$175];FIXED(PRODUCT ([$Arkusz3.E10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0];-1)/ 9;2))" office:value-type="string" office:string-value="soft_attack =  -0,56">
            <text:p>soft_attack = <text:s/>-0,56</text:p>
          </table:table-cell>
          <table:table-cell table:formula="of:=CONCATENATE([.$A$177];FIXED(PRODUCT ([$Arkusz3.G100];-1)/9;2))" office:value-type="string" office:string-value="hard_attack = -0,11">
            <text:p>hard_attack = -0,11</text:p>
          </table:table-cell>
          <table:table-cell table:formula="of:=CONCATENATE([.$A$178];FIXED(PRODUCT ([$Arkusz3.H100];-1)/ 9;2))" office:value-type="string" office:string-value="air_attack = 0,00">
            <text:p>air_attack = 0,00</text:p>
          </table:table-cell>
          <table:table-cell table:formula="of:=CONCATENATE([.$A$179];FIXED(PRODUCT ([$Arkusz3.I100];-1)/9;2))" office:value-type="string" office:string-value="Defensiveness =-0,22">
            <text:p>Defensiveness =-0,22</text:p>
          </table:table-cell>
          <table:table-cell table:formula="of:=CONCATENATE([.$A$180];FIXED(PRODUCT ([$Arkusz3.J100];-1;0.475)/9;2))" office:value-type="string" office:string-value="Toughness =-0,21">
            <text:p>Toughness =-0,21</text:p>
          </table:table-cell>
          <table:table-cell table:formula="of:=CONCATENATE([.$A$181];FIXED(PRODUCT ([$Arkusz3.K100];-1)/ 9;2))" office:value-type="string" office:string-value="air_defence =0,00">
            <text:p>air_defence =0,00</text:p>
          </table:table-cell>
          <table:table-cell table:formula="of:=CONCATENATE([.$A$182];FIXED(PRODUCT ([$Arkusz3.L10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jap_ohmura_detachment</text:p>
          </table:table-cell>
          <table:table-cell office:value-type="string">
            <text:p>= {</text:p>
          </table:table-cell>
          <table:table-cell table:formula="of:=CONCATENATE([.$A$175];FIXED(PRODUCT ([$Arkusz3.E10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1];-1)/ 9;2))" office:value-type="string" office:string-value="soft_attack =  -0,78">
            <text:p>soft_attack = <text:s/>-0,78</text:p>
          </table:table-cell>
          <table:table-cell table:formula="of:=CONCATENATE([.$A$177];FIXED(PRODUCT ([$Arkusz3.G101];-1)/9;2))" office:value-type="string" office:string-value="hard_attack = -0,33">
            <text:p>hard_attack = -0,33</text:p>
          </table:table-cell>
          <table:table-cell table:formula="of:=CONCATENATE([.$A$178];FIXED(PRODUCT ([$Arkusz3.H101];-1)/ 9;2))" office:value-type="string" office:string-value="air_attack = -0,22">
            <text:p>air_attack = -0,22</text:p>
          </table:table-cell>
          <table:table-cell table:formula="of:=CONCATENATE([.$A$179];FIXED(PRODUCT ([$Arkusz3.I101];-1)/9;2))" office:value-type="string" office:string-value="Defensiveness =-1,00">
            <text:p>Defensiveness =-1,00</text:p>
          </table:table-cell>
          <table:table-cell table:formula="of:=CONCATENATE([.$A$180];FIXED(PRODUCT ([$Arkusz3.J101];-1;0.475)/9;2))" office:value-type="string" office:string-value="Toughness =-0,84">
            <text:p>Toughness =-0,84</text:p>
          </table:table-cell>
          <table:table-cell table:formula="of:=CONCATENATE([.$A$181];FIXED(PRODUCT ([$Arkusz3.K101];-1)/ 9;2))" office:value-type="string" office:string-value="air_defence =0,00">
            <text:p>air_defence =0,00</text:p>
          </table:table-cell>
          <table:table-cell table:formula="of:=CONCATENATE([.$A$182];FIXED(PRODUCT ([$Arkusz3.L10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pack_artillery_brigade</text:p>
          </table:table-cell>
          <table:table-cell office:value-type="string">
            <text:p>= {</text:p>
          </table:table-cell>
          <table:table-cell table:formula="of:=CONCATENATE([.$A$175];FIXED(PRODUCT ([$Arkusz3.E10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2];-1)/ 9;2))" office:value-type="string" office:string-value="soft_attack =  -0,56">
            <text:p>soft_attack = <text:s/>-0,56</text:p>
          </table:table-cell>
          <table:table-cell table:formula="of:=CONCATENATE([.$A$177];FIXED(PRODUCT ([$Arkusz3.G102];-1)/9;2))" office:value-type="string" office:string-value="hard_attack = 0,00">
            <text:p>hard_attack = 0,00</text:p>
          </table:table-cell>
          <table:table-cell table:formula="of:=CONCATENATE([.$A$178];FIXED(PRODUCT ([$Arkusz3.H102];-1)/ 9;2))" office:value-type="string" office:string-value="air_attack = -0,11">
            <text:p>air_attack = -0,11</text:p>
          </table:table-cell>
          <table:table-cell table:formula="of:=CONCATENATE([.$A$179];FIXED(PRODUCT ([$Arkusz3.I102];-1)/9;2))" office:value-type="string" office:string-value="Defensiveness =-0,22">
            <text:p>Defensiveness =-0,22</text:p>
          </table:table-cell>
          <table:table-cell table:formula="of:=CONCATENATE([.$A$180];FIXED(PRODUCT ([$Arkusz3.J102];-1;0.475)/9;2))" office:value-type="string" office:string-value="Toughness =-0,26">
            <text:p>Toughness =-0,26</text:p>
          </table:table-cell>
          <table:table-cell table:formula="of:=CONCATENATE([.$A$181];FIXED(PRODUCT ([$Arkusz3.K102];-1)/ 9;2))" office:value-type="string" office:string-value="air_defence =0,00">
            <text:p>air_defence =0,00</text:p>
          </table:table-cell>
          <table:table-cell table:formula="of:=CONCATENATE([.$A$182];FIXED(PRODUCT ([$Arkusz3.L10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paratrooper_brigade</text:p>
          </table:table-cell>
          <table:table-cell office:value-type="string">
            <text:p>= {</text:p>
          </table:table-cell>
          <table:table-cell table:formula="of:=CONCATENATE([.$A$175];FIXED(PRODUCT ([$Arkusz3.E103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3];-1)/ 9;2))" office:value-type="string" office:string-value="soft_attack =  -0,44">
            <text:p>soft_attack = <text:s/>-0,44</text:p>
          </table:table-cell>
          <table:table-cell table:formula="of:=CONCATENATE([.$A$177];FIXED(PRODUCT ([$Arkusz3.G103];-1)/9;2))" office:value-type="string" office:string-value="hard_attack = -0,11">
            <text:p>hard_attack = -0,11</text:p>
          </table:table-cell>
          <table:table-cell table:formula="of:=CONCATENATE([.$A$178];FIXED(PRODUCT ([$Arkusz3.H103];-1)/ 9;2))" office:value-type="string" office:string-value="air_attack = 0,00">
            <text:p>air_attack = 0,00</text:p>
          </table:table-cell>
          <table:table-cell table:formula="of:=CONCATENATE([.$A$179];FIXED(PRODUCT ([$Arkusz3.I103];-1)/9;2))" office:value-type="string" office:string-value="Defensiveness =-1,00">
            <text:p>Defensiveness =-1,00</text:p>
          </table:table-cell>
          <table:table-cell table:formula="of:=CONCATENATE([.$A$180];FIXED(PRODUCT ([$Arkusz3.J103];-1;0.475)/9;2))" office:value-type="string" office:string-value="Toughness =-0,42">
            <text:p>Toughness =-0,42</text:p>
          </table:table-cell>
          <table:table-cell table:formula="of:=CONCATENATE([.$A$181];FIXED(PRODUCT ([$Arkusz3.K103];-1)/ 9;2))" office:value-type="string" office:string-value="air_defence =0,00">
            <text:p>air_defence =0,00</text:p>
          </table:table-cell>
          <table:table-cell table:formula="of:=CONCATENATE([.$A$182];FIXED(PRODUCT ([$Arkusz3.L10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rinz_eugen</text:p>
          </table:table-cell>
          <table:table-cell office:value-type="string">
            <text:p>= {</text:p>
          </table:table-cell>
          <table:table-cell table:formula="of:=CONCATENATE([.$A$175];FIXED(PRODUCT ([$Arkusz3.E10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4];-1)/ 9;2))" office:value-type="string" office:string-value="soft_attack =  -0,78">
            <text:p>soft_attack = <text:s/>-0,78</text:p>
          </table:table-cell>
          <table:table-cell table:formula="of:=CONCATENATE([.$A$177];FIXED(PRODUCT ([$Arkusz3.G104];-1)/9;2))" office:value-type="string" office:string-value="hard_attack = 0,00">
            <text:p>hard_attack = 0,00</text:p>
          </table:table-cell>
          <table:table-cell table:formula="of:=CONCATENATE([.$A$178];FIXED(PRODUCT ([$Arkusz3.H104];-1)/ 9;2))" office:value-type="string" office:string-value="air_attack = 0,00">
            <text:p>air_attack = 0,00</text:p>
          </table:table-cell>
          <table:table-cell table:formula="of:=CONCATENATE([.$A$179];FIXED(PRODUCT ([$Arkusz3.I104];-1)/9;2))" office:value-type="string" office:string-value="Defensiveness =-0,89">
            <text:p>Defensiveness =-0,89</text:p>
          </table:table-cell>
          <table:table-cell table:formula="of:=CONCATENATE([.$A$180];FIXED(PRODUCT ([$Arkusz3.J104];-1;0.475)/9;2))" office:value-type="string" office:string-value="Toughness =-0,32">
            <text:p>Toughness =-0,32</text:p>
          </table:table-cell>
          <table:table-cell table:formula="of:=CONCATENATE([.$A$181];FIXED(PRODUCT ([$Arkusz3.K104];-1)/ 9;2))" office:value-type="string" office:string-value="air_defence =0,00">
            <text:p>air_defence =0,00</text:p>
          </table:table-cell>
          <table:table-cell table:formula="of:=CONCATENATE([.$A$182];FIXED(PRODUCT ([$Arkusz3.L10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five_rgt</text:p>
          </table:table-cell>
          <table:table-cell office:value-type="string">
            <text:p>= {</text:p>
          </table:table-cell>
          <table:table-cell table:formula="of:=CONCATENATE([.$A$175];FIXED(PRODUCT ([$Arkusz3.E105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05];-1)/ 9;2))" office:value-type="string" office:string-value="soft_attack =  -1,22">
            <text:p>soft_attack = <text:s/>-1,22</text:p>
          </table:table-cell>
          <table:table-cell table:formula="of:=CONCATENATE([.$A$177];FIXED(PRODUCT ([$Arkusz3.G105];-1)/9;2))" office:value-type="string" office:string-value="hard_attack = -1,56">
            <text:p>hard_attack = -1,56</text:p>
          </table:table-cell>
          <table:table-cell table:formula="of:=CONCATENATE([.$A$178];FIXED(PRODUCT ([$Arkusz3.H105];-1)/ 9;2))" office:value-type="string" office:string-value="air_attack = -0,67">
            <text:p>air_attack = -0,67</text:p>
          </table:table-cell>
          <table:table-cell table:formula="of:=CONCATENATE([.$A$179];FIXED(PRODUCT ([$Arkusz3.I105];-1)/9;2))" office:value-type="string" office:string-value="Defensiveness =-0,78">
            <text:p>Defensiveness =-0,78</text:p>
          </table:table-cell>
          <table:table-cell table:formula="of:=CONCATENATE([.$A$180];FIXED(PRODUCT ([$Arkusz3.J105];-1;0.475)/9;2))" office:value-type="string" office:string-value="Toughness =-1,43">
            <text:p>Toughness =-1,43</text:p>
          </table:table-cell>
          <table:table-cell table:formula="of:=CONCATENATE([.$A$181];FIXED(PRODUCT ([$Arkusz3.K105];-1)/ 9;2))" office:value-type="string" office:string-value="air_defence =-0,67">
            <text:p>air_defence =-0,67</text:p>
          </table:table-cell>
          <table:table-cell table:formula="of:=CONCATENATE([.$A$182];FIXED(PRODUCT ([$Arkusz3.L105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eight_rgt</text:p>
          </table:table-cell>
          <table:table-cell office:value-type="string">
            <text:p>= {</text:p>
          </table:table-cell>
          <table:table-cell table:formula="of:=CONCATENATE([.$A$175];FIXED(PRODUCT ([$Arkusz3.E106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06];-1)/ 9;2))" office:value-type="string" office:string-value="soft_attack =  -1,22">
            <text:p>soft_attack = <text:s/>-1,22</text:p>
          </table:table-cell>
          <table:table-cell table:formula="of:=CONCATENATE([.$A$177];FIXED(PRODUCT ([$Arkusz3.G106];-1)/9;2))" office:value-type="string" office:string-value="hard_attack = -1,56">
            <text:p>hard_attack = -1,56</text:p>
          </table:table-cell>
          <table:table-cell table:formula="of:=CONCATENATE([.$A$178];FIXED(PRODUCT ([$Arkusz3.H106];-1)/ 9;2))" office:value-type="string" office:string-value="air_attack = -0,67">
            <text:p>air_attack = -0,67</text:p>
          </table:table-cell>
          <table:table-cell table:formula="of:=CONCATENATE([.$A$179];FIXED(PRODUCT ([$Arkusz3.I106];-1)/9;2))" office:value-type="string" office:string-value="Defensiveness =-0,78">
            <text:p>Defensiveness =-0,78</text:p>
          </table:table-cell>
          <table:table-cell table:formula="of:=CONCATENATE([.$A$180];FIXED(PRODUCT ([$Arkusz3.J106];-1;0.475)/9;2))" office:value-type="string" office:string-value="Toughness =-1,43">
            <text:p>Toughness =-1,43</text:p>
          </table:table-cell>
          <table:table-cell table:formula="of:=CONCATENATE([.$A$181];FIXED(PRODUCT ([$Arkusz3.K106];-1)/ 9;2))" office:value-type="string" office:string-value="air_defence =-0,67">
            <text:p>air_defence =-0,67</text:p>
          </table:table-cell>
          <table:table-cell table:formula="of:=CONCATENATE([.$A$182];FIXED(PRODUCT ([$Arkusz3.L106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Recon_cavalry_brigade</text:p>
          </table:table-cell>
          <table:table-cell office:value-type="string">
            <text:p>= {</text:p>
          </table:table-cell>
          <table:table-cell table:formula="of:=CONCATENATE([.$A$175];FIXED(PRODUCT ([$Arkusz3.E10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07];-1)/ 9;2))" office:value-type="string" office:string-value="soft_attack =  -0,33">
            <text:p>soft_attack = <text:s/>-0,33</text:p>
          </table:table-cell>
          <table:table-cell table:formula="of:=CONCATENATE([.$A$177];FIXED(PRODUCT ([$Arkusz3.G107];-1)/9;2))" office:value-type="string" office:string-value="hard_attack = 0,00">
            <text:p>hard_attack = 0,00</text:p>
          </table:table-cell>
          <table:table-cell table:formula="of:=CONCATENATE([.$A$178];FIXED(PRODUCT ([$Arkusz3.H107];-1)/ 9;2))" office:value-type="string" office:string-value="air_attack = 0,00">
            <text:p>air_attack = 0,00</text:p>
          </table:table-cell>
          <table:table-cell table:formula="of:=CONCATENATE([.$A$179];FIXED(PRODUCT ([$Arkusz3.I107];-1)/9;2))" office:value-type="string" office:string-value="Defensiveness =-0,11">
            <text:p>Defensiveness =-0,11</text:p>
          </table:table-cell>
          <table:table-cell table:formula="of:=CONCATENATE([.$A$180];FIXED(PRODUCT ([$Arkusz3.J107];-1;0.475)/9;2))" office:value-type="string" office:string-value="Toughness =-0,11">
            <text:p>Toughness =-0,11</text:p>
          </table:table-cell>
          <table:table-cell table:formula="of:=CONCATENATE([.$A$181];FIXED(PRODUCT ([$Arkusz3.K107];-1)/ 9;2))" office:value-type="string" office:string-value="air_defence =0,00">
            <text:p>air_defence =0,00</text:p>
          </table:table-cell>
          <table:table-cell table:formula="of:=CONCATENATE([.$A$182];FIXED(PRODUCT ([$Arkusz3.L10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rocket_artillery_brigade</text:p>
          </table:table-cell>
          <table:table-cell office:value-type="string">
            <text:p>= {</text:p>
          </table:table-cell>
          <table:table-cell table:formula="of:=CONCATENATE([.$A$175];FIXED(PRODUCT ([$Arkusz3.E10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8];-1)/ 9;2))" office:value-type="string" office:string-value="soft_attack =  -1,56">
            <text:p>soft_attack = <text:s/>-1,56</text:p>
          </table:table-cell>
          <table:table-cell table:formula="of:=CONCATENATE([.$A$177];FIXED(PRODUCT ([$Arkusz3.G108];-1)/9;2))" office:value-type="string" office:string-value="hard_attack = -0,11">
            <text:p>hard_attack = -0,11</text:p>
          </table:table-cell>
          <table:table-cell table:formula="of:=CONCATENATE([.$A$178];FIXED(PRODUCT ([$Arkusz3.H108];-1)/ 9;2))" office:value-type="string" office:string-value="air_attack = -0,11">
            <text:p>air_attack = -0,11</text:p>
          </table:table-cell>
          <table:table-cell table:formula="of:=CONCATENATE([.$A$179];FIXED(PRODUCT ([$Arkusz3.I108];-1)/9;2))" office:value-type="string" office:string-value="Defensiveness =-0,22">
            <text:p>Defensiveness =-0,22</text:p>
          </table:table-cell>
          <table:table-cell table:formula="of:=CONCATENATE([.$A$180];FIXED(PRODUCT ([$Arkusz3.J108];-1;0.475)/9;2))" office:value-type="string" office:string-value="Toughness =-0,16">
            <text:p>Toughness =-0,16</text:p>
          </table:table-cell>
          <table:table-cell table:formula="of:=CONCATENATE([.$A$181];FIXED(PRODUCT ([$Arkusz3.K108];-1)/ 9;2))" office:value-type="string" office:string-value="air_defence =-0,11">
            <text:p>air_defence =-0,11</text:p>
          </table:table-cell>
          <table:table-cell table:formula="of:=CONCATENATE([.$A$182];FIXED(PRODUCT ([$Arkusz3.L10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sa_militia_brigade</text:p>
          </table:table-cell>
          <table:table-cell office:value-type="string">
            <text:p>= {</text:p>
          </table:table-cell>
          <table:table-cell table:formula="of:=CONCATENATE([.$A$175];FIXED(PRODUCT ([$Arkusz3.E10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09];-1)/ 9;2))" office:value-type="string" office:string-value="soft_attack =  -0,33">
            <text:p>soft_attack = <text:s/>-0,33</text:p>
          </table:table-cell>
          <table:table-cell table:formula="of:=CONCATENATE([.$A$177];FIXED(PRODUCT ([$Arkusz3.G109];-1)/9;2))" office:value-type="string" office:string-value="hard_attack = -0,11">
            <text:p>hard_attack = -0,11</text:p>
          </table:table-cell>
          <table:table-cell table:formula="of:=CONCATENATE([.$A$178];FIXED(PRODUCT ([$Arkusz3.H109];-1)/ 9;2))" office:value-type="string" office:string-value="air_attack = 0,00">
            <text:p>air_attack = 0,00</text:p>
          </table:table-cell>
          <table:table-cell table:formula="of:=CONCATENATE([.$A$179];FIXED(PRODUCT ([$Arkusz3.I109];-1)/9;2))" office:value-type="string" office:string-value="Defensiveness =-0,56">
            <text:p>Defensiveness =-0,56</text:p>
          </table:table-cell>
          <table:table-cell table:formula="of:=CONCATENATE([.$A$180];FIXED(PRODUCT ([$Arkusz3.J109];-1;0.475)/9;2))" office:value-type="string" office:string-value="Toughness =-0,26">
            <text:p>Toughness =-0,26</text:p>
          </table:table-cell>
          <table:table-cell table:formula="of:=CONCATENATE([.$A$181];FIXED(PRODUCT ([$Arkusz3.K109];-1)/ 9;2))" office:value-type="string" office:string-value="air_defence =0,00">
            <text:p>air_defence =0,00</text:p>
          </table:table-cell>
          <table:table-cell table:formula="of:=CONCATENATE([.$A$182];FIXED(PRODUCT ([$Arkusz3.L10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sa_cavalry_brigade</text:p>
          </table:table-cell>
          <table:table-cell office:value-type="string">
            <text:p>= {</text:p>
          </table:table-cell>
          <table:table-cell table:formula="of:=CONCATENATE([.$A$175];FIXED(PRODUCT ([$Arkusz3.E11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0];-1)/ 9;2))" office:value-type="string" office:string-value="soft_attack =  -0,22">
            <text:p>soft_attack = <text:s/>-0,22</text:p>
          </table:table-cell>
          <table:table-cell table:formula="of:=CONCATENATE([.$A$177];FIXED(PRODUCT ([$Arkusz3.G110];-1)/9;2))" office:value-type="string" office:string-value="hard_attack = -0,11">
            <text:p>hard_attack = -0,11</text:p>
          </table:table-cell>
          <table:table-cell table:formula="of:=CONCATENATE([.$A$178];FIXED(PRODUCT ([$Arkusz3.H110];-1)/ 9;2))" office:value-type="string" office:string-value="air_attack = 0,00">
            <text:p>air_attack = 0,00</text:p>
          </table:table-cell>
          <table:table-cell table:formula="of:=CONCATENATE([.$A$179];FIXED(PRODUCT ([$Arkusz3.I110];-1)/9;2))" office:value-type="string" office:string-value="Defensiveness =-0,78">
            <text:p>Defensiveness =-0,78</text:p>
          </table:table-cell>
          <table:table-cell table:formula="of:=CONCATENATE([.$A$180];FIXED(PRODUCT ([$Arkusz3.J110];-1;0.475)/9;2))" office:value-type="string" office:string-value="Toughness =-0,37">
            <text:p>Toughness =-0,37</text:p>
          </table:table-cell>
          <table:table-cell table:formula="of:=CONCATENATE([.$A$181];FIXED(PRODUCT ([$Arkusz3.K110];-1)/ 9;2))" office:value-type="string" office:string-value="air_defence =0,00">
            <text:p>air_defence =0,00</text:p>
          </table:table-cell>
          <table:table-cell table:formula="of:=CONCATENATE([.$A$182];FIXED(PRODUCT ([$Arkusz3.L11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sa_cavalry_detachment</text:p>
          </table:table-cell>
          <table:table-cell office:value-type="string">
            <text:p>= {</text:p>
          </table:table-cell>
          <table:table-cell table:formula="of:=CONCATENATE([.$A$175];FIXED(PRODUCT ([$Arkusz3.E11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1];-1)/ 9;2))" office:value-type="string" office:string-value="soft_attack =  -0,22">
            <text:p>soft_attack = <text:s/>-0,22</text:p>
          </table:table-cell>
          <table:table-cell table:formula="of:=CONCATENATE([.$A$177];FIXED(PRODUCT ([$Arkusz3.G111];-1)/9;2))" office:value-type="string" office:string-value="hard_attack = 0,00">
            <text:p>hard_attack = 0,00</text:p>
          </table:table-cell>
          <table:table-cell table:formula="of:=CONCATENATE([.$A$178];FIXED(PRODUCT ([$Arkusz3.H111];-1)/ 9;2))" office:value-type="string" office:string-value="air_attack = 0,00">
            <text:p>air_attack = 0,00</text:p>
          </table:table-cell>
          <table:table-cell table:formula="of:=CONCATENATE([.$A$179];FIXED(PRODUCT ([$Arkusz3.I111];-1)/9;2))" office:value-type="string" office:string-value="Defensiveness =-0,22">
            <text:p>Defensiveness =-0,22</text:p>
          </table:table-cell>
          <table:table-cell table:formula="of:=CONCATENATE([.$A$180];FIXED(PRODUCT ([$Arkusz3.J111];-1;0.475)/9;2))" office:value-type="string" office:string-value="Toughness =-0,11">
            <text:p>Toughness =-0,11</text:p>
          </table:table-cell>
          <table:table-cell table:formula="of:=CONCATENATE([.$A$181];FIXED(PRODUCT ([$Arkusz3.K111];-1)/ 9;2))" office:value-type="string" office:string-value="air_defence =0,00">
            <text:p>air_defence =0,00</text:p>
          </table:table-cell>
          <table:table-cell table:formula="of:=CONCATENATE([.$A$182];FIXED(PRODUCT ([$Arkusz3.L11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p_anti_air_brigade</text:p>
          </table:table-cell>
          <table:table-cell office:value-type="string">
            <text:p>= {</text:p>
          </table:table-cell>
          <table:table-cell table:formula="of:=CONCATENATE([.$A$175];FIXED(PRODUCT ([$Arkusz3.E11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12];-1)/ 9;2))" office:value-type="string" office:string-value="soft_attack =  -0,11">
            <text:p>soft_attack = <text:s/>-0,11</text:p>
          </table:table-cell>
          <table:table-cell table:formula="of:=CONCATENATE([.$A$177];FIXED(PRODUCT ([$Arkusz3.G112];-1)/9;2))" office:value-type="string" office:string-value="hard_attack = -0,11">
            <text:p>hard_attack = -0,11</text:p>
          </table:table-cell>
          <table:table-cell table:formula="of:=CONCATENATE([.$A$178];FIXED(PRODUCT ([$Arkusz3.H112];-1)/ 9;2))" office:value-type="string" office:string-value="air_attack = -0,78">
            <text:p>air_attack = -0,78</text:p>
          </table:table-cell>
          <table:table-cell table:formula="of:=CONCATENATE([.$A$179];FIXED(PRODUCT ([$Arkusz3.I112];-1)/9;2))" office:value-type="string" office:string-value="Defensiveness =-0,11">
            <text:p>Defensiveness =-0,11</text:p>
          </table:table-cell>
          <table:table-cell table:formula="of:=CONCATENATE([.$A$180];FIXED(PRODUCT ([$Arkusz3.J112];-1;0.475)/9;2))" office:value-type="string" office:string-value="Toughness =-0,11">
            <text:p>Toughness =-0,11</text:p>
          </table:table-cell>
          <table:table-cell table:formula="of:=CONCATENATE([.$A$181];FIXED(PRODUCT ([$Arkusz3.K112];-1)/ 9;2))" office:value-type="string" office:string-value="air_defence =-0,78">
            <text:p>air_defence =-0,78</text:p>
          </table:table-cell>
          <table:table-cell table:formula="of:=CONCATENATE([.$A$182];FIXED(PRODUCT ([$Arkusz3.L11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uper_heavy_armor_brigade</text:p>
          </table:table-cell>
          <table:table-cell office:value-type="string">
            <text:p>= {</text:p>
          </table:table-cell>
          <table:table-cell table:formula="of:=CONCATENATE([.$A$175];FIXED(PRODUCT ([$Arkusz3.E113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13];-1)/ 9;2))" office:value-type="string" office:string-value="soft_attack =  -3,33">
            <text:p>soft_attack = <text:s/>-3,33</text:p>
          </table:table-cell>
          <table:table-cell table:formula="of:=CONCATENATE([.$A$177];FIXED(PRODUCT ([$Arkusz3.G113];-1)/9;2))" office:value-type="string" office:string-value="hard_attack = -5,56">
            <text:p>hard_attack = -5,56</text:p>
          </table:table-cell>
          <table:table-cell table:formula="of:=CONCATENATE([.$A$178];FIXED(PRODUCT ([$Arkusz3.H113];-1)/ 9;2))" office:value-type="string" office:string-value="air_attack = 0,00">
            <text:p>air_attack = 0,00</text:p>
          </table:table-cell>
          <table:table-cell table:formula="of:=CONCATENATE([.$A$179];FIXED(PRODUCT ([$Arkusz3.I113];-1)/9;2))" office:value-type="string" office:string-value="Defensiveness =-2,44">
            <text:p>Defensiveness =-2,44</text:p>
          </table:table-cell>
          <table:table-cell table:formula="of:=CONCATENATE([.$A$180];FIXED(PRODUCT ([$Arkusz3.J113];-1;0.475)/9;2))" office:value-type="string" office:string-value="Toughness =-2,74">
            <text:p>Toughness =-2,74</text:p>
          </table:table-cell>
          <table:table-cell table:formula="of:=CONCATENATE([.$A$181];FIXED(PRODUCT ([$Arkusz3.K113];-1)/ 9;2))" office:value-type="string" office:string-value="air_defence =0,00">
            <text:p>air_defence =0,00</text:p>
          </table:table-cell>
          <table:table-cell table:formula="of:=CONCATENATE([.$A$182];FIXED(PRODUCT ([$Arkusz3.L11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ki_brigade</text:p>
          </table:table-cell>
          <table:table-cell office:value-type="string">
            <text:p>= {</text:p>
          </table:table-cell>
          <table:table-cell table:formula="of:=CONCATENATE([.$A$175];FIXED(PRODUCT ([$Arkusz3.E11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14];-1)/ 9;2))" office:value-type="string" office:string-value="soft_attack =  -0,67">
            <text:p>soft_attack = <text:s/>-0,67</text:p>
          </table:table-cell>
          <table:table-cell table:formula="of:=CONCATENATE([.$A$177];FIXED(PRODUCT ([$Arkusz3.G114];-1)/9;2))" office:value-type="string" office:string-value="hard_attack = 0,00">
            <text:p>hard_attack = 0,00</text:p>
          </table:table-cell>
          <table:table-cell table:formula="of:=CONCATENATE([.$A$178];FIXED(PRODUCT ([$Arkusz3.H114];-1)/ 9;2))" office:value-type="string" office:string-value="air_attack = 0,00">
            <text:p>air_attack = 0,00</text:p>
          </table:table-cell>
          <table:table-cell table:formula="of:=CONCATENATE([.$A$179];FIXED(PRODUCT ([$Arkusz3.I114];-1)/9;2))" office:value-type="string" office:string-value="Defensiveness =-1,00">
            <text:p>Defensiveness =-1,00</text:p>
          </table:table-cell>
          <table:table-cell table:formula="of:=CONCATENATE([.$A$180];FIXED(PRODUCT ([$Arkusz3.J114];-1;0.475)/9;2))" office:value-type="string" office:string-value="Toughness =-0,42">
            <text:p>Toughness =-0,42</text:p>
          </table:table-cell>
          <table:table-cell table:formula="of:=CONCATENATE([.$A$181];FIXED(PRODUCT ([$Arkusz3.K114];-1)/ 9;2))" office:value-type="string" office:string-value="air_defence =0,00">
            <text:p>air_defence =0,00</text:p>
          </table:table-cell>
          <table:table-cell table:formula="of:=CONCATENATE([.$A$182];FIXED(PRODUCT ([$Arkusz3.L11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p_artillery_brigade</text:p>
          </table:table-cell>
          <table:table-cell office:value-type="string">
            <text:p>= {</text:p>
          </table:table-cell>
          <table:table-cell table:formula="of:=CONCATENATE([.$A$175];FIXED(PRODUCT ([$Arkusz3.E115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15];-1)/ 9;2))" office:value-type="string" office:string-value="soft_attack =  -0,44">
            <text:p>soft_attack = <text:s/>-0,44</text:p>
          </table:table-cell>
          <table:table-cell table:formula="of:=CONCATENATE([.$A$177];FIXED(PRODUCT ([$Arkusz3.G115];-1)/9;2))" office:value-type="string" office:string-value="hard_attack = 0,00">
            <text:p>hard_attack = 0,00</text:p>
          </table:table-cell>
          <table:table-cell table:formula="of:=CONCATENATE([.$A$178];FIXED(PRODUCT ([$Arkusz3.H115];-1)/ 9;2))" office:value-type="string" office:string-value="air_attack = -0,11">
            <text:p>air_attack = -0,11</text:p>
          </table:table-cell>
          <table:table-cell table:formula="of:=CONCATENATE([.$A$179];FIXED(PRODUCT ([$Arkusz3.I115];-1)/9;2))" office:value-type="string" office:string-value="Defensiveness =-0,11">
            <text:p>Defensiveness =-0,11</text:p>
          </table:table-cell>
          <table:table-cell table:formula="of:=CONCATENATE([.$A$180];FIXED(PRODUCT ([$Arkusz3.J115];-1;0.475)/9;2))" office:value-type="string" office:string-value="Toughness =-0,05">
            <text:p>Toughness =-0,05</text:p>
          </table:table-cell>
          <table:table-cell table:formula="of:=CONCATENATE([.$A$181];FIXED(PRODUCT ([$Arkusz3.K115];-1)/ 9;2))" office:value-type="string" office:string-value="air_defence =-0,11">
            <text:p>air_defence =-0,11</text:p>
          </table:table-cell>
          <table:table-cell table:formula="of:=CONCATENATE([.$A$182];FIXED(PRODUCT ([$Arkusz3.L11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p_rct_artillery_brigade</text:p>
          </table:table-cell>
          <table:table-cell office:value-type="string">
            <text:p>= {</text:p>
          </table:table-cell>
          <table:table-cell table:formula="of:=CONCATENATE([.$A$175];FIXED(PRODUCT ([$Arkusz3.E116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16];-1)/ 9;2))" office:value-type="string" office:string-value="soft_attack =  -1,44">
            <text:p>soft_attack = <text:s/>-1,44</text:p>
          </table:table-cell>
          <table:table-cell table:formula="of:=CONCATENATE([.$A$177];FIXED(PRODUCT ([$Arkusz3.G116];-1)/9;2))" office:value-type="string" office:string-value="hard_attack = 0,00">
            <text:p>hard_attack = 0,00</text:p>
          </table:table-cell>
          <table:table-cell table:formula="of:=CONCATENATE([.$A$178];FIXED(PRODUCT ([$Arkusz3.H116];-1)/ 9;2))" office:value-type="string" office:string-value="air_attack = 0,00">
            <text:p>air_attack = 0,00</text:p>
          </table:table-cell>
          <table:table-cell table:formula="of:=CONCATENATE([.$A$179];FIXED(PRODUCT ([$Arkusz3.I116];-1)/9;2))" office:value-type="string" office:string-value="Defensiveness =0,00">
            <text:p>Defensiveness =0,00</text:p>
          </table:table-cell>
          <table:table-cell table:formula="of:=CONCATENATE([.$A$180];FIXED(PRODUCT ([$Arkusz3.J116];-1;0.475)/9;2))" office:value-type="string" office:string-value="Toughness =-0,05">
            <text:p>Toughness =-0,05</text:p>
          </table:table-cell>
          <table:table-cell table:formula="of:=CONCATENATE([.$A$181];FIXED(PRODUCT ([$Arkusz3.K116];-1)/ 9;2))" office:value-type="string" office:string-value="air_defence =0,00">
            <text:p>air_defence =0,00</text:p>
          </table:table-cell>
          <table:table-cell table:formula="of:=CONCATENATE([.$A$182];FIXED(PRODUCT ([$Arkusz3.L11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 table:formula="of:=CONCATENATE([.A175];[.D159])" office:value-type="string" office:string-value="default_organisation =  default_organisation =  -0,11">
            <text:p>default_organisation = <text:s/>default_organisation = <text:s/>-0,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mph_armour_brigade</text:p>
          </table:table-cell>
          <table:table-cell office:value-type="string">
            <text:p>= {</text:p>
          </table:table-cell>
          <table:table-cell table:formula="of:=CONCATENATE([.$A$175];FIXED(PRODUCT ([$Arkusz3.E117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17];-1)/ 9;2))" office:value-type="string" office:string-value="soft_attack =  0,00">
            <text:p>soft_attack = <text:s/>0,00</text:p>
          </table:table-cell>
          <table:table-cell table:formula="of:=CONCATENATE([.$A$177];FIXED(PRODUCT ([$Arkusz3.G117];-1)/9;2))" office:value-type="string" office:string-value="hard_attack = 0,00">
            <text:p>hard_attack = 0,00</text:p>
          </table:table-cell>
          <table:table-cell table:formula="of:=CONCATENATE([.$A$178];FIXED(PRODUCT ([$Arkusz3.H117];-1)/ 9;2))" office:value-type="string" office:string-value="air_attack = -0,11">
            <text:p>air_attack = -0,11</text:p>
          </table:table-cell>
          <table:table-cell table:formula="of:=CONCATENATE([.$A$179];FIXED(PRODUCT ([$Arkusz3.I117];-1)/9;2))" office:value-type="string" office:string-value="Defensiveness =-0,67">
            <text:p>Defensiveness =-0,67</text:p>
          </table:table-cell>
          <table:table-cell table:formula="of:=CONCATENATE([.$A$180];FIXED(PRODUCT ([$Arkusz3.J117];-1;0.475)/9;2))" office:value-type="string" office:string-value="Toughness =-0,58">
            <text:p>Toughness =-0,58</text:p>
          </table:table-cell>
          <table:table-cell table:formula="of:=CONCATENATE([.$A$181];FIXED(PRODUCT ([$Arkusz3.K117];-1)/ 9;2))" office:value-type="string" office:string-value="air_defence =-0,11">
            <text:p>air_defence =-0,11</text:p>
          </table:table-cell>
          <table:table-cell table:formula="of:=CONCATENATE([.$A$182];FIXED(PRODUCT ([$Arkusz3.L11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lite_light_infantry_brigade</text:p>
          </table:table-cell>
          <table:table-cell office:value-type="string">
            <text:p>= {</text:p>
          </table:table-cell>
          <table:table-cell table:formula="of:=CONCATENATE([.$A$175];FIXED(PRODUCT ([$Arkusz3.E118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18];-1)/ 9;2))" office:value-type="string" office:string-value="soft_attack =  -0,89">
            <text:p>soft_attack = <text:s/>-0,89</text:p>
          </table:table-cell>
          <table:table-cell table:formula="of:=CONCATENATE([.$A$177];FIXED(PRODUCT ([$Arkusz3.G118];-1)/9;2))" office:value-type="string" office:string-value="hard_attack = -0,22">
            <text:p>hard_attack = -0,22</text:p>
          </table:table-cell>
          <table:table-cell table:formula="of:=CONCATENATE([.$A$178];FIXED(PRODUCT ([$Arkusz3.H118];-1)/ 9;2))" office:value-type="string" office:string-value="air_attack = 0,00">
            <text:p>air_attack = 0,00</text:p>
          </table:table-cell>
          <table:table-cell table:formula="of:=CONCATENATE([.$A$179];FIXED(PRODUCT ([$Arkusz3.I118];-1)/9;2))" office:value-type="string" office:string-value="Defensiveness =-1,33">
            <text:p>Defensiveness =-1,33</text:p>
          </table:table-cell>
          <table:table-cell table:formula="of:=CONCATENATE([.$A$180];FIXED(PRODUCT ([$Arkusz3.J118];-1;0.475)/9;2))" office:value-type="string" office:string-value="Toughness =-0,53">
            <text:p>Toughness =-0,53</text:p>
          </table:table-cell>
          <table:table-cell table:formula="of:=CONCATENATE([.$A$181];FIXED(PRODUCT ([$Arkusz3.K118];-1)/ 9;2))" office:value-type="string" office:string-value="air_defence =0,00">
            <text:p>air_defence =0,00</text:p>
          </table:table-cell>
          <table:table-cell table:formula="of:=CONCATENATE([.$A$182];FIXED(PRODUCT ([$Arkusz3.L11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infantry_bat</text:p>
          </table:table-cell>
          <table:table-cell office:value-type="string">
            <text:p>= {</text:p>
          </table:table-cell>
          <table:table-cell table:formula="of:=CONCATENATE([.$A$175];FIXED(PRODUCT ([$Arkusz3.E11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9];-1)/ 9;2))" office:value-type="string" office:string-value="soft_attack =  -0,44">
            <text:p>soft_attack = <text:s/>-0,44</text:p>
          </table:table-cell>
          <table:table-cell table:formula="of:=CONCATENATE([.$A$177];FIXED(PRODUCT ([$Arkusz3.G119];-1)/9;2))" office:value-type="string" office:string-value="hard_attack = 0,00">
            <text:p>hard_attack = 0,00</text:p>
          </table:table-cell>
          <table:table-cell table:formula="of:=CONCATENATE([.$A$178];FIXED(PRODUCT ([$Arkusz3.H119];-1)/ 9;2))" office:value-type="string" office:string-value="air_attack = 0,00">
            <text:p>air_attack = 0,00</text:p>
          </table:table-cell>
          <table:table-cell table:formula="of:=CONCATENATE([.$A$179];FIXED(PRODUCT ([$Arkusz3.I119];-1)/9;2))" office:value-type="string" office:string-value="Defensiveness =-1,00">
            <text:p>Defensiveness =-1,00</text:p>
          </table:table-cell>
          <table:table-cell table:formula="of:=CONCATENATE([.$A$180];FIXED(PRODUCT ([$Arkusz3.J119];-1;0.475)/9;2))" office:value-type="string" office:string-value="Toughness =-0,37">
            <text:p>Toughness =-0,37</text:p>
          </table:table-cell>
          <table:table-cell table:formula="of:=CONCATENATE([.$A$181];FIXED(PRODUCT ([$Arkusz3.K119];-1)/ 9;2))" office:value-type="string" office:string-value="air_defence =0,00">
            <text:p>air_defence =0,00</text:p>
          </table:table-cell>
          <table:table-cell table:formula="of:=CONCATENATE([.$A$182];FIXED(PRODUCT ([$Arkusz3.L11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engineers_brigade</text:p>
          </table:table-cell>
          <table:table-cell office:value-type="string">
            <text:p>= {</text:p>
          </table:table-cell>
          <table:table-cell table:formula="of:=CONCATENATE([.$A$175];FIXED(PRODUCT ([$Arkusz3.E120];-1)/9;2))" office:value-type="string" office:string-value="default_organisation =  -0,78">
            <text:p>default_organisation = <text:s/>-0,78</text:p>
          </table:table-cell>
          <table:table-cell table:formula="of:=CONCATENATE([.$A$176];FIXED(PRODUCT ([$Arkusz3.F120];-1)/ 9;2))" office:value-type="string" office:string-value="soft_attack =  -0,44">
            <text:p>soft_attack = <text:s/>-0,44</text:p>
          </table:table-cell>
          <table:table-cell table:formula="of:=CONCATENATE([.$A$177];FIXED(PRODUCT ([$Arkusz3.G120];-1)/9;2))" office:value-type="string" office:string-value="hard_attack = -0,11">
            <text:p>hard_attack = -0,11</text:p>
          </table:table-cell>
          <table:table-cell table:formula="of:=CONCATENATE([.$A$178];FIXED(PRODUCT ([$Arkusz3.H120];-1)/ 9;2))" office:value-type="string" office:string-value="air_attack = 0,00">
            <text:p>air_attack = 0,00</text:p>
          </table:table-cell>
          <table:table-cell table:formula="of:=CONCATENATE([.$A$179];FIXED(PRODUCT ([$Arkusz3.I120];-1)/9;2))" office:value-type="string" office:string-value="Defensiveness =-0,89">
            <text:p>Defensiveness =-0,89</text:p>
          </table:table-cell>
          <table:table-cell table:formula="of:=CONCATENATE([.$A$180];FIXED(PRODUCT ([$Arkusz3.J120];-1;0.475)/9;2))" office:value-type="string" office:string-value="Toughness =-0,95">
            <text:p>Toughness =-0,95</text:p>
          </table:table-cell>
          <table:table-cell table:formula="of:=CONCATENATE([.$A$181];FIXED(PRODUCT ([$Arkusz3.K120];-1)/ 9;2))" office:value-type="string" office:string-value="air_defence =-0,11">
            <text:p>air_defence =-0,11</text:p>
          </table:table-cell>
          <table:table-cell table:formula="of:=CONCATENATE([.$A$182];FIXED(PRODUCT ([$Arkusz3.L120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olizei</text:p>
          </table:table-cell>
          <table:table-cell office:value-type="string">
            <text:p>= {</text:p>
          </table:table-cell>
          <table:table-cell table:formula="of:=CONCATENATE([.$A$175];FIXED(PRODUCT ([$Arkusz3.E12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21];-1)/ 9;2))" office:value-type="string" office:string-value="soft_attack =  -1,00">
            <text:p>soft_attack = <text:s/>-1,00</text:p>
          </table:table-cell>
          <table:table-cell table:formula="of:=CONCATENATE([.$A$177];FIXED(PRODUCT ([$Arkusz3.G121];-1)/9;2))" office:value-type="string" office:string-value="hard_attack = -0,22">
            <text:p>hard_attack = -0,22</text:p>
          </table:table-cell>
          <table:table-cell table:formula="of:=CONCATENATE([.$A$178];FIXED(PRODUCT ([$Arkusz3.H121];-1)/ 9;2))" office:value-type="string" office:string-value="air_attack = 0,00">
            <text:p>air_attack = 0,00</text:p>
          </table:table-cell>
          <table:table-cell table:formula="of:=CONCATENATE([.$A$179];FIXED(PRODUCT ([$Arkusz3.I121];-1)/9;2))" office:value-type="string" office:string-value="Defensiveness =-1,11">
            <text:p>Defensiveness =-1,11</text:p>
          </table:table-cell>
          <table:table-cell table:formula="of:=CONCATENATE([.$A$180];FIXED(PRODUCT ([$Arkusz3.J121];-1;0.475)/9;2))" office:value-type="string" office:string-value="Toughness =-0,42">
            <text:p>Toughness =-0,42</text:p>
          </table:table-cell>
          <table:table-cell table:formula="of:=CONCATENATE([.$A$181];FIXED(PRODUCT ([$Arkusz3.K121];-1)/ 9;2))" office:value-type="string" office:string-value="air_defence =0,00">
            <text:p>air_defence =0,00</text:p>
          </table:table-cell>
          <table:table-cell table:formula="of:=CONCATENATE([.$A$182];FIXED(PRODUCT ([$Arkusz3.L12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echanized_infantry_bat</text:p>
          </table:table-cell>
          <table:table-cell office:value-type="string">
            <text:p>= {</text:p>
          </table:table-cell>
          <table:table-cell table:formula="of:=CONCATENATE([.$A$175];FIXED(PRODUCT ([$Arkusz3.E12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2];-1)/ 9;2))" office:value-type="string" office:string-value="soft_attack =  -0,89">
            <text:p>soft_attack = <text:s/>-0,89</text:p>
          </table:table-cell>
          <table:table-cell table:formula="of:=CONCATENATE([.$A$177];FIXED(PRODUCT ([$Arkusz3.G122];-1)/9;2))" office:value-type="string" office:string-value="hard_attack = -0,11">
            <text:p>hard_attack = -0,11</text:p>
          </table:table-cell>
          <table:table-cell table:formula="of:=CONCATENATE([.$A$178];FIXED(PRODUCT ([$Arkusz3.H122];-1)/ 9;2))" office:value-type="string" office:string-value="air_attack = -0,11">
            <text:p>air_attack = -0,11</text:p>
          </table:table-cell>
          <table:table-cell table:formula="of:=CONCATENATE([.$A$179];FIXED(PRODUCT ([$Arkusz3.I122];-1)/9;2))" office:value-type="string" office:string-value="Defensiveness =-1,33">
            <text:p>Defensiveness =-1,33</text:p>
          </table:table-cell>
          <table:table-cell table:formula="of:=CONCATENATE([.$A$180];FIXED(PRODUCT ([$Arkusz3.J122];-1;0.475)/9;2))" office:value-type="string" office:string-value="Toughness =-0,42">
            <text:p>Toughness =-0,42</text:p>
          </table:table-cell>
          <table:table-cell table:formula="of:=CONCATENATE([.$A$181];FIXED(PRODUCT ([$Arkusz3.K122];-1)/ 9;2))" office:value-type="string" office:string-value="air_defence =-0,11">
            <text:p>air_defence =-0,11</text:p>
          </table:table-cell>
          <table:table-cell table:formula="of:=CONCATENATE([.$A$182];FIXED(PRODUCT ([$Arkusz3.L12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tank_destroyer_brigade</text:p>
          </table:table-cell>
          <table:table-cell office:value-type="string">
            <text:p>= {</text:p>
          </table:table-cell>
          <table:table-cell table:formula="of:=CONCATENATE([.$A$175];FIXED(PRODUCT ([$Arkusz3.E123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23];-1)/ 9;2))" office:value-type="string" office:string-value="soft_attack =  -0,89">
            <text:p>soft_attack = <text:s/>-0,89</text:p>
          </table:table-cell>
          <table:table-cell table:formula="of:=CONCATENATE([.$A$177];FIXED(PRODUCT ([$Arkusz3.G123];-1)/9;2))" office:value-type="string" office:string-value="hard_attack = -2,00">
            <text:p>hard_attack = -2,00</text:p>
          </table:table-cell>
          <table:table-cell table:formula="of:=CONCATENATE([.$A$178];FIXED(PRODUCT ([$Arkusz3.H123];-1)/ 9;2))" office:value-type="string" office:string-value="air_attack = 0,00">
            <text:p>air_attack = 0,00</text:p>
          </table:table-cell>
          <table:table-cell table:formula="of:=CONCATENATE([.$A$179];FIXED(PRODUCT ([$Arkusz3.I123];-1)/9;2))" office:value-type="string" office:string-value="Defensiveness =-1,00">
            <text:p>Defensiveness =-1,00</text:p>
          </table:table-cell>
          <table:table-cell table:formula="of:=CONCATENATE([.$A$180];FIXED(PRODUCT ([$Arkusz3.J123];-1;0.475)/9;2))" office:value-type="string" office:string-value="Toughness =-0,79">
            <text:p>Toughness =-0,79</text:p>
          </table:table-cell>
          <table:table-cell table:formula="of:=CONCATENATE([.$A$181];FIXED(PRODUCT ([$Arkusz3.K123];-1)/ 9;2))" office:value-type="string" office:string-value="air_defence =0,00">
            <text:p>air_defence =0,00</text:p>
          </table:table-cell>
          <table:table-cell table:formula="of:=CONCATENATE([.$A$182];FIXED(PRODUCT ([$Arkusz3.L12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tank_destroyer_brigade</text:p>
          </table:table-cell>
          <table:table-cell office:value-type="string">
            <text:p>= {</text:p>
          </table:table-cell>
          <table:table-cell table:formula="of:=CONCATENATE([.$A$175];FIXED(PRODUCT ([$Arkusz3.E124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24];-1)/ 9;2))" office:value-type="string" office:string-value="soft_attack =  -0,44">
            <text:p>soft_attack = <text:s/>-0,44</text:p>
          </table:table-cell>
          <table:table-cell table:formula="of:=CONCATENATE([.$A$177];FIXED(PRODUCT ([$Arkusz3.G124];-1)/9;2))" office:value-type="string" office:string-value="hard_attack = -0,89">
            <text:p>hard_attack = -0,89</text:p>
          </table:table-cell>
          <table:table-cell table:formula="of:=CONCATENATE([.$A$178];FIXED(PRODUCT ([$Arkusz3.H124];-1)/ 9;2))" office:value-type="string" office:string-value="air_attack = 0,00">
            <text:p>air_attack = 0,00</text:p>
          </table:table-cell>
          <table:table-cell table:formula="of:=CONCATENATE([.$A$179];FIXED(PRODUCT ([$Arkusz3.I124];-1)/9;2))" office:value-type="string" office:string-value="Defensiveness =-0,78">
            <text:p>Defensiveness =-0,78</text:p>
          </table:table-cell>
          <table:table-cell table:formula="of:=CONCATENATE([.$A$180];FIXED(PRODUCT ([$Arkusz3.J124];-1;0.475)/9;2))" office:value-type="string" office:string-value="Toughness =-0,53">
            <text:p>Toughness =-0,53</text:p>
          </table:table-cell>
          <table:table-cell table:formula="of:=CONCATENATE([.$A$181];FIXED(PRODUCT ([$Arkusz3.K124];-1)/ 9;2))" office:value-type="string" office:string-value="air_defence =0,00">
            <text:p>air_defence =0,00</text:p>
          </table:table-cell>
          <table:table-cell table:formula="of:=CONCATENATE([.$A$182];FIXED(PRODUCT ([$Arkusz3.L12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rtillery_brigade</text:p>
          </table:table-cell>
          <table:table-cell office:value-type="string">
            <text:p>= {</text:p>
          </table:table-cell>
          <table:table-cell table:formula="of:=CONCATENATE([.$A$175];FIXED(PRODUCT ([$Arkusz3.E12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5];-1)/ 9;2))" office:value-type="string" office:string-value="soft_attack =  -0,56">
            <text:p>soft_attack = <text:s/>-0,56</text:p>
          </table:table-cell>
          <table:table-cell table:formula="of:=CONCATENATE([.$A$177];FIXED(PRODUCT ([$Arkusz3.G125];-1)/9;2))" office:value-type="string" office:string-value="hard_attack = 0,00">
            <text:p>hard_attack = 0,00</text:p>
          </table:table-cell>
          <table:table-cell table:formula="of:=CONCATENATE([.$A$178];FIXED(PRODUCT ([$Arkusz3.H125];-1)/ 9;2))" office:value-type="string" office:string-value="air_attack = -0,11">
            <text:p>air_attack = -0,11</text:p>
          </table:table-cell>
          <table:table-cell table:formula="of:=CONCATENATE([.$A$179];FIXED(PRODUCT ([$Arkusz3.I125];-1)/9;2))" office:value-type="string" office:string-value="Defensiveness =-0,33">
            <text:p>Defensiveness =-0,33</text:p>
          </table:table-cell>
          <table:table-cell table:formula="of:=CONCATENATE([.$A$180];FIXED(PRODUCT ([$Arkusz3.J125];-1;0.475)/9;2))" office:value-type="string" office:string-value="Toughness =-0,37">
            <text:p>Toughness =-0,37</text:p>
          </table:table-cell>
          <table:table-cell table:formula="of:=CONCATENATE([.$A$181];FIXED(PRODUCT ([$Arkusz3.K125];-1)/ 9;2))" office:value-type="string" office:string-value="air_defence =0,00">
            <text:p>air_defence =0,00</text:p>
          </table:table-cell>
          <table:table-cell table:formula="of:=CONCATENATE([.$A$182];FIXED(PRODUCT ([$Arkusz3.L12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car_brigade</text:p>
          </table:table-cell>
          <table:table-cell office:value-type="string">
            <text:p>= {</text:p>
          </table:table-cell>
          <table:table-cell table:formula="of:=CONCATENATE([.$A$175];FIXED(PRODUCT ([$Arkusz3.E126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26];-1)/ 9;2))" office:value-type="string" office:string-value="soft_attack =  -0,33">
            <text:p>soft_attack = <text:s/>-0,33</text:p>
          </table:table-cell>
          <table:table-cell table:formula="of:=CONCATENATE([.$A$177];FIXED(PRODUCT ([$Arkusz3.G126];-1)/9;2))" office:value-type="string" office:string-value="hard_attack = -0,11">
            <text:p>hard_attack = -0,11</text:p>
          </table:table-cell>
          <table:table-cell table:formula="of:=CONCATENATE([.$A$178];FIXED(PRODUCT ([$Arkusz3.H126];-1)/ 9;2))" office:value-type="string" office:string-value="air_attack = 0,00">
            <text:p>air_attack = 0,00</text:p>
          </table:table-cell>
          <table:table-cell table:formula="of:=CONCATENATE([.$A$179];FIXED(PRODUCT ([$Arkusz3.I126];-1)/9;2))" office:value-type="string" office:string-value="Defensiveness =-0,67">
            <text:p>Defensiveness =-0,67</text:p>
          </table:table-cell>
          <table:table-cell table:formula="of:=CONCATENATE([.$A$180];FIXED(PRODUCT ([$Arkusz3.J126];-1;0.475)/9;2))" office:value-type="string" office:string-value="Toughness =-0,90">
            <text:p>Toughness =-0,90</text:p>
          </table:table-cell>
          <table:table-cell table:formula="of:=CONCATENATE([.$A$181];FIXED(PRODUCT ([$Arkusz3.K126];-1)/ 9;2))" office:value-type="string" office:string-value="air_defence =0,00">
            <text:p>air_defence =0,00</text:p>
          </table:table-cell>
          <table:table-cell table:formula="of:=CONCATENATE([.$A$182];FIXED(PRODUCT ([$Arkusz3.L12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cavalry_brigade</text:p>
          </table:table-cell>
          <table:table-cell office:value-type="string">
            <text:p>= {</text:p>
          </table:table-cell>
          <table:table-cell table:formula="of:=CONCATENATE([.$A$175];FIXED(PRODUCT ([$Arkusz3.E12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7];-1)/ 9;2))" office:value-type="string" office:string-value="soft_attack =  -0,22">
            <text:p>soft_attack = <text:s/>-0,22</text:p>
          </table:table-cell>
          <table:table-cell table:formula="of:=CONCATENATE([.$A$177];FIXED(PRODUCT ([$Arkusz3.G127];-1)/9;2))" office:value-type="string" office:string-value="hard_attack = -0,11">
            <text:p>hard_attack = -0,11</text:p>
          </table:table-cell>
          <table:table-cell table:formula="of:=CONCATENATE([.$A$178];FIXED(PRODUCT ([$Arkusz3.H127];-1)/ 9;2))" office:value-type="string" office:string-value="air_attack = 0,00">
            <text:p>air_attack = 0,00</text:p>
          </table:table-cell>
          <table:table-cell table:formula="of:=CONCATENATE([.$A$179];FIXED(PRODUCT ([$Arkusz3.I127];-1)/9;2))" office:value-type="string" office:string-value="Defensiveness =-0,78">
            <text:p>Defensiveness =-0,78</text:p>
          </table:table-cell>
          <table:table-cell table:formula="of:=CONCATENATE([.$A$180];FIXED(PRODUCT ([$Arkusz3.J127];-1;0.475)/9;2))" office:value-type="string" office:string-value="Toughness =-0,42">
            <text:p>Toughness =-0,42</text:p>
          </table:table-cell>
          <table:table-cell table:formula="of:=CONCATENATE([.$A$181];FIXED(PRODUCT ([$Arkusz3.K127];-1)/ 9;2))" office:value-type="string" office:string-value="air_defence =0,00">
            <text:p>air_defence =0,00</text:p>
          </table:table-cell>
          <table:table-cell table:formula="of:=CONCATENATE([.$A$182];FIXED(PRODUCT ([$Arkusz3.L12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aratrooper_brigade</text:p>
          </table:table-cell>
          <table:table-cell office:value-type="string">
            <text:p>= {</text:p>
          </table:table-cell>
          <table:table-cell table:formula="of:=CONCATENATE([.$A$175];FIXED(PRODUCT ([$Arkusz3.E128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8];-1)/ 9;2))" office:value-type="string" office:string-value="soft_attack =  -0,44">
            <text:p>soft_attack = <text:s/>-0,44</text:p>
          </table:table-cell>
          <table:table-cell table:formula="of:=CONCATENATE([.$A$177];FIXED(PRODUCT ([$Arkusz3.G128];-1)/9;2))" office:value-type="string" office:string-value="hard_attack = -0,11">
            <text:p>hard_attack = -0,11</text:p>
          </table:table-cell>
          <table:table-cell table:formula="of:=CONCATENATE([.$A$178];FIXED(PRODUCT ([$Arkusz3.H128];-1)/ 9;2))" office:value-type="string" office:string-value="air_attack = 0,00">
            <text:p>air_attack = 0,00</text:p>
          </table:table-cell>
          <table:table-cell table:formula="of:=CONCATENATE([.$A$179];FIXED(PRODUCT ([$Arkusz3.I128];-1)/9;2))" office:value-type="string" office:string-value="Defensiveness =-1,00">
            <text:p>Defensiveness =-1,00</text:p>
          </table:table-cell>
          <table:table-cell table:formula="of:=CONCATENATE([.$A$180];FIXED(PRODUCT ([$Arkusz3.J128];-1;0.475)/9;2))" office:value-type="string" office:string-value="Toughness =-0,48">
            <text:p>Toughness =-0,48</text:p>
          </table:table-cell>
          <table:table-cell table:formula="of:=CONCATENATE([.$A$181];FIXED(PRODUCT ([$Arkusz3.K128];-1)/ 9;2))" office:value-type="string" office:string-value="air_defence =0,00">
            <text:p>air_defence =0,00</text:p>
          </table:table-cell>
          <table:table-cell table:formula="of:=CONCATENATE([.$A$182];FIXED(PRODUCT ([$Arkusz3.L12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nti_air_brigade</text:p>
          </table:table-cell>
          <table:table-cell office:value-type="string">
            <text:p>= {</text:p>
          </table:table-cell>
          <table:table-cell table:formula="of:=CONCATENATE([.$A$175];FIXED(PRODUCT ([$Arkusz3.E12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9];-1)/ 9;2))" office:value-type="string" office:string-value="soft_attack =  0,00">
            <text:p>soft_attack = <text:s/>0,00</text:p>
          </table:table-cell>
          <table:table-cell table:formula="of:=CONCATENATE([.$A$177];FIXED(PRODUCT ([$Arkusz3.G129];-1)/9;2))" office:value-type="string" office:string-value="hard_attack = -0,11">
            <text:p>hard_attack = -0,11</text:p>
          </table:table-cell>
          <table:table-cell table:formula="of:=CONCATENATE([.$A$178];FIXED(PRODUCT ([$Arkusz3.H129];-1)/ 9;2))" office:value-type="string" office:string-value="air_attack = -0,78">
            <text:p>air_attack = -0,78</text:p>
          </table:table-cell>
          <table:table-cell table:formula="of:=CONCATENATE([.$A$179];FIXED(PRODUCT ([$Arkusz3.I129];-1)/9;2))" office:value-type="string" office:string-value="Defensiveness =-0,33">
            <text:p>Defensiveness =-0,33</text:p>
          </table:table-cell>
          <table:table-cell table:formula="of:=CONCATENATE([.$A$180];FIXED(PRODUCT ([$Arkusz3.J129];-1;0.475)/9;2))" office:value-type="string" office:string-value="Toughness =-0,11">
            <text:p>Toughness =-0,11</text:p>
          </table:table-cell>
          <table:table-cell table:formula="of:=CONCATENATE([.$A$181];FIXED(PRODUCT ([$Arkusz3.K129];-1)/ 9;2))" office:value-type="string" office:string-value="air_defence =-0,78">
            <text:p>air_defence =-0,78</text:p>
          </table:table-cell>
          <table:table-cell table:formula="of:=CONCATENATE([.$A$182];FIXED(PRODUCT ([$Arkusz3.L12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bergsjaeger_brigade</text:p>
          </table:table-cell>
          <table:table-cell office:value-type="string">
            <text:p>= {</text:p>
          </table:table-cell>
          <table:table-cell table:formula="of:=CONCATENATE([.$A$175];FIXED(PRODUCT ([$Arkusz3.E13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0];-1)/ 9;2))" office:value-type="string" office:string-value="soft_attack =  -0,67">
            <text:p>soft_attack = <text:s/>-0,67</text:p>
          </table:table-cell>
          <table:table-cell table:formula="of:=CONCATENATE([.$A$177];FIXED(PRODUCT ([$Arkusz3.G130];-1)/9;2))" office:value-type="string" office:string-value="hard_attack = 0,00">
            <text:p>hard_attack = 0,00</text:p>
          </table:table-cell>
          <table:table-cell table:formula="of:=CONCATENATE([.$A$178];FIXED(PRODUCT ([$Arkusz3.H130];-1)/ 9;2))" office:value-type="string" office:string-value="air_attack = 0,00">
            <text:p>air_attack = 0,00</text:p>
          </table:table-cell>
          <table:table-cell table:formula="of:=CONCATENATE([.$A$179];FIXED(PRODUCT ([$Arkusz3.I130];-1)/9;2))" office:value-type="string" office:string-value="Defensiveness =-0,78">
            <text:p>Defensiveness =-0,78</text:p>
          </table:table-cell>
          <table:table-cell table:formula="of:=CONCATENATE([.$A$180];FIXED(PRODUCT ([$Arkusz3.J130];-1;0.475)/9;2))" office:value-type="string" office:string-value="Toughness =-0,32">
            <text:p>Toughness =-0,32</text:p>
          </table:table-cell>
          <table:table-cell table:formula="of:=CONCATENATE([.$A$181];FIXED(PRODUCT ([$Arkusz3.K130];-1)/ 9;2))" office:value-type="string" office:string-value="air_defence =0,00">
            <text:p>air_defence =0,00</text:p>
          </table:table-cell>
          <table:table-cell table:formula="of:=CONCATENATE([.$A$182];FIXED(PRODUCT ([$Arkusz3.L13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infantry_brigade</text:p>
          </table:table-cell>
          <table:table-cell office:value-type="string">
            <text:p>= {</text:p>
          </table:table-cell>
          <table:table-cell table:formula="of:=CONCATENATE([.$A$175];FIXED(PRODUCT ([$Arkusz3.E13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1];-1)/ 9;2))" office:value-type="string" office:string-value="soft_attack =  -0,89">
            <text:p>soft_attack = <text:s/>-0,89</text:p>
          </table:table-cell>
          <table:table-cell table:formula="of:=CONCATENATE([.$A$177];FIXED(PRODUCT ([$Arkusz3.G131];-1)/9;2))" office:value-type="string" office:string-value="hard_attack = -0,11">
            <text:p>hard_attack = -0,11</text:p>
          </table:table-cell>
          <table:table-cell table:formula="of:=CONCATENATE([.$A$178];FIXED(PRODUCT ([$Arkusz3.H131];-1)/ 9;2))" office:value-type="string" office:string-value="air_attack = 0,00">
            <text:p>air_attack = 0,00</text:p>
          </table:table-cell>
          <table:table-cell table:formula="of:=CONCATENATE([.$A$179];FIXED(PRODUCT ([$Arkusz3.I131];-1)/9;2))" office:value-type="string" office:string-value="Defensiveness =-1,33">
            <text:p>Defensiveness =-1,33</text:p>
          </table:table-cell>
          <table:table-cell table:formula="of:=CONCATENATE([.$A$180];FIXED(PRODUCT ([$Arkusz3.J131];-1;0.475)/9;2))" office:value-type="string" office:string-value="Toughness =-0,42">
            <text:p>Toughness =-0,42</text:p>
          </table:table-cell>
          <table:table-cell table:formula="of:=CONCATENATE([.$A$181];FIXED(PRODUCT ([$Arkusz3.K131];-1)/ 9;2))" office:value-type="string" office:string-value="air_defence =0,00">
            <text:p>air_defence =0,00</text:p>
          </table:table-cell>
          <table:table-cell table:formula="of:=CONCATENATE([.$A$182];FIXED(PRODUCT ([$Arkusz3.L13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infantry_bat</text:p>
          </table:table-cell>
          <table:table-cell office:value-type="string">
            <text:p>= {</text:p>
          </table:table-cell>
          <table:table-cell table:formula="of:=CONCATENATE([.$A$175];FIXED(PRODUCT ([$Arkusz3.E13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32];-1)/ 9;2))" office:value-type="string" office:string-value="soft_attack =  -0,44">
            <text:p>soft_attack = <text:s/>-0,44</text:p>
          </table:table-cell>
          <table:table-cell table:formula="of:=CONCATENATE([.$A$177];FIXED(PRODUCT ([$Arkusz3.G132];-1)/9;2))" office:value-type="string" office:string-value="hard_attack = -0,11">
            <text:p>hard_attack = -0,11</text:p>
          </table:table-cell>
          <table:table-cell table:formula="of:=CONCATENATE([.$A$178];FIXED(PRODUCT ([$Arkusz3.H132];-1)/ 9;2))" office:value-type="string" office:string-value="air_attack = 0,00">
            <text:p>air_attack = 0,00</text:p>
          </table:table-cell>
          <table:table-cell table:formula="of:=CONCATENATE([.$A$179];FIXED(PRODUCT ([$Arkusz3.I132];-1)/9;2))" office:value-type="string" office:string-value="Defensiveness =-1,11">
            <text:p>Defensiveness =-1,11</text:p>
          </table:table-cell>
          <table:table-cell table:formula="of:=CONCATENATE([.$A$180];FIXED(PRODUCT ([$Arkusz3.J132];-1;0.475)/9;2))" office:value-type="string" office:string-value="Toughness =-0,32">
            <text:p>Toughness =-0,32</text:p>
          </table:table-cell>
          <table:table-cell table:formula="of:=CONCATENATE([.$A$181];FIXED(PRODUCT ([$Arkusz3.K132];-1)/ 9;2))" office:value-type="string" office:string-value="air_defence =0,00">
            <text:p>air_defence =0,00</text:p>
          </table:table-cell>
          <table:table-cell table:formula="of:=CONCATENATE([.$A$182];FIXED(PRODUCT ([$Arkusz3.L13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cycle_recon_brigade</text:p>
          </table:table-cell>
          <table:table-cell office:value-type="string">
            <text:p>= {</text:p>
          </table:table-cell>
          <table:table-cell table:formula="of:=CONCATENATE([.$A$175];FIXED(PRODUCT ([$Arkusz3.E13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3];-1)/ 9;2))" office:value-type="string" office:string-value="soft_attack =  -0,33">
            <text:p>soft_attack = <text:s/>-0,33</text:p>
          </table:table-cell>
          <table:table-cell table:formula="of:=CONCATENATE([.$A$177];FIXED(PRODUCT ([$Arkusz3.G133];-1)/9;2))" office:value-type="string" office:string-value="hard_attack = 0,00">
            <text:p>hard_attack = 0,00</text:p>
          </table:table-cell>
          <table:table-cell table:formula="of:=CONCATENATE([.$A$178];FIXED(PRODUCT ([$Arkusz3.H133];-1)/ 9;2))" office:value-type="string" office:string-value="air_attack = 0,00">
            <text:p>air_attack = 0,00</text:p>
          </table:table-cell>
          <table:table-cell table:formula="of:=CONCATENATE([.$A$179];FIXED(PRODUCT ([$Arkusz3.I133];-1)/9;2))" office:value-type="string" office:string-value="Defensiveness =-0,22">
            <text:p>Defensiveness =-0,22</text:p>
          </table:table-cell>
          <table:table-cell table:formula="of:=CONCATENATE([.$A$180];FIXED(PRODUCT ([$Arkusz3.J133];-1;0.475)/9;2))" office:value-type="string" office:string-value="Toughness =-0,11">
            <text:p>Toughness =-0,11</text:p>
          </table:table-cell>
          <table:table-cell table:formula="of:=CONCATENATE([.$A$181];FIXED(PRODUCT ([$Arkusz3.K133];-1)/ 9;2))" office:value-type="string" office:string-value="air_defence =0,00">
            <text:p>air_defence =0,00</text:p>
          </table:table-cell>
          <table:table-cell table:formula="of:=CONCATENATE([.$A$182];FIXED(PRODUCT ([$Arkusz3.L13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edium_artillery_brigade</text:p>
          </table:table-cell>
          <table:table-cell office:value-type="string">
            <text:p>= {</text:p>
          </table:table-cell>
          <table:table-cell table:formula="of:=CONCATENATE([.$A$175];FIXED(PRODUCT ([$Arkusz3.E13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4];-1)/ 9;2))" office:value-type="string" office:string-value="soft_attack =  -0,44">
            <text:p>soft_attack = <text:s/>-0,44</text:p>
          </table:table-cell>
          <table:table-cell table:formula="of:=CONCATENATE([.$A$177];FIXED(PRODUCT ([$Arkusz3.G134];-1)/9;2))" office:value-type="string" office:string-value="hard_attack = 0,00">
            <text:p>hard_attack = 0,00</text:p>
          </table:table-cell>
          <table:table-cell table:formula="of:=CONCATENATE([.$A$178];FIXED(PRODUCT ([$Arkusz3.H134];-1)/ 9;2))" office:value-type="string" office:string-value="air_attack = -0,11">
            <text:p>air_attack = -0,11</text:p>
          </table:table-cell>
          <table:table-cell table:formula="of:=CONCATENATE([.$A$179];FIXED(PRODUCT ([$Arkusz3.I134];-1)/9;2))" office:value-type="string" office:string-value="Defensiveness =-0,11">
            <text:p>Defensiveness =-0,11</text:p>
          </table:table-cell>
          <table:table-cell table:formula="of:=CONCATENATE([.$A$180];FIXED(PRODUCT ([$Arkusz3.J134];-1;0.475)/9;2))" office:value-type="string" office:string-value="Toughness =-0,05">
            <text:p>Toughness =-0,05</text:p>
          </table:table-cell>
          <table:table-cell table:formula="of:=CONCATENATE([.$A$181];FIXED(PRODUCT ([$Arkusz3.K134];-1)/ 9;2))" office:value-type="string" office:string-value="air_defence =0,00">
            <text:p>air_defence =0,00</text:p>
          </table:table-cell>
          <table:table-cell table:formula="of:=CONCATENATE([.$A$182];FIXED(PRODUCT ([$Arkusz3.L13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ixed_support_brigade</text:p>
          </table:table-cell>
          <table:table-cell office:value-type="string">
            <text:p>= {</text:p>
          </table:table-cell>
          <table:table-cell table:formula="of:=CONCATENATE([.$A$175];FIXED(PRODUCT ([$Arkusz3.E13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5];-1)/ 9;2))" office:value-type="string" office:string-value="soft_attack =  0,00">
            <text:p>soft_attack = <text:s/>0,00</text:p>
          </table:table-cell>
          <table:table-cell table:formula="of:=CONCATENATE([.$A$177];FIXED(PRODUCT ([$Arkusz3.G135];-1)/9;2))" office:value-type="string" office:string-value="hard_attack = 0,00">
            <text:p>hard_attack = 0,00</text:p>
          </table:table-cell>
          <table:table-cell table:formula="of:=CONCATENATE([.$A$178];FIXED(PRODUCT ([$Arkusz3.H135];-1)/ 9;2))" office:value-type="string" office:string-value="air_attack = 0,00">
            <text:p>air_attack = 0,00</text:p>
          </table:table-cell>
          <table:table-cell table:formula="of:=CONCATENATE([.$A$179];FIXED(PRODUCT ([$Arkusz3.I135];-1)/9;2))" office:value-type="string" office:string-value="Defensiveness =-0,11">
            <text:p>Defensiveness =-0,11</text:p>
          </table:table-cell>
          <table:table-cell table:formula="of:=CONCATENATE([.$A$180];FIXED(PRODUCT ([$Arkusz3.J135];-1;0.475)/9;2))" office:value-type="string" office:string-value="Toughness =-0,05">
            <text:p>Toughness =-0,05</text:p>
          </table:table-cell>
          <table:table-cell table:formula="of:=CONCATENATE([.$A$181];FIXED(PRODUCT ([$Arkusz3.K135];-1)/ 9;2))" office:value-type="string" office:string-value="air_defence =0,00">
            <text:p>air_defence =0,00</text:p>
          </table:table-cell>
          <table:table-cell table:formula="of:=CONCATENATE([.$A$182];FIXED(PRODUCT ([$Arkusz3.L13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brigade</text:p>
          </table:table-cell>
          <table:table-cell office:value-type="string">
            <text:p>= {</text:p>
          </table:table-cell>
          <table:table-cell table:formula="of:=CONCATENATE([.$A$175];FIXED(PRODUCT ([$Arkusz3.E13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6];-1)/ 9;2))" office:value-type="string" office:string-value="soft_attack =  -0,67">
            <text:p>soft_attack = <text:s/>-0,67</text:p>
          </table:table-cell>
          <table:table-cell table:formula="of:=CONCATENATE([.$A$177];FIXED(PRODUCT ([$Arkusz3.G136];-1)/9;2))" office:value-type="string" office:string-value="hard_attack = -0,11">
            <text:p>hard_attack = -0,11</text:p>
          </table:table-cell>
          <table:table-cell table:formula="of:=CONCATENATE([.$A$178];FIXED(PRODUCT ([$Arkusz3.H136];-1)/ 9;2))" office:value-type="string" office:string-value="air_attack = 0,00">
            <text:p>air_attack = 0,00</text:p>
          </table:table-cell>
          <table:table-cell table:formula="of:=CONCATENATE([.$A$179];FIXED(PRODUCT ([$Arkusz3.I136];-1)/9;2))" office:value-type="string" office:string-value="Defensiveness =-1,33">
            <text:p>Defensiveness =-1,33</text:p>
          </table:table-cell>
          <table:table-cell table:formula="of:=CONCATENATE([.$A$180];FIXED(PRODUCT ([$Arkusz3.J136];-1;0.475)/9;2))" office:value-type="string" office:string-value="Toughness =-0,48">
            <text:p>Toughness =-0,48</text:p>
          </table:table-cell>
          <table:table-cell table:formula="of:=CONCATENATE([.$A$181];FIXED(PRODUCT ([$Arkusz3.K136];-1)/ 9;2))" office:value-type="string" office:string-value="air_defence =0,00">
            <text:p>air_defence =0,00</text:p>
          </table:table-cell>
          <table:table-cell table:formula="of:=CONCATENATE([.$A$182];FIXED(PRODUCT ([$Arkusz3.L13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engineer_brigade</text:p>
          </table:table-cell>
          <table:table-cell office:value-type="string">
            <text:p>= {</text:p>
          </table:table-cell>
          <table:table-cell table:formula="of:=CONCATENATE([.$A$175];FIXED(PRODUCT ([$Arkusz3.E13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37];-1)/ 9;2))" office:value-type="string" office:string-value="soft_attack =  -0,44">
            <text:p>soft_attack = <text:s/>-0,44</text:p>
          </table:table-cell>
          <table:table-cell table:formula="of:=CONCATENATE([.$A$177];FIXED(PRODUCT ([$Arkusz3.G137];-1)/9;2))" office:value-type="string" office:string-value="hard_attack = -0,11">
            <text:p>hard_attack = -0,11</text:p>
          </table:table-cell>
          <table:table-cell table:formula="of:=CONCATENATE([.$A$178];FIXED(PRODUCT ([$Arkusz3.H137];-1)/ 9;2))" office:value-type="string" office:string-value="air_attack = -0,11">
            <text:p>air_attack = -0,11</text:p>
          </table:table-cell>
          <table:table-cell table:formula="of:=CONCATENATE([.$A$179];FIXED(PRODUCT ([$Arkusz3.I137];-1)/9;2))" office:value-type="string" office:string-value="Defensiveness =-0,89">
            <text:p>Defensiveness =-0,89</text:p>
          </table:table-cell>
          <table:table-cell table:formula="of:=CONCATENATE([.$A$180];FIXED(PRODUCT ([$Arkusz3.J137];-1;0.475)/9;2))" office:value-type="string" office:string-value="Toughness =-0,84">
            <text:p>Toughness =-0,84</text:p>
          </table:table-cell>
          <table:table-cell table:formula="of:=CONCATENATE([.$A$181];FIXED(PRODUCT ([$Arkusz3.K137];-1)/ 9;2))" office:value-type="string" office:string-value="air_defence =-0,11">
            <text:p>air_defence =-0,11</text:p>
          </table:table-cell>
          <table:table-cell table:formula="of:=CONCATENATE([.$A$182];FIXED(PRODUCT ([$Arkusz3.L13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support_brigade</text:p>
          </table:table-cell>
          <table:table-cell office:value-type="string">
            <text:p>= {</text:p>
          </table:table-cell>
          <table:table-cell table:formula="of:=CONCATENATE([.$A$175];FIXED(PRODUCT ([$Arkusz3.E138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8];-1)/ 9;2))" office:value-type="string" office:string-value="soft_attack =  0,00">
            <text:p>soft_attack = <text:s/>0,00</text:p>
          </table:table-cell>
          <table:table-cell table:formula="of:=CONCATENATE([.$A$177];FIXED(PRODUCT ([$Arkusz3.G138];-1)/9;2))" office:value-type="string" office:string-value="hard_attack = 0,00">
            <text:p>hard_attack = 0,00</text:p>
          </table:table-cell>
          <table:table-cell table:formula="of:=CONCATENATE([.$A$178];FIXED(PRODUCT ([$Arkusz3.H138];-1)/ 9;2))" office:value-type="string" office:string-value="air_attack = 0,00">
            <text:p>air_attack = 0,00</text:p>
          </table:table-cell>
          <table:table-cell table:formula="of:=CONCATENATE([.$A$179];FIXED(PRODUCT ([$Arkusz3.I138];-1)/9;2))" office:value-type="string" office:string-value="Defensiveness =0,00">
            <text:p>Defensiveness =0,00</text:p>
          </table:table-cell>
          <table:table-cell table:formula="of:=CONCATENATE([.$A$180];FIXED(PRODUCT ([$Arkusz3.J138];-1;0.475)/9;2))" office:value-type="string" office:string-value="Toughness =0,00">
            <text:p>Toughness =0,00</text:p>
          </table:table-cell>
          <table:table-cell table:formula="of:=CONCATENATE([.$A$181];FIXED(PRODUCT ([$Arkusz3.K138];-1)/ 9;2))" office:value-type="string" office:string-value="air_defence =0,00">
            <text:p>air_defence =0,00</text:p>
          </table:table-cell>
          <table:table-cell table:formula="of:=CONCATENATE([.$A$182];FIXED(PRODUCT ([$Arkusz3.L13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rigade</text:p>
          </table:table-cell>
          <table:table-cell office:value-type="string">
            <text:p>= {</text:p>
          </table:table-cell>
          <table:table-cell table:formula="of:=CONCATENATE([.$A$175];FIXED(PRODUCT ([$Arkusz3.E139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39];-1)/ 9;2))" office:value-type="string" office:string-value="soft_attack =  -1,67">
            <text:p>soft_attack = <text:s/>-1,67</text:p>
          </table:table-cell>
          <table:table-cell table:formula="of:=CONCATENATE([.$A$177];FIXED(PRODUCT ([$Arkusz3.G139];-1)/9;2))" office:value-type="string" office:string-value="hard_attack = -2,00">
            <text:p>hard_attack = -2,00</text:p>
          </table:table-cell>
          <table:table-cell table:formula="of:=CONCATENATE([.$A$178];FIXED(PRODUCT ([$Arkusz3.H139];-1)/ 9;2))" office:value-type="string" office:string-value="air_attack = -0,22">
            <text:p>air_attack = -0,22</text:p>
          </table:table-cell>
          <table:table-cell table:formula="of:=CONCATENATE([.$A$179];FIXED(PRODUCT ([$Arkusz3.I139];-1)/9;2))" office:value-type="string" office:string-value="Defensiveness =-0,67">
            <text:p>Defensiveness =-0,67</text:p>
          </table:table-cell>
          <table:table-cell table:formula="of:=CONCATENATE([.$A$180];FIXED(PRODUCT ([$Arkusz3.J139];-1;0.475)/9;2))" office:value-type="string" office:string-value="Toughness =-1,37">
            <text:p>Toughness =-1,37</text:p>
          </table:table-cell>
          <table:table-cell table:formula="of:=CONCATENATE([.$A$181];FIXED(PRODUCT ([$Arkusz3.K139];-1)/ 9;2))" office:value-type="string" office:string-value="air_defence =-0,22">
            <text:p>air_defence =-0,22</text:p>
          </table:table-cell>
          <table:table-cell table:formula="of:=CONCATENATE([.$A$182];FIXED(PRODUCT ([$Arkusz3.L139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armor_brigade</text:p>
          </table:table-cell>
          <table:table-cell office:value-type="string">
            <text:p>= {</text:p>
          </table:table-cell>
          <table:table-cell table:formula="of:=CONCATENATE([.$A$175];FIXED(PRODUCT ([$Arkusz3.E140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40];-1)/ 9;2))" office:value-type="string" office:string-value="soft_attack =  -0,78">
            <text:p>soft_attack = <text:s/>-0,78</text:p>
          </table:table-cell>
          <table:table-cell table:formula="of:=CONCATENATE([.$A$177];FIXED(PRODUCT ([$Arkusz3.G140];-1)/9;2))" office:value-type="string" office:string-value="hard_attack = -0,67">
            <text:p>hard_attack = -0,67</text:p>
          </table:table-cell>
          <table:table-cell table:formula="of:=CONCATENATE([.$A$178];FIXED(PRODUCT ([$Arkusz3.H140];-1)/ 9;2))" office:value-type="string" office:string-value="air_attack = -0,22">
            <text:p>air_attack = -0,22</text:p>
          </table:table-cell>
          <table:table-cell table:formula="of:=CONCATENATE([.$A$179];FIXED(PRODUCT ([$Arkusz3.I140];-1)/9;2))" office:value-type="string" office:string-value="Defensiveness =-0,78">
            <text:p>Defensiveness =-0,78</text:p>
          </table:table-cell>
          <table:table-cell table:formula="of:=CONCATENATE([.$A$180];FIXED(PRODUCT ([$Arkusz3.J140];-1;0.475)/9;2))" office:value-type="string" office:string-value="Toughness =-1,06">
            <text:p>Toughness =-1,06</text:p>
          </table:table-cell>
          <table:table-cell table:formula="of:=CONCATENATE([.$A$181];FIXED(PRODUCT ([$Arkusz3.K140];-1)/ 9;2))" office:value-type="string" office:string-value="air_defence =-0,22">
            <text:p>air_defence =-0,22</text:p>
          </table:table-cell>
          <table:table-cell table:formula="of:=CONCATENATE([.$A$182];FIXED(PRODUCT ([$Arkusz3.L140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p_artillery_brigade</text:p>
          </table:table-cell>
          <table:table-cell office:value-type="string">
            <text:p>= {</text:p>
          </table:table-cell>
          <table:table-cell table:formula="of:=CONCATENATE([.$A$175];FIXED(PRODUCT ([$Arkusz3.E141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141];-1)/ 9;2))" office:value-type="string" office:string-value="soft_attack =  -0,44">
            <text:p>soft_attack = <text:s/>-0,44</text:p>
          </table:table-cell>
          <table:table-cell table:formula="of:=CONCATENATE([.$A$177];FIXED(PRODUCT ([$Arkusz3.G141];-1)/9;2))" office:value-type="string" office:string-value="hard_attack = 0,00">
            <text:p>hard_attack = 0,00</text:p>
          </table:table-cell>
          <table:table-cell table:formula="of:=CONCATENATE([.$A$178];FIXED(PRODUCT ([$Arkusz3.H141];-1)/ 9;2))" office:value-type="string" office:string-value="air_attack = -0,11">
            <text:p>air_attack = -0,11</text:p>
          </table:table-cell>
          <table:table-cell table:formula="of:=CONCATENATE([.$A$179];FIXED(PRODUCT ([$Arkusz3.I141];-1)/9;2))" office:value-type="string" office:string-value="Defensiveness =-0,11">
            <text:p>Defensiveness =-0,11</text:p>
          </table:table-cell>
          <table:table-cell table:formula="of:=CONCATENATE([.$A$180];FIXED(PRODUCT ([$Arkusz3.J141];-1;0.475)/9;2))" office:value-type="string" office:string-value="Toughness =-0,05">
            <text:p>Toughness =-0,05</text:p>
          </table:table-cell>
          <table:table-cell table:formula="of:=CONCATENATE([.$A$181];FIXED(PRODUCT ([$Arkusz3.K141];-1)/ 9;2))" office:value-type="string" office:string-value="air_defence =-0,11">
            <text:p>air_defence =-0,11</text:p>
          </table:table-cell>
          <table:table-cell table:formula="of:=CONCATENATE([.$A$182];FIXED(PRODUCT ([$Arkusz3.L141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armor_bat</text:p>
          </table:table-cell>
          <table:table-cell office:value-type="string">
            <text:p>= {</text:p>
          </table:table-cell>
          <table:table-cell table:formula="of:=CONCATENATE([.$A$175];FIXED(PRODUCT ([$Arkusz3.E142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42];-1)/ 9;2))" office:value-type="string" office:string-value="soft_attack =  -0,44">
            <text:p>soft_attack = <text:s/>-0,44</text:p>
          </table:table-cell>
          <table:table-cell table:formula="of:=CONCATENATE([.$A$177];FIXED(PRODUCT ([$Arkusz3.G142];-1)/9;2))" office:value-type="string" office:string-value="hard_attack = -0,33">
            <text:p>hard_attack = -0,33</text:p>
          </table:table-cell>
          <table:table-cell table:formula="of:=CONCATENATE([.$A$178];FIXED(PRODUCT ([$Arkusz3.H142];-1)/ 9;2))" office:value-type="string" office:string-value="air_attack = 0,00">
            <text:p>air_attack = 0,00</text:p>
          </table:table-cell>
          <table:table-cell table:formula="of:=CONCATENATE([.$A$179];FIXED(PRODUCT ([$Arkusz3.I142];-1)/9;2))" office:value-type="string" office:string-value="Defensiveness =-0,56">
            <text:p>Defensiveness =-0,56</text:p>
          </table:table-cell>
          <table:table-cell table:formula="of:=CONCATENATE([.$A$180];FIXED(PRODUCT ([$Arkusz3.J142];-1;0.475)/9;2))" office:value-type="string" office:string-value="Toughness =-1,00">
            <text:p>Toughness =-1,00</text:p>
          </table:table-cell>
          <table:table-cell table:formula="of:=CONCATENATE([.$A$181];FIXED(PRODUCT ([$Arkusz3.K142];-1)/ 9;2))" office:value-type="string" office:string-value="air_defence =0,00">
            <text:p>air_defence =0,00</text:p>
          </table:table-cell>
          <table:table-cell table:formula="of:=CONCATENATE([.$A$182];FIXED(PRODUCT ([$Arkusz3.L142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p_anti_air_brigade</text:p>
          </table:table-cell>
          <table:table-cell office:value-type="string">
            <text:p>= {</text:p>
          </table:table-cell>
          <table:table-cell table:formula="of:=CONCATENATE([.$A$175];FIXED(PRODUCT ([$Arkusz3.E14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3];-1)/ 9;2))" office:value-type="string" office:string-value="soft_attack =  -0,11">
            <text:p>soft_attack = <text:s/>-0,11</text:p>
          </table:table-cell>
          <table:table-cell table:formula="of:=CONCATENATE([.$A$177];FIXED(PRODUCT ([$Arkusz3.G143];-1)/9;2))" office:value-type="string" office:string-value="hard_attack = -0,11">
            <text:p>hard_attack = -0,11</text:p>
          </table:table-cell>
          <table:table-cell table:formula="of:=CONCATENATE([.$A$178];FIXED(PRODUCT ([$Arkusz3.H143];-1)/ 9;2))" office:value-type="string" office:string-value="air_attack = -0,78">
            <text:p>air_attack = -0,78</text:p>
          </table:table-cell>
          <table:table-cell table:formula="of:=CONCATENATE([.$A$179];FIXED(PRODUCT ([$Arkusz3.I143];-1)/9;2))" office:value-type="string" office:string-value="Defensiveness =-0,11">
            <text:p>Defensiveness =-0,11</text:p>
          </table:table-cell>
          <table:table-cell table:formula="of:=CONCATENATE([.$A$180];FIXED(PRODUCT ([$Arkusz3.J143];-1;0.475)/9;2))" office:value-type="string" office:string-value="Toughness =-0,11">
            <text:p>Toughness =-0,11</text:p>
          </table:table-cell>
          <table:table-cell table:formula="of:=CONCATENATE([.$A$181];FIXED(PRODUCT ([$Arkusz3.K143];-1)/ 9;2))" office:value-type="string" office:string-value="air_defence =-0,78">
            <text:p>air_defence =-0,78</text:p>
          </table:table-cell>
          <table:table-cell table:formula="of:=CONCATENATE([.$A$182];FIXED(PRODUCT ([$Arkusz3.L14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engineer_brigade</text:p>
          </table:table-cell>
          <table:table-cell office:value-type="string">
            <text:p>= {</text:p>
          </table:table-cell>
          <table:table-cell table:formula="of:=CONCATENATE([.$A$175];FIXED(PRODUCT ([$Arkusz3.E14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4];-1)/ 9;2))" office:value-type="string" office:string-value="soft_attack =  -0,56">
            <text:p>soft_attack = <text:s/>-0,56</text:p>
          </table:table-cell>
          <table:table-cell table:formula="of:=CONCATENATE([.$A$177];FIXED(PRODUCT ([$Arkusz3.G144];-1)/9;2))" office:value-type="string" office:string-value="hard_attack = -0,11">
            <text:p>hard_attack = -0,11</text:p>
          </table:table-cell>
          <table:table-cell table:formula="of:=CONCATENATE([.$A$178];FIXED(PRODUCT ([$Arkusz3.H144];-1)/ 9;2))" office:value-type="string" office:string-value="air_attack = -0,11">
            <text:p>air_attack = -0,11</text:p>
          </table:table-cell>
          <table:table-cell table:formula="of:=CONCATENATE([.$A$179];FIXED(PRODUCT ([$Arkusz3.I144];-1)/9;2))" office:value-type="string" office:string-value="Defensiveness =-0,89">
            <text:p>Defensiveness =-0,89</text:p>
          </table:table-cell>
          <table:table-cell table:formula="of:=CONCATENATE([.$A$180];FIXED(PRODUCT ([$Arkusz3.J144];-1;0.475)/9;2))" office:value-type="string" office:string-value="Toughness =-0,84">
            <text:p>Toughness =-0,84</text:p>
          </table:table-cell>
          <table:table-cell table:formula="of:=CONCATENATE([.$A$181];FIXED(PRODUCT ([$Arkusz3.K144];-1)/ 9;2))" office:value-type="string" office:string-value="air_defence =-0,11">
            <text:p>air_defence =-0,11</text:p>
          </table:table-cell>
          <table:table-cell table:formula="of:=CONCATENATE([.$A$182];FIXED(PRODUCT ([$Arkusz3.L14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at</text:p>
          </table:table-cell>
          <table:table-cell office:value-type="string">
            <text:p>= {</text:p>
          </table:table-cell>
          <table:table-cell table:formula="of:=CONCATENATE([.$A$175];FIXED(PRODUCT ([$Arkusz3.E145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45];-1)/ 9;2))" office:value-type="string" office:string-value="soft_attack =  -1,11">
            <text:p>soft_attack = <text:s/>-1,11</text:p>
          </table:table-cell>
          <table:table-cell table:formula="of:=CONCATENATE([.$A$177];FIXED(PRODUCT ([$Arkusz3.G145];-1)/9;2))" office:value-type="string" office:string-value="hard_attack = -1,33">
            <text:p>hard_attack = -1,33</text:p>
          </table:table-cell>
          <table:table-cell table:formula="of:=CONCATENATE([.$A$178];FIXED(PRODUCT ([$Arkusz3.H145];-1)/ 9;2))" office:value-type="string" office:string-value="air_attack = 0,00">
            <text:p>air_attack = 0,00</text:p>
          </table:table-cell>
          <table:table-cell table:formula="of:=CONCATENATE([.$A$179];FIXED(PRODUCT ([$Arkusz3.I145];-1)/9;2))" office:value-type="string" office:string-value="Defensiveness =-0,22">
            <text:p>Defensiveness =-0,22</text:p>
          </table:table-cell>
          <table:table-cell table:formula="of:=CONCATENATE([.$A$180];FIXED(PRODUCT ([$Arkusz3.J145];-1;0.475)/9;2))" office:value-type="string" office:string-value="Toughness =-0,69">
            <text:p>Toughness =-0,69</text:p>
          </table:table-cell>
          <table:table-cell table:formula="of:=CONCATENATE([.$A$181];FIXED(PRODUCT ([$Arkusz3.K145];-1)/ 9;2))" office:value-type="string" office:string-value="air_defence =0,00">
            <text:p>air_defence =0,00</text:p>
          </table:table-cell>
          <table:table-cell table:formula="of:=CONCATENATE([.$A$182];FIXED(PRODUCT ([$Arkusz3.L145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echanized_brigade</text:p>
          </table:table-cell>
          <table:table-cell office:value-type="string">
            <text:p>= {</text:p>
          </table:table-cell>
          <table:table-cell table:formula="of:=CONCATENATE([.$A$175];FIXED(PRODUCT ([$Arkusz3.E14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6];-1)/ 9;2))" office:value-type="string" office:string-value="soft_attack =  -1,33">
            <text:p>soft_attack = <text:s/>-1,33</text:p>
          </table:table-cell>
          <table:table-cell table:formula="of:=CONCATENATE([.$A$177];FIXED(PRODUCT ([$Arkusz3.G146];-1)/9;2))" office:value-type="string" office:string-value="hard_attack = -0,33">
            <text:p>hard_attack = -0,33</text:p>
          </table:table-cell>
          <table:table-cell table:formula="of:=CONCATENATE([.$A$178];FIXED(PRODUCT ([$Arkusz3.H146];-1)/ 9;2))" office:value-type="string" office:string-value="air_attack = -0,22">
            <text:p>air_attack = -0,22</text:p>
          </table:table-cell>
          <table:table-cell table:formula="of:=CONCATENATE([.$A$179];FIXED(PRODUCT ([$Arkusz3.I146];-1)/9;2))" office:value-type="string" office:string-value="Defensiveness =-1,56">
            <text:p>Defensiveness =-1,56</text:p>
          </table:table-cell>
          <table:table-cell table:formula="of:=CONCATENATE([.$A$180];FIXED(PRODUCT ([$Arkusz3.J146];-1;0.475)/9;2))" office:value-type="string" office:string-value="Toughness =-0,48">
            <text:p>Toughness =-0,48</text:p>
          </table:table-cell>
          <table:table-cell table:formula="of:=CONCATENATE([.$A$181];FIXED(PRODUCT ([$Arkusz3.K146];-1)/ 9;2))" office:value-type="string" office:string-value="air_defence =-0,22">
            <text:p>air_defence =-0,22</text:p>
          </table:table-cell>
          <table:table-cell table:formula="of:=CONCATENATE([.$A$182];FIXED(PRODUCT ([$Arkusz3.L14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nti_tank_brigade</text:p>
          </table:table-cell>
          <table:table-cell office:value-type="string">
            <text:p>= {</text:p>
          </table:table-cell>
          <table:table-cell table:formula="of:=CONCATENATE([.$A$175];FIXED(PRODUCT ([$Arkusz3.E14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7];-1)/ 9;2))" office:value-type="string" office:string-value="soft_attack =  -0,11">
            <text:p>soft_attack = <text:s/>-0,11</text:p>
          </table:table-cell>
          <table:table-cell table:formula="of:=CONCATENATE([.$A$177];FIXED(PRODUCT ([$Arkusz3.G147];-1)/9;2))" office:value-type="string" office:string-value="hard_attack = -1,44">
            <text:p>hard_attack = -1,44</text:p>
          </table:table-cell>
          <table:table-cell table:formula="of:=CONCATENATE([.$A$178];FIXED(PRODUCT ([$Arkusz3.H147];-1)/ 9;2))" office:value-type="string" office:string-value="air_attack = 0,00">
            <text:p>air_attack = 0,00</text:p>
          </table:table-cell>
          <table:table-cell table:formula="of:=CONCATENATE([.$A$179];FIXED(PRODUCT ([$Arkusz3.I147];-1)/9;2))" office:value-type="string" office:string-value="Defensiveness =-0,33">
            <text:p>Defensiveness =-0,33</text:p>
          </table:table-cell>
          <table:table-cell table:formula="of:=CONCATENATE([.$A$180];FIXED(PRODUCT ([$Arkusz3.J147];-1;0.475)/9;2))" office:value-type="string" office:string-value="Toughness =0,00">
            <text:p>Toughness =0,00</text:p>
          </table:table-cell>
          <table:table-cell table:formula="of:=CONCATENATE([.$A$181];FIXED(PRODUCT ([$Arkusz3.K147];-1)/ 9;2))" office:value-type="string" office:string-value="air_defence =0,00">
            <text:p>air_defence =0,00</text:p>
          </table:table-cell>
          <table:table-cell table:formula="of:=CONCATENATE([.$A$182];FIXED(PRODUCT ([$Arkusz3.L14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p_rct_artillery_brigade</text:p>
          </table:table-cell>
          <table:table-cell office:value-type="string">
            <text:p>= {</text:p>
          </table:table-cell>
          <table:table-cell table:formula="of:=CONCATENATE([.$A$175];FIXED(PRODUCT ([$Arkusz3.E148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148];-1)/ 9;2))" office:value-type="string" office:string-value="soft_attack =  -1,44">
            <text:p>soft_attack = <text:s/>-1,44</text:p>
          </table:table-cell>
          <table:table-cell table:formula="of:=CONCATENATE([.$A$177];FIXED(PRODUCT ([$Arkusz3.G148];-1)/9;2))" office:value-type="string" office:string-value="hard_attack = 0,00">
            <text:p>hard_attack = 0,00</text:p>
          </table:table-cell>
          <table:table-cell table:formula="of:=CONCATENATE([.$A$178];FIXED(PRODUCT ([$Arkusz3.H148];-1)/ 9;2))" office:value-type="string" office:string-value="air_attack = 0,00">
            <text:p>air_attack = 0,00</text:p>
          </table:table-cell>
          <table:table-cell table:formula="of:=CONCATENATE([.$A$179];FIXED(PRODUCT ([$Arkusz3.I148];-1)/9;2))" office:value-type="string" office:string-value="Defensiveness =-0,11">
            <text:p>Defensiveness =-0,11</text:p>
          </table:table-cell>
          <table:table-cell table:formula="of:=CONCATENATE([.$A$180];FIXED(PRODUCT ([$Arkusz3.J148];-1;0.475)/9;2))" office:value-type="string" office:string-value="Toughness =-0,05">
            <text:p>Toughness =-0,05</text:p>
          </table:table-cell>
          <table:table-cell table:formula="of:=CONCATENATE([.$A$181];FIXED(PRODUCT ([$Arkusz3.K148];-1)/ 9;2))" office:value-type="string" office:string-value="air_defence =0,00">
            <text:p>air_defence =0,00</text:p>
          </table:table-cell>
          <table:table-cell table:formula="of:=CONCATENATE([.$A$182];FIXED(PRODUCT ([$Arkusz3.L14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Recon_cavalry_brigade</text:p>
          </table:table-cell>
          <table:table-cell office:value-type="string">
            <text:p>= {</text:p>
          </table:table-cell>
          <table:table-cell table:formula="of:=CONCATENATE([.$A$175];FIXED(PRODUCT ([$Arkusz3.E14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9];-1)/ 9;2))" office:value-type="string" office:string-value="soft_attack =  -0,33">
            <text:p>soft_attack = <text:s/>-0,33</text:p>
          </table:table-cell>
          <table:table-cell table:formula="of:=CONCATENATE([.$A$177];FIXED(PRODUCT ([$Arkusz3.G149];-1)/9;2))" office:value-type="string" office:string-value="hard_attack = 0,00">
            <text:p>hard_attack = 0,00</text:p>
          </table:table-cell>
          <table:table-cell table:formula="of:=CONCATENATE([.$A$178];FIXED(PRODUCT ([$Arkusz3.H149];-1)/ 9;2))" office:value-type="string" office:string-value="air_attack = 0,00">
            <text:p>air_attack = 0,00</text:p>
          </table:table-cell>
          <table:table-cell table:formula="of:=CONCATENATE([.$A$179];FIXED(PRODUCT ([$Arkusz3.I149];-1)/9;2))" office:value-type="string" office:string-value="Defensiveness =-0,11">
            <text:p>Defensiveness =-0,11</text:p>
          </table:table-cell>
          <table:table-cell table:formula="of:=CONCATENATE([.$A$180];FIXED(PRODUCT ([$Arkusz3.J149];-1;0.475)/9;2))" office:value-type="string" office:string-value="Toughness =-0,11">
            <text:p>Toughness =-0,11</text:p>
          </table:table-cell>
          <table:table-cell table:formula="of:=CONCATENATE([.$A$181];FIXED(PRODUCT ([$Arkusz3.K149];-1)/ 9;2))" office:value-type="string" office:string-value="air_defence =0,00">
            <text:p>air_defence =0,00</text:p>
          </table:table-cell>
          <table:table-cell table:formula="of:=CONCATENATE([.$A$182];FIXED(PRODUCT ([$Arkusz3.L14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eavy_artillery_brigade</text:p>
          </table:table-cell>
          <table:table-cell office:value-type="string">
            <text:p>= {</text:p>
          </table:table-cell>
          <table:table-cell table:formula="of:=CONCATENATE([.$A$175];FIXED(PRODUCT ([$Arkusz3.E15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50];-1)/ 9;2))" office:value-type="string" office:string-value="soft_attack =  -0,78">
            <text:p>soft_attack = <text:s/>-0,78</text:p>
          </table:table-cell>
          <table:table-cell table:formula="of:=CONCATENATE([.$A$177];FIXED(PRODUCT ([$Arkusz3.G150];-1)/9;2))" office:value-type="string" office:string-value="hard_attack = -0,33">
            <text:p>hard_attack = -0,33</text:p>
          </table:table-cell>
          <table:table-cell table:formula="of:=CONCATENATE([.$A$178];FIXED(PRODUCT ([$Arkusz3.H150];-1)/ 9;2))" office:value-type="string" office:string-value="air_attack = -0,11">
            <text:p>air_attack = -0,11</text:p>
          </table:table-cell>
          <table:table-cell table:formula="of:=CONCATENATE([.$A$179];FIXED(PRODUCT ([$Arkusz3.I150];-1)/9;2))" office:value-type="string" office:string-value="Defensiveness =0,00">
            <text:p>Defensiveness =0,00</text:p>
          </table:table-cell>
          <table:table-cell table:formula="of:=CONCATENATE([.$A$180];FIXED(PRODUCT ([$Arkusz3.J150];-1;0.475)/9;2))" office:value-type="string" office:string-value="Toughness =-0,05">
            <text:p>Toughness =-0,05</text:p>
          </table:table-cell>
          <table:table-cell table:formula="of:=CONCATENATE([.$A$181];FIXED(PRODUCT ([$Arkusz3.K150];-1)/ 9;2))" office:value-type="string" office:string-value="air_defence =0,00">
            <text:p>air_defence =0,00</text:p>
          </table:table-cell>
          <table:table-cell table:formula="of:=CONCATENATE([.$A$182];FIXED(PRODUCT ([$Arkusz3.L15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heavy_armor_brigade</text:p>
          </table:table-cell>
          <table:table-cell office:value-type="string">
            <text:p>= {</text:p>
          </table:table-cell>
          <table:table-cell table:formula="of:=CONCATENATE([.$A$175];FIXED(PRODUCT ([$Arkusz3.E151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51];-1)/ 9;2))" office:value-type="string" office:string-value="soft_attack =  -1,44">
            <text:p>soft_attack = <text:s/>-1,44</text:p>
          </table:table-cell>
          <table:table-cell table:formula="of:=CONCATENATE([.$A$177];FIXED(PRODUCT ([$Arkusz3.G151];-1)/9;2))" office:value-type="string" office:string-value="hard_attack = -2,56">
            <text:p>hard_attack = -2,56</text:p>
          </table:table-cell>
          <table:table-cell table:formula="of:=CONCATENATE([.$A$178];FIXED(PRODUCT ([$Arkusz3.H151];-1)/ 9;2))" office:value-type="string" office:string-value="air_attack = 0,00">
            <text:p>air_attack = 0,00</text:p>
          </table:table-cell>
          <table:table-cell table:formula="of:=CONCATENATE([.$A$179];FIXED(PRODUCT ([$Arkusz3.I151];-1)/9;2))" office:value-type="string" office:string-value="Defensiveness =-1,00">
            <text:p>Defensiveness =-1,00</text:p>
          </table:table-cell>
          <table:table-cell table:formula="of:=CONCATENATE([.$A$180];FIXED(PRODUCT ([$Arkusz3.J151];-1;0.475)/9;2))" office:value-type="string" office:string-value="Toughness =-1,53">
            <text:p>Toughness =-1,53</text:p>
          </table:table-cell>
          <table:table-cell table:formula="of:=CONCATENATE([.$A$181];FIXED(PRODUCT ([$Arkusz3.K151];-1)/ 9;2))" office:value-type="string" office:string-value="air_defence =0,00">
            <text:p>air_defence =0,00</text:p>
          </table:table-cell>
          <table:table-cell table:formula="of:=CONCATENATE([.$A$182];FIXED(PRODUCT ([$Arkusz3.L151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eavy_anti_air_brigade</text:p>
          </table:table-cell>
          <table:table-cell office:value-type="string">
            <text:p>= {</text:p>
          </table:table-cell>
          <table:table-cell table:formula="of:=CONCATENATE([.$A$175];FIXED(PRODUCT ([$Arkusz3.E15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2];-1)/ 9;2))" office:value-type="string" office:string-value="soft_attack =  -0,22">
            <text:p>soft_attack = <text:s/>-0,22</text:p>
          </table:table-cell>
          <table:table-cell table:formula="of:=CONCATENATE([.$A$177];FIXED(PRODUCT ([$Arkusz3.G152];-1)/9;2))" office:value-type="string" office:string-value="hard_attack = -0,56">
            <text:p>hard_attack = -0,56</text:p>
          </table:table-cell>
          <table:table-cell table:formula="of:=CONCATENATE([.$A$178];FIXED(PRODUCT ([$Arkusz3.H152];-1)/ 9;2))" office:value-type="string" office:string-value="air_attack = -0,67">
            <text:p>air_attack = -0,67</text:p>
          </table:table-cell>
          <table:table-cell table:formula="of:=CONCATENATE([.$A$179];FIXED(PRODUCT ([$Arkusz3.I152];-1)/9;2))" office:value-type="string" office:string-value="Defensiveness =-0,44">
            <text:p>Defensiveness =-0,44</text:p>
          </table:table-cell>
          <table:table-cell table:formula="of:=CONCATENATE([.$A$180];FIXED(PRODUCT ([$Arkusz3.J152];-1;0.475)/9;2))" office:value-type="string" office:string-value="Toughness =-0,05">
            <text:p>Toughness =-0,05</text:p>
          </table:table-cell>
          <table:table-cell table:formula="of:=CONCATENATE([.$A$181];FIXED(PRODUCT ([$Arkusz3.K152];-1)/ 9;2))" office:value-type="string" office:string-value="air_defence =-0,78">
            <text:p>air_defence =-0,78</text:p>
          </table:table-cell>
          <table:table-cell table:formula="of:=CONCATENATE([.$A$182];FIXED(PRODUCT ([$Arkusz3.L15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eavy_anti_tank_brigade</text:p>
          </table:table-cell>
          <table:table-cell office:value-type="string">
            <text:p>= {</text:p>
          </table:table-cell>
          <table:table-cell table:formula="of:=CONCATENATE([.$A$175];FIXED(PRODUCT ([$Arkusz3.E15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3];-1)/ 9;2))" office:value-type="string" office:string-value="soft_attack =  -0,11">
            <text:p>soft_attack = <text:s/>-0,11</text:p>
          </table:table-cell>
          <table:table-cell table:formula="of:=CONCATENATE([.$A$177];FIXED(PRODUCT ([$Arkusz3.G153];-1)/9;2))" office:value-type="string" office:string-value="hard_attack = -2,00">
            <text:p>hard_attack = -2,00</text:p>
          </table:table-cell>
          <table:table-cell table:formula="of:=CONCATENATE([.$A$178];FIXED(PRODUCT ([$Arkusz3.H153];-1)/ 9;2))" office:value-type="string" office:string-value="air_attack = 0,00">
            <text:p>air_attack = 0,00</text:p>
          </table:table-cell>
          <table:table-cell table:formula="of:=CONCATENATE([.$A$179];FIXED(PRODUCT ([$Arkusz3.I153];-1)/9;2))" office:value-type="string" office:string-value="Defensiveness =-0,33">
            <text:p>Defensiveness =-0,33</text:p>
          </table:table-cell>
          <table:table-cell table:formula="of:=CONCATENATE([.$A$180];FIXED(PRODUCT ([$Arkusz3.J153];-1;0.475)/9;2))" office:value-type="string" office:string-value="Toughness =0,00">
            <text:p>Toughness =0,00</text:p>
          </table:table-cell>
          <table:table-cell table:formula="of:=CONCATENATE([.$A$181];FIXED(PRODUCT ([$Arkusz3.K153];-1)/ 9;2))" office:value-type="string" office:string-value="air_defence =0,00">
            <text:p>air_defence =0,00</text:p>
          </table:table-cell>
          <table:table-cell table:formula="of:=CONCATENATE([.$A$182];FIXED(PRODUCT ([$Arkusz3.L15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ki_brigade</text:p>
          </table:table-cell>
          <table:table-cell office:value-type="string">
            <text:p>= {</text:p>
          </table:table-cell>
          <table:table-cell table:formula="of:=CONCATENATE([.$A$175];FIXED(PRODUCT ([$Arkusz3.E15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4];-1)/ 9;2))" office:value-type="string" office:string-value="soft_attack =  -0,67">
            <text:p>soft_attack = <text:s/>-0,67</text:p>
          </table:table-cell>
          <table:table-cell table:formula="of:=CONCATENATE([.$A$177];FIXED(PRODUCT ([$Arkusz3.G154];-1)/9;2))" office:value-type="string" office:string-value="hard_attack = 0,00">
            <text:p>hard_attack = 0,00</text:p>
          </table:table-cell>
          <table:table-cell table:formula="of:=CONCATENATE([.$A$178];FIXED(PRODUCT ([$Arkusz3.H154];-1)/ 9;2))" office:value-type="string" office:string-value="air_attack = 0,00">
            <text:p>air_attack = 0,00</text:p>
          </table:table-cell>
          <table:table-cell table:formula="of:=CONCATENATE([.$A$179];FIXED(PRODUCT ([$Arkusz3.I154];-1)/9;2))" office:value-type="string" office:string-value="Defensiveness =-1,00">
            <text:p>Defensiveness =-1,00</text:p>
          </table:table-cell>
          <table:table-cell table:formula="of:=CONCATENATE([.$A$180];FIXED(PRODUCT ([$Arkusz3.J154];-1;0.475)/9;2))" office:value-type="string" office:string-value="Toughness =-0,42">
            <text:p>Toughness =-0,42</text:p>
          </table:table-cell>
          <table:table-cell table:formula="of:=CONCATENATE([.$A$181];FIXED(PRODUCT ([$Arkusz3.K154];-1)/ 9;2))" office:value-type="string" office:string-value="air_defence =0,00">
            <text:p>air_defence =0,00</text:p>
          </table:table-cell>
          <table:table-cell table:formula="of:=CONCATENATE([.$A$182];FIXED(PRODUCT ([$Arkusz3.L15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commando_brigade</text:p>
          </table:table-cell>
          <table:table-cell office:value-type="string">
            <text:p>= {</text:p>
          </table:table-cell>
          <table:table-cell table:formula="of:=CONCATENATE([.$A$175];FIXED(PRODUCT ([$Arkusz3.E155];-1)/9;2))" office:value-type="string" office:string-value="default_organisation =  -0,67">
            <text:p>default_organisation = <text:s/>-0,67</text:p>
          </table:table-cell>
          <table:table-cell table:formula="of:=CONCATENATE([.$A$176];FIXED(PRODUCT ([$Arkusz3.F155];-1)/ 9;2))" office:value-type="string" office:string-value="soft_attack =  -0,56">
            <text:p>soft_attack = <text:s/>-0,56</text:p>
          </table:table-cell>
          <table:table-cell table:formula="of:=CONCATENATE([.$A$177];FIXED(PRODUCT ([$Arkusz3.G155];-1)/9;2))" office:value-type="string" office:string-value="hard_attack = -0,11">
            <text:p>hard_attack = -0,11</text:p>
          </table:table-cell>
          <table:table-cell table:formula="of:=CONCATENATE([.$A$178];FIXED(PRODUCT ([$Arkusz3.H155];-1)/ 9;2))" office:value-type="string" office:string-value="air_attack = 0,00">
            <text:p>air_attack = 0,00</text:p>
          </table:table-cell>
          <table:table-cell table:formula="of:=CONCATENATE([.$A$179];FIXED(PRODUCT ([$Arkusz3.I155];-1)/9;2))" office:value-type="string" office:string-value="Defensiveness =-1,33">
            <text:p>Defensiveness =-1,33</text:p>
          </table:table-cell>
          <table:table-cell table:formula="of:=CONCATENATE([.$A$180];FIXED(PRODUCT ([$Arkusz3.J155];-1;0.475)/9;2))" office:value-type="string" office:string-value="Toughness =-0,79">
            <text:p>Toughness =-0,79</text:p>
          </table:table-cell>
          <table:table-cell table:formula="of:=CONCATENATE([.$A$181];FIXED(PRODUCT ([$Arkusz3.K155];-1)/ 9;2))" office:value-type="string" office:string-value="air_defence =0,00">
            <text:p>air_defence =0,00</text:p>
          </table:table-cell>
          <table:table-cell table:formula="of:=CONCATENATE([.$A$182];FIXED(PRODUCT ([$Arkusz3.L155];-1)/ 9;2))" office:value-type="string" office:string-value="default_morale =-0,02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ack_artillery_brigade</text:p>
          </table:table-cell>
          <table:table-cell office:value-type="string">
            <text:p>= {</text:p>
          </table:table-cell>
          <table:table-cell table:formula="of:=CONCATENATE([.$A$175];FIXED(PRODUCT ([$Arkusz3.E15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6];-1)/ 9;2))" office:value-type="string" office:string-value="soft_attack =  -0,56">
            <text:p>soft_attack = <text:s/>-0,56</text:p>
          </table:table-cell>
          <table:table-cell table:formula="of:=CONCATENATE([.$A$177];FIXED(PRODUCT ([$Arkusz3.G156];-1)/9;2))" office:value-type="string" office:string-value="hard_attack = 0,00">
            <text:p>hard_attack = 0,00</text:p>
          </table:table-cell>
          <table:table-cell table:formula="of:=CONCATENATE([.$A$178];FIXED(PRODUCT ([$Arkusz3.H156];-1)/ 9;2))" office:value-type="string" office:string-value="air_attack = -0,11">
            <text:p>air_attack = -0,11</text:p>
          </table:table-cell>
          <table:table-cell table:formula="of:=CONCATENATE([.$A$179];FIXED(PRODUCT ([$Arkusz3.I156];-1)/9;2))" office:value-type="string" office:string-value="Defensiveness =-0,22">
            <text:p>Defensiveness =-0,22</text:p>
          </table:table-cell>
          <table:table-cell table:formula="of:=CONCATENATE([.$A$180];FIXED(PRODUCT ([$Arkusz3.J156];-1;0.475)/9;2))" office:value-type="string" office:string-value="Toughness =-0,26">
            <text:p>Toughness =-0,26</text:p>
          </table:table-cell>
          <table:table-cell table:formula="of:=CONCATENATE([.$A$181];FIXED(PRODUCT ([$Arkusz3.K156];-1)/ 9;2))" office:value-type="string" office:string-value="air_defence =0,00">
            <text:p>air_defence =0,00</text:p>
          </table:table-cell>
          <table:table-cell table:formula="of:=CONCATENATE([.$A$182];FIXED(PRODUCT ([$Arkusz3.L15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rmored_support_brigade</text:p>
          </table:table-cell>
          <table:table-cell office:value-type="string">
            <text:p>= {</text:p>
          </table:table-cell>
          <table:table-cell table:formula="of:=CONCATENATE([.$A$175];FIXED(PRODUCT ([$Arkusz3.E157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57];-1)/ 9;2))" office:value-type="string" office:string-value="soft_attack =  0,00">
            <text:p>soft_attack = <text:s/>0,00</text:p>
          </table:table-cell>
          <table:table-cell table:formula="of:=CONCATENATE([.$A$177];FIXED(PRODUCT ([$Arkusz3.G157];-1)/9;2))" office:value-type="string" office:string-value="hard_attack = 0,00">
            <text:p>hard_attack = 0,00</text:p>
          </table:table-cell>
          <table:table-cell table:formula="of:=CONCATENATE([.$A$178];FIXED(PRODUCT ([$Arkusz3.H157];-1)/ 9;2))" office:value-type="string" office:string-value="air_attack = 0,00">
            <text:p>air_attack = 0,00</text:p>
          </table:table-cell>
          <table:table-cell table:formula="of:=CONCATENATE([.$A$179];FIXED(PRODUCT ([$Arkusz3.I157];-1)/9;2))" office:value-type="string" office:string-value="Defensiveness =0,00">
            <text:p>Defensiveness =0,00</text:p>
          </table:table-cell>
          <table:table-cell table:formula="of:=CONCATENATE([.$A$180];FIXED(PRODUCT ([$Arkusz3.J157];-1;0.475)/9;2))" office:value-type="string" office:string-value="Toughness =-0,11">
            <text:p>Toughness =-0,11</text:p>
          </table:table-cell>
          <table:table-cell table:formula="of:=CONCATENATE([.$A$181];FIXED(PRODUCT ([$Arkusz3.K157];-1)/ 9;2))" office:value-type="string" office:string-value="air_defence =0,00">
            <text:p>air_defence =0,00</text:p>
          </table:table-cell>
          <table:table-cell table:formula="of:=CONCATENATE([.$A$182];FIXED(PRODUCT ([$Arkusz3.L15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rocket_artillery_brigade</text:p>
          </table:table-cell>
          <table:table-cell office:value-type="string">
            <text:p>= {</text:p>
          </table:table-cell>
          <table:table-cell table:formula="of:=CONCATENATE([.$A$175];FIXED(PRODUCT ([$Arkusz3.E158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8];-1)/ 9;2))" office:value-type="string" office:string-value="soft_attack =  -1,44">
            <text:p>soft_attack = <text:s/>-1,44</text:p>
          </table:table-cell>
          <table:table-cell table:formula="of:=CONCATENATE([.$A$177];FIXED(PRODUCT ([$Arkusz3.G158];-1)/9;2))" office:value-type="string" office:string-value="hard_attack = -0,11">
            <text:p>hard_attack = -0,11</text:p>
          </table:table-cell>
          <table:table-cell table:formula="of:=CONCATENATE([.$A$178];FIXED(PRODUCT ([$Arkusz3.H158];-1)/ 9;2))" office:value-type="string" office:string-value="air_attack = -0,11">
            <text:p>air_attack = -0,11</text:p>
          </table:table-cell>
          <table:table-cell table:formula="of:=CONCATENATE([.$A$179];FIXED(PRODUCT ([$Arkusz3.I158];-1)/9;2))" office:value-type="string" office:string-value="Defensiveness =-0,11">
            <text:p>Defensiveness =-0,11</text:p>
          </table:table-cell>
          <table:table-cell table:formula="of:=CONCATENATE([.$A$180];FIXED(PRODUCT ([$Arkusz3.J158];-1;0.475)/9;2))" office:value-type="string" office:string-value="Toughness =-0,16">
            <text:p>Toughness =-0,16</text:p>
          </table:table-cell>
          <table:table-cell table:formula="of:=CONCATENATE([.$A$181];FIXED(PRODUCT ([$Arkusz3.K158];-1)/ 9;2))" office:value-type="string" office:string-value="air_defence =-0,11">
            <text:p>air_defence =-0,11</text:p>
          </table:table-cell>
          <table:table-cell table:formula="of:=CONCATENATE([.$A$182];FIXED(PRODUCT ([$Arkusz3.L15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OV_horse_transport</text:p>
          </table:table-cell>
          <table:table-cell office:value-type="string">
            <text:p>= {</text:p>
          </table:table-cell>
          <table:table-cell table:formula="of:=CONCATENATE([.$A$175];FIXED(PRODUCT ([$Arkusz3.E15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9];-1)/ 9;2))" office:value-type="string" office:string-value="soft_attack =  0,00">
            <text:p>soft_attack = <text:s/>0,00</text:p>
          </table:table-cell>
          <table:table-cell table:formula="of:=CONCATENATE([.$A$177];FIXED(PRODUCT ([$Arkusz3.G159];-1)/9;2))" office:value-type="string" office:string-value="hard_attack = 0,00">
            <text:p>hard_attack = 0,00</text:p>
          </table:table-cell>
          <table:table-cell table:formula="of:=CONCATENATE([.$A$178];FIXED(PRODUCT ([$Arkusz3.H159];-1)/ 9;2))" office:value-type="string" office:string-value="air_attack = 0,00">
            <text:p>air_attack = 0,00</text:p>
          </table:table-cell>
          <table:table-cell table:formula="of:=CONCATENATE([.$A$179];FIXED(PRODUCT ([$Arkusz3.I159];-1)/9;2))" office:value-type="string" office:string-value="Defensiveness =0,00">
            <text:p>Defensiveness =0,00</text:p>
          </table:table-cell>
          <table:table-cell table:formula="of:=CONCATENATE([.$A$180];FIXED(PRODUCT ([$Arkusz3.J159];-1;0.475)/9;2))" office:value-type="string" office:string-value="Toughness =0,00">
            <text:p>Toughness =0,00</text:p>
          </table:table-cell>
          <table:table-cell table:formula="of:=CONCATENATE([.$A$181];FIXED(PRODUCT ([$Arkusz3.K159];-1)/ 9;2))" office:value-type="string" office:string-value="air_defence =0,00">
            <text:p>air_defence =0,00</text:p>
          </table:table-cell>
          <table:table-cell table:formula="of:=CONCATENATE([.$A$182];FIXED(PRODUCT ([$Arkusz3.L15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jap_takachiho_detachment</text:p>
          </table:table-cell>
          <table:table-cell office:value-type="string">
            <text:p>= {</text:p>
          </table:table-cell>
          <table:table-cell table:formula="of:=CONCATENATE([.$A$175];FIXED(PRODUCT ([$Arkusz3.E16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60];-1)/ 9;2))" office:value-type="string" office:string-value="soft_attack =  -0,78">
            <text:p>soft_attack = <text:s/>-0,78</text:p>
          </table:table-cell>
          <table:table-cell table:formula="of:=CONCATENATE([.$A$177];FIXED(PRODUCT ([$Arkusz3.G160];-1)/9;2))" office:value-type="string" office:string-value="hard_attack = -0,33">
            <text:p>hard_attack = -0,33</text:p>
          </table:table-cell>
          <table:table-cell table:formula="of:=CONCATENATE([.$A$178];FIXED(PRODUCT ([$Arkusz3.H160];-1)/ 9;2))" office:value-type="string" office:string-value="air_attack = -0,22">
            <text:p>air_attack = -0,22</text:p>
          </table:table-cell>
          <table:table-cell table:formula="of:=CONCATENATE([.$A$179];FIXED(PRODUCT ([$Arkusz3.I160];-1)/9;2))" office:value-type="string" office:string-value="Defensiveness =-1,00">
            <text:p>Defensiveness =-1,00</text:p>
          </table:table-cell>
          <table:table-cell table:formula="of:=CONCATENATE([.$A$180];FIXED(PRODUCT ([$Arkusz3.J160];-1;0.475)/9;2))" office:value-type="string" office:string-value="Toughness =-0,84">
            <text:p>Toughness =-0,84</text:p>
          </table:table-cell>
          <table:table-cell table:formula="of:=CONCATENATE([.$A$181];FIXED(PRODUCT ([$Arkusz3.K160];-1)/ 9;2))" office:value-type="string" office:string-value="air_defence =0,00">
            <text:p>air_defence =0,00</text:p>
          </table:table-cell>
          <table:table-cell table:formula="of:=CONCATENATE([.$A$182];FIXED(PRODUCT ([$Arkusz3.L16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tank_destroyer_brigade</text:p>
          </table:table-cell>
          <table:table-cell office:value-type="string">
            <text:p>= {</text:p>
          </table:table-cell>
          <table:table-cell table:formula="of:=CONCATENATE([.$A$175];FIXED(PRODUCT ([$Arkusz3.E161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61];-1)/ 9;2))" office:value-type="string" office:string-value="soft_attack =  -0,44">
            <text:p>soft_attack = <text:s/>-0,44</text:p>
          </table:table-cell>
          <table:table-cell table:formula="of:=CONCATENATE([.$A$177];FIXED(PRODUCT ([$Arkusz3.G161];-1)/9;2))" office:value-type="string" office:string-value="hard_attack = -1,11">
            <text:p>hard_attack = -1,11</text:p>
          </table:table-cell>
          <table:table-cell table:formula="of:=CONCATENATE([.$A$178];FIXED(PRODUCT ([$Arkusz3.H161];-1)/ 9;2))" office:value-type="string" office:string-value="air_attack = 0,00">
            <text:p>air_attack = 0,00</text:p>
          </table:table-cell>
          <table:table-cell table:formula="of:=CONCATENATE([.$A$179];FIXED(PRODUCT ([$Arkusz3.I161];-1)/9;2))" office:value-type="string" office:string-value="Defensiveness =-0,78">
            <text:p>Defensiveness =-0,78</text:p>
          </table:table-cell>
          <table:table-cell table:formula="of:=CONCATENATE([.$A$180];FIXED(PRODUCT ([$Arkusz3.J161];-1;0.475)/9;2))" office:value-type="string" office:string-value="Toughness =-0,63">
            <text:p>Toughness =-0,63</text:p>
          </table:table-cell>
          <table:table-cell table:formula="of:=CONCATENATE([.$A$181];FIXED(PRODUCT ([$Arkusz3.K161];-1)/ 9;2))" office:value-type="string" office:string-value="air_defence =0,00">
            <text:p>air_defence =0,00</text:p>
          </table:table-cell>
          <table:table-cell table:formula="of:=CONCATENATE([.$A$182];FIXED(PRODUCT ([$Arkusz3.L16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totenkopf</text:p>
          </table:table-cell>
          <table:table-cell office:value-type="string">
            <text:p>= {</text:p>
          </table:table-cell>
          <table:table-cell table:formula="of:=CONCATENATE([.$A$175];FIXED(PRODUCT ([$Arkusz3.E16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62];-1)/ 9;2))" office:value-type="string" office:string-value="soft_attack =  -1,33">
            <text:p>soft_attack = <text:s/>-1,33</text:p>
          </table:table-cell>
          <table:table-cell table:formula="of:=CONCATENATE([.$A$177];FIXED(PRODUCT ([$Arkusz3.G162];-1)/9;2))" office:value-type="string" office:string-value="hard_attack = -0,33">
            <text:p>hard_attack = -0,33</text:p>
          </table:table-cell>
          <table:table-cell table:formula="of:=CONCATENATE([.$A$178];FIXED(PRODUCT ([$Arkusz3.H162];-1)/ 9;2))" office:value-type="string" office:string-value="air_attack = -0,22">
            <text:p>air_attack = -0,22</text:p>
          </table:table-cell>
          <table:table-cell table:formula="of:=CONCATENATE([.$A$179];FIXED(PRODUCT ([$Arkusz3.I162];-1)/9;2))" office:value-type="string" office:string-value="Defensiveness =-1,56">
            <text:p>Defensiveness =-1,56</text:p>
          </table:table-cell>
          <table:table-cell table:formula="of:=CONCATENATE([.$A$180];FIXED(PRODUCT ([$Arkusz3.J162];-1;0.475)/9;2))" office:value-type="string" office:string-value="Toughness =-0,53">
            <text:p>Toughness =-0,53</text:p>
          </table:table-cell>
          <table:table-cell table:formula="of:=CONCATENATE([.$A$181];FIXED(PRODUCT ([$Arkusz3.K162];-1)/ 9;2))" office:value-type="string" office:string-value="air_defence =-0,22">
            <text:p>air_defence =-0,22</text:p>
          </table:table-cell>
          <table:table-cell table:formula="of:=CONCATENATE([.$A$182];FIXED(PRODUCT ([$Arkusz3.L16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truck_transport</text:p>
          </table:table-cell>
          <table:table-cell office:value-type="string">
            <text:p>= {</text:p>
          </table:table-cell>
          <table:table-cell table:formula="of:=CONCATENATE([.$A$175];FIXED(PRODUCT ([$Arkusz3.E163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63];-1)/ 9;2))" office:value-type="string" office:string-value="soft_attack =  0,00">
            <text:p>soft_attack = <text:s/>0,00</text:p>
          </table:table-cell>
          <table:table-cell table:formula="of:=CONCATENATE([.$A$177];FIXED(PRODUCT ([$Arkusz3.G163];-1)/9;2))" office:value-type="string" office:string-value="hard_attack = 0,00">
            <text:p>hard_attack = 0,00</text:p>
          </table:table-cell>
          <table:table-cell table:formula="of:=CONCATENATE([.$A$178];FIXED(PRODUCT ([$Arkusz3.H163];-1)/ 9;2))" office:value-type="string" office:string-value="air_attack = 0,00">
            <text:p>air_attack = 0,00</text:p>
          </table:table-cell>
          <table:table-cell table:formula="of:=CONCATENATE([.$A$179];FIXED(PRODUCT ([$Arkusz3.I163];-1)/9;2))" office:value-type="string" office:string-value="Defensiveness =0,00">
            <text:p>Defensiveness =0,00</text:p>
          </table:table-cell>
          <table:table-cell table:formula="of:=CONCATENATE([.$A$180];FIXED(PRODUCT ([$Arkusz3.J163];-1;0.475)/9;2))" office:value-type="string" office:string-value="Toughness =0,00">
            <text:p>Toughness =0,00</text:p>
          </table:table-cell>
          <table:table-cell table:formula="of:=CONCATENATE([.$A$181];FIXED(PRODUCT ([$Arkusz3.K163];-1)/ 9;2))" office:value-type="string" office:string-value="air_defence =0,00">
            <text:p>air_defence =0,00</text:p>
          </table:table-cell>
          <table:table-cell table:formula="of:=CONCATENATE([.$A$182];FIXED(PRODUCT ([$Arkusz3.L16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onefiveeight_rct</text:p>
          </table:table-cell>
          <table:table-cell office:value-type="string">
            <text:p>= {</text:p>
          </table:table-cell>
          <table:table-cell table:formula="of:=CONCATENATE([.$A$175];FIXED(PRODUCT ([$Arkusz3.E164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4];-1)/ 9;2))" office:value-type="string" office:string-value="soft_attack =  -1,56">
            <text:p>soft_attack = <text:s/>-1,56</text:p>
          </table:table-cell>
          <table:table-cell table:formula="of:=CONCATENATE([.$A$177];FIXED(PRODUCT ([$Arkusz3.G164];-1)/9;2))" office:value-type="string" office:string-value="hard_attack = -0,67">
            <text:p>hard_attack = -0,67</text:p>
          </table:table-cell>
          <table:table-cell table:formula="of:=CONCATENATE([.$A$178];FIXED(PRODUCT ([$Arkusz3.H164];-1)/ 9;2))" office:value-type="string" office:string-value="air_attack = -1,11">
            <text:p>air_attack = -1,11</text:p>
          </table:table-cell>
          <table:table-cell table:formula="of:=CONCATENATE([.$A$179];FIXED(PRODUCT ([$Arkusz3.I164];-1)/9;2))" office:value-type="string" office:string-value="Defensiveness =-1,89">
            <text:p>Defensiveness =-1,89</text:p>
          </table:table-cell>
          <table:table-cell table:formula="of:=CONCATENATE([.$A$180];FIXED(PRODUCT ([$Arkusz3.J164];-1;0.475)/9;2))" office:value-type="string" office:string-value="Toughness =-1,53">
            <text:p>Toughness =-1,53</text:p>
          </table:table-cell>
          <table:table-cell table:formula="of:=CONCATENATE([.$A$181];FIXED(PRODUCT ([$Arkusz3.K164];-1)/ 9;2))" office:value-type="string" office:string-value="air_defence =-0,56">
            <text:p>air_defence =-0,56</text:p>
          </table:table-cell>
          <table:table-cell table:formula="of:=CONCATENATE([.$A$182];FIXED(PRODUCT ([$Arkusz3.L164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irst_marine_paras</text:p>
          </table:table-cell>
          <table:table-cell office:value-type="string">
            <text:p>= {</text:p>
          </table:table-cell>
          <table:table-cell table:formula="of:=CONCATENATE([.$A$175];FIXED(PRODUCT ([$Arkusz3.E16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65];-1)/ 9;2))" office:value-type="string" office:string-value="soft_attack =  -0,78">
            <text:p>soft_attack = <text:s/>-0,78</text:p>
          </table:table-cell>
          <table:table-cell table:formula="of:=CONCATENATE([.$A$177];FIXED(PRODUCT ([$Arkusz3.G165];-1)/9;2))" office:value-type="string" office:string-value="hard_attack = -0,33">
            <text:p>hard_attack = -0,33</text:p>
          </table:table-cell>
          <table:table-cell table:formula="of:=CONCATENATE([.$A$178];FIXED(PRODUCT ([$Arkusz3.H165];-1)/ 9;2))" office:value-type="string" office:string-value="air_attack = -0,22">
            <text:p>air_attack = -0,22</text:p>
          </table:table-cell>
          <table:table-cell table:formula="of:=CONCATENATE([.$A$179];FIXED(PRODUCT ([$Arkusz3.I165];-1)/9;2))" office:value-type="string" office:string-value="Defensiveness =-1,00">
            <text:p>Defensiveness =-1,00</text:p>
          </table:table-cell>
          <table:table-cell table:formula="of:=CONCATENATE([.$A$180];FIXED(PRODUCT ([$Arkusz3.J165];-1;0.475)/9;2))" office:value-type="string" office:string-value="Toughness =-0,84">
            <text:p>Toughness =-0,84</text:p>
          </table:table-cell>
          <table:table-cell table:formula="of:=CONCATENATE([.$A$181];FIXED(PRODUCT ([$Arkusz3.K165];-1)/ 9;2))" office:value-type="string" office:string-value="air_defence =0,00">
            <text:p>air_defence =0,00</text:p>
          </table:table-cell>
          <table:table-cell table:formula="of:=CONCATENATE([.$A$182];FIXED(PRODUCT ([$Arkusz3.L16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second_cavgroup</text:p>
          </table:table-cell>
          <table:table-cell office:value-type="string">
            <text:p>= {</text:p>
          </table:table-cell>
          <table:table-cell table:formula="of:=CONCATENATE([.$A$175];FIXED(PRODUCT ([$Arkusz3.E166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6];-1)/ 9;2))" office:value-type="string" office:string-value="soft_attack =  -1,56">
            <text:p>soft_attack = <text:s/>-1,56</text:p>
          </table:table-cell>
          <table:table-cell table:formula="of:=CONCATENATE([.$A$177];FIXED(PRODUCT ([$Arkusz3.G166];-1)/9;2))" office:value-type="string" office:string-value="hard_attack = -0,67">
            <text:p>hard_attack = -0,67</text:p>
          </table:table-cell>
          <table:table-cell table:formula="of:=CONCATENATE([.$A$178];FIXED(PRODUCT ([$Arkusz3.H166];-1)/ 9;2))" office:value-type="string" office:string-value="air_attack = -1,11">
            <text:p>air_attack = -1,11</text:p>
          </table:table-cell>
          <table:table-cell table:formula="of:=CONCATENATE([.$A$179];FIXED(PRODUCT ([$Arkusz3.I166];-1)/9;2))" office:value-type="string" office:string-value="Defensiveness =-1,89">
            <text:p>Defensiveness =-1,89</text:p>
          </table:table-cell>
          <table:table-cell table:formula="of:=CONCATENATE([.$A$180];FIXED(PRODUCT ([$Arkusz3.J166];-1;0.475)/9;2))" office:value-type="string" office:string-value="Toughness =-1,53">
            <text:p>Toughness =-1,53</text:p>
          </table:table-cell>
          <table:table-cell table:formula="of:=CONCATENATE([.$A$181];FIXED(PRODUCT ([$Arkusz3.K166];-1)/ 9;2))" office:value-type="string" office:string-value="air_defence =-0,56">
            <text:p>air_defence =-0,56</text:p>
          </table:table-cell>
          <table:table-cell table:formula="of:=CONCATENATE([.$A$182];FIXED(PRODUCT ([$Arkusz3.L166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threesevenzero_rct</text:p>
          </table:table-cell>
          <table:table-cell office:value-type="string">
            <text:p>= {</text:p>
          </table:table-cell>
          <table:table-cell table:formula="of:=CONCATENATE([.$A$175];FIXED(PRODUCT ([$Arkusz3.E167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7];-1)/ 9;2))" office:value-type="string" office:string-value="soft_attack =  -1,56">
            <text:p>soft_attack = <text:s/>-1,56</text:p>
          </table:table-cell>
          <table:table-cell table:formula="of:=CONCATENATE([.$A$177];FIXED(PRODUCT ([$Arkusz3.G167];-1)/9;2))" office:value-type="string" office:string-value="hard_attack = -0,67">
            <text:p>hard_attack = -0,67</text:p>
          </table:table-cell>
          <table:table-cell table:formula="of:=CONCATENATE([.$A$178];FIXED(PRODUCT ([$Arkusz3.H167];-1)/ 9;2))" office:value-type="string" office:string-value="air_attack = -1,11">
            <text:p>air_attack = -1,11</text:p>
          </table:table-cell>
          <table:table-cell table:formula="of:=CONCATENATE([.$A$179];FIXED(PRODUCT ([$Arkusz3.I167];-1)/9;2))" office:value-type="string" office:string-value="Defensiveness =-1,89">
            <text:p>Defensiveness =-1,89</text:p>
          </table:table-cell>
          <table:table-cell table:formula="of:=CONCATENATE([.$A$180];FIXED(PRODUCT ([$Arkusz3.J167];-1;0.475)/9;2))" office:value-type="string" office:string-value="Toughness =-1,53">
            <text:p>Toughness =-1,53</text:p>
          </table:table-cell>
          <table:table-cell table:formula="of:=CONCATENATE([.$A$181];FIXED(PRODUCT ([$Arkusz3.K167];-1)/ 9;2))" office:value-type="string" office:string-value="air_defence =-0,56">
            <text:p>air_defence =-0,56</text:p>
          </table:table-cell>
          <table:table-cell table:formula="of:=CONCATENATE([.$A$182];FIXED(PRODUCT ([$Arkusz3.L167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ourfourtwo_rct</text:p>
          </table:table-cell>
          <table:table-cell office:value-type="string">
            <text:p>= {</text:p>
          </table:table-cell>
          <table:table-cell table:formula="of:=CONCATENATE([.$A$175];FIXED(PRODUCT ([$Arkusz3.E168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8];-1)/ 9;2))" office:value-type="string" office:string-value="soft_attack =  -1,56">
            <text:p>soft_attack = <text:s/>-1,56</text:p>
          </table:table-cell>
          <table:table-cell table:formula="of:=CONCATENATE([.$A$177];FIXED(PRODUCT ([$Arkusz3.G168];-1)/9;2))" office:value-type="string" office:string-value="hard_attack = -0,67">
            <text:p>hard_attack = -0,67</text:p>
          </table:table-cell>
          <table:table-cell table:formula="of:=CONCATENATE([.$A$178];FIXED(PRODUCT ([$Arkusz3.H168];-1)/ 9;2))" office:value-type="string" office:string-value="air_attack = -1,11">
            <text:p>air_attack = -1,11</text:p>
          </table:table-cell>
          <table:table-cell table:formula="of:=CONCATENATE([.$A$179];FIXED(PRODUCT ([$Arkusz3.I168];-1)/9;2))" office:value-type="string" office:string-value="Defensiveness =-1,89">
            <text:p>Defensiveness =-1,89</text:p>
          </table:table-cell>
          <table:table-cell table:formula="of:=CONCATENATE([.$A$180];FIXED(PRODUCT ([$Arkusz3.J168];-1;0.475)/9;2))" office:value-type="string" office:string-value="Toughness =-1,53">
            <text:p>Toughness =-1,53</text:p>
          </table:table-cell>
          <table:table-cell table:formula="of:=CONCATENATE([.$A$181];FIXED(PRODUCT ([$Arkusz3.K168];-1)/ 9;2))" office:value-type="string" office:string-value="air_defence =-0,56">
            <text:p>air_defence =-0,56</text:p>
          </table:table-cell>
          <table:table-cell table:formula="of:=CONCATENATE([.$A$182];FIXED(PRODUCT ([$Arkusz3.L168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ivezerothree_prct</text:p>
          </table:table-cell>
          <table:table-cell office:value-type="string">
            <text:p>= {</text:p>
          </table:table-cell>
          <table:table-cell table:formula="of:=CONCATENATE([.$A$175];FIXED(PRODUCT ([$Arkusz3.E16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69];-1)/ 9;2))" office:value-type="string" office:string-value="soft_attack =  -0,78">
            <text:p>soft_attack = <text:s/>-0,78</text:p>
          </table:table-cell>
          <table:table-cell table:formula="of:=CONCATENATE([.$A$177];FIXED(PRODUCT ([$Arkusz3.G169];-1)/9;2))" office:value-type="string" office:string-value="hard_attack = -0,33">
            <text:p>hard_attack = -0,33</text:p>
          </table:table-cell>
          <table:table-cell table:formula="of:=CONCATENATE([.$A$178];FIXED(PRODUCT ([$Arkusz3.H169];-1)/ 9;2))" office:value-type="string" office:string-value="air_attack = -0,22">
            <text:p>air_attack = -0,22</text:p>
          </table:table-cell>
          <table:table-cell table:formula="of:=CONCATENATE([.$A$179];FIXED(PRODUCT ([$Arkusz3.I169];-1)/9;2))" office:value-type="string" office:string-value="Defensiveness =-1,00">
            <text:p>Defensiveness =-1,00</text:p>
          </table:table-cell>
          <table:table-cell table:formula="of:=CONCATENATE([.$A$180];FIXED(PRODUCT ([$Arkusz3.J169];-1;0.475)/9;2))" office:value-type="string" office:string-value="Toughness =-0,84">
            <text:p>Toughness =-0,84</text:p>
          </table:table-cell>
          <table:table-cell table:formula="of:=CONCATENATE([.$A$181];FIXED(PRODUCT ([$Arkusz3.K169];-1)/ 9;2))" office:value-type="string" office:string-value="air_defence =0,00">
            <text:p>air_defence =0,00</text:p>
          </table:table-cell>
          <table:table-cell table:formula="of:=CONCATENATE([.$A$182];FIXED(PRODUCT ([$Arkusz3.L16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iveoneseven_prct</text:p>
          </table:table-cell>
          <table:table-cell office:value-type="string">
            <text:p>= {</text:p>
          </table:table-cell>
          <table:table-cell table:formula="of:=CONCATENATE([.$A$175];FIXED(PRODUCT ([$Arkusz3.E17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70];-1)/ 9;2))" office:value-type="string" office:string-value="soft_attack =  -0,78">
            <text:p>soft_attack = <text:s/>-0,78</text:p>
          </table:table-cell>
          <table:table-cell table:formula="of:=CONCATENATE([.$A$177];FIXED(PRODUCT ([$Arkusz3.G170];-1)/9;2))" office:value-type="string" office:string-value="hard_attack = -0,33">
            <text:p>hard_attack = -0,33</text:p>
          </table:table-cell>
          <table:table-cell table:formula="of:=CONCATENATE([.$A$178];FIXED(PRODUCT ([$Arkusz3.H170];-1)/ 9;2))" office:value-type="string" office:string-value="air_attack = -0,22">
            <text:p>air_attack = -0,22</text:p>
          </table:table-cell>
          <table:table-cell table:formula="of:=CONCATENATE([.$A$179];FIXED(PRODUCT ([$Arkusz3.I170];-1)/9;2))" office:value-type="string" office:string-value="Defensiveness =-1,00">
            <text:p>Defensiveness =-1,00</text:p>
          </table:table-cell>
          <table:table-cell table:formula="of:=CONCATENATE([.$A$180];FIXED(PRODUCT ([$Arkusz3.J170];-1;0.475)/9;2))" office:value-type="string" office:string-value="Toughness =-0,84">
            <text:p>Toughness =-0,84</text:p>
          </table:table-cell>
          <table:table-cell table:formula="of:=CONCATENATE([.$A$181];FIXED(PRODUCT ([$Arkusz3.K170];-1)/ 9;2))" office:value-type="string" office:string-value="air_defence =0,00">
            <text:p>air_defence =0,00</text:p>
          </table:table-cell>
          <table:table-cell table:formula="of:=CONCATENATE([.$A$182];FIXED(PRODUCT ([$Arkusz3.L17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light_transport</text:p>
          </table:table-cell>
          <table:table-cell office:value-type="string">
            <text:p>= {</text:p>
          </table:table-cell>
          <table:table-cell table:formula="of:=CONCATENATE([.$A$175];FIXED(PRODUCT ([$Arkusz3.E17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71];-1)/ 9;2))" office:value-type="string" office:string-value="soft_attack =  0,00">
            <text:p>soft_attack = <text:s/>0,00</text:p>
          </table:table-cell>
          <table:table-cell table:formula="of:=CONCATENATE([.$A$177];FIXED(PRODUCT ([$Arkusz3.G171];-1)/9;2))" office:value-type="string" office:string-value="hard_attack = 0,00">
            <text:p>hard_attack = 0,00</text:p>
          </table:table-cell>
          <table:table-cell table:formula="of:=CONCATENATE([.$A$178];FIXED(PRODUCT ([$Arkusz3.H171];-1)/ 9;2))" office:value-type="string" office:string-value="air_attack = 0,00">
            <text:p>air_attack = 0,00</text:p>
          </table:table-cell>
          <table:table-cell table:formula="of:=CONCATENATE([.$A$179];FIXED(PRODUCT ([$Arkusz3.I171];-1)/9;2))" office:value-type="string" office:string-value="Defensiveness =0,00">
            <text:p>Defensiveness =0,00</text:p>
          </table:table-cell>
          <table:table-cell table:formula="of:=CONCATENATE([.$A$180];FIXED(PRODUCT ([$Arkusz3.J171];-1;0.475)/9;2))" office:value-type="string" office:string-value="Toughness =0,00">
            <text:p>Toughness =0,00</text:p>
          </table:table-cell>
          <table:table-cell table:formula="of:=CONCATENATE([.$A$181];FIXED(PRODUCT ([$Arkusz3.K171];-1)/ 9;2))" office:value-type="string" office:string-value="air_defence =0,00">
            <text:p>air_defence =0,00</text:p>
          </table:table-cell>
          <table:table-cell table:formula="of:=CONCATENATE([.$A$182];FIXED(PRODUCT ([$Arkusz3.L17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truck_transport</text:p>
          </table:table-cell>
          <table:table-cell office:value-type="string">
            <text:p>= {</text:p>
          </table:table-cell>
          <table:table-cell table:formula="of:=CONCATENATE([.$A$175];FIXED(PRODUCT ([$Arkusz3.E172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72];-1)/ 9;2))" office:value-type="string" office:string-value="soft_attack =  0,00">
            <text:p>soft_attack = <text:s/>0,00</text:p>
          </table:table-cell>
          <table:table-cell table:formula="of:=CONCATENATE([.$A$177];FIXED(PRODUCT ([$Arkusz3.G172];-1)/9;2))" office:value-type="string" office:string-value="hard_attack = 0,00">
            <text:p>hard_attack = 0,00</text:p>
          </table:table-cell>
          <table:table-cell table:formula="of:=CONCATENATE([.$A$178];FIXED(PRODUCT ([$Arkusz3.H172];-1)/ 9;2))" office:value-type="string" office:string-value="air_attack = 0,00">
            <text:p>air_attack = 0,00</text:p>
          </table:table-cell>
          <table:table-cell table:formula="of:=CONCATENATE([.$A$179];FIXED(PRODUCT ([$Arkusz3.I172];-1)/9;2))" office:value-type="string" office:string-value="Defensiveness =0,00">
            <text:p>Defensiveness =0,00</text:p>
          </table:table-cell>
          <table:table-cell table:formula="of:=CONCATENATE([.$A$180];FIXED(PRODUCT ([$Arkusz3.J172];-1;0.475)/9;2))" office:value-type="string" office:string-value="Toughness =0,00">
            <text:p>Toughness =0,00</text:p>
          </table:table-cell>
          <table:table-cell table:formula="of:=CONCATENATE([.$A$181];FIXED(PRODUCT ([$Arkusz3.K172];-1)/ 9;2))" office:value-type="string" office:string-value="air_defence =0,00">
            <text:p>air_defence =0,00</text:p>
          </table:table-cell>
          <table:table-cell table:formula="of:=CONCATENATE([.$A$182];FIXED(PRODUCT ([$Arkusz3.L17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wiking</text:p>
          </table:table-cell>
          <table:table-cell office:value-type="string">
            <text:p>= {</text:p>
          </table:table-cell>
          <table:table-cell table:formula="of:=CONCATENATE([.$A$175];FIXED(PRODUCT ([$Arkusz3.E17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73];-1)/ 9;2))" office:value-type="string" office:string-value="soft_attack =  -1,33">
            <text:p>soft_attack = <text:s/>-1,33</text:p>
          </table:table-cell>
          <table:table-cell table:formula="of:=CONCATENATE([.$A$177];FIXED(PRODUCT ([$Arkusz3.G173];-1)/9;2))" office:value-type="string" office:string-value="hard_attack = -0,33">
            <text:p>hard_attack = -0,33</text:p>
          </table:table-cell>
          <table:table-cell table:formula="of:=CONCATENATE([.$A$178];FIXED(PRODUCT ([$Arkusz3.H173];-1)/ 9;2))" office:value-type="string" office:string-value="air_attack = -0,22">
            <text:p>air_attack = -0,22</text:p>
          </table:table-cell>
          <table:table-cell table:formula="of:=CONCATENATE([.$A$179];FIXED(PRODUCT ([$Arkusz3.I173];-1)/9;2))" office:value-type="string" office:string-value="Defensiveness =-1,56">
            <text:p>Defensiveness =-1,56</text:p>
          </table:table-cell>
          <table:table-cell table:formula="of:=CONCATENATE([.$A$180];FIXED(PRODUCT ([$Arkusz3.J173];-1;0.475)/9;2))" office:value-type="string" office:string-value="Toughness =-0,53">
            <text:p>Toughness =-0,53</text:p>
          </table:table-cell>
          <table:table-cell table:formula="of:=CONCATENATE([.$A$181];FIXED(PRODUCT ([$Arkusz3.K173];-1)/ 9;2))" office:value-type="string" office:string-value="air_defence =-0,22">
            <text:p>air_defence =-0,22</text:p>
          </table:table-cell>
          <table:table-cell table:formula="of:=CONCATENATE([.$A$182];FIXED(PRODUCT ([$Arkusz3.L17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default_organisation = <text:s/>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soft_attack = <text:s/>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hard_attack = 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air_attack = 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Defensiveness =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Toughness =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air_defence =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default_morale =</text:p>
          </table:table-cell>
          <table:table-cell table:number-columns-repeated="12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A</text:p>
          </table:table-cell>
          <table:table-cell office:value-type="string">
            <text:p>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22</text:p>
          </table:table-cell>
          <table:table-cell office:value-type="string">
            <text:p>hard_attack = -1,44</text:p>
          </table:table-cell>
          <table:table-cell office:value-type="string">
            <text:p>air_attack = -0,22</text:p>
          </table:table-cell>
          <table:table-cell office:value-type="string">
            <text:p>Defensiveness =-1,00</text:p>
          </table:table-cell>
          <table:table-cell office:value-type="string">
            <text:p>Toughness =-1,11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_bat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78</text:p>
          </table:table-cell>
          <table:table-cell office:value-type="string">
            <text:p>hard_attack = -0,89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90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support_brigade</text:p>
          </table:table-cell>
          <table:table-cell office:value-type="string">
            <text:p>= {</text:p>
          </table:table-cell>
          <table:table-cell office:value-type="string">
            <text:p>default_organisation = <text:s/>-0,78</text:p>
          </table:table-cell>
          <table:table-cell office:value-type="string">
            <text:p>soft_attack = <text:s/>-0,78</text:p>
          </table:table-cell>
          <table:table-cell office:value-type="string">
            <text:p>hard_attack = -1,00</text:p>
          </table:table-cell>
          <table:table-cell office:value-type="string">
            <text:p>air_attack = -0,56</text:p>
          </table:table-cell>
          <table:table-cell office:value-type="string">
            <text:p>Defensiveness =-0,67</text:p>
          </table:table-cell>
          <table:table-cell office:value-type="string">
            <text:p>Toughness =-0,90</text:p>
          </table:table-cell>
          <table:table-cell office:value-type="string">
            <text:p>air_defence =-0,22</text:p>
          </table:table-cell>
          <table:table-cell office:value-type="string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car_brigade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22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6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engineers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ssault_gun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desertrats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22</text:p>
          </table:table-cell>
          <table:table-cell office:value-type="string">
            <text:p>hard_attack = -1,44</text:p>
          </table:table-cell>
          <table:table-cell office:value-type="string">
            <text:p>air_attack = -0,22</text:p>
          </table:table-cell>
          <table:table-cell office:value-type="string">
            <text:p>Defensiveness =-1,00</text:p>
          </table:table-cell>
          <table:table-cell office:value-type="string">
            <text:p>Toughness =-1,06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captured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89</text:p>
          </table:table-cell>
          <table:table-cell office:value-type="string">
            <text:p>hard_attack = -1,00</text:p>
          </table:table-cell>
          <table:table-cell office:value-type="string">
            <text:p>air_attack = -0,11</text:p>
          </table:table-cell>
          <table:table-cell office:value-type="string">
            <text:p>Defensiveness =-0,56</text:p>
          </table:table-cell>
          <table:table-cell office:value-type="string">
            <text:p>Toughness =-0,90</text:p>
          </table:table-cell>
          <table:table-cell office:value-type="string">
            <text:p>air_defence =-0,11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22</text:p>
          </table:table-cell>
          <table:table-cell office:value-type="string">
            <text:p>hard_attack = -1,33</text:p>
          </table:table-cell>
          <table:table-cell office:value-type="string">
            <text:p>air_attack = 0,00</text:p>
          </table:table-cell>
          <table:table-cell office:value-type="string">
            <text:p>Defensiveness =-1,00</text:p>
          </table:table-cell>
          <table:table-cell office:value-type="string">
            <text:p>Toughness =-1,16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56</text:p>
          </table:table-cell>
          <table:table-cell office:value-type="string">
            <text:p>hard_attack = -2,67</text:p>
          </table:table-cell>
          <table:table-cell office:value-type="string">
            <text:p>air_attack = 0,00</text:p>
          </table:table-cell>
          <table:table-cell office:value-type="string">
            <text:p>Defensiveness =-1,33</text:p>
          </table:table-cell>
          <table:table-cell office:value-type="string">
            <text:p>Toughness =-1,5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ssault_gun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56</text:p>
          </table:table-cell>
          <table:table-cell office:value-type="string">
            <text:p>hard_attack = -2,67</text:p>
          </table:table-cell>
          <table:table-cell office:value-type="string">
            <text:p>air_attack = 0,00</text:p>
          </table:table-cell>
          <table:table-cell office:value-type="string">
            <text:p>Defensiveness =-1,22</text:p>
          </table:table-cell>
          <table:table-cell office:value-type="string">
            <text:p>Toughness =-1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56</text:p>
          </table:table-cell>
          <table:table-cell office:value-type="string">
            <text:p>hard_attack = -0,44</text:p>
          </table:table-cell>
          <table:table-cell office:value-type="string">
            <text:p>air_attack = -0,22</text:p>
          </table:table-cell>
          <table:table-cell office:value-type="string">
            <text:p>Defensiveness =-0,56</text:p>
          </table:table-cell>
          <table:table-cell office:value-type="string">
            <text:p>Toughness =-0,69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at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33</text:p>
          </table:table-cell>
          <table:table-cell office:value-type="string">
            <text:p>hard_attack = -0,22</text:p>
          </table:table-cell>
          <table:table-cell office:value-type="string">
            <text:p>air_attack = 0,00</text:p>
          </table:table-cell>
          <table:table-cell office:value-type="string">
            <text:p>Defensiveness =-0,56</text:p>
          </table:table-cell>
          <table:table-cell office:value-type="string">
            <text:p>Toughness =-0,6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medium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5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five_rgt</text:p>
          </table:table-cell>
          <table:table-cell office:value-type="string">
            <text:p>= {</text:p>
          </table:table-cell>
          <table:table-cell office:value-type="string">
            <text:p>default_organisation = <text:s/>-1,33</text:p>
          </table:table-cell>
          <table:table-cell office:value-type="string">
            <text:p>soft_attack = <text:s/>-0,89</text:p>
          </table:table-cell>
          <table:table-cell office:value-type="string">
            <text:p>hard_attack = -1,00</text:p>
          </table:table-cell>
          <table:table-cell office:value-type="string">
            <text:p>air_attack = -0,56</text:p>
          </table:table-cell>
          <table:table-cell office:value-type="string">
            <text:p>Defensiveness =-0,56</text:p>
          </table:table-cell>
          <table:table-cell office:value-type="string">
            <text:p>Toughness =-0,90</text:p>
          </table:table-cell>
          <table:table-cell office:value-type="string">
            <text:p>air_defence =-0,56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eight_rgt</text:p>
          </table:table-cell>
          <table:table-cell office:value-type="string">
            <text:p>= {</text:p>
          </table:table-cell>
          <table:table-cell office:value-type="string">
            <text:p>default_organisation = <text:s/>-1,33</text:p>
          </table:table-cell>
          <table:table-cell office:value-type="string">
            <text:p>soft_attack = <text:s/>-0,89</text:p>
          </table:table-cell>
          <table:table-cell office:value-type="string">
            <text:p>hard_attack = -1,00</text:p>
          </table:table-cell>
          <table:table-cell office:value-type="string">
            <text:p>air_attack = -0,56</text:p>
          </table:table-cell>
          <table:table-cell office:value-type="string">
            <text:p>Defensiveness =-0,56</text:p>
          </table:table-cell>
          <table:table-cell office:value-type="string">
            <text:p>Toughness =-0,90</text:p>
          </table:table-cell>
          <table:table-cell office:value-type="string">
            <text:p>air_defence =-0,56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uper_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1,33</text:p>
          </table:table-cell>
          <table:table-cell office:value-type="string">
            <text:p>Toughness =-0,69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mph_armou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-0,11</text:p>
          </table:table-cell>
          <table:table-cell office:value-type="string">
            <text:p>Defensiveness =-0,56</text:p>
          </table:table-cell>
          <table:table-cell office:value-type="string">
            <text:p>Toughness =-0,37</text:p>
          </table:table-cell>
          <table:table-cell office:value-type="string">
            <text:p>air_defence =-0,11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engineers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78</text:p>
          </table:table-cell>
          <table:table-cell office:value-type="string">
            <text:p>Toughness =-0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22</text:p>
          </table:table-cell>
          <table:table-cell office:value-type="string">
            <text:p>hard_attack = -0,44</text:p>
          </table:table-cell>
          <table:table-cell office:value-type="string">
            <text:p>air_attack = 0,00</text:p>
          </table:table-cell>
          <table:table-cell office:value-type="string">
            <text:p>Defensiveness =-0,56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ca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22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5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11</text:p>
          </table:table-cell>
          <table:table-cell office:value-type="string">
            <text:p>hard_attack = -1,33</text:p>
          </table:table-cell>
          <table:table-cell office:value-type="string">
            <text:p>air_attack = -0,22</text:p>
          </table:table-cell>
          <table:table-cell office:value-type="string">
            <text:p>Defensiveness =-1,00</text:p>
          </table:table-cell>
          <table:table-cell office:value-type="string">
            <text:p>Toughness =-1,16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56</text:p>
          </table:table-cell>
          <table:table-cell office:value-type="string">
            <text:p>hard_attack = -0,44</text:p>
          </table:table-cell>
          <table:table-cell office:value-type="string">
            <text:p>air_attack = -0,22</text:p>
          </table:table-cell>
          <table:table-cell office:value-type="string">
            <text:p>Defensiveness =-0,56</text:p>
          </table:table-cell>
          <table:table-cell office:value-type="string">
            <text:p>Toughness =-0,74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at</text:p>
          </table:table-cell>
          <table:table-cell office:value-type="string">
            <text:p>= {</text:p>
          </table:table-cell>
          <table:table-cell office:value-type="string">
            <text:p>default_organisation = <text:s/>-1,00</text:p>
          </table:table-cell>
          <table:table-cell office:value-type="string">
            <text:p>soft_attack = <text:s/>-0,78</text:p>
          </table:table-cell>
          <table:table-cell office:value-type="string">
            <text:p>hard_attack = -0,89</text:p>
          </table:table-cell>
          <table:table-cell office:value-type="string">
            <text:p>air_attack = 0,00</text:p>
          </table:table-cell>
          <table:table-cell office:value-type="string">
            <text:p>Defensiveness =-0,44</text:p>
          </table:table-cell>
          <table:table-cell office:value-type="string">
            <text:p>Toughness =-0,5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56</text:p>
          </table:table-cell>
          <table:table-cell office:value-type="string">
            <text:p>hard_attack = -2,67</text:p>
          </table:table-cell>
          <table:table-cell office:value-type="string">
            <text:p>air_attack = 0,00</text:p>
          </table:table-cell>
          <table:table-cell office:value-type="string">
            <text:p>Defensiveness =-1,33</text:p>
          </table:table-cell>
          <table:table-cell office:value-type="string">
            <text:p>Toughness =-1,5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totenkopf</text:p>
          </table:table-cell>
          <table:table-cell office:value-type="string">
            <text:p>= {</text:p>
          </table:table-cell>
          <table:table-cell office:value-type="string">
            <text:p>default_organisation = <text:s/>-0,89</text:p>
          </table:table-cell>
          <table:table-cell office:value-type="string">
            <text:p>soft_attack = <text:s/>-0,56</text:p>
          </table:table-cell>
          <table:table-cell office:value-type="string">
            <text:p>hard_attack = -0,22</text:p>
          </table:table-cell>
          <table:table-cell office:value-type="string">
            <text:p>air_attack = -0,22</text:p>
          </table:table-cell>
          <table:table-cell office:value-type="string">
            <text:p>Defensiveness =-0,78</text:p>
          </table:table-cell>
          <table:table-cell office:value-type="string">
            <text:p>Toughness =-0,53</text:p>
          </table:table-cell>
          <table:table-cell office:value-type="string">
            <text:p>air_defence =-0,22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10483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ir low" table:style-name="ta1" table:print="false">
        <table:table-column table:style-name="co2" table:default-cell-style-name="ce2"/>
        <table:table-column table:style-name="co11" table:default-cell-style-name="ce1"/>
        <table:table-column table:style-name="co12" table:default-cell-style-name="ce2"/>
        <table:table-column table:style-name="co2" table:number-columns-repeated="8" table:default-cell-style-name="ce1"/>
        <table:table-column table:style-name="co2" table:default-cell-style-name="ce9"/>
        <table:table-row table:style-name="ro1">
          <table:table-cell table:style-name="ce1" office:value-type="string">
            <text:p> </text:p>
          </table:table-cell>
          <table:table-cell office:value-type="string">
            <text:p><text:a xlink:href=""> </text:a></text:p>
          </table:table-cell>
          <table:table-cell office:value-type="string">
            <text:p/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</table:table-row>
        <table:table-row table:style-name="ro1">
          <table:table-cell office:value-type="string">
            <text:p/>
          </table:table-cell>
          <table:table-cell table:style-name="ce8" office:value-type="string">
            <text:p><text:a xlink:href="">Assault Gliders</text:a></text:p>
          </table:table-cell>
          <table:table-cell office:value-type="string">
            <text:p>gliders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Carrier Air Group</text:a></text:p>
          </table:table-cell>
          <table:table-cell office:value-type="string">
            <text:p>cag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Close Air Support</text:a></text:p>
          </table:table-cell>
          <table:table-cell office:value-type="string">
            <text:p>cas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4">
            <text:p>4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Fighter-Bomber</text:a></text:p>
          </table:table-cell>
          <table:table-cell office:value-type="string">
            <text:p>multi_role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Flying Boat</text:a></text:p>
          </table:table-cell>
          <table:table-cell office:value-type="string">
            <text:p>flying_boat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Heavy Bomber</text:a></text:p>
          </table:table-cell>
          <table:table-cell office:value-type="string">
            <text:p>strategic_bomber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Heavy Transport Plane</text:a></text:p>
          </table:table-cell>
          <table:table-cell office:value-type="string">
            <text:p>quad_engine_transport</text:p>
          </table:table-cell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Interceptor</text:a></text:p>
          </table:table-cell>
          <table:table-cell office:value-type="string">
            <text:p>interceptor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Jet Bomber</text:a></text:p>
          </table:table-cell>
          <table:table-cell office:value-type="string">
            <text:p>jet_bomber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Jet Fighter</text:a></text:p>
          </table:table-cell>
          <table:table-cell office:value-type="string">
            <text:p>rocket_interceptor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Kamikaze</text:a></text:p>
          </table:table-cell>
          <table:table-cell office:value-type="string">
            <text:p>kamikaze_briga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.95">
            <text:p>95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Light Bomber</text:a></text:p>
          </table:table-cell>
          <table:table-cell office:value-type="string">
            <text:p>light_bomber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Medium Bomber</text:a></text:p>
          </table:table-cell>
          <table:table-cell office:value-type="string">
            <text:p>tactical_bomber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Naval Bomber</text:a></text:p>
          </table:table-cell>
          <table:table-cell office:value-type="string">
            <text:p>naval_bomber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Rocket Interceptor</text:a></text:p>
          </table:table-cell>
          <table:table-cell office:value-type="string">
            <text:p>rocket_interceptor_van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Transport Plane</text:a></text:p>
          </table:table-cell>
          <table:table-cell office:value-type="string">
            <text:p>transport_plane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Twin Engine Fighter</text:a></text:p>
          </table:table-cell>
          <table:table-cell office:value-type="string">
            <text:p>twin_engine_fighters</text:p>
          </table:table-cell>
          <table:table-cell office:value-type="float" office:value="30">
            <text:p>3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</table:table>
      <table:table table:name="Air high" table:style-name="ta1" table:print="false">
        <table:table-column table:style-name="co12" table:default-cell-style-name="ce2"/>
        <table:table-column table:style-name="co13" table:default-cell-style-name="ce1"/>
        <table:table-column table:style-name="co2" table:number-columns-repeated="7" table:default-cell-style-name="ce1"/>
        <table:table-column table:style-name="co2" table:default-cell-style-name="ce9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</table:table-row>
        <table:table-row table:style-name="ro1">
          <table:table-cell office:value-type="string">
            <text:p>gliders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1">
            <text:p>31,00%</text:p>
          </table:table-cell>
        </table:table-row>
        <table:table-row table:style-name="ro1">
          <table:table-cell office:value-type="string">
            <text:p>cag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percentage" office:value="0.65">
            <text:p>65,00%</text:p>
          </table:table-cell>
        </table:table-row>
        <table:table-row table:style-name="ro1">
          <table:table-cell office:value-type="string">
            <text:p>multi_role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flying_boat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strategic_bomber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quad_engine_transport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interceptor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jet_bomber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percentage" office:value="0.75">
            <text:p>75,00%</text:p>
          </table:table-cell>
        </table:table-row>
        <table:table-row table:style-name="ro1">
          <table:table-cell office:value-type="string">
            <text:p>rocket_interceptor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percentage" office:value="0.75">
            <text:p>75,00%</text:p>
          </table:table-cell>
        </table:table-row>
        <table:table-row table:style-name="ro1">
          <table:table-cell office:value-type="string">
            <text:p>kamikaze_briga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95">
            <text:p>95,00%</text:p>
          </table:table-cell>
        </table:table-row>
        <table:table-row table:style-name="ro1">
          <table:table-cell office:value-type="string">
            <text:p>light_bomber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tactical_bomber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naval_bomber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rocket_interceptor_van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percentage" office:value="0.35">
            <text:p>35,00%</text:p>
          </table:table-cell>
        </table:table-row>
        <table:table-row table:style-name="ro1">
          <table:table-cell office:value-type="string">
            <text:p>transport_plane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twin_engine_fighters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percentage" office:value="0.55">
            <text:p>55,00%</text:p>
          </table:table-cell>
        </table:table-row>
      </table:table>
      <table:table table:name="Air diff" table:style-name="ta1" table:print="false">
        <table:table-column table:style-name="co12" table:default-cell-style-name="ce2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org</text:p>
          </table:table-cell>
          <table:table-cell office:value-type="string">
            <text:p>są</text:p>
          </table:table-cell>
          <table:table-cell office:value-type="string">
            <text:p>ha</text:p>
          </table:table-cell>
          <table:table-cell office:value-type="string">
            <text:p>sea</text:p>
          </table:table-cell>
          <table:table-cell office:value-type="string">
            <text:p>air</text:p>
          </table:table-cell>
          <table:table-cell office:value-type="string">
            <text:p>srat</text:p>
          </table:table-cell>
          <table:table-cell office:value-type="string">
            <text:p>sd</text:p>
          </table:table-cell>
          <table:table-cell office:value-type="string">
            <text:p>ad</text:p>
          </table:table-cell>
          <table:table-cell office:value-type="string">
            <text:p>morale</text:p>
          </table:table-cell>
        </table:table-row>
        <table:table-row table:style-name="ro1">
          <table:table-cell office:value-type="string">
            <text:p>gliders</text:p>
          </table:table-cell>
          <table:table-cell table:formula="of:=SUM(['Air high'.B4];PRODUCT(['Air low'.D2];-1))" office:value-type="float" office:value="0">
            <text:p>0</text:p>
          </table:table-cell>
          <table:table-cell table:formula="of:=SUM(['Air high'.C4];PRODUCT(['Air low'.E2];-1))" office:value-type="float" office:value="0">
            <text:p>0</text:p>
          </table:table-cell>
          <table:table-cell table:formula="of:=SUM(['Air high'.D4];PRODUCT(['Air low'.F2];-1))" office:value-type="float" office:value="0">
            <text:p>0</text:p>
          </table:table-cell>
          <table:table-cell table:formula="of:=SUM(['Air high'.E4];PRODUCT(['Air low'.G2];-1))" office:value-type="float" office:value="0">
            <text:p>0</text:p>
          </table:table-cell>
          <table:table-cell table:formula="of:=SUM(['Air high'.F4];PRODUCT(['Air low'.H2];-1))" office:value-type="float" office:value="0">
            <text:p>0</text:p>
          </table:table-cell>
          <table:table-cell table:formula="of:=SUM(['Air high'.G4];PRODUCT(['Air low'.I2];-1))" office:value-type="float" office:value="0">
            <text:p>0</text:p>
          </table:table-cell>
          <table:table-cell table:formula="of:=SUM(['Air high'.H4];PRODUCT(['Air low'.J2];-1))" office:value-type="float" office:value="0">
            <text:p>0</text:p>
          </table:table-cell>
          <table:table-cell table:formula="of:=SUM(['Air high'.I4];PRODUCT(['Air low'.K2];-1))" office:value-type="float" office:value="0">
            <text:p>0</text:p>
          </table:table-cell>
          <table:table-cell table:formula="of:=SUM(['Air high'.J4];PRODUCT(['Air low'.L2];-1))" office:value-type="percentage" office:value="0.00999999999999995">
            <text:p>1,00%</text:p>
          </table:table-cell>
        </table:table-row>
        <table:table-row table:style-name="ro1">
          <table:table-cell office:value-type="string">
            <text:p>cag</text:p>
          </table:table-cell>
          <table:table-cell table:formula="of:=SUM(['Air high'.B5];PRODUCT(['Air low'.D3];-1))" office:value-type="float" office:value="0">
            <text:p>0</text:p>
          </table:table-cell>
          <table:table-cell table:formula="of:=SUM(['Air high'.C5];PRODUCT(['Air low'.E3];-1))" office:value-type="float" office:value="0">
            <text:p>0</text:p>
          </table:table-cell>
          <table:table-cell table:formula="of:=SUM(['Air high'.D5];PRODUCT(['Air low'.F3];-1))" office:value-type="float" office:value="0">
            <text:p>0</text:p>
          </table:table-cell>
          <table:table-cell table:formula="of:=SUM(['Air high'.E5];PRODUCT(['Air low'.G3];-1))" office:value-type="float" office:value="0">
            <text:p>0</text:p>
          </table:table-cell>
          <table:table-cell table:formula="of:=SUM(['Air high'.F5];PRODUCT(['Air low'.H3];-1))" office:value-type="float" office:value="0">
            <text:p>0</text:p>
          </table:table-cell>
          <table:table-cell table:formula="of:=SUM(['Air high'.G5];PRODUCT(['Air low'.I3];-1))" office:value-type="float" office:value="0">
            <text:p>0</text:p>
          </table:table-cell>
          <table:table-cell table:formula="of:=SUM(['Air high'.H5];PRODUCT(['Air low'.J3];-1))" office:value-type="float" office:value="0">
            <text:p>0</text:p>
          </table:table-cell>
          <table:table-cell table:formula="of:=SUM(['Air high'.I5];PRODUCT(['Air low'.K3];-1))" office:value-type="float" office:value="0">
            <text:p>0</text:p>
          </table:table-cell>
          <table:table-cell table:formula="of:=SUM(['Air high'.J5];PRODUCT(['Air low'.L3];-1))" office:value-type="percentage" office:value="0">
            <text:p>0,00%</text:p>
          </table:table-cell>
        </table:table-row>
        <table:table-row table:style-name="ro1">
          <table:table-cell office:value-type="string">
            <text:p>cas</text:p>
          </table:table-cell>
          <table:table-cell table:formula="of:=SUM(['Air high'.B6];PRODUCT(['Air low'.D4];-1))" office:value-type="float" office:value="21">
            <text:p>21</text:p>
          </table:table-cell>
          <table:table-cell table:formula="of:=SUM(['Air high'.C6];PRODUCT(['Air low'.E4];-1))" office:value-type="float" office:value="12">
            <text:p>12</text:p>
          </table:table-cell>
          <table:table-cell table:formula="of:=SUM(['Air high'.D6];PRODUCT(['Air low'.F4];-1))" office:value-type="float" office:value="11">
            <text:p>11</text:p>
          </table:table-cell>
          <table:table-cell table:formula="of:=SUM(['Air high'.E6];PRODUCT(['Air low'.G4];-1))" office:value-type="float" office:value="3">
            <text:p>3</text:p>
          </table:table-cell>
          <table:table-cell table:formula="of:=SUM(['Air high'.F6];PRODUCT(['Air low'.H4];-1))" office:value-type="float" office:value="9">
            <text:p>9</text:p>
          </table:table-cell>
          <table:table-cell table:formula="of:=SUM(['Air high'.G6];PRODUCT(['Air low'.I4];-1))" office:value-type="float" office:value="1">
            <text:p>1</text:p>
          </table:table-cell>
          <table:table-cell table:formula="of:=SUM(['Air high'.H6];PRODUCT(['Air low'.J4];-1))" office:value-type="float" office:value="11">
            <text:p>11</text:p>
          </table:table-cell>
          <table:table-cell table:formula="of:=SUM(['Air high'.I6];PRODUCT(['Air low'.K4];-1))" office:value-type="float" office:value="18">
            <text:p>18</text:p>
          </table:table-cell>
          <table:table-cell table:formula="of:=SUM(['Air high'.J6];PRODUCT(['Air low'.L4];-1))" office:value-type="percentage" office:value="0.25">
            <text:p>25,00%</text:p>
          </table:table-cell>
        </table:table-row>
        <table:table-row table:style-name="ro1">
          <table:table-cell office:value-type="string">
            <text:p>multi_role</text:p>
          </table:table-cell>
          <table:table-cell table:formula="of:=SUM(['Air high'.B7];PRODUCT(['Air low'.D5];-1))" office:value-type="float" office:value="21">
            <text:p>21</text:p>
          </table:table-cell>
          <table:table-cell table:formula="of:=SUM(['Air high'.C7];PRODUCT(['Air low'.E5];-1))" office:value-type="float" office:value="2">
            <text:p>2</text:p>
          </table:table-cell>
          <table:table-cell table:formula="of:=SUM(['Air high'.D7];PRODUCT(['Air low'.F5];-1))" office:value-type="float" office:value="2">
            <text:p>2</text:p>
          </table:table-cell>
          <table:table-cell table:formula="of:=SUM(['Air high'.E7];PRODUCT(['Air low'.G5];-1))" office:value-type="float" office:value="1">
            <text:p>1</text:p>
          </table:table-cell>
          <table:table-cell table:formula="of:=SUM(['Air high'.F7];PRODUCT(['Air low'.H5];-1))" office:value-type="float" office:value="26">
            <text:p>26</text:p>
          </table:table-cell>
          <table:table-cell table:formula="of:=SUM(['Air high'.G7];PRODUCT(['Air low'.I5];-1))" office:value-type="float" office:value="0">
            <text:p>0</text:p>
          </table:table-cell>
          <table:table-cell table:formula="of:=SUM(['Air high'.H7];PRODUCT(['Air low'.J5];-1))" office:value-type="float" office:value="10">
            <text:p>10</text:p>
          </table:table-cell>
          <table:table-cell table:formula="of:=SUM(['Air high'.I7];PRODUCT(['Air low'.K5];-1))" office:value-type="float" office:value="24">
            <text:p>24</text:p>
          </table:table-cell>
          <table:table-cell table:formula="of:=SUM(['Air high'.J7];PRODUCT(['Air low'.L5];-1))" office:value-type="percentage" office:value="0.25">
            <text:p>25,00%</text:p>
          </table:table-cell>
        </table:table-row>
        <table:table-row table:style-name="ro1">
          <table:table-cell office:value-type="string">
            <text:p>flying_boat</text:p>
          </table:table-cell>
          <table:table-cell table:formula="of:=SUM(['Air high'.B8];PRODUCT(['Air low'.D6];-1))" office:value-type="float" office:value="21">
            <text:p>21</text:p>
          </table:table-cell>
          <table:table-cell table:formula="of:=SUM(['Air high'.C8];PRODUCT(['Air low'.E6];-1))" office:value-type="float" office:value="7">
            <text:p>7</text:p>
          </table:table-cell>
          <table:table-cell table:formula="of:=SUM(['Air high'.D8];PRODUCT(['Air low'.F6];-1))" office:value-type="float" office:value="2">
            <text:p>2</text:p>
          </table:table-cell>
          <table:table-cell table:formula="of:=SUM(['Air high'.E8];PRODUCT(['Air low'.G6];-1))" office:value-type="float" office:value="9">
            <text:p>9</text:p>
          </table:table-cell>
          <table:table-cell table:formula="of:=SUM(['Air high'.F8];PRODUCT(['Air low'.H6];-1))" office:value-type="float" office:value="2">
            <text:p>2</text:p>
          </table:table-cell>
          <table:table-cell table:formula="of:=SUM(['Air high'.G8];PRODUCT(['Air low'.I6];-1))" office:value-type="float" office:value="3">
            <text:p>3</text:p>
          </table:table-cell>
          <table:table-cell table:formula="of:=SUM(['Air high'.H8];PRODUCT(['Air low'.J6];-1))" office:value-type="float" office:value="13">
            <text:p>13</text:p>
          </table:table-cell>
          <table:table-cell table:formula="of:=SUM(['Air high'.I8];PRODUCT(['Air low'.K6];-1))" office:value-type="float" office:value="15">
            <text:p>15</text:p>
          </table:table-cell>
          <table:table-cell table:formula="of:=SUM(['Air high'.J8];PRODUCT(['Air low'.L6];-1))" office:value-type="percentage" office:value="0.25">
            <text:p>25,00%</text:p>
          </table:table-cell>
        </table:table-row>
        <table:table-row table:style-name="ro1">
          <table:table-cell office:value-type="string">
            <text:p>strategic_bomber</text:p>
          </table:table-cell>
          <table:table-cell table:formula="of:=SUM(['Air high'.B9];PRODUCT(['Air low'.D7];-1))" office:value-type="float" office:value="21">
            <text:p>21</text:p>
          </table:table-cell>
          <table:table-cell table:formula="of:=SUM(['Air high'.C9];PRODUCT(['Air low'.E7];-1))" office:value-type="float" office:value="11">
            <text:p>11</text:p>
          </table:table-cell>
          <table:table-cell table:formula="of:=SUM(['Air high'.D9];PRODUCT(['Air low'.F7];-1))" office:value-type="float" office:value="1">
            <text:p>1</text:p>
          </table:table-cell>
          <table:table-cell table:formula="of:=SUM(['Air high'.E9];PRODUCT(['Air low'.G7];-1))" office:value-type="float" office:value="6">
            <text:p>6</text:p>
          </table:table-cell>
          <table:table-cell table:formula="of:=SUM(['Air high'.F9];PRODUCT(['Air low'.H7];-1))" office:value-type="float" office:value="3">
            <text:p>3</text:p>
          </table:table-cell>
          <table:table-cell table:formula="of:=SUM(['Air high'.G9];PRODUCT(['Air low'.I7];-1))" office:value-type="float" office:value="18">
            <text:p>18</text:p>
          </table:table-cell>
          <table:table-cell table:formula="of:=SUM(['Air high'.H9];PRODUCT(['Air low'.J7];-1))" office:value-type="float" office:value="24">
            <text:p>24</text:p>
          </table:table-cell>
          <table:table-cell table:formula="of:=SUM(['Air high'.I9];PRODUCT(['Air low'.K7];-1))" office:value-type="float" office:value="15">
            <text:p>15</text:p>
          </table:table-cell>
          <table:table-cell table:formula="of:=SUM(['Air high'.J9];PRODUCT(['Air low'.L7];-1))" office:value-type="percentage" office:value="0.25">
            <text:p>25,00%</text:p>
          </table:table-cell>
        </table:table-row>
        <table:table-row table:style-name="ro1">
          <table:table-cell office:value-type="string">
            <text:p>quad_engine_transport</text:p>
          </table:table-cell>
          <table:table-cell table:formula="of:=SUM(['Air high'.B10];PRODUCT(['Air low'.D8];-1))" office:value-type="float" office:value="21">
            <text:p>21</text:p>
          </table:table-cell>
          <table:table-cell table:formula="of:=SUM(['Air high'.C10];PRODUCT(['Air low'.E8];-1))" office:value-type="float" office:value="0">
            <text:p>0</text:p>
          </table:table-cell>
          <table:table-cell table:formula="of:=SUM(['Air high'.D10];PRODUCT(['Air low'.F8];-1))" office:value-type="float" office:value="0">
            <text:p>0</text:p>
          </table:table-cell>
          <table:table-cell table:formula="of:=SUM(['Air high'.E10];PRODUCT(['Air low'.G8];-1))" office:value-type="float" office:value="0">
            <text:p>0</text:p>
          </table:table-cell>
          <table:table-cell table:formula="of:=SUM(['Air high'.F10];PRODUCT(['Air low'.H8];-1))" office:value-type="float" office:value="0">
            <text:p>0</text:p>
          </table:table-cell>
          <table:table-cell table:formula="of:=SUM(['Air high'.G10];PRODUCT(['Air low'.I8];-1))" office:value-type="float" office:value="0">
            <text:p>0</text:p>
          </table:table-cell>
          <table:table-cell table:formula="of:=SUM(['Air high'.H10];PRODUCT(['Air low'.J8];-1))" office:value-type="float" office:value="8">
            <text:p>8</text:p>
          </table:table-cell>
          <table:table-cell table:formula="of:=SUM(['Air high'.I10];PRODUCT(['Air low'.K8];-1))" office:value-type="float" office:value="6">
            <text:p>6</text:p>
          </table:table-cell>
          <table:table-cell table:formula="of:=SUM(['Air high'.J10];PRODUCT(['Air low'.L8];-1))" office:value-type="percentage" office:value="0.25">
            <text:p>25,00%</text:p>
          </table:table-cell>
        </table:table-row>
        <table:table-row table:style-name="ro1">
          <table:table-cell office:value-type="string">
            <text:p>interceptor</text:p>
          </table:table-cell>
          <table:table-cell table:formula="of:=SUM(['Air high'.B11];PRODUCT(['Air low'.D9];-1))" office:value-type="float" office:value="21">
            <text:p>21</text:p>
          </table:table-cell>
          <table:table-cell table:formula="of:=SUM(['Air high'.C11];PRODUCT(['Air low'.E9];-1))" office:value-type="float" office:value="1">
            <text:p>1</text:p>
          </table:table-cell>
          <table:table-cell table:formula="of:=SUM(['Air high'.D11];PRODUCT(['Air low'.F9];-1))" office:value-type="float" office:value="0">
            <text:p>0</text:p>
          </table:table-cell>
          <table:table-cell table:formula="of:=SUM(['Air high'.E11];PRODUCT(['Air low'.G9];-1))" office:value-type="float" office:value="0">
            <text:p>0</text:p>
          </table:table-cell>
          <table:table-cell table:formula="of:=SUM(['Air high'.F11];PRODUCT(['Air low'.H9];-1))" office:value-type="float" office:value="27">
            <text:p>27</text:p>
          </table:table-cell>
          <table:table-cell table:formula="of:=SUM(['Air high'.G11];PRODUCT(['Air low'.I9];-1))" office:value-type="float" office:value="0">
            <text:p>0</text:p>
          </table:table-cell>
          <table:table-cell table:formula="of:=SUM(['Air high'.H11];PRODUCT(['Air low'.J9];-1))" office:value-type="float" office:value="7">
            <text:p>7</text:p>
          </table:table-cell>
          <table:table-cell table:formula="of:=SUM(['Air high'.I11];PRODUCT(['Air low'.K9];-1))" office:value-type="float" office:value="22">
            <text:p>22</text:p>
          </table:table-cell>
          <table:table-cell table:formula="of:=SUM(['Air high'.J11];PRODUCT(['Air low'.L9];-1))" office:value-type="percentage" office:value="0.25">
            <text:p>25,00%</text:p>
          </table:table-cell>
        </table:table-row>
        <table:table-row table:style-name="ro1">
          <table:table-cell office:value-type="string">
            <text:p>jet_bomber</text:p>
          </table:table-cell>
          <table:table-cell table:formula="of:=SUM(['Air high'.B12];PRODUCT(['Air low'.D10];-1))" office:value-type="float" office:value="21">
            <text:p>21</text:p>
          </table:table-cell>
          <table:table-cell table:formula="of:=SUM(['Air high'.C12];PRODUCT(['Air low'.E10];-1))" office:value-type="float" office:value="11">
            <text:p>11</text:p>
          </table:table-cell>
          <table:table-cell table:formula="of:=SUM(['Air high'.D12];PRODUCT(['Air low'.F10];-1))" office:value-type="float" office:value="8">
            <text:p>8</text:p>
          </table:table-cell>
          <table:table-cell table:formula="of:=SUM(['Air high'.E12];PRODUCT(['Air low'.G10];-1))" office:value-type="float" office:value="6">
            <text:p>6</text:p>
          </table:table-cell>
          <table:table-cell table:formula="of:=SUM(['Air high'.F12];PRODUCT(['Air low'.H10];-1))" office:value-type="float" office:value="6">
            <text:p>6</text:p>
          </table:table-cell>
          <table:table-cell table:formula="of:=SUM(['Air high'.G12];PRODUCT(['Air low'.I10];-1))" office:value-type="float" office:value="9">
            <text:p>9</text:p>
          </table:table-cell>
          <table:table-cell table:formula="of:=SUM(['Air high'.H12];PRODUCT(['Air low'.J10];-1))" office:value-type="float" office:value="1">
            <text:p>1</text:p>
          </table:table-cell>
          <table:table-cell table:formula="of:=SUM(['Air high'.I12];PRODUCT(['Air low'.K10];-1))" office:value-type="float" office:value="1">
            <text:p>1</text:p>
          </table:table-cell>
          <table:table-cell table:formula="of:=SUM(['Air high'.J12];PRODUCT(['Air low'.L10];-1))" office:value-type="percentage" office:value="0.25">
            <text:p>25,00%</text:p>
          </table:table-cell>
        </table:table-row>
        <table:table-row table:style-name="ro1">
          <table:table-cell office:value-type="string">
            <text:p>rocket_interceptor</text:p>
          </table:table-cell>
          <table:table-cell table:formula="of:=SUM(['Air high'.B13];PRODUCT(['Air low'.D11];-1))" office:value-type="float" office:value="21">
            <text:p>21</text:p>
          </table:table-cell>
          <table:table-cell table:formula="of:=SUM(['Air high'.C13];PRODUCT(['Air low'.E11];-1))" office:value-type="float" office:value="4">
            <text:p>4</text:p>
          </table:table-cell>
          <table:table-cell table:formula="of:=SUM(['Air high'.D13];PRODUCT(['Air low'.F11];-1))" office:value-type="float" office:value="1">
            <text:p>1</text:p>
          </table:table-cell>
          <table:table-cell table:formula="of:=SUM(['Air high'.E13];PRODUCT(['Air low'.G11];-1))" office:value-type="float" office:value="2">
            <text:p>2</text:p>
          </table:table-cell>
          <table:table-cell table:formula="of:=SUM(['Air high'.F13];PRODUCT(['Air low'.H11];-1))" office:value-type="float" office:value="12">
            <text:p>12</text:p>
          </table:table-cell>
          <table:table-cell table:formula="of:=SUM(['Air high'.G13];PRODUCT(['Air low'.I11];-1))" office:value-type="float" office:value="1">
            <text:p>1</text:p>
          </table:table-cell>
          <table:table-cell table:formula="of:=SUM(['Air high'.H13];PRODUCT(['Air low'.J11];-1))" office:value-type="float" office:value="1">
            <text:p>1</text:p>
          </table:table-cell>
          <table:table-cell table:formula="of:=SUM(['Air high'.I13];PRODUCT(['Air low'.K11];-1))" office:value-type="float" office:value="3">
            <text:p>3</text:p>
          </table:table-cell>
          <table:table-cell table:formula="of:=SUM(['Air high'.J13];PRODUCT(['Air low'.L11];-1))" office:value-type="percentage" office:value="0.25">
            <text:p>25,00%</text:p>
          </table:table-cell>
        </table:table-row>
        <table:table-row table:style-name="ro1">
          <table:table-cell office:value-type="string">
            <text:p>kamikaze_brigade</text:p>
          </table:table-cell>
          <table:table-cell table:formula="of:=SUM(['Air high'.B14];PRODUCT(['Air low'.D12];-1))" office:value-type="float" office:value="0">
            <text:p>0</text:p>
          </table:table-cell>
          <table:table-cell table:formula="of:=SUM(['Air high'.C14];PRODUCT(['Air low'.E12];-1))" office:value-type="float" office:value="0">
            <text:p>0</text:p>
          </table:table-cell>
          <table:table-cell table:formula="of:=SUM(['Air high'.D14];PRODUCT(['Air low'.F12];-1))" office:value-type="float" office:value="0">
            <text:p>0</text:p>
          </table:table-cell>
          <table:table-cell table:formula="of:=SUM(['Air high'.E14];PRODUCT(['Air low'.G12];-1))" office:value-type="float" office:value="0">
            <text:p>0</text:p>
          </table:table-cell>
          <table:table-cell table:formula="of:=SUM(['Air high'.F14];PRODUCT(['Air low'.H12];-1))" office:value-type="float" office:value="1">
            <text:p>1</text:p>
          </table:table-cell>
          <table:table-cell table:formula="of:=SUM(['Air high'.G14];PRODUCT(['Air low'.I12];-1))" office:value-type="float" office:value="0">
            <text:p>0</text:p>
          </table:table-cell>
          <table:table-cell table:formula="of:=SUM(['Air high'.H14];PRODUCT(['Air low'.J12];-1))" office:value-type="float" office:value="2">
            <text:p>2</text:p>
          </table:table-cell>
          <table:table-cell table:formula="of:=SUM(['Air high'.I14];PRODUCT(['Air low'.K12];-1))" office:value-type="float" office:value="2">
            <text:p>2</text:p>
          </table:table-cell>
          <table:table-cell table:formula="of:=SUM(['Air high'.J14];PRODUCT(['Air low'.L12];-1))" office:value-type="percentage" office:value="0">
            <text:p>0,00%</text:p>
          </table:table-cell>
        </table:table-row>
        <table:table-row table:style-name="ro1">
          <table:table-cell office:value-type="string">
            <text:p>light_bomber</text:p>
          </table:table-cell>
          <table:table-cell table:formula="of:=SUM(['Air high'.B15];PRODUCT(['Air low'.D13];-1))" office:value-type="float" office:value="21">
            <text:p>21</text:p>
          </table:table-cell>
          <table:table-cell table:formula="of:=SUM(['Air high'.C15];PRODUCT(['Air low'.E13];-1))" office:value-type="float" office:value="16">
            <text:p>16</text:p>
          </table:table-cell>
          <table:table-cell table:formula="of:=SUM(['Air high'.D15];PRODUCT(['Air low'.F13];-1))" office:value-type="float" office:value="9">
            <text:p>9</text:p>
          </table:table-cell>
          <table:table-cell table:formula="of:=SUM(['Air high'.E15];PRODUCT(['Air low'.G13];-1))" office:value-type="float" office:value="7">
            <text:p>7</text:p>
          </table:table-cell>
          <table:table-cell table:formula="of:=SUM(['Air high'.F15];PRODUCT(['Air low'.H13];-1))" office:value-type="float" office:value="3">
            <text:p>3</text:p>
          </table:table-cell>
          <table:table-cell table:formula="of:=SUM(['Air high'.G15];PRODUCT(['Air low'.I13];-1))" office:value-type="float" office:value="7">
            <text:p>7</text:p>
          </table:table-cell>
          <table:table-cell table:formula="of:=SUM(['Air high'.H15];PRODUCT(['Air low'.J13];-1))" office:value-type="float" office:value="13">
            <text:p>13</text:p>
          </table:table-cell>
          <table:table-cell table:formula="of:=SUM(['Air high'.I15];PRODUCT(['Air low'.K13];-1))" office:value-type="float" office:value="13">
            <text:p>13</text:p>
          </table:table-cell>
          <table:table-cell table:formula="of:=SUM(['Air high'.J15];PRODUCT(['Air low'.L13];-1))" office:value-type="percentage" office:value="0.25">
            <text:p>25,00%</text:p>
          </table:table-cell>
        </table:table-row>
        <table:table-row table:style-name="ro1">
          <table:table-cell office:value-type="string">
            <text:p>tactical_bomber</text:p>
          </table:table-cell>
          <table:table-cell table:formula="of:=SUM(['Air high'.B16];PRODUCT(['Air low'.D14];-1))" office:value-type="float" office:value="21">
            <text:p>21</text:p>
          </table:table-cell>
          <table:table-cell table:formula="of:=SUM(['Air high'.C16];PRODUCT(['Air low'.E14];-1))" office:value-type="float" office:value="17">
            <text:p>17</text:p>
          </table:table-cell>
          <table:table-cell table:formula="of:=SUM(['Air high'.D16];PRODUCT(['Air low'.F14];-1))" office:value-type="float" office:value="9">
            <text:p>9</text:p>
          </table:table-cell>
          <table:table-cell table:formula="of:=SUM(['Air high'.E16];PRODUCT(['Air low'.G14];-1))" office:value-type="float" office:value="6">
            <text:p>6</text:p>
          </table:table-cell>
          <table:table-cell table:formula="of:=SUM(['Air high'.F16];PRODUCT(['Air low'.H14];-1))" office:value-type="float" office:value="3">
            <text:p>3</text:p>
          </table:table-cell>
          <table:table-cell table:formula="of:=SUM(['Air high'.G16];PRODUCT(['Air low'.I14];-1))" office:value-type="float" office:value="9">
            <text:p>9</text:p>
          </table:table-cell>
          <table:table-cell table:formula="of:=SUM(['Air high'.H16];PRODUCT(['Air low'.J14];-1))" office:value-type="float" office:value="13">
            <text:p>13</text:p>
          </table:table-cell>
          <table:table-cell table:formula="of:=SUM(['Air high'.I16];PRODUCT(['Air low'.K14];-1))" office:value-type="float" office:value="12">
            <text:p>12</text:p>
          </table:table-cell>
          <table:table-cell table:formula="of:=SUM(['Air high'.J16];PRODUCT(['Air low'.L14];-1))" office:value-type="percentage" office:value="0.25">
            <text:p>25,00%</text:p>
          </table:table-cell>
        </table:table-row>
        <table:table-row table:style-name="ro1">
          <table:table-cell office:value-type="string">
            <text:p>naval_bomber</text:p>
          </table:table-cell>
          <table:table-cell table:formula="of:=SUM(['Air high'.B17];PRODUCT(['Air low'.D15];-1))" office:value-type="float" office:value="21">
            <text:p>21</text:p>
          </table:table-cell>
          <table:table-cell table:formula="of:=SUM(['Air high'.C17];PRODUCT(['Air low'.E15];-1))" office:value-type="float" office:value="7">
            <text:p>7</text:p>
          </table:table-cell>
          <table:table-cell table:formula="of:=SUM(['Air high'.D17];PRODUCT(['Air low'.F15];-1))" office:value-type="float" office:value="2">
            <text:p>2</text:p>
          </table:table-cell>
          <table:table-cell table:formula="of:=SUM(['Air high'.E17];PRODUCT(['Air low'.G15];-1))" office:value-type="float" office:value="12">
            <text:p>12</text:p>
          </table:table-cell>
          <table:table-cell table:formula="of:=SUM(['Air high'.F17];PRODUCT(['Air low'.H15];-1))" office:value-type="float" office:value="2">
            <text:p>2</text:p>
          </table:table-cell>
          <table:table-cell table:formula="of:=SUM(['Air high'.G17];PRODUCT(['Air low'.I15];-1))" office:value-type="float" office:value="2">
            <text:p>2</text:p>
          </table:table-cell>
          <table:table-cell table:formula="of:=SUM(['Air high'.H17];PRODUCT(['Air low'.J15];-1))" office:value-type="float" office:value="17">
            <text:p>17</text:p>
          </table:table-cell>
          <table:table-cell table:formula="of:=SUM(['Air high'.I17];PRODUCT(['Air low'.K15];-1))" office:value-type="float" office:value="12">
            <text:p>12</text:p>
          </table:table-cell>
          <table:table-cell table:formula="of:=SUM(['Air high'.J17];PRODUCT(['Air low'.L15];-1))" office:value-type="percentage" office:value="0.25">
            <text:p>25,00%</text:p>
          </table:table-cell>
        </table:table-row>
        <table:table-row table:style-name="ro1">
          <table:table-cell office:value-type="string">
            <text:p>rocket_interceptor_van</text:p>
          </table:table-cell>
          <table:table-cell table:formula="of:=SUM(['Air high'.B18];PRODUCT(['Air low'.D16];-1))" office:value-type="float" office:value="1">
            <text:p>1</text:p>
          </table:table-cell>
          <table:table-cell table:formula="of:=SUM(['Air high'.C18];PRODUCT(['Air low'.E16];-1))" office:value-type="float" office:value="0">
            <text:p>0</text:p>
          </table:table-cell>
          <table:table-cell table:formula="of:=SUM(['Air high'.D18];PRODUCT(['Air low'.F16];-1))" office:value-type="float" office:value="0">
            <text:p>0</text:p>
          </table:table-cell>
          <table:table-cell table:formula="of:=SUM(['Air high'.E18];PRODUCT(['Air low'.G16];-1))" office:value-type="float" office:value="0">
            <text:p>0</text:p>
          </table:table-cell>
          <table:table-cell table:formula="of:=SUM(['Air high'.F18];PRODUCT(['Air low'.H16];-1))" office:value-type="float" office:value="9">
            <text:p>9</text:p>
          </table:table-cell>
          <table:table-cell table:formula="of:=SUM(['Air high'.G18];PRODUCT(['Air low'.I16];-1))" office:value-type="float" office:value="0">
            <text:p>0</text:p>
          </table:table-cell>
          <table:table-cell table:formula="of:=SUM(['Air high'.H18];PRODUCT(['Air low'.J16];-1))" office:value-type="float" office:value="0">
            <text:p>0</text:p>
          </table:table-cell>
          <table:table-cell table:formula="of:=SUM(['Air high'.I18];PRODUCT(['Air low'.K16];-1))" office:value-type="float" office:value="6">
            <text:p>6</text:p>
          </table:table-cell>
          <table:table-cell table:formula="of:=SUM(['Air high'.J18];PRODUCT(['Air low'.L16];-1))" office:value-type="percentage" office:value="0.05">
            <text:p>5,00%</text:p>
          </table:table-cell>
        </table:table-row>
        <table:table-row table:style-name="ro1">
          <table:table-cell office:value-type="string">
            <text:p>transport_plane</text:p>
          </table:table-cell>
          <table:table-cell table:formula="of:=SUM(['Air high'.B19];PRODUCT(['Air low'.D17];-1))" office:value-type="float" office:value="21">
            <text:p>21</text:p>
          </table:table-cell>
          <table:table-cell table:formula="of:=SUM(['Air high'.C19];PRODUCT(['Air low'.E17];-1))" office:value-type="float" office:value="0">
            <text:p>0</text:p>
          </table:table-cell>
          <table:table-cell table:formula="of:=SUM(['Air high'.D19];PRODUCT(['Air low'.F17];-1))" office:value-type="float" office:value="0">
            <text:p>0</text:p>
          </table:table-cell>
          <table:table-cell table:formula="of:=SUM(['Air high'.E19];PRODUCT(['Air low'.G17];-1))" office:value-type="float" office:value="0">
            <text:p>0</text:p>
          </table:table-cell>
          <table:table-cell table:formula="of:=SUM(['Air high'.F19];PRODUCT(['Air low'.H17];-1))" office:value-type="float" office:value="2">
            <text:p>2</text:p>
          </table:table-cell>
          <table:table-cell table:formula="of:=SUM(['Air high'.G19];PRODUCT(['Air low'.I17];-1))" office:value-type="float" office:value="0">
            <text:p>0</text:p>
          </table:table-cell>
          <table:table-cell table:formula="of:=SUM(['Air high'.H19];PRODUCT(['Air low'.J17];-1))" office:value-type="float" office:value="5">
            <text:p>5</text:p>
          </table:table-cell>
          <table:table-cell table:formula="of:=SUM(['Air high'.I19];PRODUCT(['Air low'.K17];-1))" office:value-type="float" office:value="6">
            <text:p>6</text:p>
          </table:table-cell>
          <table:table-cell table:formula="of:=SUM(['Air high'.J19];PRODUCT(['Air low'.L17];-1))" office:value-type="percentage" office:value="0.25">
            <text:p>25,00%</text:p>
          </table:table-cell>
        </table:table-row>
        <table:table-row table:style-name="ro1">
          <table:table-cell office:value-type="string">
            <text:p>twin_engine_fighters</text:p>
          </table:table-cell>
          <table:table-cell table:formula="of:=SUM(['Air high'.B20];PRODUCT(['Air low'.D18];-1))" office:value-type="float" office:value="21">
            <text:p>21</text:p>
          </table:table-cell>
          <table:table-cell table:formula="of:=SUM(['Air high'.C20];PRODUCT(['Air low'.E18];-1))" office:value-type="float" office:value="7">
            <text:p>7</text:p>
          </table:table-cell>
          <table:table-cell table:formula="of:=SUM(['Air high'.D20];PRODUCT(['Air low'.F18];-1))" office:value-type="float" office:value="9">
            <text:p>9</text:p>
          </table:table-cell>
          <table:table-cell table:formula="of:=SUM(['Air high'.E20];PRODUCT(['Air low'.G18];-1))" office:value-type="float" office:value="3">
            <text:p>3</text:p>
          </table:table-cell>
          <table:table-cell table:formula="of:=SUM(['Air high'.F20];PRODUCT(['Air low'.H18];-1))" office:value-type="float" office:value="18">
            <text:p>18</text:p>
          </table:table-cell>
          <table:table-cell table:formula="of:=SUM(['Air high'.G20];PRODUCT(['Air low'.I18];-1))" office:value-type="float" office:value="0">
            <text:p>0</text:p>
          </table:table-cell>
          <table:table-cell table:formula="of:=SUM(['Air high'.H20];PRODUCT(['Air low'.J18];-1))" office:value-type="float" office:value="6">
            <text:p>6</text:p>
          </table:table-cell>
          <table:table-cell table:formula="of:=SUM(['Air high'.I20];PRODUCT(['Air low'.K18];-1))" office:value-type="float" office:value="7">
            <text:p>7</text:p>
          </table:table-cell>
          <table:table-cell table:formula="of:=SUM(['Air high'.J20];PRODUCT(['Air low'.L18];-1))" office:value-type="percentage" office:value="0.25">
            <text:p>25,00%</text:p>
          </table:table-cell>
        </table:table-row>
      </table:table>
      <table:table table:name="Air Result" table:style-name="ta1" table:print="false">
        <table:table-column table:style-name="co4" table:default-cell-style-name="Default"/>
        <table:table-column table:style-name="co2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>
            <text:p>gliders</text:p>
          </table:table-cell>
          <table:table-cell office:value-type="string">
            <text:p>= {</text:p>
          </table:table-cell>
          <table:table-cell table:formula="of:=CONCATENATE([.$A$34];FIXED(PRODUCT ([$'Air diff'.B2];-1)/9;2))" office:value-type="string" office:string-value="default_organisation =  0,00">
            <text:p>default_organisation = <text:s/>0,00</text:p>
          </table:table-cell>
          <table:table-cell table:formula="of:=CONCATENATE([.$A$35];FIXED(PRODUCT ([$'Air diff'.C2];-1)/9;2))" office:value-type="string" office:string-value="soft_attack =  0,00">
            <text:p>soft_attack = <text:s/>0,00</text:p>
          </table:table-cell>
          <table:table-cell table:formula="of:=CONCATENATE([.$A$36];FIXED(PRODUCT ([$'Air diff'.D2];-1)/9;2))" office:value-type="string" office:string-value="hard_attack = 0,00">
            <text:p>hard_attack = 0,00</text:p>
          </table:table-cell>
          <table:table-cell table:formula="of:=CONCATENATE([.$A$37];FIXED(PRODUCT ([$'Air diff'.E2];-1)/9;2))" office:value-type="string" office:string-value="sea_attack = 0,00">
            <text:p>sea_attack = 0,00</text:p>
          </table:table-cell>
          <table:table-cell table:formula="of:=CONCATENATE([.$A$38];FIXED(PRODUCT ([$'Air diff'.F2];-1)/9;2))" office:value-type="string" office:string-value="air_attack = 0,00">
            <text:p>air_attack = 0,00</text:p>
          </table:table-cell>
          <table:table-cell table:formula="of:=CONCATENATE([.$A$39];FIXED(PRODUCT ([$'Air diff'.G2];-1)/9;2))" office:value-type="string" office:string-value="strategic_attack = 0,00">
            <text:p>strategic_attack = 0,00</text:p>
          </table:table-cell>
          <table:table-cell table:formula="of:=CONCATENATE([.$A$40];FIXED(PRODUCT ([$'Air diff'.H2];-1)/9;2))" office:value-type="string" office:string-value="surface_defence = 0,00">
            <text:p>surface_defence = 0,00</text:p>
          </table:table-cell>
          <table:table-cell table:formula="of:=CONCATENATE([.$A$41];FIXED(PRODUCT ([$'Air diff'.I2];-1)/9;2))" office:value-type="string" office:string-value="air_defence =0,00">
            <text:p>air_defence =0,00</text:p>
          </table:table-cell>
          <table:table-cell table:formula="of:=CONCATENATE([.$A$42];FIXED(PRODUCT ([$'Air diff'.J2];-1)/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cag</text:p>
          </table:table-cell>
          <table:table-cell office:value-type="string">
            <text:p>= {</text:p>
          </table:table-cell>
          <table:table-cell table:formula="of:=CONCATENATE([.$A$34];FIXED(PRODUCT ([$'Air diff'.B3];-1)/9;2))" office:value-type="string" office:string-value="default_organisation =  0,00">
            <text:p>default_organisation = <text:s/>0,00</text:p>
          </table:table-cell>
          <table:table-cell table:formula="of:=CONCATENATE([.$A$35];FIXED(PRODUCT ([$'Air diff'.C3];-1)/9;2))" office:value-type="string" office:string-value="soft_attack =  0,00">
            <text:p>soft_attack = <text:s/>0,00</text:p>
          </table:table-cell>
          <table:table-cell table:formula="of:=CONCATENATE([.$A$36];FIXED(PRODUCT ([$'Air diff'.D3];-1)/9;2))" office:value-type="string" office:string-value="hard_attack = 0,00">
            <text:p>hard_attack = 0,00</text:p>
          </table:table-cell>
          <table:table-cell table:formula="of:=CONCATENATE([.$A$37];FIXED(PRODUCT ([$'Air diff'.E3];-1)/9;2))" office:value-type="string" office:string-value="sea_attack = 0,00">
            <text:p>sea_attack = 0,00</text:p>
          </table:table-cell>
          <table:table-cell table:formula="of:=CONCATENATE([.$A$38];FIXED(PRODUCT ([$'Air diff'.F3];-1)/9;2))" office:value-type="string" office:string-value="air_attack = 0,00">
            <text:p>air_attack = 0,00</text:p>
          </table:table-cell>
          <table:table-cell table:formula="of:=CONCATENATE([.$A$39];FIXED(PRODUCT ([$'Air diff'.G3];-1)/9;2))" office:value-type="string" office:string-value="strategic_attack = 0,00">
            <text:p>strategic_attack = 0,00</text:p>
          </table:table-cell>
          <table:table-cell table:formula="of:=CONCATENATE([.$A$40];FIXED(PRODUCT ([$'Air diff'.H3];-1)/9;2))" office:value-type="string" office:string-value="surface_defence = 0,00">
            <text:p>surface_defence = 0,00</text:p>
          </table:table-cell>
          <table:table-cell table:formula="of:=CONCATENATE([.$A$41];FIXED(PRODUCT ([$'Air diff'.I3];-1)/9;2))" office:value-type="string" office:string-value="air_defence =0,00">
            <text:p>air_defence =0,00</text:p>
          </table:table-cell>
          <table:table-cell table:formula="of:=CONCATENATE([.$A$42];FIXED(PRODUCT ([$'Air diff'.J3];-1)/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cas</text:p>
          </table:table-cell>
          <table:table-cell office:value-type="string">
            <text:p>= {</text:p>
          </table:table-cell>
          <table:table-cell table:formula="of:=CONCATENATE([.$A$34];FIXED(PRODUCT ([$'Air diff'.B4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4];-1)/9;2))" office:value-type="string" office:string-value="soft_attack =  -1,33">
            <text:p>soft_attack = <text:s/>-1,33</text:p>
          </table:table-cell>
          <table:table-cell table:formula="of:=CONCATENATE([.$A$36];FIXED(PRODUCT ([$'Air diff'.D4];-1)/9;2))" office:value-type="string" office:string-value="hard_attack = -1,22">
            <text:p>hard_attack = -1,22</text:p>
          </table:table-cell>
          <table:table-cell table:formula="of:=CONCATENATE([.$A$37];FIXED(PRODUCT ([$'Air diff'.E4];-1)/9;2))" office:value-type="string" office:string-value="sea_attack = -0,33">
            <text:p>sea_attack = -0,33</text:p>
          </table:table-cell>
          <table:table-cell table:formula="of:=CONCATENATE([.$A$38];FIXED(PRODUCT ([$'Air diff'.F4];-1)/9;2))" office:value-type="string" office:string-value="air_attack = -1,00">
            <text:p>air_attack = -1,00</text:p>
          </table:table-cell>
          <table:table-cell table:formula="of:=CONCATENATE([.$A$39];FIXED(PRODUCT ([$'Air diff'.G4];-1)/9;2))" office:value-type="string" office:string-value="strategic_attack = -0,11">
            <text:p>strategic_attack = -0,11</text:p>
          </table:table-cell>
          <table:table-cell table:formula="of:=CONCATENATE([.$A$40];FIXED(PRODUCT ([$'Air diff'.H4];-1)/9;2))" office:value-type="string" office:string-value="surface_defence = -1,22">
            <text:p>surface_defence = -1,22</text:p>
          </table:table-cell>
          <table:table-cell table:formula="of:=CONCATENATE([.$A$41];FIXED(PRODUCT ([$'Air diff'.I4];-1)/9;2))" office:value-type="string" office:string-value="air_defence =-2,00">
            <text:p>air_defence =-2,00</text:p>
          </table:table-cell>
          <table:table-cell table:formula="of:=CONCATENATE([.$A$42];FIXED(PRODUCT ([$'Air diff'.J4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multi_role</text:p>
          </table:table-cell>
          <table:table-cell office:value-type="string">
            <text:p>= {</text:p>
          </table:table-cell>
          <table:table-cell table:formula="of:=CONCATENATE([.$A$34];FIXED(PRODUCT ([$'Air diff'.B5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5];-1)/9;2))" office:value-type="string" office:string-value="soft_attack =  -0,22">
            <text:p>soft_attack = <text:s/>-0,22</text:p>
          </table:table-cell>
          <table:table-cell table:formula="of:=CONCATENATE([.$A$36];FIXED(PRODUCT ([$'Air diff'.D5];-1)/9;2))" office:value-type="string" office:string-value="hard_attack = -0,22">
            <text:p>hard_attack = -0,22</text:p>
          </table:table-cell>
          <table:table-cell table:formula="of:=CONCATENATE([.$A$37];FIXED(PRODUCT ([$'Air diff'.E5];-1)/9;2))" office:value-type="string" office:string-value="sea_attack = -0,11">
            <text:p>sea_attack = -0,11</text:p>
          </table:table-cell>
          <table:table-cell table:formula="of:=CONCATENATE([.$A$38];FIXED(PRODUCT ([$'Air diff'.F5];-1)/9;2))" office:value-type="string" office:string-value="air_attack = -2,89">
            <text:p>air_attack = -2,89</text:p>
          </table:table-cell>
          <table:table-cell table:formula="of:=CONCATENATE([.$A$39];FIXED(PRODUCT ([$'Air diff'.G5];-1)/9;2))" office:value-type="string" office:string-value="strategic_attack = 0,00">
            <text:p>strategic_attack = 0,00</text:p>
          </table:table-cell>
          <table:table-cell table:formula="of:=CONCATENATE([.$A$40];FIXED(PRODUCT ([$'Air diff'.H5];-1)/9;2))" office:value-type="string" office:string-value="surface_defence = -1,11">
            <text:p>surface_defence = -1,11</text:p>
          </table:table-cell>
          <table:table-cell table:formula="of:=CONCATENATE([.$A$41];FIXED(PRODUCT ([$'Air diff'.I5];-1)/9;2))" office:value-type="string" office:string-value="air_defence =-2,67">
            <text:p>air_defence =-2,67</text:p>
          </table:table-cell>
          <table:table-cell table:formula="of:=CONCATENATE([.$A$42];FIXED(PRODUCT ([$'Air diff'.J5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flying_boat</text:p>
          </table:table-cell>
          <table:table-cell office:value-type="string">
            <text:p>= {</text:p>
          </table:table-cell>
          <table:table-cell table:formula="of:=CONCATENATE([.$A$34];FIXED(PRODUCT ([$'Air diff'.B6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6];-1)/9;2))" office:value-type="string" office:string-value="soft_attack =  -0,78">
            <text:p>soft_attack = <text:s/>-0,78</text:p>
          </table:table-cell>
          <table:table-cell table:formula="of:=CONCATENATE([.$A$36];FIXED(PRODUCT ([$'Air diff'.D6];-1)/9;2))" office:value-type="string" office:string-value="hard_attack = -0,22">
            <text:p>hard_attack = -0,22</text:p>
          </table:table-cell>
          <table:table-cell table:formula="of:=CONCATENATE([.$A$37];FIXED(PRODUCT ([$'Air diff'.E6];-1)/9;2))" office:value-type="string" office:string-value="sea_attack = -1,00">
            <text:p>sea_attack = -1,00</text:p>
          </table:table-cell>
          <table:table-cell table:formula="of:=CONCATENATE([.$A$38];FIXED(PRODUCT ([$'Air diff'.F6];-1)/9;2))" office:value-type="string" office:string-value="air_attack = -0,22">
            <text:p>air_attack = -0,22</text:p>
          </table:table-cell>
          <table:table-cell table:formula="of:=CONCATENATE([.$A$39];FIXED(PRODUCT ([$'Air diff'.G6];-1)/9;2))" office:value-type="string" office:string-value="strategic_attack = -0,33">
            <text:p>strategic_attack = -0,33</text:p>
          </table:table-cell>
          <table:table-cell table:formula="of:=CONCATENATE([.$A$40];FIXED(PRODUCT ([$'Air diff'.H6];-1)/9;2))" office:value-type="string" office:string-value="surface_defence = -1,44">
            <text:p>surface_defence = -1,44</text:p>
          </table:table-cell>
          <table:table-cell table:formula="of:=CONCATENATE([.$A$41];FIXED(PRODUCT ([$'Air diff'.I6];-1)/9;2))" office:value-type="string" office:string-value="air_defence =-1,67">
            <text:p>air_defence =-1,67</text:p>
          </table:table-cell>
          <table:table-cell table:formula="of:=CONCATENATE([.$A$42];FIXED(PRODUCT ([$'Air diff'.J6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strategic_bomber</text:p>
          </table:table-cell>
          <table:table-cell office:value-type="string">
            <text:p>= {</text:p>
          </table:table-cell>
          <table:table-cell table:formula="of:=CONCATENATE([.$A$34];FIXED(PRODUCT ([$'Air diff'.B7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7];-1)/9;2))" office:value-type="string" office:string-value="soft_attack =  -1,22">
            <text:p>soft_attack = <text:s/>-1,22</text:p>
          </table:table-cell>
          <table:table-cell table:formula="of:=CONCATENATE([.$A$36];FIXED(PRODUCT ([$'Air diff'.D7];-1)/9;2))" office:value-type="string" office:string-value="hard_attack = -0,11">
            <text:p>hard_attack = -0,11</text:p>
          </table:table-cell>
          <table:table-cell table:formula="of:=CONCATENATE([.$A$37];FIXED(PRODUCT ([$'Air diff'.E7];-1)/9;2))" office:value-type="string" office:string-value="sea_attack = -0,67">
            <text:p>sea_attack = -0,67</text:p>
          </table:table-cell>
          <table:table-cell table:formula="of:=CONCATENATE([.$A$38];FIXED(PRODUCT ([$'Air diff'.F7];-1)/9;2))" office:value-type="string" office:string-value="air_attack = -0,33">
            <text:p>air_attack = -0,33</text:p>
          </table:table-cell>
          <table:table-cell table:formula="of:=CONCATENATE([.$A$39];FIXED(PRODUCT ([$'Air diff'.G7];-1)/9;2))" office:value-type="string" office:string-value="strategic_attack = -2,00">
            <text:p>strategic_attack = -2,00</text:p>
          </table:table-cell>
          <table:table-cell table:formula="of:=CONCATENATE([.$A$40];FIXED(PRODUCT ([$'Air diff'.H7];-1)/9;2))" office:value-type="string" office:string-value="surface_defence = -2,67">
            <text:p>surface_defence = -2,67</text:p>
          </table:table-cell>
          <table:table-cell table:formula="of:=CONCATENATE([.$A$41];FIXED(PRODUCT ([$'Air diff'.I7];-1)/9;2))" office:value-type="string" office:string-value="air_defence =-1,67">
            <text:p>air_defence =-1,67</text:p>
          </table:table-cell>
          <table:table-cell table:formula="of:=CONCATENATE([.$A$42];FIXED(PRODUCT ([$'Air diff'.J7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quad_engine_transport</text:p>
          </table:table-cell>
          <table:table-cell office:value-type="string">
            <text:p>= {</text:p>
          </table:table-cell>
          <table:table-cell table:formula="of:=CONCATENATE([.$A$34];FIXED(PRODUCT ([$'Air diff'.B8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8];-1)/9;2))" office:value-type="string" office:string-value="soft_attack =  0,00">
            <text:p>soft_attack = <text:s/>0,00</text:p>
          </table:table-cell>
          <table:table-cell table:formula="of:=CONCATENATE([.$A$36];FIXED(PRODUCT ([$'Air diff'.D8];-1)/9;2))" office:value-type="string" office:string-value="hard_attack = 0,00">
            <text:p>hard_attack = 0,00</text:p>
          </table:table-cell>
          <table:table-cell table:formula="of:=CONCATENATE([.$A$37];FIXED(PRODUCT ([$'Air diff'.E8];-1)/9;2))" office:value-type="string" office:string-value="sea_attack = 0,00">
            <text:p>sea_attack = 0,00</text:p>
          </table:table-cell>
          <table:table-cell table:formula="of:=CONCATENATE([.$A$38];FIXED(PRODUCT ([$'Air diff'.F8];-1)/9;2))" office:value-type="string" office:string-value="air_attack = 0,00">
            <text:p>air_attack = 0,00</text:p>
          </table:table-cell>
          <table:table-cell table:formula="of:=CONCATENATE([.$A$39];FIXED(PRODUCT ([$'Air diff'.G8];-1)/9;2))" office:value-type="string" office:string-value="strategic_attack = 0,00">
            <text:p>strategic_attack = 0,00</text:p>
          </table:table-cell>
          <table:table-cell table:formula="of:=CONCATENATE([.$A$40];FIXED(PRODUCT ([$'Air diff'.H8];-1)/9;2))" office:value-type="string" office:string-value="surface_defence = -0,89">
            <text:p>surface_defence = -0,89</text:p>
          </table:table-cell>
          <table:table-cell table:formula="of:=CONCATENATE([.$A$41];FIXED(PRODUCT ([$'Air diff'.I8];-1)/9;2))" office:value-type="string" office:string-value="air_defence =-0,67">
            <text:p>air_defence =-0,67</text:p>
          </table:table-cell>
          <table:table-cell table:formula="of:=CONCATENATE([.$A$42];FIXED(PRODUCT ([$'Air diff'.J8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interceptor</text:p>
          </table:table-cell>
          <table:table-cell office:value-type="string">
            <text:p>= {</text:p>
          </table:table-cell>
          <table:table-cell table:formula="of:=CONCATENATE([.$A$34];FIXED(PRODUCT ([$'Air diff'.B9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9];-1)/9;2))" office:value-type="string" office:string-value="soft_attack =  -0,11">
            <text:p>soft_attack = <text:s/>-0,11</text:p>
          </table:table-cell>
          <table:table-cell table:formula="of:=CONCATENATE([.$A$36];FIXED(PRODUCT ([$'Air diff'.D9];-1)/9;2))" office:value-type="string" office:string-value="hard_attack = 0,00">
            <text:p>hard_attack = 0,00</text:p>
          </table:table-cell>
          <table:table-cell table:formula="of:=CONCATENATE([.$A$37];FIXED(PRODUCT ([$'Air diff'.E9];-1)/9;2))" office:value-type="string" office:string-value="sea_attack = 0,00">
            <text:p>sea_attack = 0,00</text:p>
          </table:table-cell>
          <table:table-cell table:formula="of:=CONCATENATE([.$A$38];FIXED(PRODUCT ([$'Air diff'.F9];-1)/9;2))" office:value-type="string" office:string-value="air_attack = -3,00">
            <text:p>air_attack = -3,00</text:p>
          </table:table-cell>
          <table:table-cell table:formula="of:=CONCATENATE([.$A$39];FIXED(PRODUCT ([$'Air diff'.G9];-1)/9;2))" office:value-type="string" office:string-value="strategic_attack = 0,00">
            <text:p>strategic_attack = 0,00</text:p>
          </table:table-cell>
          <table:table-cell table:formula="of:=CONCATENATE([.$A$40];FIXED(PRODUCT ([$'Air diff'.H9];-1)/9;2))" office:value-type="string" office:string-value="surface_defence = -0,78">
            <text:p>surface_defence = -0,78</text:p>
          </table:table-cell>
          <table:table-cell table:formula="of:=CONCATENATE([.$A$41];FIXED(PRODUCT ([$'Air diff'.I9];-1)/9;2))" office:value-type="string" office:string-value="air_defence =-2,44">
            <text:p>air_defence =-2,44</text:p>
          </table:table-cell>
          <table:table-cell table:formula="of:=CONCATENATE([.$A$42];FIXED(PRODUCT ([$'Air diff'.J9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jet_bomber</text:p>
          </table:table-cell>
          <table:table-cell office:value-type="string">
            <text:p>= {</text:p>
          </table:table-cell>
          <table:table-cell table:formula="of:=CONCATENATE([.$A$34];FIXED(PRODUCT ([$'Air diff'.B10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0];-1)/9;2))" office:value-type="string" office:string-value="soft_attack =  -1,22">
            <text:p>soft_attack = <text:s/>-1,22</text:p>
          </table:table-cell>
          <table:table-cell table:formula="of:=CONCATENATE([.$A$36];FIXED(PRODUCT ([$'Air diff'.D10];-1)/9;2))" office:value-type="string" office:string-value="hard_attack = -0,89">
            <text:p>hard_attack = -0,89</text:p>
          </table:table-cell>
          <table:table-cell table:formula="of:=CONCATENATE([.$A$37];FIXED(PRODUCT ([$'Air diff'.E10];-1)/9;2))" office:value-type="string" office:string-value="sea_attack = -0,67">
            <text:p>sea_attack = -0,67</text:p>
          </table:table-cell>
          <table:table-cell table:formula="of:=CONCATENATE([.$A$38];FIXED(PRODUCT ([$'Air diff'.F10];-1)/9;2))" office:value-type="string" office:string-value="air_attack = -0,67">
            <text:p>air_attack = -0,67</text:p>
          </table:table-cell>
          <table:table-cell table:formula="of:=CONCATENATE([.$A$39];FIXED(PRODUCT ([$'Air diff'.G10];-1)/9;2))" office:value-type="string" office:string-value="strategic_attack = -1,00">
            <text:p>strategic_attack = -1,00</text:p>
          </table:table-cell>
          <table:table-cell table:formula="of:=CONCATENATE([.$A$40];FIXED(PRODUCT ([$'Air diff'.H10];-1)/9;2))" office:value-type="string" office:string-value="surface_defence = -0,11">
            <text:p>surface_defence = -0,11</text:p>
          </table:table-cell>
          <table:table-cell table:formula="of:=CONCATENATE([.$A$41];FIXED(PRODUCT ([$'Air diff'.I10];-1)/9;2))" office:value-type="string" office:string-value="air_defence =-0,11">
            <text:p>air_defence =-0,11</text:p>
          </table:table-cell>
          <table:table-cell table:formula="of:=CONCATENATE([.$A$42];FIXED(PRODUCT ([$'Air diff'.J10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rocket_interceptor</text:p>
          </table:table-cell>
          <table:table-cell office:value-type="string">
            <text:p>= {</text:p>
          </table:table-cell>
          <table:table-cell table:formula="of:=CONCATENATE([.$A$34];FIXED(PRODUCT ([$'Air diff'.B11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1];-1)/9;2))" office:value-type="string" office:string-value="soft_attack =  -0,44">
            <text:p>soft_attack = <text:s/>-0,44</text:p>
          </table:table-cell>
          <table:table-cell table:formula="of:=CONCATENATE([.$A$36];FIXED(PRODUCT ([$'Air diff'.D11];-1)/9;2))" office:value-type="string" office:string-value="hard_attack = -0,11">
            <text:p>hard_attack = -0,11</text:p>
          </table:table-cell>
          <table:table-cell table:formula="of:=CONCATENATE([.$A$37];FIXED(PRODUCT ([$'Air diff'.E11];-1)/9;2))" office:value-type="string" office:string-value="sea_attack = -0,22">
            <text:p>sea_attack = -0,22</text:p>
          </table:table-cell>
          <table:table-cell table:formula="of:=CONCATENATE([.$A$38];FIXED(PRODUCT ([$'Air diff'.F11];-1)/9;2))" office:value-type="string" office:string-value="air_attack = -1,33">
            <text:p>air_attack = -1,33</text:p>
          </table:table-cell>
          <table:table-cell table:formula="of:=CONCATENATE([.$A$39];FIXED(PRODUCT ([$'Air diff'.G11];-1)/9;2))" office:value-type="string" office:string-value="strategic_attack = -0,11">
            <text:p>strategic_attack = -0,11</text:p>
          </table:table-cell>
          <table:table-cell table:formula="of:=CONCATENATE([.$A$40];FIXED(PRODUCT ([$'Air diff'.H11];-1)/9;2))" office:value-type="string" office:string-value="surface_defence = -0,11">
            <text:p>surface_defence = -0,11</text:p>
          </table:table-cell>
          <table:table-cell table:formula="of:=CONCATENATE([.$A$41];FIXED(PRODUCT ([$'Air diff'.I11];-1)/9;2))" office:value-type="string" office:string-value="air_defence =-0,33">
            <text:p>air_defence =-0,33</text:p>
          </table:table-cell>
          <table:table-cell table:formula="of:=CONCATENATE([.$A$42];FIXED(PRODUCT ([$'Air diff'.J11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kamikaze_brigade</text:p>
          </table:table-cell>
          <table:table-cell office:value-type="string">
            <text:p>= {</text:p>
          </table:table-cell>
          <table:table-cell table:formula="of:=CONCATENATE([.$A$34];FIXED(PRODUCT ([$'Air diff'.B12];-1)/9;2))" office:value-type="string" office:string-value="default_organisation =  0,00">
            <text:p>default_organisation = <text:s/>0,00</text:p>
          </table:table-cell>
          <table:table-cell table:formula="of:=CONCATENATE([.$A$35];FIXED(PRODUCT ([$'Air diff'.C12];-1)/9;2))" office:value-type="string" office:string-value="soft_attack =  0,00">
            <text:p>soft_attack = <text:s/>0,00</text:p>
          </table:table-cell>
          <table:table-cell table:formula="of:=CONCATENATE([.$A$36];FIXED(PRODUCT ([$'Air diff'.D12];-1)/9;2))" office:value-type="string" office:string-value="hard_attack = 0,00">
            <text:p>hard_attack = 0,00</text:p>
          </table:table-cell>
          <table:table-cell table:formula="of:=CONCATENATE([.$A$37];FIXED(PRODUCT ([$'Air diff'.E12];-1)/9;2))" office:value-type="string" office:string-value="sea_attack = 0,00">
            <text:p>sea_attack = 0,00</text:p>
          </table:table-cell>
          <table:table-cell table:formula="of:=CONCATENATE([.$A$38];FIXED(PRODUCT ([$'Air diff'.F12];-1)/9;2))" office:value-type="string" office:string-value="air_attack = -0,11">
            <text:p>air_attack = -0,11</text:p>
          </table:table-cell>
          <table:table-cell table:formula="of:=CONCATENATE([.$A$39];FIXED(PRODUCT ([$'Air diff'.G12];-1)/9;2))" office:value-type="string" office:string-value="strategic_attack = 0,00">
            <text:p>strategic_attack = 0,00</text:p>
          </table:table-cell>
          <table:table-cell table:formula="of:=CONCATENATE([.$A$40];FIXED(PRODUCT ([$'Air diff'.H12];-1)/9;2))" office:value-type="string" office:string-value="surface_defence = -0,22">
            <text:p>surface_defence = -0,22</text:p>
          </table:table-cell>
          <table:table-cell table:formula="of:=CONCATENATE([.$A$41];FIXED(PRODUCT ([$'Air diff'.I12];-1)/9;2))" office:value-type="string" office:string-value="air_defence =-0,22">
            <text:p>air_defence =-0,22</text:p>
          </table:table-cell>
          <table:table-cell table:formula="of:=CONCATENATE([.$A$42];FIXED(PRODUCT ([$'Air diff'.J12];-1)/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light_bomber</text:p>
          </table:table-cell>
          <table:table-cell office:value-type="string">
            <text:p>= {</text:p>
          </table:table-cell>
          <table:table-cell table:formula="of:=CONCATENATE([.$A$34];FIXED(PRODUCT ([$'Air diff'.B13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3];-1)/9;2))" office:value-type="string" office:string-value="soft_attack =  -1,78">
            <text:p>soft_attack = <text:s/>-1,78</text:p>
          </table:table-cell>
          <table:table-cell table:formula="of:=CONCATENATE([.$A$36];FIXED(PRODUCT ([$'Air diff'.D13];-1)/9;2))" office:value-type="string" office:string-value="hard_attack = -1,00">
            <text:p>hard_attack = -1,00</text:p>
          </table:table-cell>
          <table:table-cell table:formula="of:=CONCATENATE([.$A$37];FIXED(PRODUCT ([$'Air diff'.E13];-1)/9;2))" office:value-type="string" office:string-value="sea_attack = -0,78">
            <text:p>sea_attack = -0,78</text:p>
          </table:table-cell>
          <table:table-cell table:formula="of:=CONCATENATE([.$A$38];FIXED(PRODUCT ([$'Air diff'.F13];-1)/9;2))" office:value-type="string" office:string-value="air_attack = -0,33">
            <text:p>air_attack = -0,33</text:p>
          </table:table-cell>
          <table:table-cell table:formula="of:=CONCATENATE([.$A$39];FIXED(PRODUCT ([$'Air diff'.G13];-1)/9;2))" office:value-type="string" office:string-value="strategic_attack = -0,78">
            <text:p>strategic_attack = -0,78</text:p>
          </table:table-cell>
          <table:table-cell table:formula="of:=CONCATENATE([.$A$40];FIXED(PRODUCT ([$'Air diff'.H13];-1)/9;2))" office:value-type="string" office:string-value="surface_defence = -1,44">
            <text:p>surface_defence = -1,44</text:p>
          </table:table-cell>
          <table:table-cell table:formula="of:=CONCATENATE([.$A$41];FIXED(PRODUCT ([$'Air diff'.I13];-1)/9;2))" office:value-type="string" office:string-value="air_defence =-1,44">
            <text:p>air_defence =-1,44</text:p>
          </table:table-cell>
          <table:table-cell table:formula="of:=CONCATENATE([.$A$42];FIXED(PRODUCT ([$'Air diff'.J13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tactical_bomber</text:p>
          </table:table-cell>
          <table:table-cell office:value-type="string">
            <text:p>= {</text:p>
          </table:table-cell>
          <table:table-cell table:formula="of:=CONCATENATE([.$A$34];FIXED(PRODUCT ([$'Air diff'.B14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4];-1)/9;2))" office:value-type="string" office:string-value="soft_attack =  -1,89">
            <text:p>soft_attack = <text:s/>-1,89</text:p>
          </table:table-cell>
          <table:table-cell table:formula="of:=CONCATENATE([.$A$36];FIXED(PRODUCT ([$'Air diff'.D14];-1)/9;2))" office:value-type="string" office:string-value="hard_attack = -1,00">
            <text:p>hard_attack = -1,00</text:p>
          </table:table-cell>
          <table:table-cell table:formula="of:=CONCATENATE([.$A$37];FIXED(PRODUCT ([$'Air diff'.E14];-1)/9;2))" office:value-type="string" office:string-value="sea_attack = -0,67">
            <text:p>sea_attack = -0,67</text:p>
          </table:table-cell>
          <table:table-cell table:formula="of:=CONCATENATE([.$A$38];FIXED(PRODUCT ([$'Air diff'.F14];-1)/9;2))" office:value-type="string" office:string-value="air_attack = -0,33">
            <text:p>air_attack = -0,33</text:p>
          </table:table-cell>
          <table:table-cell table:formula="of:=CONCATENATE([.$A$39];FIXED(PRODUCT ([$'Air diff'.G14];-1)/9;2))" office:value-type="string" office:string-value="strategic_attack = -1,00">
            <text:p>strategic_attack = -1,00</text:p>
          </table:table-cell>
          <table:table-cell table:formula="of:=CONCATENATE([.$A$40];FIXED(PRODUCT ([$'Air diff'.H14];-1)/9;2))" office:value-type="string" office:string-value="surface_defence = -1,44">
            <text:p>surface_defence = -1,44</text:p>
          </table:table-cell>
          <table:table-cell table:formula="of:=CONCATENATE([.$A$41];FIXED(PRODUCT ([$'Air diff'.I14];-1)/9;2))" office:value-type="string" office:string-value="air_defence =-1,33">
            <text:p>air_defence =-1,33</text:p>
          </table:table-cell>
          <table:table-cell table:formula="of:=CONCATENATE([.$A$42];FIXED(PRODUCT ([$'Air diff'.J14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naval_bomber</text:p>
          </table:table-cell>
          <table:table-cell office:value-type="string">
            <text:p>= {</text:p>
          </table:table-cell>
          <table:table-cell table:formula="of:=CONCATENATE([.$A$34];FIXED(PRODUCT ([$'Air diff'.B15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5];-1)/9;2))" office:value-type="string" office:string-value="soft_attack =  -0,78">
            <text:p>soft_attack = <text:s/>-0,78</text:p>
          </table:table-cell>
          <table:table-cell table:formula="of:=CONCATENATE([.$A$36];FIXED(PRODUCT ([$'Air diff'.D15];-1)/9;2))" office:value-type="string" office:string-value="hard_attack = -0,22">
            <text:p>hard_attack = -0,22</text:p>
          </table:table-cell>
          <table:table-cell table:formula="of:=CONCATENATE([.$A$37];FIXED(PRODUCT ([$'Air diff'.E15];-1)/9;2))" office:value-type="string" office:string-value="sea_attack = -1,33">
            <text:p>sea_attack = -1,33</text:p>
          </table:table-cell>
          <table:table-cell table:formula="of:=CONCATENATE([.$A$38];FIXED(PRODUCT ([$'Air diff'.F15];-1)/9;2))" office:value-type="string" office:string-value="air_attack = -0,22">
            <text:p>air_attack = -0,22</text:p>
          </table:table-cell>
          <table:table-cell table:formula="of:=CONCATENATE([.$A$39];FIXED(PRODUCT ([$'Air diff'.G15];-1)/9;2))" office:value-type="string" office:string-value="strategic_attack = -0,22">
            <text:p>strategic_attack = -0,22</text:p>
          </table:table-cell>
          <table:table-cell table:formula="of:=CONCATENATE([.$A$40];FIXED(PRODUCT ([$'Air diff'.H15];-1)/9;2))" office:value-type="string" office:string-value="surface_defence = -1,89">
            <text:p>surface_defence = -1,89</text:p>
          </table:table-cell>
          <table:table-cell table:formula="of:=CONCATENATE([.$A$41];FIXED(PRODUCT ([$'Air diff'.I15];-1)/9;2))" office:value-type="string" office:string-value="air_defence =-1,33">
            <text:p>air_defence =-1,33</text:p>
          </table:table-cell>
          <table:table-cell table:formula="of:=CONCATENATE([.$A$42];FIXED(PRODUCT ([$'Air diff'.J15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rocket_interceptor_van</text:p>
          </table:table-cell>
          <table:table-cell office:value-type="string">
            <text:p>= {</text:p>
          </table:table-cell>
          <table:table-cell table:formula="of:=CONCATENATE([.$A$34];FIXED(PRODUCT ([$'Air diff'.B16];-1)/9;2))" office:value-type="string" office:string-value="default_organisation =  -0,11">
            <text:p>default_organisation = <text:s/>-0,11</text:p>
          </table:table-cell>
          <table:table-cell table:formula="of:=CONCATENATE([.$A$35];FIXED(PRODUCT ([$'Air diff'.C16];-1)/9;2))" office:value-type="string" office:string-value="soft_attack =  0,00">
            <text:p>soft_attack = <text:s/>0,00</text:p>
          </table:table-cell>
          <table:table-cell table:formula="of:=CONCATENATE([.$A$36];FIXED(PRODUCT ([$'Air diff'.D16];-1)/9;2))" office:value-type="string" office:string-value="hard_attack = 0,00">
            <text:p>hard_attack = 0,00</text:p>
          </table:table-cell>
          <table:table-cell table:formula="of:=CONCATENATE([.$A$37];FIXED(PRODUCT ([$'Air diff'.E16];-1)/9;2))" office:value-type="string" office:string-value="sea_attack = 0,00">
            <text:p>sea_attack = 0,00</text:p>
          </table:table-cell>
          <table:table-cell table:formula="of:=CONCATENATE([.$A$38];FIXED(PRODUCT ([$'Air diff'.F16];-1)/9;2))" office:value-type="string" office:string-value="air_attack = -1,00">
            <text:p>air_attack = -1,00</text:p>
          </table:table-cell>
          <table:table-cell table:formula="of:=CONCATENATE([.$A$39];FIXED(PRODUCT ([$'Air diff'.G16];-1)/9;2))" office:value-type="string" office:string-value="strategic_attack = 0,00">
            <text:p>strategic_attack = 0,00</text:p>
          </table:table-cell>
          <table:table-cell table:formula="of:=CONCATENATE([.$A$40];FIXED(PRODUCT ([$'Air diff'.H16];-1)/9;2))" office:value-type="string" office:string-value="surface_defence = 0,00">
            <text:p>surface_defence = 0,00</text:p>
          </table:table-cell>
          <table:table-cell table:formula="of:=CONCATENATE([.$A$41];FIXED(PRODUCT ([$'Air diff'.I16];-1)/9;2))" office:value-type="string" office:string-value="air_defence =-0,67">
            <text:p>air_defence =-0,67</text:p>
          </table:table-cell>
          <table:table-cell table:formula="of:=CONCATENATE([.$A$42];FIXED(PRODUCT ([$'Air diff'.J16];-1)/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transport_plane</text:p>
          </table:table-cell>
          <table:table-cell office:value-type="string">
            <text:p>= {</text:p>
          </table:table-cell>
          <table:table-cell table:formula="of:=CONCATENATE([.$A$34];FIXED(PRODUCT ([$'Air diff'.B17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7];-1)/9;2))" office:value-type="string" office:string-value="soft_attack =  0,00">
            <text:p>soft_attack = <text:s/>0,00</text:p>
          </table:table-cell>
          <table:table-cell table:formula="of:=CONCATENATE([.$A$36];FIXED(PRODUCT ([$'Air diff'.D17];-1)/9;2))" office:value-type="string" office:string-value="hard_attack = 0,00">
            <text:p>hard_attack = 0,00</text:p>
          </table:table-cell>
          <table:table-cell table:formula="of:=CONCATENATE([.$A$37];FIXED(PRODUCT ([$'Air diff'.E17];-1)/9;2))" office:value-type="string" office:string-value="sea_attack = 0,00">
            <text:p>sea_attack = 0,00</text:p>
          </table:table-cell>
          <table:table-cell table:formula="of:=CONCATENATE([.$A$38];FIXED(PRODUCT ([$'Air diff'.F17];-1)/9;2))" office:value-type="string" office:string-value="air_attack = -0,22">
            <text:p>air_attack = -0,22</text:p>
          </table:table-cell>
          <table:table-cell table:formula="of:=CONCATENATE([.$A$39];FIXED(PRODUCT ([$'Air diff'.G17];-1)/9;2))" office:value-type="string" office:string-value="strategic_attack = 0,00">
            <text:p>strategic_attack = 0,00</text:p>
          </table:table-cell>
          <table:table-cell table:formula="of:=CONCATENATE([.$A$40];FIXED(PRODUCT ([$'Air diff'.H17];-1)/9;2))" office:value-type="string" office:string-value="surface_defence = -0,56">
            <text:p>surface_defence = -0,56</text:p>
          </table:table-cell>
          <table:table-cell table:formula="of:=CONCATENATE([.$A$41];FIXED(PRODUCT ([$'Air diff'.I17];-1)/9;2))" office:value-type="string" office:string-value="air_defence =-0,67">
            <text:p>air_defence =-0,67</text:p>
          </table:table-cell>
          <table:table-cell table:formula="of:=CONCATENATE([.$A$42];FIXED(PRODUCT ([$'Air diff'.J17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twin_engine_fighters</text:p>
          </table:table-cell>
          <table:table-cell office:value-type="string">
            <text:p>= {</text:p>
          </table:table-cell>
          <table:table-cell table:formula="of:=CONCATENATE([.$A$34];FIXED(PRODUCT ([$'Air diff'.B18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8];-1)/9;2))" office:value-type="string" office:string-value="soft_attack =  -0,78">
            <text:p>soft_attack = <text:s/>-0,78</text:p>
          </table:table-cell>
          <table:table-cell table:formula="of:=CONCATENATE([.$A$36];FIXED(PRODUCT ([$'Air diff'.D18];-1)/9;2))" office:value-type="string" office:string-value="hard_attack = -1,00">
            <text:p>hard_attack = -1,00</text:p>
          </table:table-cell>
          <table:table-cell table:formula="of:=CONCATENATE([.$A$37];FIXED(PRODUCT ([$'Air diff'.E18];-1)/9;2))" office:value-type="string" office:string-value="sea_attack = -0,33">
            <text:p>sea_attack = -0,33</text:p>
          </table:table-cell>
          <table:table-cell table:formula="of:=CONCATENATE([.$A$38];FIXED(PRODUCT ([$'Air diff'.F18];-1)/9;2))" office:value-type="string" office:string-value="air_attack = -2,00">
            <text:p>air_attack = -2,00</text:p>
          </table:table-cell>
          <table:table-cell table:formula="of:=CONCATENATE([.$A$39];FIXED(PRODUCT ([$'Air diff'.G18];-1)/9;2))" office:value-type="string" office:string-value="strategic_attack = 0,00">
            <text:p>strategic_attack = 0,00</text:p>
          </table:table-cell>
          <table:table-cell table:formula="of:=CONCATENATE([.$A$40];FIXED(PRODUCT ([$'Air diff'.H18];-1)/9;2))" office:value-type="string" office:string-value="surface_defence = -0,67">
            <text:p>surface_defence = -0,67</text:p>
          </table:table-cell>
          <table:table-cell table:formula="of:=CONCATENATE([.$A$41];FIXED(PRODUCT ([$'Air diff'.I18];-1)/9;2))" office:value-type="string" office:string-value="air_defence =-0,78">
            <text:p>air_defence =-0,78</text:p>
          </table:table-cell>
          <table:table-cell table:formula="of:=CONCATENATE([.$A$42];FIXED(PRODUCT ([$'Air diff'.J18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 table:number-rows-repeated="14">
          <table:table-cell table:number-columns-repeated="12"/>
        </table:table-row>
        <table:table-row table:style-name="ro2">
          <table:table-cell table:style-name="ce4" office:value-type="string">
            <text:p>default_organisation = <text:s/>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oft_attack = <text:s/>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hard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ea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air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trategic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urface_defence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air_defence =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default_morale =</text:p>
          </table:table-cell>
          <table:table-cell table:number-columns-repeated="11"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rkusz9" table:style-name="ta1" table:print="false">
        <table:table-column table:style-name="co2" table:default-cell-style-name="Default"/>
        <table:table-column table:style-name="co2" table:default-cell-style-name="ce1"/>
        <table:table-column table:style-name="co2" table:number-columns-repeated="355" table:default-cell-style-name="Default"/>
        <table:table-row table:style-name="ro1">
          <table:table-cell/>
          <table:table-cell table:style-name="Default"/>
          <table:table-cell table:number-columns-repeated="355"/>
        </table:table-row>
        <table:table-row table:style-name="ro1">
          <table:table-cell/>
          <table:table-cell table:style-name="Default"/>
          <table:table-cell table:number-columns-repeated="4"/>
          <table:table-cell table:number-columns-repeated="2" office:value-type="string">
            <text:p>„</text:p>
          </table:table-cell>
          <table:table-cell table:number-columns-repeated="349"/>
        </table:table-row>
        <table:table-row table:style-name="ro3">
          <table:table-cell/>
          <table:table-cell office:value-type="string">
            <text:p>1aya Gvardeyskaya ordena Lenina Strelkovaya Div.</text:p>
          </table:table-cell>
          <table:table-cell table:number-columns-repeated="4"/>
          <table:table-cell table:formula="of:=CONCATENATE([.$G$2];[.B3];[.$H$2])" office:value-type="string" office:string-value="„1aya Gvardeyskaya ordena Lenina Strelkovaya Div.„">
            <text:p>„1aya Gvardeyskaya ordena Lenin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2aya 'Tamanskaya Red Banner' Gvardeyskaya Strelkovaya Div.</text:p>
          </table:table-cell>
          <table:table-cell table:number-columns-repeated="4"/>
          <table:table-cell table:formula="of:=CONCATENATE([.$G$2];[.B4];[.$H$2])" office:value-type="string" office:string-value="„2aya 'Tamanskaya Red Banner' Gvardeyskaya Strelkovaya Div.„">
            <text:p>„2aya 'Taman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3aya 'Volnovakhskaya Red Banner' Gvardeyskaya Strelkovaya Div.</text:p>
          </table:table-cell>
          <table:table-cell table:number-columns-repeated="4"/>
          <table:table-cell table:formula="of:=CONCATENATE([.$G$2];[.B5];[.$H$2])" office:value-type="string" office:string-value="„3aya 'Volnovakhskaya Red Banner' Gvardeyskaya Strelkovaya Div.„">
            <text:p>„3aya 'Volnovakh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aya 'Apostolovsko-Venskaya Red Banner' Gvardeyskaya Strelkovaya Div.</text:p>
          </table:table-cell>
          <table:table-cell table:number-columns-repeated="4"/>
          <table:table-cell table:formula="of:=CONCATENATE([.$G$2];[.B6];[.$H$2])" office:value-type="string" office:string-value="„4aya 'Apostolovsko-Venskaya Red Banner' Gvardeyskaya Strelkovaya Div.„">
            <text:p>„4aya 'Apostolovsko-Ve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5aya 'Gorodokskaya Red Banner' Gvardeyskaya Strelkovaya Div.</text:p>
          </table:table-cell>
          <table:table-cell table:number-columns-repeated="4"/>
          <table:table-cell table:formula="of:=CONCATENATE([.$G$2];[.B7];[.$H$2])" office:value-type="string" office:string-value="„5aya 'Gorodokskaya Red Banner' Gvardeyskaya Strelkovaya Div.„">
            <text:p>„5aya 'Gorodok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6aya 'Rovenskaya Red Banner' Gvardeyskaya Strelkovaya Div.</text:p>
          </table:table-cell>
          <table:table-cell table:number-columns-repeated="4"/>
          <table:table-cell table:formula="of:=CONCATENATE([.$G$2];[.B8];[.$H$2])" office:value-type="string" office:string-value="„6aya 'Rovenskaya Red Banner' Gvardeyskaya Strelkovaya Div.„">
            <text:p>„6aya 'Rove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7aya 'Rezhitskaya Red Banner' Gvardeyskaya Strelkovaya Div.</text:p>
          </table:table-cell>
          <table:table-cell table:number-columns-repeated="4"/>
          <table:table-cell table:formula="of:=CONCATENATE([.$G$2];[.B9];[.$H$2])" office:value-type="string" office:string-value="„7aya 'Rezhitskaya Red Banner' Gvardeyskaya Strelkovaya Div.„">
            <text:p>„7aya 'Rezhit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aya 'Rezhitskaya Ordena Lenina' Gvardeyskaya Strelkovaya Div.</text:p>
          </table:table-cell>
          <table:table-cell table:number-columns-repeated="4"/>
          <table:table-cell table:formula="of:=CONCATENATE([.$G$2];[.B10];[.$H$2])" office:value-type="string" office:string-value="„8aya 'Rezhitskaya Ordena Lenina' Gvardeyskaya Strelkovaya Div.„">
            <text:p>„8aya 'Rezhitskaya Ordena Lenina' Gvardeyskaya Strelkovaya Div.„</text:p>
          </table:table-cell>
          <table:table-cell table:number-columns-repeated="350"/>
        </table:table-row>
        <table:table-row table:style-name="ro3">
          <table:table-cell/>
          <table:table-cell office:value-type="string">
            <text:p>9aya Gvardeyskaya Red Banner Strelkovaya Div.</text:p>
          </table:table-cell>
          <table:table-cell table:number-columns-repeated="4"/>
          <table:table-cell table:formula="of:=CONCATENATE([.$G$2];[.B11];[.$H$2])" office:value-type="string" office:string-value="„9aya Gvardeyskaya Red Banner Strelkovaya Div.„">
            <text:p>„9aya Gvardeyskaya Red Banner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0aya 'Pechengskaya Red Banner' Gvardeyskaya Strelkovaya Div.</text:p>
          </table:table-cell>
          <table:table-cell table:number-columns-repeated="4"/>
          <table:table-cell table:formula="of:=CONCATENATE([.$G$2];[.B12];[.$H$2])" office:value-type="string" office:string-value="„10aya 'Pechengskaya Red Banner' Gvardeyskaya Strelkovaya Div.„">
            <text:p>„10aya 'Pecheng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1aya 'Gorodokskaya Red Banner' Gvardeyskaya Strelkovaya Div.</text:p>
          </table:table-cell>
          <table:table-cell table:number-columns-repeated="4"/>
          <table:table-cell table:formula="of:=CONCATENATE([.$G$2];[.B13];[.$H$2])" office:value-type="string" office:string-value="„11aya 'Gorodokskaya Red Banner' Gvardeyskaya Strelkovaya Div.„">
            <text:p>„11aya 'Gorodok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2aya 'Pinskaya Red Banner' Gvardeyskaya Strelkovaya Div.</text:p>
          </table:table-cell>
          <table:table-cell table:number-columns-repeated="4"/>
          <table:table-cell table:formula="of:=CONCATENATE([.$G$2];[.B14];[.$H$2])" office:value-type="string" office:string-value="„12aya 'Pinskaya Red Banner' Gvardeyskaya Strelkovaya Div.„">
            <text:p>„12aya 'Pi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3aya 'Poltavskaya Red Banner' Gvardeyskaya Strelkovaya Div.</text:p>
          </table:table-cell>
          <table:table-cell table:number-columns-repeated="4"/>
          <table:table-cell table:formula="of:=CONCATENATE([.$G$2];[.B15];[.$H$2])" office:value-type="string" office:string-value="„13aya 'Poltavskaya Red Banner' Gvardeyskaya Strelkovaya Div.„">
            <text:p>„13aya 'Polta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4aya 'Vinnitskaya Red Banner' Gvardeyskaya Strelkovaya Div.</text:p>
          </table:table-cell>
          <table:table-cell table:number-columns-repeated="4"/>
          <table:table-cell table:formula="of:=CONCATENATE([.$G$2];[.B16];[.$H$2])" office:value-type="string" office:string-value="„14aya 'Vinnitskaya Red Banner' Gvardeyskaya Strelkovaya Div.„">
            <text:p>„14aya 'Vinnit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15aya 'Khar'kovsko-Prazhskaya Red Banner' Gvardeyskaya Strelkovaya Div.</text:p>
          </table:table-cell>
          <table:table-cell table:number-columns-repeated="4"/>
          <table:table-cell table:formula="of:=CONCATENATE([.$G$2];[.B17];[.$H$2])" office:value-type="string" office:string-value="„15aya 'Khar'kovsko-Prazhskaya Red Banner' Gvardeyskaya Strelkovaya Div.„">
            <text:p>„15aya 'Khar'kovsko-Prazh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16aya 'Karachevskaya Red Banner' Gvardeyskaya Strelkovaya Div.</text:p>
          </table:table-cell>
          <table:table-cell table:number-columns-repeated="4"/>
          <table:table-cell table:formula="of:=CONCATENATE([.$G$2];[.B18];[.$H$2])" office:value-type="string" office:string-value="„16aya 'Karachevskaya Red Banner' Gvardeyskaya Strelkovaya Div.„">
            <text:p>„16aya 'Karachevskaya Red Banner' Gvardeyskaya Strelkovaya Div.„</text:p>
          </table:table-cell>
          <table:table-cell table:number-columns-repeated="350"/>
        </table:table-row>
        <table:table-row table:style-name="ro6">
          <table:table-cell/>
          <table:table-cell office:value-type="string">
            <text:p>17aya 'Dukhovshchinsko-Khinganskaya Red Banner' Gvardeyskaya Strelkovaya Div.</text:p>
          </table:table-cell>
          <table:table-cell table:number-columns-repeated="4"/>
          <table:table-cell table:formula="of:=CONCATENATE([.$G$2];[.B19];[.$H$2])" office:value-type="string" office:string-value="„17aya 'Dukhovshchinsko-Khinganskaya Red Banner' Gvardeyskaya Strelkovaya Div.„">
            <text:p>„17aya 'Dukhovshchinsko-Khingan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18aya 'Insterburgskaya Red Banner' Gvardeyskaya Strelkovaya Div.</text:p>
          </table:table-cell>
          <table:table-cell table:number-columns-repeated="4"/>
          <table:table-cell table:formula="of:=CONCATENATE([.$G$2];[.B20];[.$H$2])" office:value-type="string" office:string-value="„18aya 'Insterburgskaya Red Banner' Gvardeyskaya Strelkovaya Div.„">
            <text:p>„18aya 'Insterburg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19aya 'Rudnensko-Khinganskaya Red Banner' Gvardeyskaya Strelkovaya Div.</text:p>
          </table:table-cell>
          <table:table-cell table:number-columns-repeated="4"/>
          <table:table-cell table:formula="of:=CONCATENATE([.$G$2];[.B21];[.$H$2])" office:value-type="string" office:string-value="„19aya 'Rudnensko-Khinganskaya Red Banner' Gvardeyskaya Strelkovaya Div.„">
            <text:p>„19aya 'Rudnensko-Khingan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20aya 'Krivorozhskaya Red Banner' Gvardeyskaya Strelkovaya Div.</text:p>
          </table:table-cell>
          <table:table-cell table:number-columns-repeated="4"/>
          <table:table-cell table:formula="of:=CONCATENATE([.$G$2];[.B22];[.$H$2])" office:value-type="string" office:string-value="„20aya 'Krivorozhskaya Red Banner' Gvardeyskaya Strelkovaya Div.„">
            <text:p>„20aya 'Krivorozhskaya Red Banner' Gvardeyskaya Strelkovaya Div.„</text:p>
          </table:table-cell>
          <table:table-cell table:number-columns-repeated="350"/>
        </table:table-row>
        <table:table-row table:style-name="ro3">
          <table:table-cell/>
          <table:table-cell office:value-type="string">
            <text:p>21aya 'Nevel'skaya' Gvardeyskaya Strelkovaya Div.</text:p>
          </table:table-cell>
          <table:table-cell table:number-columns-repeated="4"/>
          <table:table-cell table:formula="of:=CONCATENATE([.$G$2];[.B23];[.$H$2])" office:value-type="string" office:string-value="„21aya 'Nevel'skaya' Gvardeyskaya Strelkovaya Div.„">
            <text:p>„21aya 'Nevel'skaya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22aya Gvardeyskaya Strelkovaya Div.</text:p>
          </table:table-cell>
          <table:table-cell table:number-columns-repeated="4"/>
          <table:table-cell table:formula="of:=CONCATENATE([.$G$2];[.B24];[.$H$2])" office:value-type="string" office:string-value="„22aya Gvardeyskaya Strelkovaya Div.„">
            <text:p>„22aya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23aya 'Dnovsko-Berlinskaya Red Banner' Gvardeyskaya Strelkovaya Div.</text:p>
          </table:table-cell>
          <table:table-cell table:number-columns-repeated="4"/>
          <table:table-cell table:formula="of:=CONCATENATE([.$G$2];[.B25];[.$H$2])" office:value-type="string" office:string-value="„23aya 'Dnovsko-Berlinskaya Red Banner' Gvardeyskaya Strelkovaya Div.„">
            <text:p>„23aya 'Dnovsko-Berlin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24aya 'Yevpatoriyskaya Red Banner' Gvardeyskaya Strelkovaya Div.</text:p>
          </table:table-cell>
          <table:table-cell table:number-columns-repeated="4"/>
          <table:table-cell table:formula="of:=CONCATENATE([.$G$2];[.B26];[.$H$2])" office:value-type="string" office:string-value="„24aya 'Yevpatoriyskaya Red Banner' Gvardeyskaya Strelkovaya Div.„">
            <text:p>„24aya 'Yevpatoriyskaya Red Banner' Gvardeyskaya Strelkovaya Div.„</text:p>
          </table:table-cell>
          <table:table-cell table:number-columns-repeated="350"/>
        </table:table-row>
        <table:table-row table:style-name="ro8">
          <table:table-cell/>
          <table:table-cell office:value-type="string">
            <text:p>25aya 'Sinel'nikovsko-Budapeshtskaya Red Banner' Gvardeyskaya Strelkovaya Div.</text:p>
          </table:table-cell>
          <table:table-cell table:number-columns-repeated="4"/>
          <table:table-cell table:formula="of:=CONCATENATE([.$G$2];[.B27];[.$H$2])" office:value-type="string" office:string-value="„25aya 'Sinel'nikovsko-Budapeshtskaya Red Banner' Gvardeyskaya Strelkovaya Div.„">
            <text:p>„25aya 'Sinel'nikovsko-Budapeshtskaya Red Banner' Gvardeyskaya Strelkovaya Div.„</text:p>
          </table:table-cell>
          <table:table-cell table:number-columns-repeated="350"/>
        </table:table-row>
        <table:table-row table:style-name="ro6">
          <table:table-cell/>
          <table:table-cell office:value-type="string">
            <text:p>26aya 'Vostochno-Sibirskaya Gorodokskaya Red Banner' Gvardeyskaya Strelkovaya Div.</text:p>
          </table:table-cell>
          <table:table-cell table:number-columns-repeated="4"/>
          <table:table-cell table:formula="of:=CONCATENATE([.$G$2];[.B28];[.$H$2])" office:value-type="string" office:string-value="„26aya 'Vostochno-Sibirskaya Gorodokskaya Red Banner' Gvardeyskaya Strelkovaya Div.„">
            <text:p>„26aya 'Vostochno-Sibirskaya Gorodok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27aya 'Omsko-Novobugskaya Red Banner' Gvardeyskaya Strelkovaya Div.</text:p>
          </table:table-cell>
          <table:table-cell table:number-columns-repeated="4"/>
          <table:table-cell table:formula="of:=CONCATENATE([.$G$2];[.B29];[.$H$2])" office:value-type="string" office:string-value="„27aya 'Omsko-Novobugskaya Red Banner' Gvardeyskaya Strelkovaya Div.„">
            <text:p>„27aya 'Omsko-Novobug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28aya Gvardeyskaya Strelkovaya Div.</text:p>
          </table:table-cell>
          <table:table-cell table:number-columns-repeated="4"/>
          <table:table-cell table:formula="of:=CONCATENATE([.$G$2];[.B30];[.$H$2])" office:value-type="string" office:string-value="„28aya Gvardeyskaya Strelkovaya Div.„">
            <text:p>„28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29aya 'Yel'ninskaya Red Banner' Gvardeyskaya Strelkovaya Div.</text:p>
          </table:table-cell>
          <table:table-cell table:number-columns-repeated="4"/>
          <table:table-cell table:formula="of:=CONCATENATE([.$G$2];[.B31];[.$H$2])" office:value-type="string" office:string-value="„29aya 'Yel'ninskaya Red Banner' Gvardeyskaya Strelkovaya Div.„">
            <text:p>„29aya 'Yel'ni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31aya 'Vitebskaya Red Banner' Gvardeyskaya Strelkovaya Div.</text:p>
          </table:table-cell>
          <table:table-cell table:number-columns-repeated="4"/>
          <table:table-cell table:formula="of:=CONCATENATE([.$G$2];[.B32];[.$H$2])" office:value-type="string" office:string-value="„31aya 'Vitebskaya Red Banner' Gvardeyskaya Strelkovaya Div.„">
            <text:p>„31aya 'Viteb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32aya 'Tamanskaya Red Banner' Gvardeyskaya Strelkovaya Div.</text:p>
          </table:table-cell>
          <table:table-cell table:number-columns-repeated="4"/>
          <table:table-cell table:formula="of:=CONCATENATE([.$G$2];[.B33];[.$H$2])" office:value-type="string" office:string-value="„32aya 'Tamanskaya Red Banner' Gvardeyskaya Strelkovaya Div.„">
            <text:p>„32aya 'Taman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33aya 'Sevastopol'skaya ordena Suvorova' Gvardeyskaya Strelkovaya Div.</text:p>
          </table:table-cell>
          <table:table-cell table:number-columns-repeated="4"/>
          <table:table-cell table:formula="of:=CONCATENATE([.$G$2];[.B34];[.$H$2])" office:value-type="string" office:string-value="„33aya 'Sevastopol'skaya ordena Suvorova' Gvardeyskaya Strelkovaya Div.„">
            <text:p>„33aya 'Sevastopol'skaya ordena Suvorova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34aya 'Yenakiyevskaya Red Banner' Gvardeyskaya Strelkovaya Div.</text:p>
          </table:table-cell>
          <table:table-cell table:number-columns-repeated="4"/>
          <table:table-cell table:formula="of:=CONCATENATE([.$G$2];[.B35];[.$H$2])" office:value-type="string" office:string-value="„34aya 'Yenakiyevskaya Red Banner' Gvardeyskaya Strelkovaya Div.„">
            <text:p>„34aya 'Yenakiye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35aya 'Lozovskaya Red Banner' Gvardeyskaya Strelkovaya Div.</text:p>
          </table:table-cell>
          <table:table-cell table:number-columns-repeated="4"/>
          <table:table-cell table:formula="of:=CONCATENATE([.$G$2];[.B36];[.$H$2])" office:value-type="string" office:string-value="„35aya 'Lozovskaya Red Banner' Gvardeyskaya Strelkovaya Div.„">
            <text:p>„35aya 'Lozov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36aya 'Verkhnedneprovskaya Red Banner' Gvardeyskaya Strelkovaya Div.</text:p>
          </table:table-cell>
          <table:table-cell table:number-columns-repeated="4"/>
          <table:table-cell table:formula="of:=CONCATENATE([.$G$2];[.B37];[.$H$2])" office:value-type="string" office:string-value="„36aya 'Verkhnedneprovskaya Red Banner' Gvardeyskaya Strelkovaya Div.„">
            <text:p>„36aya 'Verkhnednepro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37aya 'Rechitskaya Red Banner' Gvardeyskaya Strelkovaya Div.</text:p>
          </table:table-cell>
          <table:table-cell table:number-columns-repeated="4"/>
          <table:table-cell table:formula="of:=CONCATENATE([.$G$2];[.B38];[.$H$2])" office:value-type="string" office:string-value="„37aya 'Rechitskaya Red Banner' Gvardeyskaya Strelkovaya Div.„">
            <text:p>„37aya 'Rechit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38aya 'Lozovskaya Red Banner' Gvardeyskaya Strelkovaya Div.</text:p>
          </table:table-cell>
          <table:table-cell table:number-columns-repeated="4"/>
          <table:table-cell table:formula="of:=CONCATENATE([.$G$2];[.B39];[.$H$2])" office:value-type="string" office:string-value="„38aya 'Lozovskaya Red Banner' Gvardeyskaya Strelkovaya Div.„">
            <text:p>„38aya 'Lozov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39aya 'Barvenkovskaya Red Banner' Gvardeyskaya Strelkovaya Div.</text:p>
          </table:table-cell>
          <table:table-cell table:number-columns-repeated="4"/>
          <table:table-cell table:formula="of:=CONCATENATE([.$G$2];[.B40];[.$H$2])" office:value-type="string" office:string-value="„39aya 'Barvenkovskaya Red Banner' Gvardeyskaya Strelkovaya Div.„">
            <text:p>„39aya 'Barvenkov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0aya 'Yenakiyevsko-Dunayskaya Red Banner' Gvardeyskaya Strelkovaya Div.</text:p>
          </table:table-cell>
          <table:table-cell table:number-columns-repeated="4"/>
          <table:table-cell table:formula="of:=CONCATENATE([.$G$2];[.B41];[.$H$2])" office:value-type="string" office:string-value="„40aya 'Yenakiyevsko-Dunayskaya Red Banner' Gvardeyskaya Strelkovaya Div.„">
            <text:p>„40aya 'Yenakiyevsko-Dunay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1aya 'Korsun'sko-Dunayskaya Red Banner' Gvardeyskaya Strelkovaya Div.</text:p>
          </table:table-cell>
          <table:table-cell table:number-columns-repeated="4"/>
          <table:table-cell table:formula="of:=CONCATENATE([.$G$2];[.B42];[.$H$2])" office:value-type="string" office:string-value="„41aya 'Korsun'sko-Dunayskaya Red Banner' Gvardeyskaya Strelkovaya Div.„">
            <text:p>„41aya 'Korsun'sko-Dunay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42aya 'Prilukskaya Red Banner' Gvardeyskaya Strelkovaya Div.</text:p>
          </table:table-cell>
          <table:table-cell table:number-columns-repeated="4"/>
          <table:table-cell table:formula="of:=CONCATENATE([.$G$2];[.B43];[.$H$2])" office:value-type="string" office:string-value="„42aya 'Prilukskaya Red Banner' Gvardeyskaya Strelkovaya Div.„">
            <text:p>„42aya 'Priluk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43aya 'Latyshskaya Rizhskaya' Gvardeyskaya Strelkovaya Div.</text:p>
          </table:table-cell>
          <table:table-cell table:number-columns-repeated="4"/>
          <table:table-cell table:formula="of:=CONCATENATE([.$G$2];[.B44];[.$H$2])" office:value-type="string" office:string-value="„43aya 'Latyshskaya Rizhskaya' Gvardeyskaya Strelkovaya Div.„">
            <text:p>„43aya 'Latyshskaya Rizhskaya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4aya 'Baranovichskaya Red Banner' Gvardeyskaya Strelkovaya Div.</text:p>
          </table:table-cell>
          <table:table-cell table:number-columns-repeated="4"/>
          <table:table-cell table:formula="of:=CONCATENATE([.$G$2];[.B45];[.$H$2])" office:value-type="string" office:string-value="„44aya 'Baranovichskaya Red Banner' Gvardeyskaya Strelkovaya Div.„">
            <text:p>„44aya 'Baranovich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5aya 'Krasnosel'skaya Red Banner' Gvardeyskaya Strelkovaya Div.</text:p>
          </table:table-cell>
          <table:table-cell table:number-columns-repeated="4"/>
          <table:table-cell table:formula="of:=CONCATENATE([.$G$2];[.B46];[.$H$2])" office:value-type="string" office:string-value="„45aya 'Krasnosel'skaya Red Banner' Gvardeyskaya Strelkovaya Div.„">
            <text:p>„45aya 'Krasnosel'skaya Red Banner' Gvardeyskaya Strelkovaya Div.„</text:p>
          </table:table-cell>
          <table:table-cell table:number-columns-repeated="6"/>
          <table:table-cell office:value-type="string">
            <text:p>„11aya Leningradskaya 'Red Banner' Strelk. Div.„</text:p>
          </table:table-cell>
          <table:table-cell office:value-type="string">
            <text:p>„38aya Strelkovaya Div.„</text:p>
          </table:table-cell>
          <table:table-cell office:value-type="string">
            <text:p>„39aya Strelkovaya Div.„</text:p>
          </table:table-cell>
          <table:table-cell office:value-type="string">
            <text:p>„42aya Strelkovaya Div.„</text:p>
          </table:table-cell>
          <table:table-cell office:value-type="string">
            <text:p>„45aya Strelkovaya Div.„</text:p>
          </table:table-cell>
          <table:table-cell office:value-type="string">
            <text:p>„47aya Strelkovaya Div.„</text:p>
          </table:table-cell>
          <table:table-cell office:value-type="string">
            <text:p>„50aya Strelkovaya Div.„</text:p>
          </table:table-cell>
          <table:table-cell office:value-type="string">
            <text:p>„52aya Strelkovaya Div.„</text:p>
          </table:table-cell>
          <table:table-cell office:value-type="string">
            <text:p>„54aya 'Mazurskaya' Red Banner Strelkovaya Div.„</text:p>
          </table:table-cell>
          <table:table-cell office:value-type="string">
            <text:p>„59aya Strelkovaya Div.„</text:p>
          </table:table-cell>
          <table:table-cell office:value-type="string">
            <text:p>„62aya 'Turkenstanskaya' Strelkovaya Div.„</text:p>
          </table:table-cell>
          <table:table-cell office:value-type="string">
            <text:p>„63aya Strelkovaya Div.„</text:p>
          </table:table-cell>
          <table:table-cell office:value-type="string">
            <text:p>„67aya Strelkovaya Div.„</text:p>
          </table:table-cell>
          <table:table-cell office:value-type="string">
            <text:p>„69aya Strelkovaya Div.„</text:p>
          </table:table-cell>
          <table:table-cell office:value-type="string">
            <text:p>„72aya Strelkovaya Div.„</text:p>
          </table:table-cell>
          <table:table-cell office:value-type="string">
            <text:p>„76aya Strelkovaya Div.„</text:p>
          </table:table-cell>
          <table:table-cell office:value-type="string">
            <text:p>„77aya Strelkovaya Div.„</text:p>
          </table:table-cell>
          <table:table-cell office:value-type="string">
            <text:p>„79aya Strelkovaya Div.„</text:p>
          </table:table-cell>
          <table:table-cell office:value-type="string">
            <text:p>„83aya Strelkovaya Div.„</text:p>
          </table:table-cell>
          <table:table-cell office:value-type="string">
            <text:p>„86aya 'Kazanskaya Red Banner' Strelkovaya Div.„</text:p>
          </table:table-cell>
          <table:table-cell office:value-type="string">
            <text:p>„87aya Strelkovaya Div.„</text:p>
          </table:table-cell>
          <table:table-cell office:value-type="string">
            <text:p>„88aya Strelkovaya Div.„</text:p>
          </table:table-cell>
          <table:table-cell office:value-type="string">
            <text:p>„89aya Strelkovaya Div.„</text:p>
          </table:table-cell>
          <table:table-cell office:value-type="string">
            <text:p>„90aya Strelkovaya Div.„</text:p>
          </table:table-cell>
          <table:table-cell office:value-type="string">
            <text:p>„91aya Strelkovaya Div.„</text:p>
          </table:table-cell>
          <table:table-cell office:value-type="string">
            <text:p>„92aya Strelkovaya Div.„</text:p>
          </table:table-cell>
          <table:table-cell office:value-type="string">
            <text:p>„93aya 'Vostochno-Sibirskaya' Strelkovaya Div.„</text:p>
          </table:table-cell>
          <table:table-cell office:value-type="string">
            <text:p>„97aya Strelkovaya Div.„</text:p>
          </table:table-cell>
          <table:table-cell office:value-type="string">
            <text:p>„98aya Strelkovaya Div.„</text:p>
          </table:table-cell>
          <table:table-cell office:value-type="string">
            <text:p>„101aya Strelkovaya Div.„</text:p>
          </table:table-cell>
          <table:table-cell office:value-type="string">
            <text:p>„102aya Strelkovaya Div.„</text:p>
          </table:table-cell>
          <table:table-cell office:value-type="string">
            <text:p>„103aya Strelkovaya Div.„</text:p>
          </table:table-cell>
          <table:table-cell office:value-type="string">
            <text:p>„104aya Strelkovaya Div.„</text:p>
          </table:table-cell>
          <table:table-cell office:value-type="string">
            <text:p>„105aya Strelkovaya Div.„</text:p>
          </table:table-cell>
          <table:table-cell office:value-type="string">
            <text:p>„106aya Strelkovaya Div.„</text:p>
          </table:table-cell>
          <table:table-cell office:value-type="string">
            <text:p>„107aya Strelkovaya Div.„</text:p>
          </table:table-cell>
          <table:table-cell office:value-type="string">
            <text:p>„108aya 'Bobruyskaya Red Banner' Strelkovaya Div.„</text:p>
          </table:table-cell>
          <table:table-cell office:value-type="string">
            <text:p>„109aya Strelkovaya Div.„</text:p>
          </table:table-cell>
          <table:table-cell office:value-type="string">
            <text:p>„110aya Strelkovaya Div.„</text:p>
          </table:table-cell>
          <table:table-cell office:value-type="string">
            <text:p>„111aya Strelkovaya Div.„</text:p>
          </table:table-cell>
          <table:table-cell office:value-type="string">
            <text:p>„112aya Strelkovaya Div.„</text:p>
          </table:table-cell>
          <table:table-cell office:value-type="string">
            <text:p>„113aya Strelkovaya Div.„</text:p>
          </table:table-cell>
          <table:table-cell office:value-type="string">
            <text:p>„114aya 'Svirskaya Red Banner' Strelkovaya Div.„</text:p>
          </table:table-cell>
          <table:table-cell office:value-type="string">
            <text:p>„115aya Strelkovaya Div.„</text:p>
          </table:table-cell>
          <table:table-cell office:value-type="string">
            <text:p>„116aya Strelkovaya Div.„</text:p>
          </table:table-cell>
          <table:table-cell office:value-type="string">
            <text:p>„118aya Strelkovaya Div.„</text:p>
          </table:table-cell>
          <table:table-cell office:value-type="string">
            <text:p>„119aya Strelkovaya Div.„</text:p>
          </table:table-cell>
          <table:table-cell office:value-type="string">
            <text:p>„120aya Strelkovaya Div.„</text:p>
          </table:table-cell>
          <table:table-cell office:value-type="string">
            <text:p>„121aya 'Ryl'sko-Kiyevskaya Red Banner' Strelkovaya Div.„</text:p>
          </table:table-cell>
          <table:table-cell office:value-type="string">
            <text:p>„122aya Strelkovaya Div.„</text:p>
          </table:table-cell>
          <table:table-cell office:value-type="string">
            <text:p>„123aya 'Luzhskaya ordena Lenina' Strelkovaya Div.„</text:p>
          </table:table-cell>
          <table:table-cell office:value-type="string">
            <text:p>„124aya Strelkovaya Div.„</text:p>
          </table:table-cell>
          <table:table-cell office:value-type="string">
            <text:p>„125aya Strelkovaya Div.„</text:p>
          </table:table-cell>
          <table:table-cell office:value-type="string">
            <text:p>„126aya Strelkovaya Div.„</text:p>
          </table:table-cell>
          <table:table-cell office:value-type="string">
            <text:p>„127aya Strelkovaya Div.„</text:p>
          </table:table-cell>
          <table:table-cell office:value-type="string">
            <text:p>„128aya 'Pskovskaya Red Banner' Strelkovaya Div.„</text:p>
          </table:table-cell>
          <table:table-cell office:value-type="string">
            <text:p>„129aya Strelkovaya Div.„</text:p>
          </table:table-cell>
          <table:table-cell office:value-type="string">
            <text:p>„130aya Strelkovaya Div.„</text:p>
          </table:table-cell>
          <table:table-cell office:value-type="string">
            <text:p>„131aya Strelkovaya Div.„</text:p>
          </table:table-cell>
          <table:table-cell office:value-type="string">
            <text:p>„132aya Strelkovaya Div.„</text:p>
          </table:table-cell>
          <table:table-cell office:value-type="string">
            <text:p>„133aya Strelkovaya Div.„</text:p>
          </table:table-cell>
          <table:table-cell office:value-type="string">
            <text:p>„134aya Strelkovaya Div.„</text:p>
          </table:table-cell>
          <table:table-cell office:value-type="string">
            <text:p>„135aya Strelkovaya Div.„</text:p>
          </table:table-cell>
          <table:table-cell office:value-type="string">
            <text:p>„136aya Strelkovaya Div.„</text:p>
          </table:table-cell>
          <table:table-cell office:value-type="string">
            <text:p>„137aya Strelkovaya Div.„</text:p>
          </table:table-cell>
          <table:table-cell office:value-type="string">
            <text:p>„138aya Red Banner Strelkovaya Div.„</text:p>
          </table:table-cell>
          <table:table-cell office:value-type="string">
            <text:p>„139aya Strelkovaya Div.„</text:p>
          </table:table-cell>
          <table:table-cell office:value-type="string">
            <text:p>„140aya Strelkovaya Div.„</text:p>
          </table:table-cell>
          <table:table-cell office:value-type="string">
            <text:p>„141aya Strelkovaya Div.„</text:p>
          </table:table-cell>
          <table:table-cell office:value-type="string">
            <text:p>„142aya Strelkovaya Div.„</text:p>
          </table:table-cell>
          <table:table-cell office:value-type="string">
            <text:p>„143aya 'Konotopsko-Koronstenskaya Red Banner' Strelkovaya Div.„</text:p>
          </table:table-cell>
          <table:table-cell office:value-type="string">
            <text:p>„144aya Strelkovaya Div.„</text:p>
          </table:table-cell>
          <table:table-cell office:value-type="string">
            <text:p>„145aya Strelkovaya Div.„</text:p>
          </table:table-cell>
          <table:table-cell office:value-type="string">
            <text:p>„146aya Strelkovaya Div.„</text:p>
          </table:table-cell>
          <table:table-cell office:value-type="string">
            <text:p>„147aya Strelkovaya Div.„</text:p>
          </table:table-cell>
          <table:table-cell office:value-type="string">
            <text:p>„148aya Strelkovaya Div.„</text:p>
          </table:table-cell>
          <table:table-cell office:value-type="string">
            <text:p>„149aya Strelkovaya Div.„</text:p>
          </table:table-cell>
          <table:table-cell office:value-type="string">
            <text:p>„150aya Strelkovaya Div.„</text:p>
          </table:table-cell>
          <table:table-cell office:value-type="string">
            <text:p>„151aya Strelkovaya Div.„</text:p>
          </table:table-cell>
          <table:table-cell office:value-type="string">
            <text:p>„152aya Strelkovaya Div.„</text:p>
          </table:table-cell>
          <table:table-cell office:value-type="string">
            <text:p>„153aya Strelkovaya Div.„</text:p>
          </table:table-cell>
          <table:table-cell office:value-type="string">
            <text:p>„154aya Strelkovaya Div.„</text:p>
          </table:table-cell>
          <table:table-cell office:value-type="string">
            <text:p>„155aya Strelkovaya Div.„</text:p>
          </table:table-cell>
          <table:table-cell office:value-type="string">
            <text:p>„156aya Strelkovaya Div.„</text:p>
          </table:table-cell>
          <table:table-cell office:value-type="string">
            <text:p>„157aya Strelkovaya Div.„</text:p>
          </table:table-cell>
          <table:table-cell office:value-type="string">
            <text:p>„158aya Strelkovaya Div.„</text:p>
          </table:table-cell>
          <table:table-cell office:value-type="string">
            <text:p>„159aya Strelkovaya Div.„</text:p>
          </table:table-cell>
          <table:table-cell office:value-type="string">
            <text:p>„160aya Strelkovaya Div.„</text:p>
          </table:table-cell>
          <table:table-cell office:value-type="string">
            <text:p>„161aya Strelkovaya Div.„</text:p>
          </table:table-cell>
          <table:table-cell office:value-type="string">
            <text:p>„162aya Strelkovaya Div.„</text:p>
          </table:table-cell>
          <table:table-cell office:value-type="string">
            <text:p>„163aya Strelkovaya Div.„</text:p>
          </table:table-cell>
          <table:table-cell office:value-type="string">
            <text:p>„164aya Strelkovaya Div.„</text:p>
          </table:table-cell>
          <table:table-cell office:value-type="string">
            <text:p>„165aya Strelkovaya Div.„</text:p>
          </table:table-cell>
          <table:table-cell office:value-type="string">
            <text:p>„166aya Strelkovaya Div.„</text:p>
          </table:table-cell>
          <table:table-cell office:value-type="string">
            <text:p>„167aya Strelkovaya Div.„</text:p>
          </table:table-cell>
          <table:table-cell office:value-type="string">
            <text:p>„168aya 'Rizhskaya' Strelkovaya Div.„</text:p>
          </table:table-cell>
          <table:table-cell office:value-type="string">
            <text:p>„169aya Strelkovaya Div.„</text:p>
          </table:table-cell>
          <table:table-cell office:value-type="string">
            <text:p>„170aya Strelkovaya Div.„</text:p>
          </table:table-cell>
          <table:table-cell office:value-type="string">
            <text:p>„171aya Strelkovaya Div.„</text:p>
          </table:table-cell>
          <table:table-cell office:value-type="string">
            <text:p>„172aya Strelkovaya Div.„</text:p>
          </table:table-cell>
          <table:table-cell office:value-type="string">
            <text:p>„173aya Strelkovaya Div.„</text:p>
          </table:table-cell>
          <table:table-cell office:value-type="string">
            <text:p>„174aya Strelkovaya Div.„</text:p>
          </table:table-cell>
          <table:table-cell office:value-type="string">
            <text:p>„175aya Strelkovaya Div.„</text:p>
          </table:table-cell>
          <table:table-cell office:value-type="string">
            <text:p>„176aya Strelkovaya Div.„</text:p>
          </table:table-cell>
          <table:table-cell office:value-type="string">
            <text:p>„177aya Strelkovaya Div.„</text:p>
          </table:table-cell>
          <table:table-cell office:value-type="string">
            <text:p>„178aya Strelkovaya Div.„</text:p>
          </table:table-cell>
          <table:table-cell office:value-type="string">
            <text:p>„179aya Strelkovaya Div.„</text:p>
          </table:table-cell>
          <table:table-cell office:value-type="string">
            <text:p>„180aya Strelkovaya Div.„</text:p>
          </table:table-cell>
          <table:table-cell office:value-type="string">
            <text:p>„181aya Strelkovaya Div.„</text:p>
          </table:table-cell>
          <table:table-cell office:value-type="string">
            <text:p>„182aya 'Dnovskaya' Strelkovaya Div.„</text:p>
          </table:table-cell>
          <table:table-cell office:value-type="string">
            <text:p>„183aya Strelkovaya Div.„</text:p>
          </table:table-cell>
          <table:table-cell office:value-type="string">
            <text:p>„184aya Strelkovaya Div.„</text:p>
          </table:table-cell>
          <table:table-cell office:value-type="string">
            <text:p>„185aya Strelkovaya Div.„</text:p>
          </table:table-cell>
          <table:table-cell office:value-type="string">
            <text:p>„186aya 'Brestskaya Red Banner' Strelkovaya Div.„</text:p>
          </table:table-cell>
          <table:table-cell office:value-type="string">
            <text:p>„187aya Strelkovaya Div.„</text:p>
          </table:table-cell>
          <table:table-cell office:value-type="string">
            <text:p>„188aya Strelkovaya Div.„</text:p>
          </table:table-cell>
          <table:table-cell office:value-type="string">
            <text:p>„189aya Strelkovaya Div.„</text:p>
          </table:table-cell>
          <table:table-cell office:value-type="string">
            <text:p>„190aya Strelkovaya Div.„</text:p>
          </table:table-cell>
          <table:table-cell office:value-type="string">
            <text:p>„191aya Strelkovaya Div.„</text:p>
          </table:table-cell>
          <table:table-cell office:value-type="string">
            <text:p>„192aya Strelkovaya Div.„</text:p>
          </table:table-cell>
          <table:table-cell office:value-type="string">
            <text:p>„193aya Strelkovaya Div.„</text:p>
          </table:table-cell>
          <table:table-cell office:value-type="string">
            <text:p>„194aya Strelkovaya Div.„</text:p>
          </table:table-cell>
          <table:table-cell office:value-type="string">
            <text:p>„195aya Strelkovaya Div.„</text:p>
          </table:table-cell>
          <table:table-cell office:value-type="string">
            <text:p>„196aya Strelkovaya Div.„</text:p>
          </table:table-cell>
          <table:table-cell office:value-type="string">
            <text:p>„197aya Strelkovaya Div.„</text:p>
          </table:table-cell>
          <table:table-cell office:value-type="string">
            <text:p>„198aya Strelkovaya Div.„</text:p>
          </table:table-cell>
          <table:table-cell office:value-type="string">
            <text:p>„199aya Strelkovaya Div.„</text:p>
          </table:table-cell>
          <table:table-cell office:value-type="string">
            <text:p>„200aya Strelkovaya Div.„</text:p>
          </table:table-cell>
          <table:table-cell office:value-type="string">
            <text:p>„201aya Strelkovaya Div.„</text:p>
          </table:table-cell>
          <table:table-cell office:value-type="string">
            <text:p>„202aya Strelkovaya Div.„</text:p>
          </table:table-cell>
          <table:table-cell office:value-type="string">
            <text:p>„203aya Strelkovaya Div.„</text:p>
          </table:table-cell>
          <table:table-cell office:value-type="string">
            <text:p>„204aya Strelkovaya Div.„</text:p>
          </table:table-cell>
          <table:table-cell office:value-type="string">
            <text:p>„205aya Strelkovaya Div.„</text:p>
          </table:table-cell>
          <table:table-cell office:value-type="string">
            <text:p>„206aya Strelkovaya Div.„</text:p>
          </table:table-cell>
          <table:table-cell office:value-type="string">
            <text:p>„207aya Strelkovaya Div.„</text:p>
          </table:table-cell>
          <table:table-cell office:value-type="string">
            <text:p>„208aya Strelkovaya Div.„</text:p>
          </table:table-cell>
          <table:table-cell office:value-type="string">
            <text:p>„209aya Strelkovaya Div.„</text:p>
          </table:table-cell>
          <table:table-cell office:value-type="string">
            <text:p>„210aya Strelkovaya Div.„</text:p>
          </table:table-cell>
          <table:table-cell office:value-type="string">
            <text:p>„211aya Strelkovaya Div.„</text:p>
          </table:table-cell>
          <table:table-cell office:value-type="string">
            <text:p>„212aya Strelkovaya Div.„</text:p>
          </table:table-cell>
          <table:table-cell office:value-type="string">
            <text:p>„213aya Strelkovaya Div.„</text:p>
          </table:table-cell>
          <table:table-cell office:value-type="string">
            <text:p>„214aya Strelkovaya Div.„</text:p>
          </table:table-cell>
          <table:table-cell office:value-type="string">
            <text:p>„215aya Strelkovaya Div.„</text:p>
          </table:table-cell>
          <table:table-cell office:value-type="string">
            <text:p>„216aya 'Sivashskaya Red Banner' Strelkovaya Div.„</text:p>
          </table:table-cell>
          <table:table-cell office:value-type="string">
            <text:p>„217aya Strelkovaya Div.„</text:p>
          </table:table-cell>
          <table:table-cell office:value-type="string">
            <text:p>„218aya Strelkovaya Div.„</text:p>
          </table:table-cell>
          <table:table-cell office:value-type="string">
            <text:p>„219aya Strelkovaya Div.„</text:p>
          </table:table-cell>
          <table:table-cell office:value-type="string">
            <text:p>„221aya Strelkovaya Div.„</text:p>
          </table:table-cell>
          <table:table-cell office:value-type="string">
            <text:p>„222aya Strelkovaya Div.„</text:p>
          </table:table-cell>
          <table:table-cell office:value-type="string">
            <text:p>„223aya Strelkovaya Div.„</text:p>
          </table:table-cell>
          <table:table-cell office:value-type="string">
            <text:p>„224aya Strelkovaya Div.„</text:p>
          </table:table-cell>
          <table:table-cell office:value-type="string">
            <text:p>„225aya 'Novgorodskaya Red Banner' Strelkovaya Div.„</text:p>
          </table:table-cell>
          <table:table-cell office:value-type="string">
            <text:p>„226aya Strelkovaya Div.„</text:p>
          </table:table-cell>
          <table:table-cell office:value-type="string">
            <text:p>„227aya Strelkovaya Div.„</text:p>
          </table:table-cell>
          <table:table-cell office:value-type="string">
            <text:p>„228aya Strelkovaya Div.„</text:p>
          </table:table-cell>
          <table:table-cell office:value-type="string">
            <text:p>„229aya Strelkovaya Div.„</text:p>
          </table:table-cell>
          <table:table-cell office:value-type="string">
            <text:p>„230aya Strelkovaya Div.„</text:p>
          </table:table-cell>
          <table:table-cell office:value-type="string">
            <text:p>„231aya Strelkovaya Div.„</text:p>
          </table:table-cell>
          <table:table-cell office:value-type="string">
            <text:p>„232aya Strelkovaya Div.„</text:p>
          </table:table-cell>
          <table:table-cell office:value-type="string">
            <text:p>„233aya Strelkovaya Div.„</text:p>
          </table:table-cell>
          <table:table-cell office:value-type="string">
            <text:p>„234aya Strelkovaya Div.„</text:p>
          </table:table-cell>
          <table:table-cell office:value-type="string">
            <text:p>„235aya Strelkovaya Div.„</text:p>
          </table:table-cell>
          <table:table-cell office:value-type="string">
            <text:p>„236aya 'Dnepropetrovskaya Red Banner' Strelkovaya Div.„</text:p>
          </table:table-cell>
          <table:table-cell office:value-type="string">
            <text:p>„237aya Strelkovaya Div.„</text:p>
          </table:table-cell>
          <table:table-cell office:value-type="string">
            <text:p>„238aya Red Banner Strelkovaya Div.„</text:p>
          </table:table-cell>
          <table:table-cell office:value-type="string">
            <text:p>„239aya Strelkovaya Div.„</text:p>
          </table:table-cell>
          <table:table-cell office:value-type="string">
            <text:p>„240aya Strelkovaya Div.„</text:p>
          </table:table-cell>
          <table:table-cell office:value-type="string">
            <text:p>„241aya Strelkovaya Div.„</text:p>
          </table:table-cell>
          <table:table-cell office:value-type="string">
            <text:p>„242aya Strelkovaya Div.„</text:p>
          </table:table-cell>
          <table:table-cell office:value-type="string">
            <text:p>„243aya Strelkovaya Div.„</text:p>
          </table:table-cell>
          <table:table-cell office:value-type="string">
            <text:p>„244aya Strelkovaya Div.„</text:p>
          </table:table-cell>
          <table:table-cell office:value-type="string">
            <text:p>„245aya 'Valginsko-Rezhitskaya Red Banner' Strelkovaya Div.„</text:p>
          </table:table-cell>
          <table:table-cell office:value-type="string">
            <text:p>„246aya 'Shumskaya' Strelkovaya Div.„</text:p>
          </table:table-cell>
          <table:table-cell office:value-type="string">
            <text:p>„247aya Strelkovaya Div.„</text:p>
          </table:table-cell>
          <table:table-cell office:value-type="string">
            <text:p>„248aya Strelkovaya Div.„</text:p>
          </table:table-cell>
          <table:table-cell office:value-type="string">
            <text:p>„249aya Strelkovaya Div.„</text:p>
          </table:table-cell>
          <table:table-cell office:value-type="string">
            <text:p>„250aya Strelkovaya Div.„</text:p>
          </table:table-cell>
          <table:table-cell office:value-type="string">
            <text:p>„251aya Strelkovaya Div.„</text:p>
          </table:table-cell>
          <table:table-cell office:value-type="string">
            <text:p>„252aya Strelkovaya Div.„</text:p>
          </table:table-cell>
          <table:table-cell office:value-type="string">
            <text:p>„253aya Strelkovaya Div.„</text:p>
          </table:table-cell>
          <table:table-cell office:value-type="string">
            <text:p>„254aya 'Cherkasskaya Red Banner' Strelkovaya Div.„</text:p>
          </table:table-cell>
          <table:table-cell office:value-type="string">
            <text:p>„255aya Strelkovaya Div.„</text:p>
          </table:table-cell>
          <table:table-cell office:value-type="string">
            <text:p>„256aya 'Narvaskaya Red Banner' Strelkovaya Div.„</text:p>
          </table:table-cell>
          <table:table-cell office:value-type="string">
            <text:p>„257aya Strelkovaya Div.„</text:p>
          </table:table-cell>
          <table:table-cell office:value-type="string">
            <text:p>„258aya Strelkovaya Div.„</text:p>
          </table:table-cell>
          <table:table-cell office:value-type="string">
            <text:p>„259aya 'Artomovskaya' Strelkovaya Div.„</text:p>
          </table:table-cell>
          <table:table-cell office:value-type="string">
            <text:p>„260aya Strelkovaya Div.„</text:p>
          </table:table-cell>
          <table:table-cell office:value-type="string">
            <text:p>„261aya Strelkovaya Div.„</text:p>
          </table:table-cell>
          <table:table-cell office:value-type="string">
            <text:p>„262aya 'Demidovsko-Khingasnskaya Red Banner' Strelkovaya Div.„</text:p>
          </table:table-cell>
          <table:table-cell office:value-type="string">
            <text:p>„263aya Strelkovaya Div.„</text:p>
          </table:table-cell>
          <table:table-cell office:value-type="string">
            <text:p>„264aya Strelkovaya Div.„</text:p>
          </table:table-cell>
          <table:table-cell office:value-type="string">
            <text:p>„265aya Strelkovaya Div.„</text:p>
          </table:table-cell>
          <table:table-cell office:value-type="string">
            <text:p>„266aya Strelkovaya Div.„</text:p>
          </table:table-cell>
          <table:table-cell office:value-type="string">
            <text:p>„267aya Strelkovaya Div.„</text:p>
          </table:table-cell>
          <table:table-cell office:value-type="string">
            <text:p>„268aya Strelkovaya Div.„</text:p>
          </table:table-cell>
          <table:table-cell office:value-type="string">
            <text:p>„269aya Strelkovaya Div.„</text:p>
          </table:table-cell>
          <table:table-cell office:value-type="string">
            <text:p>„270aya Strelkovaya Div.„</text:p>
          </table:table-cell>
          <table:table-cell office:value-type="string">
            <text:p>„271aya Strelkovaya Div.„</text:p>
          </table:table-cell>
          <table:table-cell office:value-type="string">
            <text:p>„272aya Strelkovaya Div.„</text:p>
          </table:table-cell>
          <table:table-cell office:value-type="string">
            <text:p>„273aya Strelkovaya Div.„</text:p>
          </table:table-cell>
          <table:table-cell office:value-type="string">
            <text:p>„274aya Strelkovaya Div.„</text:p>
          </table:table-cell>
          <table:table-cell office:value-type="string">
            <text:p>„275aya Strelkovaya Div.„</text:p>
          </table:table-cell>
          <table:table-cell office:value-type="string">
            <text:p>„276aya Strelkovaya Div.„</text:p>
          </table:table-cell>
          <table:table-cell office:value-type="string">
            <text:p>„277aya Strelkovaya Div.„</text:p>
          </table:table-cell>
          <table:table-cell office:value-type="string">
            <text:p>„278aya Strelkovaya Div.„</text:p>
          </table:table-cell>
          <table:table-cell office:value-type="string">
            <text:p>„279aya Strelkovaya Div.„</text:p>
          </table:table-cell>
          <table:table-cell office:value-type="string">
            <text:p>„281aya Strelkovaya Div.„</text:p>
          </table:table-cell>
          <table:table-cell office:value-type="string">
            <text:p>„282aya Strelkovaya Div.„</text:p>
          </table:table-cell>
          <table:table-cell office:value-type="string">
            <text:p>„283aya Strelkovaya Div.„</text:p>
          </table:table-cell>
          <table:table-cell office:value-type="string">
            <text:p>„284aya Strelkovaya Div.„</text:p>
          </table:table-cell>
          <table:table-cell office:value-type="string">
            <text:p>„285aya 'Dombrovskaya' Strelkovaya Div.„</text:p>
          </table:table-cell>
          <table:table-cell office:value-type="string">
            <text:p>„286aya 'Leningradskaya Red Banner' Strelkovaya Div.„</text:p>
          </table:table-cell>
          <table:table-cell office:value-type="string">
            <text:p>„287aya Strelkovaya Div.„</text:p>
          </table:table-cell>
          <table:table-cell office:value-type="string">
            <text:p>„288aya 'Dnovskaya' Strelkovaya Div.„</text:p>
          </table:table-cell>
          <table:table-cell office:value-type="string">
            <text:p>„289aya Strelkovaya Div.„</text:p>
          </table:table-cell>
          <table:table-cell office:value-type="string">
            <text:p>„290aya Strelkovaya Div.„</text:p>
          </table:table-cell>
          <table:table-cell office:value-type="string">
            <text:p>„291aya Strelkovaya Div.„</text:p>
          </table:table-cell>
          <table:table-cell office:value-type="string">
            <text:p>„293aya Strelkovaya Div.„</text:p>
          </table:table-cell>
          <table:table-cell office:value-type="string">
            <text:p>„294aya 'Cherkasskaya Red Banner' Strelkovaya Div.„</text:p>
          </table:table-cell>
          <table:table-cell office:value-type="string">
            <text:p>„295aya Strelkovaya Div.„</text:p>
          </table:table-cell>
          <table:table-cell office:value-type="string">
            <text:p>„296aya Strelkovaya Div.„</text:p>
          </table:table-cell>
          <table:table-cell office:value-type="string">
            <text:p>„297aya Strelkovaya Div.„</text:p>
          </table:table-cell>
          <table:table-cell office:value-type="string">
            <text:p>„298aya Strelkovaya Div.„</text:p>
          </table:table-cell>
          <table:table-cell office:value-type="string">
            <text:p>„299aya Strelkovaya Div.„</text:p>
          </table:table-cell>
          <table:table-cell office:value-type="string">
            <text:p>„300aya Strelkovaya Div.„</text:p>
          </table:table-cell>
          <table:table-cell office:value-type="string">
            <text:p>„301aya Strelkovaya Div.„</text:p>
          </table:table-cell>
          <table:table-cell office:value-type="string">
            <text:p>„302aya Strelkovaya Div.„</text:p>
          </table:table-cell>
          <table:table-cell office:value-type="string">
            <text:p>„303aya Strelkovaya Div.„</text:p>
          </table:table-cell>
          <table:table-cell office:value-type="string">
            <text:p>„304aya Strelkovaya Div.„</text:p>
          </table:table-cell>
          <table:table-cell office:value-type="string">
            <text:p>„305aya Strelkovaya Div.„</text:p>
          </table:table-cell>
          <table:table-cell office:value-type="string">
            <text:p>„306aya Strelkovaya Div.„</text:p>
          </table:table-cell>
          <table:table-cell office:value-type="string">
            <text:p>„307aya Strelkovaya Div.„</text:p>
          </table:table-cell>
          <table:table-cell office:value-type="string">
            <text:p>„308aya Strelkovaya Div.„</text:p>
          </table:table-cell>
          <table:table-cell office:value-type="string">
            <text:p>„309aya Strelkovaya Div.„</text:p>
          </table:table-cell>
          <table:table-cell office:value-type="string">
            <text:p>„310aya 'Novogorodskaya Red Banner' Strelkovaya Div.„</text:p>
          </table:table-cell>
          <table:table-cell office:value-type="string">
            <text:p>„311aya Strelkovaya Div.„</text:p>
          </table:table-cell>
          <table:table-cell office:value-type="string">
            <text:p>„312aya Strelkovaya Div.„</text:p>
          </table:table-cell>
          <table:table-cell office:value-type="string">
            <text:p>„313aya Strelkovaya Div.„</text:p>
          </table:table-cell>
          <table:table-cell office:value-type="string">
            <text:p>„314aya 'Kingiseppskaya Red Banner' Strelkovaya Div.„</text:p>
          </table:table-cell>
          <table:table-cell office:value-type="string">
            <text:p>„316aya 'Red Banner' Strelkovaya Div.„</text:p>
          </table:table-cell>
          <table:table-cell office:value-type="string">
            <text:p>„315aya Strelkovaya Div.„</text:p>
          </table:table-cell>
          <table:table-cell office:value-type="string">
            <text:p>„317aya Strelkovaya Div.„</text:p>
          </table:table-cell>
          <table:table-cell office:value-type="string">
            <text:p>„318aya Strelkovaya Div.„</text:p>
          </table:table-cell>
          <table:table-cell office:value-type="string">
            <text:p>„319aya Strelkovaya Div.„</text:p>
          </table:table-cell>
          <table:table-cell office:value-type="string">
            <text:p>„320aya Strelkovaya Div.„</text:p>
          </table:table-cell>
          <table:table-cell office:value-type="string">
            <text:p>„321aya Strelkovaya Div.„</text:p>
          </table:table-cell>
          <table:table-cell office:value-type="string">
            <text:p>„322aya Strelkovaya Div.„</text:p>
          </table:table-cell>
          <table:table-cell office:value-type="string">
            <text:p>„323aya Strelkovaya Div.„</text:p>
          </table:table-cell>
          <table:table-cell office:value-type="string">
            <text:p>„324aya Strelkovaya Div.„</text:p>
          </table:table-cell>
          <table:table-cell office:value-type="string">
            <text:p>„325aya Strelkovaya Div.„</text:p>
          </table:table-cell>
          <table:table-cell office:value-type="string">
            <text:p>„326aya 'Roslavl'skaya Red Banner' Strelkovaya Div.„</text:p>
          </table:table-cell>
          <table:table-cell office:value-type="string">
            <text:p>„327aya Strelkovaya Div.„</text:p>
          </table:table-cell>
          <table:table-cell office:value-type="string">
            <text:p>„328aya Strelkovaya Div.„</text:p>
          </table:table-cell>
          <table:table-cell office:value-type="string">
            <text:p>„329aya Strelkovaya Div.„</text:p>
          </table:table-cell>
          <table:table-cell office:value-type="string">
            <text:p>„330aya Strelkovaya Div.„</text:p>
          </table:table-cell>
          <table:table-cell office:value-type="string">
            <text:p>„331aya 'Bryansko-Smolenskaya Red Banner' Proletarskaya Strelkovaya Div.„</text:p>
          </table:table-cell>
          <table:table-cell office:value-type="string">
            <text:p>„332aya 'Dobrovol'cheskaya Ivanovo-Polotskaya' Strelkovaya Div.„</text:p>
          </table:table-cell>
          <table:table-cell office:value-type="string">
            <text:p>„333aya Strelkovaya Div.„</text:p>
          </table:table-cell>
          <table:table-cell office:value-type="string">
            <text:p>„334aya Strelkovaya Div.„</text:p>
          </table:table-cell>
          <table:table-cell office:value-type="string">
            <text:p>„335aya Strelkovaya Div.„</text:p>
          </table:table-cell>
          <table:table-cell office:value-type="string">
            <text:p>„336aya Strelkovaya Div.„</text:p>
          </table:table-cell>
          <table:table-cell office:value-type="string">
            <text:p>„337aya Strelkovaya Div.„</text:p>
          </table:table-cell>
          <table:table-cell office:value-type="string">
            <text:p>„338aya Strelkovaya Div.„</text:p>
          </table:table-cell>
          <table:table-cell office:value-type="string">
            <text:p>„339aya 'Rostovskaya-Tamanskaya-Brendenburgskaya Red Banner' Strelkovaya Div.„</text:p>
          </table:table-cell>
          <table:table-cell office:value-type="string">
            <text:p>„340aya Strelkovaya Div.„</text:p>
          </table:table-cell>
          <table:table-cell office:value-type="string">
            <text:p>„341aya Strelkovaya Div.„</text:p>
          </table:table-cell>
          <table:table-cell office:value-type="string">
            <text:p>„342aya Strelkovaya Div.„</text:p>
          </table:table-cell>
          <table:table-cell office:value-type="string">
            <text:p>„343aya Strelkovaya Div.„</text:p>
          </table:table-cell>
          <table:table-cell office:value-type="string">
            <text:p>„344aya Strelkovaya Div.„</text:p>
          </table:table-cell>
          <table:table-cell office:value-type="string">
            <text:p>„345aya Strelkovaya Div.„</text:p>
          </table:table-cell>
          <table:table-cell office:value-type="string">
            <text:p>„346aya 'Debal'tsevskaya Red Banner' Strelkovaya Div.„</text:p>
          </table:table-cell>
          <table:table-cell office:value-type="string">
            <text:p>„347aya Strelkovaya Div.„</text:p>
          </table:table-cell>
          <table:table-cell office:value-type="string">
            <text:p>„348aya 'Ural'skaya' Strelkovaya Div.„</text:p>
          </table:table-cell>
          <table:table-cell office:value-type="string">
            <text:p>„349aya Strelkovaya Div.„</text:p>
          </table:table-cell>
          <table:table-cell office:value-type="string">
            <text:p>„350aya Strelkovaya Div.„</text:p>
          </table:table-cell>
          <table:table-cell office:value-type="string">
            <text:p>„352aya 'Orshanskaya Red Banner' Strelkovaya Div.„</text:p>
          </table:table-cell>
          <table:table-cell office:value-type="string">
            <text:p>„353aya Strelkovaya Div.„</text:p>
          </table:table-cell>
          <table:table-cell office:value-type="string">
            <text:p>„354aya 'Kalinkovichskaya Red Banner' Strelkovaya Div.„</text:p>
          </table:table-cell>
          <table:table-cell office:value-type="string">
            <text:p>„355aya Strelkovaya Div.„</text:p>
          </table:table-cell>
          <table:table-cell office:value-type="string">
            <text:p>„356aya Strelkovaya Div.„</text:p>
          </table:table-cell>
          <table:table-cell office:value-type="string">
            <text:p>„357aya Strelkovaya Div.„</text:p>
          </table:table-cell>
          <table:table-cell office:value-type="string">
            <text:p>„358aya Strelkovaya Div.„</text:p>
          </table:table-cell>
          <table:table-cell office:value-type="string">
            <text:p>„359aya Strelkovaya Div.„</text:p>
          </table:table-cell>
          <table:table-cell office:value-type="string">
            <text:p>„360aya Strelkovaya Div.„</text:p>
          </table:table-cell>
          <table:table-cell office:value-type="string">
            <text:p>„361aya Strelkovaya Div.„</text:p>
          </table:table-cell>
          <table:table-cell office:value-type="string">
            <text:p>„362aya Strelkovaya Div.„</text:p>
          </table:table-cell>
          <table:table-cell office:value-type="string">
            <text:p>„363aya Strelkovaya Div.„</text:p>
          </table:table-cell>
          <table:table-cell office:value-type="string">
            <text:p>„364aya Strelkovaya Div.„</text:p>
          </table:table-cell>
          <table:table-cell office:value-type="string">
            <text:p>„365aya Strelkovaya Div.„</text:p>
          </table:table-cell>
          <table:table-cell office:value-type="string">
            <text:p>„366aya Strelkovaya Div.„</text:p>
          </table:table-cell>
          <table:table-cell office:value-type="string">
            <text:p>„367aya Strelkovaya Div.„</text:p>
          </table:table-cell>
          <table:table-cell office:value-type="string">
            <text:p>„368aya 'Pechengskaya Red Banner' Strelkovaya Div„</text:p>
          </table:table-cell>
          <table:table-cell office:value-type="string">
            <text:p>„369aya 'Karachevskaya Red Banner' Strelkovaya Div.„</text:p>
          </table:table-cell>
          <table:table-cell office:value-type="string">
            <text:p>„370aya Strelkovaya Div.„</text:p>
          </table:table-cell>
          <table:table-cell office:value-type="string">
            <text:p>„371aya Strelkovaya Div.„</text:p>
          </table:table-cell>
          <table:table-cell office:value-type="string">
            <text:p>„372aya Strelkovaya Div.„</text:p>
          </table:table-cell>
          <table:table-cell office:value-type="string">
            <text:p>„373aya 'Mirgorodskaya Red Banner' Strelkovaya Div.„</text:p>
          </table:table-cell>
          <table:table-cell office:value-type="string">
            <text:p>„374aya Strelkovaya Div.„</text:p>
          </table:table-cell>
          <table:table-cell office:value-type="string">
            <text:p>„375aya Strelkovaya Div.„</text:p>
          </table:table-cell>
          <table:table-cell office:value-type="string">
            <text:p>„376aya 'Kuzbassko-Pskovskaya Red Banner' Strelkovaya Div.„</text:p>
          </table:table-cell>
          <table:table-cell office:value-type="string">
            <text:p>„377aya 'Valginskaya Red Banner' Strelkovaya Div.„</text:p>
          </table:table-cell>
          <table:table-cell office:value-type="string">
            <text:p>„378aya 'Novogorodskaya Red Banner' Strelkovaya Div.„</text:p>
          </table:table-cell>
          <table:table-cell office:value-type="string">
            <text:p>„379aya Strelkovaya Div.„</text:p>
          </table:table-cell>
          <table:table-cell office:value-type="string">
            <text:p>„380aya 'Orlovskaya Red Banner' Strelkovaya Div.„</text:p>
          </table:table-cell>
          <table:table-cell office:value-type="string">
            <text:p>„381aya Strelkovaya Div.„</text:p>
          </table:table-cell>
          <table:table-cell office:value-type="string">
            <text:p>„382aya Strelkovaya Div.„</text:p>
          </table:table-cell>
          <table:table-cell office:value-type="string">
            <text:p>„383aya 'Shakhtorskaya-Donbasskaya' dobrovol'cheskaya Strelkovaya Div.„</text:p>
          </table:table-cell>
          <table:table-cell office:value-type="string">
            <text:p>„385aya Strelkovaya Div.„</text:p>
          </table:table-cell>
          <table:table-cell office:value-type="string">
            <text:p>„386aya Strelkovaya Div.„</text:p>
          </table:table-cell>
          <table:table-cell office:value-type="string">
            <text:p>„387aya 'Perekopskaya' Strelkovaya Div.„</text:p>
          </table:table-cell>
          <table:table-cell office:value-type="string">
            <text:p>„388aya Strelkovaya Div.„</text:p>
          </table:table-cell>
          <table:table-cell office:value-type="string">
            <text:p>„389aya Strelkovaya Div.„</text:p>
          </table:table-cell>
          <table:table-cell office:value-type="string">
            <text:p>„390aya Strelkovaya Div.„</text:p>
          </table:table-cell>
          <table:table-cell office:value-type="string">
            <text:p>„391aya Strelkovaya Div.„</text:p>
          </table:table-cell>
          <table:table-cell office:value-type="string">
            <text:p>„392aya Strelkovaya Div.„</text:p>
          </table:table-cell>
          <table:table-cell office:value-type="string">
            <text:p>„393aya Strelkovaya Div.„</text:p>
          </table:table-cell>
          <table:table-cell office:value-type="string">
            <text:p>„394aya Strelkovaya Div.„</text:p>
          </table:table-cell>
          <table:table-cell office:value-type="string">
            <text:p>„395aya Strelkovaya Div.„</text:p>
          </table:table-cell>
          <table:table-cell office:value-type="string">
            <text:p>„396aya Strelkovaya Div.„</text:p>
          </table:table-cell>
          <table:table-cell office:value-type="string">
            <text:p>„397aya Strelkovaya Div.„</text:p>
          </table:table-cell>
          <table:table-cell office:value-type="string">
            <text:p>„398aya Strelkovaya Div.„</text:p>
          </table:table-cell>
          <table:table-cell office:value-type="string">
            <text:p>„399aya 'Verdinskaya Red Banner' Strelkovaya Div.„</text:p>
          </table:table-cell>
          <table:table-cell office:value-type="string">
            <text:p>„400aya Strelkovaya Div.„</text:p>
          </table:table-cell>
          <table:table-cell office:value-type="string">
            <text:p>„401aya Strelkovaya Div.„</text:p>
          </table:table-cell>
          <table:table-cell office:value-type="string">
            <text:p>„402aya 'Azerbaydzhanskaya' Strelkovaya Div.„</text:p>
          </table:table-cell>
          <table:table-cell office:value-type="string">
            <text:p>„403aya Strelkovaya Div.„</text:p>
          </table:table-cell>
          <table:table-cell office:value-type="string">
            <text:p>„404aya Strelkovaya Div.„</text:p>
          </table:table-cell>
          <table:table-cell office:value-type="string">
            <text:p>„405aya Strelkovaya Div.„</text:p>
          </table:table-cell>
          <table:table-cell office:value-type="string">
            <text:p>„406aya Strelkovaya Div.„</text:p>
          </table:table-cell>
          <table:table-cell office:value-type="string">
            <text:p>„407aya Strelkovaya Div.„</text:p>
          </table:table-cell>
          <table:table-cell office:value-type="string">
            <text:p>„408aya Strelkovaya Div.„</text:p>
          </table:table-cell>
          <table:table-cell office:value-type="string">
            <text:p>„409aya Strelkovaya Div.„</text:p>
          </table:table-cell>
          <table:table-cell office:value-type="string">
            <text:p>„411aya Strelkovaya Div.„</text:p>
          </table:table-cell>
          <table:table-cell office:value-type="string">
            <text:p>„412aya Strelkovaya Div.„</text:p>
          </table:table-cell>
          <table:table-cell office:value-type="string">
            <text:p>„413aya Strelkovaya Div.„</text:p>
          </table:table-cell>
          <table:table-cell office:value-type="string">
            <text:p>„414aya Strelkovaya Div.„</text:p>
          </table:table-cell>
          <table:table-cell office:value-type="string">
            <text:p>„415aya Strelkovaya Div.„</text:p>
          </table:table-cell>
          <table:table-cell office:value-type="string">
            <text:p>„416aya Strelkovaya Div.„</text:p>
          </table:table-cell>
          <table:table-cell office:value-type="string">
            <text:p>„417aya Strelkovaya Div.„</text:p>
          </table:table-cell>
          <table:table-cell office:value-type="string">
            <text:p>„418aya Strelkovaya Div.„</text:p>
          </table:table-cell>
          <table:table-cell office:value-type="string">
            <text:p>„419aya Strelkovaya Div.„</text:p>
          </table:table-cell>
          <table:table-cell office:value-type="string">
            <text:p>„420aya Strelkovaya Div.„</text:p>
          </table:table-cell>
          <table:table-cell office:value-type="string">
            <text:p>„421aya Strelkovaya Div.„</text:p>
          </table:table-cell>
          <table:table-cell office:value-type="string">
            <text:p>„422aya Strelkovaya Div. „</text:p>
          </table:table-cell>
        </table:table-row>
        <table:table-row table:style-name="ro3">
          <table:table-cell/>
          <table:table-cell office:value-type="string">
            <text:p>46aya Red Banner Gvardeyskaya Strelkovaya Div.</text:p>
          </table:table-cell>
          <table:table-cell table:number-columns-repeated="4"/>
          <table:table-cell table:formula="of:=CONCATENATE([.$G$2];[.B47];[.$H$2])" office:value-type="string" office:string-value="„46aya Red Banner Gvardeyskaya Strelkovaya Div.„">
            <text:p>„46aya Red Banner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7aya 'Nizhnedneprovskaya Red Banner' Gvardeyskaya Strelkovaya Div.</text:p>
          </table:table-cell>
          <table:table-cell table:number-columns-repeated="4"/>
          <table:table-cell table:formula="of:=CONCATENATE([.$G$2];[.B48];[.$H$2])" office:value-type="string" office:string-value="„47aya 'Nizhnedneprovskaya Red Banner' Gvardeyskaya Strelkovaya Div.„">
            <text:p>„47aya 'Nizhnedneprov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48aya 'Krivorozhskaya Red Banner' Gvardeyskaya Strelkovaya Div.</text:p>
          </table:table-cell>
          <table:table-cell table:number-columns-repeated="4"/>
          <table:table-cell table:formula="of:=CONCATENATE([.$G$2];[.B49];[.$H$2])" office:value-type="string" office:string-value="„48aya 'Krivorozhskaya Red Banner' Gvardeyskaya Strelkovaya Div.„">
            <text:p>„48aya 'Krivorozh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49aya 'Khersonskaya Red Banner' Gvardeyskaya Strelkovaya Div.</text:p>
          </table:table-cell>
          <table:table-cell table:number-columns-repeated="4"/>
          <table:table-cell table:formula="of:=CONCATENATE([.$G$2];[.B50];[.$H$2])" office:value-type="string" office:string-value="„49aya 'Khersonskaya Red Banner' Gvardeyskaya Strelkovaya Div.„">
            <text:p>„49aya 'Kherso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50aya 'Stalinskaya Red Banner' Gvardeyskaya Strelkovaya Div.</text:p>
          </table:table-cell>
          <table:table-cell table:number-columns-repeated="4"/>
          <table:table-cell table:formula="of:=CONCATENATE([.$G$2];[.B51];[.$H$2])" office:value-type="string" office:string-value="„50aya 'Stalinskaya Red Banner' Gvardeyskaya Strelkovaya Div.„">
            <text:p>„50aya 'Stali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51aya 'Vitebskaya Red Banner' Gvardeyskaya Strelkovaya Div.</text:p>
          </table:table-cell>
          <table:table-cell table:number-columns-repeated="4"/>
          <table:table-cell table:formula="of:=CONCATENATE([.$G$2];[.B52];[.$H$2])" office:value-type="string" office:string-value="„51aya 'Vitebskaya Red Banner' Gvardeyskaya Strelkovaya Div.„">
            <text:p>„51aya 'Viteb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52aya 'Rizhsko-Berlinskaya' Gvardeyskaya Strelkovaya Div.</text:p>
          </table:table-cell>
          <table:table-cell table:number-columns-repeated="4"/>
          <table:table-cell table:formula="of:=CONCATENATE([.$G$2];[.B53];[.$H$2])" office:value-type="string" office:string-value="„52aya 'Rizhsko-Berlinskaya' Gvardeyskaya Strelkovaya Div.„">
            <text:p>„52aya 'Rizhsko-Berlinskaya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53aya Gvardeyskaya Strelkovaya Div.</text:p>
          </table:table-cell>
          <table:table-cell table:number-columns-repeated="4"/>
          <table:table-cell table:formula="of:=CONCATENATE([.$G$2];[.B54];[.$H$2])" office:value-type="string" office:string-value="„53aya Gvardeyskaya Strelkovaya Div.„">
            <text:p>„53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54aya 'Makeyevskaya Red Banner' Gvardeyskaya Strelkovaya Div.</text:p>
          </table:table-cell>
          <table:table-cell table:number-columns-repeated="4"/>
          <table:table-cell table:formula="of:=CONCATENATE([.$G$2];[.B55];[.$H$2])" office:value-type="string" office:string-value="„54aya 'Makeyevskaya Red Banner' Gvardeyskaya Strelkovaya Div.„">
            <text:p>„54aya 'Makeyev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55aya Gvardeyskaya Strelkovaya Div.</text:p>
          </table:table-cell>
          <table:table-cell table:number-columns-repeated="4"/>
          <table:table-cell table:formula="of:=CONCATENATE([.$G$2];[.B56];[.$H$2])" office:value-type="string" office:string-value="„55aya Gvardeyskaya Strelkovaya Div.„">
            <text:p>„55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56aya Gvardeyskaya Strelkovaya Div.</text:p>
          </table:table-cell>
          <table:table-cell table:number-columns-repeated="4"/>
          <table:table-cell table:formula="of:=CONCATENATE([.$G$2];[.B57];[.$H$2])" office:value-type="string" office:string-value="„56aya Gvardeyskaya Strelkovaya Div.„">
            <text:p>„56aya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57aya 'Novobugskaya Red Banner' Gvardeyskaya Strelkovaya Div.</text:p>
          </table:table-cell>
          <table:table-cell table:number-columns-repeated="4"/>
          <table:table-cell table:formula="of:=CONCATENATE([.$G$2];[.B58];[.$H$2])" office:value-type="string" office:string-value="„57aya 'Novobugskaya Red Banner' Gvardeyskaya Strelkovaya Div.„">
            <text:p>„57aya 'Novobug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58aya 'Krasnogradsko-Prazhskaya Red Banner' Gvardeyskaya Strelkovaya Div.</text:p>
          </table:table-cell>
          <table:table-cell table:number-columns-repeated="4"/>
          <table:table-cell table:formula="of:=CONCATENATE([.$G$2];[.B59];[.$H$2])" office:value-type="string" office:string-value="„58aya 'Krasnogradsko-Prazhskaya Red Banner' Gvardeyskaya Strelkovaya Div.„">
            <text:p>„58aya 'Krasnogradsko-Prazh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59aya 'Kramatorskaya' Gvardeyskaya Strelkovaya Div.</text:p>
          </table:table-cell>
          <table:table-cell table:number-columns-repeated="4"/>
          <table:table-cell table:formula="of:=CONCATENATE([.$G$2];[.B60];[.$H$2])" office:value-type="string" office:string-value="„59aya 'Kramatorskaya' Gvardeyskaya Strelkovaya Div.„">
            <text:p>„59aya 'Kramatorskaya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60aya 'Pavlogradskaya Red Banner' Gvardeyskaya Strelkovaya Div.</text:p>
          </table:table-cell>
          <table:table-cell table:number-columns-repeated="4"/>
          <table:table-cell table:formula="of:=CONCATENATE([.$G$2];[.B61];[.$H$2])" office:value-type="string" office:string-value="„60aya 'Pavlogradskaya Red Banner' Gvardeyskaya Strelkovaya Div.„">
            <text:p>„60aya 'Pavlograd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61aya Gvardeyskaya Strelkovaya Div.</text:p>
          </table:table-cell>
          <table:table-cell table:number-columns-repeated="4"/>
          <table:table-cell table:formula="of:=CONCATENATE([.$G$2];[.B62];[.$H$2])" office:value-type="string" office:string-value="„61aya Gvardeyskaya Strelkovaya Div.„">
            <text:p>„61aya Gvardeyskaya Strelkovaya Div.„</text:p>
          </table:table-cell>
          <table:table-cell table:number-columns-repeated="350"/>
        </table:table-row>
        <table:table-row table:style-name="ro8">
          <table:table-cell/>
          <table:table-cell office:value-type="string">
            <text:p>62aya 'Zvenigorodsko-Budapeshtskaya Red Banner' Gvardeyskaya Strelkovaya Div.</text:p>
          </table:table-cell>
          <table:table-cell table:number-columns-repeated="4"/>
          <table:table-cell table:formula="of:=CONCATENATE([.$G$2];[.B63];[.$H$2])" office:value-type="string" office:string-value="„62aya 'Zvenigorodsko-Budapeshtskaya Red Banner' Gvardeyskaya Strelkovaya Div.„">
            <text:p>„62aya 'Zvenigorodsko-Budapesht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63aya Gvardeyskaya Strelkovaya Div.</text:p>
          </table:table-cell>
          <table:table-cell table:number-columns-repeated="4"/>
          <table:table-cell table:formula="of:=CONCATENATE([.$G$2];[.B64];[.$H$2])" office:value-type="string" office:string-value="„63aya Gvardeyskaya Strelkovaya Div.„">
            <text:p>„63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64aya Gvardeyskaya Strelkovaya Div.</text:p>
          </table:table-cell>
          <table:table-cell table:number-columns-repeated="4"/>
          <table:table-cell table:formula="of:=CONCATENATE([.$G$2];[.B65];[.$H$2])" office:value-type="string" office:string-value="„64aya Gvardeyskaya Strelkovaya Div.„">
            <text:p>„64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65aya Gvardeyskaya Strelkovaya Div.</text:p>
          </table:table-cell>
          <table:table-cell table:number-columns-repeated="4"/>
          <table:table-cell table:formula="of:=CONCATENATE([.$G$2];[.B66];[.$H$2])" office:value-type="string" office:string-value="„65aya Gvardeyskaya Strelkovaya Div.„">
            <text:p>„65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66aya Gvardeyskaya Strelkovaya Div.</text:p>
          </table:table-cell>
          <table:table-cell table:number-columns-repeated="4"/>
          <table:table-cell table:formula="of:=CONCATENATE([.$G$2];[.B67];[.$H$2])" office:value-type="string" office:string-value="„66aya Gvardeyskaya Strelkovaya Div.„">
            <text:p>„66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67aya 'Vitebskaya Red Banner' Gvardeyskaya Strelkovaya Div.</text:p>
          </table:table-cell>
          <table:table-cell table:number-columns-repeated="4"/>
          <table:table-cell table:formula="of:=CONCATENATE([.$G$2];[.B68];[.$H$2])" office:value-type="string" office:string-value="„67aya 'Vitebskaya Red Banner' Gvardeyskaya Strelkovaya Div.„">
            <text:p>„67aya 'Viteb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68aya Gvardeyskaya Strelkovaya Div.</text:p>
          </table:table-cell>
          <table:table-cell table:number-columns-repeated="4"/>
          <table:table-cell table:formula="of:=CONCATENATE([.$G$2];[.B69];[.$H$2])" office:value-type="string" office:string-value="„68aya Gvardeyskaya Strelkovaya Div.„">
            <text:p>„68aya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69aya 'Zvenigorodskaya Red Banner' Gvardeyskaya Strelkovaya Div.</text:p>
          </table:table-cell>
          <table:table-cell table:number-columns-repeated="4"/>
          <table:table-cell table:formula="of:=CONCATENATE([.$G$2];[.B70];[.$H$2])" office:value-type="string" office:string-value="„69aya 'Zvenigorodskaya Red Banner' Gvardeyskaya Strelkovaya Div.„">
            <text:p>„69aya 'Zvenigorod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70aya 'Glukhovskaya Red Banner' Gvardeyskaya Strelkovaya Div.</text:p>
          </table:table-cell>
          <table:table-cell table:number-columns-repeated="4"/>
          <table:table-cell table:formula="of:=CONCATENATE([.$G$2];[.B71];[.$H$2])" office:value-type="string" office:string-value="„70aya 'Glukhovskaya Red Banner' Gvardeyskaya Strelkovaya Div.„">
            <text:p>„70aya 'Glukho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71aya 'Vitebskaya Red Banner' Gvardeyskaya Strelkovaya Div.</text:p>
          </table:table-cell>
          <table:table-cell table:number-columns-repeated="4"/>
          <table:table-cell table:formula="of:=CONCATENATE([.$G$2];[.B72];[.$H$2])" office:value-type="string" office:string-value="„71aya 'Vitebskaya Red Banner' Gvardeyskaya Strelkovaya Div.„">
            <text:p>„71aya 'Viteb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72aya 'Krasnogradskaya Red Banner' Gvardeyskaya Strelkovaya Div.</text:p>
          </table:table-cell>
          <table:table-cell table:number-columns-repeated="4"/>
          <table:table-cell table:formula="of:=CONCATENATE([.$G$2];[.B73];[.$H$2])" office:value-type="string" office:string-value="„72aya 'Krasnogradskaya Red Banner' Gvardeyskaya Strelkovaya Div.„">
            <text:p>„72aya 'Krasnograd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73aya Gvardeyskaya Strelkovaya Div.</text:p>
          </table:table-cell>
          <table:table-cell table:number-columns-repeated="4"/>
          <table:table-cell table:formula="of:=CONCATENATE([.$G$2];[.B74];[.$H$2])" office:value-type="string" office:string-value="„73aya Gvardeyskaya Strelkovaya Div.„">
            <text:p>„73aya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74aya 'Nizhnedneprovskaya Red Banner' Gvardeyskaya Strelkovaya Div.</text:p>
          </table:table-cell>
          <table:table-cell table:number-columns-repeated="4"/>
          <table:table-cell table:formula="of:=CONCATENATE([.$G$2];[.B75];[.$H$2])" office:value-type="string" office:string-value="„74aya 'Nizhnedneprovskaya Red Banner' Gvardeyskaya Strelkovaya Div.„">
            <text:p>„74aya 'Nizhnedneprov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75aya 'Bakhmachskaya Red Banner' Gvardeyskaya Strelkovaya Div.</text:p>
          </table:table-cell>
          <table:table-cell table:number-columns-repeated="4"/>
          <table:table-cell table:formula="of:=CONCATENATE([.$G$2];[.B76];[.$H$2])" office:value-type="string" office:string-value="„75aya 'Bakhmachskaya Red Banner' Gvardeyskaya Strelkovaya Div.„">
            <text:p>„75aya 'Bakhmach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77aya 'Chernigovskaya Red Banner' Gvardeyskaya Strelkovaya Div.</text:p>
          </table:table-cell>
          <table:table-cell table:number-columns-repeated="4"/>
          <table:table-cell table:formula="of:=CONCATENATE([.$G$2];[.B77];[.$H$2])" office:value-type="string" office:string-value="„77aya 'Chernigovskaya Red Banner' Gvardeyskaya Strelkovaya Div.„">
            <text:p>„77aya 'Chernigov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78aya Gvardeyskaya Strelkovaya Div.</text:p>
          </table:table-cell>
          <table:table-cell table:number-columns-repeated="4"/>
          <table:table-cell table:formula="of:=CONCATENATE([.$G$2];[.B78];[.$H$2])" office:value-type="string" office:string-value="„78aya Gvardeyskaya Strelkovaya Div.„">
            <text:p>„78aya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79aya 'Zaporozhskaya Red Banner' Gvardeyskaya Strelkovaya Div.</text:p>
          </table:table-cell>
          <table:table-cell table:number-columns-repeated="4"/>
          <table:table-cell table:formula="of:=CONCATENATE([.$G$2];[.B79];[.$H$2])" office:value-type="string" office:string-value="„79aya 'Zaporozhskaya Red Banner' Gvardeyskaya Strelkovaya Div.„">
            <text:p>„79aya 'Zaporozh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80aya Gvardeyskaya Strelkovaya Div.</text:p>
          </table:table-cell>
          <table:table-cell table:number-columns-repeated="4"/>
          <table:table-cell table:formula="of:=CONCATENATE([.$G$2];[.B80];[.$H$2])" office:value-type="string" office:string-value="„80aya Gvardeyskaya Strelkovaya Div.„">
            <text:p>„80aya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1aya 'Krasnogradskaya Red Banner' Gvardeyskaya Strelkovaya Div.</text:p>
          </table:table-cell>
          <table:table-cell table:number-columns-repeated="4"/>
          <table:table-cell table:formula="of:=CONCATENATE([.$G$2];[.B81];[.$H$2])" office:value-type="string" office:string-value="„81aya 'Krasnogradskaya Red Banner' Gvardeyskaya Strelkovaya Div.„">
            <text:p>„81aya 'Krasnograd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2aya 'Zaporozhskaya Red Banner' Gvardeyskaya Strelkovaya Div.</text:p>
          </table:table-cell>
          <table:table-cell table:number-columns-repeated="4"/>
          <table:table-cell table:formula="of:=CONCATENATE([.$G$2];[.B82];[.$H$2])" office:value-type="string" office:string-value="„82aya 'Zaporozhskaya Red Banner' Gvardeyskaya Strelkovaya Div.„">
            <text:p>„82aya 'Zaporozh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83aya 'Gorodokskaya Red Banner' Gvardeyskaya Strelkovaya Div.</text:p>
          </table:table-cell>
          <table:table-cell table:number-columns-repeated="4"/>
          <table:table-cell table:formula="of:=CONCATENATE([.$G$2];[.B83];[.$H$2])" office:value-type="string" office:string-value="„83aya 'Gorodokskaya Red Banner' Gvardeyskaya Strelkovaya Div.„">
            <text:p>„83aya 'Gorodok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4aya 'Karachevskaya Red Banner' Gvardeyskaya Strelkovaya Div.</text:p>
          </table:table-cell>
          <table:table-cell table:number-columns-repeated="4"/>
          <table:table-cell table:formula="of:=CONCATENATE([.$G$2];[.B84];[.$H$2])" office:value-type="string" office:string-value="„84aya 'Karachevskaya Red Banner' Gvardeyskaya Strelkovaya Div.„">
            <text:p>„84aya 'Karache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85aya 'Rizhskaya Red Banner' Gvardeyskaya Strelkovaya Div.</text:p>
          </table:table-cell>
          <table:table-cell table:number-columns-repeated="4"/>
          <table:table-cell table:formula="of:=CONCATENATE([.$G$2];[.B85];[.$H$2])" office:value-type="string" office:string-value="„85aya 'Rizhskaya Red Banner' Gvardeyskaya Strelkovaya Div.„">
            <text:p>„85aya 'Rizh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6aya 'Nikolayevskaya Red Banner' Gvardeyskaya Strelkovaya Div.</text:p>
          </table:table-cell>
          <table:table-cell table:number-columns-repeated="4"/>
          <table:table-cell table:formula="of:=CONCATENATE([.$G$2];[.B86];[.$H$2])" office:value-type="string" office:string-value="„86aya 'Nikolayevskaya Red Banner' Gvardeyskaya Strelkovaya Div.„">
            <text:p>„86aya 'Nikolaye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87aya 'Perekopskaya Red Banner' Gvardeyskaya Strelkovaya Div.</text:p>
          </table:table-cell>
          <table:table-cell table:number-columns-repeated="4"/>
          <table:table-cell table:formula="of:=CONCATENATE([.$G$2];[.B87];[.$H$2])" office:value-type="string" office:string-value="„87aya 'Perekopskaya Red Banner' Gvardeyskaya Strelkovaya Div.„">
            <text:p>„87aya 'Perekop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8aya 'Zaporozhskaya Red Banner' Gvardeyskaya Strelkovaya Div.</text:p>
          </table:table-cell>
          <table:table-cell table:number-columns-repeated="4"/>
          <table:table-cell table:formula="of:=CONCATENATE([.$G$2];[.B88];[.$H$2])" office:value-type="string" office:string-value="„88aya 'Zaporozhskaya Red Banner' Gvardeyskaya Strelkovaya Div.„">
            <text:p>„88aya 'Zaporozh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89aya 'Belgorodsko-Khar'kovskaya Red Banner' Gvardeyskaya Strelkovaya Div.</text:p>
          </table:table-cell>
          <table:table-cell table:number-columns-repeated="4"/>
          <table:table-cell table:formula="of:=CONCATENATE([.$G$2];[.B89];[.$H$2])" office:value-type="string" office:string-value="„89aya 'Belgorodsko-Khar'kovskaya Red Banner' Gvardeyskaya Strelkovaya Div.„">
            <text:p>„89aya 'Belgorodsko-Khar'kovskaya Red Banner' Gvardeyskaya Strelkovaya Div.„</text:p>
          </table:table-cell>
          <table:table-cell table:number-columns-repeated="350"/>
        </table:table-row>
        <table:table-row table:style-name="ro6">
          <table:table-cell/>
          <table:table-cell office:value-type="string">
            <text:p>90aya 'Vitebsko-Novgorodskaya Red Banner' Gvardeyskaya Strelkovaya Div.</text:p>
          </table:table-cell>
          <table:table-cell table:number-columns-repeated="4"/>
          <table:table-cell table:formula="of:=CONCATENATE([.$G$2];[.B90];[.$H$2])" office:value-type="string" office:string-value="„90aya 'Vitebsko-Novgorodskaya Red Banner' Gvardeyskaya Strelkovaya Div.„">
            <text:p>„90aya 'Vitebsko-Novgorodskaya Red Banner' Gvardeyskaya Strelkovaya Div.„</text:p>
          </table:table-cell>
          <table:table-cell table:number-columns-repeated="350"/>
        </table:table-row>
        <table:table-row table:style-name="ro6">
          <table:table-cell/>
          <table:table-cell office:value-type="string">
            <text:p>91aya 'Dukhovshchinsko-Khinganskaya Red Banner' Gvardeyskaya Strelkovaya Div.</text:p>
          </table:table-cell>
          <table:table-cell table:number-columns-repeated="4"/>
          <table:table-cell table:formula="of:=CONCATENATE([.$G$2];[.B91];[.$H$2])" office:value-type="string" office:string-value="„91aya 'Dukhovshchinsko-Khinganskaya Red Banner' Gvardeyskaya Strelkovaya Div.„">
            <text:p>„91aya 'Dukhovshchinsko-Khingan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92aya 'Krivorózhskaya Red Banner' Gvardeyskaya Strelkovaya Div.</text:p>
          </table:table-cell>
          <table:table-cell table:number-columns-repeated="4"/>
          <table:table-cell table:formula="of:=CONCATENATE([.$G$2];[.B92];[.$H$2])" office:value-type="string" office:string-value="„92aya 'Krivorózhskaya Red Banner' Gvardeyskaya Strelkovaya Div.„">
            <text:p>„92aya 'Krivorózh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93aya 'Khar'kovskaya Red Banner' Gvardeyskaya Strelkovaya Div.</text:p>
          </table:table-cell>
          <table:table-cell table:number-columns-repeated="4"/>
          <table:table-cell table:formula="of:=CONCATENATE([.$G$2];[.B93];[.$H$2])" office:value-type="string" office:string-value="„93aya 'Khar'kovskaya Red Banner' Gvardeyskaya Strelkovaya Div.„">
            <text:p>„93aya 'Khar'kov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94aya 'Zvenigorodsko-Berlinskaya Red Banner' Gvardeyskaya Strelkovaya Div.</text:p>
          </table:table-cell>
          <table:table-cell table:number-columns-repeated="4"/>
          <table:table-cell table:formula="of:=CONCATENATE([.$G$2];[.B94];[.$H$2])" office:value-type="string" office:string-value="„94aya 'Zvenigorodsko-Berlinskaya Red Banner' Gvardeyskaya Strelkovaya Div.„">
            <text:p>„94aya 'Zvenigorodsko-Berli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95aya 'Poltavskaya Red Banner' Gvardeyskaya Strelkovaya Div.</text:p>
          </table:table-cell>
          <table:table-cell table:number-columns-repeated="4"/>
          <table:table-cell table:formula="of:=CONCATENATE([.$G$2];[.B95];[.$H$2])" office:value-type="string" office:string-value="„95aya 'Poltavskaya Red Banner' Gvardeyskaya Strelkovaya Div.„">
            <text:p>„95aya 'Polta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96aya 'Ilovayskaya Red Banner' Gvardeyskaya Strelkovaya Div.</text:p>
          </table:table-cell>
          <table:table-cell table:number-columns-repeated="4"/>
          <table:table-cell table:formula="of:=CONCATENATE([.$G$2];[.B96];[.$H$2])" office:value-type="string" office:string-value="„96aya 'Ilovayskaya Red Banner' Gvardeyskaya Strelkovaya Div.„">
            <text:p>„96aya 'Ilovay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97aya 'Poltavskaya Red Banner' Gvardeyskaya Strelkovaya Div.</text:p>
          </table:table-cell>
          <table:table-cell table:number-columns-repeated="4"/>
          <table:table-cell table:formula="of:=CONCATENATE([.$G$2];[.B97];[.$H$2])" office:value-type="string" office:string-value="„97aya 'Poltavskaya Red Banner' Gvardeyskaya Strelkovaya Div.„">
            <text:p>„97aya 'Poltav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98aya 'Svirskaya Red Banner' Gvardeyskaya Strelkovaya Div.</text:p>
          </table:table-cell>
          <table:table-cell table:number-columns-repeated="4"/>
          <table:table-cell table:formula="of:=CONCATENATE([.$G$2];[.B98];[.$H$2])" office:value-type="string" office:string-value="„98aya 'Svirskaya Red Banner' Gvardeyskaya Strelkovaya Div.„">
            <text:p>„98aya 'Svirskaya Red Banner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99aya 'Svirskaya ordena Kutuzova' Gvardeyskaya Strelkovaya Div.</text:p>
          </table:table-cell>
          <table:table-cell table:number-columns-repeated="4"/>
          <table:table-cell table:formula="of:=CONCATENATE([.$G$2];[.B99];[.$H$2])" office:value-type="string" office:string-value="„99aya 'Svirskaya ordena Kutuzova' Gvardeyskaya Strelkovaya Div.„">
            <text:p>„99aya 'Svirskaya ordena Kutuzova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00aya 'Svirskaya Red Banner' Gvardeyskaya Strelkovaya Div.</text:p>
          </table:table-cell>
          <table:table-cell table:number-columns-repeated="4"/>
          <table:table-cell table:formula="of:=CONCATENATE([.$G$2];[.B100];[.$H$2])" office:value-type="string" office:string-value="„100aya 'Svirskaya Red Banner' Gvardeyskaya Strelkovaya Div.„">
            <text:p>„100aya 'Svir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01aya 'Pechengskaya Red Banner' Gvardeyskaya Strelkovaya Div.</text:p>
          </table:table-cell>
          <table:table-cell table:number-columns-repeated="4"/>
          <table:table-cell table:formula="of:=CONCATENATE([.$G$2];[.B101];[.$H$2])" office:value-type="string" office:string-value="„101aya 'Pechengskaya Red Banner' Gvardeyskaya Strelkovaya Div.„">
            <text:p>„101aya 'Pechengskaya Red Banner' Gvardeyskaya Strelkovaya Div.„</text:p>
          </table:table-cell>
          <table:table-cell table:number-columns-repeated="350"/>
        </table:table-row>
        <table:table-row table:style-name="ro6">
          <table:table-cell/>
          <table:table-cell office:value-type="string">
            <text:p>102aya 'Novgorodsko-Pomeranskaya Red Banner' Gvardeyskaya Strelkovaya Div.</text:p>
          </table:table-cell>
          <table:table-cell table:number-columns-repeated="4"/>
          <table:table-cell table:formula="of:=CONCATENATE([.$G$2];[.B102];[.$H$2])" office:value-type="string" office:string-value="„102aya 'Novgorodsko-Pomeranskaya Red Banner' Gvardeyskaya Strelkovaya Div.„">
            <text:p>„102aya 'Novgorodsko-Pomeran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03aya Gvardeyskaya Strelkovaya Div.</text:p>
          </table:table-cell>
          <table:table-cell table:number-columns-repeated="4"/>
          <table:table-cell table:formula="of:=CONCATENATE([.$G$2];[.B103];[.$H$2])" office:value-type="string" office:string-value="„103aya Gvardeyskaya Strelkovaya Div.„">
            <text:p>„103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04aya Gvardeyskaya Strelkovaya Div.</text:p>
          </table:table-cell>
          <table:table-cell table:number-columns-repeated="4"/>
          <table:table-cell table:formula="of:=CONCATENATE([.$G$2];[.B104];[.$H$2])" office:value-type="string" office:string-value="„104aya Gvardeyskaya Strelkovaya Div.„">
            <text:p>„104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05aya 'Venskaya Red Banner' Gvardeyskaya Strelkovaya Div.</text:p>
          </table:table-cell>
          <table:table-cell table:number-columns-repeated="4"/>
          <table:table-cell table:formula="of:=CONCATENATE([.$G$2];[.B105];[.$H$2])" office:value-type="string" office:string-value="„105aya 'Venskaya Red Banner' Gvardeyskaya Strelkovaya Div.„">
            <text:p>„105aya 'Ven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06aya Gvardeyskaya Strelkovaya Div.</text:p>
          </table:table-cell>
          <table:table-cell table:number-columns-repeated="4"/>
          <table:table-cell table:formula="of:=CONCATENATE([.$G$2];[.B106];[.$H$2])" office:value-type="string" office:string-value="„106aya Gvardeyskaya Strelkovaya Div.„">
            <text:p>„106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07aya Gvardeyskaya Strelkovaya Div.</text:p>
          </table:table-cell>
          <table:table-cell table:number-columns-repeated="4"/>
          <table:table-cell table:formula="of:=CONCATENATE([.$G$2];[.B107];[.$H$2])" office:value-type="string" office:string-value="„107aya Gvardeyskaya Strelkovaya Div.„">
            <text:p>„107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08aya Gvardeyskaya Strelkovaya Div.</text:p>
          </table:table-cell>
          <table:table-cell table:number-columns-repeated="4"/>
          <table:table-cell table:formula="of:=CONCATENATE([.$G$2];[.B108];[.$H$2])" office:value-type="string" office:string-value="„108aya Gvardeyskaya Strelkovaya Div.„">
            <text:p>„108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09aya Gvardeyskaya Strelkovaya Div.</text:p>
          </table:table-cell>
          <table:table-cell table:number-columns-repeated="4"/>
          <table:table-cell table:formula="of:=CONCATENATE([.$G$2];[.B109];[.$H$2])" office:value-type="string" office:string-value="„109aya Gvardeyskaya Strelkovaya Div.„">
            <text:p>„109aya Gvardeyskaya Strelkovaya Div.„</text:p>
          </table:table-cell>
          <table:table-cell table:number-columns-repeated="350"/>
        </table:table-row>
        <table:table-row table:style-name="ro6">
          <table:table-cell/>
          <table:table-cell office:value-type="string">
            <text:p>110aya 'Aleksandriysko-Khinganskaya Red Banner' Gvardeyskaya Strelkovaya Div.</text:p>
          </table:table-cell>
          <table:table-cell table:number-columns-repeated="4"/>
          <table:table-cell table:formula="of:=CONCATENATE([.$G$2];[.B110];[.$H$2])" office:value-type="string" office:string-value="„110aya 'Aleksandriysko-Khinganskaya Red Banner' Gvardeyskaya Strelkovaya Div.„">
            <text:p>„110aya 'Aleksandriysko-Khingan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11aya Gvardeyskaya Strelkovaya Div.</text:p>
          </table:table-cell>
          <table:table-cell table:number-columns-repeated="4"/>
          <table:table-cell table:formula="of:=CONCATENATE([.$G$2];[.B111];[.$H$2])" office:value-type="string" office:string-value="„111aya Gvardeyskaya Strelkovaya Div.„">
            <text:p>„111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12aya Gvardeyskaya Strelkovaya Div.</text:p>
          </table:table-cell>
          <table:table-cell table:number-columns-repeated="4"/>
          <table:table-cell table:formula="of:=CONCATENATE([.$G$2];[.B112];[.$H$2])" office:value-type="string" office:string-value="„112aya Gvardeyskaya Strelkovaya Div.„">
            <text:p>„112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13aya Gvardeyskaya Strelkovaya Div.</text:p>
          </table:table-cell>
          <table:table-cell table:number-columns-repeated="4"/>
          <table:table-cell table:formula="of:=CONCATENATE([.$G$2];[.B113];[.$H$2])" office:value-type="string" office:string-value="„113aya Gvardeyskaya Strelkovaya Div.„">
            <text:p>„113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14aya 'Venskaya Red Banner' Gvardeyskaya Strelkovaya Div.</text:p>
          </table:table-cell>
          <table:table-cell table:number-columns-repeated="4"/>
          <table:table-cell table:formula="of:=CONCATENATE([.$G$2];[.B114];[.$H$2])" office:value-type="string" office:string-value="„114aya 'Venskaya Red Banner' Gvardeyskaya Strelkovaya Div.„">
            <text:p>„114aya 'Ven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15aya Gvardeyskaya Strelkovaya Div.</text:p>
          </table:table-cell>
          <table:table-cell table:number-columns-repeated="4"/>
          <table:table-cell table:formula="of:=CONCATENATE([.$G$2];[.B115];[.$H$2])" office:value-type="string" office:string-value="„115aya Gvardeyskaya Strelkovaya Div.„">
            <text:p>„115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16aya Gvardeyskaya Strelkovaya Div.</text:p>
          </table:table-cell>
          <table:table-cell table:number-columns-repeated="4"/>
          <table:table-cell table:formula="of:=CONCATENATE([.$G$2];[.B116];[.$H$2])" office:value-type="string" office:string-value="„116aya Gvardeyskaya Strelkovaya Div.„">
            <text:p>„116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17aya 'Berdichevskaya' Gvardeyskaya Strelkovaya Div.</text:p>
          </table:table-cell>
          <table:table-cell table:number-columns-repeated="4"/>
          <table:table-cell table:formula="of:=CONCATENATE([.$G$2];[.B117];[.$H$2])" office:value-type="string" office:string-value="„117aya 'Berdichevskaya' Gvardeyskaya Strelkovaya Div.„">
            <text:p>„117aya 'Berdichevskaya' Gvardeyskaya Strelkovaya Div.„</text:p>
          </table:table-cell>
          <table:table-cell table:number-columns-repeated="350"/>
        </table:table-row>
        <table:table-row table:style-name="ro5">
          <table:table-cell/>
          <table:table-cell office:value-type="string">
            <text:p>118aya 'Estonskaya Tallinskaya Red Banner' Gvardeyskaya Strelkovaya Div.</text:p>
          </table:table-cell>
          <table:table-cell table:number-columns-repeated="4"/>
          <table:table-cell table:formula="of:=CONCATENATE([.$G$2];[.B118];[.$H$2])" office:value-type="string" office:string-value="„118aya 'Estonskaya Tallinskaya Red Banner' Gvardeyskaya Strelkovaya Div.„">
            <text:p>„118aya 'Estonskaya Tallinskaya Red Banner'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19aya 'Rezhitskaya Red Banner' Gvardeyskaya Strelkovaya Div.</text:p>
          </table:table-cell>
          <table:table-cell table:number-columns-repeated="4"/>
          <table:table-cell table:formula="of:=CONCATENATE([.$G$2];[.B119];[.$H$2])" office:value-type="string" office:string-value="„119aya 'Rezhitskaya Red Banner' Gvardeyskaya Strelkovaya Div.„">
            <text:p>„119aya 'Rezhit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0aya Gvardeyskaya Strelkovaya Div.</text:p>
          </table:table-cell>
          <table:table-cell table:number-columns-repeated="4"/>
          <table:table-cell table:formula="of:=CONCATENATE([.$G$2];[.B120];[.$H$2])" office:value-type="string" office:string-value="„120aya Gvardeyskaya Strelkovaya Div.„">
            <text:p>„120aya Gvardeyskaya Strelkovaya Div.„</text:p>
          </table:table-cell>
          <table:table-cell table:number-columns-repeated="350"/>
        </table:table-row>
        <table:table-row table:style-name="ro4">
          <table:table-cell/>
          <table:table-cell office:value-type="string">
            <text:p>121aya 'Gomel'skaya Red Banner' Gvardeyskaya Strelkovaya Div.</text:p>
          </table:table-cell>
          <table:table-cell table:number-columns-repeated="4"/>
          <table:table-cell table:formula="of:=CONCATENATE([.$G$2];[.B121];[.$H$2])" office:value-type="string" office:string-value="„121aya 'Gomel'skaya Red Banner' Gvardeyskaya Strelkovaya Div.„">
            <text:p>„121aya 'Gomel'skaya Red Banner'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2aya Gvardeyskaya Strelkovaya Div.</text:p>
          </table:table-cell>
          <table:table-cell table:number-columns-repeated="4"/>
          <table:table-cell table:formula="of:=CONCATENATE([.$G$2];[.B122];[.$H$2])" office:value-type="string" office:string-value="„122aya Gvardeyskaya Strelkovaya Div.„">
            <text:p>„122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3aya Gvardeyskaya Strelkovaya Div.</text:p>
          </table:table-cell>
          <table:table-cell table:number-columns-repeated="4"/>
          <table:table-cell table:formula="of:=CONCATENATE([.$G$2];[.B123];[.$H$2])" office:value-type="string" office:string-value="„123aya Gvardeyskaya Strelkovaya Div.„">
            <text:p>„123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4aya Gvardeyskaya Strelkovaya Div.</text:p>
          </table:table-cell>
          <table:table-cell table:number-columns-repeated="4"/>
          <table:table-cell table:formula="of:=CONCATENATE([.$G$2];[.B124];[.$H$2])" office:value-type="string" office:string-value="„124aya Gvardeyskaya Strelkovaya Div.„">
            <text:p>„124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5aya Gvardeyskaya Strelkovaya Div.</text:p>
          </table:table-cell>
          <table:table-cell table:number-columns-repeated="4"/>
          <table:table-cell table:formula="of:=CONCATENATE([.$G$2];[.B125];[.$H$2])" office:value-type="string" office:string-value="„125aya Gvardeyskaya Strelkovaya Div.„">
            <text:p>„125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6aya Gvardeyskaya Strelkovaya Div.</text:p>
          </table:table-cell>
          <table:table-cell table:number-columns-repeated="4"/>
          <table:table-cell table:formula="of:=CONCATENATE([.$G$2];[.B126];[.$H$2])" office:value-type="string" office:string-value="„126aya Gvardeyskaya Strelkovaya Div.„">
            <text:p>„126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7aya Gvardeyskaya Strelkovaya Div.</text:p>
          </table:table-cell>
          <table:table-cell table:number-columns-repeated="4"/>
          <table:table-cell table:formula="of:=CONCATENATE([.$G$2];[.B127];[.$H$2])" office:value-type="string" office:string-value="„127aya Gvardeyskaya Strelkovaya Div.„">
            <text:p>„127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8aya Gvardeyskaya Strelkovaya Div.</text:p>
          </table:table-cell>
          <table:table-cell table:number-columns-repeated="4"/>
          <table:table-cell table:formula="of:=CONCATENATE([.$G$2];[.B128];[.$H$2])" office:value-type="string" office:string-value="„128aya Gvardeyskaya Strelkovaya Div.„">
            <text:p>„128aya Gvardeyskaya Strelkovaya Div.„</text:p>
          </table:table-cell>
          <table:table-cell table:number-columns-repeated="350"/>
        </table:table-row>
        <table:table-row table:style-name="ro7">
          <table:table-cell/>
          <table:table-cell office:value-type="string">
            <text:p>129aya Gvardeyskaya Strelkovaya Div. </text:p>
          </table:table-cell>
          <table:table-cell table:number-columns-repeated="4"/>
          <table:table-cell table:formula="of:=CONCATENATE([.$G$2];[.B129];[.$H$2])" office:value-type="string" office:string-value="„129aya Gvardeyskaya Strelkovaya Div. „">
            <text:p>„129aya Gvardeyskaya Strelkovaya Div. 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7];[.$H$2])" office:value-type="string" office:string-value="„„">
            <text:p>„„</text:p>
          </table:table-cell>
          <table:table-cell table:number-columns-repeated="4"/>
          <table:table-cell office:value-type="string">
            <text:p>„1aya Gvardeyskaya ordena Lenina Strelkovaya Div.„</text:p>
          </table:table-cell>
          <table:table-cell office:value-type="string">
            <text:p>„2aya 'Tamanskaya Red Banner' Gvardeyskaya Strelkovaya Div.„</text:p>
          </table:table-cell>
          <table:table-cell office:value-type="string">
            <text:p>„3aya 'Volnovakhskaya Red Banner' Gvardeyskaya Strelkovaya Div.„</text:p>
          </table:table-cell>
          <table:table-cell office:value-type="string">
            <text:p>„4aya 'Apostolovsko-Venskaya Red Banner' Gvardeyskaya Strelkovaya Div.„</text:p>
          </table:table-cell>
          <table:table-cell office:value-type="string">
            <text:p>„5aya 'Gorodokskaya Red Banner' Gvardeyskaya Strelkovaya Div.„</text:p>
          </table:table-cell>
          <table:table-cell office:value-type="string">
            <text:p>„6aya 'Rovenskaya Red Banner' Gvardeyskaya Strelkovaya Div.„</text:p>
          </table:table-cell>
          <table:table-cell office:value-type="string">
            <text:p>„7aya 'Rezhitskaya Red Banner' Gvardeyskaya Strelkovaya Div.„</text:p>
          </table:table-cell>
          <table:table-cell office:value-type="string">
            <text:p>„8aya 'Rezhitskaya Ordena Lenina' Gvardeyskaya Strelkovaya Div.„</text:p>
          </table:table-cell>
          <table:table-cell office:value-type="string">
            <text:p>„9aya Gvardeyskaya Red Banner Strelkovaya Div.„</text:p>
          </table:table-cell>
          <table:table-cell office:value-type="string">
            <text:p>„10aya 'Pechengskaya Red Banner' Gvardeyskaya Strelkovaya Div.„</text:p>
          </table:table-cell>
          <table:table-cell office:value-type="string">
            <text:p>„11aya 'Gorodokskaya Red Banner' Gvardeyskaya Strelkovaya Div.„</text:p>
          </table:table-cell>
          <table:table-cell office:value-type="string">
            <text:p>„12aya 'Pinskaya Red Banner' Gvardeyskaya Strelkovaya Div.„</text:p>
          </table:table-cell>
          <table:table-cell office:value-type="string">
            <text:p>„13aya 'Poltavskaya Red Banner' Gvardeyskaya Strelkovaya Div.„</text:p>
          </table:table-cell>
          <table:table-cell office:value-type="string">
            <text:p>„14aya 'Vinnitskaya Red Banner' Gvardeyskaya Strelkovaya Div.„</text:p>
          </table:table-cell>
          <table:table-cell office:value-type="string">
            <text:p>„15aya 'Khar'kovsko-Prazhskaya Red Banner' Gvardeyskaya Strelkovaya Div.„</text:p>
          </table:table-cell>
          <table:table-cell office:value-type="string">
            <text:p>„16aya 'Karachevskaya Red Banner' Gvardeyskaya Strelkovaya Div.„</text:p>
          </table:table-cell>
          <table:table-cell office:value-type="string">
            <text:p>„17aya 'Dukhovshchinsko-Khinganskaya Red Banner' Gvardeyskaya Strelkovaya Div.„</text:p>
          </table:table-cell>
          <table:table-cell office:value-type="string">
            <text:p>„18aya 'Insterburgskaya Red Banner' Gvardeyskaya Strelkovaya Div.„</text:p>
          </table:table-cell>
          <table:table-cell office:value-type="string">
            <text:p>„19aya 'Rudnensko-Khinganskaya Red Banner' Gvardeyskaya Strelkovaya Div.„</text:p>
          </table:table-cell>
          <table:table-cell office:value-type="string">
            <text:p>„20aya 'Krivorozhskaya Red Banner' Gvardeyskaya Strelkovaya Div.„</text:p>
          </table:table-cell>
          <table:table-cell office:value-type="string">
            <text:p>„21aya 'Nevel'skaya' Gvardeyskaya Strelkovaya Div.„</text:p>
          </table:table-cell>
          <table:table-cell office:value-type="string">
            <text:p>„22aya Gvardeyskaya Strelkovaya Div.„</text:p>
          </table:table-cell>
          <table:table-cell office:value-type="string">
            <text:p>„23aya 'Dnovsko-Berlinskaya Red Banner' Gvardeyskaya Strelkovaya Div.„</text:p>
          </table:table-cell>
          <table:table-cell office:value-type="string">
            <text:p>„24aya 'Yevpatoriyskaya Red Banner' Gvardeyskaya Strelkovaya Div.„</text:p>
          </table:table-cell>
          <table:table-cell office:value-type="string">
            <text:p>„25aya 'Sinel'nikovsko-Budapeshtskaya Red Banner' Gvardeyskaya Strelkovaya Div.„</text:p>
          </table:table-cell>
          <table:table-cell office:value-type="string">
            <text:p>„26aya 'Vostochno-Sibirskaya Gorodokskaya Red Banner' Gvardeyskaya Strelkovaya Div.„</text:p>
          </table:table-cell>
          <table:table-cell office:value-type="string">
            <text:p>„27aya 'Omsko-Novobugskaya Red Banner' Gvardeyskaya Strelkovaya Div.„</text:p>
          </table:table-cell>
          <table:table-cell office:value-type="string">
            <text:p>„28aya Gvardeyskaya Strelkovaya Div.„</text:p>
          </table:table-cell>
          <table:table-cell office:value-type="string">
            <text:p>„29aya 'Yel'ninskaya Red Banner' Gvardeyskaya Strelkovaya Div.„</text:p>
          </table:table-cell>
          <table:table-cell office:value-type="string">
            <text:p>„31aya 'Vitebskaya Red Banner' Gvardeyskaya Strelkovaya Div.„</text:p>
          </table:table-cell>
          <table:table-cell office:value-type="string">
            <text:p>„32aya 'Tamanskaya Red Banner' Gvardeyskaya Strelkovaya Div.„</text:p>
          </table:table-cell>
          <table:table-cell office:value-type="string">
            <text:p>„33aya 'Sevastopol'skaya ordena Suvorova' Gvardeyskaya Strelkovaya Div.„</text:p>
          </table:table-cell>
          <table:table-cell office:value-type="string">
            <text:p>„34aya 'Yenakiyevskaya Red Banner' Gvardeyskaya Strelkovaya Div.„</text:p>
          </table:table-cell>
          <table:table-cell office:value-type="string">
            <text:p>„35aya 'Lozovskaya Red Banner' Gvardeyskaya Strelkovaya Div.„</text:p>
          </table:table-cell>
          <table:table-cell office:value-type="string">
            <text:p>„36aya 'Verkhnedneprovskaya Red Banner' Gvardeyskaya Strelkovaya Div.„</text:p>
          </table:table-cell>
          <table:table-cell office:value-type="string">
            <text:p>„37aya 'Rechitskaya Red Banner' Gvardeyskaya Strelkovaya Div.„</text:p>
          </table:table-cell>
          <table:table-cell office:value-type="string">
            <text:p>„38aya 'Lozovskaya Red Banner' Gvardeyskaya Strelkovaya Div.„</text:p>
          </table:table-cell>
          <table:table-cell office:value-type="string">
            <text:p>„39aya 'Barvenkovskaya Red Banner' Gvardeyskaya Strelkovaya Div.„</text:p>
          </table:table-cell>
          <table:table-cell office:value-type="string">
            <text:p>„40aya 'Yenakiyevsko-Dunayskaya Red Banner' Gvardeyskaya Strelkovaya Div.„</text:p>
          </table:table-cell>
          <table:table-cell office:value-type="string">
            <text:p>„41aya 'Korsun'sko-Dunayskaya Red Banner' Gvardeyskaya Strelkovaya Div.„</text:p>
          </table:table-cell>
          <table:table-cell office:value-type="string">
            <text:p>„42aya 'Prilukskaya Red Banner' Gvardeyskaya Strelkovaya Div.„</text:p>
          </table:table-cell>
          <table:table-cell office:value-type="string">
            <text:p>„43aya 'Latyshskaya Rizhskaya' Gvardeyskaya Strelkovaya Div.„</text:p>
          </table:table-cell>
          <table:table-cell office:value-type="string">
            <text:p>„44aya 'Baranovichskaya Red Banner' Gvardeyskaya Strelkovaya Div.„</text:p>
          </table:table-cell>
          <table:table-cell office:value-type="string">
            <text:p>„45aya 'Krasnosel'skaya Red Banner' Gvardeyskaya Strelkovaya Div.„</text:p>
          </table:table-cell>
          <table:table-cell office:value-type="string">
            <text:p>„46aya Red Banner Gvardeyskaya Strelkovaya Div.„</text:p>
          </table:table-cell>
          <table:table-cell office:value-type="string">
            <text:p>„47aya 'Nizhnedneprovskaya Red Banner' Gvardeyskaya Strelkovaya Div.„</text:p>
          </table:table-cell>
          <table:table-cell office:value-type="string">
            <text:p>„48aya 'Krivorozhskaya Red Banner' Gvardeyskaya Strelkovaya Div.„</text:p>
          </table:table-cell>
          <table:table-cell office:value-type="string">
            <text:p>„49aya 'Khersonskaya Red Banner' Gvardeyskaya Strelkovaya Div.„</text:p>
          </table:table-cell>
          <table:table-cell office:value-type="string">
            <text:p>„50aya 'Stalinskaya Red Banner' Gvardeyskaya Strelkovaya Div.„</text:p>
          </table:table-cell>
          <table:table-cell office:value-type="string">
            <text:p>„51aya 'Vitebskaya Red Banner' Gvardeyskaya Strelkovaya Div.„</text:p>
          </table:table-cell>
          <table:table-cell office:value-type="string">
            <text:p>„52aya 'Rizhsko-Berlinskaya' Gvardeyskaya Strelkovaya Div.„</text:p>
          </table:table-cell>
          <table:table-cell office:value-type="string">
            <text:p>„53aya Gvardeyskaya Strelkovaya Div.„</text:p>
          </table:table-cell>
          <table:table-cell office:value-type="string">
            <text:p>„54aya 'Makeyevskaya Red Banner' Gvardeyskaya Strelkovaya Div.„</text:p>
          </table:table-cell>
          <table:table-cell office:value-type="string">
            <text:p>„55aya Gvardeyskaya Strelkovaya Div.„</text:p>
          </table:table-cell>
          <table:table-cell office:value-type="string">
            <text:p>„56aya Gvardeyskaya Strelkovaya Div.„</text:p>
          </table:table-cell>
          <table:table-cell office:value-type="string">
            <text:p>„57aya 'Novobugskaya Red Banner' Gvardeyskaya Strelkovaya Div.„</text:p>
          </table:table-cell>
          <table:table-cell office:value-type="string">
            <text:p>„58aya 'Krasnogradsko-Prazhskaya Red Banner' Gvardeyskaya Strelkovaya Div.„</text:p>
          </table:table-cell>
          <table:table-cell office:value-type="string">
            <text:p>„59aya 'Kramatorskaya' Gvardeyskaya Strelkovaya Div.„</text:p>
          </table:table-cell>
          <table:table-cell office:value-type="string">
            <text:p>„60aya 'Pavlogradskaya Red Banner' Gvardeyskaya Strelkovaya Div.„</text:p>
          </table:table-cell>
          <table:table-cell office:value-type="string">
            <text:p>„61aya Gvardeyskaya Strelkovaya Div.„</text:p>
          </table:table-cell>
          <table:table-cell office:value-type="string">
            <text:p>„62aya 'Zvenigorodsko-Budapeshtskaya Red Banner' Gvardeyskaya Strelkovaya Div.„</text:p>
          </table:table-cell>
          <table:table-cell office:value-type="string">
            <text:p>„63aya Gvardeyskaya Strelkovaya Div.„</text:p>
          </table:table-cell>
          <table:table-cell office:value-type="string">
            <text:p>„64aya Gvardeyskaya Strelkovaya Div.„</text:p>
          </table:table-cell>
          <table:table-cell office:value-type="string">
            <text:p>„65aya Gvardeyskaya Strelkovaya Div.„</text:p>
          </table:table-cell>
          <table:table-cell office:value-type="string">
            <text:p>„66aya Gvardeyskaya Strelkovaya Div.„</text:p>
          </table:table-cell>
          <table:table-cell office:value-type="string">
            <text:p>„67aya 'Vitebskaya Red Banner' Gvardeyskaya Strelkovaya Div.„</text:p>
          </table:table-cell>
          <table:table-cell office:value-type="string">
            <text:p>„68aya Gvardeyskaya Strelkovaya Div.„</text:p>
          </table:table-cell>
          <table:table-cell office:value-type="string">
            <text:p>„69aya 'Zvenigorodskaya Red Banner' Gvardeyskaya Strelkovaya Div.„</text:p>
          </table:table-cell>
          <table:table-cell office:value-type="string">
            <text:p>„70aya 'Glukhovskaya Red Banner' Gvardeyskaya Strelkovaya Div.„</text:p>
          </table:table-cell>
          <table:table-cell office:value-type="string">
            <text:p>„71aya 'Vitebskaya Red Banner' Gvardeyskaya Strelkovaya Div.„</text:p>
          </table:table-cell>
          <table:table-cell office:value-type="string">
            <text:p>„72aya 'Krasnogradskaya Red Banner' Gvardeyskaya Strelkovaya Div.„</text:p>
          </table:table-cell>
          <table:table-cell office:value-type="string">
            <text:p>„73aya Gvardeyskaya Strelkovaya Div.„</text:p>
          </table:table-cell>
          <table:table-cell office:value-type="string">
            <text:p>„74aya 'Nizhnedneprovskaya Red Banner' Gvardeyskaya Strelkovaya Div.„</text:p>
          </table:table-cell>
          <table:table-cell office:value-type="string">
            <text:p>„75aya 'Bakhmachskaya Red Banner' Gvardeyskaya Strelkovaya Div.„</text:p>
          </table:table-cell>
          <table:table-cell office:value-type="string">
            <text:p>„77aya 'Chernigovskaya Red Banner' Gvardeyskaya Strelkovaya Div.„</text:p>
          </table:table-cell>
          <table:table-cell office:value-type="string">
            <text:p>„78aya Gvardeyskaya Strelkovaya Div.„</text:p>
          </table:table-cell>
          <table:table-cell office:value-type="string">
            <text:p>„79aya 'Zaporozhskaya Red Banner' Gvardeyskaya Strelkovaya Div.„</text:p>
          </table:table-cell>
          <table:table-cell office:value-type="string">
            <text:p>„80aya Gvardeyskaya Strelkovaya Div.„</text:p>
          </table:table-cell>
          <table:table-cell office:value-type="string">
            <text:p>„81aya 'Krasnogradskaya Red Banner' Gvardeyskaya Strelkovaya Div.„</text:p>
          </table:table-cell>
          <table:table-cell office:value-type="string">
            <text:p>„82aya 'Zaporozhskaya Red Banner' Gvardeyskaya Strelkovaya Div.„</text:p>
          </table:table-cell>
          <table:table-cell office:value-type="string">
            <text:p>„83aya 'Gorodokskaya Red Banner' Gvardeyskaya Strelkovaya Div.„</text:p>
          </table:table-cell>
          <table:table-cell office:value-type="string">
            <text:p>„84aya 'Karachevskaya Red Banner' Gvardeyskaya Strelkovaya Div.„</text:p>
          </table:table-cell>
          <table:table-cell office:value-type="string">
            <text:p>„85aya 'Rizhskaya Red Banner' Gvardeyskaya Strelkovaya Div.„</text:p>
          </table:table-cell>
          <table:table-cell office:value-type="string">
            <text:p>„86aya 'Nikolayevskaya Red Banner' Gvardeyskaya Strelkovaya Div.„</text:p>
          </table:table-cell>
          <table:table-cell office:value-type="string">
            <text:p>„87aya 'Perekopskaya Red Banner' Gvardeyskaya Strelkovaya Div.„</text:p>
          </table:table-cell>
          <table:table-cell office:value-type="string">
            <text:p>„88aya 'Zaporozhskaya Red Banner' Gvardeyskaya Strelkovaya Div.„</text:p>
          </table:table-cell>
          <table:table-cell office:value-type="string">
            <text:p>„89aya 'Belgorodsko-Khar'kovskaya Red Banner' Gvardeyskaya Strelkovaya Div.„</text:p>
          </table:table-cell>
          <table:table-cell office:value-type="string">
            <text:p>„90aya 'Vitebsko-Novgorodskaya Red Banner' Gvardeyskaya Strelkovaya Div.„</text:p>
          </table:table-cell>
          <table:table-cell office:value-type="string">
            <text:p>„91aya 'Dukhovshchinsko-Khinganskaya Red Banner' Gvardeyskaya Strelkovaya Div.„</text:p>
          </table:table-cell>
          <table:table-cell office:value-type="string">
            <text:p>„92aya 'Krivorózhskaya Red Banner' Gvardeyskaya Strelkovaya Div.„</text:p>
          </table:table-cell>
          <table:table-cell office:value-type="string">
            <text:p>„93aya 'Khar'kovskaya Red Banner' Gvardeyskaya Strelkovaya Div.„</text:p>
          </table:table-cell>
          <table:table-cell office:value-type="string">
            <text:p>„94aya 'Zvenigorodsko-Berlinskaya Red Banner' Gvardeyskaya Strelkovaya Div.„</text:p>
          </table:table-cell>
          <table:table-cell office:value-type="string">
            <text:p>„95aya 'Poltavskaya Red Banner' Gvardeyskaya Strelkovaya Div.„</text:p>
          </table:table-cell>
          <table:table-cell office:value-type="string">
            <text:p>„96aya 'Ilovayskaya Red Banner' Gvardeyskaya Strelkovaya Div.„</text:p>
          </table:table-cell>
          <table:table-cell office:value-type="string">
            <text:p>„97aya 'Poltavskaya Red Banner' Gvardeyskaya Strelkovaya Div.„</text:p>
          </table:table-cell>
          <table:table-cell office:value-type="string">
            <text:p>„98aya 'Svirskaya Red Banner' Gvardeyskaya Strelkovaya Div.„</text:p>
          </table:table-cell>
          <table:table-cell office:value-type="string">
            <text:p>„99aya 'Svirskaya ordena Kutuzova' Gvardeyskaya Strelkovaya Div.„</text:p>
          </table:table-cell>
          <table:table-cell office:value-type="string">
            <text:p>„100aya 'Svirskaya Red Banner' Gvardeyskaya Strelkovaya Div.„</text:p>
          </table:table-cell>
          <table:table-cell office:value-type="string">
            <text:p>„101aya 'Pechengskaya Red Banner' Gvardeyskaya Strelkovaya Div.„</text:p>
          </table:table-cell>
          <table:table-cell office:value-type="string">
            <text:p>„102aya 'Novgorodsko-Pomeranskaya Red Banner' Gvardeyskaya Strelkovaya Div.„</text:p>
          </table:table-cell>
          <table:table-cell office:value-type="string">
            <text:p>„103aya Gvardeyskaya Strelkovaya Div.„</text:p>
          </table:table-cell>
          <table:table-cell office:value-type="string">
            <text:p>„104aya Gvardeyskaya Strelkovaya Div.„</text:p>
          </table:table-cell>
          <table:table-cell office:value-type="string">
            <text:p>„105aya 'Venskaya Red Banner' Gvardeyskaya Strelkovaya Div.„</text:p>
          </table:table-cell>
          <table:table-cell office:value-type="string">
            <text:p>„106aya Gvardeyskaya Strelkovaya Div.„</text:p>
          </table:table-cell>
          <table:table-cell office:value-type="string">
            <text:p>„107aya Gvardeyskaya Strelkovaya Div.„</text:p>
          </table:table-cell>
          <table:table-cell office:value-type="string">
            <text:p>„108aya Gvardeyskaya Strelkovaya Div.„</text:p>
          </table:table-cell>
          <table:table-cell office:value-type="string">
            <text:p>„109aya Gvardeyskaya Strelkovaya Div.„</text:p>
          </table:table-cell>
          <table:table-cell office:value-type="string">
            <text:p>„110aya 'Aleksandriysko-Khinganskaya Red Banner' Gvardeyskaya Strelkovaya Div.„</text:p>
          </table:table-cell>
          <table:table-cell office:value-type="string">
            <text:p>„111aya Gvardeyskaya Strelkovaya Div.„</text:p>
          </table:table-cell>
          <table:table-cell office:value-type="string">
            <text:p>„112aya Gvardeyskaya Strelkovaya Div.„</text:p>
          </table:table-cell>
          <table:table-cell office:value-type="string">
            <text:p>„113aya Gvardeyskaya Strelkovaya Div.„</text:p>
          </table:table-cell>
          <table:table-cell office:value-type="string">
            <text:p>„114aya 'Venskaya Red Banner' Gvardeyskaya Strelkovaya Div.„</text:p>
          </table:table-cell>
          <table:table-cell office:value-type="string">
            <text:p>„115aya Gvardeyskaya Strelkovaya Div.„</text:p>
          </table:table-cell>
          <table:table-cell office:value-type="string">
            <text:p>„116aya Gvardeyskaya Strelkovaya Div.„</text:p>
          </table:table-cell>
          <table:table-cell office:value-type="string">
            <text:p>„117aya 'Berdichevskaya' Gvardeyskaya Strelkovaya Div.„</text:p>
          </table:table-cell>
          <table:table-cell office:value-type="string">
            <text:p>„118aya 'Estonskaya Tallinskaya Red Banner' Gvardeyskaya Strelkovaya Div.„</text:p>
          </table:table-cell>
          <table:table-cell office:value-type="string">
            <text:p>„119aya 'Rezhitskaya Red Banner' Gvardeyskaya Strelkovaya Div.„</text:p>
          </table:table-cell>
          <table:table-cell office:value-type="string">
            <text:p>„120aya Gvardeyskaya Strelkovaya Div.„</text:p>
          </table:table-cell>
          <table:table-cell office:value-type="string">
            <text:p>„121aya 'Gomel'skaya Red Banner' Gvardeyskaya Strelkovaya Div.„</text:p>
          </table:table-cell>
          <table:table-cell office:value-type="string">
            <text:p>„122aya Gvardeyskaya Strelkovaya Div.„</text:p>
          </table:table-cell>
          <table:table-cell office:value-type="string">
            <text:p>„123aya Gvardeyskaya Strelkovaya Div.„</text:p>
          </table:table-cell>
          <table:table-cell office:value-type="string">
            <text:p>„124aya Gvardeyskaya Strelkovaya Div.„</text:p>
          </table:table-cell>
          <table:table-cell office:value-type="string">
            <text:p>„125aya Gvardeyskaya Strelkovaya Div.„</text:p>
          </table:table-cell>
          <table:table-cell office:value-type="string">
            <text:p>„126aya Gvardeyskaya Strelkovaya Div.„</text:p>
          </table:table-cell>
          <table:table-cell office:value-type="string">
            <text:p>„127aya Gvardeyskaya Strelkovaya Div.„</text:p>
          </table:table-cell>
          <table:table-cell office:value-type="string">
            <text:p>„128aya Gvardeyskaya Strelkovaya Div.„</text:p>
          </table:table-cell>
          <table:table-cell office:value-type="string">
            <text:p>„129aya Gvardeyskaya Strelkovaya Div. „</text:p>
          </table:table-cell>
          <table:table-cell table:number-columns-repeated="219"/>
        </table:table-row>
        <table:table-row table:style-name="ro1">
          <table:table-cell/>
          <table:table-cell/>
          <table:table-cell table:number-columns-repeated="4"/>
          <table:table-cell table:formula="of:=CONCATENATE([.$G$2];[.B13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3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4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5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6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7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8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19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0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1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2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3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4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5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6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7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8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29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0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1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2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6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7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8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39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0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1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2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3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4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5];[.$H$2])" office:value-type="string" office:string-value="„„">
            <text:p>„„</text:p>
          </table:table-cell>
          <table:table-cell table:number-columns-repeated="350"/>
        </table:table-row>
        <table:table-row table:style-name="ro1">
          <table:table-cell/>
          <table:table-cell/>
          <table:table-cell table:number-columns-repeated="4"/>
          <table:table-cell table:formula="of:=CONCATENATE([.$G$2];[.B346];[.$H$2])" office:value-type="string" office:string-value="„„">
            <text:p>„„</text:p>
          </table:table-cell>
          <table:table-cell table:number-columns-repeated="3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.05.2018</text:date>, <text:time>23:43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31:27.41</meta:creation-date>
    <meta:editing-duration>P2DT10H45M25S</meta:editing-duration>
    <meta:editing-cycles>7</meta:editing-cycles>
    <meta:generator>OpenOffice/4.1.1$Win32 OpenOffice.org_project/411m6$Build-9775</meta:generator>
    <dc:date>2018-05-21T23:43:37.82</dc:date>
    <meta:document-statistic meta:table-count="9" meta:cell-count="12275" meta:object-count="0"/>
  </office:meta>
</office:document-meta>
</file>